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319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2.986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346in solid #000000" fo:border-left="0.0346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order-left="0.0346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46in solid #000000" fo:background-color="#ffffff" fo:border-left="0.0346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46in solid #000000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border-bottom="0.0346in solid #000000" fo:border-left="0.0008in solid #000000" fo:border-right="0.0346in solid #000000" fo:border-top="0.0008in solid #000000"/>
    </style:style>
    <style:style style:name="ce10" style:family="table-cell" style:parent-style-name="Default" style:data-style-name="N84">
      <style:table-cell-properties fo:border-bottom="0.0008in solid #000000" fo:border-left="0.0008in solid #000000" fo:border-right="0.0346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order-bottom="0.0008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border-bottom="0.0346in solid #000000" fo:background-color="#ffffff" fo:border-left="0.0008in solid #000000" fo:border-right="0.0346in solid #000000" fo:border-top="0.0008in solid #000000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/>
    <style:style style:name="ce14" style:family="table-cell" style:parent-style-name="Default" style:data-style-name="N37">
      <style:table-cell-properties fo:border-bottom="0.0008in solid #000000" fo:border-left="0.0008in solid #000000" fo:border-right="0.0346in solid #000000" fo:border-top="0.0346in solid #000000" style:vertical-align="to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16" style:family="table-cell" style:parent-style-name="DataPilot_20_Category">
      <style:table-cell-properties fo:border-bottom="0.0138in solid #000000" fo:border-left="0.028in solid #000000" fo:border-right="none" fo:border-top="0.0138in solid #000000"/>
    </style:style>
    <style:style style:name="ce17" style:family="table-cell" style:parent-style-name="DataPilot_20_Value">
      <style:table-cell-properties fo:border-bottom="0.028in solid #000000" fo:border-left="0.028in solid #000000" fo:border-right="none" fo:border-top="0.0138in solid #000000"/>
    </style:style>
    <style:style style:name="ce18" style:family="table-cell" style:parent-style-name="DataPilot_20_Corner">
      <style:table-cell-properties fo:border-bottom="none" fo:border-left="none" fo:border-right="none" fo:border-top="0.028in solid #000000"/>
    </style:style>
    <style:style style:name="ce19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20" style:family="table-cell" style:parent-style-name="DataPilot_20_Value">
      <style:table-cell-properties fo:border-bottom="0.028in solid #000000" fo:border-left="none" fo:border-right="none" fo:border-top="0.0138in solid #000000"/>
    </style:style>
    <style:style style:name="ce21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2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23" style:family="table-cell" style:parent-style-name="DataPilot_20_Value">
      <style:table-cell-properties fo:border-bottom="0.028in solid #000000" fo:border-left="none" fo:border-right="0.028in solid #000000" fo:border-top="0.013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Displaying 1000 issues at 2011-03-24</text:p>
          </table:table-cell>
          <table:covered-table-cell table:style-name="ce5"/>
          <table:covered-table-cell table:style-name="ce5"/>
          <table:covered-table-cell table:style-name="ce9"/>
          <table:table-cell table:number-columns-repeated="3"/>
        </table:table-row>
        <table:table-row table:style-name="ro1">
          <table:table-cell table:style-name="ce2" office:value-type="string">
            <text:p>Issue Type</text:p>
          </table:table-cell>
          <table:table-cell table:style-name="ce6" office:value-type="string">
            <text:p>Key</text:p>
          </table:table-cell>
          <table:table-cell table:style-name="ce6" office:value-type="string">
            <text:p>Summary</text:p>
          </table:table-cell>
          <table:table-cell table:style-name="ce10" office:value-type="string">
            <text:p>Created</text:p>
          </table:table-cell>
          <table:table-cell table:style-name="ce14" office:value-type="string">
            <text:p>Week Number</text:p>
          </table:table-cell>
          <table:table-cell table:style-name="ce14" office:value-type="string">
            <text:p>Year</text:p>
          </table:table-cell>
          <table:table-cell office:value-type="string">
            <text:p>Week Concat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6">JAVASERVERFACES-1856</text:a> </text:p>
          </table:table-cell>
          <table:table-cell table:style-name="ce7" office:value-type="string">
            <text:p>Jar-packaged composite components fail on WLS</text:p>
          </table:table-cell>
          <table:table-cell table:style-name="ce11" office:value-type="date" office:date-value="2011-03-24">
            <text:p>2011-03-24</text:p>
          </table:table-cell>
          <table:table-cell table:formula="of:=ISOWEEKNUM([.D3];1)" office:value-type="float" office:value="12">
            <text:p>12</text:p>
          </table:table-cell>
          <table:table-cell table:formula="of:=YEAR([.D3])" office:value-type="float" office:value="2011">
            <text:p>2011</text:p>
          </table:table-cell>
          <table:table-cell table:formula="of:=CONCATENATE([.F3];[.E3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0">JAVASERVERFACES-1920</text:a> </text:p>
          </table:table-cell>
          <table:table-cell table:style-name="ce7" office:value-type="string">
            <text:p>Composite components with required attribute always fails to execute</text:p>
          </table:table-cell>
          <table:table-cell table:style-name="ce11" office:value-type="date" office:date-value="2011-03-23">
            <text:p>2011-03-23</text:p>
          </table:table-cell>
          <table:table-cell table:formula="of:=ISOWEEKNUM([.D4];1)" office:value-type="float" office:value="12">
            <text:p>12</text:p>
          </table:table-cell>
          <table:table-cell table:formula="of:=YEAR([.D4])" office:value-type="float" office:value="2011">
            <text:p>2011</text:p>
          </table:table-cell>
          <table:table-cell table:formula="of:=CONCATENATE([.F4];[.E4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81">JAVASERVERFACES-1981</text:a> </text:p>
          </table:table-cell>
          <table:table-cell table:style-name="ce7" office:value-type="string">
            <text:p>IE specific processing in deleteNode function of jsf.js fails when parent node is null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5];1)" office:value-type="float" office:value="12">
            <text:p>12</text:p>
          </table:table-cell>
          <table:table-cell table:formula="of:=YEAR([.D5])" office:value-type="float" office:value="2011">
            <text:p>2011</text:p>
          </table:table-cell>
          <table:table-cell table:formula="of:=CONCATENATE([.F5];[.E5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2">JAVASERVERFACES-1962</text:a> </text:p>
          </table:table-cell>
          <table:table-cell table:style-name="ce7" office:value-type="string">
            <text:p>Missing UIForm error generated if the &lt;h:form&gt; is in a template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6];1)" office:value-type="float" office:value="12">
            <text:p>12</text:p>
          </table:table-cell>
          <table:table-cell table:formula="of:=YEAR([.D6])" office:value-type="float" office:value="2011">
            <text:p>2011</text:p>
          </table:table-cell>
          <table:table-cell table:formula="of:=CONCATENATE([.F6];[.E6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4">JAVASERVERFACES-2004</text:a> </text:p>
          </table:table-cell>
          <table:table-cell table:style-name="ce7" office:value-type="string">
            <text:p>javax.faces.getViewState function improperly serializes checkboxes in IE9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7];1)" office:value-type="float" office:value="12">
            <text:p>12</text:p>
          </table:table-cell>
          <table:table-cell table:formula="of:=YEAR([.D7])" office:value-type="float" office:value="2011">
            <text:p>2011</text:p>
          </table:table-cell>
          <table:table-cell table:formula="of:=CONCATENATE([.F7];[.E7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96">JAVASERVERFACES-1996</text:a> </text:p>
          </table:table-cell>
          <table:table-cell table:style-name="ce7" office:value-type="string">
            <text:p>PartialViewContext.processPartial ignores Exceptions during processComponents() call</text:p>
          </table:table-cell>
          <table:table-cell table:style-name="ce11" office:value-type="date" office:date-value="2011-03-21">
            <text:p>2011-03-21</text:p>
          </table:table-cell>
          <table:table-cell table:formula="of:=ISOWEEKNUM([.D8];1)" office:value-type="float" office:value="12">
            <text:p>12</text:p>
          </table:table-cell>
          <table:table-cell table:formula="of:=YEAR([.D8])" office:value-type="float" office:value="2011">
            <text:p>2011</text:p>
          </table:table-cell>
          <table:table-cell table:formula="of:=CONCATENATE([.F8];[.E8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3">JAVASERVERFACES-1883</text:a> </text:p>
          </table:table-cell>
          <table:table-cell table:style-name="ce7" office:value-type="string">
            <text:p>AjaxExeptionHandlerImpl has t.printStackTrace()</text:p>
          </table:table-cell>
          <table:table-cell table:style-name="ce11" office:value-type="date" office:date-value="2011-03-20">
            <text:p>2011-03-20</text:p>
          </table:table-cell>
          <table:table-cell table:formula="of:=ISOWEEKNUM([.D9];1)" office:value-type="float" office:value="12">
            <text:p>12</text:p>
          </table:table-cell>
          <table:table-cell table:formula="of:=YEAR([.D9])" office:value-type="float" office:value="2011">
            <text:p>2011</text:p>
          </table:table-cell>
          <table:table-cell table:formula="of:=CONCATENATE([.F9];[.E9])" office:value-type="string" office:string-value="201112">
            <text:p>2011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000">JAVASERVERFACES-2000</text:a> </text:p>
          </table:table-cell>
          <table:table-cell table:style-name="ce7" office:value-type="string">
            <text:p>radio and checkbox not properly serialized on IE 9</text:p>
          </table:table-cell>
          <table:table-cell table:style-name="ce11" office:value-type="date" office:date-value="2011-03-18">
            <text:p>2011-03-18</text:p>
          </table:table-cell>
          <table:table-cell table:formula="of:=ISOWEEKNUM([.D10];1)" office:value-type="float" office:value="11">
            <text:p>11</text:p>
          </table:table-cell>
          <table:table-cell table:formula="of:=YEAR([.D10])" office:value-type="float" office:value="2011">
            <text:p>2011</text:p>
          </table:table-cell>
          <table:table-cell table:formula="of:=CONCATENATE([.F10];[.E10])" office:value-type="string" office:string-value="201111">
            <text:p>2011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7">JAVASERVERFACES-1937</text:a> </text:p>
          </table:table-cell>
          <table:table-cell table:style-name="ce7" office:value-type="string">
            <text:p>Web application using Mojarra 2.1.0-b11 fails to deploy on Tomcat 7.0.6</text:p>
          </table:table-cell>
          <table:table-cell table:style-name="ce11" office:value-type="date" office:date-value="2011-03-10">
            <text:p>2011-03-10</text:p>
          </table:table-cell>
          <table:table-cell table:formula="of:=ISOWEEKNUM([.D11];1)" office:value-type="float" office:value="10">
            <text:p>10</text:p>
          </table:table-cell>
          <table:table-cell table:formula="of:=YEAR([.D11])" office:value-type="float" office:value="2011">
            <text:p>2011</text:p>
          </table:table-cell>
          <table:table-cell table:formula="of:=CONCATENATE([.F11];[.E11])" office:value-type="string" office:string-value="201110">
            <text:p>2011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3">JAVASERVERFACES-1973</text:a> </text:p>
          </table:table-cell>
          <table:table-cell table:style-name="ce7" office:value-type="string">
            <text:p>Error by deploying Web Application with Mojarra 2.1.0-b11 to GlassFish 3.1 FCS</text:p>
          </table:table-cell>
          <table:table-cell table:style-name="ce11" office:value-type="date" office:date-value="2011-03-10">
            <text:p>2011-03-10</text:p>
          </table:table-cell>
          <table:table-cell table:formula="of:=ISOWEEKNUM([.D12];1)" office:value-type="float" office:value="10">
            <text:p>10</text:p>
          </table:table-cell>
          <table:table-cell table:formula="of:=YEAR([.D12])" office:value-type="float" office:value="2011">
            <text:p>2011</text:p>
          </table:table-cell>
          <table:table-cell table:formula="of:=CONCATENATE([.F12];[.E12])" office:value-type="string" office:string-value="201110">
            <text:p>2011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5">JAVASERVERFACES-1965</text:a> </text:p>
          </table:table-cell>
          <table:table-cell table:style-name="ce7" office:value-type="string">
            <text:p>NullPointerException in ServletContextSensitiveSingletonStore</text:p>
          </table:table-cell>
          <table:table-cell table:style-name="ce11" office:value-type="date" office:date-value="2011-03-04">
            <text:p>2011-03-04</text:p>
          </table:table-cell>
          <table:table-cell table:formula="of:=ISOWEEKNUM([.D13];1)" office:value-type="float" office:value="9">
            <text:p>9</text:p>
          </table:table-cell>
          <table:table-cell table:formula="of:=YEAR([.D13])" office:value-type="float" office:value="2011">
            <text:p>2011</text:p>
          </table:table-cell>
          <table:table-cell table:formula="of:=CONCATENATE([.F13];[.E13])" office:value-type="string" office:string-value="20119">
            <text:p>201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6">JAVASERVERFACES-1936</text:a> </text:p>
          </table:table-cell>
          <table:table-cell table:style-name="ce7" office:value-type="string">
            <text:p>f:convertDateTime tag defaults to GMT if no timezone is specified (facelets only)</text:p>
          </table:table-cell>
          <table:table-cell table:style-name="ce11" office:value-type="date" office:date-value="2011-03-03">
            <text:p>2011-03-03</text:p>
          </table:table-cell>
          <table:table-cell table:formula="of:=ISOWEEKNUM([.D14];1)" office:value-type="float" office:value="9">
            <text:p>9</text:p>
          </table:table-cell>
          <table:table-cell table:formula="of:=YEAR([.D14])" office:value-type="float" office:value="2011">
            <text:p>2011</text:p>
          </table:table-cell>
          <table:table-cell table:formula="of:=CONCATENATE([.F14];[.E14])" office:value-type="string" office:string-value="20119">
            <text:p>201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6">JAVASERVERFACES-1666</text:a> </text:p>
          </table:table-cell>
          <table:table-cell table:style-name="ce7" office:value-type="string">
            <text:p>NumberConverter throws NullPointerException if ValueExpression.getType() returns null</text:p>
          </table:table-cell>
          <table:table-cell table:style-name="ce11" office:value-type="date" office:date-value="2011-03-03">
            <text:p>2011-03-03</text:p>
          </table:table-cell>
          <table:table-cell table:formula="of:=ISOWEEKNUM([.D15];1)" office:value-type="float" office:value="9">
            <text:p>9</text:p>
          </table:table-cell>
          <table:table-cell table:formula="of:=YEAR([.D15])" office:value-type="float" office:value="2011">
            <text:p>2011</text:p>
          </table:table-cell>
          <table:table-cell table:formula="of:=CONCATENATE([.F15];[.E15])" office:value-type="string" office:string-value="20119">
            <text:p>201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70">JAVASERVERFACES-1970</text:a> </text:p>
          </table:table-cell>
          <table:table-cell table:style-name="ce7" office:value-type="string">
            <text:p>FacesFileNotFoundException is swallowing exception message</text:p>
          </table:table-cell>
          <table:table-cell table:style-name="ce11" office:value-type="date" office:date-value="2011-03-03">
            <text:p>2011-03-03</text:p>
          </table:table-cell>
          <table:table-cell table:formula="of:=ISOWEEKNUM([.D16];1)" office:value-type="float" office:value="9">
            <text:p>9</text:p>
          </table:table-cell>
          <table:table-cell table:formula="of:=YEAR([.D16])" office:value-type="float" office:value="2011">
            <text:p>2011</text:p>
          </table:table-cell>
          <table:table-cell table:formula="of:=CONCATENATE([.F16];[.E16])" office:value-type="string" office:string-value="20119">
            <text:p>201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9">JAVASERVERFACES-1969</text:a> </text:p>
          </table:table-cell>
          <table:table-cell table:style-name="ce7" office:value-type="string">
            <text:p>SystemEvent Test - Dynamic DataTable Creation (addition to view)</text:p>
          </table:table-cell>
          <table:table-cell table:style-name="ce11" office:value-type="date" office:date-value="2011-02-28">
            <text:p>2011-02-28</text:p>
          </table:table-cell>
          <table:table-cell table:formula="of:=ISOWEEKNUM([.D17];1)" office:value-type="float" office:value="9">
            <text:p>9</text:p>
          </table:table-cell>
          <table:table-cell table:formula="of:=YEAR([.D17])" office:value-type="float" office:value="2011">
            <text:p>2011</text:p>
          </table:table-cell>
          <table:table-cell table:formula="of:=CONCATENATE([.F17];[.E17])" office:value-type="string" office:string-value="20119">
            <text:p>201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54">JAVASERVERFACES-1954</text:a> </text:p>
          </table:table-cell>
          <table:table-cell table:style-name="ce7" office:value-type="string">
            <text:p>Invalid manifest entry: Bundle-SymbolicName: javax.faces/com.sun.faces.mojarra-jsf-api</text:p>
          </table:table-cell>
          <table:table-cell table:style-name="ce11" office:value-type="date" office:date-value="2011-02-25">
            <text:p>2011-02-25</text:p>
          </table:table-cell>
          <table:table-cell table:formula="of:=ISOWEEKNUM([.D18];1)" office:value-type="float" office:value="8">
            <text:p>8</text:p>
          </table:table-cell>
          <table:table-cell table:formula="of:=YEAR([.D18])" office:value-type="float" office:value="2011">
            <text:p>2011</text:p>
          </table:table-cell>
          <table:table-cell table:formula="of:=CONCATENATE([.F18];[.E18])" office:value-type="string" office:string-value="20118">
            <text:p>201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4">JAVASERVERFACES-1914</text:a> </text:p>
          </table:table-cell>
          <table:table-cell table:style-name="ce7" office:value-type="string">
            <text:p>Regression: cannot launch lockhart test app</text:p>
          </table:table-cell>
          <table:table-cell table:style-name="ce11" office:value-type="date" office:date-value="2011-02-23">
            <text:p>2011-02-23</text:p>
          </table:table-cell>
          <table:table-cell table:formula="of:=ISOWEEKNUM([.D19];1)" office:value-type="float" office:value="8">
            <text:p>8</text:p>
          </table:table-cell>
          <table:table-cell table:formula="of:=YEAR([.D19])" office:value-type="float" office:value="2011">
            <text:p>2011</text:p>
          </table:table-cell>
          <table:table-cell table:formula="of:=CONCATENATE([.F19];[.E19])" office:value-type="string" office:string-value="20118">
            <text:p>201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63">JAVASERVERFACES-1963</text:a> </text:p>
          </table:table-cell>
          <table:table-cell table:style-name="ce7" office:value-type="string">
            <text:p>JSF PhaseListener executed for each virtual host</text:p>
          </table:table-cell>
          <table:table-cell table:style-name="ce11" office:value-type="date" office:date-value="2011-02-23">
            <text:p>2011-02-23</text:p>
          </table:table-cell>
          <table:table-cell table:formula="of:=ISOWEEKNUM([.D20];1)" office:value-type="float" office:value="8">
            <text:p>8</text:p>
          </table:table-cell>
          <table:table-cell table:formula="of:=YEAR([.D20])" office:value-type="float" office:value="2011">
            <text:p>2011</text:p>
          </table:table-cell>
          <table:table-cell table:formula="of:=CONCATENATE([.F20];[.E20])" office:value-type="string" office:string-value="20118">
            <text:p>201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30">JAVASERVERFACES-1930</text:a> </text:p>
          </table:table-cell>
          <table:table-cell table:style-name="ce7" office:value-type="string">
            <text:p>Invalid UIForm requirement/warning</text:p>
          </table:table-cell>
          <table:table-cell table:style-name="ce11" office:value-type="date" office:date-value="2011-02-18">
            <text:p>2011-02-18</text:p>
          </table:table-cell>
          <table:table-cell table:formula="of:=ISOWEEKNUM([.D21];1)" office:value-type="float" office:value="7">
            <text:p>7</text:p>
          </table:table-cell>
          <table:table-cell table:formula="of:=YEAR([.D21])" office:value-type="float" office:value="2011">
            <text:p>2011</text:p>
          </table:table-cell>
          <table:table-cell table:formula="of:=CONCATENATE([.F21];[.E21])" office:value-type="string" office:string-value="20117">
            <text:p>201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9">JAVASERVERFACES-1929</text:a> </text:p>
          </table:table-cell>
          <table:table-cell table:style-name="ce7" office:value-type="string">
            <text:p>State save/restore tree visit hints</text:p>
          </table:table-cell>
          <table:table-cell table:style-name="ce11" office:value-type="date" office:date-value="2011-02-16">
            <text:p>2011-02-16</text:p>
          </table:table-cell>
          <table:table-cell table:formula="of:=ISOWEEKNUM([.D22];1)" office:value-type="float" office:value="7">
            <text:p>7</text:p>
          </table:table-cell>
          <table:table-cell table:formula="of:=YEAR([.D22])" office:value-type="float" office:value="2011">
            <text:p>2011</text:p>
          </table:table-cell>
          <table:table-cell table:formula="of:=CONCATENATE([.F22];[.E22])" office:value-type="string" office:string-value="20117">
            <text:p>201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9">JAVASERVERFACES-1899</text:a> </text:p>
          </table:table-cell>
          <table:table-cell table:style-name="ce7" office:value-type="string">
            <text:p>UIData/UIRepeat do not honor VisitHint.SKIP_ITERATION</text:p>
          </table:table-cell>
          <table:table-cell table:style-name="ce11" office:value-type="date" office:date-value="2011-02-09">
            <text:p>2011-02-09</text:p>
          </table:table-cell>
          <table:table-cell table:formula="of:=ISOWEEKNUM([.D23];1)" office:value-type="float" office:value="6">
            <text:p>6</text:p>
          </table:table-cell>
          <table:table-cell table:formula="of:=YEAR([.D23])" office:value-type="float" office:value="2011">
            <text:p>2011</text:p>
          </table:table-cell>
          <table:table-cell table:formula="of:=CONCATENATE([.F23];[.E23])" office:value-type="string" office:string-value="20116">
            <text:p>201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7">JAVASERVERFACES-1577</text:a> </text:p>
          </table:table-cell>
          <table:table-cell table:style-name="ce7" office:value-type="string">
            <text:p>Documentation Error: f:event name='PostAddToView" should be name="postAddToView"</text:p>
          </table:table-cell>
          <table:table-cell table:style-name="ce11" office:value-type="date" office:date-value="2011-02-06">
            <text:p>2011-02-06</text:p>
          </table:table-cell>
          <table:table-cell table:formula="of:=ISOWEEKNUM([.D24];1)" office:value-type="float" office:value="6">
            <text:p>6</text:p>
          </table:table-cell>
          <table:table-cell table:formula="of:=YEAR([.D24])" office:value-type="float" office:value="2011">
            <text:p>2011</text:p>
          </table:table-cell>
          <table:table-cell table:formula="of:=CONCATENATE([.F24];[.E24])" office:value-type="string" office:string-value="20116">
            <text:p>201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2">JAVASERVERFACES-1692</text:a> </text:p>
          </table:table-cell>
          <table:table-cell table:style-name="ce7" office:value-type="string">
            <text:p>annotated managed beans in jars not found.</text:p>
          </table:table-cell>
          <table:table-cell table:style-name="ce11" office:value-type="date" office:date-value="2011-02-06">
            <text:p>2011-02-06</text:p>
          </table:table-cell>
          <table:table-cell table:formula="of:=ISOWEEKNUM([.D25];1)" office:value-type="float" office:value="6">
            <text:p>6</text:p>
          </table:table-cell>
          <table:table-cell table:formula="of:=YEAR([.D25])" office:value-type="float" office:value="2011">
            <text:p>2011</text:p>
          </table:table-cell>
          <table:table-cell table:formula="of:=CONCATENATE([.F25];[.E25])" office:value-type="string" office:string-value="20116">
            <text:p>201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6">JAVASERVERFACES-1916</text:a> </text:p>
          </table:table-cell>
          <table:table-cell table:style-name="ce7" office:value-type="string">
            <text:p>Using EL mod with an ui:repeat value produces a "/ by zero" exception in 2.0.4, but not in 2.0.2</text:p>
          </table:table-cell>
          <table:table-cell table:style-name="ce11" office:value-type="date" office:date-value="2011-02-01">
            <text:p>2011-02-01</text:p>
          </table:table-cell>
          <table:table-cell table:formula="of:=ISOWEEKNUM([.D26];1)" office:value-type="float" office:value="5">
            <text:p>5</text:p>
          </table:table-cell>
          <table:table-cell table:formula="of:=YEAR([.D26])" office:value-type="float" office:value="2011">
            <text:p>2011</text:p>
          </table:table-cell>
          <table:table-cell table:formula="of:=CONCATENATE([.F26];[.E26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2">JAVASERVERFACES-1362</text:a> </text:p>
          </table:table-cell>
          <table:table-cell table:style-name="ce7" office:value-type="string">
            <text:p>Custom scope cyclic detection needs to be added.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27];1)" office:value-type="float" office:value="5">
            <text:p>5</text:p>
          </table:table-cell>
          <table:table-cell table:formula="of:=YEAR([.D27])" office:value-type="float" office:value="2011">
            <text:p>2011</text:p>
          </table:table-cell>
          <table:table-cell table:formula="of:=CONCATENATE([.F27];[.E27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5">JAVASERVERFACES-1375</text:a> </text:p>
          </table:table-cell>
          <table:table-cell table:style-name="ce7" office:value-type="string">
            <text:p>behavior issues with "INTERPRET_EMPTY_STRING_SUBMITTED_VALUES_AS_NULL" setting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28];1)" office:value-type="float" office:value="5">
            <text:p>5</text:p>
          </table:table-cell>
          <table:table-cell table:formula="of:=YEAR([.D28])" office:value-type="float" office:value="2011">
            <text:p>2011</text:p>
          </table:table-cell>
          <table:table-cell table:formula="of:=CONCATENATE([.F28];[.E28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9">JAVASERVERFACES-1379</text:a> </text:p>
          </table:table-cell>
          <table:table-cell table:style-name="ce7" office:value-type="string">
            <text:p>Disable implicit navigation for JSF 1.x applications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29];1)" office:value-type="float" office:value="5">
            <text:p>5</text:p>
          </table:table-cell>
          <table:table-cell table:formula="of:=YEAR([.D29])" office:value-type="float" office:value="2011">
            <text:p>2011</text:p>
          </table:table-cell>
          <table:table-cell table:formula="of:=CONCATENATE([.F29];[.E29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8">JAVASERVERFACES-1458</text:a> </text:p>
          </table:table-cell>
          <table:table-cell table:style-name="ce7" office:value-type="string">
            <text:p>UIData needs review on a couple of fronts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0];1)" office:value-type="float" office:value="5">
            <text:p>5</text:p>
          </table:table-cell>
          <table:table-cell table:formula="of:=YEAR([.D30])" office:value-type="float" office:value="2011">
            <text:p>2011</text:p>
          </table:table-cell>
          <table:table-cell table:formula="of:=CONCATENATE([.F30];[.E30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8">JAVASERVERFACES-1518</text:a> </text:p>
          </table:table-cell>
          <table:table-cell table:style-name="ce7" office:value-type="string">
            <text:p>JSF 2 Compatibility and JSR-303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1];1)" office:value-type="float" office:value="5">
            <text:p>5</text:p>
          </table:table-cell>
          <table:table-cell table:formula="of:=YEAR([.D31])" office:value-type="float" office:value="2011">
            <text:p>2011</text:p>
          </table:table-cell>
          <table:table-cell table:formula="of:=CONCATENATE([.F31];[.E31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8">JAVASERVERFACES-1548</text:a> </text:p>
          </table:table-cell>
          <table:table-cell table:style-name="ce7" office:value-type="string">
            <text:p>Support for zero-arg action/valueChangeListener does not work with EL VariableMapper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2];1)" office:value-type="float" office:value="5">
            <text:p>5</text:p>
          </table:table-cell>
          <table:table-cell table:formula="of:=YEAR([.D32])" office:value-type="float" office:value="2011">
            <text:p>2011</text:p>
          </table:table-cell>
          <table:table-cell table:formula="of:=CONCATENATE([.F32];[.E32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3">JAVASERVERFACES-1593</text:a> </text:p>
          </table:table-cell>
          <table:table-cell table:style-name="ce7" office:value-type="string">
            <text:p>PreValidate/PostValidate events are not published properly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3];1)" office:value-type="float" office:value="5">
            <text:p>5</text:p>
          </table:table-cell>
          <table:table-cell table:formula="of:=YEAR([.D33])" office:value-type="float" office:value="2011">
            <text:p>2011</text:p>
          </table:table-cell>
          <table:table-cell table:formula="of:=CONCATENATE([.F33];[.E33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9">JAVASERVERFACES-1639</text:a> </text:p>
          </table:table-cell>
          <table:table-cell table:style-name="ce7" office:value-type="string">
            <text:p>Messages component has inconsistent root tag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4];1)" office:value-type="float" office:value="5">
            <text:p>5</text:p>
          </table:table-cell>
          <table:table-cell table:formula="of:=YEAR([.D34])" office:value-type="float" office:value="2011">
            <text:p>2011</text:p>
          </table:table-cell>
          <table:table-cell table:formula="of:=CONCATENATE([.F34];[.E34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9">JAVASERVERFACES-1649</text:a> </text:p>
          </table:table-cell>
          <table:table-cell table:style-name="ce7" office:value-type="string">
            <text:p>f:ajax not working when response contains CDATA / ui:debug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5];1)" office:value-type="float" office:value="5">
            <text:p>5</text:p>
          </table:table-cell>
          <table:table-cell table:formula="of:=YEAR([.D35])" office:value-type="float" office:value="2011">
            <text:p>2011</text:p>
          </table:table-cell>
          <table:table-cell table:formula="of:=CONCATENATE([.F35];[.E35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8">JAVASERVERFACES-1658</text:a> </text:p>
          </table:table-cell>
          <table:table-cell table:style-name="ce7" office:value-type="string">
            <text:p>@ViewScoped fails when an UIComponent is bound to bean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6];1)" office:value-type="float" office:value="5">
            <text:p>5</text:p>
          </table:table-cell>
          <table:table-cell table:formula="of:=YEAR([.D36])" office:value-type="float" office:value="2011">
            <text:p>2011</text:p>
          </table:table-cell>
          <table:table-cell table:formula="of:=CONCATENATE([.F36];[.E36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5">JAVASERVERFACES-1665</text:a> </text:p>
          </table:table-cell>
          <table:table-cell table:style-name="ce7" office:value-type="string">
            <text:p>@ViewScoped fails when JSTL c:forEach or c:if is used in view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7];1)" office:value-type="float" office:value="5">
            <text:p>5</text:p>
          </table:table-cell>
          <table:table-cell table:formula="of:=YEAR([.D37])" office:value-type="float" office:value="2011">
            <text:p>2011</text:p>
          </table:table-cell>
          <table:table-cell table:formula="of:=CONCATENATE([.F37];[.E37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7">JAVASERVERFACES-1667</text:a> </text:p>
          </table:table-cell>
          <table:table-cell table:style-name="ce7" office:value-type="string">
            <text:p>ELContextListeners are not called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8];1)" office:value-type="float" office:value="5">
            <text:p>5</text:p>
          </table:table-cell>
          <table:table-cell table:formula="of:=YEAR([.D38])" office:value-type="float" office:value="2011">
            <text:p>2011</text:p>
          </table:table-cell>
          <table:table-cell table:formula="of:=CONCATENATE([.F38];[.E38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8">JAVASERVERFACES-1378</text:a> </text:p>
          </table:table-cell>
          <table:table-cell table:style-name="ce7" office:value-type="string">
            <text:p>PartialViewContextWrapper is missing setPartialRequest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39];1)" office:value-type="float" office:value="5">
            <text:p>5</text:p>
          </table:table-cell>
          <table:table-cell table:formula="of:=YEAR([.D39])" office:value-type="float" office:value="2011">
            <text:p>2011</text:p>
          </table:table-cell>
          <table:table-cell table:formula="of:=CONCATENATE([.F39];[.E39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3">JAVASERVERFACES-1923</text:a> </text:p>
          </table:table-cell>
          <table:table-cell table:style-name="ce7" office:value-type="string">
            <text:p>Mojarra systest build-tests.xml does not run CompositeComponentsTestCaseWithEE6Dependencies Tests In Non Cluster Mode</text:p>
          </table:table-cell>
          <table:table-cell table:style-name="ce11" office:value-type="date" office:date-value="2011-01-31">
            <text:p>2011-01-31</text:p>
          </table:table-cell>
          <table:table-cell table:formula="of:=ISOWEEKNUM([.D40];1)" office:value-type="float" office:value="5">
            <text:p>5</text:p>
          </table:table-cell>
          <table:table-cell table:formula="of:=YEAR([.D40])" office:value-type="float" office:value="2011">
            <text:p>2011</text:p>
          </table:table-cell>
          <table:table-cell table:formula="of:=CONCATENATE([.F40];[.E40])" office:value-type="string" office:string-value="20115">
            <text:p>201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24">JAVASERVERFACES-1924</text:a> </text:p>
          </table:table-cell>
          <table:table-cell table:style-name="ce7" office:value-type="string">
            <text:p>Mojarra systest-per-webapp build.xml does not take into account the glassfishV3.1_no_cluster</text:p>
          </table:table-cell>
          <table:table-cell table:style-name="ce11" office:value-type="date" office:date-value="2011-01-27">
            <text:p>2011-01-27</text:p>
          </table:table-cell>
          <table:table-cell table:formula="of:=ISOWEEKNUM([.D41];1)" office:value-type="float" office:value="4">
            <text:p>4</text:p>
          </table:table-cell>
          <table:table-cell table:formula="of:=YEAR([.D41])" office:value-type="float" office:value="2011">
            <text:p>2011</text:p>
          </table:table-cell>
          <table:table-cell table:formula="of:=CONCATENATE([.F41];[.E41])" office:value-type="string" office:string-value="20114">
            <text:p>201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6">JAVASERVERFACES-1766</text:a> </text:p>
          </table:table-cell>
          <table:table-cell table:style-name="ce7" office:value-type="string">
            <text:p>FacesMessage.Severity is not Serializable</text:p>
          </table:table-cell>
          <table:table-cell table:style-name="ce11" office:value-type="date" office:date-value="2011-01-20">
            <text:p>2011-01-20</text:p>
          </table:table-cell>
          <table:table-cell table:formula="of:=ISOWEEKNUM([.D42];1)" office:value-type="float" office:value="3">
            <text:p>3</text:p>
          </table:table-cell>
          <table:table-cell table:formula="of:=YEAR([.D42])" office:value-type="float" office:value="2011">
            <text:p>2011</text:p>
          </table:table-cell>
          <table:table-cell table:formula="of:=CONCATENATE([.F42];[.E42])" office:value-type="string" office:string-value="20113">
            <text:p>201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917">JAVASERVERFACES-1917</text:a> </text:p>
          </table:table-cell>
          <table:table-cell table:style-name="ce7" office:value-type="string">
            <text:p>Enhance ProjectStage to contain DesignTime value</text:p>
          </table:table-cell>
          <table:table-cell table:style-name="ce11" office:value-type="date" office:date-value="2011-01-20">
            <text:p>2011-01-20</text:p>
          </table:table-cell>
          <table:table-cell table:formula="of:=ISOWEEKNUM([.D43];1)" office:value-type="float" office:value="3">
            <text:p>3</text:p>
          </table:table-cell>
          <table:table-cell table:formula="of:=YEAR([.D43])" office:value-type="float" office:value="2011">
            <text:p>2011</text:p>
          </table:table-cell>
          <table:table-cell table:formula="of:=CONCATENATE([.F43];[.E43])" office:value-type="string" office:string-value="20113">
            <text:p>201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5">JAVASERVERFACES-1835</text:a> </text:p>
          </table:table-cell>
          <table:table-cell table:style-name="ce7" office:value-type="string">
            <text:p>When running in GlassFish 3.1, leverage annotation scanning facility</text:p>
          </table:table-cell>
          <table:table-cell table:style-name="ce11" office:value-type="date" office:date-value="2011-01-05">
            <text:p>2011-01-05</text:p>
          </table:table-cell>
          <table:table-cell table:formula="of:=ISOWEEKNUM([.D44];1)" office:value-type="float" office:value="1">
            <text:p>1</text:p>
          </table:table-cell>
          <table:table-cell table:formula="of:=YEAR([.D44])" office:value-type="float" office:value="2011">
            <text:p>2011</text:p>
          </table:table-cell>
          <table:table-cell table:formula="of:=CONCATENATE([.F44];[.E44])" office:value-type="string" office:string-value="20111">
            <text:p>201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4">JAVASERVERFACES-1864</text:a> </text:p>
          </table:table-cell>
          <table:table-cell table:style-name="ce7" office:value-type="string">
            <text:p>Add automated tests that exercise GlassFish 3.1 clustering</text:p>
          </table:table-cell>
          <table:table-cell table:style-name="ce11" office:value-type="date" office:date-value="2011-01-01">
            <text:p>2011-01-01</text:p>
          </table:table-cell>
          <table:table-cell table:formula="of:=ISOWEEKNUM([.D45];1)" office:value-type="float" office:value="52">
            <text:p>52</text:p>
          </table:table-cell>
          <table:table-cell table:formula="of:=YEAR([.D45])" office:value-type="float" office:value="2011">
            <text:p>2011</text:p>
          </table:table-cell>
          <table:table-cell table:formula="of:=CONCATENATE([.F45];[.E45])" office:value-type="string" office:string-value="201152">
            <text:p>20115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7">JAVASERVERFACES-1567</text:a> </text:p>
          </table:table-cell>
          <table:table-cell table:style-name="ce7" office:value-type="string">
            <text:p>Implicit navigation doesn't query Facelet ResourceResolvers when attempting to match a view</text:p>
          </table:table-cell>
          <table:table-cell table:style-name="ce11" office:value-type="date" office:date-value="2010-12-23">
            <text:p>2010-12-23</text:p>
          </table:table-cell>
          <table:table-cell table:formula="of:=ISOWEEKNUM([.D46];1)" office:value-type="float" office:value="51">
            <text:p>51</text:p>
          </table:table-cell>
          <table:table-cell table:formula="of:=YEAR([.D46])" office:value-type="float" office:value="2010">
            <text:p>2010</text:p>
          </table:table-cell>
          <table:table-cell table:formula="of:=CONCATENATE([.F46];[.E46])" office:value-type="string" office:string-value="201051">
            <text:p>2010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7">JAVASERVERFACES-1897</text:a> </text:p>
          </table:table-cell>
          <table:table-cell table:style-name="ce7" office:value-type="string">
            <text:p>Download link broken</text:p>
          </table:table-cell>
          <table:table-cell table:style-name="ce11" office:value-type="date" office:date-value="2010-12-21">
            <text:p>2010-12-21</text:p>
          </table:table-cell>
          <table:table-cell table:formula="of:=ISOWEEKNUM([.D47];1)" office:value-type="float" office:value="51">
            <text:p>51</text:p>
          </table:table-cell>
          <table:table-cell table:formula="of:=YEAR([.D47])" office:value-type="float" office:value="2010">
            <text:p>2010</text:p>
          </table:table-cell>
          <table:table-cell table:formula="of:=CONCATENATE([.F47];[.E47])" office:value-type="string" office:string-value="201051">
            <text:p>2010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8">JAVASERVERFACES-1898</text:a> </text:p>
          </table:table-cell>
          <table:table-cell table:style-name="ce7" office:value-type="string">
            <text:p>html_basic.taglib.xml: outputStylesheet tag is missing 'target' attribute</text:p>
          </table:table-cell>
          <table:table-cell table:style-name="ce11" office:value-type="date" office:date-value="2010-12-17">
            <text:p>2010-12-17</text:p>
          </table:table-cell>
          <table:table-cell table:formula="of:=ISOWEEKNUM([.D48];1)" office:value-type="float" office:value="50">
            <text:p>50</text:p>
          </table:table-cell>
          <table:table-cell table:formula="of:=YEAR([.D48])" office:value-type="float" office:value="2010">
            <text:p>2010</text:p>
          </table:table-cell>
          <table:table-cell table:formula="of:=CONCATENATE([.F48];[.E48])" office:value-type="string" office:string-value="201050">
            <text:p>2010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0">JAVASERVERFACES-1820</text:a> </text:p>
          </table:table-cell>
          <table:table-cell table:style-name="ce7" office:value-type="string">
            <text:p>ThreadLocal in Util class causes memory leak</text:p>
          </table:table-cell>
          <table:table-cell table:style-name="ce11" office:value-type="date" office:date-value="2010-12-15">
            <text:p>2010-12-15</text:p>
          </table:table-cell>
          <table:table-cell table:formula="of:=ISOWEEKNUM([.D49];1)" office:value-type="float" office:value="50">
            <text:p>50</text:p>
          </table:table-cell>
          <table:table-cell table:formula="of:=YEAR([.D49])" office:value-type="float" office:value="2010">
            <text:p>2010</text:p>
          </table:table-cell>
          <table:table-cell table:formula="of:=CONCATENATE([.F49];[.E49])" office:value-type="string" office:string-value="201050">
            <text:p>2010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2">JAVASERVERFACES-1762</text:a> </text:p>
          </table:table-cell>
          <table:table-cell table:style-name="ce7" office:value-type="string">
            <text:p>IAE instead of 404 if file not found</text:p>
          </table:table-cell>
          <table:table-cell table:style-name="ce11" office:value-type="date" office:date-value="2010-12-14">
            <text:p>2010-12-14</text:p>
          </table:table-cell>
          <table:table-cell table:formula="of:=ISOWEEKNUM([.D50];1)" office:value-type="float" office:value="50">
            <text:p>50</text:p>
          </table:table-cell>
          <table:table-cell table:formula="of:=YEAR([.D50])" office:value-type="float" office:value="2010">
            <text:p>2010</text:p>
          </table:table-cell>
          <table:table-cell table:formula="of:=CONCATENATE([.F50];[.E50])" office:value-type="string" office:string-value="201050">
            <text:p>2010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93">JAVASERVERFACES-1893</text:a> </text:p>
          </table:table-cell>
          <table:table-cell table:style-name="ce7" office:value-type="string">
            <text:p>NullPointerException in ScopedAttributeELResolver</text:p>
          </table:table-cell>
          <table:table-cell table:style-name="ce11" office:value-type="date" office:date-value="2010-12-13">
            <text:p>2010-12-13</text:p>
          </table:table-cell>
          <table:table-cell table:formula="of:=ISOWEEKNUM([.D51];1)" office:value-type="float" office:value="50">
            <text:p>50</text:p>
          </table:table-cell>
          <table:table-cell table:formula="of:=YEAR([.D51])" office:value-type="float" office:value="2010">
            <text:p>2010</text:p>
          </table:table-cell>
          <table:table-cell table:formula="of:=CONCATENATE([.F51];[.E51])" office:value-type="string" office:string-value="201050">
            <text:p>2010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9">JAVASERVERFACES-1889</text:a> </text:p>
          </table:table-cell>
          <table:table-cell table:style-name="ce7" office:value-type="string">
            <text:p>A RestoreView PhaseListener that executes facesContext.responseComplete() in the beforePhase, results in a nullpointer exception</text:p>
          </table:table-cell>
          <table:table-cell table:style-name="ce11" office:value-type="date" office:date-value="2010-12-09">
            <text:p>2010-12-09</text:p>
          </table:table-cell>
          <table:table-cell table:formula="of:=ISOWEEKNUM([.D52];1)" office:value-type="float" office:value="49">
            <text:p>49</text:p>
          </table:table-cell>
          <table:table-cell table:formula="of:=YEAR([.D52])" office:value-type="float" office:value="2010">
            <text:p>2010</text:p>
          </table:table-cell>
          <table:table-cell table:formula="of:=CONCATENATE([.F52];[.E52])" office:value-type="string" office:string-value="201049">
            <text:p>2010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0">JAVASERVERFACES-1450</text:a> </text:p>
          </table:table-cell>
          <table:table-cell table:style-name="ce7" office:value-type="string">
            <text:p>XHTML 1.0 Transitional and Strict Validation</text:p>
          </table:table-cell>
          <table:table-cell table:style-name="ce11" office:value-type="date" office:date-value="2010-12-08">
            <text:p>2010-12-08</text:p>
          </table:table-cell>
          <table:table-cell table:formula="of:=ISOWEEKNUM([.D53];1)" office:value-type="float" office:value="49">
            <text:p>49</text:p>
          </table:table-cell>
          <table:table-cell table:formula="of:=YEAR([.D53])" office:value-type="float" office:value="2010">
            <text:p>2010</text:p>
          </table:table-cell>
          <table:table-cell table:formula="of:=CONCATENATE([.F53];[.E53])" office:value-type="string" office:string-value="201049">
            <text:p>2010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7">JAVASERVERFACES-1887</text:a> </text:p>
          </table:table-cell>
          <table:table-cell table:style-name="ce7" office:value-type="string">
            <text:p>success' event is not called if server error happened</text:p>
          </table:table-cell>
          <table:table-cell table:style-name="ce11" office:value-type="date" office:date-value="2010-12-08">
            <text:p>2010-12-08</text:p>
          </table:table-cell>
          <table:table-cell table:formula="of:=ISOWEEKNUM([.D54];1)" office:value-type="float" office:value="49">
            <text:p>49</text:p>
          </table:table-cell>
          <table:table-cell table:formula="of:=YEAR([.D54])" office:value-type="float" office:value="2010">
            <text:p>2010</text:p>
          </table:table-cell>
          <table:table-cell table:formula="of:=CONCATENATE([.F54];[.E54])" office:value-type="string" office:string-value="201049">
            <text:p>2010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82">JAVASERVERFACES-1882</text:a> </text:p>
          </table:table-cell>
          <table:table-cell table:style-name="ce7" office:value-type="string">
            <text:p>Hello World project using ADF component library does not work with GF 3.1 promoted 31</text:p>
          </table:table-cell>
          <table:table-cell table:style-name="ce11" office:value-type="date" office:date-value="2010-12-08">
            <text:p>2010-12-08</text:p>
          </table:table-cell>
          <table:table-cell table:formula="of:=ISOWEEKNUM([.D55];1)" office:value-type="float" office:value="49">
            <text:p>49</text:p>
          </table:table-cell>
          <table:table-cell table:formula="of:=YEAR([.D55])" office:value-type="float" office:value="2010">
            <text:p>2010</text:p>
          </table:table-cell>
          <table:table-cell table:formula="of:=CONCATENATE([.F55];[.E55])" office:value-type="string" office:string-value="201049">
            <text:p>2010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1">JAVASERVERFACES-1711</text:a> </text:p>
          </table:table-cell>
          <table:table-cell table:style-name="ce7" office:value-type="string">
            <text:p>NPE with &lt;f:validateBean&gt; wrapping a composite component and partialStateSaving=false</text:p>
          </table:table-cell>
          <table:table-cell table:style-name="ce11" office:value-type="date" office:date-value="2010-12-07">
            <text:p>2010-12-07</text:p>
          </table:table-cell>
          <table:table-cell table:formula="of:=ISOWEEKNUM([.D56];1)" office:value-type="float" office:value="49">
            <text:p>49</text:p>
          </table:table-cell>
          <table:table-cell table:formula="of:=YEAR([.D56])" office:value-type="float" office:value="2010">
            <text:p>2010</text:p>
          </table:table-cell>
          <table:table-cell table:formula="of:=CONCATENATE([.F56];[.E56])" office:value-type="string" office:string-value="201049">
            <text:p>2010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7">JAVASERVERFACES-1867</text:a> </text:p>
          </table:table-cell>
          <table:table-cell table:style-name="ce7" office:value-type="string">
            <text:p>RenderKitUtils.getImageSource does not call encodeResourceURL</text:p>
          </table:table-cell>
          <table:table-cell table:style-name="ce11" office:value-type="date" office:date-value="2010-12-02">
            <text:p>2010-12-02</text:p>
          </table:table-cell>
          <table:table-cell table:formula="of:=ISOWEEKNUM([.D57];1)" office:value-type="float" office:value="48">
            <text:p>48</text:p>
          </table:table-cell>
          <table:table-cell table:formula="of:=YEAR([.D57])" office:value-type="float" office:value="2010">
            <text:p>2010</text:p>
          </table:table-cell>
          <table:table-cell table:formula="of:=CONCATENATE([.F57];[.E57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3">JAVASERVERFACES-1743</text:a> </text:p>
          </table:table-cell>
          <table:table-cell table:style-name="ce7" office:value-type="string">
            <text:p>JSF applications cannot be deployed to virtual servers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58];1)" office:value-type="float" office:value="48">
            <text:p>48</text:p>
          </table:table-cell>
          <table:table-cell table:formula="of:=YEAR([.D58])" office:value-type="float" office:value="2010">
            <text:p>2010</text:p>
          </table:table-cell>
          <table:table-cell table:formula="of:=CONCATENATE([.F58];[.E58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79">JAVASERVERFACES-1879</text:a> </text:p>
          </table:table-cell>
          <table:table-cell table:style-name="ce7" office:value-type="string">
            <text:p>ResourceWrapper does not wrap all methods of Resource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59];1)" office:value-type="float" office:value="48">
            <text:p>48</text:p>
          </table:table-cell>
          <table:table-cell table:formula="of:=YEAR([.D59])" office:value-type="float" office:value="2010">
            <text:p>2010</text:p>
          </table:table-cell>
          <table:table-cell table:formula="of:=CONCATENATE([.F59];[.E59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70">JAVASERVERFACES-1670</text:a> </text:p>
          </table:table-cell>
          <table:table-cell table:style-name="ce7" office:value-type="string">
            <text:p>ResourceBundleELResolver for Faces getFeatureDescriptors() regression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60];1)" office:value-type="float" office:value="48">
            <text:p>48</text:p>
          </table:table-cell>
          <table:table-cell table:formula="of:=YEAR([.D60])" office:value-type="float" office:value="2010">
            <text:p>2010</text:p>
          </table:table-cell>
          <table:table-cell table:formula="of:=CONCATENATE([.F60];[.E60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6">JAVASERVERFACES-1646</text:a> </text:p>
          </table:table-cell>
          <table:table-cell table:style-name="ce7" office:value-type="string">
            <text:p>"No mime type could be found" is printed for the specified content type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61];1)" office:value-type="float" office:value="48">
            <text:p>48</text:p>
          </table:table-cell>
          <table:table-cell table:formula="of:=YEAR([.D61])" office:value-type="float" office:value="2010">
            <text:p>2010</text:p>
          </table:table-cell>
          <table:table-cell table:formula="of:=CONCATENATE([.F61];[.E61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5">JAVASERVERFACES-1595</text:a> </text:p>
          </table:table-cell>
          <table:table-cell table:style-name="ce7" office:value-type="string">
            <text:p>DelegatingMetaTagHandler.applyNextHandler is not documented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62];1)" office:value-type="float" office:value="48">
            <text:p>48</text:p>
          </table:table-cell>
          <table:table-cell table:formula="of:=YEAR([.D62])" office:value-type="float" office:value="2010">
            <text:p>2010</text:p>
          </table:table-cell>
          <table:table-cell table:formula="of:=CONCATENATE([.F62];[.E62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4">JAVASERVERFACES-1594</text:a> </text:p>
          </table:table-cell>
          <table:table-cell table:style-name="ce7" office:value-type="string">
            <text:p>Problem running in GAE</text:p>
          </table:table-cell>
          <table:table-cell table:style-name="ce11" office:value-type="date" office:date-value="2010-12-01">
            <text:p>2010-12-01</text:p>
          </table:table-cell>
          <table:table-cell table:formula="of:=ISOWEEKNUM([.D63];1)" office:value-type="float" office:value="48">
            <text:p>48</text:p>
          </table:table-cell>
          <table:table-cell table:formula="of:=YEAR([.D63])" office:value-type="float" office:value="2010">
            <text:p>2010</text:p>
          </table:table-cell>
          <table:table-cell table:formula="of:=CONCATENATE([.F63];[.E63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3">JAVASERVERFACES-1753</text:a> </text:p>
          </table:table-cell>
          <table:table-cell table:style-name="ce7" office:value-type="string">
            <text:p>duplicate id with c:forEach when child IDs are manually set</text:p>
          </table:table-cell>
          <table:table-cell table:style-name="ce11" office:value-type="date" office:date-value="2010-11-30">
            <text:p>2010-11-30</text:p>
          </table:table-cell>
          <table:table-cell table:formula="of:=ISOWEEKNUM([.D64];1)" office:value-type="float" office:value="48">
            <text:p>48</text:p>
          </table:table-cell>
          <table:table-cell table:formula="of:=YEAR([.D64])" office:value-type="float" office:value="2010">
            <text:p>2010</text:p>
          </table:table-cell>
          <table:table-cell table:formula="of:=CONCATENATE([.F64];[.E64])" office:value-type="string" office:string-value="201048">
            <text:p>2010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4">JAVASERVERFACES-1814</text:a> </text:p>
          </table:table-cell>
          <table:table-cell table:style-name="ce7" office:value-type="string">
            <text:p>jsf.js code is re-evaluated every time the resource is referenced</text:p>
          </table:table-cell>
          <table:table-cell table:style-name="ce11" office:value-type="date" office:date-value="2010-11-19">
            <text:p>2010-11-19</text:p>
          </table:table-cell>
          <table:table-cell table:formula="of:=ISOWEEKNUM([.D65];1)" office:value-type="float" office:value="46">
            <text:p>46</text:p>
          </table:table-cell>
          <table:table-cell table:formula="of:=YEAR([.D65])" office:value-type="float" office:value="2010">
            <text:p>2010</text:p>
          </table:table-cell>
          <table:table-cell table:formula="of:=CONCATENATE([.F65];[.E65])" office:value-type="string" office:string-value="201046">
            <text:p>2010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9">JAVASERVERFACES-1669</text:a> </text:p>
          </table:table-cell>
          <table:table-cell table:style-name="ce7" office:value-type="string">
            <text:p>ResourceBundleELResolver for Faces getType() regression</text:p>
          </table:table-cell>
          <table:table-cell table:style-name="ce11" office:value-type="date" office:date-value="2010-11-18">
            <text:p>2010-11-18</text:p>
          </table:table-cell>
          <table:table-cell table:formula="of:=ISOWEEKNUM([.D66];1)" office:value-type="float" office:value="46">
            <text:p>46</text:p>
          </table:table-cell>
          <table:table-cell table:formula="of:=YEAR([.D66])" office:value-type="float" office:value="2010">
            <text:p>2010</text:p>
          </table:table-cell>
          <table:table-cell table:formula="of:=CONCATENATE([.F66];[.E66])" office:value-type="string" office:string-value="201046">
            <text:p>2010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6">JAVASERVERFACES-1866</text:a> </text:p>
          </table:table-cell>
          <table:table-cell table:style-name="ce7" office:value-type="string">
            <text:p>ParialViewContextImpl does not respect FacesContextWrapper</text:p>
          </table:table-cell>
          <table:table-cell table:style-name="ce11" office:value-type="date" office:date-value="2010-11-15">
            <text:p>2010-11-15</text:p>
          </table:table-cell>
          <table:table-cell table:formula="of:=ISOWEEKNUM([.D67];1)" office:value-type="float" office:value="46">
            <text:p>46</text:p>
          </table:table-cell>
          <table:table-cell table:formula="of:=YEAR([.D67])" office:value-type="float" office:value="2010">
            <text:p>2010</text:p>
          </table:table-cell>
          <table:table-cell table:formula="of:=CONCATENATE([.F67];[.E67])" office:value-type="string" office:string-value="201046">
            <text:p>2010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0">JAVASERVERFACES-1590</text:a> </text:p>
          </table:table-cell>
          <table:table-cell table:style-name="ce7" office:value-type="string">
            <text:p>beforePhase responseComplete will cause NPE</text:p>
          </table:table-cell>
          <table:table-cell table:style-name="ce11" office:value-type="date" office:date-value="2010-11-12">
            <text:p>2010-11-12</text:p>
          </table:table-cell>
          <table:table-cell table:formula="of:=ISOWEEKNUM([.D68];1)" office:value-type="float" office:value="45">
            <text:p>45</text:p>
          </table:table-cell>
          <table:table-cell table:formula="of:=YEAR([.D68])" office:value-type="float" office:value="2010">
            <text:p>2010</text:p>
          </table:table-cell>
          <table:table-cell table:formula="of:=CONCATENATE([.F68];[.E68])" office:value-type="string" office:string-value="201045">
            <text:p>2010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5">JAVASERVERFACES-1865</text:a> </text:p>
          </table:table-cell>
          <table:table-cell table:style-name="ce7" office:value-type="string">
            <text:p>ArrayIndexOutOfBoundException in RenderKitUtils.buildTypeArrayFromString line 736</text:p>
          </table:table-cell>
          <table:table-cell table:style-name="ce11" office:value-type="date" office:date-value="2010-11-10">
            <text:p>2010-11-10</text:p>
          </table:table-cell>
          <table:table-cell table:formula="of:=ISOWEEKNUM([.D69];1)" office:value-type="float" office:value="45">
            <text:p>45</text:p>
          </table:table-cell>
          <table:table-cell table:formula="of:=YEAR([.D69])" office:value-type="float" office:value="2010">
            <text:p>2010</text:p>
          </table:table-cell>
          <table:table-cell table:formula="of:=CONCATENATE([.F69];[.E69])" office:value-type="string" office:string-value="201045">
            <text:p>2010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3">JAVASERVERFACES-1663</text:a> </text:p>
          </table:table-cell>
          <table:table-cell table:style-name="ce7" office:value-type="string">
            <text:p>No hint when form is omitted</text:p>
          </table:table-cell>
          <table:table-cell table:style-name="ce11" office:value-type="date" office:date-value="2010-11-09">
            <text:p>2010-11-09</text:p>
          </table:table-cell>
          <table:table-cell table:formula="of:=ISOWEEKNUM([.D70];1)" office:value-type="float" office:value="45">
            <text:p>45</text:p>
          </table:table-cell>
          <table:table-cell table:formula="of:=YEAR([.D70])" office:value-type="float" office:value="2010">
            <text:p>2010</text:p>
          </table:table-cell>
          <table:table-cell table:formula="of:=CONCATENATE([.F70];[.E70])" office:value-type="string" office:string-value="201045">
            <text:p>2010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4">JAVASERVERFACES-824</text:a> </text:p>
          </table:table-cell>
          <table:table-cell table:style-name="ce7" office:value-type="string">
            <text:p>UIViewRoot swallows runtime exceptions thrown by actionListener methods</text:p>
          </table:table-cell>
          <table:table-cell table:style-name="ce11" office:value-type="date" office:date-value="2010-11-08">
            <text:p>2010-11-08</text:p>
          </table:table-cell>
          <table:table-cell table:formula="of:=ISOWEEKNUM([.D71];1)" office:value-type="float" office:value="45">
            <text:p>45</text:p>
          </table:table-cell>
          <table:table-cell table:formula="of:=YEAR([.D71])" office:value-type="float" office:value="2010">
            <text:p>2010</text:p>
          </table:table-cell>
          <table:table-cell table:formula="of:=CONCATENATE([.F71];[.E71])" office:value-type="string" office:string-value="201045">
            <text:p>2010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0">JAVASERVERFACES-1780</text:a> </text:p>
          </table:table-cell>
          <table:table-cell table:style-name="ce7" office:value-type="string">
            <text:p>Competing FacesConfigResourceProviders</text:p>
          </table:table-cell>
          <table:table-cell table:style-name="ce11" office:value-type="date" office:date-value="2010-11-08">
            <text:p>2010-11-08</text:p>
          </table:table-cell>
          <table:table-cell table:formula="of:=ISOWEEKNUM([.D72];1)" office:value-type="float" office:value="45">
            <text:p>45</text:p>
          </table:table-cell>
          <table:table-cell table:formula="of:=YEAR([.D72])" office:value-type="float" office:value="2010">
            <text:p>2010</text:p>
          </table:table-cell>
          <table:table-cell table:formula="of:=CONCATENATE([.F72];[.E72])" office:value-type="string" office:string-value="201045">
            <text:p>2010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60">JAVASERVERFACES-1860</text:a> </text:p>
          </table:table-cell>
          <table:table-cell table:style-name="ce7" office:value-type="string">
            <text:p>StylesheetRenderer does not call ExternalContext.encodeResourceUrl(resourcePath)</text:p>
          </table:table-cell>
          <table:table-cell table:style-name="ce11" office:value-type="date" office:date-value="2010-11-05">
            <text:p>2010-11-05</text:p>
          </table:table-cell>
          <table:table-cell table:formula="of:=ISOWEEKNUM([.D73];1)" office:value-type="float" office:value="44">
            <text:p>44</text:p>
          </table:table-cell>
          <table:table-cell table:formula="of:=YEAR([.D73])" office:value-type="float" office:value="2010">
            <text:p>2010</text:p>
          </table:table-cell>
          <table:table-cell table:formula="of:=CONCATENATE([.F73];[.E73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8">JAVASERVERFACES-1848</text:a> </text:p>
          </table:table-cell>
          <table:table-cell table:style-name="ce7" office:value-type="string">
            <text:p>Using VE as default for cc:attribute broken</text:p>
          </table:table-cell>
          <table:table-cell table:style-name="ce11" office:value-type="date" office:date-value="2010-11-04">
            <text:p>2010-11-04</text:p>
          </table:table-cell>
          <table:table-cell table:formula="of:=ISOWEEKNUM([.D74];1)" office:value-type="float" office:value="44">
            <text:p>44</text:p>
          </table:table-cell>
          <table:table-cell table:formula="of:=YEAR([.D74])" office:value-type="float" office:value="2010">
            <text:p>2010</text:p>
          </table:table-cell>
          <table:table-cell table:formula="of:=CONCATENATE([.F74];[.E74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59">JAVASERVERFACES-1859</text:a> </text:p>
          </table:table-cell>
          <table:table-cell table:style-name="ce7" office:value-type="string">
            <text:p>ui param TAGDOC mentioned twice the name parameter.....</text:p>
          </table:table-cell>
          <table:table-cell table:style-name="ce11" office:value-type="date" office:date-value="2010-11-04">
            <text:p>2010-11-04</text:p>
          </table:table-cell>
          <table:table-cell table:formula="of:=ISOWEEKNUM([.D75];1)" office:value-type="float" office:value="44">
            <text:p>44</text:p>
          </table:table-cell>
          <table:table-cell table:formula="of:=YEAR([.D75])" office:value-type="float" office:value="2010">
            <text:p>2010</text:p>
          </table:table-cell>
          <table:table-cell table:formula="of:=CONCATENATE([.F75];[.E75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2">JAVASERVERFACES-1462</text:a> </text:p>
          </table:table-cell>
          <table:table-cell table:style-name="ce7" office:value-type="string">
            <text:p>&lt;f:event type="preRenderView"&gt; and composite components</text:p>
          </table:table-cell>
          <table:table-cell table:style-name="ce11" office:value-type="date" office:date-value="2010-11-03">
            <text:p>2010-11-03</text:p>
          </table:table-cell>
          <table:table-cell table:formula="of:=ISOWEEKNUM([.D76];1)" office:value-type="float" office:value="44">
            <text:p>44</text:p>
          </table:table-cell>
          <table:table-cell table:formula="of:=YEAR([.D76])" office:value-type="float" office:value="2010">
            <text:p>2010</text:p>
          </table:table-cell>
          <table:table-cell table:formula="of:=CONCATENATE([.F76];[.E76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1">JAVASERVERFACES-1491</text:a> </text:p>
          </table:table-cell>
          <table:table-cell table:style-name="ce7" office:value-type="string">
            <text:p>Unable to process annotations in exploded jars</text:p>
          </table:table-cell>
          <table:table-cell table:style-name="ce11" office:value-type="date" office:date-value="2010-11-03">
            <text:p>2010-11-03</text:p>
          </table:table-cell>
          <table:table-cell table:formula="of:=ISOWEEKNUM([.D77];1)" office:value-type="float" office:value="44">
            <text:p>44</text:p>
          </table:table-cell>
          <table:table-cell table:formula="of:=YEAR([.D77])" office:value-type="float" office:value="2010">
            <text:p>2010</text:p>
          </table:table-cell>
          <table:table-cell table:formula="of:=CONCATENATE([.F77];[.E77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9">JAVASERVERFACES-1839</text:a> </text:p>
          </table:table-cell>
          <table:table-cell table:style-name="ce7" office:value-type="string">
            <text:p>ViewScoped @PreDestroy not called on session expiry</text:p>
          </table:table-cell>
          <table:table-cell table:style-name="ce11" office:value-type="date" office:date-value="2010-11-02">
            <text:p>2010-11-02</text:p>
          </table:table-cell>
          <table:table-cell table:formula="of:=ISOWEEKNUM([.D78];1)" office:value-type="float" office:value="44">
            <text:p>44</text:p>
          </table:table-cell>
          <table:table-cell table:formula="of:=YEAR([.D78])" office:value-type="float" office:value="2010">
            <text:p>2010</text:p>
          </table:table-cell>
          <table:table-cell table:formula="of:=CONCATENATE([.F78];[.E78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2">JAVASERVERFACES-1842</text:a> </text:p>
          </table:table-cell>
          <table:table-cell table:style-name="ce7" office:value-type="string">
            <text:p>Facelets Creating Unnecessary Sessions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79];1)" office:value-type="float" office:value="44">
            <text:p>44</text:p>
          </table:table-cell>
          <table:table-cell table:formula="of:=YEAR([.D79])" office:value-type="float" office:value="2010">
            <text:p>2010</text:p>
          </table:table-cell>
          <table:table-cell table:formula="of:=CONCATENATE([.F79];[.E79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47">JAVASERVERFACES-1847</text:a> </text:p>
          </table:table-cell>
          <table:table-cell table:style-name="ce7" office:value-type="string">
            <text:p>javax.faces.context.FacesContext.getAttributes() has got incompatible return type parameter</text:p>
          </table:table-cell>
          <table:table-cell table:style-name="ce11" office:value-type="date" office:date-value="2010-11-01">
            <text:p>2010-11-01</text:p>
          </table:table-cell>
          <table:table-cell table:formula="of:=ISOWEEKNUM([.D80];1)" office:value-type="float" office:value="44">
            <text:p>44</text:p>
          </table:table-cell>
          <table:table-cell table:formula="of:=YEAR([.D80])" office:value-type="float" office:value="2010">
            <text:p>2010</text:p>
          </table:table-cell>
          <table:table-cell table:formula="of:=CONCATENATE([.F80];[.E80])" office:value-type="string" office:string-value="201044">
            <text:p>2010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55">JAVASERVERFACES-1655</text:a> </text:p>
          </table:table-cell>
          <table:table-cell table:style-name="ce7" office:value-type="string">
            <text:p>Groovy Scripting Brooken</text:p>
          </table:table-cell>
          <table:table-cell table:style-name="ce11" office:value-type="date" office:date-value="2010-10-29">
            <text:p>2010-10-29</text:p>
          </table:table-cell>
          <table:table-cell table:formula="of:=ISOWEEKNUM([.D81];1)" office:value-type="float" office:value="43">
            <text:p>43</text:p>
          </table:table-cell>
          <table:table-cell table:formula="of:=YEAR([.D81])" office:value-type="float" office:value="2010">
            <text:p>2010</text:p>
          </table:table-cell>
          <table:table-cell table:formula="of:=CONCATENATE([.F81];[.E81])" office:value-type="string" office:string-value="201043">
            <text:p>2010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6">JAVASERVERFACES-1746</text:a> </text:p>
          </table:table-cell>
          <table:table-cell table:style-name="ce7" office:value-type="string">
            <text:p>Can't install a jsf library elsewhere but WEB-INF/lib folder</text:p>
          </table:table-cell>
          <table:table-cell table:style-name="ce11" office:value-type="date" office:date-value="2010-10-26">
            <text:p>2010-10-26</text:p>
          </table:table-cell>
          <table:table-cell table:formula="of:=ISOWEEKNUM([.D82];1)" office:value-type="float" office:value="43">
            <text:p>43</text:p>
          </table:table-cell>
          <table:table-cell table:formula="of:=YEAR([.D82])" office:value-type="float" office:value="2010">
            <text:p>2010</text:p>
          </table:table-cell>
          <table:table-cell table:formula="of:=CONCATENATE([.F82];[.E82])" office:value-type="string" office:string-value="201043">
            <text:p>2010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33">JAVASERVERFACES-1833</text:a> </text:p>
          </table:table-cell>
          <table:table-cell table:style-name="ce7" office:value-type="string">
            <text:p>missing form error can't be correctly detected in devmode</text:p>
          </table:table-cell>
          <table:table-cell table:style-name="ce11" office:value-type="date" office:date-value="2010-10-20">
            <text:p>2010-10-20</text:p>
          </table:table-cell>
          <table:table-cell table:formula="of:=ISOWEEKNUM([.D83];1)" office:value-type="float" office:value="42">
            <text:p>42</text:p>
          </table:table-cell>
          <table:table-cell table:formula="of:=YEAR([.D83])" office:value-type="float" office:value="2010">
            <text:p>2010</text:p>
          </table:table-cell>
          <table:table-cell table:formula="of:=CONCATENATE([.F83];[.E83])" office:value-type="string" office:string-value="201042">
            <text:p>2010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6">JAVASERVERFACES-1796</text:a> </text:p>
          </table:table-cell>
          <table:table-cell table:style-name="ce7" office:value-type="string">
            <text:p>Enable VisitHint.EXECUTE_STATE_SAVING</text:p>
          </table:table-cell>
          <table:table-cell table:style-name="ce11" office:value-type="date" office:date-value="2010-10-16">
            <text:p>2010-10-16</text:p>
          </table:table-cell>
          <table:table-cell table:formula="of:=ISOWEEKNUM([.D84];1)" office:value-type="float" office:value="41">
            <text:p>41</text:p>
          </table:table-cell>
          <table:table-cell table:formula="of:=YEAR([.D84])" office:value-type="float" office:value="2010">
            <text:p>2010</text:p>
          </table:table-cell>
          <table:table-cell table:formula="of:=CONCATENATE([.F84];[.E84])" office:value-type="string" office:string-value="201041">
            <text:p>2010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7">JAVASERVERFACES-1757</text:a> </text:p>
          </table:table-cell>
          <table:table-cell table:style-name="ce7" office:value-type="string">
            <text:p>Reentrant multiple event types can't be successfully processed</text:p>
          </table:table-cell>
          <table:table-cell table:style-name="ce11" office:value-type="date" office:date-value="2010-10-08">
            <text:p>2010-10-08</text:p>
          </table:table-cell>
          <table:table-cell table:formula="of:=ISOWEEKNUM([.D85];1)" office:value-type="float" office:value="40">
            <text:p>40</text:p>
          </table:table-cell>
          <table:table-cell table:formula="of:=YEAR([.D85])" office:value-type="float" office:value="2010">
            <text:p>2010</text:p>
          </table:table-cell>
          <table:table-cell table:formula="of:=CONCATENATE([.F85];[.E85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0">JAVASERVERFACES-1680</text:a> </text:p>
          </table:table-cell>
          <table:table-cell table:style-name="ce7" office:value-type="string">
            <text:p>Re-creation of composite component children/facets</text:p>
          </table:table-cell>
          <table:table-cell table:style-name="ce11" office:value-type="date" office:date-value="2010-10-08">
            <text:p>2010-10-08</text:p>
          </table:table-cell>
          <table:table-cell table:formula="of:=ISOWEEKNUM([.D86];1)" office:value-type="float" office:value="40">
            <text:p>40</text:p>
          </table:table-cell>
          <table:table-cell table:formula="of:=YEAR([.D86])" office:value-type="float" office:value="2010">
            <text:p>2010</text:p>
          </table:table-cell>
          <table:table-cell table:formula="of:=CONCATENATE([.F86];[.E86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5">JAVASERVERFACES-1745</text:a> </text:p>
          </table:table-cell>
          <table:table-cell table:style-name="ce7" office:value-type="string">
            <text:p>Now, h:messages outputs empty DIV, which differs from JSF 1.2</text:p>
          </table:table-cell>
          <table:table-cell table:style-name="ce11" office:value-type="date" office:date-value="2010-10-08">
            <text:p>2010-10-08</text:p>
          </table:table-cell>
          <table:table-cell table:formula="of:=ISOWEEKNUM([.D87];1)" office:value-type="float" office:value="40">
            <text:p>40</text:p>
          </table:table-cell>
          <table:table-cell table:formula="of:=YEAR([.D87])" office:value-type="float" office:value="2010">
            <text:p>2010</text:p>
          </table:table-cell>
          <table:table-cell table:formula="of:=CONCATENATE([.F87];[.E87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9">JAVASERVERFACES-1809</text:a> </text:p>
          </table:table-cell>
          <table:table-cell table:style-name="ce7" office:value-type="string">
            <text:p>ValueChangeListener.processValueChange being called when no change has been made...</text:p>
          </table:table-cell>
          <table:table-cell table:style-name="ce11" office:value-type="date" office:date-value="2010-10-05">
            <text:p>2010-10-05</text:p>
          </table:table-cell>
          <table:table-cell table:formula="of:=ISOWEEKNUM([.D88];1)" office:value-type="float" office:value="40">
            <text:p>40</text:p>
          </table:table-cell>
          <table:table-cell table:formula="of:=YEAR([.D88])" office:value-type="float" office:value="2010">
            <text:p>2010</text:p>
          </table:table-cell>
          <table:table-cell table:formula="of:=CONCATENATE([.F88];[.E88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27">JAVASERVERFACES-1827</text:a> </text:p>
          </table:table-cell>
          <table:table-cell table:style-name="ce7" office:value-type="string">
            <text:p>NullPointerException in RestoreViewPhase.notifyAfter</text:p>
          </table:table-cell>
          <table:table-cell table:style-name="ce11" office:value-type="date" office:date-value="2010-10-05">
            <text:p>2010-10-05</text:p>
          </table:table-cell>
          <table:table-cell table:formula="of:=ISOWEEKNUM([.D89];1)" office:value-type="float" office:value="40">
            <text:p>40</text:p>
          </table:table-cell>
          <table:table-cell table:formula="of:=YEAR([.D89])" office:value-type="float" office:value="2010">
            <text:p>2010</text:p>
          </table:table-cell>
          <table:table-cell table:formula="of:=CONCATENATE([.F89];[.E89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4">JAVASERVERFACES-1764</text:a> </text:p>
          </table:table-cell>
          <table:table-cell table:style-name="ce7" office:value-type="string">
            <text:p>java.lang.NullPointerException in RestoreViewPhase since 2.0.3-b3/2.1.x</text:p>
          </table:table-cell>
          <table:table-cell table:style-name="ce11" office:value-type="date" office:date-value="2010-10-05">
            <text:p>2010-10-05</text:p>
          </table:table-cell>
          <table:table-cell table:formula="of:=ISOWEEKNUM([.D90];1)" office:value-type="float" office:value="40">
            <text:p>40</text:p>
          </table:table-cell>
          <table:table-cell table:formula="of:=YEAR([.D90])" office:value-type="float" office:value="2010">
            <text:p>2010</text:p>
          </table:table-cell>
          <table:table-cell table:formula="of:=CONCATENATE([.F90];[.E90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0">JAVASERVERFACES-1730</text:a> </text:p>
          </table:table-cell>
          <table:table-cell table:style-name="ce7" office:value-type="string">
            <text:p>com.sun.faces.util.Util ThreadLocal leak</text:p>
          </table:table-cell>
          <table:table-cell table:style-name="ce11" office:value-type="date" office:date-value="2010-10-04">
            <text:p>2010-10-04</text:p>
          </table:table-cell>
          <table:table-cell table:formula="of:=ISOWEEKNUM([.D91];1)" office:value-type="float" office:value="40">
            <text:p>40</text:p>
          </table:table-cell>
          <table:table-cell table:formula="of:=YEAR([.D91])" office:value-type="float" office:value="2010">
            <text:p>2010</text:p>
          </table:table-cell>
          <table:table-cell table:formula="of:=CONCATENATE([.F91];[.E91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2">JAVASERVERFACES-812</text:a> </text:p>
          </table:table-cell>
          <table:table-cell table:style-name="ce7" office:value-type="string">
            <text:p>XSRF attack prevention</text:p>
          </table:table-cell>
          <table:table-cell table:style-name="ce11" office:value-type="date" office:date-value="2010-10-03">
            <text:p>2010-10-03</text:p>
          </table:table-cell>
          <table:table-cell table:formula="of:=ISOWEEKNUM([.D92];1)" office:value-type="float" office:value="40">
            <text:p>40</text:p>
          </table:table-cell>
          <table:table-cell table:formula="of:=YEAR([.D92])" office:value-type="float" office:value="2010">
            <text:p>2010</text:p>
          </table:table-cell>
          <table:table-cell table:formula="of:=CONCATENATE([.F92];[.E92])" office:value-type="string" office:string-value="201040">
            <text:p>2010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5">JAVASERVERFACES-1815</text:a> </text:p>
          </table:table-cell>
          <table:table-cell table:style-name="ce7" office:value-type="string">
            <text:p>The following ViewDeclarationLanguage methods are not throwing NPE when args are null</text:p>
          </table:table-cell>
          <table:table-cell table:style-name="ce11" office:value-type="date" office:date-value="2010-10-01">
            <text:p>2010-10-01</text:p>
          </table:table-cell>
          <table:table-cell table:formula="of:=ISOWEEKNUM([.D93];1)" office:value-type="float" office:value="39">
            <text:p>39</text:p>
          </table:table-cell>
          <table:table-cell table:formula="of:=YEAR([.D93])" office:value-type="float" office:value="2010">
            <text:p>2010</text:p>
          </table:table-cell>
          <table:table-cell table:formula="of:=CONCATENATE([.F93];[.E93])" office:value-type="string" office:string-value="201039">
            <text:p>2010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4">JAVASERVERFACES-1804</text:a> </text:p>
          </table:table-cell>
          <table:table-cell table:style-name="ce7" office:value-type="string">
            <text:p>2.0.4-b03 breaks backward compatibility with 2.0.3</text:p>
          </table:table-cell>
          <table:table-cell table:style-name="ce11" office:value-type="date" office:date-value="2010-10-01">
            <text:p>2010-10-01</text:p>
          </table:table-cell>
          <table:table-cell table:formula="of:=ISOWEEKNUM([.D94];1)" office:value-type="float" office:value="39">
            <text:p>39</text:p>
          </table:table-cell>
          <table:table-cell table:formula="of:=YEAR([.D94])" office:value-type="float" office:value="2010">
            <text:p>2010</text:p>
          </table:table-cell>
          <table:table-cell table:formula="of:=CONCATENATE([.F94];[.E94])" office:value-type="string" office:string-value="201039">
            <text:p>2010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3">JAVASERVERFACES-1803</text:a> </text:p>
          </table:table-cell>
          <table:table-cell table:style-name="ce7" office:value-type="string">
            <text:p>Mojarra 1.2_15 ManagedBeanELResolver.setValue() broken/regression</text:p>
          </table:table-cell>
          <table:table-cell table:style-name="ce11" office:value-type="date" office:date-value="2010-09-30">
            <text:p>2010-09-30</text:p>
          </table:table-cell>
          <table:table-cell table:formula="of:=ISOWEEKNUM([.D95];1)" office:value-type="float" office:value="39">
            <text:p>39</text:p>
          </table:table-cell>
          <table:table-cell table:formula="of:=YEAR([.D95])" office:value-type="float" office:value="2010">
            <text:p>2010</text:p>
          </table:table-cell>
          <table:table-cell table:formula="of:=CONCATENATE([.F95];[.E95])" office:value-type="string" office:string-value="201039">
            <text:p>2010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6">JAVASERVERFACES-1726</text:a> </text:p>
          </table:table-cell>
          <table:table-cell table:style-name="ce7" office:value-type="string">
            <text:p>Single facet gets wrapped in a UIPanel on postback</text:p>
          </table:table-cell>
          <table:table-cell table:style-name="ce11" office:value-type="date" office:date-value="2010-09-30">
            <text:p>2010-09-30</text:p>
          </table:table-cell>
          <table:table-cell table:formula="of:=ISOWEEKNUM([.D96];1)" office:value-type="float" office:value="39">
            <text:p>39</text:p>
          </table:table-cell>
          <table:table-cell table:formula="of:=YEAR([.D96])" office:value-type="float" office:value="2010">
            <text:p>2010</text:p>
          </table:table-cell>
          <table:table-cell table:formula="of:=CONCATENATE([.F96];[.E96])" office:value-type="string" office:string-value="201039">
            <text:p>2010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19">JAVASERVERFACES-1819</text:a> </text:p>
          </table:table-cell>
          <table:table-cell table:style-name="ce7" office:value-type="string">
            <text:p>javax.faces.ViewState without ID after partial render</text:p>
          </table:table-cell>
          <table:table-cell table:style-name="ce11" office:value-type="date" office:date-value="2010-09-25">
            <text:p>2010-09-25</text:p>
          </table:table-cell>
          <table:table-cell table:formula="of:=ISOWEEKNUM([.D97];1)" office:value-type="float" office:value="38">
            <text:p>38</text:p>
          </table:table-cell>
          <table:table-cell table:formula="of:=YEAR([.D97])" office:value-type="float" office:value="2010">
            <text:p>2010</text:p>
          </table:table-cell>
          <table:table-cell table:formula="of:=CONCATENATE([.F97];[.E97])" office:value-type="string" office:string-value="201038">
            <text:p>2010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19">JAVASERVERFACES-1719</text:a> </text:p>
          </table:table-cell>
          <table:table-cell table:style-name="ce7" office:value-type="string">
            <text:p>f:ajax execute=@all does the same as execute=@form</text:p>
          </table:table-cell>
          <table:table-cell table:style-name="ce11" office:value-type="date" office:date-value="2010-09-24">
            <text:p>2010-09-24</text:p>
          </table:table-cell>
          <table:table-cell table:formula="of:=ISOWEEKNUM([.D98];1)" office:value-type="float" office:value="38">
            <text:p>38</text:p>
          </table:table-cell>
          <table:table-cell table:formula="of:=YEAR([.D98])" office:value-type="float" office:value="2010">
            <text:p>2010</text:p>
          </table:table-cell>
          <table:table-cell table:formula="of:=CONCATENATE([.F98];[.E98])" office:value-type="string" office:string-value="201038">
            <text:p>2010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7">JAVASERVERFACES-1707</text:a> </text:p>
          </table:table-cell>
          <table:table-cell table:style-name="ce7" office:value-type="string">
            <text:p>ScriptRenderer does not call encodeResourceURL</text:p>
          </table:table-cell>
          <table:table-cell table:style-name="ce11" office:value-type="date" office:date-value="2010-09-15">
            <text:p>2010-09-15</text:p>
          </table:table-cell>
          <table:table-cell table:formula="of:=ISOWEEKNUM([.D99];1)" office:value-type="float" office:value="37">
            <text:p>37</text:p>
          </table:table-cell>
          <table:table-cell table:formula="of:=YEAR([.D99])" office:value-type="float" office:value="2010">
            <text:p>2010</text:p>
          </table:table-cell>
          <table:table-cell table:formula="of:=CONCATENATE([.F99];[.E99])" office:value-type="string" office:string-value="201037">
            <text:p>2010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9">JAVASERVERFACES-719</text:a> </text:p>
          </table:table-cell>
          <table:table-cell table:style-name="ce7" office:value-type="string">
            <text:p>commandButton without form gives no error</text:p>
          </table:table-cell>
          <table:table-cell table:style-name="ce11" office:value-type="date" office:date-value="2010-09-10">
            <text:p>2010-09-10</text:p>
          </table:table-cell>
          <table:table-cell table:formula="of:=ISOWEEKNUM([.D100];1)" office:value-type="float" office:value="36">
            <text:p>36</text:p>
          </table:table-cell>
          <table:table-cell table:formula="of:=YEAR([.D100])" office:value-type="float" office:value="2010">
            <text:p>2010</text:p>
          </table:table-cell>
          <table:table-cell table:formula="of:=CONCATENATE([.F100];[.E100])" office:value-type="string" office:string-value="201036">
            <text:p>2010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2">JAVASERVERFACES-662</text:a> </text:p>
          </table:table-cell>
          <table:table-cell table:style-name="ce7" office:value-type="string">
            <text:p>Server-side state saving doesn't work well in a cluster</text:p>
          </table:table-cell>
          <table:table-cell table:style-name="ce11" office:value-type="date" office:date-value="2010-09-09">
            <text:p>2010-09-09</text:p>
          </table:table-cell>
          <table:table-cell table:formula="of:=ISOWEEKNUM([.D101];1)" office:value-type="float" office:value="36">
            <text:p>36</text:p>
          </table:table-cell>
          <table:table-cell table:formula="of:=YEAR([.D101])" office:value-type="float" office:value="2010">
            <text:p>2010</text:p>
          </table:table-cell>
          <table:table-cell table:formula="of:=CONCATENATE([.F101];[.E101])" office:value-type="string" office:string-value="201036">
            <text:p>2010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96">JAVASERVERFACES-1696</text:a> </text:p>
          </table:table-cell>
          <table:table-cell table:style-name="ce7" office:value-type="string">
            <text:p>2.0.3 Build Fails on SIMPLE Composite Component</text:p>
          </table:table-cell>
          <table:table-cell table:style-name="ce11" office:value-type="date" office:date-value="2010-09-08">
            <text:p>2010-09-08</text:p>
          </table:table-cell>
          <table:table-cell table:formula="of:=ISOWEEKNUM([.D102];1)" office:value-type="float" office:value="36">
            <text:p>36</text:p>
          </table:table-cell>
          <table:table-cell table:formula="of:=YEAR([.D102])" office:value-type="float" office:value="2010">
            <text:p>2010</text:p>
          </table:table-cell>
          <table:table-cell table:formula="of:=CONCATENATE([.F102];[.E102])" office:value-type="string" office:string-value="201036">
            <text:p>2010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802">JAVASERVERFACES-1802</text:a> </text:p>
          </table:table-cell>
          <table:table-cell table:style-name="ce7" office:value-type="string">
            <text:p>parameterize all port references in automated tests</text:p>
          </table:table-cell>
          <table:table-cell table:style-name="ce11" office:value-type="date" office:date-value="2010-09-08">
            <text:p>2010-09-08</text:p>
          </table:table-cell>
          <table:table-cell table:formula="of:=ISOWEEKNUM([.D103];1)" office:value-type="float" office:value="36">
            <text:p>36</text:p>
          </table:table-cell>
          <table:table-cell table:formula="of:=YEAR([.D103])" office:value-type="float" office:value="2010">
            <text:p>2010</text:p>
          </table:table-cell>
          <table:table-cell table:formula="of:=CONCATENATE([.F103];[.E103])" office:value-type="string" office:string-value="201036">
            <text:p>2010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8">JAVASERVERFACES-1798</text:a> </text:p>
          </table:table-cell>
          <table:table-cell table:style-name="ce7" office:value-type="string">
            <text:p>Bogus pathnames cause failure to deploy</text:p>
          </table:table-cell>
          <table:table-cell table:style-name="ce11" office:value-type="date" office:date-value="2010-09-01">
            <text:p>2010-09-01</text:p>
          </table:table-cell>
          <table:table-cell table:formula="of:=ISOWEEKNUM([.D104];1)" office:value-type="float" office:value="35">
            <text:p>35</text:p>
          </table:table-cell>
          <table:table-cell table:formula="of:=YEAR([.D104])" office:value-type="float" office:value="2010">
            <text:p>2010</text:p>
          </table:table-cell>
          <table:table-cell table:formula="of:=CONCATENATE([.F104];[.E104])" office:value-type="string" office:string-value="201035">
            <text:p>2010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2">JAVASERVERFACES-1782</text:a> </text:p>
          </table:table-cell>
          <table:table-cell table:style-name="ce7" office:value-type="string">
            <text:p>Composite component uses default attribute value instead of defined using EL</text:p>
          </table:table-cell>
          <table:table-cell table:style-name="ce11" office:value-type="date" office:date-value="2010-08-30">
            <text:p>2010-08-30</text:p>
          </table:table-cell>
          <table:table-cell table:formula="of:=ISOWEEKNUM([.D105];1)" office:value-type="float" office:value="35">
            <text:p>35</text:p>
          </table:table-cell>
          <table:table-cell table:formula="of:=YEAR([.D105])" office:value-type="float" office:value="2010">
            <text:p>2010</text:p>
          </table:table-cell>
          <table:table-cell table:formula="of:=CONCATENATE([.F105];[.E105])" office:value-type="string" office:string-value="201035">
            <text:p>2010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95">JAVASERVERFACES-1795</text:a> </text:p>
          </table:table-cell>
          <table:table-cell table:style-name="ce7" office:value-type="string">
            <text:p>Misplaced 'extension' response element</text:p>
          </table:table-cell>
          <table:table-cell table:style-name="ce11" office:value-type="date" office:date-value="2010-08-28">
            <text:p>2010-08-28</text:p>
          </table:table-cell>
          <table:table-cell table:formula="of:=ISOWEEKNUM([.D106];1)" office:value-type="float" office:value="34">
            <text:p>34</text:p>
          </table:table-cell>
          <table:table-cell table:formula="of:=YEAR([.D106])" office:value-type="float" office:value="2010">
            <text:p>2010</text:p>
          </table:table-cell>
          <table:table-cell table:formula="of:=CONCATENATE([.F106];[.E106])" office:value-type="string" office:string-value="201034">
            <text:p>2010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60">JAVASERVERFACES-1760</text:a> </text:p>
          </table:table-cell>
          <table:table-cell table:style-name="ce7" office:value-type="string">
            <text:p>f:ajax with checkbox/radio fails on click event</text:p>
          </table:table-cell>
          <table:table-cell table:style-name="ce11" office:value-type="date" office:date-value="2010-08-26">
            <text:p>2010-08-26</text:p>
          </table:table-cell>
          <table:table-cell table:formula="of:=ISOWEEKNUM([.D107];1)" office:value-type="float" office:value="34">
            <text:p>34</text:p>
          </table:table-cell>
          <table:table-cell table:formula="of:=YEAR([.D107])" office:value-type="float" office:value="2010">
            <text:p>2010</text:p>
          </table:table-cell>
          <table:table-cell table:formula="of:=CONCATENATE([.F107];[.E107])" office:value-type="string" office:string-value="201034">
            <text:p>2010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7">JAVASERVERFACES-1547</text:a> </text:p>
          </table:table-cell>
          <table:table-cell table:style-name="ce7" office:value-type="string">
            <text:p>more than one whitespace in attribute rendered gives IllegalArgumentException</text:p>
          </table:table-cell>
          <table:table-cell table:style-name="ce11" office:value-type="date" office:date-value="2010-08-25">
            <text:p>2010-08-25</text:p>
          </table:table-cell>
          <table:table-cell table:formula="of:=ISOWEEKNUM([.D108];1)" office:value-type="float" office:value="34">
            <text:p>34</text:p>
          </table:table-cell>
          <table:table-cell table:formula="of:=YEAR([.D108])" office:value-type="float" office:value="2010">
            <text:p>2010</text:p>
          </table:table-cell>
          <table:table-cell table:formula="of:=CONCATENATE([.F108];[.E108])" office:value-type="string" office:string-value="201034">
            <text:p>2010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7">JAVASERVERFACES-1787</text:a> </text:p>
          </table:table-cell>
          <table:table-cell table:style-name="ce7" office:value-type="string">
            <text:p>Possible memory leak in MetaRulesetImpl</text:p>
          </table:table-cell>
          <table:table-cell table:style-name="ce11" office:value-type="date" office:date-value="2010-08-24">
            <text:p>2010-08-24</text:p>
          </table:table-cell>
          <table:table-cell table:formula="of:=ISOWEEKNUM([.D109];1)" office:value-type="float" office:value="34">
            <text:p>34</text:p>
          </table:table-cell>
          <table:table-cell table:formula="of:=YEAR([.D109])" office:value-type="float" office:value="2010">
            <text:p>2010</text:p>
          </table:table-cell>
          <table:table-cell table:formula="of:=CONCATENATE([.F109];[.E109])" office:value-type="string" office:string-value="201034">
            <text:p>2010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6">JAVASERVERFACES-1786</text:a> </text:p>
          </table:table-cell>
          <table:table-cell table:style-name="ce7" office:value-type="string">
            <text:p>MultiViewHandler should check for ajaxRequest instead of partialRequest for writeState</text:p>
          </table:table-cell>
          <table:table-cell table:style-name="ce11" office:value-type="date" office:date-value="2010-08-24">
            <text:p>2010-08-24</text:p>
          </table:table-cell>
          <table:table-cell table:formula="of:=ISOWEEKNUM([.D110];1)" office:value-type="float" office:value="34">
            <text:p>34</text:p>
          </table:table-cell>
          <table:table-cell table:formula="of:=YEAR([.D110])" office:value-type="float" office:value="2010">
            <text:p>2010</text:p>
          </table:table-cell>
          <table:table-cell table:formula="of:=CONCATENATE([.F110];[.E110])" office:value-type="string" office:string-value="201034">
            <text:p>2010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96">JAVASERVERFACES-1596</text:a> </text:p>
          </table:table-cell>
          <table:table-cell table:style-name="ce7" office:value-type="string">
            <text:p>Mojarra does not trust the VDL to build the view</text:p>
          </table:table-cell>
          <table:table-cell table:style-name="ce11" office:value-type="date" office:date-value="2010-08-19">
            <text:p>2010-08-19</text:p>
          </table:table-cell>
          <table:table-cell table:formula="of:=ISOWEEKNUM([.D111];1)" office:value-type="float" office:value="33">
            <text:p>33</text:p>
          </table:table-cell>
          <table:table-cell table:formula="of:=YEAR([.D111])" office:value-type="float" office:value="2010">
            <text:p>2010</text:p>
          </table:table-cell>
          <table:table-cell table:formula="of:=CONCATENATE([.F111];[.E111])" office:value-type="string" office:string-value="201033">
            <text:p>2010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77">JAVASERVERFACES-1777</text:a> </text:p>
          </table:table-cell>
          <table:table-cell table:style-name="ce7" office:value-type="string">
            <text:p>h:head should include resources at the end of head (according to docs)</text:p>
          </table:table-cell>
          <table:table-cell table:style-name="ce11" office:value-type="date" office:date-value="2010-08-18">
            <text:p>2010-08-18</text:p>
          </table:table-cell>
          <table:table-cell table:formula="of:=ISOWEEKNUM([.D112];1)" office:value-type="float" office:value="33">
            <text:p>33</text:p>
          </table:table-cell>
          <table:table-cell table:formula="of:=YEAR([.D112])" office:value-type="float" office:value="2010">
            <text:p>2010</text:p>
          </table:table-cell>
          <table:table-cell table:formula="of:=CONCATENATE([.F112];[.E112])" office:value-type="string" office:string-value="201033">
            <text:p>2010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3">JAVASERVERFACES-1393</text:a> </text:p>
          </table:table-cell>
          <table:table-cell table:style-name="ce7" office:value-type="string">
            <text:p>nested ui:repeat does not work when datamodel is changed in invoke application phase</text:p>
          </table:table-cell>
          <table:table-cell table:style-name="ce11" office:value-type="date" office:date-value="2010-08-13">
            <text:p>2010-08-13</text:p>
          </table:table-cell>
          <table:table-cell table:formula="of:=ISOWEEKNUM([.D113];1)" office:value-type="float" office:value="32">
            <text:p>32</text:p>
          </table:table-cell>
          <table:table-cell table:formula="of:=YEAR([.D113])" office:value-type="float" office:value="2010">
            <text:p>2010</text:p>
          </table:table-cell>
          <table:table-cell table:formula="of:=CONCATENATE([.F113];[.E113])" office:value-type="string" office:string-value="201032">
            <text:p>2010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1">JAVASERVERFACES-1561</text:a> </text:p>
          </table:table-cell>
          <table:table-cell table:style-name="ce7" office:value-type="string">
            <text:p>Nested ui:repeat do not work properly with input components</text:p>
          </table:table-cell>
          <table:table-cell table:style-name="ce11" office:value-type="date" office:date-value="2010-08-13">
            <text:p>2010-08-13</text:p>
          </table:table-cell>
          <table:table-cell table:formula="of:=ISOWEEKNUM([.D114];1)" office:value-type="float" office:value="32">
            <text:p>32</text:p>
          </table:table-cell>
          <table:table-cell table:formula="of:=YEAR([.D114])" office:value-type="float" office:value="2010">
            <text:p>2010</text:p>
          </table:table-cell>
          <table:table-cell table:formula="of:=CONCATENATE([.F114];[.E114])" office:value-type="string" office:string-value="201032">
            <text:p>2010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7">JAVASERVERFACES-1607</text:a> </text:p>
          </table:table-cell>
          <table:table-cell table:style-name="ce7" office:value-type="string">
            <text:p>Client-side state-saving problem with Mojarra 2.0.1/2 and Trinidad 2-trunk</text:p>
          </table:table-cell>
          <table:table-cell table:style-name="ce11" office:value-type="date" office:date-value="2010-08-11">
            <text:p>2010-08-11</text:p>
          </table:table-cell>
          <table:table-cell table:formula="of:=ISOWEEKNUM([.D115];1)" office:value-type="float" office:value="32">
            <text:p>32</text:p>
          </table:table-cell>
          <table:table-cell table:formula="of:=YEAR([.D115])" office:value-type="float" office:value="2010">
            <text:p>2010</text:p>
          </table:table-cell>
          <table:table-cell table:formula="of:=CONCATENATE([.F115];[.E115])" office:value-type="string" office:string-value="201032">
            <text:p>2010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7">JAVASERVERFACES-1727</text:a> </text:p>
          </table:table-cell>
          <table:table-cell table:style-name="ce7" office:value-type="string">
            <text:p>Miltiple components in &lt;f:facet&gt; are not marked&amp;swept properly</text:p>
          </table:table-cell>
          <table:table-cell table:style-name="ce11" office:value-type="date" office:date-value="2010-08-10">
            <text:p>2010-08-10</text:p>
          </table:table-cell>
          <table:table-cell table:formula="of:=ISOWEEKNUM([.D116];1)" office:value-type="float" office:value="32">
            <text:p>32</text:p>
          </table:table-cell>
          <table:table-cell table:formula="of:=YEAR([.D116])" office:value-type="float" office:value="2010">
            <text:p>2010</text:p>
          </table:table-cell>
          <table:table-cell table:formula="of:=CONCATENATE([.F116];[.E116])" office:value-type="string" office:string-value="201032">
            <text:p>2010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0">JAVASERVERFACES-1600</text:a> </text:p>
          </table:table-cell>
          <table:table-cell table:style-name="ce7" office:value-type="string">
            <text:p>Partial state saving configuration appears broken</text:p>
          </table:table-cell>
          <table:table-cell table:style-name="ce11" office:value-type="date" office:date-value="2010-08-05">
            <text:p>2010-08-05</text:p>
          </table:table-cell>
          <table:table-cell table:formula="of:=ISOWEEKNUM([.D117];1)" office:value-type="float" office:value="31">
            <text:p>31</text:p>
          </table:table-cell>
          <table:table-cell table:formula="of:=YEAR([.D117])" office:value-type="float" office:value="2010">
            <text:p>2010</text:p>
          </table:table-cell>
          <table:table-cell table:formula="of:=CONCATENATE([.F117];[.E117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3">JAVASERVERFACES-1313</text:a> </text:p>
          </table:table-cell>
          <table:table-cell table:style-name="ce7" office:value-type="string">
            <text:p>Dynamic &lt;ui:include&gt; does not work on post-back when re-displaying the same view.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118];1)" office:value-type="float" office:value="31">
            <text:p>31</text:p>
          </table:table-cell>
          <table:table-cell table:formula="of:=YEAR([.D118])" office:value-type="float" office:value="2010">
            <text:p>2010</text:p>
          </table:table-cell>
          <table:table-cell table:formula="of:=CONCATENATE([.F118];[.E118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9">JAVASERVERFACES-1759</text:a> </text:p>
          </table:table-cell>
          <table:table-cell table:style-name="ce7" office:value-type="string">
            <text:p>Swallowing of FaceletException in RestoreViewPhase.class</text:p>
          </table:table-cell>
          <table:table-cell table:style-name="ce11" office:value-type="date" office:date-value="2010-08-04">
            <text:p>2010-08-04</text:p>
          </table:table-cell>
          <table:table-cell table:formula="of:=ISOWEEKNUM([.D119];1)" office:value-type="float" office:value="31">
            <text:p>31</text:p>
          </table:table-cell>
          <table:table-cell table:formula="of:=YEAR([.D119])" office:value-type="float" office:value="2010">
            <text:p>2010</text:p>
          </table:table-cell>
          <table:table-cell table:formula="of:=CONCATENATE([.F119];[.E119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2">JAVASERVERFACES-1682</text:a> </text:p>
          </table:table-cell>
          <table:table-cell table:style-name="ce7" office:value-type="string">
            <text:p>System event listener registered on wrong component after postback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0];1)" office:value-type="float" office:value="31">
            <text:p>31</text:p>
          </table:table-cell>
          <table:table-cell table:formula="of:=YEAR([.D120])" office:value-type="float" office:value="2010">
            <text:p>2010</text:p>
          </table:table-cell>
          <table:table-cell table:formula="of:=CONCATENATE([.F120];[.E120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1">JAVASERVERFACES-1741</text:a> </text:p>
          </table:table-cell>
          <table:table-cell table:style-name="ce7" office:value-type="string">
            <text:p>JSF 2.0.3 not detected on gf 3.0.1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1];1)" office:value-type="float" office:value="31">
            <text:p>31</text:p>
          </table:table-cell>
          <table:table-cell table:formula="of:=YEAR([.D121])" office:value-type="float" office:value="2010">
            <text:p>2010</text:p>
          </table:table-cell>
          <table:table-cell table:formula="of:=CONCATENATE([.F121];[.E121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4">JAVASERVERFACES-1144</text:a> </text:p>
          </table:table-cell>
          <table:table-cell table:style-name="ce7" office:value-type="string">
            <text:p>Can't build the 2.0 using current dependencies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2];1)" office:value-type="float" office:value="31">
            <text:p>31</text:p>
          </table:table-cell>
          <table:table-cell table:formula="of:=YEAR([.D122])" office:value-type="float" office:value="2010">
            <text:p>2010</text:p>
          </table:table-cell>
          <table:table-cell table:formula="of:=CONCATENATE([.F122];[.E122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1">JAVASERVERFACES-1141</text:a> </text:p>
          </table:table-cell>
          <table:table-cell table:style-name="ce7" office:value-type="string">
            <text:p>Dependencies build script does not support Windows Vista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3];1)" office:value-type="float" office:value="31">
            <text:p>31</text:p>
          </table:table-cell>
          <table:table-cell table:formula="of:=YEAR([.D123])" office:value-type="float" office:value="2010">
            <text:p>2010</text:p>
          </table:table-cell>
          <table:table-cell table:formula="of:=CONCATENATE([.F123];[.E123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4">JAVASERVERFACES-1034</text:a> </text:p>
          </table:table-cell>
          <table:table-cell table:style-name="ce7" office:value-type="string">
            <text:p>escape' attribute is missing in TLD of f:selectItem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4];1)" office:value-type="float" office:value="31">
            <text:p>31</text:p>
          </table:table-cell>
          <table:table-cell table:formula="of:=YEAR([.D124])" office:value-type="float" office:value="2010">
            <text:p>2010</text:p>
          </table:table-cell>
          <table:table-cell table:formula="of:=CONCATENATE([.F124];[.E124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6">JAVASERVERFACES-686</text:a> </text:p>
          </table:table-cell>
          <table:table-cell table:style-name="ce7" office:value-type="string">
            <text:p>Error in MenuRenderer if using Hibernate</text:p>
          </table:table-cell>
          <table:table-cell table:style-name="ce11" office:value-type="date" office:date-value="2010-08-03">
            <text:p>2010-08-03</text:p>
          </table:table-cell>
          <table:table-cell table:formula="of:=ISOWEEKNUM([.D125];1)" office:value-type="float" office:value="31">
            <text:p>31</text:p>
          </table:table-cell>
          <table:table-cell table:formula="of:=YEAR([.D125])" office:value-type="float" office:value="2010">
            <text:p>2010</text:p>
          </table:table-cell>
          <table:table-cell table:formula="of:=CONCATENATE([.F125];[.E125])" office:value-type="string" office:string-value="201031">
            <text:p>2010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54">JAVASERVERFACES-1754</text:a> </text:p>
          </table:table-cell>
          <table:table-cell table:style-name="ce7" office:value-type="string">
            <text:p>JavaDoc correction for AnnotationProvider</text:p>
          </table:table-cell>
          <table:table-cell table:style-name="ce11" office:value-type="date" office:date-value="2010-07-30">
            <text:p>2010-07-30</text:p>
          </table:table-cell>
          <table:table-cell table:formula="of:=ISOWEEKNUM([.D126];1)" office:value-type="float" office:value="30">
            <text:p>30</text:p>
          </table:table-cell>
          <table:table-cell table:formula="of:=YEAR([.D126])" office:value-type="float" office:value="2010">
            <text:p>2010</text:p>
          </table:table-cell>
          <table:table-cell table:formula="of:=CONCATENATE([.F126];[.E126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39">JAVASERVERFACES-1739</text:a> </text:p>
          </table:table-cell>
          <table:table-cell table:style-name="ce7" office:value-type="string">
            <text:p>Facilitate Visiting With New Visit Hints</text:p>
          </table:table-cell>
          <table:table-cell table:style-name="ce11" office:value-type="date" office:date-value="2010-07-30">
            <text:p>2010-07-30</text:p>
          </table:table-cell>
          <table:table-cell table:formula="of:=ISOWEEKNUM([.D127];1)" office:value-type="float" office:value="30">
            <text:p>30</text:p>
          </table:table-cell>
          <table:table-cell table:formula="of:=YEAR([.D127])" office:value-type="float" office:value="2010">
            <text:p>2010</text:p>
          </table:table-cell>
          <table:table-cell table:formula="of:=CONCATENATE([.F127];[.E127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7">JAVASERVERFACES-1747</text:a> </text:p>
          </table:table-cell>
          <table:table-cell table:style-name="ce7" office:value-type="string">
            <text:p>NPE in StateManagementStrategyImpl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128];1)" office:value-type="float" office:value="30">
            <text:p>30</text:p>
          </table:table-cell>
          <table:table-cell table:formula="of:=YEAR([.D128])" office:value-type="float" office:value="2010">
            <text:p>2010</text:p>
          </table:table-cell>
          <table:table-cell table:formula="of:=CONCATENATE([.F128];[.E128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9">JAVASERVERFACES-1749</text:a> </text:p>
          </table:table-cell>
          <table:table-cell table:style-name="ce7" office:value-type="string">
            <text:p>Annotated renderer doesn't take precedence above standard renderer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129];1)" office:value-type="float" office:value="30">
            <text:p>30</text:p>
          </table:table-cell>
          <table:table-cell table:formula="of:=YEAR([.D129])" office:value-type="float" office:value="2010">
            <text:p>2010</text:p>
          </table:table-cell>
          <table:table-cell table:formula="of:=CONCATENATE([.F129];[.E129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7">JAVASERVERFACES-1527</text:a> </text:p>
          </table:table-cell>
          <table:table-cell table:style-name="ce7" office:value-type="string">
            <text:p>Facelets: Duplicate lclient Ids for components 'stamped' by c:ForEach</text:p>
          </table:table-cell>
          <table:table-cell table:style-name="ce11" office:value-type="date" office:date-value="2010-07-29">
            <text:p>2010-07-29</text:p>
          </table:table-cell>
          <table:table-cell table:formula="of:=ISOWEEKNUM([.D130];1)" office:value-type="float" office:value="30">
            <text:p>30</text:p>
          </table:table-cell>
          <table:table-cell table:formula="of:=YEAR([.D130])" office:value-type="float" office:value="2010">
            <text:p>2010</text:p>
          </table:table-cell>
          <table:table-cell table:formula="of:=CONCATENATE([.F130];[.E130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8">JAVASERVERFACES-1688</text:a> </text:p>
          </table:table-cell>
          <table:table-cell table:style-name="ce7" office:value-type="string">
            <text:p>EXECUTE_LIFECYCLE visit hint not set</text:p>
          </table:table-cell>
          <table:table-cell table:style-name="ce11" office:value-type="date" office:date-value="2010-07-28">
            <text:p>2010-07-28</text:p>
          </table:table-cell>
          <table:table-cell table:formula="of:=ISOWEEKNUM([.D131];1)" office:value-type="float" office:value="30">
            <text:p>30</text:p>
          </table:table-cell>
          <table:table-cell table:formula="of:=YEAR([.D131])" office:value-type="float" office:value="2010">
            <text:p>2010</text:p>
          </table:table-cell>
          <table:table-cell table:formula="of:=CONCATENATE([.F131];[.E131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42">JAVASERVERFACES-1742</text:a> </text:p>
          </table:table-cell>
          <table:table-cell table:style-name="ce7" office:value-type="string">
            <text:p>Cryptic exception in EventObject that does not indicate what is wrong</text:p>
          </table:table-cell>
          <table:table-cell table:style-name="ce11" office:value-type="date" office:date-value="2010-07-27">
            <text:p>2010-07-27</text:p>
          </table:table-cell>
          <table:table-cell table:formula="of:=ISOWEEKNUM([.D132];1)" office:value-type="float" office:value="30">
            <text:p>30</text:p>
          </table:table-cell>
          <table:table-cell table:formula="of:=YEAR([.D132])" office:value-type="float" office:value="2010">
            <text:p>2010</text:p>
          </table:table-cell>
          <table:table-cell table:formula="of:=CONCATENATE([.F132];[.E132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9">JAVASERVERFACES-1709</text:a> </text:p>
          </table:table-cell>
          <table:table-cell table:style-name="ce7" office:value-type="string">
            <text:p>@Inject Support For Managed Beans (CDI Related)</text:p>
          </table:table-cell>
          <table:table-cell table:style-name="ce11" office:value-type="date" office:date-value="2010-07-26">
            <text:p>2010-07-26</text:p>
          </table:table-cell>
          <table:table-cell table:formula="of:=ISOWEEKNUM([.D133];1)" office:value-type="float" office:value="30">
            <text:p>30</text:p>
          </table:table-cell>
          <table:table-cell table:formula="of:=YEAR([.D133])" office:value-type="float" office:value="2010">
            <text:p>2010</text:p>
          </table:table-cell>
          <table:table-cell table:formula="of:=CONCATENATE([.F133];[.E133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8">JAVASERVERFACES-1608</text:a> </text:p>
          </table:table-cell>
          <table:table-cell table:style-name="ce7" office:value-type="string">
            <text:p>java.io.FileNotFoundException from AnnotationScanner</text:p>
          </table:table-cell>
          <table:table-cell table:style-name="ce11" office:value-type="date" office:date-value="2010-07-26">
            <text:p>2010-07-26</text:p>
          </table:table-cell>
          <table:table-cell table:formula="of:=ISOWEEKNUM([.D134];1)" office:value-type="float" office:value="30">
            <text:p>30</text:p>
          </table:table-cell>
          <table:table-cell table:formula="of:=YEAR([.D134])" office:value-type="float" office:value="2010">
            <text:p>2010</text:p>
          </table:table-cell>
          <table:table-cell table:formula="of:=CONCATENATE([.F134];[.E134])" office:value-type="string" office:string-value="201030">
            <text:p>2010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5">JAVASERVERFACES-1685</text:a> </text:p>
          </table:table-cell>
          <table:table-cell table:style-name="ce7" office:value-type="string">
            <text:p>Reduce performance impact from syncSession</text:p>
          </table:table-cell>
          <table:table-cell table:style-name="ce11" office:value-type="date" office:date-value="2010-07-19">
            <text:p>2010-07-19</text:p>
          </table:table-cell>
          <table:table-cell table:formula="of:=ISOWEEKNUM([.D135];1)" office:value-type="float" office:value="29">
            <text:p>29</text:p>
          </table:table-cell>
          <table:table-cell table:formula="of:=YEAR([.D135])" office:value-type="float" office:value="2010">
            <text:p>2010</text:p>
          </table:table-cell>
          <table:table-cell table:formula="of:=CONCATENATE([.F135];[.E135])" office:value-type="string" office:string-value="201029">
            <text:p>2010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2">JAVASERVERFACES-1452</text:a> </text:p>
          </table:table-cell>
          <table:table-cell table:style-name="ce7" office:value-type="string">
            <text:p>No error logged if a request is made against a non-existant id</text:p>
          </table:table-cell>
          <table:table-cell table:style-name="ce11" office:value-type="date" office:date-value="2010-07-15">
            <text:p>2010-07-15</text:p>
          </table:table-cell>
          <table:table-cell table:formula="of:=ISOWEEKNUM([.D136];1)" office:value-type="float" office:value="28">
            <text:p>28</text:p>
          </table:table-cell>
          <table:table-cell table:formula="of:=YEAR([.D136])" office:value-type="float" office:value="2010">
            <text:p>2010</text:p>
          </table:table-cell>
          <table:table-cell table:formula="of:=CONCATENATE([.F136];[.E136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62">JAVASERVERFACES-1662</text:a> </text:p>
          </table:table-cell>
          <table:table-cell table:style-name="ce7" office:value-type="string">
            <text:p>"no web.xml required" broken in latest head</text:p>
          </table:table-cell>
          <table:table-cell table:style-name="ce11" office:value-type="date" office:date-value="2010-07-15">
            <text:p>2010-07-15</text:p>
          </table:table-cell>
          <table:table-cell table:formula="of:=ISOWEEKNUM([.D137];1)" office:value-type="float" office:value="28">
            <text:p>28</text:p>
          </table:table-cell>
          <table:table-cell table:formula="of:=YEAR([.D137])" office:value-type="float" office:value="2010">
            <text:p>2010</text:p>
          </table:table-cell>
          <table:table-cell table:formula="of:=CONCATENATE([.F137];[.E137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3">JAVASERVERFACES-1683</text:a> </text:p>
          </table:table-cell>
          <table:table-cell table:style-name="ce7" office:value-type="string">
            <text:p>@PostConstruct @PreDestroy annotated methods on none scoped beans must not be called</text:p>
          </table:table-cell>
          <table:table-cell table:style-name="ce11" office:value-type="date" office:date-value="2010-07-14">
            <text:p>2010-07-14</text:p>
          </table:table-cell>
          <table:table-cell table:formula="of:=ISOWEEKNUM([.D138];1)" office:value-type="float" office:value="28">
            <text:p>28</text:p>
          </table:table-cell>
          <table:table-cell table:formula="of:=YEAR([.D138])" office:value-type="float" office:value="2010">
            <text:p>2010</text:p>
          </table:table-cell>
          <table:table-cell table:formula="of:=CONCATENATE([.F138];[.E138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1">JAVASERVERFACES-1421</text:a> </text:p>
          </table:table-cell>
          <table:table-cell table:style-name="ce7" office:value-type="string">
            <text:p>ApplicationImpl.setVariableResolver() is broken</text:p>
          </table:table-cell>
          <table:table-cell table:style-name="ce11" office:value-type="date" office:date-value="2010-07-14">
            <text:p>2010-07-14</text:p>
          </table:table-cell>
          <table:table-cell table:formula="of:=ISOWEEKNUM([.D139];1)" office:value-type="float" office:value="28">
            <text:p>28</text:p>
          </table:table-cell>
          <table:table-cell table:formula="of:=YEAR([.D139])" office:value-type="float" office:value="2010">
            <text:p>2010</text:p>
          </table:table-cell>
          <table:table-cell table:formula="of:=CONCATENATE([.F139];[.E139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84">JAVASERVERFACES-1684</text:a> </text:p>
          </table:table-cell>
          <table:table-cell table:style-name="ce7" office:value-type="string">
            <text:p>Nested templates broken when the named used in ui:define for both</text:p>
          </table:table-cell>
          <table:table-cell table:style-name="ce11" office:value-type="date" office:date-value="2010-07-14">
            <text:p>2010-07-14</text:p>
          </table:table-cell>
          <table:table-cell table:formula="of:=ISOWEEKNUM([.D140];1)" office:value-type="float" office:value="28">
            <text:p>28</text:p>
          </table:table-cell>
          <table:table-cell table:formula="of:=YEAR([.D140])" office:value-type="float" office:value="2010">
            <text:p>2010</text:p>
          </table:table-cell>
          <table:table-cell table:formula="of:=CONCATENATE([.F140];[.E140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32">JAVASERVERFACES-1632</text:a> </text:p>
          </table:table-cell>
          <table:table-cell table:style-name="ce7" office:value-type="string">
            <text:p>doEndTag() Optimizations</text:p>
          </table:table-cell>
          <table:table-cell table:style-name="ce11" office:value-type="date" office:date-value="2010-07-13">
            <text:p>2010-07-13</text:p>
          </table:table-cell>
          <table:table-cell table:formula="of:=ISOWEEKNUM([.D141];1)" office:value-type="float" office:value="28">
            <text:p>28</text:p>
          </table:table-cell>
          <table:table-cell table:formula="of:=YEAR([.D141])" office:value-type="float" office:value="2010">
            <text:p>2010</text:p>
          </table:table-cell>
          <table:table-cell table:formula="of:=CONCATENATE([.F141];[.E141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4">JAVASERVERFACES-1584</text:a> </text:p>
          </table:table-cell>
          <table:table-cell table:style-name="ce7" office:value-type="string">
            <text:p>build failures when updating from 2.01 to 2.0.3-SNASHOT</text:p>
          </table:table-cell>
          <table:table-cell table:style-name="ce11" office:value-type="date" office:date-value="2010-07-13">
            <text:p>2010-07-13</text:p>
          </table:table-cell>
          <table:table-cell table:formula="of:=ISOWEEKNUM([.D142];1)" office:value-type="float" office:value="28">
            <text:p>28</text:p>
          </table:table-cell>
          <table:table-cell table:formula="of:=YEAR([.D142])" office:value-type="float" office:value="2010">
            <text:p>2010</text:p>
          </table:table-cell>
          <table:table-cell table:formula="of:=CONCATENATE([.F142];[.E142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29">JAVASERVERFACES-1729</text:a> </text:p>
          </table:table-cell>
          <table:table-cell table:style-name="ce7" office:value-type="string">
            <text:p>valueChangeListener doesn't get triggered correctly in request scoped bean</text:p>
          </table:table-cell>
          <table:table-cell table:style-name="ce11" office:value-type="date" office:date-value="2010-07-12">
            <text:p>2010-07-12</text:p>
          </table:table-cell>
          <table:table-cell table:formula="of:=ISOWEEKNUM([.D143];1)" office:value-type="float" office:value="28">
            <text:p>28</text:p>
          </table:table-cell>
          <table:table-cell table:formula="of:=YEAR([.D143])" office:value-type="float" office:value="2010">
            <text:p>2010</text:p>
          </table:table-cell>
          <table:table-cell table:formula="of:=CONCATENATE([.F143];[.E143])" office:value-type="string" office:string-value="201028">
            <text:p>2010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3">JAVASERVERFACES-1413</text:a> </text:p>
          </table:table-cell>
          <table:table-cell table:style-name="ce7" office:value-type="string">
            <text:p>Incorrect tld version in JSF jsf-impl-2.0.1</text:p>
          </table:table-cell>
          <table:table-cell table:style-name="ce11" office:value-type="date" office:date-value="2010-07-08">
            <text:p>2010-07-08</text:p>
          </table:table-cell>
          <table:table-cell table:formula="of:=ISOWEEKNUM([.D144];1)" office:value-type="float" office:value="27">
            <text:p>27</text:p>
          </table:table-cell>
          <table:table-cell table:formula="of:=YEAR([.D144])" office:value-type="float" office:value="2010">
            <text:p>2010</text:p>
          </table:table-cell>
          <table:table-cell table:formula="of:=CONCATENATE([.F144];[.E144])" office:value-type="string" office:string-value="201027">
            <text:p>2010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04">JAVASERVERFACES-1604</text:a> </text:p>
          </table:table-cell>
          <table:table-cell table:style-name="ce7" office:value-type="string">
            <text:p>Portlet incompatibility with StateContext.java due to FacesContext being cached</text:p>
          </table:table-cell>
          <table:table-cell table:style-name="ce11" office:value-type="date" office:date-value="2010-07-02">
            <text:p>2010-07-02</text:p>
          </table:table-cell>
          <table:table-cell table:formula="of:=ISOWEEKNUM([.D145];1)" office:value-type="float" office:value="26">
            <text:p>26</text:p>
          </table:table-cell>
          <table:table-cell table:formula="of:=YEAR([.D145])" office:value-type="float" office:value="2010">
            <text:p>2010</text:p>
          </table:table-cell>
          <table:table-cell table:formula="of:=CONCATENATE([.F145];[.E145])" office:value-type="string" office:string-value="201026">
            <text:p>201026</text:p>
          </table:table-cell>
        </table:table-row>
        <table:table-row table:style-name="ro1" table:number-rows-repeated="130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01">JAVASERVERFACES-1701</text:a> </text:p>
          </table:table-cell>
          <table:table-cell table:style-name="ce7" office:value-type="string">
            <text:p>ManagedBean from TreeMap does not work.</text:p>
          </table:table-cell>
          <table:table-cell table:style-name="ce11" office:value-type="date" office:date-value="2010-06-28">
            <text:p>2010-06-28</text:p>
          </table:table-cell>
          <table:table-cell table:formula="of:=ISOWEEKNUM([.D276];1)" office:value-type="float" office:value="26">
            <text:p>26</text:p>
          </table:table-cell>
          <table:table-cell table:formula="of:=YEAR([.D276])" office:value-type="float" office:value="2010">
            <text:p>2010</text:p>
          </table:table-cell>
          <table:table-cell table:formula="of:=CONCATENATE([.F276];[.E276])" office:value-type="string" office:string-value="201026">
            <text:p>2010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4">JAVASERVERFACES-1194</text:a> </text:p>
          </table:table-cell>
          <table:table-cell table:style-name="ce7" office:value-type="string">
            <text:p>outputStylesheet is not supporting the media attribute</text:p>
          </table:table-cell>
          <table:table-cell table:style-name="ce11" office:value-type="date" office:date-value="2010-06-25">
            <text:p>2010-06-25</text:p>
          </table:table-cell>
          <table:table-cell table:formula="of:=ISOWEEKNUM([.D277];1)" office:value-type="float" office:value="25">
            <text:p>25</text:p>
          </table:table-cell>
          <table:table-cell table:formula="of:=YEAR([.D277])" office:value-type="float" office:value="2010">
            <text:p>2010</text:p>
          </table:table-cell>
          <table:table-cell table:formula="of:=CONCATENATE([.F277];[.E277])" office:value-type="string" office:string-value="201025">
            <text:p>2010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5">JAVASERVERFACES-1445</text:a> </text:p>
          </table:table-cell>
          <table:table-cell table:style-name="ce7" office:value-type="string">
            <text:p>Can't use custom converter for custom Color class</text:p>
          </table:table-cell>
          <table:table-cell table:style-name="ce11" office:value-type="date" office:date-value="2010-06-22">
            <text:p>2010-06-22</text:p>
          </table:table-cell>
          <table:table-cell table:formula="of:=ISOWEEKNUM([.D278];1)" office:value-type="float" office:value="25">
            <text:p>25</text:p>
          </table:table-cell>
          <table:table-cell table:formula="of:=YEAR([.D278])" office:value-type="float" office:value="2010">
            <text:p>2010</text:p>
          </table:table-cell>
          <table:table-cell table:formula="of:=CONCATENATE([.F278];[.E278])" office:value-type="string" office:string-value="201025">
            <text:p>2010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0">JAVASERVERFACES-1430</text:a> </text:p>
          </table:table-cell>
          <table:table-cell table:style-name="ce7" office:value-type="string">
            <text:p>IllegalStateException on Weblogic 10 with groovy support</text:p>
          </table:table-cell>
          <table:table-cell table:style-name="ce11" office:value-type="date" office:date-value="2010-06-22">
            <text:p>2010-06-22</text:p>
          </table:table-cell>
          <table:table-cell table:formula="of:=ISOWEEKNUM([.D279];1)" office:value-type="float" office:value="25">
            <text:p>25</text:p>
          </table:table-cell>
          <table:table-cell table:formula="of:=YEAR([.D279])" office:value-type="float" office:value="2010">
            <text:p>2010</text:p>
          </table:table-cell>
          <table:table-cell table:formula="of:=CONCATENATE([.F279];[.E279])" office:value-type="string" office:string-value="201025">
            <text:p>2010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40">JAVASERVERFACES-1640</text:a> </text:p>
          </table:table-cell>
          <table:table-cell table:style-name="ce7" office:value-type="string">
            <text:p>JSP TLValidation config option is too sticky</text:p>
          </table:table-cell>
          <table:table-cell table:style-name="ce11" office:value-type="date" office:date-value="2010-06-07">
            <text:p>2010-06-07</text:p>
          </table:table-cell>
          <table:table-cell table:formula="of:=ISOWEEKNUM([.D280];1)" office:value-type="float" office:value="23">
            <text:p>23</text:p>
          </table:table-cell>
          <table:table-cell table:formula="of:=YEAR([.D280])" office:value-type="float" office:value="2010">
            <text:p>2010</text:p>
          </table:table-cell>
          <table:table-cell table:formula="of:=CONCATENATE([.F280];[.E280])" office:value-type="string" office:string-value="201023">
            <text:p>2010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0">JAVASERVERFACES-1480</text:a> </text:p>
          </table:table-cell>
          <table:table-cell table:style-name="ce7" office:value-type="string">
            <text:p>Wrong clientId for a referred table from inside it</text:p>
          </table:table-cell>
          <table:table-cell table:style-name="ce11" office:value-type="date" office:date-value="2010-05-26">
            <text:p>2010-05-26</text:p>
          </table:table-cell>
          <table:table-cell table:formula="of:=ISOWEEKNUM([.D281];1)" office:value-type="float" office:value="21">
            <text:p>21</text:p>
          </table:table-cell>
          <table:table-cell table:formula="of:=YEAR([.D281])" office:value-type="float" office:value="2010">
            <text:p>2010</text:p>
          </table:table-cell>
          <table:table-cell table:formula="of:=CONCATENATE([.F281];[.E281])" office:value-type="string" office:string-value="201021">
            <text:p>2010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625">JAVASERVERFACES-1625</text:a> </text:p>
          </table:table-cell>
          <table:table-cell table:style-name="ce7" office:value-type="string">
            <text:p>Escape character for f:selectItem in facelets not being handled</text:p>
          </table:table-cell>
          <table:table-cell table:style-name="ce11" office:value-type="date" office:date-value="2010-04-29">
            <text:p>2010-04-29</text:p>
          </table:table-cell>
          <table:table-cell table:formula="of:=ISOWEEKNUM([.D282];1)" office:value-type="float" office:value="17">
            <text:p>17</text:p>
          </table:table-cell>
          <table:table-cell table:formula="of:=YEAR([.D282])" office:value-type="float" office:value="2010">
            <text:p>2010</text:p>
          </table:table-cell>
          <table:table-cell table:formula="of:=CONCATENATE([.F282];[.E282])" office:value-type="string" office:string-value="201017">
            <text:p>2010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8">JAVASERVERFACES-1318</text:a> </text:p>
          </table:table-cell>
          <table:table-cell table:style-name="ce7" office:value-type="string">
            <text:p>Exception raised when composite component MethodExpression uses cc.attrs.[name] as arguments, but not used to resolve a MethodExpression defined by the interface</text:p>
          </table:table-cell>
          <table:table-cell table:style-name="ce11" office:value-type="date" office:date-value="2010-04-13">
            <text:p>2010-04-13</text:p>
          </table:table-cell>
          <table:table-cell table:formula="of:=ISOWEEKNUM([.D283];1)" office:value-type="float" office:value="15">
            <text:p>15</text:p>
          </table:table-cell>
          <table:table-cell table:formula="of:=YEAR([.D283])" office:value-type="float" office:value="2010">
            <text:p>2010</text:p>
          </table:table-cell>
          <table:table-cell table:formula="of:=CONCATENATE([.F283];[.E283])" office:value-type="string" office:string-value="201015">
            <text:p>2010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2">JAVASERVERFACES-1402</text:a> </text:p>
          </table:table-cell>
          <table:table-cell table:style-name="ce7" office:value-type="string">
            <text:p>UIViewRoot SystemEventListeners added after PostAddToViewEvent not notified</text:p>
          </table:table-cell>
          <table:table-cell table:style-name="ce11" office:value-type="date" office:date-value="2010-04-02">
            <text:p>2010-04-02</text:p>
          </table:table-cell>
          <table:table-cell table:formula="of:=ISOWEEKNUM([.D284];1)" office:value-type="float" office:value="13">
            <text:p>13</text:p>
          </table:table-cell>
          <table:table-cell table:formula="of:=YEAR([.D284])" office:value-type="float" office:value="2010">
            <text:p>2010</text:p>
          </table:table-cell>
          <table:table-cell table:formula="of:=CONCATENATE([.F284];[.E284])" office:value-type="string" office:string-value="201013">
            <text:p>2010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8">JAVASERVERFACES-1568</text:a> </text:p>
          </table:table-cell>
          <table:table-cell table:style-name="ce7" office:value-type="string">
            <text:p>Messages*.properties in jsf-api need translation</text:p>
          </table:table-cell>
          <table:table-cell table:style-name="ce11" office:value-type="date" office:date-value="2010-03-23">
            <text:p>2010-03-23</text:p>
          </table:table-cell>
          <table:table-cell table:formula="of:=ISOWEEKNUM([.D285];1)" office:value-type="float" office:value="12">
            <text:p>12</text:p>
          </table:table-cell>
          <table:table-cell table:formula="of:=YEAR([.D285])" office:value-type="float" office:value="2010">
            <text:p>2010</text:p>
          </table:table-cell>
          <table:table-cell table:formula="of:=CONCATENATE([.F285];[.E285])" office:value-type="string" office:string-value="201012">
            <text:p>2010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88">JAVASERVERFACES-1588</text:a> </text:p>
          </table:table-cell>
          <table:table-cell table:style-name="ce7" office:value-type="string">
            <text:p>executePageToBuildView() now requires resource URL</text:p>
          </table:table-cell>
          <table:table-cell table:style-name="ce11" office:value-type="date" office:date-value="2010-03-22">
            <text:p>2010-03-22</text:p>
          </table:table-cell>
          <table:table-cell table:formula="of:=ISOWEEKNUM([.D286];1)" office:value-type="float" office:value="12">
            <text:p>12</text:p>
          </table:table-cell>
          <table:table-cell table:formula="of:=YEAR([.D286])" office:value-type="float" office:value="2010">
            <text:p>2010</text:p>
          </table:table-cell>
          <table:table-cell table:formula="of:=CONCATENATE([.F286];[.E286])" office:value-type="string" office:string-value="201012">
            <text:p>2010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0">JAVASERVERFACES-1560</text:a> </text:p>
          </table:table-cell>
          <table:table-cell table:style-name="ce7" office:value-type="string">
            <text:p>Application.setMessageBundle should throw NullPointerException</text:p>
          </table:table-cell>
          <table:table-cell table:style-name="ce11" office:value-type="date" office:date-value="2010-03-11">
            <text:p>2010-03-11</text:p>
          </table:table-cell>
          <table:table-cell table:formula="of:=ISOWEEKNUM([.D287];1)" office:value-type="float" office:value="10">
            <text:p>10</text:p>
          </table:table-cell>
          <table:table-cell table:formula="of:=YEAR([.D287])" office:value-type="float" office:value="2010">
            <text:p>2010</text:p>
          </table:table-cell>
          <table:table-cell table:formula="of:=CONCATENATE([.F287];[.E287])" office:value-type="string" office:string-value="201010">
            <text:p>2010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2">JAVASERVERFACES-1572</text:a> </text:p>
          </table:table-cell>
          <table:table-cell table:style-name="ce7" office:value-type="string">
            <text:p>Cannot attach &lt;f:ajax&gt; to a composite component call</text:p>
          </table:table-cell>
          <table:table-cell table:style-name="ce11" office:value-type="date" office:date-value="2010-03-08">
            <text:p>2010-03-08</text:p>
          </table:table-cell>
          <table:table-cell table:formula="of:=ISOWEEKNUM([.D288];1)" office:value-type="float" office:value="10">
            <text:p>10</text:p>
          </table:table-cell>
          <table:table-cell table:formula="of:=YEAR([.D288])" office:value-type="float" office:value="2010">
            <text:p>2010</text:p>
          </table:table-cell>
          <table:table-cell table:formula="of:=CONCATENATE([.F288];[.E288])" office:value-type="string" office:string-value="201010">
            <text:p>2010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7">JAVASERVERFACES-947</text:a> </text:p>
          </table:table-cell>
          <table:table-cell table:style-name="ce7" office:value-type="string">
            <text:p>Accept header with the number of types being greater than 50 raises exception</text:p>
          </table:table-cell>
          <table:table-cell table:style-name="ce11" office:value-type="date" office:date-value="2010-03-04">
            <text:p>2010-03-04</text:p>
          </table:table-cell>
          <table:table-cell table:formula="of:=ISOWEEKNUM([.D289];1)" office:value-type="float" office:value="9">
            <text:p>9</text:p>
          </table:table-cell>
          <table:table-cell table:formula="of:=YEAR([.D289])" office:value-type="float" office:value="2010">
            <text:p>2010</text:p>
          </table:table-cell>
          <table:table-cell table:formula="of:=CONCATENATE([.F289];[.E289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8">JAVASERVERFACES-1498</text:a> </text:p>
          </table:table-cell>
          <table:table-cell table:style-name="ce7" office:value-type="string">
            <text:p>multiple client behaviors confuse the jsf.util.chain() function</text:p>
          </table:table-cell>
          <table:table-cell table:style-name="ce11" office:value-type="date" office:date-value="2010-03-02">
            <text:p>2010-03-02</text:p>
          </table:table-cell>
          <table:table-cell table:formula="of:=ISOWEEKNUM([.D290];1)" office:value-type="float" office:value="9">
            <text:p>9</text:p>
          </table:table-cell>
          <table:table-cell table:formula="of:=YEAR([.D290])" office:value-type="float" office:value="2010">
            <text:p>2010</text:p>
          </table:table-cell>
          <table:table-cell table:formula="of:=CONCATENATE([.F290];[.E290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65">JAVASERVERFACES-1565</text:a> </text:p>
          </table:table-cell>
          <table:table-cell table:style-name="ce7" office:value-type="string">
            <text:p>Ajax redirection from inside a PhaseListener fails</text:p>
          </table:table-cell>
          <table:table-cell table:style-name="ce11" office:value-type="date" office:date-value="2010-03-02">
            <text:p>2010-03-02</text:p>
          </table:table-cell>
          <table:table-cell table:formula="of:=ISOWEEKNUM([.D291];1)" office:value-type="float" office:value="9">
            <text:p>9</text:p>
          </table:table-cell>
          <table:table-cell table:formula="of:=YEAR([.D291])" office:value-type="float" office:value="2010">
            <text:p>2010</text:p>
          </table:table-cell>
          <table:table-cell table:formula="of:=CONCATENATE([.F291];[.E291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6">JAVASERVERFACES-1556</text:a> </text:p>
          </table:table-cell>
          <table:table-cell table:style-name="ce7" office:value-type="string">
            <text:p>UnsupportedOperationException when deploying Trinidad 1.2.x on Glassfish V3 (Moijarra 2.x)</text:p>
          </table:table-cell>
          <table:table-cell table:style-name="ce11" office:value-type="date" office:date-value="2010-03-02">
            <text:p>2010-03-02</text:p>
          </table:table-cell>
          <table:table-cell table:formula="of:=ISOWEEKNUM([.D292];1)" office:value-type="float" office:value="9">
            <text:p>9</text:p>
          </table:table-cell>
          <table:table-cell table:formula="of:=YEAR([.D292])" office:value-type="float" office:value="2010">
            <text:p>2010</text:p>
          </table:table-cell>
          <table:table-cell table:formula="of:=CONCATENATE([.F292];[.E292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7">JAVASERVERFACES-1557</text:a> </text:p>
          </table:table-cell>
          <table:table-cell table:style-name="ce7" office:value-type="string">
            <text:p>ResourceHandlerImpl does not cache in production mode</text:p>
          </table:table-cell>
          <table:table-cell table:style-name="ce11" office:value-type="date" office:date-value="2010-03-02">
            <text:p>2010-03-02</text:p>
          </table:table-cell>
          <table:table-cell table:formula="of:=ISOWEEKNUM([.D293];1)" office:value-type="float" office:value="9">
            <text:p>9</text:p>
          </table:table-cell>
          <table:table-cell table:formula="of:=YEAR([.D293])" office:value-type="float" office:value="2010">
            <text:p>2010</text:p>
          </table:table-cell>
          <table:table-cell table:formula="of:=CONCATENATE([.F293];[.E293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71">JAVASERVERFACES-1571</text:a> </text:p>
          </table:table-cell>
          <table:table-cell table:style-name="ce7" office:value-type="string">
            <text:p>ClassLoader.getResource(resource) failure under IBM JVM</text:p>
          </table:table-cell>
          <table:table-cell table:style-name="ce11" office:value-type="date" office:date-value="2010-03-01">
            <text:p>2010-03-01</text:p>
          </table:table-cell>
          <table:table-cell table:formula="of:=ISOWEEKNUM([.D294];1)" office:value-type="float" office:value="9">
            <text:p>9</text:p>
          </table:table-cell>
          <table:table-cell table:formula="of:=YEAR([.D294])" office:value-type="float" office:value="2010">
            <text:p>2010</text:p>
          </table:table-cell>
          <table:table-cell table:formula="of:=CONCATENATE([.F294];[.E294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3">JAVASERVERFACES-1503</text:a> </text:p>
          </table:table-cell>
          <table:table-cell table:style-name="ce7" office:value-type="string">
            <text:p>PostValidateEvent published too early</text:p>
          </table:table-cell>
          <table:table-cell table:style-name="ce11" office:value-type="date" office:date-value="2010-03-01">
            <text:p>2010-03-01</text:p>
          </table:table-cell>
          <table:table-cell table:formula="of:=ISOWEEKNUM([.D295];1)" office:value-type="float" office:value="9">
            <text:p>9</text:p>
          </table:table-cell>
          <table:table-cell table:formula="of:=YEAR([.D295])" office:value-type="float" office:value="2010">
            <text:p>2010</text:p>
          </table:table-cell>
          <table:table-cell table:formula="of:=CONCATENATE([.F295];[.E295])" office:value-type="string" office:string-value="20109">
            <text:p>2010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95">JAVASERVERFACES-1495</text:a> </text:p>
          </table:table-cell>
          <table:table-cell table:style-name="ce7" office:value-type="string">
            <text:p>@FacesConverter does not function the same as &lt;converter&gt;</text:p>
          </table:table-cell>
          <table:table-cell table:style-name="ce11" office:value-type="date" office:date-value="2010-02-24">
            <text:p>2010-02-24</text:p>
          </table:table-cell>
          <table:table-cell table:formula="of:=ISOWEEKNUM([.D296];1)" office:value-type="float" office:value="8">
            <text:p>8</text:p>
          </table:table-cell>
          <table:table-cell table:formula="of:=YEAR([.D296])" office:value-type="float" office:value="2010">
            <text:p>2010</text:p>
          </table:table-cell>
          <table:table-cell table:formula="of:=CONCATENATE([.F296];[.E296])" office:value-type="string" office:string-value="20108">
            <text:p>2010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5">JAVASERVERFACES-1555</text:a> </text:p>
          </table:table-cell>
          <table:table-cell table:style-name="ce7" office:value-type="string">
            <text:p>Trinidad 1.2 within the 2.0 runtime yields UnsupportedOperationException for ExternalContext.getResponseOutputStream()</text:p>
          </table:table-cell>
          <table:table-cell table:style-name="ce11" office:value-type="date" office:date-value="2010-02-18">
            <text:p>2010-02-18</text:p>
          </table:table-cell>
          <table:table-cell table:formula="of:=ISOWEEKNUM([.D297];1)" office:value-type="float" office:value="7">
            <text:p>7</text:p>
          </table:table-cell>
          <table:table-cell table:formula="of:=YEAR([.D297])" office:value-type="float" office:value="2010">
            <text:p>2010</text:p>
          </table:table-cell>
          <table:table-cell table:formula="of:=CONCATENATE([.F297];[.E297])" office:value-type="string" office:string-value="20107">
            <text:p>2010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3">JAVASERVERFACES-1483</text:a> </text:p>
          </table:table-cell>
          <table:table-cell table:style-name="ce7" office:value-type="string">
            <text:p>Column facets visited twice in UIData.visitTree()</text:p>
          </table:table-cell>
          <table:table-cell table:style-name="ce11" office:value-type="date" office:date-value="2010-02-17">
            <text:p>2010-02-17</text:p>
          </table:table-cell>
          <table:table-cell table:formula="of:=ISOWEEKNUM([.D298];1)" office:value-type="float" office:value="7">
            <text:p>7</text:p>
          </table:table-cell>
          <table:table-cell table:formula="of:=YEAR([.D298])" office:value-type="float" office:value="2010">
            <text:p>2010</text:p>
          </table:table-cell>
          <table:table-cell table:formula="of:=CONCATENATE([.F298];[.E298])" office:value-type="string" office:string-value="20107">
            <text:p>2010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3">JAVASERVERFACES-1553</text:a> </text:p>
          </table:table-cell>
          <table:table-cell table:style-name="ce7" office:value-type="string">
            <text:p>partial state saving and transient root not working as expected</text:p>
          </table:table-cell>
          <table:table-cell table:style-name="ce11" office:value-type="date" office:date-value="2010-02-16">
            <text:p>2010-02-16</text:p>
          </table:table-cell>
          <table:table-cell table:formula="of:=ISOWEEKNUM([.D299];1)" office:value-type="float" office:value="7">
            <text:p>7</text:p>
          </table:table-cell>
          <table:table-cell table:formula="of:=YEAR([.D299])" office:value-type="float" office:value="2010">
            <text:p>2010</text:p>
          </table:table-cell>
          <table:table-cell table:formula="of:=CONCATENATE([.F299];[.E299])" office:value-type="string" office:string-value="20107">
            <text:p>2010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2">JAVASERVERFACES-1552</text:a> </text:p>
          </table:table-cell>
          <table:table-cell table:style-name="ce7" office:value-type="string">
            <text:p>Facelets don't handle well complex composition</text:p>
          </table:table-cell>
          <table:table-cell table:style-name="ce11" office:value-type="date" office:date-value="2010-02-16">
            <text:p>2010-02-16</text:p>
          </table:table-cell>
          <table:table-cell table:formula="of:=ISOWEEKNUM([.D300];1)" office:value-type="float" office:value="7">
            <text:p>7</text:p>
          </table:table-cell>
          <table:table-cell table:formula="of:=YEAR([.D300])" office:value-type="float" office:value="2010">
            <text:p>2010</text:p>
          </table:table-cell>
          <table:table-cell table:formula="of:=CONCATENATE([.F300];[.E300])" office:value-type="string" office:string-value="20107">
            <text:p>2010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8">JAVASERVERFACES-1538</text:a> </text:p>
          </table:table-cell>
          <table:table-cell table:style-name="ce7" office:value-type="string">
            <text:p>UIComponentBase.setTransient() javadoc is misleading/backwards</text:p>
          </table:table-cell>
          <table:table-cell table:style-name="ce11" office:value-type="date" office:date-value="2010-02-16">
            <text:p>2010-02-16</text:p>
          </table:table-cell>
          <table:table-cell table:formula="of:=ISOWEEKNUM([.D301];1)" office:value-type="float" office:value="7">
            <text:p>7</text:p>
          </table:table-cell>
          <table:table-cell table:formula="of:=YEAR([.D301])" office:value-type="float" office:value="2010">
            <text:p>2010</text:p>
          </table:table-cell>
          <table:table-cell table:formula="of:=CONCATENATE([.F301];[.E301])" office:value-type="string" office:string-value="20107">
            <text:p>2010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4">JAVASERVERFACES-1464</text:a> </text:p>
          </table:table-cell>
          <table:table-cell table:style-name="ce7" office:value-type="string">
            <text:p>Regression: instances of ValueExpression that are StateHolder are handled as Serializable in JSF 2.0</text:p>
          </table:table-cell>
          <table:table-cell table:style-name="ce11" office:value-type="date" office:date-value="2010-02-13">
            <text:p>2010-02-13</text:p>
          </table:table-cell>
          <table:table-cell table:formula="of:=ISOWEEKNUM([.D302];1)" office:value-type="float" office:value="6">
            <text:p>6</text:p>
          </table:table-cell>
          <table:table-cell table:formula="of:=YEAR([.D302])" office:value-type="float" office:value="2010">
            <text:p>2010</text:p>
          </table:table-cell>
          <table:table-cell table:formula="of:=CONCATENATE([.F302];[.E302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51">JAVASERVERFACES-1551</text:a> </text:p>
          </table:table-cell>
          <table:table-cell table:style-name="ce7" office:value-type="string">
            <text:p>Deprecation warnings for facelets.* context parameters displayed when 2.0 facelets is disabled</text:p>
          </table:table-cell>
          <table:table-cell table:style-name="ce11" office:value-type="date" office:date-value="2010-02-12">
            <text:p>2010-02-12</text:p>
          </table:table-cell>
          <table:table-cell table:formula="of:=ISOWEEKNUM([.D303];1)" office:value-type="float" office:value="6">
            <text:p>6</text:p>
          </table:table-cell>
          <table:table-cell table:formula="of:=YEAR([.D303])" office:value-type="float" office:value="2010">
            <text:p>2010</text:p>
          </table:table-cell>
          <table:table-cell table:formula="of:=CONCATENATE([.F303];[.E303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1">JAVASERVERFACES-1391</text:a> </text:p>
          </table:table-cell>
          <table:table-cell table:style-name="ce7" office:value-type="string">
            <text:p>UIViewRoot setAfterPhaseListener not called in phase RESTORE VIEW</text:p>
          </table:table-cell>
          <table:table-cell table:style-name="ce11" office:value-type="date" office:date-value="2010-02-12">
            <text:p>2010-02-12</text:p>
          </table:table-cell>
          <table:table-cell table:formula="of:=ISOWEEKNUM([.D304];1)" office:value-type="float" office:value="6">
            <text:p>6</text:p>
          </table:table-cell>
          <table:table-cell table:formula="of:=YEAR([.D304])" office:value-type="float" office:value="2010">
            <text:p>2010</text:p>
          </table:table-cell>
          <table:table-cell table:formula="of:=CONCATENATE([.F304];[.E304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44">JAVASERVERFACES-1544</text:a> </text:p>
          </table:table-cell>
          <table:table-cell table:style-name="ce7" office:value-type="string">
            <text:p>Regression for Ajax response with UTF-8</text:p>
          </table:table-cell>
          <table:table-cell table:style-name="ce11" office:value-type="date" office:date-value="2010-02-12">
            <text:p>2010-02-12</text:p>
          </table:table-cell>
          <table:table-cell table:formula="of:=ISOWEEKNUM([.D305];1)" office:value-type="float" office:value="6">
            <text:p>6</text:p>
          </table:table-cell>
          <table:table-cell table:formula="of:=YEAR([.D305])" office:value-type="float" office:value="2010">
            <text:p>2010</text:p>
          </table:table-cell>
          <table:table-cell table:formula="of:=CONCATENATE([.F305];[.E305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1">JAVASERVERFACES-1481</text:a> </text:p>
          </table:table-cell>
          <table:table-cell table:style-name="ce7" office:value-type="string">
            <text:p>FacesInitializer shouldn't include a static Logger reference</text:p>
          </table:table-cell>
          <table:table-cell table:style-name="ce11" office:value-type="date" office:date-value="2010-02-12">
            <text:p>2010-02-12</text:p>
          </table:table-cell>
          <table:table-cell table:formula="of:=ISOWEEKNUM([.D306];1)" office:value-type="float" office:value="6">
            <text:p>6</text:p>
          </table:table-cell>
          <table:table-cell table:formula="of:=YEAR([.D306])" office:value-type="float" office:value="2010">
            <text:p>2010</text:p>
          </table:table-cell>
          <table:table-cell table:formula="of:=CONCATENATE([.F306];[.E306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0">JAVASERVERFACES-1530</text:a> </text:p>
          </table:table-cell>
          <table:table-cell table:style-name="ce7" office:value-type="string">
            <text:p>Partial render doesn't work in transient mode</text:p>
          </table:table-cell>
          <table:table-cell table:style-name="ce11" office:value-type="date" office:date-value="2010-02-11">
            <text:p>2010-02-11</text:p>
          </table:table-cell>
          <table:table-cell table:formula="of:=ISOWEEKNUM([.D307];1)" office:value-type="float" office:value="6">
            <text:p>6</text:p>
          </table:table-cell>
          <table:table-cell table:formula="of:=YEAR([.D307])" office:value-type="float" office:value="2010">
            <text:p>2010</text:p>
          </table:table-cell>
          <table:table-cell table:formula="of:=CONCATENATE([.F307];[.E307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6">JAVASERVERFACES-1536</text:a> </text:p>
          </table:table-cell>
          <table:table-cell table:style-name="ce7" office:value-type="string">
            <text:p>Performance problem in ApplicationImpl.createComponent(FacesContext context, Resource componentResource)</text:p>
          </table:table-cell>
          <table:table-cell table:style-name="ce11" office:value-type="date" office:date-value="2010-02-11">
            <text:p>2010-02-11</text:p>
          </table:table-cell>
          <table:table-cell table:formula="of:=ISOWEEKNUM([.D308];1)" office:value-type="float" office:value="6">
            <text:p>6</text:p>
          </table:table-cell>
          <table:table-cell table:formula="of:=YEAR([.D308])" office:value-type="float" office:value="2010">
            <text:p>2010</text:p>
          </table:table-cell>
          <table:table-cell table:formula="of:=CONCATENATE([.F308];[.E308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37">JAVASERVERFACES-1537</text:a> </text:p>
          </table:table-cell>
          <table:table-cell table:style-name="ce7" office:value-type="string">
            <text:p>h:selectManyCheckbox doesn't fire value change listener</text:p>
          </table:table-cell>
          <table:table-cell table:style-name="ce11" office:value-type="date" office:date-value="2010-02-10">
            <text:p>2010-02-10</text:p>
          </table:table-cell>
          <table:table-cell table:formula="of:=ISOWEEKNUM([.D309];1)" office:value-type="float" office:value="6">
            <text:p>6</text:p>
          </table:table-cell>
          <table:table-cell table:formula="of:=YEAR([.D309])" office:value-type="float" office:value="2010">
            <text:p>2010</text:p>
          </table:table-cell>
          <table:table-cell table:formula="of:=CONCATENATE([.F309];[.E309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4">JAVASERVERFACES-1484</text:a> </text:p>
          </table:table-cell>
          <table:table-cell table:style-name="ce7" office:value-type="string">
            <text:p>Proper BigDecimal support in convertNumber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10];1)" office:value-type="float" office:value="6">
            <text:p>6</text:p>
          </table:table-cell>
          <table:table-cell table:formula="of:=YEAR([.D310])" office:value-type="float" office:value="2010">
            <text:p>2010</text:p>
          </table:table-cell>
          <table:table-cell table:formula="of:=CONCATENATE([.F310];[.E310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6">JAVASERVERFACES-1486</text:a> </text:p>
          </table:table-cell>
          <table:table-cell table:style-name="ce7" office:value-type="string">
            <text:p>adf web cache not working using suffix *.jsf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11];1)" office:value-type="float" office:value="6">
            <text:p>6</text:p>
          </table:table-cell>
          <table:table-cell table:formula="of:=YEAR([.D311])" office:value-type="float" office:value="2010">
            <text:p>2010</text:p>
          </table:table-cell>
          <table:table-cell table:formula="of:=CONCATENATE([.F311];[.E311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6">JAVASERVERFACES-1526</text:a> </text:p>
          </table:table-cell>
          <table:table-cell table:style-name="ce7" office:value-type="string">
            <text:p>Error when use converter="# {cc.converter}" in composite component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12];1)" office:value-type="float" office:value="6">
            <text:p>6</text:p>
          </table:table-cell>
          <table:table-cell table:formula="of:=YEAR([.D312])" office:value-type="float" office:value="2010">
            <text:p>2010</text:p>
          </table:table-cell>
          <table:table-cell table:formula="of:=CONCATENATE([.F312];[.E312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1">JAVASERVERFACES-1501</text:a> </text:p>
          </table:table-cell>
          <table:table-cell table:style-name="ce7" office:value-type="string">
            <text:p>Subtypes of FacesException are not unwrapped by ExceptionHandlerImpl</text:p>
          </table:table-cell>
          <table:table-cell table:style-name="ce11" office:value-type="date" office:date-value="2010-02-09">
            <text:p>2010-02-09</text:p>
          </table:table-cell>
          <table:table-cell table:formula="of:=ISOWEEKNUM([.D313];1)" office:value-type="float" office:value="6">
            <text:p>6</text:p>
          </table:table-cell>
          <table:table-cell table:formula="of:=YEAR([.D313])" office:value-type="float" office:value="2010">
            <text:p>2010</text:p>
          </table:table-cell>
          <table:table-cell table:formula="of:=CONCATENATE([.F313];[.E313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1">JAVASERVERFACES-1521</text:a> </text:p>
          </table:table-cell>
          <table:table-cell table:style-name="ce7" office:value-type="string">
            <text:p>XMLHttpRequest request object leak</text:p>
          </table:table-cell>
          <table:table-cell table:style-name="ce11" office:value-type="date" office:date-value="2010-02-08">
            <text:p>2010-02-08</text:p>
          </table:table-cell>
          <table:table-cell table:formula="of:=ISOWEEKNUM([.D314];1)" office:value-type="float" office:value="6">
            <text:p>6</text:p>
          </table:table-cell>
          <table:table-cell table:formula="of:=YEAR([.D314])" office:value-type="float" office:value="2010">
            <text:p>2010</text:p>
          </table:table-cell>
          <table:table-cell table:formula="of:=CONCATENATE([.F314];[.E314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0">JAVASERVERFACES-1310</text:a> </text:p>
          </table:table-cell>
          <table:table-cell table:style-name="ce7" office:value-type="string">
            <text:p>ClassCastException when testing Tomahawk 1.1.9 table demos</text:p>
          </table:table-cell>
          <table:table-cell table:style-name="ce11" office:value-type="date" office:date-value="2010-02-08">
            <text:p>2010-02-08</text:p>
          </table:table-cell>
          <table:table-cell table:formula="of:=ISOWEEKNUM([.D315];1)" office:value-type="float" office:value="6">
            <text:p>6</text:p>
          </table:table-cell>
          <table:table-cell table:formula="of:=YEAR([.D315])" office:value-type="float" office:value="2010">
            <text:p>2010</text:p>
          </table:table-cell>
          <table:table-cell table:formula="of:=CONCATENATE([.F315];[.E315])" office:value-type="string" office:string-value="20106">
            <text:p>2010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3">JAVASERVERFACES-1513</text:a> </text:p>
          </table:table-cell>
          <table:table-cell table:style-name="ce7" office:value-type="string">
            <text:p>Improper error reporting for missing required values</text:p>
          </table:table-cell>
          <table:table-cell table:style-name="ce11" office:value-type="date" office:date-value="2010-02-05">
            <text:p>2010-02-05</text:p>
          </table:table-cell>
          <table:table-cell table:formula="of:=ISOWEEKNUM([.D316];1)" office:value-type="float" office:value="5">
            <text:p>5</text:p>
          </table:table-cell>
          <table:table-cell table:formula="of:=YEAR([.D316])" office:value-type="float" office:value="2010">
            <text:p>2010</text:p>
          </table:table-cell>
          <table:table-cell table:formula="of:=CONCATENATE([.F316];[.E316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5">JAVASERVERFACES-1515</text:a> </text:p>
          </table:table-cell>
          <table:table-cell table:style-name="ce7" office:value-type="string">
            <text:p>ResponseWriter clone should not include itself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17];1)" office:value-type="float" office:value="5">
            <text:p>5</text:p>
          </table:table-cell>
          <table:table-cell table:formula="of:=YEAR([.D317])" office:value-type="float" office:value="2010">
            <text:p>2010</text:p>
          </table:table-cell>
          <table:table-cell table:formula="of:=CONCATENATE([.F317];[.E317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9">JAVASERVERFACES-1529</text:a> </text:p>
          </table:table-cell>
          <table:table-cell table:style-name="ce7" office:value-type="string">
            <text:p>cc.parent doesn't return the cc parent of a nested composite component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18];1)" office:value-type="float" office:value="5">
            <text:p>5</text:p>
          </table:table-cell>
          <table:table-cell table:formula="of:=YEAR([.D318])" office:value-type="float" office:value="2010">
            <text:p>2010</text:p>
          </table:table-cell>
          <table:table-cell table:formula="of:=CONCATENATE([.F318];[.E318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6">JAVASERVERFACES-1476</text:a> </text:p>
          </table:table-cell>
          <table:table-cell table:style-name="ce7" office:value-type="string">
            <text:p>Only Last Global Message is Saved in Flash Scope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19];1)" office:value-type="float" office:value="5">
            <text:p>5</text:p>
          </table:table-cell>
          <table:table-cell table:formula="of:=YEAR([.D319])" office:value-type="float" office:value="2010">
            <text:p>2010</text:p>
          </table:table-cell>
          <table:table-cell table:formula="of:=CONCATENATE([.F319];[.E319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8">JAVASERVERFACES-1468</text:a> </text:p>
          </table:table-cell>
          <table:table-cell table:style-name="ce7" office:value-type="string">
            <text:p>Composite Component Default attr values not available programmatically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20];1)" office:value-type="float" office:value="5">
            <text:p>5</text:p>
          </table:table-cell>
          <table:table-cell table:formula="of:=YEAR([.D320])" office:value-type="float" office:value="2010">
            <text:p>2010</text:p>
          </table:table-cell>
          <table:table-cell table:formula="of:=CONCATENATE([.F320];[.E320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4">JAVASERVERFACES-1504</text:a> </text:p>
          </table:table-cell>
          <table:table-cell table:style-name="ce7" office:value-type="string">
            <text:p>data.source not set on ajax callback</text:p>
          </table:table-cell>
          <table:table-cell table:style-name="ce11" office:value-type="date" office:date-value="2010-02-04">
            <text:p>2010-02-04</text:p>
          </table:table-cell>
          <table:table-cell table:formula="of:=ISOWEEKNUM([.D321];1)" office:value-type="float" office:value="5">
            <text:p>5</text:p>
          </table:table-cell>
          <table:table-cell table:formula="of:=YEAR([.D321])" office:value-type="float" office:value="2010">
            <text:p>2010</text:p>
          </table:table-cell>
          <table:table-cell table:formula="of:=CONCATENATE([.F321];[.E321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9">JAVASERVERFACES-1509</text:a> </text:p>
          </table:table-cell>
          <table:table-cell table:style-name="ce7" office:value-type="string">
            <text:p>RenderResponsePhase and PortletPartialViewContextImpl not work witch PortletResponce</text:p>
          </table:table-cell>
          <table:table-cell table:style-name="ce11" office:value-type="date" office:date-value="2010-02-03">
            <text:p>2010-02-03</text:p>
          </table:table-cell>
          <table:table-cell table:formula="of:=ISOWEEKNUM([.D322];1)" office:value-type="float" office:value="5">
            <text:p>5</text:p>
          </table:table-cell>
          <table:table-cell table:formula="of:=YEAR([.D322])" office:value-type="float" office:value="2010">
            <text:p>2010</text:p>
          </table:table-cell>
          <table:table-cell table:formula="of:=CONCATENATE([.F322];[.E322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0">JAVASERVERFACES-1520</text:a> </text:p>
          </table:table-cell>
          <table:table-cell table:style-name="ce7" office:value-type="string">
            <text:p>JSR 303 Hibernatevalidator V4: didn't work at DomainObject</text:p>
          </table:table-cell>
          <table:table-cell table:style-name="ce11" office:value-type="date" office:date-value="2010-02-03">
            <text:p>2010-02-03</text:p>
          </table:table-cell>
          <table:table-cell table:formula="of:=ISOWEEKNUM([.D323];1)" office:value-type="float" office:value="5">
            <text:p>5</text:p>
          </table:table-cell>
          <table:table-cell table:formula="of:=YEAR([.D323])" office:value-type="float" office:value="2010">
            <text:p>2010</text:p>
          </table:table-cell>
          <table:table-cell table:formula="of:=CONCATENATE([.F323];[.E323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28">JAVASERVERFACES-1528</text:a> </text:p>
          </table:table-cell>
          <table:table-cell table:style-name="ce7" office:value-type="string">
            <text:p>f:convertDateTime using GMT instead of local time by default</text:p>
          </table:table-cell>
          <table:table-cell table:style-name="ce11" office:value-type="date" office:date-value="2010-02-03">
            <text:p>2010-02-03</text:p>
          </table:table-cell>
          <table:table-cell table:formula="of:=ISOWEEKNUM([.D324];1)" office:value-type="float" office:value="5">
            <text:p>5</text:p>
          </table:table-cell>
          <table:table-cell table:formula="of:=YEAR([.D324])" office:value-type="float" office:value="2010">
            <text:p>2010</text:p>
          </table:table-cell>
          <table:table-cell table:formula="of:=CONCATENATE([.F324];[.E324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3">JAVASERVERFACES-1463</text:a> </text:p>
          </table:table-cell>
          <table:table-cell table:style-name="ce7" office:value-type="string">
            <text:p>Parsing of partial response fails due to invalid XML Documents when using ui:debug</text:p>
          </table:table-cell>
          <table:table-cell table:style-name="ce11" office:value-type="date" office:date-value="2010-02-03">
            <text:p>2010-02-03</text:p>
          </table:table-cell>
          <table:table-cell table:formula="of:=ISOWEEKNUM([.D325];1)" office:value-type="float" office:value="5">
            <text:p>5</text:p>
          </table:table-cell>
          <table:table-cell table:formula="of:=YEAR([.D325])" office:value-type="float" office:value="2010">
            <text:p>2010</text:p>
          </table:table-cell>
          <table:table-cell table:formula="of:=CONCATENATE([.F325];[.E325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88">JAVASERVERFACES-1488</text:a> </text:p>
          </table:table-cell>
          <table:table-cell table:style-name="ce7" office:value-type="string">
            <text:p>JSF FileUpload working on tomcat, but not on glassfish v3</text:p>
          </table:table-cell>
          <table:table-cell table:style-name="ce11" office:value-type="date" office:date-value="2010-02-02">
            <text:p>2010-02-02</text:p>
          </table:table-cell>
          <table:table-cell table:formula="of:=ISOWEEKNUM([.D326];1)" office:value-type="float" office:value="5">
            <text:p>5</text:p>
          </table:table-cell>
          <table:table-cell table:formula="of:=YEAR([.D326])" office:value-type="float" office:value="2010">
            <text:p>2010</text:p>
          </table:table-cell>
          <table:table-cell table:formula="of:=CONCATENATE([.F326];[.E326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7">JAVASERVERFACES-1397</text:a> </text:p>
          </table:table-cell>
          <table:table-cell table:style-name="ce7" office:value-type="string">
            <text:p>First click in a h:selectOneListbox doesn't call value selection setter when using ajax.</text:p>
          </table:table-cell>
          <table:table-cell table:style-name="ce11" office:value-type="date" office:date-value="2010-02-02">
            <text:p>2010-02-02</text:p>
          </table:table-cell>
          <table:table-cell table:formula="of:=ISOWEEKNUM([.D327];1)" office:value-type="float" office:value="5">
            <text:p>5</text:p>
          </table:table-cell>
          <table:table-cell table:formula="of:=YEAR([.D327])" office:value-type="float" office:value="2010">
            <text:p>2010</text:p>
          </table:table-cell>
          <table:table-cell table:formula="of:=CONCATENATE([.F327];[.E327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2">JAVASERVERFACES-1432</text:a> </text:p>
          </table:table-cell>
          <table:table-cell table:style-name="ce7" office:value-type="string">
            <text:p>f:ajax does not escape backslashes when using jsf.util.chain to wrap onclick events</text:p>
          </table:table-cell>
          <table:table-cell table:style-name="ce11" office:value-type="date" office:date-value="2010-02-01">
            <text:p>2010-02-01</text:p>
          </table:table-cell>
          <table:table-cell table:formula="of:=ISOWEEKNUM([.D328];1)" office:value-type="float" office:value="5">
            <text:p>5</text:p>
          </table:table-cell>
          <table:table-cell table:formula="of:=YEAR([.D328])" office:value-type="float" office:value="2010">
            <text:p>2010</text:p>
          </table:table-cell>
          <table:table-cell table:formula="of:=CONCATENATE([.F328];[.E328])" office:value-type="string" office:string-value="20105">
            <text:p>2010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05">JAVASERVERFACES-1505</text:a> </text:p>
          </table:table-cell>
          <table:table-cell table:style-name="ce7" office:value-type="string">
            <text:p>Exceptions hidden during executePageToBuildView()</text:p>
          </table:table-cell>
          <table:table-cell table:style-name="ce11" office:value-type="date" office:date-value="2010-01-25">
            <text:p>2010-01-25</text:p>
          </table:table-cell>
          <table:table-cell table:formula="of:=ISOWEEKNUM([.D329];1)" office:value-type="float" office:value="4">
            <text:p>4</text:p>
          </table:table-cell>
          <table:table-cell table:formula="of:=YEAR([.D329])" office:value-type="float" office:value="2010">
            <text:p>2010</text:p>
          </table:table-cell>
          <table:table-cell table:formula="of:=CONCATENATE([.F329];[.E329])" office:value-type="string" office:string-value="20104">
            <text:p>2010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516">JAVASERVERFACES-1516</text:a> </text:p>
          </table:table-cell>
          <table:table-cell table:style-name="ce7" office:value-type="string">
            <text:p>Ajax response needs to allow for non-UTF-8 charset</text:p>
          </table:table-cell>
          <table:table-cell table:style-name="ce11" office:value-type="date" office:date-value="2010-01-21">
            <text:p>2010-01-21</text:p>
          </table:table-cell>
          <table:table-cell table:formula="of:=ISOWEEKNUM([.D330];1)" office:value-type="float" office:value="3">
            <text:p>3</text:p>
          </table:table-cell>
          <table:table-cell table:formula="of:=YEAR([.D330])" office:value-type="float" office:value="2010">
            <text:p>2010</text:p>
          </table:table-cell>
          <table:table-cell table:formula="of:=CONCATENATE([.F330];[.E330])" office:value-type="string" office:string-value="20103">
            <text:p>2010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31">JAVASERVERFACES-1431</text:a> </text:p>
          </table:table-cell>
          <table:table-cell table:style-name="ce7" office:value-type="string">
            <text:p>Groovy scripts are not scanned for annotations</text:p>
          </table:table-cell>
          <table:table-cell table:style-name="ce11" office:value-type="date" office:date-value="2010-01-14">
            <text:p>2010-01-14</text:p>
          </table:table-cell>
          <table:table-cell table:formula="of:=ISOWEEKNUM([.D331];1)" office:value-type="float" office:value="2">
            <text:p>2</text:p>
          </table:table-cell>
          <table:table-cell table:formula="of:=YEAR([.D331])" office:value-type="float" office:value="2010">
            <text:p>2010</text:p>
          </table:table-cell>
          <table:table-cell table:formula="of:=CONCATENATE([.F331];[.E331])" office:value-type="string" office:string-value="20102">
            <text:p>2010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7">JAVASERVERFACES-1187</text:a> </text:p>
          </table:table-cell>
          <table:table-cell table:style-name="ce7" office:value-type="string">
            <text:p>ajax update to html tables requires special case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332];1)" office:value-type="float" office:value="1">
            <text:p>1</text:p>
          </table:table-cell>
          <table:table-cell table:formula="of:=YEAR([.D332])" office:value-type="float" office:value="2010">
            <text:p>2010</text:p>
          </table:table-cell>
          <table:table-cell table:formula="of:=CONCATENATE([.F332];[.E332])" office:value-type="string" office:string-value="20101">
            <text:p>2010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1">JAVASERVERFACES-1461</text:a> </text:p>
          </table:table-cell>
          <table:table-cell table:style-name="ce7" office:value-type="string">
            <text:p>&lt;f:event type="preRenderView"&gt; should be usable anywhere in the page</text:p>
          </table:table-cell>
          <table:table-cell table:style-name="ce11" office:value-type="date" office:date-value="2010-01-07">
            <text:p>2010-01-07</text:p>
          </table:table-cell>
          <table:table-cell table:formula="of:=ISOWEEKNUM([.D333];1)" office:value-type="float" office:value="1">
            <text:p>1</text:p>
          </table:table-cell>
          <table:table-cell table:formula="of:=YEAR([.D333])" office:value-type="float" office:value="2010">
            <text:p>2010</text:p>
          </table:table-cell>
          <table:table-cell table:formula="of:=CONCATENATE([.F333];[.E333])" office:value-type="string" office:string-value="20101">
            <text:p>2010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75">JAVASERVERFACES-1475</text:a> </text:p>
          </table:table-cell>
          <table:table-cell table:style-name="ce7" office:value-type="string">
            <text:p>StateManagementStrategyImpl calls put() on FacetMap where the key is NULL</text:p>
          </table:table-cell>
          <table:table-cell table:style-name="ce11" office:value-type="date" office:date-value="2010-01-06">
            <text:p>2010-01-06</text:p>
          </table:table-cell>
          <table:table-cell table:formula="of:=ISOWEEKNUM([.D334];1)" office:value-type="float" office:value="1">
            <text:p>1</text:p>
          </table:table-cell>
          <table:table-cell table:formula="of:=YEAR([.D334])" office:value-type="float" office:value="2010">
            <text:p>2010</text:p>
          </table:table-cell>
          <table:table-cell table:formula="of:=CONCATENATE([.F334];[.E334])" office:value-type="string" office:string-value="20101">
            <text:p>2010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66">JAVASERVERFACES-1466</text:a> </text:p>
          </table:table-cell>
          <table:table-cell table:style-name="ce7" office:value-type="string">
            <text:p>If-Modified-Since header not handled correctly</text:p>
          </table:table-cell>
          <table:table-cell table:style-name="ce11" office:value-type="date" office:date-value="2010-01-04">
            <text:p>2010-01-04</text:p>
          </table:table-cell>
          <table:table-cell table:formula="of:=ISOWEEKNUM([.D335];1)" office:value-type="float" office:value="1">
            <text:p>1</text:p>
          </table:table-cell>
          <table:table-cell table:formula="of:=YEAR([.D335])" office:value-type="float" office:value="2010">
            <text:p>2010</text:p>
          </table:table-cell>
          <table:table-cell table:formula="of:=CONCATENATE([.F335];[.E335])" office:value-type="string" office:string-value="20101">
            <text:p>2010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5">JAVASERVERFACES-1455</text:a> </text:p>
          </table:table-cell>
          <table:table-cell table:style-name="ce7" office:value-type="string">
            <text:p>JavaServer Faces - ClassNotFoundException: javax.servlet.jsp.jstl.core.LoopTagStatus</text:p>
          </table:table-cell>
          <table:table-cell table:style-name="ce11" office:value-type="date" office:date-value="2009-12-15">
            <text:p>2009-12-15</text:p>
          </table:table-cell>
          <table:table-cell table:formula="of:=ISOWEEKNUM([.D336];1)" office:value-type="float" office:value="50">
            <text:p>50</text:p>
          </table:table-cell>
          <table:table-cell table:formula="of:=YEAR([.D336])" office:value-type="float" office:value="2009">
            <text:p>2009</text:p>
          </table:table-cell>
          <table:table-cell table:formula="of:=CONCATENATE([.F336];[.E336])" office:value-type="string" office:string-value="200950">
            <text:p>2009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53">JAVASERVERFACES-1453</text:a> </text:p>
          </table:table-cell>
          <table:table-cell table:style-name="ce7" office:value-type="string">
            <text:p>FacesContext.getCurrentInstance() returns null in @PreDestroy method of RequestScoped bean</text:p>
          </table:table-cell>
          <table:table-cell table:style-name="ce11" office:value-type="date" office:date-value="2009-12-14">
            <text:p>2009-12-14</text:p>
          </table:table-cell>
          <table:table-cell table:formula="of:=ISOWEEKNUM([.D337];1)" office:value-type="float" office:value="50">
            <text:p>50</text:p>
          </table:table-cell>
          <table:table-cell table:formula="of:=YEAR([.D337])" office:value-type="float" office:value="2009">
            <text:p>2009</text:p>
          </table:table-cell>
          <table:table-cell table:formula="of:=CONCATENATE([.F337];[.E337])" office:value-type="string" office:string-value="200950">
            <text:p>2009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6">JAVASERVERFACES-1446</text:a> </text:p>
          </table:table-cell>
          <table:table-cell table:style-name="ce7" office:value-type="string">
            <text:p>Navigation redirect parameters evaluated once</text:p>
          </table:table-cell>
          <table:table-cell table:style-name="ce11" office:value-type="date" office:date-value="2009-12-08">
            <text:p>2009-12-08</text:p>
          </table:table-cell>
          <table:table-cell table:formula="of:=ISOWEEKNUM([.D338];1)" office:value-type="float" office:value="49">
            <text:p>49</text:p>
          </table:table-cell>
          <table:table-cell table:formula="of:=YEAR([.D338])" office:value-type="float" office:value="2009">
            <text:p>2009</text:p>
          </table:table-cell>
          <table:table-cell table:formula="of:=CONCATENATE([.F338];[.E338])" office:value-type="string" office:string-value="200949">
            <text:p>2009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1">JAVASERVERFACES-1231</text:a> </text:p>
          </table:table-cell>
          <table:table-cell table:style-name="ce7" office:value-type="string">
            <text:p>block.jspx Not Found in ExternalContext as a Resource</text:p>
          </table:table-cell>
          <table:table-cell table:style-name="ce11" office:value-type="date" office:date-value="2009-12-07">
            <text:p>2009-12-07</text:p>
          </table:table-cell>
          <table:table-cell table:formula="of:=ISOWEEKNUM([.D339];1)" office:value-type="float" office:value="49">
            <text:p>49</text:p>
          </table:table-cell>
          <table:table-cell table:formula="of:=YEAR([.D339])" office:value-type="float" office:value="2009">
            <text:p>2009</text:p>
          </table:table-cell>
          <table:table-cell table:formula="of:=CONCATENATE([.F339];[.E339])" office:value-type="string" office:string-value="200949">
            <text:p>2009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3">JAVASERVERFACES-1443</text:a> </text:p>
          </table:table-cell>
          <table:table-cell table:style-name="ce7" office:value-type="string">
            <text:p>HeadRenderer should render resources at encodeBegin</text:p>
          </table:table-cell>
          <table:table-cell table:style-name="ce11" office:value-type="date" office:date-value="2009-12-04">
            <text:p>2009-12-04</text:p>
          </table:table-cell>
          <table:table-cell table:formula="of:=ISOWEEKNUM([.D340];1)" office:value-type="float" office:value="48">
            <text:p>48</text:p>
          </table:table-cell>
          <table:table-cell table:formula="of:=YEAR([.D340])" office:value-type="float" office:value="2009">
            <text:p>2009</text:p>
          </table:table-cell>
          <table:table-cell table:formula="of:=CONCATENATE([.F340];[.E340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42">JAVASERVERFACES-1442</text:a> </text:p>
          </table:table-cell>
          <table:table-cell table:style-name="ce7" office:value-type="string">
            <text:p>Context initialization parameter 'javax.faces.FACELETS_BUFFER_SIZE' declared deprecated</text:p>
          </table:table-cell>
          <table:table-cell table:style-name="ce11" office:value-type="date" office:date-value="2009-12-04">
            <text:p>2009-12-04</text:p>
          </table:table-cell>
          <table:table-cell table:formula="of:=ISOWEEKNUM([.D341];1)" office:value-type="float" office:value="48">
            <text:p>48</text:p>
          </table:table-cell>
          <table:table-cell table:formula="of:=YEAR([.D341])" office:value-type="float" office:value="2009">
            <text:p>2009</text:p>
          </table:table-cell>
          <table:table-cell table:formula="of:=CONCATENATE([.F341];[.E341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9">JAVASERVERFACES-1429</text:a> </text:p>
          </table:table-cell>
          <table:table-cell table:style-name="ce7" office:value-type="string">
            <text:p>ConcurrentModificationException when reloading</text:p>
          </table:table-cell>
          <table:table-cell table:style-name="ce11" office:value-type="date" office:date-value="2009-12-03">
            <text:p>2009-12-03</text:p>
          </table:table-cell>
          <table:table-cell table:formula="of:=ISOWEEKNUM([.D342];1)" office:value-type="float" office:value="48">
            <text:p>48</text:p>
          </table:table-cell>
          <table:table-cell table:formula="of:=YEAR([.D342])" office:value-type="float" office:value="2009">
            <text:p>2009</text:p>
          </table:table-cell>
          <table:table-cell table:formula="of:=CONCATENATE([.F342];[.E342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8">JAVASERVERFACES-1428</text:a> </text:p>
          </table:table-cell>
          <table:table-cell table:style-name="ce7" office:value-type="string">
            <text:p>MojarraGroovyClassLoader breaks loadClass contract</text:p>
          </table:table-cell>
          <table:table-cell table:style-name="ce11" office:value-type="date" office:date-value="2009-12-03">
            <text:p>2009-12-03</text:p>
          </table:table-cell>
          <table:table-cell table:formula="of:=ISOWEEKNUM([.D343];1)" office:value-type="float" office:value="48">
            <text:p>48</text:p>
          </table:table-cell>
          <table:table-cell table:formula="of:=YEAR([.D343])" office:value-type="float" office:value="2009">
            <text:p>2009</text:p>
          </table:table-cell>
          <table:table-cell table:formula="of:=CONCATENATE([.F343];[.E343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5">JAVASERVERFACES-1425</text:a> </text:p>
          </table:table-cell>
          <table:table-cell table:style-name="ce7" office:value-type="string">
            <text:p>UIViewRoot skips uncorrectly encodeBegin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344];1)" office:value-type="float" office:value="48">
            <text:p>48</text:p>
          </table:table-cell>
          <table:table-cell table:formula="of:=YEAR([.D344])" office:value-type="float" office:value="2009">
            <text:p>2009</text:p>
          </table:table-cell>
          <table:table-cell table:formula="of:=CONCATENATE([.F344];[.E344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6">JAVASERVERFACES-1386</text:a> </text:p>
          </table:table-cell>
          <table:table-cell table:style-name="ce7" office:value-type="string">
            <text:p>JAvaDoc for processValidators() not complete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345];1)" office:value-type="float" office:value="48">
            <text:p>48</text:p>
          </table:table-cell>
          <table:table-cell table:formula="of:=YEAR([.D345])" office:value-type="float" office:value="2009">
            <text:p>2009</text:p>
          </table:table-cell>
          <table:table-cell table:formula="of:=CONCATENATE([.F345];[.E345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4">JAVASERVERFACES-1374</text:a> </text:p>
          </table:table-cell>
          <table:table-cell table:style-name="ce7" office:value-type="string">
            <text:p>Missing public constant for INTERPRET_EMPTY_STRING_SUBMITTED_VALUES_AS_NULL</text:p>
          </table:table-cell>
          <table:table-cell table:style-name="ce11" office:value-type="date" office:date-value="2009-12-02">
            <text:p>2009-12-02</text:p>
          </table:table-cell>
          <table:table-cell table:formula="of:=ISOWEEKNUM([.D346];1)" office:value-type="float" office:value="48">
            <text:p>48</text:p>
          </table:table-cell>
          <table:table-cell table:formula="of:=YEAR([.D346])" office:value-type="float" office:value="2009">
            <text:p>2009</text:p>
          </table:table-cell>
          <table:table-cell table:formula="of:=CONCATENATE([.F346];[.E346])" office:value-type="string" office:string-value="200948">
            <text:p>2009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20">JAVASERVERFACES-1420</text:a> </text:p>
          </table:table-cell>
          <table:table-cell table:style-name="ce7" office:value-type="string">
            <text:p>Memory leak with full state saving + UIViewRoot + f:event or f:phaseListener</text:p>
          </table:table-cell>
          <table:table-cell table:style-name="ce11" office:value-type="date" office:date-value="2009-11-24">
            <text:p>2009-11-24</text:p>
          </table:table-cell>
          <table:table-cell table:formula="of:=ISOWEEKNUM([.D347];1)" office:value-type="float" office:value="47">
            <text:p>47</text:p>
          </table:table-cell>
          <table:table-cell table:formula="of:=YEAR([.D347])" office:value-type="float" office:value="2009">
            <text:p>2009</text:p>
          </table:table-cell>
          <table:table-cell table:formula="of:=CONCATENATE([.F347];[.E347])" office:value-type="string" office:string-value="200947">
            <text:p>2009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9">JAVASERVERFACES-1419</text:a> </text:p>
          </table:table-cell>
          <table:table-cell table:style-name="ce7" office:value-type="string">
            <text:p>Facelets with PARTIAL_STATE_SAVING=false memory leak</text:p>
          </table:table-cell>
          <table:table-cell table:style-name="ce11" office:value-type="date" office:date-value="2009-11-24">
            <text:p>2009-11-24</text:p>
          </table:table-cell>
          <table:table-cell table:formula="of:=ISOWEEKNUM([.D348];1)" office:value-type="float" office:value="47">
            <text:p>47</text:p>
          </table:table-cell>
          <table:table-cell table:formula="of:=YEAR([.D348])" office:value-type="float" office:value="2009">
            <text:p>2009</text:p>
          </table:table-cell>
          <table:table-cell table:formula="of:=CONCATENATE([.F348];[.E348])" office:value-type="string" office:string-value="200947">
            <text:p>2009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6">JAVASERVERFACES-1416</text:a> </text:p>
          </table:table-cell>
          <table:table-cell table:style-name="ce7" office:value-type="string">
            <text:p>All facelets library desriptors in jsf-ri/conf/share/ have a typo in the schema location</text:p>
          </table:table-cell>
          <table:table-cell table:style-name="ce11" office:value-type="date" office:date-value="2009-11-17">
            <text:p>2009-11-17</text:p>
          </table:table-cell>
          <table:table-cell table:formula="of:=ISOWEEKNUM([.D349];1)" office:value-type="float" office:value="46">
            <text:p>46</text:p>
          </table:table-cell>
          <table:table-cell table:formula="of:=YEAR([.D349])" office:value-type="float" office:value="2009">
            <text:p>2009</text:p>
          </table:table-cell>
          <table:table-cell table:formula="of:=CONCATENATE([.F349];[.E349])" office:value-type="string" office:string-value="200946">
            <text:p>2009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15">JAVASERVERFACES-1415</text:a> </text:p>
          </table:table-cell>
          <table:table-cell table:style-name="ce7" office:value-type="string">
            <text:p>flash.keep fails</text:p>
          </table:table-cell>
          <table:table-cell table:style-name="ce11" office:value-type="date" office:date-value="2009-11-16">
            <text:p>2009-11-16</text:p>
          </table:table-cell>
          <table:table-cell table:formula="of:=ISOWEEKNUM([.D350];1)" office:value-type="float" office:value="46">
            <text:p>46</text:p>
          </table:table-cell>
          <table:table-cell table:formula="of:=YEAR([.D350])" office:value-type="float" office:value="2009">
            <text:p>2009</text:p>
          </table:table-cell>
          <table:table-cell table:formula="of:=CONCATENATE([.F350];[.E350])" office:value-type="string" office:string-value="200946">
            <text:p>2009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5">JAVASERVERFACES-1395</text:a> </text:p>
          </table:table-cell>
          <table:table-cell table:style-name="ce7" office:value-type="string">
            <text:p>Examine jsf.js for IE6 Memory leaks</text:p>
          </table:table-cell>
          <table:table-cell table:style-name="ce11" office:value-type="date" office:date-value="2009-11-13">
            <text:p>2009-11-13</text:p>
          </table:table-cell>
          <table:table-cell table:formula="of:=ISOWEEKNUM([.D351];1)" office:value-type="float" office:value="45">
            <text:p>45</text:p>
          </table:table-cell>
          <table:table-cell table:formula="of:=YEAR([.D351])" office:value-type="float" office:value="2009">
            <text:p>2009</text:p>
          </table:table-cell>
          <table:table-cell table:formula="of:=CONCATENATE([.F351];[.E351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9">JAVASERVERFACES-1409</text:a> </text:p>
          </table:table-cell>
          <table:table-cell table:style-name="ce7" office:value-type="string">
            <text:p>Documentation for f:event has name attribute specified instead of type</text:p>
          </table:table-cell>
          <table:table-cell table:style-name="ce11" office:value-type="date" office:date-value="2009-11-11">
            <text:p>2009-11-11</text:p>
          </table:table-cell>
          <table:table-cell table:formula="of:=ISOWEEKNUM([.D352];1)" office:value-type="float" office:value="45">
            <text:p>45</text:p>
          </table:table-cell>
          <table:table-cell table:formula="of:=YEAR([.D352])" office:value-type="float" office:value="2009">
            <text:p>2009</text:p>
          </table:table-cell>
          <table:table-cell table:formula="of:=CONCATENATE([.F352];[.E352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4">JAVASERVERFACES-1404</text:a> </text:p>
          </table:table-cell>
          <table:table-cell table:style-name="ce7" office:value-type="string">
            <text:p>view component of jsf core library misses some attributes in .taglib.xml and tld files</text:p>
          </table:table-cell>
          <table:table-cell table:style-name="ce11" office:value-type="date" office:date-value="2009-11-11">
            <text:p>2009-11-11</text:p>
          </table:table-cell>
          <table:table-cell table:formula="of:=ISOWEEKNUM([.D353];1)" office:value-type="float" office:value="45">
            <text:p>45</text:p>
          </table:table-cell>
          <table:table-cell table:formula="of:=YEAR([.D353])" office:value-type="float" office:value="2009">
            <text:p>2009</text:p>
          </table:table-cell>
          <table:table-cell table:formula="of:=CONCATENATE([.F353];[.E353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5">JAVASERVERFACES-1405</text:a> </text:p>
          </table:table-cell>
          <table:table-cell table:style-name="ce7" office:value-type="string">
            <text:p>Web configuration resource monitoring needs to deal with the case when a configuration resource is removed during runtime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354];1)" office:value-type="float" office:value="45">
            <text:p>45</text:p>
          </table:table-cell>
          <table:table-cell table:formula="of:=YEAR([.D354])" office:value-type="float" office:value="2009">
            <text:p>2009</text:p>
          </table:table-cell>
          <table:table-cell table:formula="of:=CONCATENATE([.F354];[.E354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6">JAVASERVERFACES-1376</text:a> </text:p>
          </table:table-cell>
          <table:table-cell table:style-name="ce7" office:value-type="string">
            <text:p>faces-config name element does not allow a dot-based syntax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355];1)" office:value-type="float" office:value="45">
            <text:p>45</text:p>
          </table:table-cell>
          <table:table-cell table:formula="of:=YEAR([.D355])" office:value-type="float" office:value="2009">
            <text:p>2009</text:p>
          </table:table-cell>
          <table:table-cell table:formula="of:=CONCATENATE([.F355];[.E355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6">JAVASERVERFACES-1396</text:a> </text:p>
          </table:table-cell>
          <table:table-cell table:style-name="ce7" office:value-type="string">
            <text:p>f:viewParam tag is missing name attribute in PDL docs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356];1)" office:value-type="float" office:value="45">
            <text:p>45</text:p>
          </table:table-cell>
          <table:table-cell table:formula="of:=YEAR([.D356])" office:value-type="float" office:value="2009">
            <text:p>2009</text:p>
          </table:table-cell>
          <table:table-cell table:formula="of:=CONCATENATE([.F356];[.E356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9">JAVASERVERFACES-1399</text:a> </text:p>
          </table:table-cell>
          <table:table-cell table:style-name="ce7" office:value-type="string">
            <text:p>ui:repeat has incorrect required attributes</text:p>
          </table:table-cell>
          <table:table-cell table:style-name="ce11" office:value-type="date" office:date-value="2009-11-10">
            <text:p>2009-11-10</text:p>
          </table:table-cell>
          <table:table-cell table:formula="of:=ISOWEEKNUM([.D357];1)" office:value-type="float" office:value="45">
            <text:p>45</text:p>
          </table:table-cell>
          <table:table-cell table:formula="of:=YEAR([.D357])" office:value-type="float" office:value="2009">
            <text:p>2009</text:p>
          </table:table-cell>
          <table:table-cell table:formula="of:=CONCATENATE([.F357];[.E357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3">JAVASERVERFACES-1383</text:a> </text:p>
          </table:table-cell>
          <table:table-cell table:style-name="ce7" office:value-type="string">
            <text:p>PostAddToView event fired at wrong time</text:p>
          </table:table-cell>
          <table:table-cell table:style-name="ce11" office:value-type="date" office:date-value="2009-11-09">
            <text:p>2009-11-09</text:p>
          </table:table-cell>
          <table:table-cell table:formula="of:=ISOWEEKNUM([.D358];1)" office:value-type="float" office:value="45">
            <text:p>45</text:p>
          </table:table-cell>
          <table:table-cell table:formula="of:=YEAR([.D358])" office:value-type="float" office:value="2009">
            <text:p>2009</text:p>
          </table:table-cell>
          <table:table-cell table:formula="of:=CONCATENATE([.F358];[.E358])" office:value-type="string" office:string-value="200945">
            <text:p>2009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92">JAVASERVERFACES-1392</text:a> </text:p>
          </table:table-cell>
          <table:table-cell table:style-name="ce7" office:value-type="string">
            <text:p>Cannot invoke simple navigation before RestoreView</text:p>
          </table:table-cell>
          <table:table-cell table:style-name="ce11" office:value-type="date" office:date-value="2009-11-02">
            <text:p>2009-11-02</text:p>
          </table:table-cell>
          <table:table-cell table:formula="of:=ISOWEEKNUM([.D359];1)" office:value-type="float" office:value="44">
            <text:p>44</text:p>
          </table:table-cell>
          <table:table-cell table:formula="of:=YEAR([.D359])" office:value-type="float" office:value="2009">
            <text:p>2009</text:p>
          </table:table-cell>
          <table:table-cell table:formula="of:=CONCATENATE([.F359];[.E359])" office:value-type="string" office:string-value="200944">
            <text:p>2009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9">JAVASERVERFACES-1389</text:a> </text:p>
          </table:table-cell>
          <table:table-cell table:style-name="ce7" office:value-type="string">
            <text:p>XHTML entities swallowed for event functions</text:p>
          </table:table-cell>
          <table:table-cell table:style-name="ce11" office:value-type="date" office:date-value="2009-11-02">
            <text:p>2009-11-02</text:p>
          </table:table-cell>
          <table:table-cell table:formula="of:=ISOWEEKNUM([.D360];1)" office:value-type="float" office:value="44">
            <text:p>44</text:p>
          </table:table-cell>
          <table:table-cell table:formula="of:=YEAR([.D360])" office:value-type="float" office:value="2009">
            <text:p>2009</text:p>
          </table:table-cell>
          <table:table-cell table:formula="of:=CONCATENATE([.F360];[.E360])" office:value-type="string" office:string-value="200944">
            <text:p>2009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8">JAVASERVERFACES-1388</text:a> </text:p>
          </table:table-cell>
          <table:table-cell table:style-name="ce7" office:value-type="string">
            <text:p>Updating an element containing XML entities using ajax throws exception in safari and chrome</text:p>
          </table:table-cell>
          <table:table-cell table:style-name="ce11" office:value-type="date" office:date-value="2009-10-30">
            <text:p>2009-10-30</text:p>
          </table:table-cell>
          <table:table-cell table:formula="of:=ISOWEEKNUM([.D361];1)" office:value-type="float" office:value="43">
            <text:p>43</text:p>
          </table:table-cell>
          <table:table-cell table:formula="of:=YEAR([.D361])" office:value-type="float" office:value="2009">
            <text:p>2009</text:p>
          </table:table-cell>
          <table:table-cell table:formula="of:=CONCATENATE([.F361];[.E361])" office:value-type="string" office:string-value="200943">
            <text:p>2009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2">JAVASERVERFACES-1382</text:a> </text:p>
          </table:table-cell>
          <table:table-cell table:style-name="ce7" office:value-type="string">
            <text:p>PartialViewContextImpl does not respect being wrapped</text:p>
          </table:table-cell>
          <table:table-cell table:style-name="ce11" office:value-type="date" office:date-value="2009-10-30">
            <text:p>2009-10-30</text:p>
          </table:table-cell>
          <table:table-cell table:formula="of:=ISOWEEKNUM([.D362];1)" office:value-type="float" office:value="43">
            <text:p>43</text:p>
          </table:table-cell>
          <table:table-cell table:formula="of:=YEAR([.D362])" office:value-type="float" office:value="2009">
            <text:p>2009</text:p>
          </table:table-cell>
          <table:table-cell table:formula="of:=CONCATENATE([.F362];[.E362])" office:value-type="string" office:string-value="200943">
            <text:p>2009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5">JAVASERVERFACES-1385</text:a> </text:p>
          </table:table-cell>
          <table:table-cell table:style-name="ce7" office:value-type="string">
            <text:p>f:ajax leads to NPE in some cases</text:p>
          </table:table-cell>
          <table:table-cell table:style-name="ce11" office:value-type="date" office:date-value="2009-10-29">
            <text:p>2009-10-29</text:p>
          </table:table-cell>
          <table:table-cell table:formula="of:=ISOWEEKNUM([.D363];1)" office:value-type="float" office:value="43">
            <text:p>43</text:p>
          </table:table-cell>
          <table:table-cell table:formula="of:=YEAR([.D363])" office:value-type="float" office:value="2009">
            <text:p>2009</text:p>
          </table:table-cell>
          <table:table-cell table:formula="of:=CONCATENATE([.F363];[.E363])" office:value-type="string" office:string-value="200943">
            <text:p>2009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84">JAVASERVERFACES-1384</text:a> </text:p>
          </table:table-cell>
          <table:table-cell table:style-name="ce7" office:value-type="string">
            <text:p>bad javadoc for UIComponent.setParent</text:p>
          </table:table-cell>
          <table:table-cell table:style-name="ce11" office:value-type="date" office:date-value="2009-10-28">
            <text:p>2009-10-28</text:p>
          </table:table-cell>
          <table:table-cell table:formula="of:=ISOWEEKNUM([.D364];1)" office:value-type="float" office:value="43">
            <text:p>43</text:p>
          </table:table-cell>
          <table:table-cell table:formula="of:=YEAR([.D364])" office:value-type="float" office:value="2009">
            <text:p>2009</text:p>
          </table:table-cell>
          <table:table-cell table:formula="of:=CONCATENATE([.F364];[.E364])" office:value-type="string" office:string-value="200943">
            <text:p>2009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73">JAVASERVERFACES-1373</text:a> </text:p>
          </table:table-cell>
          <table:table-cell table:style-name="ce7" office:value-type="string">
            <text:p>Mojarra 2.0.0 fails in Tomcat</text:p>
          </table:table-cell>
          <table:table-cell table:style-name="ce11" office:value-type="date" office:date-value="2009-10-20">
            <text:p>2009-10-20</text:p>
          </table:table-cell>
          <table:table-cell table:formula="of:=ISOWEEKNUM([.D365];1)" office:value-type="float" office:value="42">
            <text:p>42</text:p>
          </table:table-cell>
          <table:table-cell table:formula="of:=YEAR([.D365])" office:value-type="float" office:value="2009">
            <text:p>2009</text:p>
          </table:table-cell>
          <table:table-cell table:formula="of:=CONCATENATE([.F365];[.E365])" office:value-type="string" office:string-value="200942">
            <text:p>2009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5">JAVASERVERFACES-1365</text:a> </text:p>
          </table:table-cell>
          <table:table-cell table:style-name="ce7" office:value-type="string">
            <text:p>for' attribute on attached objects for composite components cause a severe messsage to be logged</text:p>
          </table:table-cell>
          <table:table-cell table:style-name="ce11" office:value-type="date" office:date-value="2009-10-15">
            <text:p>2009-10-15</text:p>
          </table:table-cell>
          <table:table-cell table:formula="of:=ISOWEEKNUM([.D366];1)" office:value-type="float" office:value="41">
            <text:p>41</text:p>
          </table:table-cell>
          <table:table-cell table:formula="of:=YEAR([.D366])" office:value-type="float" office:value="2009">
            <text:p>2009</text:p>
          </table:table-cell>
          <table:table-cell table:formula="of:=CONCATENATE([.F366];[.E366])" office:value-type="string" office:string-value="200941">
            <text:p>2009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60">JAVASERVERFACES-1360</text:a> </text:p>
          </table:table-cell>
          <table:table-cell table:style-name="ce7" office:value-type="string">
            <text:p>BeanValidator cannot resolve composite component values- validation never occurs</text:p>
          </table:table-cell>
          <table:table-cell table:style-name="ce11" office:value-type="date" office:date-value="2009-10-12">
            <text:p>2009-10-12</text:p>
          </table:table-cell>
          <table:table-cell table:formula="of:=ISOWEEKNUM([.D367];1)" office:value-type="float" office:value="41">
            <text:p>41</text:p>
          </table:table-cell>
          <table:table-cell table:formula="of:=YEAR([.D367])" office:value-type="float" office:value="2009">
            <text:p>2009</text:p>
          </table:table-cell>
          <table:table-cell table:formula="of:=CONCATENATE([.F367];[.E367])" office:value-type="string" office:string-value="200941">
            <text:p>2009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6">JAVASERVERFACES-1346</text:a> </text:p>
          </table:table-cell>
          <table:table-cell table:style-name="ce7" office:value-type="string">
            <text:p>IDs generated by DefaultFaceletContext.generateUniqueId() are too long</text:p>
          </table:table-cell>
          <table:table-cell table:style-name="ce11" office:value-type="date" office:date-value="2009-10-09">
            <text:p>2009-10-09</text:p>
          </table:table-cell>
          <table:table-cell table:formula="of:=ISOWEEKNUM([.D368];1)" office:value-type="float" office:value="40">
            <text:p>40</text:p>
          </table:table-cell>
          <table:table-cell table:formula="of:=YEAR([.D368])" office:value-type="float" office:value="2009">
            <text:p>2009</text:p>
          </table:table-cell>
          <table:table-cell table:formula="of:=CONCATENATE([.F368];[.E368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7">JAVASERVERFACES-1357</text:a> </text:p>
          </table:table-cell>
          <table:table-cell table:style-name="ce7" office:value-type="string">
            <text:p>Some included JavaScript fails on Safari</text:p>
          </table:table-cell>
          <table:table-cell table:style-name="ce11" office:value-type="date" office:date-value="2009-10-09">
            <text:p>2009-10-09</text:p>
          </table:table-cell>
          <table:table-cell table:formula="of:=ISOWEEKNUM([.D369];1)" office:value-type="float" office:value="40">
            <text:p>40</text:p>
          </table:table-cell>
          <table:table-cell table:formula="of:=YEAR([.D369])" office:value-type="float" office:value="2009">
            <text:p>2009</text:p>
          </table:table-cell>
          <table:table-cell table:formula="of:=CONCATENATE([.F369];[.E369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8">JAVASERVERFACES-1358</text:a> </text:p>
          </table:table-cell>
          <table:table-cell table:style-name="ce7" office:value-type="string">
            <text:p>malformed ajax xml using &amp;amp;</text:p>
          </table:table-cell>
          <table:table-cell table:style-name="ce11" office:value-type="date" office:date-value="2009-10-09">
            <text:p>2009-10-09</text:p>
          </table:table-cell>
          <table:table-cell table:formula="of:=ISOWEEKNUM([.D370];1)" office:value-type="float" office:value="40">
            <text:p>40</text:p>
          </table:table-cell>
          <table:table-cell table:formula="of:=YEAR([.D370])" office:value-type="float" office:value="2009">
            <text:p>2009</text:p>
          </table:table-cell>
          <table:table-cell table:formula="of:=CONCATENATE([.F370];[.E370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6">JAVASERVERFACES-1356</text:a> </text:p>
          </table:table-cell>
          <table:table-cell table:style-name="ce7" office:value-type="string">
            <text:p>f:ajax does not work on h:inputTextArea</text:p>
          </table:table-cell>
          <table:table-cell table:style-name="ce11" office:value-type="date" office:date-value="2009-10-08">
            <text:p>2009-10-08</text:p>
          </table:table-cell>
          <table:table-cell table:formula="of:=ISOWEEKNUM([.D371];1)" office:value-type="float" office:value="40">
            <text:p>40</text:p>
          </table:table-cell>
          <table:table-cell table:formula="of:=YEAR([.D371])" office:value-type="float" office:value="2009">
            <text:p>2009</text:p>
          </table:table-cell>
          <table:table-cell table:formula="of:=CONCATENATE([.F371];[.E371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2">JAVASERVERFACES-1312</text:a> </text:p>
          </table:table-cell>
          <table:table-cell table:style-name="ce7" office:value-type="string">
            <text:p>Large JS resources get truncated</text:p>
          </table:table-cell>
          <table:table-cell table:style-name="ce11" office:value-type="date" office:date-value="2009-10-08">
            <text:p>2009-10-08</text:p>
          </table:table-cell>
          <table:table-cell table:formula="of:=ISOWEEKNUM([.D372];1)" office:value-type="float" office:value="40">
            <text:p>40</text:p>
          </table:table-cell>
          <table:table-cell table:formula="of:=YEAR([.D372])" office:value-type="float" office:value="2009">
            <text:p>2009</text:p>
          </table:table-cell>
          <table:table-cell table:formula="of:=CONCATENATE([.F372];[.E372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8">JAVASERVERFACES-1348</text:a> </text:p>
          </table:table-cell>
          <table:table-cell table:style-name="ce7" office:value-type="string">
            <text:p>Response written before Response Phase during Ajax requests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373];1)" office:value-type="float" office:value="40">
            <text:p>40</text:p>
          </table:table-cell>
          <table:table-cell table:formula="of:=YEAR([.D373])" office:value-type="float" office:value="2009">
            <text:p>2009</text:p>
          </table:table-cell>
          <table:table-cell table:formula="of:=CONCATENATE([.F373];[.E373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9">JAVASERVERFACES-1269</text:a> </text:p>
          </table:table-cell>
          <table:table-cell table:style-name="ce7" office:value-type="string">
            <text:p>ResponseWriter is used after 404 is sent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374];1)" office:value-type="float" office:value="40">
            <text:p>40</text:p>
          </table:table-cell>
          <table:table-cell table:formula="of:=YEAR([.D374])" office:value-type="float" office:value="2009">
            <text:p>2009</text:p>
          </table:table-cell>
          <table:table-cell table:formula="of:=CONCATENATE([.F374];[.E374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0">JAVASERVERFACES-1350</text:a> </text:p>
          </table:table-cell>
          <table:table-cell table:style-name="ce7" office:value-type="string">
            <text:p>Global stage does not take precedence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375];1)" office:value-type="float" office:value="40">
            <text:p>40</text:p>
          </table:table-cell>
          <table:table-cell table:formula="of:=YEAR([.D375])" office:value-type="float" office:value="2009">
            <text:p>2009</text:p>
          </table:table-cell>
          <table:table-cell table:formula="of:=CONCATENATE([.F375];[.E375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3">JAVASERVERFACES-1353</text:a> </text:p>
          </table:table-cell>
          <table:table-cell table:style-name="ce7" office:value-type="string">
            <text:p>Inline script eval failing on FF3.5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376];1)" office:value-type="float" office:value="40">
            <text:p>40</text:p>
          </table:table-cell>
          <table:table-cell table:formula="of:=YEAR([.D376])" office:value-type="float" office:value="2009">
            <text:p>2009</text:p>
          </table:table-cell>
          <table:table-cell table:formula="of:=CONCATENATE([.F376];[.E376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52">JAVASERVERFACES-1352</text:a> </text:p>
          </table:table-cell>
          <table:table-cell table:style-name="ce7" office:value-type="string">
            <text:p>JSP app won't init without faces-config.xml</text:p>
          </table:table-cell>
          <table:table-cell table:style-name="ce11" office:value-type="date" office:date-value="2009-10-06">
            <text:p>2009-10-06</text:p>
          </table:table-cell>
          <table:table-cell table:formula="of:=ISOWEEKNUM([.D377];1)" office:value-type="float" office:value="40">
            <text:p>40</text:p>
          </table:table-cell>
          <table:table-cell table:formula="of:=YEAR([.D377])" office:value-type="float" office:value="2009">
            <text:p>2009</text:p>
          </table:table-cell>
          <table:table-cell table:formula="of:=CONCATENATE([.F377];[.E377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6">JAVASERVERFACES-1316</text:a> </text:p>
          </table:table-cell>
          <table:table-cell table:style-name="ce7" office:value-type="string">
            <text:p>Regression: lockhart tests are failing</text:p>
          </table:table-cell>
          <table:table-cell table:style-name="ce11" office:value-type="date" office:date-value="2009-10-05">
            <text:p>2009-10-05</text:p>
          </table:table-cell>
          <table:table-cell table:formula="of:=ISOWEEKNUM([.D378];1)" office:value-type="float" office:value="40">
            <text:p>40</text:p>
          </table:table-cell>
          <table:table-cell table:formula="of:=YEAR([.D378])" office:value-type="float" office:value="2009">
            <text:p>2009</text:p>
          </table:table-cell>
          <table:table-cell table:formula="of:=CONCATENATE([.F378];[.E378])" office:value-type="string" office:string-value="200940">
            <text:p>2009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3">JAVASERVERFACES-1343</text:a> </text:p>
          </table:table-cell>
          <table:table-cell table:style-name="ce7" office:value-type="string">
            <text:p>jsf.js needs to keep it's resource name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379];1)" office:value-type="float" office:value="39">
            <text:p>39</text:p>
          </table:table-cell>
          <table:table-cell table:formula="of:=YEAR([.D379])" office:value-type="float" office:value="2009">
            <text:p>2009</text:p>
          </table:table-cell>
          <table:table-cell table:formula="of:=CONCATENATE([.F379];[.E379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7">JAVASERVERFACES-1347</text:a> </text:p>
          </table:table-cell>
          <table:table-cell table:style-name="ce7" office:value-type="string">
            <text:p>jsf-core.tld contains references to validateBean, validateRequired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380];1)" office:value-type="float" office:value="39">
            <text:p>39</text:p>
          </table:table-cell>
          <table:table-cell table:formula="of:=YEAR([.D380])" office:value-type="float" office:value="2009">
            <text:p>2009</text:p>
          </table:table-cell>
          <table:table-cell table:formula="of:=CONCATENATE([.F380];[.E380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1">JAVASERVERFACES-1301</text:a> </text:p>
          </table:table-cell>
          <table:table-cell table:style-name="ce7" office:value-type="string">
            <text:p>Wrong ui:param value attribute name in ui.tld</text:p>
          </table:table-cell>
          <table:table-cell table:style-name="ce11" office:value-type="date" office:date-value="2009-10-02">
            <text:p>2009-10-02</text:p>
          </table:table-cell>
          <table:table-cell table:formula="of:=ISOWEEKNUM([.D381];1)" office:value-type="float" office:value="39">
            <text:p>39</text:p>
          </table:table-cell>
          <table:table-cell table:formula="of:=YEAR([.D381])" office:value-type="float" office:value="2009">
            <text:p>2009</text:p>
          </table:table-cell>
          <table:table-cell table:formula="of:=CONCATENATE([.F381];[.E381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39">JAVASERVERFACES-1339</text:a> </text:p>
          </table:table-cell>
          <table:table-cell table:style-name="ce7" office:value-type="string">
            <text:p>Ajax updates cause SelectOneMenus in re-rendered areas to lose all values</text:p>
          </table:table-cell>
          <table:table-cell table:style-name="ce11" office:value-type="date" office:date-value="2009-10-01">
            <text:p>2009-10-01</text:p>
          </table:table-cell>
          <table:table-cell table:formula="of:=ISOWEEKNUM([.D382];1)" office:value-type="float" office:value="39">
            <text:p>39</text:p>
          </table:table-cell>
          <table:table-cell table:formula="of:=YEAR([.D382])" office:value-type="float" office:value="2009">
            <text:p>2009</text:p>
          </table:table-cell>
          <table:table-cell table:formula="of:=CONCATENATE([.F382];[.E382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5">JAVASERVERFACES-1345</text:a> </text:p>
          </table:table-cell>
          <table:table-cell table:style-name="ce7" office:value-type="string">
            <text:p>View parameters not executed during ajax request</text:p>
          </table:table-cell>
          <table:table-cell table:style-name="ce11" office:value-type="date" office:date-value="2009-10-01">
            <text:p>2009-10-01</text:p>
          </table:table-cell>
          <table:table-cell table:formula="of:=ISOWEEKNUM([.D383];1)" office:value-type="float" office:value="39">
            <text:p>39</text:p>
          </table:table-cell>
          <table:table-cell table:formula="of:=YEAR([.D383])" office:value-type="float" office:value="2009">
            <text:p>2009</text:p>
          </table:table-cell>
          <table:table-cell table:formula="of:=CONCATENATE([.F383];[.E383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2">JAVASERVERFACES-1342</text:a> </text:p>
          </table:table-cell>
          <table:table-cell table:style-name="ce7" office:value-type="string">
            <text:p>Possible client side memory leak in DOM event listener deletes</text:p>
          </table:table-cell>
          <table:table-cell table:style-name="ce11" office:value-type="date" office:date-value="2009-10-01">
            <text:p>2009-10-01</text:p>
          </table:table-cell>
          <table:table-cell table:formula="of:=ISOWEEKNUM([.D384];1)" office:value-type="float" office:value="39">
            <text:p>39</text:p>
          </table:table-cell>
          <table:table-cell table:formula="of:=YEAR([.D384])" office:value-type="float" office:value="2009">
            <text:p>2009</text:p>
          </table:table-cell>
          <table:table-cell table:formula="of:=CONCATENATE([.F384];[.E384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0">JAVASERVERFACES-1340</text:a> </text:p>
          </table:table-cell>
          <table:table-cell table:style-name="ce7" office:value-type="string">
            <text:p>stack overflow on page build with 2 nested composites</text:p>
          </table:table-cell>
          <table:table-cell table:style-name="ce11" office:value-type="date" office:date-value="2009-09-29">
            <text:p>2009-09-29</text:p>
          </table:table-cell>
          <table:table-cell table:formula="of:=ISOWEEKNUM([.D385];1)" office:value-type="float" office:value="39">
            <text:p>39</text:p>
          </table:table-cell>
          <table:table-cell table:formula="of:=YEAR([.D385])" office:value-type="float" office:value="2009">
            <text:p>2009</text:p>
          </table:table-cell>
          <table:table-cell table:formula="of:=CONCATENATE([.F385];[.E385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6">JAVASERVERFACES-1306</text:a> </text:p>
          </table:table-cell>
          <table:table-cell table:style-name="ce7" office:value-type="string">
            <text:p>Make it so the flash doesn't leak.</text:p>
          </table:table-cell>
          <table:table-cell table:style-name="ce11" office:value-type="date" office:date-value="2009-09-28">
            <text:p>2009-09-28</text:p>
          </table:table-cell>
          <table:table-cell table:formula="of:=ISOWEEKNUM([.D386];1)" office:value-type="float" office:value="39">
            <text:p>39</text:p>
          </table:table-cell>
          <table:table-cell table:formula="of:=YEAR([.D386])" office:value-type="float" office:value="2009">
            <text:p>2009</text:p>
          </table:table-cell>
          <table:table-cell table:formula="of:=CONCATENATE([.F386];[.E386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41">JAVASERVERFACES-1341</text:a> </text:p>
          </table:table-cell>
          <table:table-cell table:style-name="ce7" office:value-type="string">
            <text:p>Flash fails if response is committed before end of RENDER_RESPONSE</text:p>
          </table:table-cell>
          <table:table-cell table:style-name="ce11" office:value-type="date" office:date-value="2009-09-28">
            <text:p>2009-09-28</text:p>
          </table:table-cell>
          <table:table-cell table:formula="of:=ISOWEEKNUM([.D387];1)" office:value-type="float" office:value="39">
            <text:p>39</text:p>
          </table:table-cell>
          <table:table-cell table:formula="of:=YEAR([.D387])" office:value-type="float" office:value="2009">
            <text:p>2009</text:p>
          </table:table-cell>
          <table:table-cell table:formula="of:=CONCATENATE([.F387];[.E387])" office:value-type="string" office:string-value="200939">
            <text:p>2009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3">JAVASERVERFACES-1323</text:a> </text:p>
          </table:table-cell>
          <table:table-cell table:style-name="ce7" office:value-type="string">
            <text:p>ResourceCache.initMonitors() doesn't handle vfszip protocol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88];1)" office:value-type="float" office:value="38">
            <text:p>38</text:p>
          </table:table-cell>
          <table:table-cell table:formula="of:=YEAR([.D388])" office:value-type="float" office:value="2009">
            <text:p>2009</text:p>
          </table:table-cell>
          <table:table-cell table:formula="of:=CONCATENATE([.F388];[.E388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4">JAVASERVERFACES-1324</text:a> </text:p>
          </table:table-cell>
          <table:table-cell table:style-name="ce7" office:value-type="string">
            <text:p>Resource caching headers should be sensitive to the current project stage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89];1)" office:value-type="float" office:value="38">
            <text:p>38</text:p>
          </table:table-cell>
          <table:table-cell table:formula="of:=YEAR([.D389])" office:value-type="float" office:value="2009">
            <text:p>2009</text:p>
          </table:table-cell>
          <table:table-cell table:formula="of:=CONCATENATE([.F389];[.E389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0">JAVASERVERFACES-1320</text:a> </text:p>
          </table:table-cell>
          <table:table-cell table:style-name="ce7" office:value-type="string">
            <text:p>Dozens of, what appear to be erroneous, messages written to the log when ezcomp02 is run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0];1)" office:value-type="float" office:value="38">
            <text:p>38</text:p>
          </table:table-cell>
          <table:table-cell table:formula="of:=YEAR([.D390])" office:value-type="float" office:value="2009">
            <text:p>2009</text:p>
          </table:table-cell>
          <table:table-cell table:formula="of:=CONCATENATE([.F390];[.E390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5">JAVASERVERFACES-1325</text:a> </text:p>
          </table:table-cell>
          <table:table-cell table:style-name="ce7" office:value-type="string">
            <text:p>StateHolder.saveState should throw a NullPointerException if context is null.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1];1)" office:value-type="float" office:value="38">
            <text:p>38</text:p>
          </table:table-cell>
          <table:table-cell table:formula="of:=YEAR([.D391])" office:value-type="float" office:value="2009">
            <text:p>2009</text:p>
          </table:table-cell>
          <table:table-cell table:formula="of:=CONCATENATE([.F391];[.E391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2">JAVASERVERFACES-1322</text:a> </text:p>
          </table:table-cell>
          <table:table-cell table:style-name="ce7" office:value-type="string">
            <text:p>UIComponent.restoreState should throw NullPointException if context or state is null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2];1)" office:value-type="float" office:value="38">
            <text:p>38</text:p>
          </table:table-cell>
          <table:table-cell table:formula="of:=YEAR([.D392])" office:value-type="float" office:value="2009">
            <text:p>2009</text:p>
          </table:table-cell>
          <table:table-cell table:formula="of:=CONCATENATE([.F392];[.E392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21">JAVASERVERFACES-1321</text:a> </text:p>
          </table:table-cell>
          <table:table-cell table:style-name="ce7" office:value-type="string">
            <text:p>preValidate event not called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3];1)" office:value-type="float" office:value="38">
            <text:p>38</text:p>
          </table:table-cell>
          <table:table-cell table:formula="of:=YEAR([.D393])" office:value-type="float" office:value="2009">
            <text:p>2009</text:p>
          </table:table-cell>
          <table:table-cell table:formula="of:=CONCATENATE([.F393];[.E393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5">JAVASERVERFACES-1315</text:a> </text:p>
          </table:table-cell>
          <table:table-cell table:style-name="ce7" office:value-type="string">
            <text:p>Ajax for @all fails on field containing &amp;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4];1)" office:value-type="float" office:value="38">
            <text:p>38</text:p>
          </table:table-cell>
          <table:table-cell table:formula="of:=YEAR([.D394])" office:value-type="float" office:value="2009">
            <text:p>2009</text:p>
          </table:table-cell>
          <table:table-cell table:formula="of:=CONCATENATE([.F394];[.E394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9">JAVASERVERFACES-1319</text:a> </text:p>
          </table:table-cell>
          <table:table-cell table:style-name="ce7" office:value-type="string">
            <text:p>Can't pass arguments to certain composite component method expressions</text:p>
          </table:table-cell>
          <table:table-cell table:style-name="ce11" office:value-type="date" office:date-value="2009-09-24">
            <text:p>2009-09-24</text:p>
          </table:table-cell>
          <table:table-cell table:formula="of:=ISOWEEKNUM([.D395];1)" office:value-type="float" office:value="38">
            <text:p>38</text:p>
          </table:table-cell>
          <table:table-cell table:formula="of:=YEAR([.D395])" office:value-type="float" office:value="2009">
            <text:p>2009</text:p>
          </table:table-cell>
          <table:table-cell table:formula="of:=CONCATENATE([.F395];[.E395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7">JAVASERVERFACES-1317</text:a> </text:p>
          </table:table-cell>
          <table:table-cell table:style-name="ce7" office:value-type="string">
            <text:p>typos in LogStrings*.properties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396];1)" office:value-type="float" office:value="38">
            <text:p>38</text:p>
          </table:table-cell>
          <table:table-cell table:formula="of:=YEAR([.D396])" office:value-type="float" office:value="2009">
            <text:p>2009</text:p>
          </table:table-cell>
          <table:table-cell table:formula="of:=CONCATENATE([.F396];[.E396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7">JAVASERVERFACES-1307</text:a> </text:p>
          </table:table-cell>
          <table:table-cell table:style-name="ce7" office:value-type="string">
            <text:p>start/endDocument() called 2x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397];1)" office:value-type="float" office:value="38">
            <text:p>38</text:p>
          </table:table-cell>
          <table:table-cell table:formula="of:=YEAR([.D397])" office:value-type="float" office:value="2009">
            <text:p>2009</text:p>
          </table:table-cell>
          <table:table-cell table:formula="of:=CONCATENATE([.F397];[.E397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4">JAVASERVERFACES-1314</text:a> </text:p>
          </table:table-cell>
          <table:table-cell table:style-name="ce7" office:value-type="string">
            <text:p>LogStrings.properties has two JSF1091 messages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398];1)" office:value-type="float" office:value="38">
            <text:p>38</text:p>
          </table:table-cell>
          <table:table-cell table:formula="of:=YEAR([.D398])" office:value-type="float" office:value="2009">
            <text:p>2009</text:p>
          </table:table-cell>
          <table:table-cell table:formula="of:=CONCATENATE([.F398];[.E398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9">JAVASERVERFACES-1279</text:a> </text:p>
          </table:table-cell>
          <table:table-cell table:style-name="ce7" office:value-type="string">
            <text:p>flash ignored by ui:debug</text:p>
          </table:table-cell>
          <table:table-cell table:style-name="ce11" office:value-type="date" office:date-value="2009-09-23">
            <text:p>2009-09-23</text:p>
          </table:table-cell>
          <table:table-cell table:formula="of:=ISOWEEKNUM([.D399];1)" office:value-type="float" office:value="38">
            <text:p>38</text:p>
          </table:table-cell>
          <table:table-cell table:formula="of:=YEAR([.D399])" office:value-type="float" office:value="2009">
            <text:p>2009</text:p>
          </table:table-cell>
          <table:table-cell table:formula="of:=CONCATENATE([.F399];[.E399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2">JAVASERVERFACES-1302</text:a> </text:p>
          </table:table-cell>
          <table:table-cell table:style-name="ce7" office:value-type="string">
            <text:p>Possible bug in AjaxBehavior listen</text:p>
          </table:table-cell>
          <table:table-cell table:style-name="ce11" office:value-type="date" office:date-value="2009-09-22">
            <text:p>2009-09-22</text:p>
          </table:table-cell>
          <table:table-cell table:formula="of:=ISOWEEKNUM([.D400];1)" office:value-type="float" office:value="38">
            <text:p>38</text:p>
          </table:table-cell>
          <table:table-cell table:formula="of:=YEAR([.D400])" office:value-type="float" office:value="2009">
            <text:p>2009</text:p>
          </table:table-cell>
          <table:table-cell table:formula="of:=CONCATENATE([.F400];[.E400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11">JAVASERVERFACES-1311</text:a> </text:p>
          </table:table-cell>
          <table:table-cell table:style-name="ce7" office:value-type="string">
            <text:p>Typos in composite:attribute tag are not communicated to developers.</text:p>
          </table:table-cell>
          <table:table-cell table:style-name="ce11" office:value-type="date" office:date-value="2009-09-22">
            <text:p>2009-09-22</text:p>
          </table:table-cell>
          <table:table-cell table:formula="of:=ISOWEEKNUM([.D401];1)" office:value-type="float" office:value="38">
            <text:p>38</text:p>
          </table:table-cell>
          <table:table-cell table:formula="of:=YEAR([.D401])" office:value-type="float" office:value="2009">
            <text:p>2009</text:p>
          </table:table-cell>
          <table:table-cell table:formula="of:=CONCATENATE([.F401];[.E401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0">JAVASERVERFACES-1300</text:a> </text:p>
          </table:table-cell>
          <table:table-cell table:style-name="ce7" office:value-type="string">
            <text:p>parameter passing still fails under certain but usual conditions</text:p>
          </table:table-cell>
          <table:table-cell table:style-name="ce11" office:value-type="date" office:date-value="2009-09-21">
            <text:p>2009-09-21</text:p>
          </table:table-cell>
          <table:table-cell table:formula="of:=ISOWEEKNUM([.D402];1)" office:value-type="float" office:value="38">
            <text:p>38</text:p>
          </table:table-cell>
          <table:table-cell table:formula="of:=YEAR([.D402])" office:value-type="float" office:value="2009">
            <text:p>2009</text:p>
          </table:table-cell>
          <table:table-cell table:formula="of:=CONCATENATE([.F402];[.E402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8">JAVASERVERFACES-1308</text:a> </text:p>
          </table:table-cell>
          <table:table-cell table:style-name="ce7" office:value-type="string">
            <text:p>UIData#invokeOnComponent method does not process column facets.</text:p>
          </table:table-cell>
          <table:table-cell table:style-name="ce11" office:value-type="date" office:date-value="2009-09-20">
            <text:p>2009-09-20</text:p>
          </table:table-cell>
          <table:table-cell table:formula="of:=ISOWEEKNUM([.D403];1)" office:value-type="float" office:value="38">
            <text:p>38</text:p>
          </table:table-cell>
          <table:table-cell table:formula="of:=YEAR([.D403])" office:value-type="float" office:value="2009">
            <text:p>2009</text:p>
          </table:table-cell>
          <table:table-cell table:formula="of:=CONCATENATE([.F403];[.E403])" office:value-type="string" office:string-value="200938">
            <text:p>2009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5">JAVASERVERFACES-1305</text:a> </text:p>
          </table:table-cell>
          <table:table-cell table:style-name="ce7" office:value-type="string">
            <text:p>component binding for composite components not working</text:p>
          </table:table-cell>
          <table:table-cell table:style-name="ce11" office:value-type="date" office:date-value="2009-09-18">
            <text:p>2009-09-18</text:p>
          </table:table-cell>
          <table:table-cell table:formula="of:=ISOWEEKNUM([.D404];1)" office:value-type="float" office:value="37">
            <text:p>37</text:p>
          </table:table-cell>
          <table:table-cell table:formula="of:=YEAR([.D404])" office:value-type="float" office:value="2009">
            <text:p>2009</text:p>
          </table:table-cell>
          <table:table-cell table:formula="of:=CONCATENATE([.F404];[.E404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3">JAVASERVERFACES-1303</text:a> </text:p>
          </table:table-cell>
          <table:table-cell table:style-name="ce7" office:value-type="string">
            <text:p>Rigorously Test Flash</text:p>
          </table:table-cell>
          <table:table-cell table:style-name="ce11" office:value-type="date" office:date-value="2009-09-18">
            <text:p>2009-09-18</text:p>
          </table:table-cell>
          <table:table-cell table:formula="of:=ISOWEEKNUM([.D405];1)" office:value-type="float" office:value="37">
            <text:p>37</text:p>
          </table:table-cell>
          <table:table-cell table:formula="of:=YEAR([.D405])" office:value-type="float" office:value="2009">
            <text:p>2009</text:p>
          </table:table-cell>
          <table:table-cell table:formula="of:=CONCATENATE([.F405];[.E405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7">JAVASERVERFACES-1297</text:a> </text:p>
          </table:table-cell>
          <table:table-cell table:style-name="ce7" office:value-type="string">
            <text:p>malFormedXml error with composite component as render target</text:p>
          </table:table-cell>
          <table:table-cell table:style-name="ce11" office:value-type="date" office:date-value="2009-09-18">
            <text:p>2009-09-18</text:p>
          </table:table-cell>
          <table:table-cell table:formula="of:=ISOWEEKNUM([.D406];1)" office:value-type="float" office:value="37">
            <text:p>37</text:p>
          </table:table-cell>
          <table:table-cell table:formula="of:=YEAR([.D406])" office:value-type="float" office:value="2009">
            <text:p>2009</text:p>
          </table:table-cell>
          <table:table-cell table:formula="of:=CONCATENATE([.F406];[.E406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6">JAVASERVERFACES-1286</text:a> </text:p>
          </table:table-cell>
          <table:table-cell table:style-name="ce7" office:value-type="string">
            <text:p>Breaking change affecting composite components</text:p>
          </table:table-cell>
          <table:table-cell table:style-name="ce11" office:value-type="date" office:date-value="2009-09-16">
            <text:p>2009-09-16</text:p>
          </table:table-cell>
          <table:table-cell table:formula="of:=ISOWEEKNUM([.D407];1)" office:value-type="float" office:value="37">
            <text:p>37</text:p>
          </table:table-cell>
          <table:table-cell table:formula="of:=YEAR([.D407])" office:value-type="float" office:value="2009">
            <text:p>2009</text:p>
          </table:table-cell>
          <table:table-cell table:formula="of:=CONCATENATE([.F407];[.E407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3">JAVASERVERFACES-1273</text:a> </text:p>
          </table:table-cell>
          <table:table-cell table:style-name="ce7" office:value-type="string">
            <text:p>Versioned classpath resources are rendered with PKZip header on JBoss 5.1.0 server</text:p>
          </table:table-cell>
          <table:table-cell table:style-name="ce11" office:value-type="date" office:date-value="2009-09-16">
            <text:p>2009-09-16</text:p>
          </table:table-cell>
          <table:table-cell table:formula="of:=ISOWEEKNUM([.D408];1)" office:value-type="float" office:value="37">
            <text:p>37</text:p>
          </table:table-cell>
          <table:table-cell table:formula="of:=YEAR([.D408])" office:value-type="float" office:value="2009">
            <text:p>2009</text:p>
          </table:table-cell>
          <table:table-cell table:formula="of:=CONCATENATE([.F408];[.E408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304">JAVASERVERFACES-1304</text:a> </text:p>
          </table:table-cell>
          <table:table-cell table:style-name="ce7" office:value-type="string">
            <text:p>Childeren of a component</text:p>
          </table:table-cell>
          <table:table-cell table:style-name="ce11" office:value-type="date" office:date-value="2009-09-15">
            <text:p>2009-09-15</text:p>
          </table:table-cell>
          <table:table-cell table:formula="of:=ISOWEEKNUM([.D409];1)" office:value-type="float" office:value="37">
            <text:p>37</text:p>
          </table:table-cell>
          <table:table-cell table:formula="of:=YEAR([.D409])" office:value-type="float" office:value="2009">
            <text:p>2009</text:p>
          </table:table-cell>
          <table:table-cell table:formula="of:=CONCATENATE([.F409];[.E409])" office:value-type="string" office:string-value="200937">
            <text:p>2009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8">JAVASERVERFACES-1298</text:a> </text:p>
          </table:table-cell>
          <table:table-cell table:style-name="ce7" office:value-type="string">
            <text:p>method parameter not available at deeper nesting level</text:p>
          </table:table-cell>
          <table:table-cell table:style-name="ce11" office:value-type="date" office:date-value="2009-09-11">
            <text:p>2009-09-11</text:p>
          </table:table-cell>
          <table:table-cell table:formula="of:=ISOWEEKNUM([.D410];1)" office:value-type="float" office:value="36">
            <text:p>36</text:p>
          </table:table-cell>
          <table:table-cell table:formula="of:=YEAR([.D410])" office:value-type="float" office:value="2009">
            <text:p>2009</text:p>
          </table:table-cell>
          <table:table-cell table:formula="of:=CONCATENATE([.F410];[.E410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8">JAVASERVERFACES-1278</text:a> </text:p>
          </table:table-cell>
          <table:table-cell table:style-name="ce7" office:value-type="string">
            <text:p>flash doesn't work with h:button and h:link</text:p>
          </table:table-cell>
          <table:table-cell table:style-name="ce11" office:value-type="date" office:date-value="2009-09-11">
            <text:p>2009-09-11</text:p>
          </table:table-cell>
          <table:table-cell table:formula="of:=ISOWEEKNUM([.D411];1)" office:value-type="float" office:value="36">
            <text:p>36</text:p>
          </table:table-cell>
          <table:table-cell table:formula="of:=YEAR([.D411])" office:value-type="float" office:value="2009">
            <text:p>2009</text:p>
          </table:table-cell>
          <table:table-cell table:formula="of:=CONCATENATE([.F411];[.E411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6">JAVASERVERFACES-1296</text:a> </text:p>
          </table:table-cell>
          <table:table-cell table:style-name="ce7" office:value-type="string">
            <text:p>insertChildren doesn't work under certain circumstances when full state saving is used</text:p>
          </table:table-cell>
          <table:table-cell table:style-name="ce11" office:value-type="date" office:date-value="2009-09-10">
            <text:p>2009-09-10</text:p>
          </table:table-cell>
          <table:table-cell table:formula="of:=ISOWEEKNUM([.D412];1)" office:value-type="float" office:value="36">
            <text:p>36</text:p>
          </table:table-cell>
          <table:table-cell table:formula="of:=YEAR([.D412])" office:value-type="float" office:value="2009">
            <text:p>2009</text:p>
          </table:table-cell>
          <table:table-cell table:formula="of:=CONCATENATE([.F412];[.E412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5">JAVASERVERFACES-1295</text:a> </text:p>
          </table:table-cell>
          <table:table-cell table:style-name="ce7" office:value-type="string">
            <text:p>NullPointerException during form submit when using 'composite:insertChildren'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3];1)" office:value-type="float" office:value="36">
            <text:p>36</text:p>
          </table:table-cell>
          <table:table-cell table:formula="of:=YEAR([.D413])" office:value-type="float" office:value="2009">
            <text:p>2009</text:p>
          </table:table-cell>
          <table:table-cell table:formula="of:=CONCATENATE([.F413];[.E413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9">JAVASERVERFACES-1289</text:a> </text:p>
          </table:table-cell>
          <table:table-cell table:style-name="ce7" office:value-type="string">
            <text:p>UINamingContainer not Serializable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4];1)" office:value-type="float" office:value="36">
            <text:p>36</text:p>
          </table:table-cell>
          <table:table-cell table:formula="of:=YEAR([.D414])" office:value-type="float" office:value="2009">
            <text:p>2009</text:p>
          </table:table-cell>
          <table:table-cell table:formula="of:=CONCATENATE([.F414];[.E414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0">JAVASERVERFACES-1290</text:a> </text:p>
          </table:table-cell>
          <table:table-cell table:style-name="ce7" office:value-type="string">
            <text:p>parent keyword in CC el expressions not resolvable during tree creation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5];1)" office:value-type="float" office:value="36">
            <text:p>36</text:p>
          </table:table-cell>
          <table:table-cell table:formula="of:=YEAR([.D415])" office:value-type="float" office:value="2009">
            <text:p>2009</text:p>
          </table:table-cell>
          <table:table-cell table:formula="of:=CONCATENATE([.F415];[.E415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3">JAVASERVERFACES-1293</text:a> </text:p>
          </table:table-cell>
          <table:table-cell table:style-name="ce7" office:value-type="string">
            <text:p>Minor typos in online API for @ViewScoped and other scopes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6];1)" office:value-type="float" office:value="36">
            <text:p>36</text:p>
          </table:table-cell>
          <table:table-cell table:formula="of:=YEAR([.D416])" office:value-type="float" office:value="2009">
            <text:p>2009</text:p>
          </table:table-cell>
          <table:table-cell table:formula="of:=CONCATENATE([.F416];[.E416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94">JAVASERVERFACES-1294</text:a> </text:p>
          </table:table-cell>
          <table:table-cell table:style-name="ce7" office:value-type="string">
            <text:p>mysterious javascript error, prevents further ajax transfers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7];1)" office:value-type="float" office:value="36">
            <text:p>36</text:p>
          </table:table-cell>
          <table:table-cell table:formula="of:=YEAR([.D417])" office:value-type="float" office:value="2009">
            <text:p>2009</text:p>
          </table:table-cell>
          <table:table-cell table:formula="of:=CONCATENATE([.F417];[.E417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9">JAVASERVERFACES-1259</text:a> </text:p>
          </table:table-cell>
          <table:table-cell table:style-name="ce7" office:value-type="string">
            <text:p>doctype specified in xhtml is not part of output</text:p>
          </table:table-cell>
          <table:table-cell table:style-name="ce11" office:value-type="date" office:date-value="2009-09-09">
            <text:p>2009-09-09</text:p>
          </table:table-cell>
          <table:table-cell table:formula="of:=ISOWEEKNUM([.D418];1)" office:value-type="float" office:value="36">
            <text:p>36</text:p>
          </table:table-cell>
          <table:table-cell table:formula="of:=YEAR([.D418])" office:value-type="float" office:value="2009">
            <text:p>2009</text:p>
          </table:table-cell>
          <table:table-cell table:formula="of:=CONCATENATE([.F418];[.E418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8">JAVASERVERFACES-1258</text:a> </text:p>
          </table:table-cell>
          <table:table-cell table:style-name="ce7" office:value-type="string">
            <text:p>jsf standard component 'dataTable' uses inconsistent column classes</text:p>
          </table:table-cell>
          <table:table-cell table:style-name="ce11" office:value-type="date" office:date-value="2009-09-08">
            <text:p>2009-09-08</text:p>
          </table:table-cell>
          <table:table-cell table:formula="of:=ISOWEEKNUM([.D419];1)" office:value-type="float" office:value="36">
            <text:p>36</text:p>
          </table:table-cell>
          <table:table-cell table:formula="of:=YEAR([.D419])" office:value-type="float" office:value="2009">
            <text:p>2009</text:p>
          </table:table-cell>
          <table:table-cell table:formula="of:=CONCATENATE([.F419];[.E419])" office:value-type="string" office:string-value="200936">
            <text:p>2009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7">JAVASERVERFACES-1287</text:a> </text:p>
          </table:table-cell>
          <table:table-cell table:style-name="ce7" office:value-type="string">
            <text:p>Referencing @CustomScoped backingbeans doesn't work</text:p>
          </table:table-cell>
          <table:table-cell table:style-name="ce11" office:value-type="date" office:date-value="2009-09-04">
            <text:p>2009-09-04</text:p>
          </table:table-cell>
          <table:table-cell table:formula="of:=ISOWEEKNUM([.D420];1)" office:value-type="float" office:value="35">
            <text:p>35</text:p>
          </table:table-cell>
          <table:table-cell table:formula="of:=YEAR([.D420])" office:value-type="float" office:value="2009">
            <text:p>2009</text:p>
          </table:table-cell>
          <table:table-cell table:formula="of:=CONCATENATE([.F420];[.E420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0">JAVASERVERFACES-1280</text:a> </text:p>
          </table:table-cell>
          <table:table-cell table:style-name="ce7" office:value-type="string">
            <text:p>f:ajax execute attr not defaulting to @this</text:p>
          </table:table-cell>
          <table:table-cell table:style-name="ce11" office:value-type="date" office:date-value="2009-09-04">
            <text:p>2009-09-04</text:p>
          </table:table-cell>
          <table:table-cell table:formula="of:=ISOWEEKNUM([.D421];1)" office:value-type="float" office:value="35">
            <text:p>35</text:p>
          </table:table-cell>
          <table:table-cell table:formula="of:=YEAR([.D421])" office:value-type="float" office:value="2009">
            <text:p>2009</text:p>
          </table:table-cell>
          <table:table-cell table:formula="of:=CONCATENATE([.F421];[.E421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1">JAVASERVERFACES-1111</text:a> </text:p>
          </table:table-cell>
          <table:table-cell table:style-name="ce7" office:value-type="string">
            <text:p>Use getResources("META-INF/faces-config.xml") to find classpaths to scan for annotations</text:p>
          </table:table-cell>
          <table:table-cell table:style-name="ce11" office:value-type="date" office:date-value="2009-09-04">
            <text:p>2009-09-04</text:p>
          </table:table-cell>
          <table:table-cell table:formula="of:=ISOWEEKNUM([.D422];1)" office:value-type="float" office:value="35">
            <text:p>35</text:p>
          </table:table-cell>
          <table:table-cell table:formula="of:=YEAR([.D422])" office:value-type="float" office:value="2009">
            <text:p>2009</text:p>
          </table:table-cell>
          <table:table-cell table:formula="of:=CONCATENATE([.F422];[.E422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4">JAVASERVERFACES-1284</text:a> </text:p>
          </table:table-cell>
          <table:table-cell table:style-name="ce7" office:value-type="string">
            <text:p>PartialResponseWriter fails on string ending with [</text:p>
          </table:table-cell>
          <table:table-cell table:style-name="ce11" office:value-type="date" office:date-value="2009-09-03">
            <text:p>2009-09-03</text:p>
          </table:table-cell>
          <table:table-cell table:formula="of:=ISOWEEKNUM([.D423];1)" office:value-type="float" office:value="35">
            <text:p>35</text:p>
          </table:table-cell>
          <table:table-cell table:formula="of:=YEAR([.D423])" office:value-type="float" office:value="2009">
            <text:p>2009</text:p>
          </table:table-cell>
          <table:table-cell table:formula="of:=CONCATENATE([.F423];[.E423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9">JAVASERVERFACES-1239</text:a> </text:p>
          </table:table-cell>
          <table:table-cell table:style-name="ce7" office:value-type="string">
            <text:p>HTML style entities like &amp;nbsp; are not passed through Facelets</text:p>
          </table:table-cell>
          <table:table-cell table:style-name="ce11" office:value-type="date" office:date-value="2009-09-02">
            <text:p>2009-09-02</text:p>
          </table:table-cell>
          <table:table-cell table:formula="of:=ISOWEEKNUM([.D424];1)" office:value-type="float" office:value="35">
            <text:p>35</text:p>
          </table:table-cell>
          <table:table-cell table:formula="of:=YEAR([.D424])" office:value-type="float" office:value="2009">
            <text:p>2009</text:p>
          </table:table-cell>
          <table:table-cell table:formula="of:=CONCATENATE([.F424];[.E424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2">JAVASERVERFACES-1282</text:a> </text:p>
          </table:table-cell>
          <table:table-cell table:style-name="ce7" office:value-type="string">
            <text:p>composite:renderFacet breaks when composite component contains h:head with resources included</text:p>
          </table:table-cell>
          <table:table-cell table:style-name="ce11" office:value-type="date" office:date-value="2009-09-02">
            <text:p>2009-09-02</text:p>
          </table:table-cell>
          <table:table-cell table:formula="of:=ISOWEEKNUM([.D425];1)" office:value-type="float" office:value="35">
            <text:p>35</text:p>
          </table:table-cell>
          <table:table-cell table:formula="of:=YEAR([.D425])" office:value-type="float" office:value="2009">
            <text:p>2009</text:p>
          </table:table-cell>
          <table:table-cell table:formula="of:=CONCATENATE([.F425];[.E425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81">JAVASERVERFACES-1281</text:a> </text:p>
          </table:table-cell>
          <table:table-cell table:style-name="ce7" office:value-type="string">
            <text:p>Incorrect class reference in JavaDoc</text:p>
          </table:table-cell>
          <table:table-cell table:style-name="ce11" office:value-type="date" office:date-value="2009-09-01">
            <text:p>2009-09-01</text:p>
          </table:table-cell>
          <table:table-cell table:formula="of:=ISOWEEKNUM([.D426];1)" office:value-type="float" office:value="35">
            <text:p>35</text:p>
          </table:table-cell>
          <table:table-cell table:formula="of:=YEAR([.D426])" office:value-type="float" office:value="2009">
            <text:p>2009</text:p>
          </table:table-cell>
          <table:table-cell table:formula="of:=CONCATENATE([.F426];[.E426])" office:value-type="string" office:string-value="200935">
            <text:p>2009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5">JAVASERVERFACES-1275</text:a> </text:p>
          </table:table-cell>
          <table:table-cell table:style-name="ce7" office:value-type="string">
            <text:p>Take advantage of performance optimization in the creation of composite components.</text:p>
          </table:table-cell>
          <table:table-cell table:style-name="ce11" office:value-type="date" office:date-value="2009-08-28">
            <text:p>2009-08-28</text:p>
          </table:table-cell>
          <table:table-cell table:formula="of:=ISOWEEKNUM([.D427];1)" office:value-type="float" office:value="34">
            <text:p>34</text:p>
          </table:table-cell>
          <table:table-cell table:formula="of:=YEAR([.D427])" office:value-type="float" office:value="2009">
            <text:p>2009</text:p>
          </table:table-cell>
          <table:table-cell table:formula="of:=CONCATENATE([.F427];[.E427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4">JAVASERVERFACES-1274</text:a> </text:p>
          </table:table-cell>
          <table:table-cell table:style-name="ce7" office:value-type="string">
            <text:p>Only one expression in a textual resource is evaluated.</text:p>
          </table:table-cell>
          <table:table-cell table:style-name="ce11" office:value-type="date" office:date-value="2009-08-28">
            <text:p>2009-08-28</text:p>
          </table:table-cell>
          <table:table-cell table:formula="of:=ISOWEEKNUM([.D428];1)" office:value-type="float" office:value="34">
            <text:p>34</text:p>
          </table:table-cell>
          <table:table-cell table:formula="of:=YEAR([.D428])" office:value-type="float" office:value="2009">
            <text:p>2009</text:p>
          </table:table-cell>
          <table:table-cell table:formula="of:=CONCATENATE([.F428];[.E428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5">JAVASERVERFACES-1265</text:a> </text:p>
          </table:table-cell>
          <table:table-cell table:style-name="ce7" office:value-type="string">
            <text:p>composites parameter empty within 'outputStyleSheet' tag</text:p>
          </table:table-cell>
          <table:table-cell table:style-name="ce11" office:value-type="date" office:date-value="2009-08-28">
            <text:p>2009-08-28</text:p>
          </table:table-cell>
          <table:table-cell table:formula="of:=ISOWEEKNUM([.D429];1)" office:value-type="float" office:value="34">
            <text:p>34</text:p>
          </table:table-cell>
          <table:table-cell table:formula="of:=YEAR([.D429])" office:value-type="float" office:value="2009">
            <text:p>2009</text:p>
          </table:table-cell>
          <table:table-cell table:formula="of:=CONCATENATE([.F429];[.E429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6">JAVASERVERFACES-1276</text:a> </text:p>
          </table:table-cell>
          <table:table-cell table:style-name="ce7" office:value-type="string">
            <text:p>Application.createComponent: missing return</text:p>
          </table:table-cell>
          <table:table-cell table:style-name="ce11" office:value-type="date" office:date-value="2009-08-27">
            <text:p>2009-08-27</text:p>
          </table:table-cell>
          <table:table-cell table:formula="of:=ISOWEEKNUM([.D430];1)" office:value-type="float" office:value="34">
            <text:p>34</text:p>
          </table:table-cell>
          <table:table-cell table:formula="of:=YEAR([.D430])" office:value-type="float" office:value="2009">
            <text:p>2009</text:p>
          </table:table-cell>
          <table:table-cell table:formula="of:=CONCATENATE([.F430];[.E430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2">JAVASERVERFACES-932</text:a> </text:p>
          </table:table-cell>
          <table:table-cell table:style-name="ce7" office:value-type="string">
            <text:p>&lt;h:selectOneMenu&gt; not retaining the null value after validation phase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431];1)" office:value-type="float" office:value="34">
            <text:p>34</text:p>
          </table:table-cell>
          <table:table-cell table:formula="of:=YEAR([.D431])" office:value-type="float" office:value="2009">
            <text:p>2009</text:p>
          </table:table-cell>
          <table:table-cell table:formula="of:=CONCATENATE([.F431];[.E431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2">JAVASERVERFACES-1272</text:a> </text:p>
          </table:table-cell>
          <table:table-cell table:style-name="ce7" office:value-type="string">
            <text:p>Better error message for missing set method on @ManagedProperty</text:p>
          </table:table-cell>
          <table:table-cell table:style-name="ce11" office:value-type="date" office:date-value="2009-08-26">
            <text:p>2009-08-26</text:p>
          </table:table-cell>
          <table:table-cell table:formula="of:=ISOWEEKNUM([.D432];1)" office:value-type="float" office:value="34">
            <text:p>34</text:p>
          </table:table-cell>
          <table:table-cell table:formula="of:=YEAR([.D432])" office:value-type="float" office:value="2009">
            <text:p>2009</text:p>
          </table:table-cell>
          <table:table-cell table:formula="of:=CONCATENATE([.F432];[.E432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71">JAVASERVERFACES-1271</text:a> </text:p>
          </table:table-cell>
          <table:table-cell table:style-name="ce7" office:value-type="string">
            <text:p>#{resource['...']} not working inside h:button</text:p>
          </table:table-cell>
          <table:table-cell table:style-name="ce11" office:value-type="date" office:date-value="2009-08-25">
            <text:p>2009-08-25</text:p>
          </table:table-cell>
          <table:table-cell table:formula="of:=ISOWEEKNUM([.D433];1)" office:value-type="float" office:value="34">
            <text:p>34</text:p>
          </table:table-cell>
          <table:table-cell table:formula="of:=YEAR([.D433])" office:value-type="float" office:value="2009">
            <text:p>2009</text:p>
          </table:table-cell>
          <table:table-cell table:formula="of:=CONCATENATE([.F433];[.E433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8">JAVASERVERFACES-1268</text:a> </text:p>
          </table:table-cell>
          <table:table-cell table:style-name="ce7" office:value-type="string">
            <text:p>BufferUnderflowException when scanning large class files for annotations</text:p>
          </table:table-cell>
          <table:table-cell table:style-name="ce11" office:value-type="date" office:date-value="2009-08-25">
            <text:p>2009-08-25</text:p>
          </table:table-cell>
          <table:table-cell table:formula="of:=ISOWEEKNUM([.D434];1)" office:value-type="float" office:value="34">
            <text:p>34</text:p>
          </table:table-cell>
          <table:table-cell table:formula="of:=YEAR([.D434])" office:value-type="float" office:value="2009">
            <text:p>2009</text:p>
          </table:table-cell>
          <table:table-cell table:formula="of:=CONCATENATE([.F434];[.E434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7">JAVASERVERFACES-1267</text:a> </text:p>
          </table:table-cell>
          <table:table-cell table:style-name="ce7" office:value-type="string">
            <text:p>major and minor version are swapped</text:p>
          </table:table-cell>
          <table:table-cell table:style-name="ce11" office:value-type="date" office:date-value="2009-08-25">
            <text:p>2009-08-25</text:p>
          </table:table-cell>
          <table:table-cell table:formula="of:=ISOWEEKNUM([.D435];1)" office:value-type="float" office:value="34">
            <text:p>34</text:p>
          </table:table-cell>
          <table:table-cell table:formula="of:=YEAR([.D435])" office:value-type="float" office:value="2009">
            <text:p>2009</text:p>
          </table:table-cell>
          <table:table-cell table:formula="of:=CONCATENATE([.F435];[.E435])" office:value-type="string" office:string-value="200934">
            <text:p>2009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6">JAVASERVERFACES-1256</text:a> </text:p>
          </table:table-cell>
          <table:table-cell table:style-name="ce7" office:value-type="string">
            <text:p>ProjectStage.Development will cause deployment issues in GAE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436];1)" office:value-type="float" office:value="33">
            <text:p>33</text:p>
          </table:table-cell>
          <table:table-cell table:formula="of:=YEAR([.D436])" office:value-type="float" office:value="2009">
            <text:p>2009</text:p>
          </table:table-cell>
          <table:table-cell table:formula="of:=CONCATENATE([.F436];[.E436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6">JAVASERVERFACES-1266</text:a> </text:p>
          </table:table-cell>
          <table:table-cell table:style-name="ce7" office:value-type="string">
            <text:p>The 'last' property of the IterationStatus is not correct for data models with a single item inside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437];1)" office:value-type="float" office:value="33">
            <text:p>33</text:p>
          </table:table-cell>
          <table:table-cell table:formula="of:=YEAR([.D437])" office:value-type="float" office:value="2009">
            <text:p>2009</text:p>
          </table:table-cell>
          <table:table-cell table:formula="of:=CONCATENATE([.F437];[.E437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1">JAVASERVERFACES-1241</text:a> </text:p>
          </table:table-cell>
          <table:table-cell table:style-name="ce7" office:value-type="string">
            <text:p>&lt;script&gt; tag inserted in wrong place in partialresponse output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438];1)" office:value-type="float" office:value="33">
            <text:p>33</text:p>
          </table:table-cell>
          <table:table-cell table:formula="of:=YEAR([.D438])" office:value-type="float" office:value="2009">
            <text:p>2009</text:p>
          </table:table-cell>
          <table:table-cell table:formula="of:=CONCATENATE([.F438];[.E438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2">JAVASERVERFACES-1262</text:a> </text:p>
          </table:table-cell>
          <table:table-cell table:style-name="ce7" office:value-type="string">
            <text:p>RichFaces doesn't work: RenderKit.getResponseStateManager().getTreeStructureToRestore() always returns null</text:p>
          </table:table-cell>
          <table:table-cell table:style-name="ce11" office:value-type="date" office:date-value="2009-08-21">
            <text:p>2009-08-21</text:p>
          </table:table-cell>
          <table:table-cell table:formula="of:=ISOWEEKNUM([.D439];1)" office:value-type="float" office:value="33">
            <text:p>33</text:p>
          </table:table-cell>
          <table:table-cell table:formula="of:=YEAR([.D439])" office:value-type="float" office:value="2009">
            <text:p>2009</text:p>
          </table:table-cell>
          <table:table-cell table:formula="of:=CONCATENATE([.F439];[.E439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4">JAVASERVERFACES-1264</text:a> </text:p>
          </table:table-cell>
          <table:table-cell table:style-name="ce7" office:value-type="string">
            <text:p>UIViewRoot$ComponentResourceContainer Private Access Modifier - IllegalAccessException</text:p>
          </table:table-cell>
          <table:table-cell table:style-name="ce11" office:value-type="date" office:date-value="2009-08-20">
            <text:p>2009-08-20</text:p>
          </table:table-cell>
          <table:table-cell table:formula="of:=ISOWEEKNUM([.D440];1)" office:value-type="float" office:value="33">
            <text:p>33</text:p>
          </table:table-cell>
          <table:table-cell table:formula="of:=YEAR([.D440])" office:value-type="float" office:value="2009">
            <text:p>2009</text:p>
          </table:table-cell>
          <table:table-cell table:formula="of:=CONCATENATE([.F440];[.E440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63">JAVASERVERFACES-1263</text:a> </text:p>
          </table:table-cell>
          <table:table-cell table:style-name="ce7" office:value-type="string">
            <text:p>Exceptions are swallowed on postback during RestoreViewPhase</text:p>
          </table:table-cell>
          <table:table-cell table:style-name="ce11" office:value-type="date" office:date-value="2009-08-20">
            <text:p>2009-08-20</text:p>
          </table:table-cell>
          <table:table-cell table:formula="of:=ISOWEEKNUM([.D441];1)" office:value-type="float" office:value="33">
            <text:p>33</text:p>
          </table:table-cell>
          <table:table-cell table:formula="of:=YEAR([.D441])" office:value-type="float" office:value="2009">
            <text:p>2009</text:p>
          </table:table-cell>
          <table:table-cell table:formula="of:=CONCATENATE([.F441];[.E441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5">JAVASERVERFACES-1255</text:a> </text:p>
          </table:table-cell>
          <table:table-cell table:style-name="ce7" office:value-type="string">
            <text:p>parameter passing to composite components fails if nesting deeper than 2</text:p>
          </table:table-cell>
          <table:table-cell table:style-name="ce11" office:value-type="date" office:date-value="2009-08-18">
            <text:p>2009-08-18</text:p>
          </table:table-cell>
          <table:table-cell table:formula="of:=ISOWEEKNUM([.D442];1)" office:value-type="float" office:value="33">
            <text:p>33</text:p>
          </table:table-cell>
          <table:table-cell table:formula="of:=YEAR([.D442])" office:value-type="float" office:value="2009">
            <text:p>2009</text:p>
          </table:table-cell>
          <table:table-cell table:formula="of:=CONCATENATE([.F442];[.E442])" office:value-type="string" office:string-value="200933">
            <text:p>2009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8">JAVASERVERFACES-858</text:a> </text:p>
          </table:table-cell>
          <table:table-cell table:style-name="ce7" office:value-type="string">
            <text:p>Triage Facelets issue tracker and fix/port importnat issues within our source base</text:p>
          </table:table-cell>
          <table:table-cell table:style-name="ce11" office:value-type="date" office:date-value="2009-08-14">
            <text:p>2009-08-14</text:p>
          </table:table-cell>
          <table:table-cell table:formula="of:=ISOWEEKNUM([.D443];1)" office:value-type="float" office:value="32">
            <text:p>32</text:p>
          </table:table-cell>
          <table:table-cell table:formula="of:=YEAR([.D443])" office:value-type="float" office:value="2009">
            <text:p>2009</text:p>
          </table:table-cell>
          <table:table-cell table:formula="of:=CONCATENATE([.F443];[.E443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4">JAVASERVERFACES-1164</text:a> </text:p>
          </table:table-cell>
          <table:table-cell table:style-name="ce7" office:value-type="string">
            <text:p>In the pdl docs, f:valueChangeListener's for attribute is not mentioned</text:p>
          </table:table-cell>
          <table:table-cell table:style-name="ce11" office:value-type="date" office:date-value="2009-08-14">
            <text:p>2009-08-14</text:p>
          </table:table-cell>
          <table:table-cell table:formula="of:=ISOWEEKNUM([.D444];1)" office:value-type="float" office:value="32">
            <text:p>32</text:p>
          </table:table-cell>
          <table:table-cell table:formula="of:=YEAR([.D444])" office:value-type="float" office:value="2009">
            <text:p>2009</text:p>
          </table:table-cell>
          <table:table-cell table:formula="of:=CONCATENATE([.F444];[.E444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7">JAVASERVERFACES-927</text:a> </text:p>
          </table:table-cell>
          <table:table-cell table:style-name="ce7" office:value-type="string">
            <text:p>Numerous JavaDoc errors in API JavaDocs</text:p>
          </table:table-cell>
          <table:table-cell table:style-name="ce11" office:value-type="date" office:date-value="2009-08-14">
            <text:p>2009-08-14</text:p>
          </table:table-cell>
          <table:table-cell table:formula="of:=ISOWEEKNUM([.D445];1)" office:value-type="float" office:value="32">
            <text:p>32</text:p>
          </table:table-cell>
          <table:table-cell table:formula="of:=YEAR([.D445])" office:value-type="float" office:value="2009">
            <text:p>2009</text:p>
          </table:table-cell>
          <table:table-cell table:formula="of:=CONCATENATE([.F445];[.E445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2">JAVASERVERFACES-1092</text:a> </text:p>
          </table:table-cell>
          <table:table-cell table:style-name="ce7" office:value-type="string">
            <text:p>compositions don't work inside composite components</text:p>
          </table:table-cell>
          <table:table-cell table:style-name="ce11" office:value-type="date" office:date-value="2009-08-14">
            <text:p>2009-08-14</text:p>
          </table:table-cell>
          <table:table-cell table:formula="of:=ISOWEEKNUM([.D446];1)" office:value-type="float" office:value="32">
            <text:p>32</text:p>
          </table:table-cell>
          <table:table-cell table:formula="of:=YEAR([.D446])" office:value-type="float" office:value="2009">
            <text:p>2009</text:p>
          </table:table-cell>
          <table:table-cell table:formula="of:=CONCATENATE([.F446];[.E446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8">JAVASERVERFACES-1028</text:a> </text:p>
          </table:table-cell>
          <table:table-cell table:style-name="ce7" office:value-type="string">
            <text:p>build before restore no longer working</text:p>
          </table:table-cell>
          <table:table-cell table:style-name="ce11" office:value-type="date" office:date-value="2009-08-14">
            <text:p>2009-08-14</text:p>
          </table:table-cell>
          <table:table-cell table:formula="of:=ISOWEEKNUM([.D447];1)" office:value-type="float" office:value="32">
            <text:p>32</text:p>
          </table:table-cell>
          <table:table-cell table:formula="of:=YEAR([.D447])" office:value-type="float" office:value="2009">
            <text:p>2009</text:p>
          </table:table-cell>
          <table:table-cell table:formula="of:=CONCATENATE([.F447];[.E447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2">JAVASERVERFACES-1252</text:a> </text:p>
          </table:table-cell>
          <table:table-cell table:style-name="ce7" office:value-type="string">
            <text:p>@ResourceDependency fails, if Container doesn't provide propper mimeType-mapping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48];1)" office:value-type="float" office:value="32">
            <text:p>32</text:p>
          </table:table-cell>
          <table:table-cell table:formula="of:=YEAR([.D448])" office:value-type="float" office:value="2009">
            <text:p>2009</text:p>
          </table:table-cell>
          <table:table-cell table:formula="of:=CONCATENATE([.F448];[.E448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4">JAVASERVERFACES-1024</text:a> </text:p>
          </table:table-cell>
          <table:table-cell table:style-name="ce7" office:value-type="string">
            <text:p>Support rendering of "click" and "change" Behaviors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49];1)" office:value-type="float" office:value="32">
            <text:p>32</text:p>
          </table:table-cell>
          <table:table-cell table:formula="of:=YEAR([.D449])" office:value-type="float" office:value="2009">
            <text:p>2009</text:p>
          </table:table-cell>
          <table:table-cell table:formula="of:=CONCATENATE([.F449];[.E449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7">JAVASERVERFACES-787</text:a> </text:p>
          </table:table-cell>
          <table:table-cell table:style-name="ce7" office:value-type="string">
            <text:p>Need to re-consider the compression of text-based mime types that may includes expressions.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50];1)" office:value-type="float" office:value="32">
            <text:p>32</text:p>
          </table:table-cell>
          <table:table-cell table:formula="of:=YEAR([.D450])" office:value-type="float" office:value="2009">
            <text:p>2009</text:p>
          </table:table-cell>
          <table:table-cell table:formula="of:=CONCATENATE([.F450];[.E450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3">JAVASERVERFACES-1073</text:a> </text:p>
          </table:table-cell>
          <table:table-cell table:style-name="ce7" office:value-type="string">
            <text:p>UIComponent.visitTree untested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51];1)" office:value-type="float" office:value="32">
            <text:p>32</text:p>
          </table:table-cell>
          <table:table-cell table:formula="of:=YEAR([.D451])" office:value-type="float" office:value="2009">
            <text:p>2009</text:p>
          </table:table-cell>
          <table:table-cell table:formula="of:=CONCATENATE([.F451];[.E451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0">JAVASERVERFACES-1250</text:a> </text:p>
          </table:table-cell>
          <table:table-cell table:style-name="ce7" office:value-type="string">
            <text:p>Repeat calls to parameterized buttons fail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52];1)" office:value-type="float" office:value="32">
            <text:p>32</text:p>
          </table:table-cell>
          <table:table-cell table:formula="of:=YEAR([.D452])" office:value-type="float" office:value="2009">
            <text:p>2009</text:p>
          </table:table-cell>
          <table:table-cell table:formula="of:=CONCATENATE([.F452];[.E452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3">JAVASERVERFACES-1203</text:a> </text:p>
          </table:table-cell>
          <table:table-cell table:style-name="ce7" office:value-type="string">
            <text:p>enctype overwritten on form post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53];1)" office:value-type="float" office:value="32">
            <text:p>32</text:p>
          </table:table-cell>
          <table:table-cell table:formula="of:=YEAR([.D453])" office:value-type="float" office:value="2009">
            <text:p>2009</text:p>
          </table:table-cell>
          <table:table-cell table:formula="of:=CONCATENATE([.F453];[.E453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51">JAVASERVERFACES-1251</text:a> </text:p>
          </table:table-cell>
          <table:table-cell table:style-name="ce7" office:value-type="string">
            <text:p>nested ELResolver results in AssertionError</text:p>
          </table:table-cell>
          <table:table-cell table:style-name="ce11" office:value-type="date" office:date-value="2009-08-13">
            <text:p>2009-08-13</text:p>
          </table:table-cell>
          <table:table-cell table:formula="of:=ISOWEEKNUM([.D454];1)" office:value-type="float" office:value="32">
            <text:p>32</text:p>
          </table:table-cell>
          <table:table-cell table:formula="of:=YEAR([.D454])" office:value-type="float" office:value="2009">
            <text:p>2009</text:p>
          </table:table-cell>
          <table:table-cell table:formula="of:=CONCATENATE([.F454];[.E454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9">JAVASERVERFACES-1219</text:a> </text:p>
          </table:table-cell>
          <table:table-cell table:style-name="ce7" office:value-type="string">
            <text:p>IE ajax onchange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455];1)" office:value-type="float" office:value="32">
            <text:p>32</text:p>
          </table:table-cell>
          <table:table-cell table:formula="of:=YEAR([.D455])" office:value-type="float" office:value="2009">
            <text:p>2009</text:p>
          </table:table-cell>
          <table:table-cell table:formula="of:=CONCATENATE([.F455];[.E455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4">JAVASERVERFACES-454</text:a> </text:p>
          </table:table-cell>
          <table:table-cell table:style-name="ce7" office:value-type="string">
            <text:p>ELContextListeners not informed uppon creation of new ELContext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456];1)" office:value-type="float" office:value="32">
            <text:p>32</text:p>
          </table:table-cell>
          <table:table-cell table:formula="of:=YEAR([.D456])" office:value-type="float" office:value="2009">
            <text:p>2009</text:p>
          </table:table-cell>
          <table:table-cell table:formula="of:=CONCATENATE([.F456];[.E456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7">JAVASERVERFACES-1137</text:a> </text:p>
          </table:table-cell>
          <table:table-cell table:style-name="ce7" office:value-type="string">
            <text:p>MethodExpressionActionListener cannot be cast to java.lang.Class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457];1)" office:value-type="float" office:value="32">
            <text:p>32</text:p>
          </table:table-cell>
          <table:table-cell table:formula="of:=YEAR([.D457])" office:value-type="float" office:value="2009">
            <text:p>2009</text:p>
          </table:table-cell>
          <table:table-cell table:formula="of:=CONCATENATE([.F457];[.E457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7">JAVASERVERFACES-837</text:a> </text:p>
          </table:table-cell>
          <table:table-cell table:style-name="ce7" office:value-type="string">
            <text:p>Need to handle the case where two annotated beans have the same name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458];1)" office:value-type="float" office:value="32">
            <text:p>32</text:p>
          </table:table-cell>
          <table:table-cell table:formula="of:=YEAR([.D458])" office:value-type="float" office:value="2009">
            <text:p>2009</text:p>
          </table:table-cell>
          <table:table-cell table:formula="of:=CONCATENATE([.F458];[.E458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1">JAVASERVERFACES-941</text:a> </text:p>
          </table:table-cell>
          <table:table-cell table:style-name="ce7" office:value-type="string">
            <text:p>NPE in HtmlBasicRenderer.augmentIdReference</text:p>
          </table:table-cell>
          <table:table-cell table:style-name="ce11" office:value-type="date" office:date-value="2009-08-12">
            <text:p>2009-08-12</text:p>
          </table:table-cell>
          <table:table-cell table:formula="of:=ISOWEEKNUM([.D459];1)" office:value-type="float" office:value="32">
            <text:p>32</text:p>
          </table:table-cell>
          <table:table-cell table:formula="of:=YEAR([.D459])" office:value-type="float" office:value="2009">
            <text:p>2009</text:p>
          </table:table-cell>
          <table:table-cell table:formula="of:=CONCATENATE([.F459];[.E459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9">JAVASERVERFACES-1249</text:a> </text:p>
          </table:table-cell>
          <table:table-cell table:style-name="ce7" office:value-type="string">
            <text:p>Running in glassfishv3-preview, VALIDATE_EMPTY_FIELDS not behaving as specified</text:p>
          </table:table-cell>
          <table:table-cell table:style-name="ce11" office:value-type="date" office:date-value="2009-08-11">
            <text:p>2009-08-11</text:p>
          </table:table-cell>
          <table:table-cell table:formula="of:=ISOWEEKNUM([.D460];1)" office:value-type="float" office:value="32">
            <text:p>32</text:p>
          </table:table-cell>
          <table:table-cell table:formula="of:=YEAR([.D460])" office:value-type="float" office:value="2009">
            <text:p>2009</text:p>
          </table:table-cell>
          <table:table-cell table:formula="of:=CONCATENATE([.F460];[.E460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8">JAVASERVERFACES-1008</text:a> </text:p>
          </table:table-cell>
          <table:table-cell table:style-name="ce7" office:value-type="string">
            <text:p>facelets ignores *.taglib.xml in app's META-INF (wrong classloader)</text:p>
          </table:table-cell>
          <table:table-cell table:style-name="ce11" office:value-type="date" office:date-value="2009-08-11">
            <text:p>2009-08-11</text:p>
          </table:table-cell>
          <table:table-cell table:formula="of:=ISOWEEKNUM([.D461];1)" office:value-type="float" office:value="32">
            <text:p>32</text:p>
          </table:table-cell>
          <table:table-cell table:formula="of:=YEAR([.D461])" office:value-type="float" office:value="2009">
            <text:p>2009</text:p>
          </table:table-cell>
          <table:table-cell table:formula="of:=CONCATENATE([.F461];[.E461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0">JAVASERVERFACES-1240</text:a> </text:p>
          </table:table-cell>
          <table:table-cell table:style-name="ce7" office:value-type="string">
            <text:p>Allow for browser quirks in jsf.js</text:p>
          </table:table-cell>
          <table:table-cell table:style-name="ce11" office:value-type="date" office:date-value="2009-08-11">
            <text:p>2009-08-11</text:p>
          </table:table-cell>
          <table:table-cell table:formula="of:=ISOWEEKNUM([.D462];1)" office:value-type="float" office:value="32">
            <text:p>32</text:p>
          </table:table-cell>
          <table:table-cell table:formula="of:=YEAR([.D462])" office:value-type="float" office:value="2009">
            <text:p>2009</text:p>
          </table:table-cell>
          <table:table-cell table:formula="of:=CONCATENATE([.F462];[.E462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9">JAVASERVERFACES-1009</text:a> </text:p>
          </table:table-cell>
          <table:table-cell table:style-name="ce7" office:value-type="string">
            <text:p>Rendered h:dataTable/h:panelGrid without rows/content do not validate against XHTML 1.0 Transitional</text:p>
          </table:table-cell>
          <table:table-cell table:style-name="ce11" office:value-type="date" office:date-value="2009-08-10">
            <text:p>2009-08-10</text:p>
          </table:table-cell>
          <table:table-cell table:formula="of:=ISOWEEKNUM([.D463];1)" office:value-type="float" office:value="32">
            <text:p>32</text:p>
          </table:table-cell>
          <table:table-cell table:formula="of:=YEAR([.D463])" office:value-type="float" office:value="2009">
            <text:p>2009</text:p>
          </table:table-cell>
          <table:table-cell table:formula="of:=CONCATENATE([.F463];[.E463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73">JAVASERVERFACES-973</text:a> </text:p>
          </table:table-cell>
          <table:table-cell table:style-name="ce7" office:value-type="string">
            <text:p>JettyInjectionProvider needs updates to work with later versions of Jetty</text:p>
          </table:table-cell>
          <table:table-cell table:style-name="ce11" office:value-type="date" office:date-value="2009-08-10">
            <text:p>2009-08-10</text:p>
          </table:table-cell>
          <table:table-cell table:formula="of:=ISOWEEKNUM([.D464];1)" office:value-type="float" office:value="32">
            <text:p>32</text:p>
          </table:table-cell>
          <table:table-cell table:formula="of:=YEAR([.D464])" office:value-type="float" office:value="2009">
            <text:p>2009</text:p>
          </table:table-cell>
          <table:table-cell table:formula="of:=CONCATENATE([.F464];[.E464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6">JAVASERVERFACES-1126</text:a> </text:p>
          </table:table-cell>
          <table:table-cell table:style-name="ce7" office:value-type="string">
            <text:p>Illegal character not escaped</text:p>
          </table:table-cell>
          <table:table-cell table:style-name="ce11" office:value-type="date" office:date-value="2009-08-10">
            <text:p>2009-08-10</text:p>
          </table:table-cell>
          <table:table-cell table:formula="of:=ISOWEEKNUM([.D465];1)" office:value-type="float" office:value="32">
            <text:p>32</text:p>
          </table:table-cell>
          <table:table-cell table:formula="of:=YEAR([.D465])" office:value-type="float" office:value="2009">
            <text:p>2009</text:p>
          </table:table-cell>
          <table:table-cell table:formula="of:=CONCATENATE([.F465];[.E465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3">JAVASERVERFACES-1223</text:a> </text:p>
          </table:table-cell>
          <table:table-cell table:style-name="ce7" office:value-type="string">
            <text:p>NullPointerException in UIComponentBase using Websphere 7.0</text:p>
          </table:table-cell>
          <table:table-cell table:style-name="ce11" office:value-type="date" office:date-value="2009-08-10">
            <text:p>2009-08-10</text:p>
          </table:table-cell>
          <table:table-cell table:formula="of:=ISOWEEKNUM([.D466];1)" office:value-type="float" office:value="32">
            <text:p>32</text:p>
          </table:table-cell>
          <table:table-cell table:formula="of:=YEAR([.D466])" office:value-type="float" office:value="2009">
            <text:p>2009</text:p>
          </table:table-cell>
          <table:table-cell table:formula="of:=CONCATENATE([.F466];[.E466])" office:value-type="string" office:string-value="200932">
            <text:p>2009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8">JAVASERVERFACES-1238</text:a> </text:p>
          </table:table-cell>
          <table:table-cell table:style-name="ce7" office:value-type="string">
            <text:p>composite attributes don't work with core tags (c:if etc.)</text:p>
          </table:table-cell>
          <table:table-cell table:style-name="ce11" office:value-type="date" office:date-value="2009-08-08">
            <text:p>2009-08-08</text:p>
          </table:table-cell>
          <table:table-cell table:formula="of:=ISOWEEKNUM([.D467];1)" office:value-type="float" office:value="31">
            <text:p>31</text:p>
          </table:table-cell>
          <table:table-cell table:formula="of:=YEAR([.D467])" office:value-type="float" office:value="2009">
            <text:p>2009</text:p>
          </table:table-cell>
          <table:table-cell table:formula="of:=CONCATENATE([.F467];[.E467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43">JAVASERVERFACES-1243</text:a> </text:p>
          </table:table-cell>
          <table:table-cell table:style-name="ce7" office:value-type="string">
            <text:p>Ajax queue reports error in IE7</text:p>
          </table:table-cell>
          <table:table-cell table:style-name="ce11" office:value-type="date" office:date-value="2009-08-07">
            <text:p>2009-08-07</text:p>
          </table:table-cell>
          <table:table-cell table:formula="of:=ISOWEEKNUM([.D468];1)" office:value-type="float" office:value="31">
            <text:p>31</text:p>
          </table:table-cell>
          <table:table-cell table:formula="of:=YEAR([.D468])" office:value-type="float" office:value="2009">
            <text:p>2009</text:p>
          </table:table-cell>
          <table:table-cell table:formula="of:=CONCATENATE([.F468];[.E468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4">JAVASERVERFACES-1184</text:a> </text:p>
          </table:table-cell>
          <table:table-cell table:style-name="ce7" office:value-type="string">
            <text:p>Ajax submit of selectManyCheckbox encodes without values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469];1)" office:value-type="float" office:value="31">
            <text:p>31</text:p>
          </table:table-cell>
          <table:table-cell table:formula="of:=YEAR([.D469])" office:value-type="float" office:value="2009">
            <text:p>2009</text:p>
          </table:table-cell>
          <table:table-cell table:formula="of:=CONCATENATE([.F469];[.E469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0">JAVASERVERFACES-1230</text:a> </text:p>
          </table:table-cell>
          <table:table-cell table:style-name="ce7" office:value-type="string">
            <text:p>colspan attribute not honored</text:p>
          </table:table-cell>
          <table:table-cell table:style-name="ce11" office:value-type="date" office:date-value="2009-08-05">
            <text:p>2009-08-05</text:p>
          </table:table-cell>
          <table:table-cell table:formula="of:=ISOWEEKNUM([.D470];1)" office:value-type="float" office:value="31">
            <text:p>31</text:p>
          </table:table-cell>
          <table:table-cell table:formula="of:=YEAR([.D470])" office:value-type="float" office:value="2009">
            <text:p>2009</text:p>
          </table:table-cell>
          <table:table-cell table:formula="of:=CONCATENATE([.F470];[.E470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1">JAVASERVERFACES-1221</text:a> </text:p>
          </table:table-cell>
          <table:table-cell table:style-name="ce7" office:value-type="string">
            <text:p>Receiving malformedXML error in ajax-tag demo app</text:p>
          </table:table-cell>
          <table:table-cell table:style-name="ce11" office:value-type="date" office:date-value="2009-08-04">
            <text:p>2009-08-04</text:p>
          </table:table-cell>
          <table:table-cell table:formula="of:=ISOWEEKNUM([.D471];1)" office:value-type="float" office:value="31">
            <text:p>31</text:p>
          </table:table-cell>
          <table:table-cell table:formula="of:=YEAR([.D471])" office:value-type="float" office:value="2009">
            <text:p>2009</text:p>
          </table:table-cell>
          <table:table-cell table:formula="of:=CONCATENATE([.F471];[.E471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33">JAVASERVERFACES-1233</text:a> </text:p>
          </table:table-cell>
          <table:table-cell table:style-name="ce7" office:value-type="string">
            <text:p>javascript onerror callback never invoked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472];1)" office:value-type="float" office:value="31">
            <text:p>31</text:p>
          </table:table-cell>
          <table:table-cell table:formula="of:=YEAR([.D472])" office:value-type="float" office:value="2009">
            <text:p>2009</text:p>
          </table:table-cell>
          <table:table-cell table:formula="of:=CONCATENATE([.F472];[.E472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3">JAVASERVERFACES-1083</text:a> </text:p>
          </table:table-cell>
          <table:table-cell table:style-name="ce7" office:value-type="string">
            <text:p>Potential problem with resource loading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473];1)" office:value-type="float" office:value="31">
            <text:p>31</text:p>
          </table:table-cell>
          <table:table-cell table:formula="of:=YEAR([.D473])" office:value-type="float" office:value="2009">
            <text:p>2009</text:p>
          </table:table-cell>
          <table:table-cell table:formula="of:=CONCATENATE([.F473];[.E473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4">JAVASERVERFACES-994</text:a> </text:p>
          </table:table-cell>
          <table:table-cell table:style-name="ce7" office:value-type="string">
            <text:p>UIComponent.findComponent() cannot find children in forms/tables if prependId is false</text:p>
          </table:table-cell>
          <table:table-cell table:style-name="ce11" office:value-type="date" office:date-value="2009-08-03">
            <text:p>2009-08-03</text:p>
          </table:table-cell>
          <table:table-cell table:formula="of:=ISOWEEKNUM([.D474];1)" office:value-type="float" office:value="31">
            <text:p>31</text:p>
          </table:table-cell>
          <table:table-cell table:formula="of:=YEAR([.D474])" office:value-type="float" office:value="2009">
            <text:p>2009</text:p>
          </table:table-cell>
          <table:table-cell table:formula="of:=CONCATENATE([.F474];[.E474])" office:value-type="string" office:string-value="200931">
            <text:p>2009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3">JAVASERVERFACES-1133</text:a> </text:p>
          </table:table-cell>
          <table:table-cell table:style-name="ce7" office:value-type="string">
            <text:p>IE8 doesn't work</text:p>
          </table:table-cell>
          <table:table-cell table:style-name="ce11" office:value-type="date" office:date-value="2009-07-31">
            <text:p>2009-07-31</text:p>
          </table:table-cell>
          <table:table-cell table:formula="of:=ISOWEEKNUM([.D475];1)" office:value-type="float" office:value="30">
            <text:p>30</text:p>
          </table:table-cell>
          <table:table-cell table:formula="of:=YEAR([.D475])" office:value-type="float" office:value="2009">
            <text:p>2009</text:p>
          </table:table-cell>
          <table:table-cell table:formula="of:=CONCATENATE([.F475];[.E475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2">JAVASERVERFACES-1222</text:a> </text:p>
          </table:table-cell>
          <table:table-cell table:style-name="ce7" office:value-type="string">
            <text:p>ajax update for input element requires special case</text:p>
          </table:table-cell>
          <table:table-cell table:style-name="ce11" office:value-type="date" office:date-value="2009-07-31">
            <text:p>2009-07-31</text:p>
          </table:table-cell>
          <table:table-cell table:formula="of:=ISOWEEKNUM([.D476];1)" office:value-type="float" office:value="30">
            <text:p>30</text:p>
          </table:table-cell>
          <table:table-cell table:formula="of:=YEAR([.D476])" office:value-type="float" office:value="2009">
            <text:p>2009</text:p>
          </table:table-cell>
          <table:table-cell table:formula="of:=CONCATENATE([.F476];[.E476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6">JAVASERVERFACES-1186</text:a> </text:p>
          </table:table-cell>
          <table:table-cell table:style-name="ce7" office:value-type="string">
            <text:p>Nesting composite components with insertChildren does not work with multiple children</text:p>
          </table:table-cell>
          <table:table-cell table:style-name="ce11" office:value-type="date" office:date-value="2009-07-31">
            <text:p>2009-07-31</text:p>
          </table:table-cell>
          <table:table-cell table:formula="of:=ISOWEEKNUM([.D477];1)" office:value-type="float" office:value="30">
            <text:p>30</text:p>
          </table:table-cell>
          <table:table-cell table:formula="of:=YEAR([.D477])" office:value-type="float" office:value="2009">
            <text:p>2009</text:p>
          </table:table-cell>
          <table:table-cell table:formula="of:=CONCATENATE([.F477];[.E477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0">JAVASERVERFACES-1200</text:a> </text:p>
          </table:table-cell>
          <table:table-cell table:style-name="ce7" office:value-type="string">
            <text:p>f:phaseListener not set-up when embedded in composite component</text:p>
          </table:table-cell>
          <table:table-cell table:style-name="ce11" office:value-type="date" office:date-value="2009-07-30">
            <text:p>2009-07-30</text:p>
          </table:table-cell>
          <table:table-cell table:formula="of:=ISOWEEKNUM([.D478];1)" office:value-type="float" office:value="30">
            <text:p>30</text:p>
          </table:table-cell>
          <table:table-cell table:formula="of:=YEAR([.D478])" office:value-type="float" office:value="2009">
            <text:p>2009</text:p>
          </table:table-cell>
          <table:table-cell table:formula="of:=CONCATENATE([.F478];[.E478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7">JAVASERVERFACES-1227</text:a> </text:p>
          </table:table-cell>
          <table:table-cell table:style-name="ce7" office:value-type="string">
            <text:p>[PATCH] MethodBindingAdapterBase.getExpectedCause</text:p>
          </table:table-cell>
          <table:table-cell table:style-name="ce11" office:value-type="date" office:date-value="2009-07-30">
            <text:p>2009-07-30</text:p>
          </table:table-cell>
          <table:table-cell table:formula="of:=ISOWEEKNUM([.D479];1)" office:value-type="float" office:value="30">
            <text:p>30</text:p>
          </table:table-cell>
          <table:table-cell table:formula="of:=YEAR([.D479])" office:value-type="float" office:value="2009">
            <text:p>2009</text:p>
          </table:table-cell>
          <table:table-cell table:formula="of:=CONCATENATE([.F479];[.E479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24">JAVASERVERFACES-1224</text:a> </text:p>
          </table:table-cell>
          <table:table-cell table:style-name="ce7" office:value-type="string">
            <text:p>NPE if web.xml does not exist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480];1)" office:value-type="float" office:value="30">
            <text:p>30</text:p>
          </table:table-cell>
          <table:table-cell table:formula="of:=YEAR([.D480])" office:value-type="float" office:value="2009">
            <text:p>2009</text:p>
          </table:table-cell>
          <table:table-cell table:formula="of:=CONCATENATE([.F480];[.E480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9">JAVASERVERFACES-1199</text:a> </text:p>
          </table:table-cell>
          <table:table-cell table:style-name="ce7" office:value-type="string">
            <text:p>h:selectOneRadio throws NullPointerException if ExpressionFactory.coerceToType() returns 'null'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481];1)" office:value-type="float" office:value="30">
            <text:p>30</text:p>
          </table:table-cell>
          <table:table-cell table:formula="of:=YEAR([.D481])" office:value-type="float" office:value="2009">
            <text:p>2009</text:p>
          </table:table-cell>
          <table:table-cell table:formula="of:=CONCATENATE([.F481];[.E481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8">JAVASERVERFACES-1218</text:a> </text:p>
          </table:table-cell>
          <table:table-cell table:style-name="ce7" office:value-type="string">
            <text:p>The varStatus attribute throws an error</text:p>
          </table:table-cell>
          <table:table-cell table:style-name="ce11" office:value-type="date" office:date-value="2009-07-29">
            <text:p>2009-07-29</text:p>
          </table:table-cell>
          <table:table-cell table:formula="of:=ISOWEEKNUM([.D482];1)" office:value-type="float" office:value="30">
            <text:p>30</text:p>
          </table:table-cell>
          <table:table-cell table:formula="of:=YEAR([.D482])" office:value-type="float" office:value="2009">
            <text:p>2009</text:p>
          </table:table-cell>
          <table:table-cell table:formula="of:=CONCATENATE([.F482];[.E482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2">JAVASERVERFACES-1212</text:a> </text:p>
          </table:table-cell>
          <table:table-cell table:style-name="ce7" office:value-type="string">
            <text:p>The h:outputScript tag doesn't work for parameterized scripts</text:p>
          </table:table-cell>
          <table:table-cell table:style-name="ce11" office:value-type="date" office:date-value="2009-07-28">
            <text:p>2009-07-28</text:p>
          </table:table-cell>
          <table:table-cell table:formula="of:=ISOWEEKNUM([.D483];1)" office:value-type="float" office:value="30">
            <text:p>30</text:p>
          </table:table-cell>
          <table:table-cell table:formula="of:=YEAR([.D483])" office:value-type="float" office:value="2009">
            <text:p>2009</text:p>
          </table:table-cell>
          <table:table-cell table:formula="of:=CONCATENATE([.F483];[.E483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0">JAVASERVERFACES-1210</text:a> </text:p>
          </table:table-cell>
          <table:table-cell table:style-name="ce7" office:value-type="string">
            <text:p>faces-redirect on implicit navigation doesn't seem to work</text:p>
          </table:table-cell>
          <table:table-cell table:style-name="ce11" office:value-type="date" office:date-value="2009-07-27">
            <text:p>2009-07-27</text:p>
          </table:table-cell>
          <table:table-cell table:formula="of:=ISOWEEKNUM([.D484];1)" office:value-type="float" office:value="30">
            <text:p>30</text:p>
          </table:table-cell>
          <table:table-cell table:formula="of:=YEAR([.D484])" office:value-type="float" office:value="2009">
            <text:p>2009</text:p>
          </table:table-cell>
          <table:table-cell table:formula="of:=CONCATENATE([.F484];[.E484])" office:value-type="string" office:string-value="200930">
            <text:p>2009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14">JAVASERVERFACES-1214</text:a> </text:p>
          </table:table-cell>
          <table:table-cell table:style-name="ce7" office:value-type="string">
            <text:p>ViewState encryption does not actually work</text:p>
          </table:table-cell>
          <table:table-cell table:style-name="ce11" office:value-type="date" office:date-value="2009-07-21">
            <text:p>2009-07-21</text:p>
          </table:table-cell>
          <table:table-cell table:formula="of:=ISOWEEKNUM([.D485];1)" office:value-type="float" office:value="29">
            <text:p>29</text:p>
          </table:table-cell>
          <table:table-cell table:formula="of:=YEAR([.D485])" office:value-type="float" office:value="2009">
            <text:p>2009</text:p>
          </table:table-cell>
          <table:table-cell table:formula="of:=CONCATENATE([.F485];[.E485])" office:value-type="string" office:string-value="200929">
            <text:p>2009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7">JAVASERVERFACES-1197</text:a> </text:p>
          </table:table-cell>
          <table:table-cell table:style-name="ce7" office:value-type="string">
            <text:p>Add a configuration parameter to constrain which packages should be scanned for annotated artifacts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486];1)" office:value-type="float" office:value="29">
            <text:p>29</text:p>
          </table:table-cell>
          <table:table-cell table:formula="of:=YEAR([.D486])" office:value-type="float" office:value="2009">
            <text:p>2009</text:p>
          </table:table-cell>
          <table:table-cell table:formula="of:=CONCATENATE([.F486];[.E486])" office:value-type="string" office:string-value="200929">
            <text:p>2009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1">JAVASERVERFACES-851</text:a> </text:p>
          </table:table-cell>
          <table:table-cell table:style-name="ce7" office:value-type="string">
            <text:p>ExternalContect.setRequestCharacterEncoding() not working for most containers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487];1)" office:value-type="float" office:value="29">
            <text:p>29</text:p>
          </table:table-cell>
          <table:table-cell table:formula="of:=YEAR([.D487])" office:value-type="float" office:value="2009">
            <text:p>2009</text:p>
          </table:table-cell>
          <table:table-cell table:formula="of:=CONCATENATE([.F487];[.E487])" office:value-type="string" office:string-value="200929">
            <text:p>2009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0">JAVASERVERFACES-1170</text:a> </text:p>
          </table:table-cell>
          <table:table-cell table:style-name="ce7" office:value-type="string">
            <text:p>UIViewRoot.processRestoreState silently eats any exception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488];1)" office:value-type="float" office:value="29">
            <text:p>29</text:p>
          </table:table-cell>
          <table:table-cell table:formula="of:=YEAR([.D488])" office:value-type="float" office:value="2009">
            <text:p>2009</text:p>
          </table:table-cell>
          <table:table-cell table:formula="of:=CONCATENATE([.F488];[.E488])" office:value-type="string" office:string-value="200929">
            <text:p>2009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2">JAVASERVERFACES-1202</text:a> </text:p>
          </table:table-cell>
          <table:table-cell table:style-name="ce7" office:value-type="string">
            <text:p>using f:phaseListener causes additional redundant listener on each request</text:p>
          </table:table-cell>
          <table:table-cell table:style-name="ce11" office:value-type="date" office:date-value="2009-07-20">
            <text:p>2009-07-20</text:p>
          </table:table-cell>
          <table:table-cell table:formula="of:=ISOWEEKNUM([.D489];1)" office:value-type="float" office:value="29">
            <text:p>29</text:p>
          </table:table-cell>
          <table:table-cell table:formula="of:=YEAR([.D489])" office:value-type="float" office:value="2009">
            <text:p>2009</text:p>
          </table:table-cell>
          <table:table-cell table:formula="of:=CONCATENATE([.F489];[.E489])" office:value-type="string" office:string-value="200929">
            <text:p>2009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9">JAVASERVERFACES-1149</text:a> </text:p>
          </table:table-cell>
          <table:table-cell table:style-name="ce7" office:value-type="string">
            <text:p>method expression parameters don't work</text:p>
          </table:table-cell>
          <table:table-cell table:style-name="ce11" office:value-type="date" office:date-value="2009-07-15">
            <text:p>2009-07-15</text:p>
          </table:table-cell>
          <table:table-cell table:formula="of:=ISOWEEKNUM([.D490];1)" office:value-type="float" office:value="28">
            <text:p>28</text:p>
          </table:table-cell>
          <table:table-cell table:formula="of:=YEAR([.D490])" office:value-type="float" office:value="2009">
            <text:p>2009</text:p>
          </table:table-cell>
          <table:table-cell table:formula="of:=CONCATENATE([.F490];[.E490])" office:value-type="string" office:string-value="200928">
            <text:p>2009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6">JAVASERVERFACES-1196</text:a> </text:p>
          </table:table-cell>
          <table:table-cell table:style-name="ce7" office:value-type="string">
            <text:p>impl of hideNoSelectionOption doesn't comply with spec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491];1)" office:value-type="float" office:value="28">
            <text:p>28</text:p>
          </table:table-cell>
          <table:table-cell table:formula="of:=YEAR([.D491])" office:value-type="float" office:value="2009">
            <text:p>2009</text:p>
          </table:table-cell>
          <table:table-cell table:formula="of:=CONCATENATE([.F491];[.E491])" office:value-type="string" office:string-value="200928">
            <text:p>2009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201">JAVASERVERFACES-1201</text:a> </text:p>
          </table:table-cell>
          <table:table-cell table:style-name="ce7" office:value-type="string">
            <text:p>empty id attribute throws exception without explanitory text</text:p>
          </table:table-cell>
          <table:table-cell table:style-name="ce11" office:value-type="date" office:date-value="2009-07-14">
            <text:p>2009-07-14</text:p>
          </table:table-cell>
          <table:table-cell table:formula="of:=ISOWEEKNUM([.D492];1)" office:value-type="float" office:value="28">
            <text:p>28</text:p>
          </table:table-cell>
          <table:table-cell table:formula="of:=YEAR([.D492])" office:value-type="float" office:value="2009">
            <text:p>2009</text:p>
          </table:table-cell>
          <table:table-cell table:formula="of:=CONCATENATE([.F492];[.E492])" office:value-type="string" office:string-value="200928">
            <text:p>2009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2">JAVASERVERFACES-1192</text:a> </text:p>
          </table:table-cell>
          <table:table-cell table:style-name="ce7" office:value-type="string">
            <text:p>@ManagedProperty of superclass always null</text:p>
          </table:table-cell>
          <table:table-cell table:style-name="ce11" office:value-type="date" office:date-value="2009-07-13">
            <text:p>2009-07-13</text:p>
          </table:table-cell>
          <table:table-cell table:formula="of:=ISOWEEKNUM([.D493];1)" office:value-type="float" office:value="28">
            <text:p>28</text:p>
          </table:table-cell>
          <table:table-cell table:formula="of:=YEAR([.D493])" office:value-type="float" office:value="2009">
            <text:p>2009</text:p>
          </table:table-cell>
          <table:table-cell table:formula="of:=CONCATENATE([.F493];[.E493])" office:value-type="string" office:string-value="200928">
            <text:p>2009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5">JAVASERVERFACES-1195</text:a> </text:p>
          </table:table-cell>
          <table:table-cell table:style-name="ce7" office:value-type="string">
            <text:p>Bad link outcome leads to bad xhtml (&lt;span&gt;&lt;/a&gt;)</text:p>
          </table:table-cell>
          <table:table-cell table:style-name="ce11" office:value-type="date" office:date-value="2009-07-13">
            <text:p>2009-07-13</text:p>
          </table:table-cell>
          <table:table-cell table:formula="of:=ISOWEEKNUM([.D494];1)" office:value-type="float" office:value="28">
            <text:p>28</text:p>
          </table:table-cell>
          <table:table-cell table:formula="of:=YEAR([.D494])" office:value-type="float" office:value="2009">
            <text:p>2009</text:p>
          </table:table-cell>
          <table:table-cell table:formula="of:=CONCATENATE([.F494];[.E494])" office:value-type="string" office:string-value="200928">
            <text:p>2009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7">JAVASERVERFACES-1107</text:a> </text:p>
          </table:table-cell>
          <table:table-cell table:style-name="ce7" office:value-type="string">
            <text:p>UIViewRoot phase listeners not notified of RESTORE_VIEW when statement management strategy is used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495];1)" office:value-type="float" office:value="27">
            <text:p>27</text:p>
          </table:table-cell>
          <table:table-cell table:formula="of:=YEAR([.D495])" office:value-type="float" office:value="2009">
            <text:p>2009</text:p>
          </table:table-cell>
          <table:table-cell table:formula="of:=CONCATENATE([.F495];[.E495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1">JAVASERVERFACES-1191</text:a> </text:p>
          </table:table-cell>
          <table:table-cell table:style-name="ce7" office:value-type="string">
            <text:p>Regression for &lt;f:ajax&gt;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496];1)" office:value-type="float" office:value="27">
            <text:p>27</text:p>
          </table:table-cell>
          <table:table-cell table:formula="of:=YEAR([.D496])" office:value-type="float" office:value="2009">
            <text:p>2009</text:p>
          </table:table-cell>
          <table:table-cell table:formula="of:=CONCATENATE([.F496];[.E496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1">JAVASERVERFACES-281</text:a> </text:p>
          </table:table-cell>
          <table:table-cell table:style-name="ce7" office:value-type="string">
            <text:p>Method and value binding expressions fail for public interface methods implemented by package protected classes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497];1)" office:value-type="float" office:value="27">
            <text:p>27</text:p>
          </table:table-cell>
          <table:table-cell table:formula="of:=YEAR([.D497])" office:value-type="float" office:value="2009">
            <text:p>2009</text:p>
          </table:table-cell>
          <table:table-cell table:formula="of:=CONCATENATE([.F497];[.E497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4">JAVASERVERFACES-354</text:a> </text:p>
          </table:table-cell>
          <table:table-cell table:style-name="ce7" office:value-type="string">
            <text:p>TreeStructure.createComponent loses exception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498];1)" office:value-type="float" office:value="27">
            <text:p>27</text:p>
          </table:table-cell>
          <table:table-cell table:formula="of:=YEAR([.D498])" office:value-type="float" office:value="2009">
            <text:p>2009</text:p>
          </table:table-cell>
          <table:table-cell table:formula="of:=CONCATENATE([.F498];[.E498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8">JAVASERVERFACES-598</text:a> </text:p>
          </table:table-cell>
          <table:table-cell table:style-name="ce7" office:value-type="string">
            <text:p>h:commandLink puts form in invalid state for subsequent submit</text:p>
          </table:table-cell>
          <table:table-cell table:style-name="ce11" office:value-type="date" office:date-value="2009-07-10">
            <text:p>2009-07-10</text:p>
          </table:table-cell>
          <table:table-cell table:formula="of:=ISOWEEKNUM([.D499];1)" office:value-type="float" office:value="27">
            <text:p>27</text:p>
          </table:table-cell>
          <table:table-cell table:formula="of:=YEAR([.D499])" office:value-type="float" office:value="2009">
            <text:p>2009</text:p>
          </table:table-cell>
          <table:table-cell table:formula="of:=CONCATENATE([.F499];[.E499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2">JAVASERVERFACES-992</text:a> </text:p>
          </table:table-cell>
          <table:table-cell table:style-name="ce7" office:value-type="string">
            <text:p>JSF Ajax HTTP Error 0</text:p>
          </table:table-cell>
          <table:table-cell table:style-name="ce11" office:value-type="date" office:date-value="2009-07-09">
            <text:p>2009-07-09</text:p>
          </table:table-cell>
          <table:table-cell table:formula="of:=ISOWEEKNUM([.D500];1)" office:value-type="float" office:value="27">
            <text:p>27</text:p>
          </table:table-cell>
          <table:table-cell table:formula="of:=YEAR([.D500])" office:value-type="float" office:value="2009">
            <text:p>2009</text:p>
          </table:table-cell>
          <table:table-cell table:formula="of:=CONCATENATE([.F500];[.E500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4">JAVASERVERFACES-1134</text:a> </text:p>
          </table:table-cell>
          <table:table-cell table:style-name="ce7" office:value-type="string">
            <text:p>AjaxBehaviorRenderer component lookup does not follow spec</text:p>
          </table:table-cell>
          <table:table-cell table:style-name="ce11" office:value-type="date" office:date-value="2009-07-09">
            <text:p>2009-07-09</text:p>
          </table:table-cell>
          <table:table-cell table:formula="of:=ISOWEEKNUM([.D501];1)" office:value-type="float" office:value="27">
            <text:p>27</text:p>
          </table:table-cell>
          <table:table-cell table:formula="of:=YEAR([.D501])" office:value-type="float" office:value="2009">
            <text:p>2009</text:p>
          </table:table-cell>
          <table:table-cell table:formula="of:=CONCATENATE([.F501];[.E501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90">JAVASERVERFACES-1190</text:a> </text:p>
          </table:table-cell>
          <table:table-cell table:style-name="ce7" office:value-type="string">
            <text:p>"&lt;" in outputText does not render in ajax</text:p>
          </table:table-cell>
          <table:table-cell table:style-name="ce11" office:value-type="date" office:date-value="2009-07-09">
            <text:p>2009-07-09</text:p>
          </table:table-cell>
          <table:table-cell table:formula="of:=ISOWEEKNUM([.D502];1)" office:value-type="float" office:value="27">
            <text:p>27</text:p>
          </table:table-cell>
          <table:table-cell table:formula="of:=YEAR([.D502])" office:value-type="float" office:value="2009">
            <text:p>2009</text:p>
          </table:table-cell>
          <table:table-cell table:formula="of:=CONCATENATE([.F502];[.E502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6">JAVASERVERFACES-1116</text:a> </text:p>
          </table:table-cell>
          <table:table-cell table:style-name="ce7" office:value-type="string">
            <text:p>ViewState identifier not rendered in partial update (Ajax)</text:p>
          </table:table-cell>
          <table:table-cell table:style-name="ce11" office:value-type="date" office:date-value="2009-07-09">
            <text:p>2009-07-09</text:p>
          </table:table-cell>
          <table:table-cell table:formula="of:=ISOWEEKNUM([.D503];1)" office:value-type="float" office:value="27">
            <text:p>27</text:p>
          </table:table-cell>
          <table:table-cell table:formula="of:=YEAR([.D503])" office:value-type="float" office:value="2009">
            <text:p>2009</text:p>
          </table:table-cell>
          <table:table-cell table:formula="of:=CONCATENATE([.F503];[.E503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4">JAVASERVERFACES-1154</text:a> </text:p>
          </table:table-cell>
          <table:table-cell table:style-name="ce7" office:value-type="string">
            <text:p>Wrapping text with outputText causes MalformedXML in ajax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504];1)" office:value-type="float" office:value="27">
            <text:p>27</text:p>
          </table:table-cell>
          <table:table-cell table:formula="of:=YEAR([.D504])" office:value-type="float" office:value="2009">
            <text:p>2009</text:p>
          </table:table-cell>
          <table:table-cell table:formula="of:=CONCATENATE([.F504];[.E504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5">JAVASERVERFACES-1165</text:a> </text:p>
          </table:table-cell>
          <table:table-cell table:style-name="ce7" office:value-type="string">
            <text:p>keepMessages doesn't work with redirect after post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505];1)" office:value-type="float" office:value="27">
            <text:p>27</text:p>
          </table:table-cell>
          <table:table-cell table:formula="of:=YEAR([.D505])" office:value-type="float" office:value="2009">
            <text:p>2009</text:p>
          </table:table-cell>
          <table:table-cell table:formula="of:=CONCATENATE([.F505];[.E505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1">JAVASERVERFACES-1131</text:a> </text:p>
          </table:table-cell>
          <table:table-cell table:style-name="ce7" office:value-type="string">
            <text:p>@ManagedProperty ignores &lt;el-resolver&gt;</text:p>
          </table:table-cell>
          <table:table-cell table:style-name="ce11" office:value-type="date" office:date-value="2009-07-08">
            <text:p>2009-07-08</text:p>
          </table:table-cell>
          <table:table-cell table:formula="of:=ISOWEEKNUM([.D506];1)" office:value-type="float" office:value="27">
            <text:p>27</text:p>
          </table:table-cell>
          <table:table-cell table:formula="of:=YEAR([.D506])" office:value-type="float" office:value="2009">
            <text:p>2009</text:p>
          </table:table-cell>
          <table:table-cell table:formula="of:=CONCATENATE([.F506];[.E506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0">JAVASERVERFACES-1090</text:a> </text:p>
          </table:table-cell>
          <table:table-cell table:style-name="ce7" office:value-type="string">
            <text:p>#{resource['...']} not working inside h:commandButton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07];1)" office:value-type="float" office:value="27">
            <text:p>27</text:p>
          </table:table-cell>
          <table:table-cell table:formula="of:=YEAR([.D507])" office:value-type="float" office:value="2009">
            <text:p>2009</text:p>
          </table:table-cell>
          <table:table-cell table:formula="of:=CONCATENATE([.F507];[.E507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1">JAVASERVERFACES-1181</text:a> </text:p>
          </table:table-cell>
          <table:table-cell table:style-name="ce7" office:value-type="string">
            <text:p>AttachedObjectListHolder doesn't cope well with transient listener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08];1)" office:value-type="float" office:value="27">
            <text:p>27</text:p>
          </table:table-cell>
          <table:table-cell table:formula="of:=YEAR([.D508])" office:value-type="float" office:value="2009">
            <text:p>2009</text:p>
          </table:table-cell>
          <table:table-cell table:formula="of:=CONCATENATE([.F508];[.E508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7">JAVASERVERFACES-1177</text:a> </text:p>
          </table:table-cell>
          <table:table-cell table:style-name="ce7" office:value-type="string">
            <text:p>Tests are dependent on platform specific settings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09];1)" office:value-type="float" office:value="27">
            <text:p>27</text:p>
          </table:table-cell>
          <table:table-cell table:formula="of:=YEAR([.D509])" office:value-type="float" office:value="2009">
            <text:p>2009</text:p>
          </table:table-cell>
          <table:table-cell table:formula="of:=CONCATENATE([.F509];[.E509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6">JAVASERVERFACES-1156</text:a> </text:p>
          </table:table-cell>
          <table:table-cell table:style-name="ce7" office:value-type="string">
            <text:p>"default" attribute on composite:attribute not implemented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0];1)" office:value-type="float" office:value="27">
            <text:p>27</text:p>
          </table:table-cell>
          <table:table-cell table:formula="of:=YEAR([.D510])" office:value-type="float" office:value="2009">
            <text:p>2009</text:p>
          </table:table-cell>
          <table:table-cell table:formula="of:=CONCATENATE([.F510];[.E510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8">JAVASERVERFACES-1138</text:a> </text:p>
          </table:table-cell>
          <table:table-cell table:style-name="ce7" office:value-type="string">
            <text:p>improve &lt;f:ajax&gt; unsupported event error message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1];1)" office:value-type="float" office:value="27">
            <text:p>27</text:p>
          </table:table-cell>
          <table:table-cell table:formula="of:=YEAR([.D511])" office:value-type="float" office:value="2009">
            <text:p>2009</text:p>
          </table:table-cell>
          <table:table-cell table:formula="of:=CONCATENATE([.F511];[.E511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0">JAVASERVERFACES-1100</text:a> </text:p>
          </table:table-cell>
          <table:table-cell table:style-name="ce7" office:value-type="string">
            <text:p>Bug in publishing PostAddToViewEvent for resource components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2];1)" office:value-type="float" office:value="27">
            <text:p>27</text:p>
          </table:table-cell>
          <table:table-cell table:formula="of:=YEAR([.D512])" office:value-type="float" office:value="2009">
            <text:p>2009</text:p>
          </table:table-cell>
          <table:table-cell table:formula="of:=CONCATENATE([.F512];[.E512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5">JAVASERVERFACES-1085</text:a> </text:p>
          </table:table-cell>
          <table:table-cell table:style-name="ce7" office:value-type="string">
            <text:p>Javascript/Ajax blocks after partial page response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3];1)" office:value-type="float" office:value="27">
            <text:p>27</text:p>
          </table:table-cell>
          <table:table-cell table:formula="of:=YEAR([.D513])" office:value-type="float" office:value="2009">
            <text:p>2009</text:p>
          </table:table-cell>
          <table:table-cell table:formula="of:=CONCATENATE([.F513];[.E513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7">JAVASERVERFACES-1127</text:a> </text:p>
          </table:table-cell>
          <table:table-cell table:style-name="ce7" office:value-type="string">
            <text:p>All links to #decodeOne and #decodeMany fail in pdldocs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4];1)" office:value-type="float" office:value="27">
            <text:p>27</text:p>
          </table:table-cell>
          <table:table-cell table:formula="of:=YEAR([.D514])" office:value-type="float" office:value="2009">
            <text:p>2009</text:p>
          </table:table-cell>
          <table:table-cell table:formula="of:=CONCATENATE([.F514];[.E514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6">JAVASERVERFACES-1056</text:a> </text:p>
          </table:table-cell>
          <table:table-cell table:style-name="ce7" office:value-type="string">
            <text:p>No visit for UIColumn(s) in UIData.visitTree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5];1)" office:value-type="float" office:value="27">
            <text:p>27</text:p>
          </table:table-cell>
          <table:table-cell table:formula="of:=YEAR([.D515])" office:value-type="float" office:value="2009">
            <text:p>2009</text:p>
          </table:table-cell>
          <table:table-cell table:formula="of:=CONCATENATE([.F515];[.E515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5">JAVASERVERFACES-815</text:a> </text:p>
          </table:table-cell>
          <table:table-cell table:style-name="ce7" office:value-type="string">
            <text:p>Resource URLs not rendered property if context path is the same as the path mapping of the FacesServlet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6];1)" office:value-type="float" office:value="27">
            <text:p>27</text:p>
          </table:table-cell>
          <table:table-cell table:formula="of:=YEAR([.D516])" office:value-type="float" office:value="2009">
            <text:p>2009</text:p>
          </table:table-cell>
          <table:table-cell table:formula="of:=CONCATENATE([.F516];[.E516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8">JAVASERVERFACES-1148</text:a> </text:p>
          </table:table-cell>
          <table:table-cell table:style-name="ce7" office:value-type="string">
            <text:p>Taglib documentation missing attributes across all components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7];1)" office:value-type="float" office:value="27">
            <text:p>27</text:p>
          </table:table-cell>
          <table:table-cell table:formula="of:=YEAR([.D517])" office:value-type="float" office:value="2009">
            <text:p>2009</text:p>
          </table:table-cell>
          <table:table-cell table:formula="of:=CONCATENATE([.F517];[.E517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7">JAVASERVERFACES-1147</text:a> </text:p>
          </table:table-cell>
          <table:table-cell table:style-name="ce7" office:value-type="string">
            <text:p>Setting value attribute of f:setPropertyActionListener from varStatus fails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8];1)" office:value-type="float" office:value="27">
            <text:p>27</text:p>
          </table:table-cell>
          <table:table-cell table:formula="of:=YEAR([.D518])" office:value-type="float" office:value="2009">
            <text:p>2009</text:p>
          </table:table-cell>
          <table:table-cell table:formula="of:=CONCATENATE([.F518];[.E518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7">JAVASERVERFACES-1157</text:a> </text:p>
          </table:table-cell>
          <table:table-cell table:style-name="ce7" office:value-type="string">
            <text:p>cc and component do not resolve correctly when processing events inside a composite component in a UIData</text:p>
          </table:table-cell>
          <table:table-cell table:style-name="ce11" office:value-type="date" office:date-value="2009-07-07">
            <text:p>2009-07-07</text:p>
          </table:table-cell>
          <table:table-cell table:formula="of:=ISOWEEKNUM([.D519];1)" office:value-type="float" office:value="27">
            <text:p>27</text:p>
          </table:table-cell>
          <table:table-cell table:formula="of:=YEAR([.D519])" office:value-type="float" office:value="2009">
            <text:p>2009</text:p>
          </table:table-cell>
          <table:table-cell table:formula="of:=CONCATENATE([.F519];[.E519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2">JAVASERVERFACES-1142</text:a> </text:p>
          </table:table-cell>
          <table:table-cell table:style-name="ce7" office:value-type="string">
            <text:p>state keeps on growing when submitting the same page over and over again</text:p>
          </table:table-cell>
          <table:table-cell table:style-name="ce11" office:value-type="date" office:date-value="2009-07-06">
            <text:p>2009-07-06</text:p>
          </table:table-cell>
          <table:table-cell table:formula="of:=ISOWEEKNUM([.D520];1)" office:value-type="float" office:value="27">
            <text:p>27</text:p>
          </table:table-cell>
          <table:table-cell table:formula="of:=YEAR([.D520])" office:value-type="float" office:value="2009">
            <text:p>2009</text:p>
          </table:table-cell>
          <table:table-cell table:formula="of:=CONCATENATE([.F520];[.E520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5">JAVASERVERFACES-1185</text:a> </text:p>
          </table:table-cell>
          <table:table-cell table:style-name="ce7" office:value-type="string">
            <text:p>NullPointerException in restoreView()</text:p>
          </table:table-cell>
          <table:table-cell table:style-name="ce11" office:value-type="date" office:date-value="2009-07-05">
            <text:p>2009-07-05</text:p>
          </table:table-cell>
          <table:table-cell table:formula="of:=ISOWEEKNUM([.D521];1)" office:value-type="float" office:value="27">
            <text:p>27</text:p>
          </table:table-cell>
          <table:table-cell table:formula="of:=YEAR([.D521])" office:value-type="float" office:value="2009">
            <text:p>2009</text:p>
          </table:table-cell>
          <table:table-cell table:formula="of:=CONCATENATE([.F521];[.E521])" office:value-type="string" office:string-value="200927">
            <text:p>2009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83">JAVASERVERFACES-1183</text:a> </text:p>
          </table:table-cell>
          <table:table-cell table:style-name="ce7" office:value-type="string">
            <text:p>JSF2 programatically created components lost on postback</text:p>
          </table:table-cell>
          <table:table-cell table:style-name="ce11" office:value-type="date" office:date-value="2009-07-02">
            <text:p>2009-07-02</text:p>
          </table:table-cell>
          <table:table-cell table:formula="of:=ISOWEEKNUM([.D522];1)" office:value-type="float" office:value="26">
            <text:p>26</text:p>
          </table:table-cell>
          <table:table-cell table:formula="of:=YEAR([.D522])" office:value-type="float" office:value="2009">
            <text:p>2009</text:p>
          </table:table-cell>
          <table:table-cell table:formula="of:=CONCATENATE([.F522];[.E522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0">JAVASERVERFACES-1130</text:a> </text:p>
          </table:table-cell>
          <table:table-cell table:style-name="ce7" office:value-type="string">
            <text:p>The 2.0 codebase requires similar changes as those included in issue 1079.</text:p>
          </table:table-cell>
          <table:table-cell table:style-name="ce11" office:value-type="date" office:date-value="2009-07-01">
            <text:p>2009-07-01</text:p>
          </table:table-cell>
          <table:table-cell table:formula="of:=ISOWEEKNUM([.D523];1)" office:value-type="float" office:value="26">
            <text:p>26</text:p>
          </table:table-cell>
          <table:table-cell table:formula="of:=YEAR([.D523])" office:value-type="float" office:value="2009">
            <text:p>2009</text:p>
          </table:table-cell>
          <table:table-cell table:formula="of:=CONCATENATE([.F523];[.E523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2">JAVASERVERFACES-1132</text:a> </text:p>
          </table:table-cell>
          <table:table-cell table:style-name="ce7" office:value-type="string">
            <text:p>duplicate component id when using viewParam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524];1)" office:value-type="float" office:value="26">
            <text:p>26</text:p>
          </table:table-cell>
          <table:table-cell table:formula="of:=YEAR([.D524])" office:value-type="float" office:value="2009">
            <text:p>2009</text:p>
          </table:table-cell>
          <table:table-cell table:formula="of:=CONCATENATE([.F524];[.E524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3">JAVASERVERFACES-1173</text:a> </text:p>
          </table:table-cell>
          <table:table-cell table:style-name="ce7" office:value-type="string">
            <text:p>mojarra_ext.taglib.xml causes SAXParseException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525];1)" office:value-type="float" office:value="26">
            <text:p>26</text:p>
          </table:table-cell>
          <table:table-cell table:formula="of:=YEAR([.D525])" office:value-type="float" office:value="2009">
            <text:p>2009</text:p>
          </table:table-cell>
          <table:table-cell table:formula="of:=CONCATENATE([.F525];[.E525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7">JAVASERVERFACES-847</text:a> </text:p>
          </table:table-cell>
          <table:table-cell table:style-name="ce7" office:value-type="string">
            <text:p>compositeComponent:attribute type doesn't restrict type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526];1)" office:value-type="float" office:value="26">
            <text:p>26</text:p>
          </table:table-cell>
          <table:table-cell table:formula="of:=YEAR([.D526])" office:value-type="float" office:value="2009">
            <text:p>2009</text:p>
          </table:table-cell>
          <table:table-cell table:formula="of:=CONCATENATE([.F526];[.E526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1">JAVASERVERFACES-891</text:a> </text:p>
          </table:table-cell>
          <table:table-cell table:style-name="ce7" office:value-type="string">
            <text:p>Port fix for issue 890 to 2.0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527];1)" office:value-type="float" office:value="26">
            <text:p>26</text:p>
          </table:table-cell>
          <table:table-cell table:formula="of:=YEAR([.D527])" office:value-type="float" office:value="2009">
            <text:p>2009</text:p>
          </table:table-cell>
          <table:table-cell table:formula="of:=CONCATENATE([.F527];[.E527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7">JAVASERVERFACES-1087</text:a> </text:p>
          </table:table-cell>
          <table:table-cell table:style-name="ce7" office:value-type="string">
            <text:p>Incorrect warning about queued messages having not been displayed</text:p>
          </table:table-cell>
          <table:table-cell table:style-name="ce11" office:value-type="date" office:date-value="2009-06-30">
            <text:p>2009-06-30</text:p>
          </table:table-cell>
          <table:table-cell table:formula="of:=ISOWEEKNUM([.D528];1)" office:value-type="float" office:value="26">
            <text:p>26</text:p>
          </table:table-cell>
          <table:table-cell table:formula="of:=YEAR([.D528])" office:value-type="float" office:value="2009">
            <text:p>2009</text:p>
          </table:table-cell>
          <table:table-cell table:formula="of:=CONCATENATE([.F528];[.E528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5">JAVASERVERFACES-1075</text:a> </text:p>
          </table:table-cell>
          <table:table-cell table:style-name="ce7" office:value-type="string">
            <text:p>Prefix mappings broken in JSFT environment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29];1)" office:value-type="float" office:value="26">
            <text:p>26</text:p>
          </table:table-cell>
          <table:table-cell table:formula="of:=YEAR([.D529])" office:value-type="float" office:value="2009">
            <text:p>2009</text:p>
          </table:table-cell>
          <table:table-cell table:formula="of:=CONCATENATE([.F529];[.E529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2">JAVASERVERFACES-1152</text:a> </text:p>
          </table:table-cell>
          <table:table-cell table:style-name="ce7" office:value-type="string">
            <text:p>setter or attributesMap.put() called twice for composite components.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0];1)" office:value-type="float" office:value="26">
            <text:p>26</text:p>
          </table:table-cell>
          <table:table-cell table:formula="of:=YEAR([.D530])" office:value-type="float" office:value="2009">
            <text:p>2009</text:p>
          </table:table-cell>
          <table:table-cell table:formula="of:=CONCATENATE([.F530];[.E530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6">JAVASERVERFACES-1166</text:a> </text:p>
          </table:table-cell>
          <table:table-cell table:style-name="ce7" office:value-type="string">
            <text:p>resource dependency is lost when forwarding to a next page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1];1)" office:value-type="float" office:value="26">
            <text:p>26</text:p>
          </table:table-cell>
          <table:table-cell table:formula="of:=YEAR([.D531])" office:value-type="float" office:value="2009">
            <text:p>2009</text:p>
          </table:table-cell>
          <table:table-cell table:formula="of:=CONCATENATE([.F531];[.E531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4">JAVASERVERFACES-1124</text:a> </text:p>
          </table:table-cell>
          <table:table-cell table:style-name="ce7" office:value-type="string">
            <text:p>NullPointerException with RegexValidator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2];1)" office:value-type="float" office:value="26">
            <text:p>26</text:p>
          </table:table-cell>
          <table:table-cell table:formula="of:=YEAR([.D532])" office:value-type="float" office:value="2009">
            <text:p>2009</text:p>
          </table:table-cell>
          <table:table-cell table:formula="of:=CONCATENATE([.F532];[.E532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7">JAVASERVERFACES-1097</text:a> </text:p>
          </table:table-cell>
          <table:table-cell table:style-name="ce7" office:value-type="string">
            <text:p>Managed property with zero map-entries causes exception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3];1)" office:value-type="float" office:value="26">
            <text:p>26</text:p>
          </table:table-cell>
          <table:table-cell table:formula="of:=YEAR([.D533])" office:value-type="float" office:value="2009">
            <text:p>2009</text:p>
          </table:table-cell>
          <table:table-cell table:formula="of:=CONCATENATE([.F533];[.E533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4">JAVASERVERFACES-1174</text:a> </text:p>
          </table:table-cell>
          <table:table-cell table:style-name="ce7" office:value-type="string">
            <text:p>cc's method type attribute treated as required even though required=false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4];1)" office:value-type="float" office:value="26">
            <text:p>26</text:p>
          </table:table-cell>
          <table:table-cell table:formula="of:=YEAR([.D534])" office:value-type="float" office:value="2009">
            <text:p>2009</text:p>
          </table:table-cell>
          <table:table-cell table:formula="of:=CONCATENATE([.F534];[.E534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0">JAVASERVERFACES-1140</text:a> </text:p>
          </table:table-cell>
          <table:table-cell table:style-name="ce7" office:value-type="string">
            <text:p>#{cc} expressions may evaluated incorrectly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5];1)" office:value-type="float" office:value="26">
            <text:p>26</text:p>
          </table:table-cell>
          <table:table-cell table:formula="of:=YEAR([.D535])" office:value-type="float" office:value="2009">
            <text:p>2009</text:p>
          </table:table-cell>
          <table:table-cell table:formula="of:=CONCATENATE([.F535];[.E535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2">JAVASERVERFACES-1122</text:a> </text:p>
          </table:table-cell>
          <table:table-cell table:style-name="ce7" office:value-type="string">
            <text:p>cryptic malformedXML error used when id to update is not found</text:p>
          </table:table-cell>
          <table:table-cell table:style-name="ce11" office:value-type="date" office:date-value="2009-06-29">
            <text:p>2009-06-29</text:p>
          </table:table-cell>
          <table:table-cell table:formula="of:=ISOWEEKNUM([.D536];1)" office:value-type="float" office:value="26">
            <text:p>26</text:p>
          </table:table-cell>
          <table:table-cell table:formula="of:=YEAR([.D536])" office:value-type="float" office:value="2009">
            <text:p>2009</text:p>
          </table:table-cell>
          <table:table-cell table:formula="of:=CONCATENATE([.F536];[.E536])" office:value-type="string" office:string-value="200926">
            <text:p>2009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75">JAVASERVERFACES-1175</text:a> </text:p>
          </table:table-cell>
          <table:table-cell table:style-name="ce7" office:value-type="string">
            <text:p>outputScript renders link within body despite of target="head"</text:p>
          </table:table-cell>
          <table:table-cell table:style-name="ce11" office:value-type="date" office:date-value="2009-06-26">
            <text:p>2009-06-26</text:p>
          </table:table-cell>
          <table:table-cell table:formula="of:=ISOWEEKNUM([.D537];1)" office:value-type="float" office:value="25">
            <text:p>25</text:p>
          </table:table-cell>
          <table:table-cell table:formula="of:=YEAR([.D537])" office:value-type="float" office:value="2009">
            <text:p>2009</text:p>
          </table:table-cell>
          <table:table-cell table:formula="of:=CONCATENATE([.F537];[.E537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8">JAVASERVERFACES-1108</text:a> </text:p>
          </table:table-cell>
          <table:table-cell table:style-name="ce7" office:value-type="string">
            <text:p>flash throws NullPointerException when saving FacesMessages</text:p>
          </table:table-cell>
          <table:table-cell table:style-name="ce11" office:value-type="date" office:date-value="2009-06-23">
            <text:p>2009-06-23</text:p>
          </table:table-cell>
          <table:table-cell table:formula="of:=ISOWEEKNUM([.D538];1)" office:value-type="float" office:value="25">
            <text:p>25</text:p>
          </table:table-cell>
          <table:table-cell table:formula="of:=YEAR([.D538])" office:value-type="float" office:value="2009">
            <text:p>2009</text:p>
          </table:table-cell>
          <table:table-cell table:formula="of:=CONCATENATE([.F538];[.E538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8">JAVASERVERFACES-1168</text:a> </text:p>
          </table:table-cell>
          <table:table-cell table:style-name="ce7" office:value-type="string">
            <text:p>action and actionListener attributes missing from PDL docs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539];1)" office:value-type="float" office:value="25">
            <text:p>25</text:p>
          </table:table-cell>
          <table:table-cell table:formula="of:=YEAR([.D539])" office:value-type="float" office:value="2009">
            <text:p>2009</text:p>
          </table:table-cell>
          <table:table-cell table:formula="of:=CONCATENATE([.F539];[.E539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7">JAVASERVERFACES-1167</text:a> </text:p>
          </table:table-cell>
          <table:table-cell table:style-name="ce7" office:value-type="string">
            <text:p>Missing outcome attribute for h:link in PDL docs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540];1)" office:value-type="float" office:value="25">
            <text:p>25</text:p>
          </table:table-cell>
          <table:table-cell table:formula="of:=YEAR([.D540])" office:value-type="float" office:value="2009">
            <text:p>2009</text:p>
          </table:table-cell>
          <table:table-cell table:formula="of:=CONCATENATE([.F540];[.E540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2">JAVASERVERFACES-1162</text:a> </text:p>
          </table:table-cell>
          <table:table-cell table:style-name="ce7" office:value-type="string">
            <text:p>Default ResourceHandler allows to access WEB-INF resources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541];1)" office:value-type="float" office:value="25">
            <text:p>25</text:p>
          </table:table-cell>
          <table:table-cell table:formula="of:=YEAR([.D541])" office:value-type="float" office:value="2009">
            <text:p>2009</text:p>
          </table:table-cell>
          <table:table-cell table:formula="of:=CONCATENATE([.F541];[.E541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63">JAVASERVERFACES-1163</text:a> </text:p>
          </table:table-cell>
          <table:table-cell table:style-name="ce7" office:value-type="string">
            <text:p>Default resource excludes doesn't contain .groovy extension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542];1)" office:value-type="float" office:value="25">
            <text:p>25</text:p>
          </table:table-cell>
          <table:table-cell table:formula="of:=YEAR([.D542])" office:value-type="float" office:value="2009">
            <text:p>2009</text:p>
          </table:table-cell>
          <table:table-cell table:formula="of:=CONCATENATE([.F542];[.E542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9">JAVASERVERFACES-1159</text:a> </text:p>
          </table:table-cell>
          <table:table-cell table:style-name="ce7" office:value-type="string">
            <text:p>No coercion for literal attribute values for composite components with top level components in Java</text:p>
          </table:table-cell>
          <table:table-cell table:style-name="ce11" office:value-type="date" office:date-value="2009-06-22">
            <text:p>2009-06-22</text:p>
          </table:table-cell>
          <table:table-cell table:formula="of:=ISOWEEKNUM([.D543];1)" office:value-type="float" office:value="25">
            <text:p>25</text:p>
          </table:table-cell>
          <table:table-cell table:formula="of:=YEAR([.D543])" office:value-type="float" office:value="2009">
            <text:p>2009</text:p>
          </table:table-cell>
          <table:table-cell table:formula="of:=CONCATENATE([.F543];[.E543])" office:value-type="string" office:string-value="200925">
            <text:p>2009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1">JAVASERVERFACES-1151</text:a> </text:p>
          </table:table-cell>
          <table:table-cell table:style-name="ce7" office:value-type="string">
            <text:p>disabled attribute not working in all cases for &lt;f:validateBean&gt;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4];1)" office:value-type="float" office:value="24">
            <text:p>24</text:p>
          </table:table-cell>
          <table:table-cell table:formula="of:=YEAR([.D544])" office:value-type="float" office:value="2009">
            <text:p>2009</text:p>
          </table:table-cell>
          <table:table-cell table:formula="of:=CONCATENATE([.F544];[.E544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39">JAVASERVERFACES-1139</text:a> </text:p>
          </table:table-cell>
          <table:table-cell table:style-name="ce7" office:value-type="string">
            <text:p>Mixing f:ajax with the rendered attribute causes failures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5];1)" office:value-type="float" office:value="24">
            <text:p>24</text:p>
          </table:table-cell>
          <table:table-cell table:formula="of:=YEAR([.D545])" office:value-type="float" office:value="2009">
            <text:p>2009</text:p>
          </table:table-cell>
          <table:table-cell table:formula="of:=CONCATENATE([.F545];[.E545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9">JAVASERVERFACES-1109</text:a> </text:p>
          </table:table-cell>
          <table:table-cell table:style-name="ce7" office:value-type="string">
            <text:p>ExpressionEvalMap.get() returns null for simple values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6];1)" office:value-type="float" office:value="24">
            <text:p>24</text:p>
          </table:table-cell>
          <table:table-cell table:formula="of:=YEAR([.D546])" office:value-type="float" office:value="2009">
            <text:p>2009</text:p>
          </table:table-cell>
          <table:table-cell table:formula="of:=CONCATENATE([.F546];[.E546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3">JAVASERVERFACES-1093</text:a> </text:p>
          </table:table-cell>
          <table:table-cell table:style-name="ce7" office:value-type="string">
            <text:p>default values for composite components don't work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7];1)" office:value-type="float" office:value="24">
            <text:p>24</text:p>
          </table:table-cell>
          <table:table-cell table:formula="of:=YEAR([.D547])" office:value-type="float" office:value="2009">
            <text:p>2009</text:p>
          </table:table-cell>
          <table:table-cell table:formula="of:=CONCATENATE([.F547];[.E547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3">JAVASERVERFACES-1153</text:a> </text:p>
          </table:table-cell>
          <table:table-cell table:style-name="ce7" office:value-type="string">
            <text:p>Rerender after ajax request makes table columns disappear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8];1)" office:value-type="float" office:value="24">
            <text:p>24</text:p>
          </table:table-cell>
          <table:table-cell table:formula="of:=YEAR([.D548])" office:value-type="float" office:value="2009">
            <text:p>2009</text:p>
          </table:table-cell>
          <table:table-cell table:formula="of:=CONCATENATE([.F548];[.E548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55">JAVASERVERFACES-1155</text:a> </text:p>
          </table:table-cell>
          <table:table-cell table:style-name="ce7" office:value-type="string">
            <text:p>composite component with top level component in Java: JavaBeans property not set correctly.</text:p>
          </table:table-cell>
          <table:table-cell table:style-name="ce11" office:value-type="date" office:date-value="2009-06-16">
            <text:p>2009-06-16</text:p>
          </table:table-cell>
          <table:table-cell table:formula="of:=ISOWEEKNUM([.D549];1)" office:value-type="float" office:value="24">
            <text:p>24</text:p>
          </table:table-cell>
          <table:table-cell table:formula="of:=YEAR([.D549])" office:value-type="float" office:value="2009">
            <text:p>2009</text:p>
          </table:table-cell>
          <table:table-cell table:formula="of:=CONCATENATE([.F549];[.E549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45">JAVASERVERFACES-1145</text:a> </text:p>
          </table:table-cell>
          <table:table-cell table:style-name="ce7" office:value-type="string">
            <text:p>failing to deploy composite component with own namespace according to TLDDoc</text:p>
          </table:table-cell>
          <table:table-cell table:style-name="ce11" office:value-type="date" office:date-value="2009-06-15">
            <text:p>2009-06-15</text:p>
          </table:table-cell>
          <table:table-cell table:formula="of:=ISOWEEKNUM([.D550];1)" office:value-type="float" office:value="24">
            <text:p>24</text:p>
          </table:table-cell>
          <table:table-cell table:formula="of:=YEAR([.D550])" office:value-type="float" office:value="2009">
            <text:p>2009</text:p>
          </table:table-cell>
          <table:table-cell table:formula="of:=CONCATENATE([.F550];[.E550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3">JAVASERVERFACES-1113</text:a> </text:p>
          </table:table-cell>
          <table:table-cell table:style-name="ce7" office:value-type="string">
            <text:p>BeanValidator catches incorrect exception</text:p>
          </table:table-cell>
          <table:table-cell table:style-name="ce11" office:value-type="date" office:date-value="2009-06-15">
            <text:p>2009-06-15</text:p>
          </table:table-cell>
          <table:table-cell table:formula="of:=ISOWEEKNUM([.D551];1)" office:value-type="float" office:value="24">
            <text:p>24</text:p>
          </table:table-cell>
          <table:table-cell table:formula="of:=YEAR([.D551])" office:value-type="float" office:value="2009">
            <text:p>2009</text:p>
          </table:table-cell>
          <table:table-cell table:formula="of:=CONCATENATE([.F551];[.E551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0">JAVASERVERFACES-1110</text:a> </text:p>
          </table:table-cell>
          <table:table-cell table:style-name="ce7" office:value-type="string">
            <text:p>MultiViewHandler should resolve ViewHandler before invoking sibling method</text:p>
          </table:table-cell>
          <table:table-cell table:style-name="ce11" office:value-type="date" office:date-value="2009-06-15">
            <text:p>2009-06-15</text:p>
          </table:table-cell>
          <table:table-cell table:formula="of:=ISOWEEKNUM([.D552];1)" office:value-type="float" office:value="24">
            <text:p>24</text:p>
          </table:table-cell>
          <table:table-cell table:formula="of:=YEAR([.D552])" office:value-type="float" office:value="2009">
            <text:p>2009</text:p>
          </table:table-cell>
          <table:table-cell table:formula="of:=CONCATENATE([.F552];[.E552])" office:value-type="string" office:string-value="200924">
            <text:p>2009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2">JAVASERVERFACES-1112</text:a> </text:p>
          </table:table-cell>
          <table:table-cell table:style-name="ce7" office:value-type="string">
            <text:p>Decoration of RenderKit does not work</text:p>
          </table:table-cell>
          <table:table-cell table:style-name="ce11" office:value-type="date" office:date-value="2009-06-01">
            <text:p>2009-06-01</text:p>
          </table:table-cell>
          <table:table-cell table:formula="of:=ISOWEEKNUM([.D553];1)" office:value-type="float" office:value="22">
            <text:p>22</text:p>
          </table:table-cell>
          <table:table-cell table:formula="of:=YEAR([.D553])" office:value-type="float" office:value="2009">
            <text:p>2009</text:p>
          </table:table-cell>
          <table:table-cell table:formula="of:=CONCATENATE([.F553];[.E553])" office:value-type="string" office:string-value="200922">
            <text:p>2009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29">JAVASERVERFACES-1129</text:a> </text:p>
          </table:table-cell>
          <table:table-cell table:style-name="ce7" office:value-type="string">
            <text:p>View state hidden field should have 'autocomplete="off"' attribute.</text:p>
          </table:table-cell>
          <table:table-cell table:style-name="ce11" office:value-type="date" office:date-value="2009-05-21">
            <text:p>2009-05-21</text:p>
          </table:table-cell>
          <table:table-cell table:formula="of:=ISOWEEKNUM([.D554];1)" office:value-type="float" office:value="20">
            <text:p>20</text:p>
          </table:table-cell>
          <table:table-cell table:formula="of:=YEAR([.D554])" office:value-type="float" office:value="2009">
            <text:p>2009</text:p>
          </table:table-cell>
          <table:table-cell table:formula="of:=CONCATENATE([.F554];[.E554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9">JAVASERVERFACES-1079</text:a> </text:p>
          </table:table-cell>
          <table:table-cell table:style-name="ce7" office:value-type="string">
            <text:p>Mojarra deployment fails in Google App Engine</text:p>
          </table:table-cell>
          <table:table-cell table:style-name="ce11" office:value-type="date" office:date-value="2009-05-21">
            <text:p>2009-05-21</text:p>
          </table:table-cell>
          <table:table-cell table:formula="of:=ISOWEEKNUM([.D555];1)" office:value-type="float" office:value="20">
            <text:p>20</text:p>
          </table:table-cell>
          <table:table-cell table:formula="of:=YEAR([.D555])" office:value-type="float" office:value="2009">
            <text:p>2009</text:p>
          </table:table-cell>
          <table:table-cell table:formula="of:=CONCATENATE([.F555];[.E555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9">JAVASERVERFACES-1069</text:a> </text:p>
          </table:table-cell>
          <table:table-cell table:style-name="ce7" office:value-type="string">
            <text:p>UpdateModelValues Phase does not log exit</text:p>
          </table:table-cell>
          <table:table-cell table:style-name="ce11" office:value-type="date" office:date-value="2009-05-20">
            <text:p>2009-05-20</text:p>
          </table:table-cell>
          <table:table-cell table:formula="of:=ISOWEEKNUM([.D556];1)" office:value-type="float" office:value="20">
            <text:p>20</text:p>
          </table:table-cell>
          <table:table-cell table:formula="of:=YEAR([.D556])" office:value-type="float" office:value="2009">
            <text:p>2009</text:p>
          </table:table-cell>
          <table:table-cell table:formula="of:=CONCATENATE([.F556];[.E556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1">JAVASERVERFACES-951</text:a> </text:p>
          </table:table-cell>
          <table:table-cell table:style-name="ce7" office:value-type="string">
            <text:p>itemDisabled does not work in selectOneRadio</text:p>
          </table:table-cell>
          <table:table-cell table:style-name="ce11" office:value-type="date" office:date-value="2009-05-20">
            <text:p>2009-05-20</text:p>
          </table:table-cell>
          <table:table-cell table:formula="of:=ISOWEEKNUM([.D557];1)" office:value-type="float" office:value="20">
            <text:p>20</text:p>
          </table:table-cell>
          <table:table-cell table:formula="of:=YEAR([.D557])" office:value-type="float" office:value="2009">
            <text:p>2009</text:p>
          </table:table-cell>
          <table:table-cell table:formula="of:=CONCATENATE([.F557];[.E557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3">JAVASERVERFACES-913</text:a> </text:p>
          </table:table-cell>
          <table:table-cell table:style-name="ce7" office:value-type="string">
            <text:p>SelectManyCheckboxRenderer does not fall back to value if no label</text:p>
          </table:table-cell>
          <table:table-cell table:style-name="ce11" office:value-type="date" office:date-value="2009-05-19">
            <text:p>2009-05-19</text:p>
          </table:table-cell>
          <table:table-cell table:formula="of:=ISOWEEKNUM([.D558];1)" office:value-type="float" office:value="20">
            <text:p>20</text:p>
          </table:table-cell>
          <table:table-cell table:formula="of:=YEAR([.D558])" office:value-type="float" office:value="2009">
            <text:p>2009</text:p>
          </table:table-cell>
          <table:table-cell table:formula="of:=CONCATENATE([.F558];[.E558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5">JAVASERVERFACES-1105</text:a> </text:p>
          </table:table-cell>
          <table:table-cell table:style-name="ce7" office:value-type="string">
            <text:p>f:setPropertyActionListener not usable in composite components.</text:p>
          </table:table-cell>
          <table:table-cell table:style-name="ce11" office:value-type="date" office:date-value="2009-05-19">
            <text:p>2009-05-19</text:p>
          </table:table-cell>
          <table:table-cell table:formula="of:=ISOWEEKNUM([.D559];1)" office:value-type="float" office:value="20">
            <text:p>20</text:p>
          </table:table-cell>
          <table:table-cell table:formula="of:=YEAR([.D559])" office:value-type="float" office:value="2009">
            <text:p>2009</text:p>
          </table:table-cell>
          <table:table-cell table:formula="of:=CONCATENATE([.F559];[.E559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6">JAVASERVERFACES-1076</text:a> </text:p>
          </table:table-cell>
          <table:table-cell table:style-name="ce7" office:value-type="string">
            <text:p>Update MessageRenderer to render multiple messages associated with a client ID</text:p>
          </table:table-cell>
          <table:table-cell table:style-name="ce11" office:value-type="date" office:date-value="2009-05-19">
            <text:p>2009-05-19</text:p>
          </table:table-cell>
          <table:table-cell table:formula="of:=ISOWEEKNUM([.D560];1)" office:value-type="float" office:value="20">
            <text:p>20</text:p>
          </table:table-cell>
          <table:table-cell table:formula="of:=YEAR([.D560])" office:value-type="float" office:value="2009">
            <text:p>2009</text:p>
          </table:table-cell>
          <table:table-cell table:formula="of:=CONCATENATE([.F560];[.E560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4">JAVASERVERFACES-904</text:a> </text:p>
          </table:table-cell>
          <table:table-cell table:style-name="ce7" office:value-type="string">
            <text:p>h:selectBooleanCheckbox ignores submittedValue</text:p>
          </table:table-cell>
          <table:table-cell table:style-name="ce11" office:value-type="date" office:date-value="2009-05-19">
            <text:p>2009-05-19</text:p>
          </table:table-cell>
          <table:table-cell table:formula="of:=ISOWEEKNUM([.D561];1)" office:value-type="float" office:value="20">
            <text:p>20</text:p>
          </table:table-cell>
          <table:table-cell table:formula="of:=YEAR([.D561])" office:value-type="float" office:value="2009">
            <text:p>2009</text:p>
          </table:table-cell>
          <table:table-cell table:formula="of:=CONCATENATE([.F561];[.E561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0">JAVASERVERFACES-1030</text:a> </text:p>
          </table:table-cell>
          <table:table-cell table:style-name="ce7" office:value-type="string">
            <text:p>mojarra_ext.tld is not valid against XSD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562];1)" office:value-type="float" office:value="20">
            <text:p>20</text:p>
          </table:table-cell>
          <table:table-cell table:formula="of:=YEAR([.D562])" office:value-type="float" office:value="2009">
            <text:p>2009</text:p>
          </table:table-cell>
          <table:table-cell table:formula="of:=CONCATENATE([.F562];[.E562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8">JAVASERVERFACES-1098</text:a> </text:p>
          </table:table-cell>
          <table:table-cell table:style-name="ce7" office:value-type="string">
            <text:p>type attribute on h:outputLink gets rendered twice - causes issues with certain browsers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563];1)" office:value-type="float" office:value="20">
            <text:p>20</text:p>
          </table:table-cell>
          <table:table-cell table:formula="of:=YEAR([.D563])" office:value-type="float" office:value="2009">
            <text:p>2009</text:p>
          </table:table-cell>
          <table:table-cell table:formula="of:=CONCATENATE([.F563];[.E563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9">JAVASERVERFACES-1119</text:a> </text:p>
          </table:table-cell>
          <table:table-cell table:style-name="ce7" office:value-type="string">
            <text:p>[PATCH] HtmlUtils.writeAttribute(..) ignores escapeIsocode flag</text:p>
          </table:table-cell>
          <table:table-cell table:style-name="ce11" office:value-type="date" office:date-value="2009-05-18">
            <text:p>2009-05-18</text:p>
          </table:table-cell>
          <table:table-cell table:formula="of:=ISOWEEKNUM([.D564];1)" office:value-type="float" office:value="20">
            <text:p>20</text:p>
          </table:table-cell>
          <table:table-cell table:formula="of:=YEAR([.D564])" office:value-type="float" office:value="2009">
            <text:p>2009</text:p>
          </table:table-cell>
          <table:table-cell table:formula="of:=CONCATENATE([.F564];[.E564])" office:value-type="string" office:string-value="200920">
            <text:p>2009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8">JAVASERVERFACES-928</text:a> </text:p>
          </table:table-cell>
          <table:table-cell table:style-name="ce7" office:value-type="string">
            <text:p>Forms nested within DataTable do not work, except for the one in the last row.</text:p>
          </table:table-cell>
          <table:table-cell table:style-name="ce11" office:value-type="date" office:date-value="2009-05-16">
            <text:p>2009-05-16</text:p>
          </table:table-cell>
          <table:table-cell table:formula="of:=ISOWEEKNUM([.D565];1)" office:value-type="float" office:value="19">
            <text:p>19</text:p>
          </table:table-cell>
          <table:table-cell table:formula="of:=YEAR([.D565])" office:value-type="float" office:value="2009">
            <text:p>2009</text:p>
          </table:table-cell>
          <table:table-cell table:formula="of:=CONCATENATE([.F565];[.E565])" office:value-type="string" office:string-value="200919">
            <text:p>2009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06">JAVASERVERFACES-1106</text:a> </text:p>
          </table:table-cell>
          <table:table-cell table:style-name="ce7" office:value-type="string">
            <text:p>com.sun.faces.preferXHTML does not work if accept header is *.*</text:p>
          </table:table-cell>
          <table:table-cell table:style-name="ce11" office:value-type="date" office:date-value="2009-05-14">
            <text:p>2009-05-14</text:p>
          </table:table-cell>
          <table:table-cell table:formula="of:=ISOWEEKNUM([.D566];1)" office:value-type="float" office:value="19">
            <text:p>19</text:p>
          </table:table-cell>
          <table:table-cell table:formula="of:=YEAR([.D566])" office:value-type="float" office:value="2009">
            <text:p>2009</text:p>
          </table:table-cell>
          <table:table-cell table:formula="of:=CONCATENATE([.F566];[.E566])" office:value-type="string" office:string-value="200919">
            <text:p>2009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">JAVASERVERFACES-7</text:a> </text:p>
          </table:table-cell>
          <table:table-cell table:style-name="ce7" office:value-type="string">
            <text:p>taglib generator doesn't correctly cause certain tags to extend properly</text:p>
          </table:table-cell>
          <table:table-cell table:style-name="ce11" office:value-type="date" office:date-value="2009-05-11">
            <text:p>2009-05-11</text:p>
          </table:table-cell>
          <table:table-cell table:formula="of:=ISOWEEKNUM([.D567];1)" office:value-type="float" office:value="19">
            <text:p>19</text:p>
          </table:table-cell>
          <table:table-cell table:formula="of:=YEAR([.D567])" office:value-type="float" office:value="2009">
            <text:p>2009</text:p>
          </table:table-cell>
          <table:table-cell table:formula="of:=CONCATENATE([.F567];[.E567])" office:value-type="string" office:string-value="200919">
            <text:p>2009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9">JAVASERVERFACES-1099</text:a> </text:p>
          </table:table-cell>
          <table:table-cell table:style-name="ce7" office:value-type="string">
            <text:p>Redirect Over Ajax</text:p>
          </table:table-cell>
          <table:table-cell table:style-name="ce11" office:value-type="date" office:date-value="2009-05-04">
            <text:p>2009-05-04</text:p>
          </table:table-cell>
          <table:table-cell table:formula="of:=ISOWEEKNUM([.D568];1)" office:value-type="float" office:value="18">
            <text:p>18</text:p>
          </table:table-cell>
          <table:table-cell table:formula="of:=YEAR([.D568])" office:value-type="float" office:value="2009">
            <text:p>2009</text:p>
          </table:table-cell>
          <table:table-cell table:formula="of:=CONCATENATE([.F568];[.E568])" office:value-type="string" office:string-value="200918">
            <text:p>2009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5">JAVASERVERFACES-1095</text:a> </text:p>
          </table:table-cell>
          <table:table-cell table:style-name="ce7" office:value-type="string">
            <text:p>Regression: javascript variable definition not rendered</text:p>
          </table:table-cell>
          <table:table-cell table:style-name="ce11" office:value-type="date" office:date-value="2009-05-01">
            <text:p>2009-05-01</text:p>
          </table:table-cell>
          <table:table-cell table:formula="of:=ISOWEEKNUM([.D569];1)" office:value-type="float" office:value="17">
            <text:p>17</text:p>
          </table:table-cell>
          <table:table-cell table:formula="of:=YEAR([.D569])" office:value-type="float" office:value="2009">
            <text:p>2009</text:p>
          </table:table-cell>
          <table:table-cell table:formula="of:=CONCATENATE([.F569];[.E569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0">JAVASERVERFACES-1000</text:a> </text:p>
          </table:table-cell>
          <table:table-cell table:style-name="ce7" office:value-type="string">
            <text:p>f:converter tag references "for" attribute.</text:p>
          </table:table-cell>
          <table:table-cell table:style-name="ce11" office:value-type="date" office:date-value="2009-05-01">
            <text:p>2009-05-01</text:p>
          </table:table-cell>
          <table:table-cell table:formula="of:=ISOWEEKNUM([.D570];1)" office:value-type="float" office:value="17">
            <text:p>17</text:p>
          </table:table-cell>
          <table:table-cell table:formula="of:=YEAR([.D570])" office:value-type="float" office:value="2009">
            <text:p>2009</text:p>
          </table:table-cell>
          <table:table-cell table:formula="of:=CONCATENATE([.F570];[.E570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2">JAVASERVERFACES-832</text:a> </text:p>
          </table:table-cell>
          <table:table-cell table:style-name="ce7" office:value-type="string">
            <text:p>target=head fails silently on missing &lt;h:head&gt; tag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571];1)" office:value-type="float" office:value="17">
            <text:p>17</text:p>
          </table:table-cell>
          <table:table-cell table:formula="of:=YEAR([.D571])" office:value-type="float" office:value="2009">
            <text:p>2009</text:p>
          </table:table-cell>
          <table:table-cell table:formula="of:=CONCATENATE([.F571];[.E571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2">JAVASERVERFACES-922</text:a> </text:p>
          </table:table-cell>
          <table:table-cell table:style-name="ce7" office:value-type="string">
            <text:p>faces-config.xml ordering circular reference handling is not inline with the spec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572];1)" office:value-type="float" office:value="17">
            <text:p>17</text:p>
          </table:table-cell>
          <table:table-cell table:formula="of:=YEAR([.D572])" office:value-type="float" office:value="2009">
            <text:p>2009</text:p>
          </table:table-cell>
          <table:table-cell table:formula="of:=CONCATENATE([.F572];[.E572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96">JAVASERVERFACES-1096</text:a> </text:p>
          </table:table-cell>
          <table:table-cell table:style-name="ce7" office:value-type="string">
            <text:p>Keep server-side state ID for AJAX requests.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573];1)" office:value-type="float" office:value="17">
            <text:p>17</text:p>
          </table:table-cell>
          <table:table-cell table:formula="of:=YEAR([.D573])" office:value-type="float" office:value="2009">
            <text:p>2009</text:p>
          </table:table-cell>
          <table:table-cell table:formula="of:=CONCATENATE([.F573];[.E573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6">JAVASERVERFACES-1086</text:a> </text:p>
          </table:table-cell>
          <table:table-cell table:style-name="ce7" office:value-type="string">
            <text:p>output from h:outputStylesheet not nested within head element if the view is re-displayed after post-back</text:p>
          </table:table-cell>
          <table:table-cell table:style-name="ce11" office:value-type="date" office:date-value="2009-04-30">
            <text:p>2009-04-30</text:p>
          </table:table-cell>
          <table:table-cell table:formula="of:=ISOWEEKNUM([.D574];1)" office:value-type="float" office:value="17">
            <text:p>17</text:p>
          </table:table-cell>
          <table:table-cell table:formula="of:=YEAR([.D574])" office:value-type="float" office:value="2009">
            <text:p>2009</text:p>
          </table:table-cell>
          <table:table-cell table:formula="of:=CONCATENATE([.F574];[.E574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4">JAVASERVERFACES-1084</text:a> </text:p>
          </table:table-cell>
          <table:table-cell table:style-name="ce7" office:value-type="string">
            <text:p>Update RenderKitUtils.renderFormInitScript for portlets</text:p>
          </table:table-cell>
          <table:table-cell table:style-name="ce11" office:value-type="date" office:date-value="2009-04-29">
            <text:p>2009-04-29</text:p>
          </table:table-cell>
          <table:table-cell table:formula="of:=ISOWEEKNUM([.D575];1)" office:value-type="float" office:value="17">
            <text:p>17</text:p>
          </table:table-cell>
          <table:table-cell table:formula="of:=YEAR([.D575])" office:value-type="float" office:value="2009">
            <text:p>2009</text:p>
          </table:table-cell>
          <table:table-cell table:formula="of:=CONCATENATE([.F575];[.E575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9">JAVASERVERFACES-1089</text:a> </text:p>
          </table:table-cell>
          <table:table-cell table:style-name="ce7" office:value-type="string">
            <text:p>Rendered attribute not being re evaluated on ajax requests</text:p>
          </table:table-cell>
          <table:table-cell table:style-name="ce11" office:value-type="date" office:date-value="2009-04-26">
            <text:p>2009-04-26</text:p>
          </table:table-cell>
          <table:table-cell table:formula="of:=ISOWEEKNUM([.D576];1)" office:value-type="float" office:value="17">
            <text:p>17</text:p>
          </table:table-cell>
          <table:table-cell table:formula="of:=YEAR([.D576])" office:value-type="float" office:value="2009">
            <text:p>2009</text:p>
          </table:table-cell>
          <table:table-cell table:formula="of:=CONCATENATE([.F576];[.E576])" office:value-type="string" office:string-value="200917">
            <text:p>2009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9">JAVASERVERFACES-859</text:a> </text:p>
          </table:table-cell>
          <table:table-cell table:style-name="ce7" office:value-type="string">
            <text:p>Implement new PDL/ViewHandling changes</text:p>
          </table:table-cell>
          <table:table-cell table:style-name="ce11" office:value-type="date" office:date-value="2009-04-20">
            <text:p>2009-04-20</text:p>
          </table:table-cell>
          <table:table-cell table:formula="of:=ISOWEEKNUM([.D577];1)" office:value-type="float" office:value="16">
            <text:p>16</text:p>
          </table:table-cell>
          <table:table-cell table:formula="of:=YEAR([.D577])" office:value-type="float" office:value="2009">
            <text:p>2009</text:p>
          </table:table-cell>
          <table:table-cell table:formula="of:=CONCATENATE([.F577];[.E577])" office:value-type="string" office:string-value="200916">
            <text:p>2009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1">JAVASERVERFACES-981</text:a> </text:p>
          </table:table-cell>
          <table:table-cell table:style-name="ce7" office:value-type="string">
            <text:p>Several Facelet 1.1.x context init parameters are without javax.faces equivalents</text:p>
          </table:table-cell>
          <table:table-cell table:style-name="ce11" office:value-type="date" office:date-value="2009-04-19">
            <text:p>2009-04-19</text:p>
          </table:table-cell>
          <table:table-cell table:formula="of:=ISOWEEKNUM([.D578];1)" office:value-type="float" office:value="16">
            <text:p>16</text:p>
          </table:table-cell>
          <table:table-cell table:formula="of:=YEAR([.D578])" office:value-type="float" office:value="2009">
            <text:p>2009</text:p>
          </table:table-cell>
          <table:table-cell table:formula="of:=CONCATENATE([.F578];[.E578])" office:value-type="string" office:string-value="200916">
            <text:p>2009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8">JAVASERVERFACES-1078</text:a> </text:p>
          </table:table-cell>
          <table:table-cell table:style-name="ce7" office:value-type="string">
            <text:p>Release pending comment in ExternalContext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79];1)" office:value-type="float" office:value="15">
            <text:p>15</text:p>
          </table:table-cell>
          <table:table-cell table:formula="of:=YEAR([.D579])" office:value-type="float" office:value="2009">
            <text:p>2009</text:p>
          </table:table-cell>
          <table:table-cell table:formula="of:=CONCATENATE([.F579];[.E579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7">JAVASERVERFACES-1077</text:a> </text:p>
          </table:table-cell>
          <table:table-cell table:style-name="ce7" office:value-type="string">
            <text:p>javax.faces.context.Flash requires javadoc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0];1)" office:value-type="float" office:value="15">
            <text:p>15</text:p>
          </table:table-cell>
          <table:table-cell table:formula="of:=YEAR([.D580])" office:value-type="float" office:value="2009">
            <text:p>2009</text:p>
          </table:table-cell>
          <table:table-cell table:formula="of:=CONCATENATE([.F580];[.E580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2">JAVASERVERFACES-1072</text:a> </text:p>
          </table:table-cell>
          <table:table-cell table:style-name="ce7" office:value-type="string">
            <text:p>MetaRule javadocs are cryptic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1];1)" office:value-type="float" office:value="15">
            <text:p>15</text:p>
          </table:table-cell>
          <table:table-cell table:formula="of:=YEAR([.D581])" office:value-type="float" office:value="2009">
            <text:p>2009</text:p>
          </table:table-cell>
          <table:table-cell table:formula="of:=CONCATENATE([.F581];[.E581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4">JAVASERVERFACES-1074</text:a> </text:p>
          </table:table-cell>
          <table:table-cell table:style-name="ce7" office:value-type="string">
            <text:p>backing beans from WEB-INF/lib/*.jar not recognized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2];1)" office:value-type="float" office:value="15">
            <text:p>15</text:p>
          </table:table-cell>
          <table:table-cell table:formula="of:=YEAR([.D582])" office:value-type="float" office:value="2009">
            <text:p>2009</text:p>
          </table:table-cell>
          <table:table-cell table:formula="of:=CONCATENATE([.F582];[.E582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2">JAVASERVERFACES-1002</text:a> </text:p>
          </table:table-cell>
          <table:table-cell table:style-name="ce7" office:value-type="string">
            <text:p>viewId is changed before ViewHandler receives it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3];1)" office:value-type="float" office:value="15">
            <text:p>15</text:p>
          </table:table-cell>
          <table:table-cell table:formula="of:=YEAR([.D583])" office:value-type="float" office:value="2009">
            <text:p>2009</text:p>
          </table:table-cell>
          <table:table-cell table:formula="of:=CONCATENATE([.F583];[.E583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1">JAVASERVERFACES-1001</text:a> </text:p>
          </table:table-cell>
          <table:table-cell table:style-name="ce7" office:value-type="string">
            <text:p>Looping on file-not-found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4];1)" office:value-type="float" office:value="15">
            <text:p>15</text:p>
          </table:table-cell>
          <table:table-cell table:formula="of:=YEAR([.D584])" office:value-type="float" office:value="2009">
            <text:p>2009</text:p>
          </table:table-cell>
          <table:table-cell table:formula="of:=CONCATENATE([.F584];[.E584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6">JAVASERVERFACES-986</text:a> </text:p>
          </table:table-cell>
          <table:table-cell table:style-name="ce7" office:value-type="string">
            <text:p>infinite recursion mojarra-2.0.0-PR2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5];1)" office:value-type="float" office:value="15">
            <text:p>15</text:p>
          </table:table-cell>
          <table:table-cell table:formula="of:=YEAR([.D585])" office:value-type="float" office:value="2009">
            <text:p>2009</text:p>
          </table:table-cell>
          <table:table-cell table:formula="of:=CONCATENATE([.F585];[.E585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1">JAVASERVERFACES-1071</text:a> </text:p>
          </table:table-cell>
          <table:table-cell table:style-name="ce7" office:value-type="string">
            <text:p>UIData.vistTree needs javadoc</text:p>
          </table:table-cell>
          <table:table-cell table:style-name="ce11" office:value-type="date" office:date-value="2009-04-17">
            <text:p>2009-04-17</text:p>
          </table:table-cell>
          <table:table-cell table:formula="of:=ISOWEEKNUM([.D586];1)" office:value-type="float" office:value="15">
            <text:p>15</text:p>
          </table:table-cell>
          <table:table-cell table:formula="of:=YEAR([.D586])" office:value-type="float" office:value="2009">
            <text:p>2009</text:p>
          </table:table-cell>
          <table:table-cell table:formula="of:=CONCATENATE([.F586];[.E586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2">JAVASERVERFACES-1082</text:a> </text:p>
          </table:table-cell>
          <table:table-cell table:style-name="ce7" office:value-type="string">
            <text:p>f:ajax pdl docs not clear around event attribute</text:p>
          </table:table-cell>
          <table:table-cell table:style-name="ce11" office:value-type="date" office:date-value="2009-04-15">
            <text:p>2009-04-15</text:p>
          </table:table-cell>
          <table:table-cell table:formula="of:=ISOWEEKNUM([.D587];1)" office:value-type="float" office:value="15">
            <text:p>15</text:p>
          </table:table-cell>
          <table:table-cell table:formula="of:=YEAR([.D587])" office:value-type="float" office:value="2009">
            <text:p>2009</text:p>
          </table:table-cell>
          <table:table-cell table:formula="of:=CONCATENATE([.F587];[.E587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1">JAVASERVERFACES-1081</text:a> </text:p>
          </table:table-cell>
          <table:table-cell table:style-name="ce7" office:value-type="string">
            <text:p>f:ajax tag event attribute</text:p>
          </table:table-cell>
          <table:table-cell table:style-name="ce11" office:value-type="date" office:date-value="2009-04-15">
            <text:p>2009-04-15</text:p>
          </table:table-cell>
          <table:table-cell table:formula="of:=ISOWEEKNUM([.D588];1)" office:value-type="float" office:value="15">
            <text:p>15</text:p>
          </table:table-cell>
          <table:table-cell table:formula="of:=YEAR([.D588])" office:value-type="float" office:value="2009">
            <text:p>2009</text:p>
          </table:table-cell>
          <table:table-cell table:formula="of:=CONCATENATE([.F588];[.E588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80">JAVASERVERFACES-1080</text:a> </text:p>
          </table:table-cell>
          <table:table-cell table:style-name="ce7" office:value-type="string">
            <text:p>Implment support for custom scopes</text:p>
          </table:table-cell>
          <table:table-cell table:style-name="ce11" office:value-type="date" office:date-value="2009-04-14">
            <text:p>2009-04-14</text:p>
          </table:table-cell>
          <table:table-cell table:formula="of:=ISOWEEKNUM([.D589];1)" office:value-type="float" office:value="15">
            <text:p>15</text:p>
          </table:table-cell>
          <table:table-cell table:formula="of:=YEAR([.D589])" office:value-type="float" office:value="2009">
            <text:p>2009</text:p>
          </table:table-cell>
          <table:table-cell table:formula="of:=CONCATENATE([.F589];[.E589])" office:value-type="string" office:string-value="200915">
            <text:p>2009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70">JAVASERVERFACES-1070</text:a> </text:p>
          </table:table-cell>
          <table:table-cell table:style-name="ce7" office:value-type="string">
            <text:p>PreDestroy annotations need to be invoked on view scoped managed beans</text:p>
          </table:table-cell>
          <table:table-cell table:style-name="ce11" office:value-type="date" office:date-value="2009-04-09">
            <text:p>2009-04-09</text:p>
          </table:table-cell>
          <table:table-cell table:formula="of:=ISOWEEKNUM([.D590];1)" office:value-type="float" office:value="14">
            <text:p>14</text:p>
          </table:table-cell>
          <table:table-cell table:formula="of:=YEAR([.D590])" office:value-type="float" office:value="2009">
            <text:p>2009</text:p>
          </table:table-cell>
          <table:table-cell table:formula="of:=CONCATENATE([.F590];[.E590])" office:value-type="string" office:string-value="200914">
            <text:p>2009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6">JAVASERVERFACES-926</text:a> </text:p>
          </table:table-cell>
          <table:table-cell table:style-name="ce7" office:value-type="string">
            <text:p>Implement new ordering override requirements</text:p>
          </table:table-cell>
          <table:table-cell table:style-name="ce11" office:value-type="date" office:date-value="2009-04-08">
            <text:p>2009-04-08</text:p>
          </table:table-cell>
          <table:table-cell table:formula="of:=ISOWEEKNUM([.D591];1)" office:value-type="float" office:value="14">
            <text:p>14</text:p>
          </table:table-cell>
          <table:table-cell table:formula="of:=YEAR([.D591])" office:value-type="float" office:value="2009">
            <text:p>2009</text:p>
          </table:table-cell>
          <table:table-cell table:formula="of:=CONCATENATE([.F591];[.E591])" office:value-type="string" office:string-value="200914">
            <text:p>2009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2">JAVASERVERFACES-1012</text:a> </text:p>
          </table:table-cell>
          <table:table-cell table:style-name="ce7" office:value-type="string">
            <text:p>Application.createBehavior should return null's...</text:p>
          </table:table-cell>
          <table:table-cell table:style-name="ce11" office:value-type="date" office:date-value="2009-04-06">
            <text:p>2009-04-06</text:p>
          </table:table-cell>
          <table:table-cell table:formula="of:=ISOWEEKNUM([.D592];1)" office:value-type="float" office:value="14">
            <text:p>14</text:p>
          </table:table-cell>
          <table:table-cell table:formula="of:=YEAR([.D592])" office:value-type="float" office:value="2009">
            <text:p>2009</text:p>
          </table:table-cell>
          <table:table-cell table:formula="of:=CONCATENATE([.F592];[.E592])" office:value-type="string" office:string-value="200914">
            <text:p>2009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5">JAVASERVERFACES-1055</text:a> </text:p>
          </table:table-cell>
          <table:table-cell table:style-name="ce7" office:value-type="string">
            <text:p>render="@all" Malformed XML Error</text:p>
          </table:table-cell>
          <table:table-cell table:style-name="ce11" office:value-type="date" office:date-value="2009-04-06">
            <text:p>2009-04-06</text:p>
          </table:table-cell>
          <table:table-cell table:formula="of:=ISOWEEKNUM([.D593];1)" office:value-type="float" office:value="14">
            <text:p>14</text:p>
          </table:table-cell>
          <table:table-cell table:formula="of:=YEAR([.D593])" office:value-type="float" office:value="2009">
            <text:p>2009</text:p>
          </table:table-cell>
          <table:table-cell table:formula="of:=CONCATENATE([.F593];[.E593])" office:value-type="string" office:string-value="200914">
            <text:p>2009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3">JAVASERVERFACES-1053</text:a> </text:p>
          </table:table-cell>
          <table:table-cell table:style-name="ce7" office:value-type="string">
            <text:p>All attributes on &lt;h:body&gt; must be passed through to rendered output</text:p>
          </table:table-cell>
          <table:table-cell table:style-name="ce11" office:value-type="date" office:date-value="2009-04-02">
            <text:p>2009-04-02</text:p>
          </table:table-cell>
          <table:table-cell table:formula="of:=ISOWEEKNUM([.D594];1)" office:value-type="float" office:value="13">
            <text:p>13</text:p>
          </table:table-cell>
          <table:table-cell table:formula="of:=YEAR([.D594])" office:value-type="float" office:value="2009">
            <text:p>2009</text:p>
          </table:table-cell>
          <table:table-cell table:formula="of:=CONCATENATE([.F594];[.E594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7">JAVASERVERFACES-987</text:a> </text:p>
          </table:table-cell>
          <table:table-cell table:style-name="ce7" office:value-type="string">
            <text:p>Implement requirements defined by section 6.2.3</text:p>
          </table:table-cell>
          <table:table-cell table:style-name="ce11" office:value-type="date" office:date-value="2009-04-02">
            <text:p>2009-04-02</text:p>
          </table:table-cell>
          <table:table-cell table:formula="of:=ISOWEEKNUM([.D595];1)" office:value-type="float" office:value="13">
            <text:p>13</text:p>
          </table:table-cell>
          <table:table-cell table:formula="of:=YEAR([.D595])" office:value-type="float" office:value="2009">
            <text:p>2009</text:p>
          </table:table-cell>
          <table:table-cell table:formula="of:=CONCATENATE([.F595];[.E595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4">JAVASERVERFACES-1064</text:a> </text:p>
          </table:table-cell>
          <table:table-cell table:style-name="ce7" office:value-type="string">
            <text:p>UIDebug does not call pushComponentToEL causing component stack errors</text:p>
          </table:table-cell>
          <table:table-cell table:style-name="ce11" office:value-type="date" office:date-value="2009-04-01">
            <text:p>2009-04-01</text:p>
          </table:table-cell>
          <table:table-cell table:formula="of:=ISOWEEKNUM([.D596];1)" office:value-type="float" office:value="13">
            <text:p>13</text:p>
          </table:table-cell>
          <table:table-cell table:formula="of:=YEAR([.D596])" office:value-type="float" office:value="2009">
            <text:p>2009</text:p>
          </table:table-cell>
          <table:table-cell table:formula="of:=CONCATENATE([.F596];[.E596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6">JAVASERVERFACES-916</text:a> </text:p>
          </table:table-cell>
          <table:table-cell table:style-name="ce7" office:value-type="string">
            <text:p>PDL docs contain no information on ajax tags</text:p>
          </table:table-cell>
          <table:table-cell table:style-name="ce11" office:value-type="date" office:date-value="2009-04-01">
            <text:p>2009-04-01</text:p>
          </table:table-cell>
          <table:table-cell table:formula="of:=ISOWEEKNUM([.D597];1)" office:value-type="float" office:value="13">
            <text:p>13</text:p>
          </table:table-cell>
          <table:table-cell table:formula="of:=YEAR([.D597])" office:value-type="float" office:value="2009">
            <text:p>2009</text:p>
          </table:table-cell>
          <table:table-cell table:formula="of:=CONCATENATE([.F597];[.E597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5">JAVASERVERFACES-1035</text:a> </text:p>
          </table:table-cell>
          <table:table-cell table:style-name="ce7" office:value-type="string">
            <text:p>Enable Keywords For Ajax Execute/Render Lists</text:p>
          </table:table-cell>
          <table:table-cell table:style-name="ce11" office:value-type="date" office:date-value="2009-04-01">
            <text:p>2009-04-01</text:p>
          </table:table-cell>
          <table:table-cell table:formula="of:=ISOWEEKNUM([.D598];1)" office:value-type="float" office:value="13">
            <text:p>13</text:p>
          </table:table-cell>
          <table:table-cell table:formula="of:=YEAR([.D598])" office:value-type="float" office:value="2009">
            <text:p>2009</text:p>
          </table:table-cell>
          <table:table-cell table:formula="of:=CONCATENATE([.F598];[.E598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1">JAVASERVERFACES-1011</text:a> </text:p>
          </table:table-cell>
          <table:table-cell table:style-name="ce7" office:value-type="string">
            <text:p>Component/behavior disabled handling</text:p>
          </table:table-cell>
          <table:table-cell table:style-name="ce11" office:value-type="date" office:date-value="2009-04-01">
            <text:p>2009-04-01</text:p>
          </table:table-cell>
          <table:table-cell table:formula="of:=ISOWEEKNUM([.D599];1)" office:value-type="float" office:value="13">
            <text:p>13</text:p>
          </table:table-cell>
          <table:table-cell table:formula="of:=YEAR([.D599])" office:value-type="float" office:value="2009">
            <text:p>2009</text:p>
          </table:table-cell>
          <table:table-cell table:formula="of:=CONCATENATE([.F599];[.E599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8">JAVASERVERFACES-1058</text:a> </text:p>
          </table:table-cell>
          <table:table-cell table:style-name="ce7" office:value-type="string">
            <text:p>Beans Validation won't work with certain composite component expressions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0];1)" office:value-type="float" office:value="13">
            <text:p>13</text:p>
          </table:table-cell>
          <table:table-cell table:formula="of:=YEAR([.D600])" office:value-type="float" office:value="2009">
            <text:p>2009</text:p>
          </table:table-cell>
          <table:table-cell table:formula="of:=CONCATENATE([.F600];[.E600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65">JAVASERVERFACES-1065</text:a> </text:p>
          </table:table-cell>
          <table:table-cell table:style-name="ce7" office:value-type="string">
            <text:p>&lt;f:selectItem&gt; doesn't work with &lt;h:selectOneListbox&gt; inside fo a composite component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1];1)" office:value-type="float" office:value="13">
            <text:p>13</text:p>
          </table:table-cell>
          <table:table-cell table:formula="of:=YEAR([.D601])" office:value-type="float" office:value="2009">
            <text:p>2009</text:p>
          </table:table-cell>
          <table:table-cell table:formula="of:=CONCATENATE([.F601];[.E601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1">JAVASERVERFACES-1031</text:a> </text:p>
          </table:table-cell>
          <table:table-cell table:style-name="ce7" office:value-type="string">
            <text:p>Caching does not work with 1 minute update check period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2];1)" office:value-type="float" office:value="13">
            <text:p>13</text:p>
          </table:table-cell>
          <table:table-cell table:formula="of:=YEAR([.D602])" office:value-type="float" office:value="2009">
            <text:p>2009</text:p>
          </table:table-cell>
          <table:table-cell table:formula="of:=CONCATENATE([.F602];[.E602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5">JAVASERVERFACES-1025</text:a> </text:p>
          </table:table-cell>
          <table:table-cell table:style-name="ce7" office:value-type="string">
            <text:p>MetaTagHandler warning when specifying behavior event attribute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3];1)" office:value-type="float" office:value="13">
            <text:p>13</text:p>
          </table:table-cell>
          <table:table-cell table:formula="of:=YEAR([.D603])" office:value-type="float" office:value="2009">
            <text:p>2009</text:p>
          </table:table-cell>
          <table:table-cell table:formula="of:=CONCATENATE([.F603];[.E603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2">JAVASERVERFACES-842</text:a> </text:p>
          </table:table-cell>
          <table:table-cell table:style-name="ce7" office:value-type="string">
            <text:p>Value substituions don't work in the scripts of composite components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4];1)" office:value-type="float" office:value="13">
            <text:p>13</text:p>
          </table:table-cell>
          <table:table-cell table:formula="of:=YEAR([.D604])" office:value-type="float" office:value="2009">
            <text:p>2009</text:p>
          </table:table-cell>
          <table:table-cell table:formula="of:=CONCATENATE([.F604];[.E604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5">JAVASERVERFACES-1045</text:a> </text:p>
          </table:table-cell>
          <table:table-cell table:style-name="ce7" office:value-type="string">
            <text:p>selectItems attribute itemlabelEscape is not escaping characters.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5];1)" office:value-type="float" office:value="13">
            <text:p>13</text:p>
          </table:table-cell>
          <table:table-cell table:formula="of:=YEAR([.D605])" office:value-type="float" office:value="2009">
            <text:p>2009</text:p>
          </table:table-cell>
          <table:table-cell table:formula="of:=CONCATENATE([.F605];[.E605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7">JAVASERVERFACES-1017</text:a> </text:p>
          </table:table-cell>
          <table:table-cell table:style-name="ce7" office:value-type="string">
            <text:p>compositeComponent.attrs not rendered if referenced inside body part of a wrapping compositeComponent</text:p>
          </table:table-cell>
          <table:table-cell table:style-name="ce11" office:value-type="date" office:date-value="2009-03-31">
            <text:p>2009-03-31</text:p>
          </table:table-cell>
          <table:table-cell table:formula="of:=ISOWEEKNUM([.D606];1)" office:value-type="float" office:value="13">
            <text:p>13</text:p>
          </table:table-cell>
          <table:table-cell table:formula="of:=YEAR([.D606])" office:value-type="float" office:value="2009">
            <text:p>2009</text:p>
          </table:table-cell>
          <table:table-cell table:formula="of:=CONCATENATE([.F606];[.E606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3">JAVASERVERFACES-1043</text:a> </text:p>
          </table:table-cell>
          <table:table-cell table:style-name="ce7" office:value-type="string">
            <text:p>Cannot Unit Test Classes extending UIComponentBase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07];1)" office:value-type="float" office:value="13">
            <text:p>13</text:p>
          </table:table-cell>
          <table:table-cell table:formula="of:=YEAR([.D607])" office:value-type="float" office:value="2009">
            <text:p>2009</text:p>
          </table:table-cell>
          <table:table-cell table:formula="of:=CONCATENATE([.F607];[.E607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1">JAVASERVERFACES-1041</text:a> </text:p>
          </table:table-cell>
          <table:table-cell table:style-name="ce7" office:value-type="string">
            <text:p>UIInput.updateModel() uses different ExceptionHandler pattern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08];1)" office:value-type="float" office:value="13">
            <text:p>13</text:p>
          </table:table-cell>
          <table:table-cell table:formula="of:=YEAR([.D608])" office:value-type="float" office:value="2009">
            <text:p>2009</text:p>
          </table:table-cell>
          <table:table-cell table:formula="of:=CONCATENATE([.F608];[.E608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0">JAVASERVERFACES-1040</text:a> </text:p>
          </table:table-cell>
          <table:table-cell table:style-name="ce7" office:value-type="string">
            <text:p>Custom NavigationHandler is not constructed with an ConfigurableNavigationHandler parameter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09];1)" office:value-type="float" office:value="13">
            <text:p>13</text:p>
          </table:table-cell>
          <table:table-cell table:formula="of:=YEAR([.D609])" office:value-type="float" office:value="2009">
            <text:p>2009</text:p>
          </table:table-cell>
          <table:table-cell table:formula="of:=CONCATENATE([.F609];[.E609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5">JAVASERVERFACES-1005</text:a> </text:p>
          </table:table-cell>
          <table:table-cell table:style-name="ce7" office:value-type="string">
            <text:p>application-scoped bean is not available in processing ApplicationPreDestroyEvent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0];1)" office:value-type="float" office:value="13">
            <text:p>13</text:p>
          </table:table-cell>
          <table:table-cell table:formula="of:=YEAR([.D610])" office:value-type="float" office:value="2009">
            <text:p>2009</text:p>
          </table:table-cell>
          <table:table-cell table:formula="of:=CONCATENATE([.F610];[.E610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2">JAVASERVERFACES-982</text:a> </text:p>
          </table:table-cell>
          <table:table-cell table:style-name="ce7" office:value-type="string">
            <text:p>flash.propname doesn't work in EL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1];1)" office:value-type="float" office:value="13">
            <text:p>13</text:p>
          </table:table-cell>
          <table:table-cell table:formula="of:=YEAR([.D611])" office:value-type="float" office:value="2009">
            <text:p>2009</text:p>
          </table:table-cell>
          <table:table-cell table:formula="of:=CONCATENATE([.F611];[.E611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78">JAVASERVERFACES-978</text:a> </text:p>
          </table:table-cell>
          <table:table-cell table:style-name="ce7" office:value-type="string">
            <text:p>UIComponent.findComponent fails to find right component if disambiguation of name container is 2 or more levels up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2];1)" office:value-type="float" office:value="13">
            <text:p>13</text:p>
          </table:table-cell>
          <table:table-cell table:formula="of:=YEAR([.D612])" office:value-type="float" office:value="2009">
            <text:p>2009</text:p>
          </table:table-cell>
          <table:table-cell table:formula="of:=CONCATENATE([.F612];[.E612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5">JAVASERVERFACES-945</text:a> </text:p>
          </table:table-cell>
          <table:table-cell table:style-name="ce7" office:value-type="string">
            <text:p>Mojarra_ext demo fails with NPE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3];1)" office:value-type="float" office:value="13">
            <text:p>13</text:p>
          </table:table-cell>
          <table:table-cell table:formula="of:=YEAR([.D613])" office:value-type="float" office:value="2009">
            <text:p>2009</text:p>
          </table:table-cell>
          <table:table-cell table:formula="of:=CONCATENATE([.F613];[.E613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3">JAVASERVERFACES-933</text:a> </text:p>
          </table:table-cell>
          <table:table-cell table:style-name="ce7" office:value-type="string">
            <text:p>Error 500 thrown instead of 404 on not found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4];1)" office:value-type="float" office:value="13">
            <text:p>13</text:p>
          </table:table-cell>
          <table:table-cell table:formula="of:=YEAR([.D614])" office:value-type="float" office:value="2009">
            <text:p>2009</text:p>
          </table:table-cell>
          <table:table-cell table:formula="of:=CONCATENATE([.F614];[.E614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3">JAVASERVERFACES-843</text:a> </text:p>
          </table:table-cell>
          <table:table-cell table:style-name="ce7" office:value-type="string">
            <text:p>ImageRenderer throws NPE when non-existant resource is referenced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5];1)" office:value-type="float" office:value="13">
            <text:p>13</text:p>
          </table:table-cell>
          <table:table-cell table:formula="of:=YEAR([.D615])" office:value-type="float" office:value="2009">
            <text:p>2009</text:p>
          </table:table-cell>
          <table:table-cell table:formula="of:=CONCATENATE([.F615];[.E615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3">JAVASERVERFACES-833</text:a> </text:p>
          </table:table-cell>
          <table:table-cell table:style-name="ce7" office:value-type="string">
            <text:p>Incorrect error on page parse failure for facelet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6];1)" office:value-type="float" office:value="13">
            <text:p>13</text:p>
          </table:table-cell>
          <table:table-cell table:formula="of:=YEAR([.D616])" office:value-type="float" office:value="2009">
            <text:p>2009</text:p>
          </table:table-cell>
          <table:table-cell table:formula="of:=CONCATENATE([.F616];[.E616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9">JAVASERVERFACES-1059</text:a> </text:p>
          </table:table-cell>
          <table:table-cell table:style-name="ce7" office:value-type="string">
            <text:p>standard converters not working on restore view</text:p>
          </table:table-cell>
          <table:table-cell table:style-name="ce11" office:value-type="date" office:date-value="2009-03-30">
            <text:p>2009-03-30</text:p>
          </table:table-cell>
          <table:table-cell table:formula="of:=ISOWEEKNUM([.D617];1)" office:value-type="float" office:value="13">
            <text:p>13</text:p>
          </table:table-cell>
          <table:table-cell table:formula="of:=YEAR([.D617])" office:value-type="float" office:value="2009">
            <text:p>2009</text:p>
          </table:table-cell>
          <table:table-cell table:formula="of:=CONCATENATE([.F617];[.E617])" office:value-type="string" office:string-value="200913">
            <text:p>2009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9">JAVASERVERFACES-1049</text:a> </text:p>
          </table:table-cell>
          <table:table-cell table:style-name="ce7" office:value-type="string">
            <text:p>Bean Validation exception thrown at application startup</text:p>
          </table:table-cell>
          <table:table-cell table:style-name="ce11" office:value-type="date" office:date-value="2009-03-26">
            <text:p>2009-03-26</text:p>
          </table:table-cell>
          <table:table-cell table:formula="of:=ISOWEEKNUM([.D618];1)" office:value-type="float" office:value="12">
            <text:p>12</text:p>
          </table:table-cell>
          <table:table-cell table:formula="of:=YEAR([.D618])" office:value-type="float" office:value="2009">
            <text:p>2009</text:p>
          </table:table-cell>
          <table:table-cell table:formula="of:=CONCATENATE([.F618];[.E618])" office:value-type="string" office:string-value="200912">
            <text:p>2009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1">JAVASERVERFACES-1051</text:a> </text:p>
          </table:table-cell>
          <table:table-cell table:style-name="ce7" office:value-type="string">
            <text:p>Component resources referenced within a composite component which is used serveral times within a page will cause duplicate ID errors when attempting to save view state</text:p>
          </table:table-cell>
          <table:table-cell table:style-name="ce11" office:value-type="date" office:date-value="2009-03-24">
            <text:p>2009-03-24</text:p>
          </table:table-cell>
          <table:table-cell table:formula="of:=ISOWEEKNUM([.D619];1)" office:value-type="float" office:value="12">
            <text:p>12</text:p>
          </table:table-cell>
          <table:table-cell table:formula="of:=YEAR([.D619])" office:value-type="float" office:value="2009">
            <text:p>2009</text:p>
          </table:table-cell>
          <table:table-cell table:formula="of:=CONCATENATE([.F619];[.E619])" office:value-type="string" office:string-value="200912">
            <text:p>2009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2">JAVASERVERFACES-1052</text:a> </text:p>
          </table:table-cell>
          <table:table-cell table:style-name="ce7" office:value-type="string">
            <text:p>AjaxBehaviorEvent does not throw an IllegalArgumentException - if ajaxBehavior is null</text:p>
          </table:table-cell>
          <table:table-cell table:style-name="ce11" office:value-type="date" office:date-value="2009-03-24">
            <text:p>2009-03-24</text:p>
          </table:table-cell>
          <table:table-cell table:formula="of:=ISOWEEKNUM([.D620];1)" office:value-type="float" office:value="12">
            <text:p>12</text:p>
          </table:table-cell>
          <table:table-cell table:formula="of:=YEAR([.D620])" office:value-type="float" office:value="2009">
            <text:p>2009</text:p>
          </table:table-cell>
          <table:table-cell table:formula="of:=CONCATENATE([.F620];[.E620])" office:value-type="string" office:string-value="200912">
            <text:p>2009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50">JAVASERVERFACES-1050</text:a> </text:p>
          </table:table-cell>
          <table:table-cell table:style-name="ce7" office:value-type="string">
            <text:p>&lt;f:converter&gt; Default behavior invoked of requiring a converter-id</text:p>
          </table:table-cell>
          <table:table-cell table:style-name="ce11" office:value-type="date" office:date-value="2009-03-23">
            <text:p>2009-03-23</text:p>
          </table:table-cell>
          <table:table-cell table:formula="of:=ISOWEEKNUM([.D621];1)" office:value-type="float" office:value="12">
            <text:p>12</text:p>
          </table:table-cell>
          <table:table-cell table:formula="of:=YEAR([.D621])" office:value-type="float" office:value="2009">
            <text:p>2009</text:p>
          </table:table-cell>
          <table:table-cell table:formula="of:=CONCATENATE([.F621];[.E621])" office:value-type="string" office:string-value="200912">
            <text:p>2009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7">JAVASERVERFACES-1047</text:a> </text:p>
          </table:table-cell>
          <table:table-cell table:style-name="ce7" office:value-type="string">
            <text:p>Looks like ProjectStage.Development's "missing form message"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622];1)" office:value-type="float" office:value="11">
            <text:p>11</text:p>
          </table:table-cell>
          <table:table-cell table:formula="of:=YEAR([.D622])" office:value-type="float" office:value="2009">
            <text:p>2009</text:p>
          </table:table-cell>
          <table:table-cell table:formula="of:=CONCATENATE([.F622];[.E622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2">JAVASERVERFACES-1042</text:a> </text:p>
          </table:table-cell>
          <table:table-cell table:style-name="ce7" office:value-type="string">
            <text:p>composite:valueHolder tag does not seem to take f:converters as example shows.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623];1)" office:value-type="float" office:value="11">
            <text:p>11</text:p>
          </table:table-cell>
          <table:table-cell table:formula="of:=YEAR([.D623])" office:value-type="float" office:value="2009">
            <text:p>2009</text:p>
          </table:table-cell>
          <table:table-cell table:formula="of:=CONCATENATE([.F623];[.E623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2">JAVASERVERFACES-1022</text:a> </text:p>
          </table:table-cell>
          <table:table-cell table:style-name="ce7" office:value-type="string">
            <text:p>Multi-level &lt;f:ajax&gt; wrapping not supported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624];1)" office:value-type="float" office:value="11">
            <text:p>11</text:p>
          </table:table-cell>
          <table:table-cell table:formula="of:=YEAR([.D624])" office:value-type="float" office:value="2009">
            <text:p>2009</text:p>
          </table:table-cell>
          <table:table-cell table:formula="of:=CONCATENATE([.F624];[.E624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48">JAVASERVERFACES-1048</text:a> </text:p>
          </table:table-cell>
          <table:table-cell table:style-name="ce7" office:value-type="string">
            <text:p>Delta State: ActionListeners registered multiple times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625];1)" office:value-type="float" office:value="11">
            <text:p>11</text:p>
          </table:table-cell>
          <table:table-cell table:formula="of:=YEAR([.D625])" office:value-type="float" office:value="2009">
            <text:p>2009</text:p>
          </table:table-cell>
          <table:table-cell table:formula="of:=CONCATENATE([.F625];[.E625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3">JAVASERVERFACES-1023</text:a> </text:p>
          </table:table-cell>
          <table:table-cell table:style-name="ce7" office:value-type="string">
            <text:p>Move AjaxBehaviors out of jsf-api</text:p>
          </table:table-cell>
          <table:table-cell table:style-name="ce11" office:value-type="date" office:date-value="2009-03-20">
            <text:p>2009-03-20</text:p>
          </table:table-cell>
          <table:table-cell table:formula="of:=ISOWEEKNUM([.D626];1)" office:value-type="float" office:value="11">
            <text:p>11</text:p>
          </table:table-cell>
          <table:table-cell table:formula="of:=YEAR([.D626])" office:value-type="float" office:value="2009">
            <text:p>2009</text:p>
          </table:table-cell>
          <table:table-cell table:formula="of:=CONCATENATE([.F626];[.E626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8">JAVASERVERFACES-1038</text:a> </text:p>
          </table:table-cell>
          <table:table-cell table:style-name="ce7" office:value-type="string">
            <text:p>nested composite attribute decls seem to be broken.</text:p>
          </table:table-cell>
          <table:table-cell table:style-name="ce11" office:value-type="date" office:date-value="2009-03-19">
            <text:p>2009-03-19</text:p>
          </table:table-cell>
          <table:table-cell table:formula="of:=ISOWEEKNUM([.D627];1)" office:value-type="float" office:value="11">
            <text:p>11</text:p>
          </table:table-cell>
          <table:table-cell table:formula="of:=YEAR([.D627])" office:value-type="float" office:value="2009">
            <text:p>2009</text:p>
          </table:table-cell>
          <table:table-cell table:formula="of:=CONCATENATE([.F627];[.E627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8">JAVASERVERFACES-1018</text:a> </text:p>
          </table:table-cell>
          <table:table-cell table:style-name="ce7" office:value-type="string">
            <text:p>f:selectItems does not escape item labels properly</text:p>
          </table:table-cell>
          <table:table-cell table:style-name="ce11" office:value-type="date" office:date-value="2009-03-16">
            <text:p>2009-03-16</text:p>
          </table:table-cell>
          <table:table-cell table:formula="of:=ISOWEEKNUM([.D628];1)" office:value-type="float" office:value="11">
            <text:p>11</text:p>
          </table:table-cell>
          <table:table-cell table:formula="of:=YEAR([.D628])" office:value-type="float" office:value="2009">
            <text:p>2009</text:p>
          </table:table-cell>
          <table:table-cell table:formula="of:=CONCATENATE([.F628];[.E628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39">JAVASERVERFACES-1039</text:a> </text:p>
          </table:table-cell>
          <table:table-cell table:style-name="ce7" office:value-type="string">
            <text:p>AjaxBehavior API clean up</text:p>
          </table:table-cell>
          <table:table-cell table:style-name="ce11" office:value-type="date" office:date-value="2009-03-15">
            <text:p>2009-03-15</text:p>
          </table:table-cell>
          <table:table-cell table:formula="of:=ISOWEEKNUM([.D629];1)" office:value-type="float" office:value="11">
            <text:p>11</text:p>
          </table:table-cell>
          <table:table-cell table:formula="of:=YEAR([.D629])" office:value-type="float" office:value="2009">
            <text:p>2009</text:p>
          </table:table-cell>
          <table:table-cell table:formula="of:=CONCATENATE([.F629];[.E629])" office:value-type="string" office:string-value="200911">
            <text:p>2009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9">JAVASERVERFACES-1029</text:a> </text:p>
          </table:table-cell>
          <table:table-cell table:style-name="ce7" office:value-type="string">
            <text:p>BUILD_BEFORE_RESTORE only works after first page is rendered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630];1)" office:value-type="float" office:value="10">
            <text:p>10</text:p>
          </table:table-cell>
          <table:table-cell table:formula="of:=YEAR([.D630])" office:value-type="float" office:value="2009">
            <text:p>2009</text:p>
          </table:table-cell>
          <table:table-cell table:formula="of:=CONCATENATE([.F630];[.E630])" office:value-type="string" office:string-value="200910">
            <text:p>2009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7">JAVASERVERFACES-1027</text:a> </text:p>
          </table:table-cell>
          <table:table-cell table:style-name="ce7" office:value-type="string">
            <text:p>rowClasses EL calculation broken after Issue #:902 fix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631];1)" office:value-type="float" office:value="10">
            <text:p>10</text:p>
          </table:table-cell>
          <table:table-cell table:formula="of:=YEAR([.D631])" office:value-type="float" office:value="2009">
            <text:p>2009</text:p>
          </table:table-cell>
          <table:table-cell table:formula="of:=CONCATENATE([.F631];[.E631])" office:value-type="string" office:string-value="200910">
            <text:p>2009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0">JAVASERVERFACES-1020</text:a> </text:p>
          </table:table-cell>
          <table:table-cell table:style-name="ce7" office:value-type="string">
            <text:p>Components inside f:ajax removed on postback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632];1)" office:value-type="float" office:value="10">
            <text:p>10</text:p>
          </table:table-cell>
          <table:table-cell table:formula="of:=YEAR([.D632])" office:value-type="float" office:value="2009">
            <text:p>2009</text:p>
          </table:table-cell>
          <table:table-cell table:formula="of:=CONCATENATE([.F632];[.E632])" office:value-type="string" office:string-value="200910">
            <text:p>2009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21">JAVASERVERFACES-1021</text:a> </text:p>
          </table:table-cell>
          <table:table-cell table:style-name="ce7" office:value-type="string">
            <text:p>Nested &lt;f:ajax&gt; should suppress wrapped &lt;f:ajax&gt;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633];1)" office:value-type="float" office:value="10">
            <text:p>10</text:p>
          </table:table-cell>
          <table:table-cell table:formula="of:=YEAR([.D633])" office:value-type="float" office:value="2009">
            <text:p>2009</text:p>
          </table:table-cell>
          <table:table-cell table:formula="of:=CONCATENATE([.F633];[.E633])" office:value-type="string" office:string-value="200910">
            <text:p>2009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9">JAVASERVERFACES-1019</text:a> </text:p>
          </table:table-cell>
          <table:table-cell table:style-name="ce7" office:value-type="string">
            <text:p>update check period of -1 not honored with Production stage</text:p>
          </table:table-cell>
          <table:table-cell table:style-name="ce11" office:value-type="date" office:date-value="2009-03-09">
            <text:p>2009-03-09</text:p>
          </table:table-cell>
          <table:table-cell table:formula="of:=ISOWEEKNUM([.D634];1)" office:value-type="float" office:value="10">
            <text:p>10</text:p>
          </table:table-cell>
          <table:table-cell table:formula="of:=YEAR([.D634])" office:value-type="float" office:value="2009">
            <text:p>2009</text:p>
          </table:table-cell>
          <table:table-cell table:formula="of:=CONCATENATE([.F634];[.E634])" office:value-type="string" office:string-value="200910">
            <text:p>2009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3">JAVASERVERFACES-1003</text:a> </text:p>
          </table:table-cell>
          <table:table-cell table:style-name="ce7" office:value-type="string">
            <text:p>Regression: wizard ids changed in lockhart app</text:p>
          </table:table-cell>
          <table:table-cell table:style-name="ce11" office:value-type="date" office:date-value="2009-03-03">
            <text:p>2009-03-03</text:p>
          </table:table-cell>
          <table:table-cell table:formula="of:=ISOWEEKNUM([.D635];1)" office:value-type="float" office:value="9">
            <text:p>9</text:p>
          </table:table-cell>
          <table:table-cell table:formula="of:=YEAR([.D635])" office:value-type="float" office:value="2009">
            <text:p>2009</text:p>
          </table:table-cell>
          <table:table-cell table:formula="of:=CONCATENATE([.F635];[.E635])" office:value-type="string" office:string-value="20099">
            <text:p>2009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06">JAVASERVERFACES-1006</text:a> </text:p>
          </table:table-cell>
          <table:table-cell table:style-name="ce7" office:value-type="string">
            <text:p>OutputLinkRenderer uses &amp; instead of &amp;amp;</text:p>
          </table:table-cell>
          <table:table-cell table:style-name="ce11" office:value-type="date" office:date-value="2009-03-03">
            <text:p>2009-03-03</text:p>
          </table:table-cell>
          <table:table-cell table:formula="of:=ISOWEEKNUM([.D636];1)" office:value-type="float" office:value="9">
            <text:p>9</text:p>
          </table:table-cell>
          <table:table-cell table:formula="of:=YEAR([.D636])" office:value-type="float" office:value="2009">
            <text:p>2009</text:p>
          </table:table-cell>
          <table:table-cell table:formula="of:=CONCATENATE([.F636];[.E636])" office:value-type="string" office:string-value="20099">
            <text:p>2009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010">JAVASERVERFACES-1010</text:a> </text:p>
          </table:table-cell>
          <table:table-cell table:style-name="ce7" office:value-type="string">
            <text:p>Ajax/Behavior over-agressive ActionEvent firing</text:p>
          </table:table-cell>
          <table:table-cell table:style-name="ce11" office:value-type="date" office:date-value="2009-03-03">
            <text:p>2009-03-03</text:p>
          </table:table-cell>
          <table:table-cell table:formula="of:=ISOWEEKNUM([.D637];1)" office:value-type="float" office:value="9">
            <text:p>9</text:p>
          </table:table-cell>
          <table:table-cell table:formula="of:=YEAR([.D637])" office:value-type="float" office:value="2009">
            <text:p>2009</text:p>
          </table:table-cell>
          <table:table-cell table:formula="of:=CONCATENATE([.F637];[.E637])" office:value-type="string" office:string-value="20099">
            <text:p>2009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8">JAVASERVERFACES-998</text:a> </text:p>
          </table:table-cell>
          <table:table-cell table:style-name="ce7" office:value-type="string">
            <text:p>Nested composite component EL expressions are not resolved as expected</text:p>
          </table:table-cell>
          <table:table-cell table:style-name="ce11" office:value-type="date" office:date-value="2009-02-25">
            <text:p>2009-02-25</text:p>
          </table:table-cell>
          <table:table-cell table:formula="of:=ISOWEEKNUM([.D638];1)" office:value-type="float" office:value="8">
            <text:p>8</text:p>
          </table:table-cell>
          <table:table-cell table:formula="of:=YEAR([.D638])" office:value-type="float" office:value="2009">
            <text:p>2009</text:p>
          </table:table-cell>
          <table:table-cell table:formula="of:=CONCATENATE([.F638];[.E638])" office:value-type="string" office:string-value="20098">
            <text:p>2009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99">JAVASERVERFACES-999</text:a> </text:p>
          </table:table-cell>
          <table:table-cell table:style-name="ce7" office:value-type="string">
            <text:p>FacesBeanInfo is not serializable and as such causes issues with client state saving</text:p>
          </table:table-cell>
          <table:table-cell table:style-name="ce11" office:value-type="date" office:date-value="2009-02-25">
            <text:p>2009-02-25</text:p>
          </table:table-cell>
          <table:table-cell table:formula="of:=ISOWEEKNUM([.D639];1)" office:value-type="float" office:value="8">
            <text:p>8</text:p>
          </table:table-cell>
          <table:table-cell table:formula="of:=YEAR([.D639])" office:value-type="float" office:value="2009">
            <text:p>2009</text:p>
          </table:table-cell>
          <table:table-cell table:formula="of:=CONCATENATE([.F639];[.E639])" office:value-type="string" office:string-value="20098">
            <text:p>2009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9">JAVASERVERFACES-989</text:a> </text:p>
          </table:table-cell>
          <table:table-cell table:style-name="ce7" office:value-type="string">
            <text:p>"name" attribute for composite:actionSource is not Required!</text:p>
          </table:table-cell>
          <table:table-cell table:style-name="ce11" office:value-type="date" office:date-value="2009-02-18">
            <text:p>2009-02-18</text:p>
          </table:table-cell>
          <table:table-cell table:formula="of:=ISOWEEKNUM([.D640];1)" office:value-type="float" office:value="7">
            <text:p>7</text:p>
          </table:table-cell>
          <table:table-cell table:formula="of:=YEAR([.D640])" office:value-type="float" office:value="2009">
            <text:p>2009</text:p>
          </table:table-cell>
          <table:table-cell table:formula="of:=CONCATENATE([.F640];[.E640])" office:value-type="string" office:string-value="20097">
            <text:p>2009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8">JAVASERVERFACES-988</text:a> </text:p>
          </table:table-cell>
          <table:table-cell table:style-name="ce7" office:value-type="string">
            <text:p>NullPointerException if composite:actionSource target attribute refers to an ID that doesn't exist</text:p>
          </table:table-cell>
          <table:table-cell table:style-name="ce11" office:value-type="date" office:date-value="2009-02-17">
            <text:p>2009-02-17</text:p>
          </table:table-cell>
          <table:table-cell table:formula="of:=ISOWEEKNUM([.D641];1)" office:value-type="float" office:value="7">
            <text:p>7</text:p>
          </table:table-cell>
          <table:table-cell table:formula="of:=YEAR([.D641])" office:value-type="float" office:value="2009">
            <text:p>2009</text:p>
          </table:table-cell>
          <table:table-cell table:formula="of:=CONCATENATE([.F641];[.E641])" office:value-type="string" office:string-value="20097">
            <text:p>2009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3">JAVASERVERFACES-983</text:a> </text:p>
          </table:table-cell>
          <table:table-cell table:style-name="ce7" office:value-type="string">
            <text:p>Setting flash.redirect does not cause a redirect</text:p>
          </table:table-cell>
          <table:table-cell table:style-name="ce11" office:value-type="date" office:date-value="2009-02-12">
            <text:p>2009-02-12</text:p>
          </table:table-cell>
          <table:table-cell table:formula="of:=ISOWEEKNUM([.D642];1)" office:value-type="float" office:value="6">
            <text:p>6</text:p>
          </table:table-cell>
          <table:table-cell table:formula="of:=YEAR([.D642])" office:value-type="float" office:value="2009">
            <text:p>2009</text:p>
          </table:table-cell>
          <table:table-cell table:formula="of:=CONCATENATE([.F642];[.E642])" office:value-type="string" office:string-value="20096">
            <text:p>2009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80">JAVASERVERFACES-980</text:a> </text:p>
          </table:table-cell>
          <table:table-cell table:style-name="ce7" office:value-type="string">
            <text:p>@PostConstruct methods not invoked on Tomcat 6.0.16 using JDK 5.</text:p>
          </table:table-cell>
          <table:table-cell table:style-name="ce11" office:value-type="date" office:date-value="2009-02-10">
            <text:p>2009-02-10</text:p>
          </table:table-cell>
          <table:table-cell table:formula="of:=ISOWEEKNUM([.D643];1)" office:value-type="float" office:value="6">
            <text:p>6</text:p>
          </table:table-cell>
          <table:table-cell table:formula="of:=YEAR([.D643])" office:value-type="float" office:value="2009">
            <text:p>2009</text:p>
          </table:table-cell>
          <table:table-cell table:formula="of:=CONCATENATE([.F643];[.E643])" office:value-type="string" office:string-value="20096">
            <text:p>2009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4">JAVASERVERFACES-954</text:a> </text:p>
          </table:table-cell>
          <table:table-cell table:style-name="ce7" office:value-type="string">
            <text:p>Resource changes are not picked up right away</text:p>
          </table:table-cell>
          <table:table-cell table:style-name="ce11" office:value-type="date" office:date-value="2009-02-02">
            <text:p>2009-02-02</text:p>
          </table:table-cell>
          <table:table-cell table:formula="of:=ISOWEEKNUM([.D644];1)" office:value-type="float" office:value="5">
            <text:p>5</text:p>
          </table:table-cell>
          <table:table-cell table:formula="of:=YEAR([.D644])" office:value-type="float" office:value="2009">
            <text:p>2009</text:p>
          </table:table-cell>
          <table:table-cell table:formula="of:=CONCATENATE([.F644];[.E644])" office:value-type="string" office:string-value="20095">
            <text:p>2009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55">JAVASERVERFACES-955</text:a> </text:p>
          </table:table-cell>
          <table:table-cell table:style-name="ce7" office:value-type="string">
            <text:p>Investigate/Fix Facelets Issue 29</text:p>
          </table:table-cell>
          <table:table-cell table:style-name="ce11" office:value-type="date" office:date-value="2009-02-02">
            <text:p>2009-02-02</text:p>
          </table:table-cell>
          <table:table-cell table:formula="of:=ISOWEEKNUM([.D645];1)" office:value-type="float" office:value="5">
            <text:p>5</text:p>
          </table:table-cell>
          <table:table-cell table:formula="of:=YEAR([.D645])" office:value-type="float" office:value="2009">
            <text:p>2009</text:p>
          </table:table-cell>
          <table:table-cell table:formula="of:=CONCATENATE([.F645];[.E645])" office:value-type="string" office:string-value="20095">
            <text:p>2009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9">JAVASERVERFACES-939</text:a> </text:p>
          </table:table-cell>
          <table:table-cell table:style-name="ce7" office:value-type="string">
            <text:p>CDATA in AJAX update needs to check for ]]&gt;</text:p>
          </table:table-cell>
          <table:table-cell table:style-name="ce11" office:value-type="date" office:date-value="2009-01-29">
            <text:p>2009-01-29</text:p>
          </table:table-cell>
          <table:table-cell table:formula="of:=ISOWEEKNUM([.D646];1)" office:value-type="float" office:value="4">
            <text:p>4</text:p>
          </table:table-cell>
          <table:table-cell table:formula="of:=YEAR([.D646])" office:value-type="float" office:value="2009">
            <text:p>2009</text:p>
          </table:table-cell>
          <table:table-cell table:formula="of:=CONCATENATE([.F646];[.E646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1">JAVASERVERFACES-911</text:a> </text:p>
          </table:table-cell>
          <table:table-cell table:style-name="ce7" office:value-type="string">
            <text:p>NPE in ResourceImpl deserialization from session after server restart</text:p>
          </table:table-cell>
          <table:table-cell table:style-name="ce11" office:value-type="date" office:date-value="2009-01-28">
            <text:p>2009-01-28</text:p>
          </table:table-cell>
          <table:table-cell table:formula="of:=ISOWEEKNUM([.D647];1)" office:value-type="float" office:value="4">
            <text:p>4</text:p>
          </table:table-cell>
          <table:table-cell table:formula="of:=YEAR([.D647])" office:value-type="float" office:value="2009">
            <text:p>2009</text:p>
          </table:table-cell>
          <table:table-cell table:formula="of:=CONCATENATE([.F647];[.E647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4">JAVASERVERFACES-944</text:a> </text:p>
          </table:table-cell>
          <table:table-cell table:style-name="ce7" office:value-type="string">
            <text:p>ClassCastException with new h:selectItems functionality</text:p>
          </table:table-cell>
          <table:table-cell table:style-name="ce11" office:value-type="date" office:date-value="2009-01-28">
            <text:p>2009-01-28</text:p>
          </table:table-cell>
          <table:table-cell table:formula="of:=ISOWEEKNUM([.D648];1)" office:value-type="float" office:value="4">
            <text:p>4</text:p>
          </table:table-cell>
          <table:table-cell table:formula="of:=YEAR([.D648])" office:value-type="float" office:value="2009">
            <text:p>2009</text:p>
          </table:table-cell>
          <table:table-cell table:formula="of:=CONCATENATE([.F648];[.E648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8">JAVASERVERFACES-948</text:a> </text:p>
          </table:table-cell>
          <table:table-cell table:style-name="ce7" office:value-type="string">
            <text:p>Non-serializable session/view attribute value warning throws NPE when a null value is passed</text:p>
          </table:table-cell>
          <table:table-cell table:style-name="ce11" office:value-type="date" office:date-value="2009-01-27">
            <text:p>2009-01-27</text:p>
          </table:table-cell>
          <table:table-cell table:formula="of:=ISOWEEKNUM([.D649];1)" office:value-type="float" office:value="4">
            <text:p>4</text:p>
          </table:table-cell>
          <table:table-cell table:formula="of:=YEAR([.D649])" office:value-type="float" office:value="2009">
            <text:p>2009</text:p>
          </table:table-cell>
          <table:table-cell table:formula="of:=CONCATENATE([.F649];[.E649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0">JAVASERVERFACES-940</text:a> </text:p>
          </table:table-cell>
          <table:table-cell table:style-name="ce7" office:value-type="string">
            <text:p>conditional insert of attributes</text:p>
          </table:table-cell>
          <table:table-cell table:style-name="ce11" office:value-type="date" office:date-value="2009-01-26">
            <text:p>2009-01-26</text:p>
          </table:table-cell>
          <table:table-cell table:formula="of:=ISOWEEKNUM([.D650];1)" office:value-type="float" office:value="4">
            <text:p>4</text:p>
          </table:table-cell>
          <table:table-cell table:formula="of:=YEAR([.D650])" office:value-type="float" office:value="2009">
            <text:p>2009</text:p>
          </table:table-cell>
          <table:table-cell table:formula="of:=CONCATENATE([.F650];[.E650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9">JAVASERVERFACES-929</text:a> </text:p>
          </table:table-cell>
          <table:table-cell table:style-name="ce7" office:value-type="string">
            <text:p>ApplicationPreDestroyEvent is not triggered</text:p>
          </table:table-cell>
          <table:table-cell table:style-name="ce11" office:value-type="date" office:date-value="2009-01-26">
            <text:p>2009-01-26</text:p>
          </table:table-cell>
          <table:table-cell table:formula="of:=ISOWEEKNUM([.D651];1)" office:value-type="float" office:value="4">
            <text:p>4</text:p>
          </table:table-cell>
          <table:table-cell table:formula="of:=YEAR([.D651])" office:value-type="float" office:value="2009">
            <text:p>2009</text:p>
          </table:table-cell>
          <table:table-cell table:formula="of:=CONCATENATE([.F651];[.E651])" office:value-type="string" office:string-value="20094">
            <text:p>2009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4">JAVASERVERFACES-934</text:a> </text:p>
          </table:table-cell>
          <table:table-cell table:style-name="ce7" office:value-type="string">
            <text:p>Can't get values from nested UIData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652];1)" office:value-type="float" office:value="3">
            <text:p>3</text:p>
          </table:table-cell>
          <table:table-cell table:formula="of:=YEAR([.D652])" office:value-type="float" office:value="2009">
            <text:p>2009</text:p>
          </table:table-cell>
          <table:table-cell table:formula="of:=CONCATENATE([.F652];[.E652])" office:value-type="string" office:string-value="20093">
            <text:p>2009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43">JAVASERVERFACES-943</text:a> </text:p>
          </table:table-cell>
          <table:table-cell table:style-name="ce7" office:value-type="string">
            <text:p>GF admin console fails with NPE</text:p>
          </table:table-cell>
          <table:table-cell table:style-name="ce11" office:value-type="date" office:date-value="2009-01-23">
            <text:p>2009-01-23</text:p>
          </table:table-cell>
          <table:table-cell table:formula="of:=ISOWEEKNUM([.D653];1)" office:value-type="float" office:value="3">
            <text:p>3</text:p>
          </table:table-cell>
          <table:table-cell table:formula="of:=YEAR([.D653])" office:value-type="float" office:value="2009">
            <text:p>2009</text:p>
          </table:table-cell>
          <table:table-cell table:formula="of:=CONCATENATE([.F653];[.E653])" office:value-type="string" office:string-value="20093">
            <text:p>2009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7">JAVASERVERFACES-907</text:a> </text:p>
          </table:table-cell>
          <table:table-cell table:style-name="ce7" office:value-type="string">
            <text:p>commandLink fails after browser Back Button</text:p>
          </table:table-cell>
          <table:table-cell table:style-name="ce11" office:value-type="date" office:date-value="2009-01-21">
            <text:p>2009-01-21</text:p>
          </table:table-cell>
          <table:table-cell table:formula="of:=ISOWEEKNUM([.D654];1)" office:value-type="float" office:value="3">
            <text:p>3</text:p>
          </table:table-cell>
          <table:table-cell table:formula="of:=YEAR([.D654])" office:value-type="float" office:value="2009">
            <text:p>2009</text:p>
          </table:table-cell>
          <table:table-cell table:formula="of:=CONCATENATE([.F654];[.E654])" office:value-type="string" office:string-value="20093">
            <text:p>2009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8">JAVASERVERFACES-938</text:a> </text:p>
          </table:table-cell>
          <table:table-cell table:style-name="ce7" office:value-type="string">
            <text:p>JSTL fn:split tag failure</text:p>
          </table:table-cell>
          <table:table-cell table:style-name="ce11" office:value-type="date" office:date-value="2009-01-21">
            <text:p>2009-01-21</text:p>
          </table:table-cell>
          <table:table-cell table:formula="of:=ISOWEEKNUM([.D655];1)" office:value-type="float" office:value="3">
            <text:p>3</text:p>
          </table:table-cell>
          <table:table-cell table:formula="of:=YEAR([.D655])" office:value-type="float" office:value="2009">
            <text:p>2009</text:p>
          </table:table-cell>
          <table:table-cell table:formula="of:=CONCATENATE([.F655];[.E655])" office:value-type="string" office:string-value="20093">
            <text:p>2009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31">JAVASERVERFACES-931</text:a> </text:p>
          </table:table-cell>
          <table:table-cell table:style-name="ce7" office:value-type="string">
            <text:p>Remove all references to sunjsf.js</text:p>
          </table:table-cell>
          <table:table-cell table:style-name="ce11" office:value-type="date" office:date-value="2009-01-15">
            <text:p>2009-01-15</text:p>
          </table:table-cell>
          <table:table-cell table:formula="of:=ISOWEEKNUM([.D656];1)" office:value-type="float" office:value="2">
            <text:p>2</text:p>
          </table:table-cell>
          <table:table-cell table:formula="of:=YEAR([.D656])" office:value-type="float" office:value="2009">
            <text:p>2009</text:p>
          </table:table-cell>
          <table:table-cell table:formula="of:=CONCATENATE([.F656];[.E656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23">JAVASERVERFACES-923</text:a> </text:p>
          </table:table-cell>
          <table:table-cell table:style-name="ce7" office:value-type="string">
            <text:p>Remove FaceletsArtifactFactory from API/Impl</text:p>
          </table:table-cell>
          <table:table-cell table:style-name="ce11" office:value-type="date" office:date-value="2009-01-15">
            <text:p>2009-01-15</text:p>
          </table:table-cell>
          <table:table-cell table:formula="of:=ISOWEEKNUM([.D657];1)" office:value-type="float" office:value="2">
            <text:p>2</text:p>
          </table:table-cell>
          <table:table-cell table:formula="of:=YEAR([.D657])" office:value-type="float" office:value="2009">
            <text:p>2009</text:p>
          </table:table-cell>
          <table:table-cell table:formula="of:=CONCATENATE([.F657];[.E657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3">JAVASERVERFACES-873</text:a> </text:p>
          </table:table-cell>
          <table:table-cell table:style-name="ce7" office:value-type="string">
            <text:p>Need automated test to exercise these markup files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658];1)" office:value-type="float" office:value="2">
            <text:p>2</text:p>
          </table:table-cell>
          <table:table-cell table:formula="of:=YEAR([.D658])" office:value-type="float" office:value="2009">
            <text:p>2009</text:p>
          </table:table-cell>
          <table:table-cell table:formula="of:=CONCATENATE([.F658];[.E658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2">JAVASERVERFACES-862</text:a> </text:p>
          </table:table-cell>
          <table:table-cell table:style-name="ce7" office:value-type="string">
            <text:p>commandButton is listed as having onchange passthrough false</text:p>
          </table:table-cell>
          <table:table-cell table:style-name="ce11" office:value-type="date" office:date-value="2009-01-14">
            <text:p>2009-01-14</text:p>
          </table:table-cell>
          <table:table-cell table:formula="of:=ISOWEEKNUM([.D659];1)" office:value-type="float" office:value="2">
            <text:p>2</text:p>
          </table:table-cell>
          <table:table-cell table:formula="of:=YEAR([.D659])" office:value-type="float" office:value="2009">
            <text:p>2009</text:p>
          </table:table-cell>
          <table:table-cell table:formula="of:=CONCATENATE([.F659];[.E659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5">JAVASERVERFACES-785</text:a> </text:p>
          </table:table-cell>
          <table:table-cell table:style-name="ce7" office:value-type="string">
            <text:p>ProjectStatePhaseListener requires h:body tag to be present in order to work</text:p>
          </table:table-cell>
          <table:table-cell table:style-name="ce11" office:value-type="date" office:date-value="2009-01-13">
            <text:p>2009-01-13</text:p>
          </table:table-cell>
          <table:table-cell table:formula="of:=ISOWEEKNUM([.D660];1)" office:value-type="float" office:value="2">
            <text:p>2</text:p>
          </table:table-cell>
          <table:table-cell table:formula="of:=YEAR([.D660])" office:value-type="float" office:value="2009">
            <text:p>2009</text:p>
          </table:table-cell>
          <table:table-cell table:formula="of:=CONCATENATE([.F660];[.E660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7">JAVASERVERFACES-917</text:a> </text:p>
          </table:table-cell>
          <table:table-cell table:style-name="ce7" office:value-type="string">
            <text:p>Facelets setPropertyActionListener implementation doesn't work as expected</text:p>
          </table:table-cell>
          <table:table-cell table:style-name="ce11" office:value-type="date" office:date-value="2009-01-12">
            <text:p>2009-01-12</text:p>
          </table:table-cell>
          <table:table-cell table:formula="of:=ISOWEEKNUM([.D661];1)" office:value-type="float" office:value="2">
            <text:p>2</text:p>
          </table:table-cell>
          <table:table-cell table:formula="of:=YEAR([.D661])" office:value-type="float" office:value="2009">
            <text:p>2009</text:p>
          </table:table-cell>
          <table:table-cell table:formula="of:=CONCATENATE([.F661];[.E661])" office:value-type="string" office:string-value="20092">
            <text:p>2009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2">JAVASERVERFACES-912</text:a> </text:p>
          </table:table-cell>
          <table:table-cell table:style-name="ce7" office:value-type="string">
            <text:p>Intermittant hang of Tomcat after using JSF 2.0</text:p>
          </table:table-cell>
          <table:table-cell table:style-name="ce11" office:value-type="date" office:date-value="2009-01-09">
            <text:p>2009-01-09</text:p>
          </table:table-cell>
          <table:table-cell table:formula="of:=ISOWEEKNUM([.D662];1)" office:value-type="float" office:value="1">
            <text:p>1</text:p>
          </table:table-cell>
          <table:table-cell table:formula="of:=YEAR([.D662])" office:value-type="float" office:value="2009">
            <text:p>2009</text:p>
          </table:table-cell>
          <table:table-cell table:formula="of:=CONCATENATE([.F662];[.E662])" office:value-type="string" office:string-value="20091">
            <text:p>2009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10">JAVASERVERFACES-910</text:a> </text:p>
          </table:table-cell>
          <table:table-cell table:style-name="ce7" office:value-type="string">
            <text:p>NPE in ScopedAttributeELResolver</text:p>
          </table:table-cell>
          <table:table-cell table:style-name="ce11" office:value-type="date" office:date-value="2009-01-06">
            <text:p>2009-01-06</text:p>
          </table:table-cell>
          <table:table-cell table:formula="of:=ISOWEEKNUM([.D663];1)" office:value-type="float" office:value="1">
            <text:p>1</text:p>
          </table:table-cell>
          <table:table-cell table:formula="of:=YEAR([.D663])" office:value-type="float" office:value="2009">
            <text:p>2009</text:p>
          </table:table-cell>
          <table:table-cell table:formula="of:=CONCATENATE([.F663];[.E663])" office:value-type="string" office:string-value="20091">
            <text:p>2009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0">JAVASERVERFACES-860</text:a> </text:p>
          </table:table-cell>
          <table:table-cell table:style-name="ce7" office:value-type="string">
            <text:p>Changes to @FacesRenderKit and @FacesRenderer annotation processing</text:p>
          </table:table-cell>
          <table:table-cell table:style-name="ce11" office:value-type="date" office:date-value="2009-01-06">
            <text:p>2009-01-06</text:p>
          </table:table-cell>
          <table:table-cell table:formula="of:=ISOWEEKNUM([.D664];1)" office:value-type="float" office:value="1">
            <text:p>1</text:p>
          </table:table-cell>
          <table:table-cell table:formula="of:=YEAR([.D664])" office:value-type="float" office:value="2009">
            <text:p>2009</text:p>
          </table:table-cell>
          <table:table-cell table:formula="of:=CONCATENATE([.F664];[.E664])" office:value-type="string" office:string-value="20091">
            <text:p>2009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3">JAVASERVERFACES-903</text:a> </text:p>
          </table:table-cell>
          <table:table-cell table:style-name="ce7" office:value-type="string">
            <text:p>2.0 PR not working with RichFaces/Ajax4jsf</text:p>
          </table:table-cell>
          <table:table-cell table:style-name="ce11" office:value-type="date" office:date-value="2009-01-06">
            <text:p>2009-01-06</text:p>
          </table:table-cell>
          <table:table-cell table:formula="of:=ISOWEEKNUM([.D665];1)" office:value-type="float" office:value="1">
            <text:p>1</text:p>
          </table:table-cell>
          <table:table-cell table:formula="of:=YEAR([.D665])" office:value-type="float" office:value="2009">
            <text:p>2009</text:p>
          </table:table-cell>
          <table:table-cell table:formula="of:=CONCATENATE([.F665];[.E665])" office:value-type="string" office:string-value="20091">
            <text:p>2009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2">JAVASERVERFACES-902</text:a> </text:p>
          </table:table-cell>
          <table:table-cell table:style-name="ce7" office:value-type="string">
            <text:p>datatable: rowClasses broken</text:p>
          </table:table-cell>
          <table:table-cell table:style-name="ce11" office:value-type="date" office:date-value="2009-01-05">
            <text:p>2009-01-05</text:p>
          </table:table-cell>
          <table:table-cell table:formula="of:=ISOWEEKNUM([.D666];1)" office:value-type="float" office:value="1">
            <text:p>1</text:p>
          </table:table-cell>
          <table:table-cell table:formula="of:=YEAR([.D666])" office:value-type="float" office:value="2009">
            <text:p>2009</text:p>
          </table:table-cell>
          <table:table-cell table:formula="of:=CONCATENATE([.F666];[.E666])" office:value-type="string" office:string-value="20091">
            <text:p>2009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8">JAVASERVERFACES-898</text:a> </text:p>
          </table:table-cell>
          <table:table-cell table:style-name="ce7" office:value-type="string">
            <text:p>Bug in Classpath.getAlternativeJarFile on WebSphere</text:p>
          </table:table-cell>
          <table:table-cell table:style-name="ce11" office:value-type="date" office:date-value="2008-12-27">
            <text:p>2008-12-27</text:p>
          </table:table-cell>
          <table:table-cell table:formula="of:=ISOWEEKNUM([.D667];1)" office:value-type="float" office:value="52">
            <text:p>52</text:p>
          </table:table-cell>
          <table:table-cell table:formula="of:=YEAR([.D667])" office:value-type="float" office:value="2008">
            <text:p>2008</text:p>
          </table:table-cell>
          <table:table-cell table:formula="of:=CONCATENATE([.F667];[.E667])" office:value-type="string" office:string-value="200852">
            <text:p>20085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7">JAVASERVERFACES-897</text:a> </text:p>
          </table:table-cell>
          <table:table-cell table:style-name="ce7" office:value-type="string">
            <text:p>Deployment failure seemingly caused by enableGroovyScripting true</text:p>
          </table:table-cell>
          <table:table-cell table:style-name="ce11" office:value-type="date" office:date-value="2008-12-23">
            <text:p>2008-12-23</text:p>
          </table:table-cell>
          <table:table-cell table:formula="of:=ISOWEEKNUM([.D668];1)" office:value-type="float" office:value="52">
            <text:p>52</text:p>
          </table:table-cell>
          <table:table-cell table:formula="of:=YEAR([.D668])" office:value-type="float" office:value="2008">
            <text:p>2008</text:p>
          </table:table-cell>
          <table:table-cell table:formula="of:=CONCATENATE([.F668];[.E668])" office:value-type="string" office:string-value="200852">
            <text:p>20085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901">JAVASERVERFACES-901</text:a> </text:p>
          </table:table-cell>
          <table:table-cell table:style-name="ce7" office:value-type="string">
            <text:p>ui:debug doesn't work</text:p>
          </table:table-cell>
          <table:table-cell table:style-name="ce11" office:value-type="date" office:date-value="2008-12-22">
            <text:p>2008-12-22</text:p>
          </table:table-cell>
          <table:table-cell table:formula="of:=ISOWEEKNUM([.D669];1)" office:value-type="float" office:value="52">
            <text:p>52</text:p>
          </table:table-cell>
          <table:table-cell table:formula="of:=YEAR([.D669])" office:value-type="float" office:value="2008">
            <text:p>2008</text:p>
          </table:table-cell>
          <table:table-cell table:formula="of:=CONCATENATE([.F669];[.E669])" office:value-type="string" office:string-value="200852">
            <text:p>20085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6">JAVASERVERFACES-896</text:a> </text:p>
          </table:table-cell>
          <table:table-cell table:style-name="ce7" office:value-type="string">
            <text:p>Cannot use ajax tag in comp component</text:p>
          </table:table-cell>
          <table:table-cell table:style-name="ce11" office:value-type="date" office:date-value="2008-12-18">
            <text:p>2008-12-18</text:p>
          </table:table-cell>
          <table:table-cell table:formula="of:=ISOWEEKNUM([.D670];1)" office:value-type="float" office:value="51">
            <text:p>51</text:p>
          </table:table-cell>
          <table:table-cell table:formula="of:=YEAR([.D670])" office:value-type="float" office:value="2008">
            <text:p>2008</text:p>
          </table:table-cell>
          <table:table-cell table:formula="of:=CONCATENATE([.F670];[.E670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7">JAVASERVERFACES-607</text:a> </text:p>
          </table:table-cell>
          <table:table-cell table:style-name="ce7" office:value-type="string">
            <text:p>IDs are not stable if set of JSP includes changes</text:p>
          </table:table-cell>
          <table:table-cell table:style-name="ce11" office:value-type="date" office:date-value="2008-12-18">
            <text:p>2008-12-18</text:p>
          </table:table-cell>
          <table:table-cell table:formula="of:=ISOWEEKNUM([.D671];1)" office:value-type="float" office:value="51">
            <text:p>51</text:p>
          </table:table-cell>
          <table:table-cell table:formula="of:=YEAR([.D671])" office:value-type="float" office:value="2008">
            <text:p>2008</text:p>
          </table:table-cell>
          <table:table-cell table:formula="of:=CONCATENATE([.F671];[.E671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9">JAVASERVERFACES-479</text:a> </text:p>
          </table:table-cell>
          <table:table-cell table:style-name="ce7" office:value-type="string">
            <text:p>Dealing with AbortProcessingException doesn't compy with specs</text:p>
          </table:table-cell>
          <table:table-cell table:style-name="ce11" office:value-type="date" office:date-value="2008-12-17">
            <text:p>2008-12-17</text:p>
          </table:table-cell>
          <table:table-cell table:formula="of:=ISOWEEKNUM([.D672];1)" office:value-type="float" office:value="51">
            <text:p>51</text:p>
          </table:table-cell>
          <table:table-cell table:formula="of:=YEAR([.D672])" office:value-type="float" office:value="2008">
            <text:p>2008</text:p>
          </table:table-cell>
          <table:table-cell table:formula="of:=CONCATENATE([.F672];[.E672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5">JAVASERVERFACES-825</text:a> </text:p>
          </table:table-cell>
          <table:table-cell table:style-name="ce7" office:value-type="string">
            <text:p>Not found facelet returns wrong error.</text:p>
          </table:table-cell>
          <table:table-cell table:style-name="ce11" office:value-type="date" office:date-value="2008-12-17">
            <text:p>2008-12-17</text:p>
          </table:table-cell>
          <table:table-cell table:formula="of:=ISOWEEKNUM([.D673];1)" office:value-type="float" office:value="51">
            <text:p>51</text:p>
          </table:table-cell>
          <table:table-cell table:formula="of:=YEAR([.D673])" office:value-type="float" office:value="2008">
            <text:p>2008</text:p>
          </table:table-cell>
          <table:table-cell table:formula="of:=CONCATENATE([.F673];[.E673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90">JAVASERVERFACES-890</text:a> </text:p>
          </table:table-cell>
          <table:table-cell table:style-name="ce7" office:value-type="string">
            <text:p>ViewHandlerImpl always adding .jsf mapping to navigated viewId's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4];1)" office:value-type="float" office:value="51">
            <text:p>51</text:p>
          </table:table-cell>
          <table:table-cell table:formula="of:=YEAR([.D674])" office:value-type="float" office:value="2008">
            <text:p>2008</text:p>
          </table:table-cell>
          <table:table-cell table:formula="of:=CONCATENATE([.F674];[.E674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6">JAVASERVERFACES-866</text:a> </text:p>
          </table:table-cell>
          <table:table-cell table:style-name="ce7" office:value-type="string">
            <text:p>Ajax render of an included script causes a parser error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5];1)" office:value-type="float" office:value="51">
            <text:p>51</text:p>
          </table:table-cell>
          <table:table-cell table:formula="of:=YEAR([.D675])" office:value-type="float" office:value="2008">
            <text:p>2008</text:p>
          </table:table-cell>
          <table:table-cell table:formula="of:=CONCATENATE([.F675];[.E675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6">JAVASERVERFACES-836</text:a> </text:p>
          </table:table-cell>
          <table:table-cell table:style-name="ce7" office:value-type="string">
            <text:p>Facelets does not handle "value" attribute on selectBooleanCheckbox correctly.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6];1)" office:value-type="float" office:value="51">
            <text:p>51</text:p>
          </table:table-cell>
          <table:table-cell table:formula="of:=YEAR([.D676])" office:value-type="float" office:value="2008">
            <text:p>2008</text:p>
          </table:table-cell>
          <table:table-cell table:formula="of:=CONCATENATE([.F676];[.E676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0">JAVASERVERFACES-850</text:a> </text:p>
          </table:table-cell>
          <table:table-cell table:style-name="ce7" office:value-type="string">
            <text:p>Intermittant class cast exception with Ajax code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7];1)" office:value-type="float" office:value="51">
            <text:p>51</text:p>
          </table:table-cell>
          <table:table-cell table:formula="of:=YEAR([.D677])" office:value-type="float" office:value="2008">
            <text:p>2008</text:p>
          </table:table-cell>
          <table:table-cell table:formula="of:=CONCATENATE([.F677];[.E677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3">JAVASERVERFACES-853</text:a> </text:p>
          </table:table-cell>
          <table:table-cell table:style-name="ce7" office:value-type="string">
            <text:p>all for in statements in javascript need to have filters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8];1)" office:value-type="float" office:value="51">
            <text:p>51</text:p>
          </table:table-cell>
          <table:table-cell table:formula="of:=YEAR([.D678])" office:value-type="float" office:value="2008">
            <text:p>2008</text:p>
          </table:table-cell>
          <table:table-cell table:formula="of:=CONCATENATE([.F678];[.E678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87">JAVASERVERFACES-887</text:a> </text:p>
          </table:table-cell>
          <table:table-cell table:style-name="ce7" office:value-type="string">
            <text:p>Seeing quite a few request character encoding messages from the container when running the basic ajax/ezcomp demos</text:p>
          </table:table-cell>
          <table:table-cell table:style-name="ce11" office:value-type="date" office:date-value="2008-12-16">
            <text:p>2008-12-16</text:p>
          </table:table-cell>
          <table:table-cell table:formula="of:=ISOWEEKNUM([.D679];1)" office:value-type="float" office:value="51">
            <text:p>51</text:p>
          </table:table-cell>
          <table:table-cell table:formula="of:=YEAR([.D679])" office:value-type="float" office:value="2008">
            <text:p>2008</text:p>
          </table:table-cell>
          <table:table-cell table:formula="of:=CONCATENATE([.F679];[.E679])" office:value-type="string" office:string-value="200851">
            <text:p>2008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5">JAVASERVERFACES-865</text:a> </text:p>
          </table:table-cell>
          <table:table-cell table:style-name="ce7" office:value-type="string">
            <text:p>setViewHandler change breaks filter compatibility</text:p>
          </table:table-cell>
          <table:table-cell table:style-name="ce11" office:value-type="date" office:date-value="2008-12-12">
            <text:p>2008-12-12</text:p>
          </table:table-cell>
          <table:table-cell table:formula="of:=ISOWEEKNUM([.D680];1)" office:value-type="float" office:value="50">
            <text:p>50</text:p>
          </table:table-cell>
          <table:table-cell table:formula="of:=YEAR([.D680])" office:value-type="float" office:value="2008">
            <text:p>2008</text:p>
          </table:table-cell>
          <table:table-cell table:formula="of:=CONCATENATE([.F680];[.E680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2">JAVASERVERFACES-822</text:a> </text:p>
          </table:table-cell>
          <table:table-cell table:style-name="ce7" office:value-type="string">
            <text:p>In development project stage, &lt;h:messages/&gt; still has a "add your own message handling" message</text:p>
          </table:table-cell>
          <table:table-cell table:style-name="ce11" office:value-type="date" office:date-value="2008-12-12">
            <text:p>2008-12-12</text:p>
          </table:table-cell>
          <table:table-cell table:formula="of:=ISOWEEKNUM([.D681];1)" office:value-type="float" office:value="50">
            <text:p>50</text:p>
          </table:table-cell>
          <table:table-cell table:formula="of:=YEAR([.D681])" office:value-type="float" office:value="2008">
            <text:p>2008</text:p>
          </table:table-cell>
          <table:table-cell table:formula="of:=CONCATENATE([.F681];[.E681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8">JAVASERVERFACES-868</text:a> </text:p>
          </table:table-cell>
          <table:table-cell table:style-name="ce7" office:value-type="string">
            <text:p>doc generation error: tag attr mismatch between renderkit doc and taglib doc</text:p>
          </table:table-cell>
          <table:table-cell table:style-name="ce11" office:value-type="date" office:date-value="2008-12-11">
            <text:p>2008-12-11</text:p>
          </table:table-cell>
          <table:table-cell table:formula="of:=ISOWEEKNUM([.D682];1)" office:value-type="float" office:value="50">
            <text:p>50</text:p>
          </table:table-cell>
          <table:table-cell table:formula="of:=YEAR([.D682])" office:value-type="float" office:value="2008">
            <text:p>2008</text:p>
          </table:table-cell>
          <table:table-cell table:formula="of:=CONCATENATE([.F682];[.E682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1">JAVASERVERFACES-871</text:a> </text:p>
          </table:table-cell>
          <table:table-cell table:style-name="ce7" office:value-type="string">
            <text:p>BaseTableRenderer$TableMetaInfo need to be Serializable</text:p>
          </table:table-cell>
          <table:table-cell table:style-name="ce11" office:value-type="date" office:date-value="2008-12-11">
            <text:p>2008-12-11</text:p>
          </table:table-cell>
          <table:table-cell table:formula="of:=ISOWEEKNUM([.D683];1)" office:value-type="float" office:value="50">
            <text:p>50</text:p>
          </table:table-cell>
          <table:table-cell table:formula="of:=YEAR([.D683])" office:value-type="float" office:value="2008">
            <text:p>2008</text:p>
          </table:table-cell>
          <table:table-cell table:formula="of:=CONCATENATE([.F683];[.E683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9">JAVASERVERFACES-869</text:a> </text:p>
          </table:table-cell>
          <table:table-cell table:style-name="ce7" office:value-type="string">
            <text:p>When deriving the @ManagedBean name from the FQCN, lower-case the first character</text:p>
          </table:table-cell>
          <table:table-cell table:style-name="ce11" office:value-type="date" office:date-value="2008-12-11">
            <text:p>2008-12-11</text:p>
          </table:table-cell>
          <table:table-cell table:formula="of:=ISOWEEKNUM([.D684];1)" office:value-type="float" office:value="50">
            <text:p>50</text:p>
          </table:table-cell>
          <table:table-cell table:formula="of:=YEAR([.D684])" office:value-type="float" office:value="2008">
            <text:p>2008</text:p>
          </table:table-cell>
          <table:table-cell table:formula="of:=CONCATENATE([.F684];[.E684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6">JAVASERVERFACES-876</text:a> </text:p>
          </table:table-cell>
          <table:table-cell table:style-name="ce7" office:value-type="string">
            <text:p>h:ouputLink doesn't escape ampersands in URL parameters</text:p>
          </table:table-cell>
          <table:table-cell table:style-name="ce11" office:value-type="date" office:date-value="2008-12-11">
            <text:p>2008-12-11</text:p>
          </table:table-cell>
          <table:table-cell table:formula="of:=ISOWEEKNUM([.D685];1)" office:value-type="float" office:value="50">
            <text:p>50</text:p>
          </table:table-cell>
          <table:table-cell table:formula="of:=YEAR([.D685])" office:value-type="float" office:value="2008">
            <text:p>2008</text:p>
          </table:table-cell>
          <table:table-cell table:formula="of:=CONCATENATE([.F685];[.E685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4">JAVASERVERFACES-864</text:a> </text:p>
          </table:table-cell>
          <table:table-cell table:style-name="ce7" office:value-type="string">
            <text:p>Parm tag with Ajax tag is ignored</text:p>
          </table:table-cell>
          <table:table-cell table:style-name="ce11" office:value-type="date" office:date-value="2008-12-10">
            <text:p>2008-12-10</text:p>
          </table:table-cell>
          <table:table-cell table:formula="of:=ISOWEEKNUM([.D686];1)" office:value-type="float" office:value="50">
            <text:p>50</text:p>
          </table:table-cell>
          <table:table-cell table:formula="of:=YEAR([.D686])" office:value-type="float" office:value="2008">
            <text:p>2008</text:p>
          </table:table-cell>
          <table:table-cell table:formula="of:=CONCATENATE([.F686];[.E686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1">JAVASERVERFACES-861</text:a> </text:p>
          </table:table-cell>
          <table:table-cell table:style-name="ce7" office:value-type="string">
            <text:p>Injected JavaScript has unreserved globals</text:p>
          </table:table-cell>
          <table:table-cell table:style-name="ce11" office:value-type="date" office:date-value="2008-12-10">
            <text:p>2008-12-10</text:p>
          </table:table-cell>
          <table:table-cell table:formula="of:=ISOWEEKNUM([.D687];1)" office:value-type="float" office:value="50">
            <text:p>50</text:p>
          </table:table-cell>
          <table:table-cell table:formula="of:=YEAR([.D687])" office:value-type="float" office:value="2008">
            <text:p>2008</text:p>
          </table:table-cell>
          <table:table-cell table:formula="of:=CONCATENATE([.F687];[.E687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63">JAVASERVERFACES-863</text:a> </text:p>
          </table:table-cell>
          <table:table-cell table:style-name="ce7" office:value-type="string">
            <text:p>User supplied Onclick broken by automatically wrapping in function</text:p>
          </table:table-cell>
          <table:table-cell table:style-name="ce11" office:value-type="date" office:date-value="2008-12-10">
            <text:p>2008-12-10</text:p>
          </table:table-cell>
          <table:table-cell table:formula="of:=ISOWEEKNUM([.D688];1)" office:value-type="float" office:value="50">
            <text:p>50</text:p>
          </table:table-cell>
          <table:table-cell table:formula="of:=YEAR([.D688])" office:value-type="float" office:value="2008">
            <text:p>2008</text:p>
          </table:table-cell>
          <table:table-cell table:formula="of:=CONCATENATE([.F688];[.E688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70">JAVASERVERFACES-870</text:a> </text:p>
          </table:table-cell>
          <table:table-cell table:style-name="ce7" office:value-type="string">
            <text:p>ApplicationImpl change for 722 doesn't allow "filter based approach" to register converters</text:p>
          </table:table-cell>
          <table:table-cell table:style-name="ce11" office:value-type="date" office:date-value="2008-12-08">
            <text:p>2008-12-08</text:p>
          </table:table-cell>
          <table:table-cell table:formula="of:=ISOWEEKNUM([.D689];1)" office:value-type="float" office:value="50">
            <text:p>50</text:p>
          </table:table-cell>
          <table:table-cell table:formula="of:=YEAR([.D689])" office:value-type="float" office:value="2008">
            <text:p>2008</text:p>
          </table:table-cell>
          <table:table-cell table:formula="of:=CONCATENATE([.F689];[.E689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8">JAVASERVERFACES-818</text:a> </text:p>
          </table:table-cell>
          <table:table-cell table:style-name="ce7" office:value-type="string">
            <text:p>initCause of Exceptions</text:p>
          </table:table-cell>
          <table:table-cell table:style-name="ce11" office:value-type="date" office:date-value="2008-12-08">
            <text:p>2008-12-08</text:p>
          </table:table-cell>
          <table:table-cell table:formula="of:=ISOWEEKNUM([.D690];1)" office:value-type="float" office:value="50">
            <text:p>50</text:p>
          </table:table-cell>
          <table:table-cell table:formula="of:=YEAR([.D690])" office:value-type="float" office:value="2008">
            <text:p>2008</text:p>
          </table:table-cell>
          <table:table-cell table:formula="of:=CONCATENATE([.F690];[.E690])" office:value-type="string" office:string-value="200850">
            <text:p>2008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6">JAVASERVERFACES-816</text:a> </text:p>
          </table:table-cell>
          <table:table-cell table:style-name="ce7" office:value-type="string">
            <text:p>DateTimeConverter.getAsObject swallows stacktrace information</text:p>
          </table:table-cell>
          <table:table-cell table:style-name="ce11" office:value-type="date" office:date-value="2008-12-03">
            <text:p>2008-12-03</text:p>
          </table:table-cell>
          <table:table-cell table:formula="of:=ISOWEEKNUM([.D691];1)" office:value-type="float" office:value="49">
            <text:p>49</text:p>
          </table:table-cell>
          <table:table-cell table:formula="of:=YEAR([.D691])" office:value-type="float" office:value="2008">
            <text:p>2008</text:p>
          </table:table-cell>
          <table:table-cell table:formula="of:=CONCATENATE([.F691];[.E691])" office:value-type="string" office:string-value="200849">
            <text:p>2008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5">JAVASERVERFACES-855</text:a> </text:p>
          </table:table-cell>
          <table:table-cell table:style-name="ce7" office:value-type="string">
            <text:p>App with groovy based composite component: works in v2, not in v3</text:p>
          </table:table-cell>
          <table:table-cell table:style-name="ce11" office:value-type="date" office:date-value="2008-11-25">
            <text:p>2008-11-25</text:p>
          </table:table-cell>
          <table:table-cell table:formula="of:=ISOWEEKNUM([.D692];1)" office:value-type="float" office:value="48">
            <text:p>48</text:p>
          </table:table-cell>
          <table:table-cell table:formula="of:=YEAR([.D692])" office:value-type="float" office:value="2008">
            <text:p>2008</text:p>
          </table:table-cell>
          <table:table-cell table:formula="of:=CONCATENATE([.F692];[.E692])" office:value-type="string" office:string-value="200848">
            <text:p>2008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4">JAVASERVERFACES-854</text:a> </text:p>
          </table:table-cell>
          <table:table-cell table:style-name="ce7" office:value-type="string">
            <text:p>Ajax calls don't work for prependid="false"</text:p>
          </table:table-cell>
          <table:table-cell table:style-name="ce11" office:value-type="date" office:date-value="2008-11-20">
            <text:p>2008-11-20</text:p>
          </table:table-cell>
          <table:table-cell table:formula="of:=ISOWEEKNUM([.D693];1)" office:value-type="float" office:value="47">
            <text:p>47</text:p>
          </table:table-cell>
          <table:table-cell table:formula="of:=YEAR([.D693])" office:value-type="float" office:value="2008">
            <text:p>2008</text:p>
          </table:table-cell>
          <table:table-cell table:formula="of:=CONCATENATE([.F693];[.E693])" office:value-type="string" office:string-value="200847">
            <text:p>2008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57">JAVASERVERFACES-857</text:a> </text:p>
          </table:table-cell>
          <table:table-cell table:style-name="ce7" office:value-type="string">
            <text:p>Checkboxes are never rendered false in Ajax</text:p>
          </table:table-cell>
          <table:table-cell table:style-name="ce11" office:value-type="date" office:date-value="2008-11-20">
            <text:p>2008-11-20</text:p>
          </table:table-cell>
          <table:table-cell table:formula="of:=ISOWEEKNUM([.D694];1)" office:value-type="float" office:value="47">
            <text:p>47</text:p>
          </table:table-cell>
          <table:table-cell table:formula="of:=YEAR([.D694])" office:value-type="float" office:value="2008">
            <text:p>2008</text:p>
          </table:table-cell>
          <table:table-cell table:formula="of:=CONCATENATE([.F694];[.E694])" office:value-type="string" office:string-value="200847">
            <text:p>2008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5">JAVASERVERFACES-845</text:a> </text:p>
          </table:table-cell>
          <table:table-cell table:style-name="ce7" office:value-type="string">
            <text:p>Missing tests for spec issue 49</text:p>
          </table:table-cell>
          <table:table-cell table:style-name="ce11" office:value-type="date" office:date-value="2008-11-19">
            <text:p>2008-11-19</text:p>
          </table:table-cell>
          <table:table-cell table:formula="of:=ISOWEEKNUM([.D695];1)" office:value-type="float" office:value="47">
            <text:p>47</text:p>
          </table:table-cell>
          <table:table-cell table:formula="of:=YEAR([.D695])" office:value-type="float" office:value="2008">
            <text:p>2008</text:p>
          </table:table-cell>
          <table:table-cell table:formula="of:=CONCATENATE([.F695];[.E695])" office:value-type="string" office:string-value="200847">
            <text:p>2008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49">JAVASERVERFACES-849</text:a> </text:p>
          </table:table-cell>
          <table:table-cell table:style-name="ce7" office:value-type="string">
            <text:p>Simple ajax tag fails</text:p>
          </table:table-cell>
          <table:table-cell table:style-name="ce11" office:value-type="date" office:date-value="2008-11-13">
            <text:p>2008-11-13</text:p>
          </table:table-cell>
          <table:table-cell table:formula="of:=ISOWEEKNUM([.D696];1)" office:value-type="float" office:value="46">
            <text:p>46</text:p>
          </table:table-cell>
          <table:table-cell table:formula="of:=YEAR([.D696])" office:value-type="float" office:value="2008">
            <text:p>2008</text:p>
          </table:table-cell>
          <table:table-cell table:formula="of:=CONCATENATE([.F696];[.E696])" office:value-type="string" office:string-value="200846">
            <text:p>2008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5">JAVASERVERFACES-835</text:a> </text:p>
          </table:table-cell>
          <table:table-cell table:style-name="ce7" office:value-type="string">
            <text:p>CompositeComponentBeanInfo not serializable</text:p>
          </table:table-cell>
          <table:table-cell table:style-name="ce11" office:value-type="date" office:date-value="2008-11-03">
            <text:p>2008-11-03</text:p>
          </table:table-cell>
          <table:table-cell table:formula="of:=ISOWEEKNUM([.D697];1)" office:value-type="float" office:value="45">
            <text:p>45</text:p>
          </table:table-cell>
          <table:table-cell table:formula="of:=YEAR([.D697])" office:value-type="float" office:value="2008">
            <text:p>2008</text:p>
          </table:table-cell>
          <table:table-cell table:formula="of:=CONCATENATE([.F697];[.E697])" office:value-type="string" office:string-value="200845">
            <text:p>2008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30">JAVASERVERFACES-830</text:a> </text:p>
          </table:table-cell>
          <table:table-cell table:style-name="ce7" office:value-type="string">
            <text:p>ResourceImpl isn't serializable</text:p>
          </table:table-cell>
          <table:table-cell table:style-name="ce11" office:value-type="date" office:date-value="2008-11-03">
            <text:p>2008-11-03</text:p>
          </table:table-cell>
          <table:table-cell table:formula="of:=ISOWEEKNUM([.D698];1)" office:value-type="float" office:value="45">
            <text:p>45</text:p>
          </table:table-cell>
          <table:table-cell table:formula="of:=YEAR([.D698])" office:value-type="float" office:value="2008">
            <text:p>2008</text:p>
          </table:table-cell>
          <table:table-cell table:formula="of:=CONCATENATE([.F698];[.E698])" office:value-type="string" office:string-value="200845">
            <text:p>2008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8">JAVASERVERFACES-828</text:a> </text:p>
          </table:table-cell>
          <table:table-cell table:style-name="ce7" office:value-type="string">
            <text:p>ui:composition template returns wrong error on not found</text:p>
          </table:table-cell>
          <table:table-cell table:style-name="ce11" office:value-type="date" office:date-value="2008-10-29">
            <text:p>2008-10-29</text:p>
          </table:table-cell>
          <table:table-cell table:formula="of:=ISOWEEKNUM([.D699];1)" office:value-type="float" office:value="44">
            <text:p>44</text:p>
          </table:table-cell>
          <table:table-cell table:formula="of:=YEAR([.D699])" office:value-type="float" office:value="2008">
            <text:p>2008</text:p>
          </table:table-cell>
          <table:table-cell table:formula="of:=CONCATENATE([.F699];[.E699])" office:value-type="string" office:string-value="200844">
            <text:p>2008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3">JAVASERVERFACES-823</text:a> </text:p>
          </table:table-cell>
          <table:table-cell table:style-name="ce7" office:value-type="string">
            <text:p>compositeComponent.attrs are read only in composite components</text:p>
          </table:table-cell>
          <table:table-cell table:style-name="ce11" office:value-type="date" office:date-value="2008-10-24">
            <text:p>2008-10-24</text:p>
          </table:table-cell>
          <table:table-cell table:formula="of:=ISOWEEKNUM([.D700];1)" office:value-type="float" office:value="43">
            <text:p>43</text:p>
          </table:table-cell>
          <table:table-cell table:formula="of:=YEAR([.D700])" office:value-type="float" office:value="2008">
            <text:p>2008</text:p>
          </table:table-cell>
          <table:table-cell table:formula="of:=CONCATENATE([.F700];[.E700])" office:value-type="string" office:string-value="200843">
            <text:p>2008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20">JAVASERVERFACES-820</text:a> </text:p>
          </table:table-cell>
          <table:table-cell table:style-name="ce7" office:value-type="string">
            <text:p>Malformed XML throws NPE to user.</text:p>
          </table:table-cell>
          <table:table-cell table:style-name="ce11" office:value-type="date" office:date-value="2008-10-23">
            <text:p>2008-10-23</text:p>
          </table:table-cell>
          <table:table-cell table:formula="of:=ISOWEEKNUM([.D701];1)" office:value-type="float" office:value="43">
            <text:p>43</text:p>
          </table:table-cell>
          <table:table-cell table:formula="of:=YEAR([.D701])" office:value-type="float" office:value="2008">
            <text:p>2008</text:p>
          </table:table-cell>
          <table:table-cell table:formula="of:=CONCATENATE([.F701];[.E701])" office:value-type="string" office:string-value="200843">
            <text:p>2008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14">JAVASERVERFACES-814</text:a> </text:p>
          </table:table-cell>
          <table:table-cell table:style-name="ce7" office:value-type="string">
            <text:p>UIComponent.listenersByEventClass not saved</text:p>
          </table:table-cell>
          <table:table-cell table:style-name="ce11" office:value-type="date" office:date-value="2008-10-17">
            <text:p>2008-10-17</text:p>
          </table:table-cell>
          <table:table-cell table:formula="of:=ISOWEEKNUM([.D702];1)" office:value-type="float" office:value="42">
            <text:p>42</text:p>
          </table:table-cell>
          <table:table-cell table:formula="of:=YEAR([.D702])" office:value-type="float" office:value="2008">
            <text:p>2008</text:p>
          </table:table-cell>
          <table:table-cell table:formula="of:=CONCATENATE([.F702];[.E702])" office:value-type="string" office:string-value="200842">
            <text:p>2008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9">JAVASERVERFACES-779</text:a> </text:p>
          </table:table-cell>
          <table:table-cell table:style-name="ce7" office:value-type="string">
            <text:p>BeanBuilder hides the cause of PostConstruct exception</text:p>
          </table:table-cell>
          <table:table-cell table:style-name="ce11" office:value-type="date" office:date-value="2008-09-30">
            <text:p>2008-09-30</text:p>
          </table:table-cell>
          <table:table-cell table:formula="of:=ISOWEEKNUM([.D703];1)" office:value-type="float" office:value="40">
            <text:p>40</text:p>
          </table:table-cell>
          <table:table-cell table:formula="of:=YEAR([.D703])" office:value-type="float" office:value="2008">
            <text:p>2008</text:p>
          </table:table-cell>
          <table:table-cell table:formula="of:=CONCATENATE([.F703];[.E703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1">JAVASERVERFACES-781</text:a> </text:p>
          </table:table-cell>
          <table:table-cell table:style-name="ce7" office:value-type="string">
            <text:p>faces config initialized twice for same file</text:p>
          </table:table-cell>
          <table:table-cell table:style-name="ce11" office:value-type="date" office:date-value="2008-09-30">
            <text:p>2008-09-30</text:p>
          </table:table-cell>
          <table:table-cell table:formula="of:=ISOWEEKNUM([.D704];1)" office:value-type="float" office:value="40">
            <text:p>40</text:p>
          </table:table-cell>
          <table:table-cell table:formula="of:=YEAR([.D704])" office:value-type="float" office:value="2008">
            <text:p>2008</text:p>
          </table:table-cell>
          <table:table-cell table:formula="of:=CONCATENATE([.F704];[.E704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7">JAVASERVERFACES-807</text:a> </text:p>
          </table:table-cell>
          <table:table-cell table:style-name="ce7" office:value-type="string">
            <text:p>java.lang.ArrayIndexOutOfBoundsException caoused by accept: text/;q=0.5, header</text:p>
          </table:table-cell>
          <table:table-cell table:style-name="ce11" office:value-type="date" office:date-value="2008-09-29">
            <text:p>2008-09-29</text:p>
          </table:table-cell>
          <table:table-cell table:formula="of:=ISOWEEKNUM([.D705];1)" office:value-type="float" office:value="40">
            <text:p>40</text:p>
          </table:table-cell>
          <table:table-cell table:formula="of:=YEAR([.D705])" office:value-type="float" office:value="2008">
            <text:p>2008</text:p>
          </table:table-cell>
          <table:table-cell table:formula="of:=CONCATENATE([.F705];[.E705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7">JAVASERVERFACES-797</text:a> </text:p>
          </table:table-cell>
          <table:table-cell table:style-name="ce7" office:value-type="string">
            <text:p>com.sun.faces.lifecycle.RestoreViewPhase does a 'premature RenderResponse'</text:p>
          </table:table-cell>
          <table:table-cell table:style-name="ce11" office:value-type="date" office:date-value="2008-09-28">
            <text:p>2008-09-28</text:p>
          </table:table-cell>
          <table:table-cell table:formula="of:=ISOWEEKNUM([.D706];1)" office:value-type="float" office:value="40">
            <text:p>40</text:p>
          </table:table-cell>
          <table:table-cell table:formula="of:=YEAR([.D706])" office:value-type="float" office:value="2008">
            <text:p>2008</text:p>
          </table:table-cell>
          <table:table-cell table:formula="of:=CONCATENATE([.F706];[.E706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5">JAVASERVERFACES-795</text:a> </text:p>
          </table:table-cell>
          <table:table-cell table:style-name="ce7" office:value-type="string">
            <text:p>com.sun.faces.renderkit.html_basic.MenuRenderer does not properly support Object primitives</text:p>
          </table:table-cell>
          <table:table-cell table:style-name="ce11" office:value-type="date" office:date-value="2008-09-28">
            <text:p>2008-09-28</text:p>
          </table:table-cell>
          <table:table-cell table:formula="of:=ISOWEEKNUM([.D707];1)" office:value-type="float" office:value="40">
            <text:p>40</text:p>
          </table:table-cell>
          <table:table-cell table:formula="of:=YEAR([.D707])" office:value-type="float" office:value="2008">
            <text:p>2008</text:p>
          </table:table-cell>
          <table:table-cell table:formula="of:=CONCATENATE([.F707];[.E707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2">JAVASERVERFACES-792</text:a> </text:p>
          </table:table-cell>
          <table:table-cell table:style-name="ce7" office:value-type="string">
            <text:p>com.sun.faces.renderkit.html_basic.BaseTableRenderer does not handle empty columnClasses</text:p>
          </table:table-cell>
          <table:table-cell table:style-name="ce11" office:value-type="date" office:date-value="2008-09-28">
            <text:p>2008-09-28</text:p>
          </table:table-cell>
          <table:table-cell table:formula="of:=ISOWEEKNUM([.D708];1)" office:value-type="float" office:value="40">
            <text:p>40</text:p>
          </table:table-cell>
          <table:table-cell table:formula="of:=YEAR([.D708])" office:value-type="float" office:value="2008">
            <text:p>2008</text:p>
          </table:table-cell>
          <table:table-cell table:formula="of:=CONCATENATE([.F708];[.E708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1">JAVASERVERFACES-791</text:a> </text:p>
          </table:table-cell>
          <table:table-cell table:style-name="ce7" office:value-type="string">
            <text:p>com.sun.faces.renderkit.html_basic.OutputLinkRenderer doesn't encode parameters</text:p>
          </table:table-cell>
          <table:table-cell table:style-name="ce11" office:value-type="date" office:date-value="2008-09-28">
            <text:p>2008-09-28</text:p>
          </table:table-cell>
          <table:table-cell table:formula="of:=ISOWEEKNUM([.D709];1)" office:value-type="float" office:value="40">
            <text:p>40</text:p>
          </table:table-cell>
          <table:table-cell table:formula="of:=YEAR([.D709])" office:value-type="float" office:value="2008">
            <text:p>2008</text:p>
          </table:table-cell>
          <table:table-cell table:formula="of:=CONCATENATE([.F709];[.E709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9">JAVASERVERFACES-789</text:a> </text:p>
          </table:table-cell>
          <table:table-cell table:style-name="ce7" office:value-type="string">
            <text:p>com.sun.faces.renderkit.ApplicationObjectInputStream cannot handle primitives</text:p>
          </table:table-cell>
          <table:table-cell table:style-name="ce11" office:value-type="date" office:date-value="2008-09-28">
            <text:p>2008-09-28</text:p>
          </table:table-cell>
          <table:table-cell table:formula="of:=ISOWEEKNUM([.D710];1)" office:value-type="float" office:value="40">
            <text:p>40</text:p>
          </table:table-cell>
          <table:table-cell table:formula="of:=YEAR([.D710])" office:value-type="float" office:value="2008">
            <text:p>2008</text:p>
          </table:table-cell>
          <table:table-cell table:formula="of:=CONCATENATE([.F710];[.E710])" office:value-type="string" office:string-value="200840">
            <text:p>2008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6">JAVASERVERFACES-806</text:a> </text:p>
          </table:table-cell>
          <table:table-cell table:style-name="ce7" office:value-type="string">
            <text:p>Use of Class.getPackage() impacts scalability</text:p>
          </table:table-cell>
          <table:table-cell table:style-name="ce11" office:value-type="date" office:date-value="2008-09-25">
            <text:p>2008-09-25</text:p>
          </table:table-cell>
          <table:table-cell table:formula="of:=ISOWEEKNUM([.D711];1)" office:value-type="float" office:value="39">
            <text:p>39</text:p>
          </table:table-cell>
          <table:table-cell table:formula="of:=YEAR([.D711])" office:value-type="float" office:value="2008">
            <text:p>2008</text:p>
          </table:table-cell>
          <table:table-cell table:formula="of:=CONCATENATE([.F711];[.E711])" office:value-type="string" office:string-value="200839">
            <text:p>2008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802">JAVASERVERFACES-802</text:a> </text:p>
          </table:table-cell>
          <table:table-cell table:style-name="ce7" office:value-type="string">
            <text:p>faces-config renderer-kits processed out of order</text:p>
          </table:table-cell>
          <table:table-cell table:style-name="ce11" office:value-type="date" office:date-value="2008-09-24">
            <text:p>2008-09-24</text:p>
          </table:table-cell>
          <table:table-cell table:formula="of:=ISOWEEKNUM([.D712];1)" office:value-type="float" office:value="39">
            <text:p>39</text:p>
          </table:table-cell>
          <table:table-cell table:formula="of:=YEAR([.D712])" office:value-type="float" office:value="2008">
            <text:p>2008</text:p>
          </table:table-cell>
          <table:table-cell table:formula="of:=CONCATENATE([.F712];[.E712])" office:value-type="string" office:string-value="200839">
            <text:p>2008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8">JAVASERVERFACES-798</text:a> </text:p>
          </table:table-cell>
          <table:table-cell table:style-name="ce7" office:value-type="string">
            <text:p>HtmlInputText.handleAttribute crashes on UIComponents of classes with null packages</text:p>
          </table:table-cell>
          <table:table-cell table:style-name="ce11" office:value-type="date" office:date-value="2008-09-17">
            <text:p>2008-09-17</text:p>
          </table:table-cell>
          <table:table-cell table:formula="of:=ISOWEEKNUM([.D713];1)" office:value-type="float" office:value="38">
            <text:p>38</text:p>
          </table:table-cell>
          <table:table-cell table:formula="of:=YEAR([.D713])" office:value-type="float" office:value="2008">
            <text:p>2008</text:p>
          </table:table-cell>
          <table:table-cell table:formula="of:=CONCATENATE([.F713];[.E713])" office:value-type="string" office:string-value="200838">
            <text:p>2008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0">JAVASERVERFACES-730</text:a> </text:p>
          </table:table-cell>
          <table:table-cell table:style-name="ce7" office:value-type="string">
            <text:p>RenderKitUtils.canBeOptimized crashes on UIComponents of classes with null packages</text:p>
          </table:table-cell>
          <table:table-cell table:style-name="ce11" office:value-type="date" office:date-value="2008-09-17">
            <text:p>2008-09-17</text:p>
          </table:table-cell>
          <table:table-cell table:formula="of:=ISOWEEKNUM([.D714];1)" office:value-type="float" office:value="38">
            <text:p>38</text:p>
          </table:table-cell>
          <table:table-cell table:formula="of:=YEAR([.D714])" office:value-type="float" office:value="2008">
            <text:p>2008</text:p>
          </table:table-cell>
          <table:table-cell table:formula="of:=CONCATENATE([.F714];[.E714])" office:value-type="string" office:string-value="200838">
            <text:p>2008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6">JAVASERVERFACES-786</text:a> </text:p>
          </table:table-cell>
          <table:table-cell table:style-name="ce7" office:value-type="string">
            <text:p>Add warning that messages are being displayed by ProjectStatePhaseListener because the user didn't take action on their own.</text:p>
          </table:table-cell>
          <table:table-cell table:style-name="ce11" office:value-type="date" office:date-value="2008-09-15">
            <text:p>2008-09-15</text:p>
          </table:table-cell>
          <table:table-cell table:formula="of:=ISOWEEKNUM([.D715];1)" office:value-type="float" office:value="38">
            <text:p>38</text:p>
          </table:table-cell>
          <table:table-cell table:formula="of:=YEAR([.D715])" office:value-type="float" office:value="2008">
            <text:p>2008</text:p>
          </table:table-cell>
          <table:table-cell table:formula="of:=CONCATENATE([.F715];[.E715])" office:value-type="string" office:string-value="200838">
            <text:p>2008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4">JAVASERVERFACES-784</text:a> </text:p>
          </table:table-cell>
          <table:table-cell table:style-name="ce7" office:value-type="string">
            <text:p>ProjectPhaseListener always adds message about view missing a UIForm.</text:p>
          </table:table-cell>
          <table:table-cell table:style-name="ce11" office:value-type="date" office:date-value="2008-09-15">
            <text:p>2008-09-15</text:p>
          </table:table-cell>
          <table:table-cell table:formula="of:=ISOWEEKNUM([.D716];1)" office:value-type="float" office:value="38">
            <text:p>38</text:p>
          </table:table-cell>
          <table:table-cell table:formula="of:=YEAR([.D716])" office:value-type="float" office:value="2008">
            <text:p>2008</text:p>
          </table:table-cell>
          <table:table-cell table:formula="of:=CONCATENATE([.F716];[.E716])" office:value-type="string" office:string-value="200838">
            <text:p>2008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3">JAVASERVERFACES-783</text:a> </text:p>
          </table:table-cell>
          <table:table-cell table:style-name="ce7" office:value-type="string">
            <text:p>ProjectStatePhaseListener adds messages component regardless of message components already in the view.</text:p>
          </table:table-cell>
          <table:table-cell table:style-name="ce11" office:value-type="date" office:date-value="2008-09-15">
            <text:p>2008-09-15</text:p>
          </table:table-cell>
          <table:table-cell table:formula="of:=ISOWEEKNUM([.D717];1)" office:value-type="float" office:value="38">
            <text:p>38</text:p>
          </table:table-cell>
          <table:table-cell table:formula="of:=YEAR([.D717])" office:value-type="float" office:value="2008">
            <text:p>2008</text:p>
          </table:table-cell>
          <table:table-cell table:formula="of:=CONCATENATE([.F717];[.E717])" office:value-type="string" office:string-value="200838">
            <text:p>2008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5">JAVASERVERFACES-775</text:a> </text:p>
          </table:table-cell>
          <table:table-cell table:style-name="ce7" office:value-type="string">
            <text:p>BindingValidator throws ConverterException instead of ValidatorException</text:p>
          </table:table-cell>
          <table:table-cell table:style-name="ce11" office:value-type="date" office:date-value="2008-09-11">
            <text:p>2008-09-11</text:p>
          </table:table-cell>
          <table:table-cell table:formula="of:=ISOWEEKNUM([.D718];1)" office:value-type="float" office:value="37">
            <text:p>37</text:p>
          </table:table-cell>
          <table:table-cell table:formula="of:=YEAR([.D718])" office:value-type="float" office:value="2008">
            <text:p>2008</text:p>
          </table:table-cell>
          <table:table-cell table:formula="of:=CONCATENATE([.F718];[.E718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4">JAVASERVERFACES-774</text:a> </text:p>
          </table:table-cell>
          <table:table-cell table:style-name="ce7" office:value-type="string">
            <text:p>&lt;f:datatable&gt; overrides the "var" value set by component binding</text:p>
          </table:table-cell>
          <table:table-cell table:style-name="ce11" office:value-type="date" office:date-value="2008-09-11">
            <text:p>2008-09-11</text:p>
          </table:table-cell>
          <table:table-cell table:formula="of:=ISOWEEKNUM([.D719];1)" office:value-type="float" office:value="37">
            <text:p>37</text:p>
          </table:table-cell>
          <table:table-cell table:formula="of:=YEAR([.D719])" office:value-type="float" office:value="2008">
            <text:p>2008</text:p>
          </table:table-cell>
          <table:table-cell table:formula="of:=CONCATENATE([.F719];[.E719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0">JAVASERVERFACES-770</text:a> </text:p>
          </table:table-cell>
          <table:table-cell table:style-name="ce7" office:value-type="string">
            <text:p>LifecycleImpl / RestoreViewPhase forced responseComplete() status for an existing view.</text:p>
          </table:table-cell>
          <table:table-cell table:style-name="ce11" office:value-type="date" office:date-value="2008-09-11">
            <text:p>2008-09-11</text:p>
          </table:table-cell>
          <table:table-cell table:formula="of:=ISOWEEKNUM([.D720];1)" office:value-type="float" office:value="37">
            <text:p>37</text:p>
          </table:table-cell>
          <table:table-cell table:formula="of:=YEAR([.D720])" office:value-type="float" office:value="2008">
            <text:p>2008</text:p>
          </table:table-cell>
          <table:table-cell table:formula="of:=CONCATENATE([.F720];[.E720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90">JAVASERVERFACES-790</text:a> </text:p>
          </table:table-cell>
          <table:table-cell table:style-name="ce7" office:value-type="string">
            <text:p>UIComponent.encodeAll Does Not Throw NPE for Null context</text:p>
          </table:table-cell>
          <table:table-cell table:style-name="ce11" office:value-type="date" office:date-value="2008-09-10">
            <text:p>2008-09-10</text:p>
          </table:table-cell>
          <table:table-cell table:formula="of:=ISOWEEKNUM([.D721];1)" office:value-type="float" office:value="37">
            <text:p>37</text:p>
          </table:table-cell>
          <table:table-cell table:formula="of:=YEAR([.D721])" office:value-type="float" office:value="2008">
            <text:p>2008</text:p>
          </table:table-cell>
          <table:table-cell table:formula="of:=CONCATENATE([.F721];[.E721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3">JAVASERVERFACES-773</text:a> </text:p>
          </table:table-cell>
          <table:table-cell table:style-name="ce7" office:value-type="string">
            <text:p>Default values of showDetail &amp; showSummary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722];1)" office:value-type="float" office:value="37">
            <text:p>37</text:p>
          </table:table-cell>
          <table:table-cell table:formula="of:=YEAR([.D722])" office:value-type="float" office:value="2008">
            <text:p>2008</text:p>
          </table:table-cell>
          <table:table-cell table:formula="of:=CONCATENATE([.F722];[.E722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71">JAVASERVERFACES-771</text:a> </text:p>
          </table:table-cell>
          <table:table-cell table:style-name="ce7" office:value-type="string">
            <text:p>~facelets.VIEW_STATE~ appearing in ajax-request demo after post-back</text:p>
          </table:table-cell>
          <table:table-cell table:style-name="ce11" office:value-type="date" office:date-value="2008-09-09">
            <text:p>2008-09-09</text:p>
          </table:table-cell>
          <table:table-cell table:formula="of:=ISOWEEKNUM([.D723];1)" office:value-type="float" office:value="37">
            <text:p>37</text:p>
          </table:table-cell>
          <table:table-cell table:formula="of:=YEAR([.D723])" office:value-type="float" office:value="2008">
            <text:p>2008</text:p>
          </table:table-cell>
          <table:table-cell table:formula="of:=CONCATENATE([.F723];[.E723])" office:value-type="string" office:string-value="200837">
            <text:p>2008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80">JAVASERVERFACES-780</text:a> </text:p>
          </table:table-cell>
          <table:table-cell table:style-name="ce7" office:value-type="string">
            <text:p>Implement the details for spec 439</text:p>
          </table:table-cell>
          <table:table-cell table:style-name="ce11" office:value-type="date" office:date-value="2008-08-29">
            <text:p>2008-08-29</text:p>
          </table:table-cell>
          <table:table-cell table:formula="of:=ISOWEEKNUM([.D724];1)" office:value-type="float" office:value="35">
            <text:p>35</text:p>
          </table:table-cell>
          <table:table-cell table:formula="of:=YEAR([.D724])" office:value-type="float" office:value="2008">
            <text:p>2008</text:p>
          </table:table-cell>
          <table:table-cell table:formula="of:=CONCATENATE([.F724];[.E724])" office:value-type="string" office:string-value="200835">
            <text:p>2008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4">JAVASERVERFACES-764</text:a> </text:p>
          </table:table-cell>
          <table:table-cell table:style-name="ce7" office:value-type="string">
            <text:p>Ensure ProjectStatePhaseListener is installed only when development mode is Development</text:p>
          </table:table-cell>
          <table:table-cell table:style-name="ce11" office:value-type="date" office:date-value="2008-08-11">
            <text:p>2008-08-11</text:p>
          </table:table-cell>
          <table:table-cell table:formula="of:=ISOWEEKNUM([.D725];1)" office:value-type="float" office:value="33">
            <text:p>33</text:p>
          </table:table-cell>
          <table:table-cell table:formula="of:=YEAR([.D725])" office:value-type="float" office:value="2008">
            <text:p>2008</text:p>
          </table:table-cell>
          <table:table-cell table:formula="of:=CONCATENATE([.F725];[.E725])" office:value-type="string" office:string-value="200833">
            <text:p>2008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2">JAVASERVERFACES-762</text:a> </text:p>
          </table:table-cell>
          <table:table-cell table:style-name="ce7" office:value-type="string">
            <text:p>Update Release Notes - Servlet 2.4 container not working</text:p>
          </table:table-cell>
          <table:table-cell table:style-name="ce11" office:value-type="date" office:date-value="2008-08-08">
            <text:p>2008-08-08</text:p>
          </table:table-cell>
          <table:table-cell table:formula="of:=ISOWEEKNUM([.D726];1)" office:value-type="float" office:value="32">
            <text:p>32</text:p>
          </table:table-cell>
          <table:table-cell table:formula="of:=YEAR([.D726])" office:value-type="float" office:value="2008">
            <text:p>2008</text:p>
          </table:table-cell>
          <table:table-cell table:formula="of:=CONCATENATE([.F726];[.E726])" office:value-type="string" office:string-value="200832">
            <text:p>2008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61">JAVASERVERFACES-761</text:a> </text:p>
          </table:table-cell>
          <table:table-cell table:style-name="ce7" office:value-type="string">
            <text:p>Mixed EL expression ending in literal fails to parse as a managed bean property value</text:p>
          </table:table-cell>
          <table:table-cell table:style-name="ce11" office:value-type="date" office:date-value="2008-08-04">
            <text:p>2008-08-04</text:p>
          </table:table-cell>
          <table:table-cell table:formula="of:=ISOWEEKNUM([.D727];1)" office:value-type="float" office:value="32">
            <text:p>32</text:p>
          </table:table-cell>
          <table:table-cell table:formula="of:=YEAR([.D727])" office:value-type="float" office:value="2008">
            <text:p>2008</text:p>
          </table:table-cell>
          <table:table-cell table:formula="of:=CONCATENATE([.F727];[.E727])" office:value-type="string" office:string-value="200832">
            <text:p>2008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3">JAVASERVERFACES-303</text:a> </text:p>
          </table:table-cell>
          <table:table-cell table:style-name="ce7" office:value-type="string">
            <text:p>encodeChildren no-ops if no RenderType</text:p>
          </table:table-cell>
          <table:table-cell table:style-name="ce11" office:value-type="date" office:date-value="2008-07-22">
            <text:p>2008-07-22</text:p>
          </table:table-cell>
          <table:table-cell table:formula="of:=ISOWEEKNUM([.D728];1)" office:value-type="float" office:value="30">
            <text:p>30</text:p>
          </table:table-cell>
          <table:table-cell table:formula="of:=YEAR([.D728])" office:value-type="float" office:value="2008">
            <text:p>2008</text:p>
          </table:table-cell>
          <table:table-cell table:formula="of:=CONCATENATE([.F728];[.E728])" office:value-type="string" office:string-value="200830">
            <text:p>2008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8">JAVASERVERFACES-748</text:a> </text:p>
          </table:table-cell>
          <table:table-cell table:style-name="ce7" office:value-type="string">
            <text:p>UIComponentBase throws a NPE</text:p>
          </table:table-cell>
          <table:table-cell table:style-name="ce11" office:value-type="date" office:date-value="2008-07-21">
            <text:p>2008-07-21</text:p>
          </table:table-cell>
          <table:table-cell table:formula="of:=ISOWEEKNUM([.D729];1)" office:value-type="float" office:value="30">
            <text:p>30</text:p>
          </table:table-cell>
          <table:table-cell table:formula="of:=YEAR([.D729])" office:value-type="float" office:value="2008">
            <text:p>2008</text:p>
          </table:table-cell>
          <table:table-cell table:formula="of:=CONCATENATE([.F729];[.E729])" office:value-type="string" office:string-value="200830">
            <text:p>2008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6">JAVASERVERFACES-696</text:a> </text:p>
          </table:table-cell>
          <table:table-cell table:style-name="ce7" office:value-type="string">
            <text:p>Locale variants not supported</text:p>
          </table:table-cell>
          <table:table-cell table:style-name="ce11" office:value-type="date" office:date-value="2008-07-18">
            <text:p>2008-07-18</text:p>
          </table:table-cell>
          <table:table-cell table:formula="of:=ISOWEEKNUM([.D730];1)" office:value-type="float" office:value="29">
            <text:p>29</text:p>
          </table:table-cell>
          <table:table-cell table:formula="of:=YEAR([.D730])" office:value-type="float" office:value="2008">
            <text:p>2008</text:p>
          </table:table-cell>
          <table:table-cell table:formula="of:=CONCATENATE([.F730];[.E730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4">JAVASERVERFACES-714</text:a> </text:p>
          </table:table-cell>
          <table:table-cell table:style-name="ce7" office:value-type="string">
            <text:p>duplicate Componentid exception</text:p>
          </table:table-cell>
          <table:table-cell table:style-name="ce11" office:value-type="date" office:date-value="2008-07-16">
            <text:p>2008-07-16</text:p>
          </table:table-cell>
          <table:table-cell table:formula="of:=ISOWEEKNUM([.D731];1)" office:value-type="float" office:value="29">
            <text:p>29</text:p>
          </table:table-cell>
          <table:table-cell table:formula="of:=YEAR([.D731])" office:value-type="float" office:value="2008">
            <text:p>2008</text:p>
          </table:table-cell>
          <table:table-cell table:formula="of:=CONCATENATE([.F731];[.E731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5">JAVASERVERFACES-755</text:a> </text:p>
          </table:table-cell>
          <table:table-cell table:style-name="ce7" office:value-type="string">
            <text:p>NumberConverter hack 4510618 fails</text:p>
          </table:table-cell>
          <table:table-cell table:style-name="ce11" office:value-type="date" office:date-value="2008-07-14">
            <text:p>2008-07-14</text:p>
          </table:table-cell>
          <table:table-cell table:formula="of:=ISOWEEKNUM([.D732];1)" office:value-type="float" office:value="29">
            <text:p>29</text:p>
          </table:table-cell>
          <table:table-cell table:formula="of:=YEAR([.D732])" office:value-type="float" office:value="2008">
            <text:p>2008</text:p>
          </table:table-cell>
          <table:table-cell table:formula="of:=CONCATENATE([.F732];[.E732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52">JAVASERVERFACES-752</text:a> </text:p>
          </table:table-cell>
          <table:table-cell table:style-name="ce7" office:value-type="string">
            <text:p>ValueChangeEvent incorrectly fired for UISelectBoolean instances</text:p>
          </table:table-cell>
          <table:table-cell table:style-name="ce11" office:value-type="date" office:date-value="2008-07-14">
            <text:p>2008-07-14</text:p>
          </table:table-cell>
          <table:table-cell table:formula="of:=ISOWEEKNUM([.D733];1)" office:value-type="float" office:value="29">
            <text:p>29</text:p>
          </table:table-cell>
          <table:table-cell table:formula="of:=YEAR([.D733])" office:value-type="float" office:value="2008">
            <text:p>2008</text:p>
          </table:table-cell>
          <table:table-cell table:formula="of:=CONCATENATE([.F733];[.E733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9">JAVASERVERFACES-749</text:a> </text:p>
          </table:table-cell>
          <table:table-cell table:style-name="ce7" office:value-type="string">
            <text:p>SelectItemGroup: escape and disabled properties are ignored</text:p>
          </table:table-cell>
          <table:table-cell table:style-name="ce11" office:value-type="date" office:date-value="2008-07-14">
            <text:p>2008-07-14</text:p>
          </table:table-cell>
          <table:table-cell table:formula="of:=ISOWEEKNUM([.D734];1)" office:value-type="float" office:value="29">
            <text:p>29</text:p>
          </table:table-cell>
          <table:table-cell table:formula="of:=YEAR([.D734])" office:value-type="float" office:value="2008">
            <text:p>2008</text:p>
          </table:table-cell>
          <table:table-cell table:formula="of:=CONCATENATE([.F734];[.E734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41">JAVASERVERFACES-741</text:a> </text:p>
          </table:table-cell>
          <table:table-cell table:style-name="ce7" office:value-type="string">
            <text:p>CommandLink children doesn't get fully recursively rendered</text:p>
          </table:table-cell>
          <table:table-cell table:style-name="ce11" office:value-type="date" office:date-value="2008-07-14">
            <text:p>2008-07-14</text:p>
          </table:table-cell>
          <table:table-cell table:formula="of:=ISOWEEKNUM([.D735];1)" office:value-type="float" office:value="29">
            <text:p>29</text:p>
          </table:table-cell>
          <table:table-cell table:formula="of:=YEAR([.D735])" office:value-type="float" office:value="2008">
            <text:p>2008</text:p>
          </table:table-cell>
          <table:table-cell table:formula="of:=CONCATENATE([.F735];[.E735])" office:value-type="string" office:string-value="200829">
            <text:p>2008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1">JAVASERVERFACES-341</text:a> </text:p>
          </table:table-cell>
          <table:table-cell table:style-name="ce7" office:value-type="string">
            <text:p>Accessibility Issues for Table Renderer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36];1)" office:value-type="float" office:value="28">
            <text:p>28</text:p>
          </table:table-cell>
          <table:table-cell table:formula="of:=YEAR([.D736])" office:value-type="float" office:value="2008">
            <text:p>2008</text:p>
          </table:table-cell>
          <table:table-cell table:formula="of:=CONCATENATE([.F736];[.E736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1">JAVASERVERFACES-691</text:a> </text:p>
          </table:table-cell>
          <table:table-cell table:style-name="ce7" office:value-type="string">
            <text:p>&lt;h:commandLink&gt; does not work in Safari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37];1)" office:value-type="float" office:value="28">
            <text:p>28</text:p>
          </table:table-cell>
          <table:table-cell table:formula="of:=YEAR([.D737])" office:value-type="float" office:value="2008">
            <text:p>2008</text:p>
          </table:table-cell>
          <table:table-cell table:formula="of:=CONCATENATE([.F737];[.E737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9">JAVASERVERFACES-679</text:a> </text:p>
          </table:table-cell>
          <table:table-cell table:style-name="ce7" office:value-type="string">
            <text:p>API SelectItemIterator doesn't support Collections - only Lists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38];1)" office:value-type="float" office:value="28">
            <text:p>28</text:p>
          </table:table-cell>
          <table:table-cell table:formula="of:=YEAR([.D738])" office:value-type="float" office:value="2008">
            <text:p>2008</text:p>
          </table:table-cell>
          <table:table-cell table:formula="of:=CONCATENATE([.F738];[.E738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4">JAVASERVERFACES-644</text:a> </text:p>
          </table:table-cell>
          <table:table-cell table:style-name="ce7" office:value-type="string">
            <text:p>RI doens't support MyFaces Orchestra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39];1)" office:value-type="float" office:value="28">
            <text:p>28</text:p>
          </table:table-cell>
          <table:table-cell table:formula="of:=YEAR([.D739])" office:value-type="float" office:value="2008">
            <text:p>2008</text:p>
          </table:table-cell>
          <table:table-cell table:formula="of:=CONCATENATE([.F739];[.E739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7">JAVASERVERFACES-627</text:a> </text:p>
          </table:table-cell>
          <table:table-cell table:style-name="ce7" office:value-type="string">
            <text:p>onclick attribute not working in 1.2_05-rc1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0];1)" office:value-type="float" office:value="28">
            <text:p>28</text:p>
          </table:table-cell>
          <table:table-cell table:formula="of:=YEAR([.D740])" office:value-type="float" office:value="2008">
            <text:p>2008</text:p>
          </table:table-cell>
          <table:table-cell table:formula="of:=CONCATENATE([.F740];[.E740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4">JAVASERVERFACES-584</text:a> </text:p>
          </table:table-cell>
          <table:table-cell table:style-name="ce7" office:value-type="string">
            <text:p>Cannot dispatch from one Faces page to another Faces page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1];1)" office:value-type="float" office:value="28">
            <text:p>28</text:p>
          </table:table-cell>
          <table:table-cell table:formula="of:=YEAR([.D741])" office:value-type="float" office:value="2008">
            <text:p>2008</text:p>
          </table:table-cell>
          <table:table-cell table:formula="of:=CONCATENATE([.F741];[.E741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8">JAVASERVERFACES-578</text:a> </text:p>
          </table:table-cell>
          <table:table-cell table:style-name="ce7" office:value-type="string">
            <text:p>Tree Creation and f:loadBundle: backwards incompatibility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2];1)" office:value-type="float" office:value="28">
            <text:p>28</text:p>
          </table:table-cell>
          <table:table-cell table:formula="of:=YEAR([.D742])" office:value-type="float" office:value="2008">
            <text:p>2008</text:p>
          </table:table-cell>
          <table:table-cell table:formula="of:=CONCATENATE([.F742];[.E742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5">JAVASERVERFACES-565</text:a> </text:p>
          </table:table-cell>
          <table:table-cell table:style-name="ce7" office:value-type="string">
            <text:p>Spec: Incorrect return values for ImplicitObjectELResolver.getType()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3];1)" office:value-type="float" office:value="28">
            <text:p>28</text:p>
          </table:table-cell>
          <table:table-cell table:formula="of:=YEAR([.D743])" office:value-type="float" office:value="2008">
            <text:p>2008</text:p>
          </table:table-cell>
          <table:table-cell table:formula="of:=CONCATENATE([.F743];[.E743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2">JAVASERVERFACES-562</text:a> </text:p>
          </table:table-cell>
          <table:table-cell table:style-name="ce7" office:value-type="string">
            <text:p>RequestHeaderMap.keySet().contains() is case-sensitive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4];1)" office:value-type="float" office:value="28">
            <text:p>28</text:p>
          </table:table-cell>
          <table:table-cell table:formula="of:=YEAR([.D744])" office:value-type="float" office:value="2008">
            <text:p>2008</text:p>
          </table:table-cell>
          <table:table-cell table:formula="of:=CONCATENATE([.F744];[.E744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9">JAVASERVERFACES-529</text:a> </text:p>
          </table:table-cell>
          <table:table-cell table:style-name="ce7" office:value-type="string">
            <text:p>BindingFacesMessage supports ValueBinding but MessagesFactory.getLabel does not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5];1)" office:value-type="float" office:value="28">
            <text:p>28</text:p>
          </table:table-cell>
          <table:table-cell table:formula="of:=YEAR([.D745])" office:value-type="float" office:value="2008">
            <text:p>2008</text:p>
          </table:table-cell>
          <table:table-cell table:formula="of:=CONCATENATE([.F745];[.E745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3">JAVASERVERFACES-503</text:a> </text:p>
          </table:table-cell>
          <table:table-cell table:style-name="ce7" office:value-type="string">
            <text:p>CommandButton 'type' attribute rendering is failing the TCK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6];1)" office:value-type="float" office:value="28">
            <text:p>28</text:p>
          </table:table-cell>
          <table:table-cell table:formula="of:=YEAR([.D746])" office:value-type="float" office:value="2008">
            <text:p>2008</text:p>
          </table:table-cell>
          <table:table-cell table:formula="of:=CONCATENATE([.F746];[.E746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7">JAVASERVERFACES-487</text:a> </text:p>
          </table:table-cell>
          <table:table-cell table:style-name="ce7" office:value-type="string">
            <text:p>MyFaces Tomahawk components do not work with JSF 1.2 impl from Sun.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7];1)" office:value-type="float" office:value="28">
            <text:p>28</text:p>
          </table:table-cell>
          <table:table-cell table:formula="of:=YEAR([.D747])" office:value-type="float" office:value="2008">
            <text:p>2008</text:p>
          </table:table-cell>
          <table:table-cell table:formula="of:=CONCATENATE([.F747];[.E747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6">JAVASERVERFACES-446</text:a> </text:p>
          </table:table-cell>
          <table:table-cell table:style-name="ce7" office:value-type="string">
            <text:p>Align ViewHandlerImpl with MR specification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8];1)" office:value-type="float" office:value="28">
            <text:p>28</text:p>
          </table:table-cell>
          <table:table-cell table:formula="of:=YEAR([.D748])" office:value-type="float" office:value="2008">
            <text:p>2008</text:p>
          </table:table-cell>
          <table:table-cell table:formula="of:=CONCATENATE([.F748];[.E748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1">JAVASERVERFACES-431</text:a> </text:p>
          </table:table-cell>
          <table:table-cell table:style-name="ce7" office:value-type="string">
            <text:p>Cross browser JS-issue for CommandLink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49];1)" office:value-type="float" office:value="28">
            <text:p>28</text:p>
          </table:table-cell>
          <table:table-cell table:formula="of:=YEAR([.D749])" office:value-type="float" office:value="2008">
            <text:p>2008</text:p>
          </table:table-cell>
          <table:table-cell table:formula="of:=CONCATENATE([.F749];[.E749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6">JAVASERVERFACES-426</text:a> </text:p>
          </table:table-cell>
          <table:table-cell table:style-name="ce7" office:value-type="string">
            <text:p>&lt;h:dataTable&gt; "columnClasses" attribute doesn't work per spec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0];1)" office:value-type="float" office:value="28">
            <text:p>28</text:p>
          </table:table-cell>
          <table:table-cell table:formula="of:=YEAR([.D750])" office:value-type="float" office:value="2008">
            <text:p>2008</text:p>
          </table:table-cell>
          <table:table-cell table:formula="of:=CONCATENATE([.F750];[.E750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3">JAVASERVERFACES-423</text:a> </text:p>
          </table:table-cell>
          <table:table-cell table:style-name="ce7" office:value-type="string">
            <text:p>*Style attributes on h:message are not rendered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1];1)" office:value-type="float" office:value="28">
            <text:p>28</text:p>
          </table:table-cell>
          <table:table-cell table:formula="of:=YEAR([.D751])" office:value-type="float" office:value="2008">
            <text:p>2008</text:p>
          </table:table-cell>
          <table:table-cell table:formula="of:=CONCATENATE([.F751];[.E751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9">JAVASERVERFACES-389</text:a> </text:p>
          </table:table-cell>
          <table:table-cell table:style-name="ce7" office:value-type="string">
            <text:p>RestoreViewPhase breaks backward compatibility and loses information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2];1)" office:value-type="float" office:value="28">
            <text:p>28</text:p>
          </table:table-cell>
          <table:table-cell table:formula="of:=YEAR([.D752])" office:value-type="float" office:value="2008">
            <text:p>2008</text:p>
          </table:table-cell>
          <table:table-cell table:formula="of:=CONCATENATE([.F752];[.E752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4">JAVASERVERFACES-384</text:a> </text:p>
          </table:table-cell>
          <table:table-cell table:style-name="ce7" office:value-type="string">
            <text:p>FacesContextImpl throws an NPE instead of returning null of no renderkit ID can be found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3];1)" office:value-type="float" office:value="28">
            <text:p>28</text:p>
          </table:table-cell>
          <table:table-cell table:formula="of:=YEAR([.D753])" office:value-type="float" office:value="2008">
            <text:p>2008</text:p>
          </table:table-cell>
          <table:table-cell table:formula="of:=CONCATENATE([.F753];[.E753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1">JAVASERVERFACES-301</text:a> </text:p>
          </table:table-cell>
          <table:table-cell table:style-name="ce7" office:value-type="string">
            <text:p>The value of the deferred-value attribute in h:column is incorrect.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4];1)" office:value-type="float" office:value="28">
            <text:p>28</text:p>
          </table:table-cell>
          <table:table-cell table:formula="of:=YEAR([.D754])" office:value-type="float" office:value="2008">
            <text:p>2008</text:p>
          </table:table-cell>
          <table:table-cell table:formula="of:=CONCATENATE([.F754];[.E754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4">JAVASERVERFACES-294</text:a> </text:p>
          </table:table-cell>
          <table:table-cell table:style-name="ce7" office:value-type="string">
            <text:p>If a private managed bean method is annotated with @PostConstruct or @PreDestroy, it is not called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5];1)" office:value-type="float" office:value="28">
            <text:p>28</text:p>
          </table:table-cell>
          <table:table-cell table:formula="of:=YEAR([.D755])" office:value-type="float" office:value="2008">
            <text:p>2008</text:p>
          </table:table-cell>
          <table:table-cell table:formula="of:=CONCATENATE([.F755];[.E755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7">JAVASERVERFACES-287</text:a> </text:p>
          </table:table-cell>
          <table:table-cell table:style-name="ce7" office:value-type="string">
            <text:p>Message(s)Renderer under certain circumstances will render two titles</text:p>
          </table:table-cell>
          <table:table-cell table:style-name="ce11" office:value-type="date" office:date-value="2008-07-11">
            <text:p>2008-07-11</text:p>
          </table:table-cell>
          <table:table-cell table:formula="of:=ISOWEEKNUM([.D756];1)" office:value-type="float" office:value="28">
            <text:p>28</text:p>
          </table:table-cell>
          <table:table-cell table:formula="of:=YEAR([.D756])" office:value-type="float" office:value="2008">
            <text:p>2008</text:p>
          </table:table-cell>
          <table:table-cell table:formula="of:=CONCATENATE([.F756];[.E756])" office:value-type="string" office:string-value="200828">
            <text:p>2008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8">JAVASERVERFACES-738</text:a> </text:p>
          </table:table-cell>
          <table:table-cell table:style-name="ce7" office:value-type="string">
            <text:p>API change in GF injection services results in a NoSuchMethodError when running 1.2/2.0 against a nightly of GF 2.1</text:p>
          </table:table-cell>
          <table:table-cell table:style-name="ce11" office:value-type="date" office:date-value="2008-05-28">
            <text:p>2008-05-28</text:p>
          </table:table-cell>
          <table:table-cell table:formula="of:=ISOWEEKNUM([.D757];1)" office:value-type="float" office:value="22">
            <text:p>22</text:p>
          </table:table-cell>
          <table:table-cell table:formula="of:=YEAR([.D757])" office:value-type="float" office:value="2008">
            <text:p>2008</text:p>
          </table:table-cell>
          <table:table-cell table:formula="of:=CONCATENATE([.F757];[.E757])" office:value-type="string" office:string-value="200822">
            <text:p>2008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5">JAVASERVERFACES-705</text:a> </text:p>
          </table:table-cell>
          <table:table-cell table:style-name="ce7" office:value-type="string">
            <text:p>Problems with HtmlResponseWriter</text:p>
          </table:table-cell>
          <table:table-cell table:style-name="ce11" office:value-type="date" office:date-value="2008-05-28">
            <text:p>2008-05-28</text:p>
          </table:table-cell>
          <table:table-cell table:formula="of:=ISOWEEKNUM([.D758];1)" office:value-type="float" office:value="22">
            <text:p>22</text:p>
          </table:table-cell>
          <table:table-cell table:formula="of:=YEAR([.D758])" office:value-type="float" office:value="2008">
            <text:p>2008</text:p>
          </table:table-cell>
          <table:table-cell table:formula="of:=CONCATENATE([.F758];[.E758])" office:value-type="string" office:string-value="200822">
            <text:p>2008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6">JAVASERVERFACES-736</text:a> </text:p>
          </table:table-cell>
          <table:table-cell table:style-name="ce7" office:value-type="string">
            <text:p>c.s.f.taglib.ValidateLongRangeTag uses Integer.valueOf() instead of Long.valueOf()</text:p>
          </table:table-cell>
          <table:table-cell table:style-name="ce11" office:value-type="date" office:date-value="2008-04-28">
            <text:p>2008-04-28</text:p>
          </table:table-cell>
          <table:table-cell table:formula="of:=ISOWEEKNUM([.D759];1)" office:value-type="float" office:value="18">
            <text:p>18</text:p>
          </table:table-cell>
          <table:table-cell table:formula="of:=YEAR([.D759])" office:value-type="float" office:value="2008">
            <text:p>2008</text:p>
          </table:table-cell>
          <table:table-cell table:formula="of:=CONCATENATE([.F759];[.E759])" office:value-type="string" office:string-value="200818">
            <text:p>2008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4">JAVASERVERFACES-734</text:a> </text:p>
          </table:table-cell>
          <table:table-cell table:style-name="ce7" office:value-type="string">
            <text:p>Do not swallow exception in UIViewRoot#notifyPhaseListeners</text:p>
          </table:table-cell>
          <table:table-cell table:style-name="ce11" office:value-type="date" office:date-value="2008-04-28">
            <text:p>2008-04-28</text:p>
          </table:table-cell>
          <table:table-cell table:formula="of:=ISOWEEKNUM([.D760];1)" office:value-type="float" office:value="18">
            <text:p>18</text:p>
          </table:table-cell>
          <table:table-cell table:formula="of:=YEAR([.D760])" office:value-type="float" office:value="2008">
            <text:p>2008</text:p>
          </table:table-cell>
          <table:table-cell table:formula="of:=CONCATENATE([.F760];[.E760])" office:value-type="string" office:string-value="200818">
            <text:p>2008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5">JAVASERVERFACES-735</text:a> </text:p>
          </table:table-cell>
          <table:table-cell table:style-name="ce7" office:value-type="string">
            <text:p>UIComponentBase#findComponent throws StringIndexOutOfBoundsException for empty string</text:p>
          </table:table-cell>
          <table:table-cell table:style-name="ce11" office:value-type="date" office:date-value="2008-04-28">
            <text:p>2008-04-28</text:p>
          </table:table-cell>
          <table:table-cell table:formula="of:=ISOWEEKNUM([.D761];1)" office:value-type="float" office:value="18">
            <text:p>18</text:p>
          </table:table-cell>
          <table:table-cell table:formula="of:=YEAR([.D761])" office:value-type="float" office:value="2008">
            <text:p>2008</text:p>
          </table:table-cell>
          <table:table-cell table:formula="of:=CONCATENATE([.F761];[.E761])" office:value-type="string" office:string-value="200818">
            <text:p>2008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32">JAVASERVERFACES-732</text:a> </text:p>
          </table:table-cell>
          <table:table-cell table:style-name="ce7" office:value-type="string">
            <text:p>Error when logging set to FINEST</text:p>
          </table:table-cell>
          <table:table-cell table:style-name="ce11" office:value-type="date" office:date-value="2008-04-23">
            <text:p>2008-04-23</text:p>
          </table:table-cell>
          <table:table-cell table:formula="of:=ISOWEEKNUM([.D762];1)" office:value-type="float" office:value="17">
            <text:p>17</text:p>
          </table:table-cell>
          <table:table-cell table:formula="of:=YEAR([.D762])" office:value-type="float" office:value="2008">
            <text:p>2008</text:p>
          </table:table-cell>
          <table:table-cell table:formula="of:=CONCATENATE([.F762];[.E762])" office:value-type="string" office:string-value="200817">
            <text:p>2008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3">JAVASERVERFACES-693</text:a> </text:p>
          </table:table-cell>
          <table:table-cell table:style-name="ce7" office:value-type="string">
            <text:p>DebugUtil.printTree(...) causes IllegalArgumentException while calling from RestoreViewPhase.execute(...) with log level FINEST</text:p>
          </table:table-cell>
          <table:table-cell table:style-name="ce11" office:value-type="date" office:date-value="2008-04-23">
            <text:p>2008-04-23</text:p>
          </table:table-cell>
          <table:table-cell table:formula="of:=ISOWEEKNUM([.D763];1)" office:value-type="float" office:value="17">
            <text:p>17</text:p>
          </table:table-cell>
          <table:table-cell table:formula="of:=YEAR([.D763])" office:value-type="float" office:value="2008">
            <text:p>2008</text:p>
          </table:table-cell>
          <table:table-cell table:formula="of:=CONCATENATE([.F763];[.E763])" office:value-type="string" office:string-value="200817">
            <text:p>2008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7">JAVASERVERFACES-717</text:a> </text:p>
          </table:table-cell>
          <table:table-cell table:style-name="ce7" office:value-type="string">
            <text:p>Elements with long attribute contents are written with excess trailing zero symbol</text:p>
          </table:table-cell>
          <table:table-cell table:style-name="ce11" office:value-type="date" office:date-value="2008-04-21">
            <text:p>2008-04-21</text:p>
          </table:table-cell>
          <table:table-cell table:formula="of:=ISOWEEKNUM([.D764];1)" office:value-type="float" office:value="17">
            <text:p>17</text:p>
          </table:table-cell>
          <table:table-cell table:formula="of:=YEAR([.D764])" office:value-type="float" office:value="2008">
            <text:p>2008</text:p>
          </table:table-cell>
          <table:table-cell table:formula="of:=CONCATENATE([.F764];[.E764])" office:value-type="string" office:string-value="200817">
            <text:p>2008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8">JAVASERVERFACES-728</text:a> </text:p>
          </table:table-cell>
          <table:table-cell table:style-name="ce7" office:value-type="string">
            <text:p>ListDataModel.getRowData() throws an exception with no message</text:p>
          </table:table-cell>
          <table:table-cell table:style-name="ce11" office:value-type="date" office:date-value="2008-04-20">
            <text:p>2008-04-20</text:p>
          </table:table-cell>
          <table:table-cell table:formula="of:=ISOWEEKNUM([.D765];1)" office:value-type="float" office:value="17">
            <text:p>17</text:p>
          </table:table-cell>
          <table:table-cell table:formula="of:=YEAR([.D765])" office:value-type="float" office:value="2008">
            <text:p>2008</text:p>
          </table:table-cell>
          <table:table-cell table:formula="of:=CONCATENATE([.F765];[.E765])" office:value-type="string" office:string-value="200817">
            <text:p>2008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3">JAVASERVERFACES-723</text:a> </text:p>
          </table:table-cell>
          <table:table-cell table:style-name="ce7" office:value-type="string">
            <text:p>UIViewRoot is repeating code</text:p>
          </table:table-cell>
          <table:table-cell table:style-name="ce11" office:value-type="date" office:date-value="2008-04-19">
            <text:p>2008-04-19</text:p>
          </table:table-cell>
          <table:table-cell table:formula="of:=ISOWEEKNUM([.D766];1)" office:value-type="float" office:value="16">
            <text:p>16</text:p>
          </table:table-cell>
          <table:table-cell table:formula="of:=YEAR([.D766])" office:value-type="float" office:value="2008">
            <text:p>2008</text:p>
          </table:table-cell>
          <table:table-cell table:formula="of:=CONCATENATE([.F766];[.E766])" office:value-type="string" office:string-value="200816">
            <text:p>20081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9">JAVASERVERFACES-639</text:a> </text:p>
          </table:table-cell>
          <table:table-cell table:style-name="ce7" office:value-type="string">
            <text:p>JSF RI calendar issue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67];1)" office:value-type="float" office:value="15">
            <text:p>15</text:p>
          </table:table-cell>
          <table:table-cell table:formula="of:=YEAR([.D767])" office:value-type="float" office:value="2008">
            <text:p>2008</text:p>
          </table:table-cell>
          <table:table-cell table:formula="of:=CONCATENATE([.F767];[.E767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9">JAVASERVERFACES-609</text:a> </text:p>
          </table:table-cell>
          <table:table-cell table:style-name="ce7" office:value-type="string">
            <text:p>JSF RI Context Menu Problem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68];1)" office:value-type="float" office:value="15">
            <text:p>15</text:p>
          </table:table-cell>
          <table:table-cell table:formula="of:=YEAR([.D768])" office:value-type="float" office:value="2008">
            <text:p>2008</text:p>
          </table:table-cell>
          <table:table-cell table:formula="of:=CONCATENATE([.F768];[.E768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8">JAVASERVERFACES-608</text:a> </text:p>
          </table:table-cell>
          <table:table-cell table:style-name="ce7" office:value-type="string">
            <text:p>JSF RI Sandbox Context Menu Problem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69];1)" office:value-type="float" office:value="15">
            <text:p>15</text:p>
          </table:table-cell>
          <table:table-cell table:formula="of:=YEAR([.D769])" office:value-type="float" office:value="2008">
            <text:p>2008</text:p>
          </table:table-cell>
          <table:table-cell table:formula="of:=CONCATENATE([.F769];[.E769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1">JAVASERVERFACES-591</text:a> </text:p>
          </table:table-cell>
          <table:table-cell table:style-name="ce7" office:value-type="string">
            <text:p>DataTable Component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70];1)" office:value-type="float" office:value="15">
            <text:p>15</text:p>
          </table:table-cell>
          <table:table-cell table:formula="of:=YEAR([.D770])" office:value-type="float" office:value="2008">
            <text:p>2008</text:p>
          </table:table-cell>
          <table:table-cell table:formula="of:=CONCATENATE([.F770];[.E770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8">JAVASERVERFACES-588</text:a> </text:p>
          </table:table-cell>
          <table:table-cell table:style-name="ce7" office:value-type="string">
            <text:p>Lazy loading tree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71];1)" office:value-type="float" office:value="15">
            <text:p>15</text:p>
          </table:table-cell>
          <table:table-cell table:formula="of:=YEAR([.D771])" office:value-type="float" office:value="2008">
            <text:p>2008</text:p>
          </table:table-cell>
          <table:table-cell table:formula="of:=CONCATENATE([.F771];[.E771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7">JAVASERVERFACES-587</text:a> </text:p>
          </table:table-cell>
          <table:table-cell table:style-name="ce7" office:value-type="string">
            <text:p>Custom icons in the TreeView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72];1)" office:value-type="float" office:value="15">
            <text:p>15</text:p>
          </table:table-cell>
          <table:table-cell table:formula="of:=YEAR([.D772])" office:value-type="float" office:value="2008">
            <text:p>2008</text:p>
          </table:table-cell>
          <table:table-cell table:formula="of:=CONCATENATE([.F772];[.E772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5">JAVASERVERFACES-585</text:a> </text:p>
          </table:table-cell>
          <table:table-cell table:style-name="ce7" office:value-type="string">
            <text:p>Animation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73];1)" office:value-type="float" office:value="15">
            <text:p>15</text:p>
          </table:table-cell>
          <table:table-cell table:formula="of:=YEAR([.D773])" office:value-type="float" office:value="2008">
            <text:p>2008</text:p>
          </table:table-cell>
          <table:table-cell table:formula="of:=CONCATENATE([.F773];[.E773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4">JAVASERVERFACES-564</text:a> </text:p>
          </table:table-cell>
          <table:table-cell table:style-name="ce7" office:value-type="string">
            <text:p>Multiple file upload applet does not work with apache myFaces extensions Filter</text:p>
          </table:table-cell>
          <table:table-cell table:style-name="ce11" office:value-type="date" office:date-value="2008-04-08">
            <text:p>2008-04-08</text:p>
          </table:table-cell>
          <table:table-cell table:formula="of:=ISOWEEKNUM([.D774];1)" office:value-type="float" office:value="15">
            <text:p>15</text:p>
          </table:table-cell>
          <table:table-cell table:formula="of:=YEAR([.D774])" office:value-type="float" office:value="2008">
            <text:p>2008</text:p>
          </table:table-cell>
          <table:table-cell table:formula="of:=CONCATENATE([.F774];[.E774])" office:value-type="string" office:string-value="200815">
            <text:p>2008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9">JAVASERVERFACES-709</text:a> </text:p>
          </table:table-cell>
          <table:table-cell table:style-name="ce7" office:value-type="string">
            <text:p>ManagedBeanBuilder chokes on property values with double-quotes</text:p>
          </table:table-cell>
          <table:table-cell table:style-name="ce11" office:value-type="date" office:date-value="2008-04-02">
            <text:p>2008-04-02</text:p>
          </table:table-cell>
          <table:table-cell table:formula="of:=ISOWEEKNUM([.D775];1)" office:value-type="float" office:value="14">
            <text:p>14</text:p>
          </table:table-cell>
          <table:table-cell table:formula="of:=YEAR([.D775])" office:value-type="float" office:value="2008">
            <text:p>2008</text:p>
          </table:table-cell>
          <table:table-cell table:formula="of:=CONCATENATE([.F775];[.E775])" office:value-type="string" office:string-value="200814">
            <text:p>2008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6">JAVASERVERFACES-726</text:a> </text:p>
          </table:table-cell>
          <table:table-cell table:style-name="ce7" office:value-type="string">
            <text:p>Cardemo tests fail due to stream chain order when using encryption</text:p>
          </table:table-cell>
          <table:table-cell table:style-name="ce11" office:value-type="date" office:date-value="2008-04-02">
            <text:p>2008-04-02</text:p>
          </table:table-cell>
          <table:table-cell table:formula="of:=ISOWEEKNUM([.D776];1)" office:value-type="float" office:value="14">
            <text:p>14</text:p>
          </table:table-cell>
          <table:table-cell table:formula="of:=YEAR([.D776])" office:value-type="float" office:value="2008">
            <text:p>2008</text:p>
          </table:table-cell>
          <table:table-cell table:formula="of:=CONCATENATE([.F776];[.E776])" office:value-type="string" office:string-value="200814">
            <text:p>2008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2">JAVASERVERFACES-722</text:a> </text:p>
          </table:table-cell>
          <table:table-cell table:style-name="ce7" office:value-type="string">
            <text:p>Converter PropertyEditor not multi application safe</text:p>
          </table:table-cell>
          <table:table-cell table:style-name="ce11" office:value-type="date" office:date-value="2008-04-01">
            <text:p>2008-04-01</text:p>
          </table:table-cell>
          <table:table-cell table:formula="of:=ISOWEEKNUM([.D777];1)" office:value-type="float" office:value="14">
            <text:p>14</text:p>
          </table:table-cell>
          <table:table-cell table:formula="of:=YEAR([.D777])" office:value-type="float" office:value="2008">
            <text:p>2008</text:p>
          </table:table-cell>
          <table:table-cell table:formula="of:=CONCATENATE([.F777];[.E777])" office:value-type="string" office:string-value="200814">
            <text:p>2008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24">JAVASERVERFACES-724</text:a> </text:p>
          </table:table-cell>
          <table:table-cell table:style-name="ce7" office:value-type="string">
            <text:p>Action fails if component id contains a comma</text:p>
          </table:table-cell>
          <table:table-cell table:style-name="ce11" office:value-type="date" office:date-value="2008-03-31">
            <text:p>2008-03-31</text:p>
          </table:table-cell>
          <table:table-cell table:formula="of:=ISOWEEKNUM([.D778];1)" office:value-type="float" office:value="14">
            <text:p>14</text:p>
          </table:table-cell>
          <table:table-cell table:formula="of:=YEAR([.D778])" office:value-type="float" office:value="2008">
            <text:p>2008</text:p>
          </table:table-cell>
          <table:table-cell table:formula="of:=CONCATENATE([.F778];[.E778])" office:value-type="string" office:string-value="200814">
            <text:p>2008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6">JAVASERVERFACES-716</text:a> </text:p>
          </table:table-cell>
          <table:table-cell table:style-name="ce7" office:value-type="string">
            <text:p>Bug when using cloneWithWriter - elements are out of order</text:p>
          </table:table-cell>
          <table:table-cell table:style-name="ce11" office:value-type="date" office:date-value="2008-03-26">
            <text:p>2008-03-26</text:p>
          </table:table-cell>
          <table:table-cell table:formula="of:=ISOWEEKNUM([.D779];1)" office:value-type="float" office:value="13">
            <text:p>13</text:p>
          </table:table-cell>
          <table:table-cell table:formula="of:=YEAR([.D779])" office:value-type="float" office:value="2008">
            <text:p>2008</text:p>
          </table:table-cell>
          <table:table-cell table:formula="of:=CONCATENATE([.F779];[.E779])" office:value-type="string" office:string-value="200813">
            <text:p>2008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5">JAVASERVERFACES-715</text:a> </text:p>
          </table:table-cell>
          <table:table-cell table:style-name="ce7" office:value-type="string">
            <text:p>UIData invokeComponent() may incorrectly strip off part of a client ID</text:p>
          </table:table-cell>
          <table:table-cell table:style-name="ce11" office:value-type="date" office:date-value="2008-03-24">
            <text:p>2008-03-24</text:p>
          </table:table-cell>
          <table:table-cell table:formula="of:=ISOWEEKNUM([.D780];1)" office:value-type="float" office:value="13">
            <text:p>13</text:p>
          </table:table-cell>
          <table:table-cell table:formula="of:=YEAR([.D780])" office:value-type="float" office:value="2008">
            <text:p>2008</text:p>
          </table:table-cell>
          <table:table-cell table:formula="of:=CONCATENATE([.F780];[.E780])" office:value-type="string" office:string-value="200813">
            <text:p>2008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18">JAVASERVERFACES-718</text:a> </text:p>
          </table:table-cell>
          <table:table-cell table:style-name="ce7" office:value-type="string">
            <text:p>UIData#invokeOnComponent() ignores facets</text:p>
          </table:table-cell>
          <table:table-cell table:style-name="ce11" office:value-type="date" office:date-value="2008-03-24">
            <text:p>2008-03-24</text:p>
          </table:table-cell>
          <table:table-cell table:formula="of:=ISOWEEKNUM([.D781];1)" office:value-type="float" office:value="13">
            <text:p>13</text:p>
          </table:table-cell>
          <table:table-cell table:formula="of:=YEAR([.D781])" office:value-type="float" office:value="2008">
            <text:p>2008</text:p>
          </table:table-cell>
          <table:table-cell table:formula="of:=CONCATENATE([.F781];[.E781])" office:value-type="string" office:string-value="200813">
            <text:p>2008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7">JAVASERVERFACES-707</text:a> </text:p>
          </table:table-cell>
          <table:table-cell table:style-name="ce7" office:value-type="string">
            <text:p>removing faces-messages (silently) fails</text:p>
          </table:table-cell>
          <table:table-cell table:style-name="ce11" office:value-type="date" office:date-value="2008-03-02">
            <text:p>2008-03-02</text:p>
          </table:table-cell>
          <table:table-cell table:formula="of:=ISOWEEKNUM([.D782];1)" office:value-type="float" office:value="10">
            <text:p>10</text:p>
          </table:table-cell>
          <table:table-cell table:formula="of:=YEAR([.D782])" office:value-type="float" office:value="2008">
            <text:p>2008</text:p>
          </table:table-cell>
          <table:table-cell table:formula="of:=CONCATENATE([.F782];[.E782])" office:value-type="string" office:string-value="200810">
            <text:p>2008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6">JAVASERVERFACES-706</text:a> </text:p>
          </table:table-cell>
          <table:table-cell table:style-name="ce7" office:value-type="string">
            <text:p>FacesContextImpl.getMaximumSeverity() returns INFO even if all messages are deleted out of the faces-context</text:p>
          </table:table-cell>
          <table:table-cell table:style-name="ce11" office:value-type="date" office:date-value="2008-03-02">
            <text:p>2008-03-02</text:p>
          </table:table-cell>
          <table:table-cell table:formula="of:=ISOWEEKNUM([.D783];1)" office:value-type="float" office:value="10">
            <text:p>10</text:p>
          </table:table-cell>
          <table:table-cell table:formula="of:=YEAR([.D783])" office:value-type="float" office:value="2008">
            <text:p>2008</text:p>
          </table:table-cell>
          <table:table-cell table:formula="of:=CONCATENATE([.F783];[.E783])" office:value-type="string" office:string-value="200810">
            <text:p>2008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4">JAVASERVERFACES-704</text:a> </text:p>
          </table:table-cell>
          <table:table-cell table:style-name="ce7" office:value-type="string">
            <text:p>Chinese Char entities Auto-escaped by h:outputText and other components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784];1)" office:value-type="float" office:value="9">
            <text:p>9</text:p>
          </table:table-cell>
          <table:table-cell table:formula="of:=YEAR([.D784])" office:value-type="float" office:value="2008">
            <text:p>2008</text:p>
          </table:table-cell>
          <table:table-cell table:formula="of:=CONCATENATE([.F784];[.E784])" office:value-type="string" office:string-value="20089">
            <text:p>2008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2">JAVASERVERFACES-702</text:a> </text:p>
          </table:table-cell>
          <table:table-cell table:style-name="ce7" office:value-type="string">
            <text:p>BeanManager may be null in WebappLifecycleListener.handleAttributeEvent()</text:p>
          </table:table-cell>
          <table:table-cell table:style-name="ce11" office:value-type="date" office:date-value="2008-02-25">
            <text:p>2008-02-25</text:p>
          </table:table-cell>
          <table:table-cell table:formula="of:=ISOWEEKNUM([.D785];1)" office:value-type="float" office:value="9">
            <text:p>9</text:p>
          </table:table-cell>
          <table:table-cell table:formula="of:=YEAR([.D785])" office:value-type="float" office:value="2008">
            <text:p>2008</text:p>
          </table:table-cell>
          <table:table-cell table:formula="of:=CONCATENATE([.F785];[.E785])" office:value-type="string" office:string-value="20089">
            <text:p>2008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99">JAVASERVERFACES-699</text:a> </text:p>
          </table:table-cell>
          <table:table-cell table:style-name="ce7" office:value-type="string">
            <text:p>Value of prependId not included in saved form state</text:p>
          </table:table-cell>
          <table:table-cell table:style-name="ce11" office:value-type="date" office:date-value="2008-02-21">
            <text:p>2008-02-21</text:p>
          </table:table-cell>
          <table:table-cell table:formula="of:=ISOWEEKNUM([.D786];1)" office:value-type="float" office:value="8">
            <text:p>8</text:p>
          </table:table-cell>
          <table:table-cell table:formula="of:=YEAR([.D786])" office:value-type="float" office:value="2008">
            <text:p>2008</text:p>
          </table:table-cell>
          <table:table-cell table:formula="of:=CONCATENATE([.F786];[.E786])" office:value-type="string" office:string-value="20088">
            <text:p>2008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700">JAVASERVERFACES-700</text:a> </text:p>
          </table:table-cell>
          <table:table-cell table:style-name="ce7" office:value-type="string">
            <text:p>InjectionProviderFactory only scans the first injectionprovider service file</text:p>
          </table:table-cell>
          <table:table-cell table:style-name="ce11" office:value-type="date" office:date-value="2008-02-21">
            <text:p>2008-02-21</text:p>
          </table:table-cell>
          <table:table-cell table:formula="of:=ISOWEEKNUM([.D787];1)" office:value-type="float" office:value="8">
            <text:p>8</text:p>
          </table:table-cell>
          <table:table-cell table:formula="of:=YEAR([.D787])" office:value-type="float" office:value="2008">
            <text:p>2008</text:p>
          </table:table-cell>
          <table:table-cell table:formula="of:=CONCATENATE([.F787];[.E787])" office:value-type="string" office:string-value="20088">
            <text:p>2008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8">JAVASERVERFACES-688</text:a> </text:p>
          </table:table-cell>
          <table:table-cell table:style-name="ce7" office:value-type="string">
            <text:p>reduce locking in FactoryFinder.getFactory</text:p>
          </table:table-cell>
          <table:table-cell table:style-name="ce11" office:value-type="date" office:date-value="2008-02-01">
            <text:p>2008-02-01</text:p>
          </table:table-cell>
          <table:table-cell table:formula="of:=ISOWEEKNUM([.D788];1)" office:value-type="float" office:value="5">
            <text:p>5</text:p>
          </table:table-cell>
          <table:table-cell table:formula="of:=YEAR([.D788])" office:value-type="float" office:value="2008">
            <text:p>2008</text:p>
          </table:table-cell>
          <table:table-cell table:formula="of:=CONCATENATE([.F788];[.E788])" office:value-type="string" office:string-value="20085">
            <text:p>2008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4">JAVASERVERFACES-684</text:a> </text:p>
          </table:table-cell>
          <table:table-cell table:style-name="ce7" office:value-type="string">
            <text:p>Make the generated JSP tags are non-final</text:p>
          </table:table-cell>
          <table:table-cell table:style-name="ce11" office:value-type="date" office:date-value="2008-01-22">
            <text:p>2008-01-22</text:p>
          </table:table-cell>
          <table:table-cell table:formula="of:=ISOWEEKNUM([.D789];1)" office:value-type="float" office:value="4">
            <text:p>4</text:p>
          </table:table-cell>
          <table:table-cell table:formula="of:=YEAR([.D789])" office:value-type="float" office:value="2008">
            <text:p>2008</text:p>
          </table:table-cell>
          <table:table-cell table:formula="of:=CONCATENATE([.F789];[.E789])" office:value-type="string" office:string-value="20084">
            <text:p>2008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2">JAVASERVERFACES-682</text:a> </text:p>
          </table:table-cell>
          <table:table-cell table:style-name="ce7" office:value-type="string">
            <text:p>The type of the first element of a UISelectMany is taken to be the type of every element</text:p>
          </table:table-cell>
          <table:table-cell table:style-name="ce11" office:value-type="date" office:date-value="2008-01-22">
            <text:p>2008-01-22</text:p>
          </table:table-cell>
          <table:table-cell table:formula="of:=ISOWEEKNUM([.D790];1)" office:value-type="float" office:value="4">
            <text:p>4</text:p>
          </table:table-cell>
          <table:table-cell table:formula="of:=YEAR([.D790])" office:value-type="float" office:value="2008">
            <text:p>2008</text:p>
          </table:table-cell>
          <table:table-cell table:formula="of:=CONCATENATE([.F790];[.E790])" office:value-type="string" office:string-value="20084">
            <text:p>2008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5">JAVASERVERFACES-685</text:a> </text:p>
          </table:table-cell>
          <table:table-cell table:style-name="ce7" office:value-type="string">
            <text:p>JSF NPE in UIComponentClassicTagBase</text:p>
          </table:table-cell>
          <table:table-cell table:style-name="ce11" office:value-type="date" office:date-value="2008-01-18">
            <text:p>2008-01-18</text:p>
          </table:table-cell>
          <table:table-cell table:formula="of:=ISOWEEKNUM([.D791];1)" office:value-type="float" office:value="3">
            <text:p>3</text:p>
          </table:table-cell>
          <table:table-cell table:formula="of:=YEAR([.D791])" office:value-type="float" office:value="2008">
            <text:p>2008</text:p>
          </table:table-cell>
          <table:table-cell table:formula="of:=CONCATENATE([.F791];[.E791])" office:value-type="string" office:string-value="20083">
            <text:p>2008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83">JAVASERVERFACES-683</text:a> </text:p>
          </table:table-cell>
          <table:table-cell table:style-name="ce7" office:value-type="string">
            <text:p>Under certain circumstances, Renderers can be registered with the incorrect RenderKit</text:p>
          </table:table-cell>
          <table:table-cell table:style-name="ce11" office:value-type="date" office:date-value="2008-01-11">
            <text:p>2008-01-11</text:p>
          </table:table-cell>
          <table:table-cell table:formula="of:=ISOWEEKNUM([.D792];1)" office:value-type="float" office:value="2">
            <text:p>2</text:p>
          </table:table-cell>
          <table:table-cell table:formula="of:=YEAR([.D792])" office:value-type="float" office:value="2008">
            <text:p>2008</text:p>
          </table:table-cell>
          <table:table-cell table:formula="of:=CONCATENATE([.F792];[.E792])" office:value-type="string" office:string-value="20082">
            <text:p>2008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8">JAVASERVERFACES-668</text:a> </text:p>
          </table:table-cell>
          <table:table-cell table:style-name="ce7" office:value-type="string">
            <text:p>ViewTag.getComponentType does not throw a useful exception</text:p>
          </table:table-cell>
          <table:table-cell table:style-name="ce11" office:value-type="date" office:date-value="2008-01-08">
            <text:p>2008-01-08</text:p>
          </table:table-cell>
          <table:table-cell table:formula="of:=ISOWEEKNUM([.D793];1)" office:value-type="float" office:value="2">
            <text:p>2</text:p>
          </table:table-cell>
          <table:table-cell table:formula="of:=YEAR([.D793])" office:value-type="float" office:value="2008">
            <text:p>2008</text:p>
          </table:table-cell>
          <table:table-cell table:formula="of:=CONCATENATE([.F793];[.E793])" office:value-type="string" office:string-value="20082">
            <text:p>2008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6">JAVASERVERFACES-666</text:a> </text:p>
          </table:table-cell>
          <table:table-cell table:style-name="ce7" office:value-type="string">
            <text:p>Managed Bean cyclic detection seems to be broken since 1.2_05</text:p>
          </table:table-cell>
          <table:table-cell table:style-name="ce11" office:value-type="date" office:date-value="2008-01-08">
            <text:p>2008-01-08</text:p>
          </table:table-cell>
          <table:table-cell table:formula="of:=ISOWEEKNUM([.D794];1)" office:value-type="float" office:value="2">
            <text:p>2</text:p>
          </table:table-cell>
          <table:table-cell table:formula="of:=YEAR([.D794])" office:value-type="float" office:value="2008">
            <text:p>2008</text:p>
          </table:table-cell>
          <table:table-cell table:formula="of:=CONCATENATE([.F794];[.E794])" office:value-type="string" office:string-value="20082">
            <text:p>2008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7">JAVASERVERFACES-447</text:a> </text:p>
          </table:table-cell>
          <table:table-cell table:style-name="ce7" office:value-type="string">
            <text:p>HtmlResponseWriter changes in conjunction with a4j:log results in duplicate CDATA within inlined scripts.</text:p>
          </table:table-cell>
          <table:table-cell table:style-name="ce11" office:value-type="date" office:date-value="2008-01-07">
            <text:p>2008-01-07</text:p>
          </table:table-cell>
          <table:table-cell table:formula="of:=ISOWEEKNUM([.D795];1)" office:value-type="float" office:value="2">
            <text:p>2</text:p>
          </table:table-cell>
          <table:table-cell table:formula="of:=YEAR([.D795])" office:value-type="float" office:value="2008">
            <text:p>2008</text:p>
          </table:table-cell>
          <table:table-cell table:formula="of:=CONCATENATE([.F795];[.E795])" office:value-type="string" office:string-value="20082">
            <text:p>2008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5">JAVASERVERFACES-675</text:a> </text:p>
          </table:table-cell>
          <table:table-cell table:style-name="ce7" office:value-type="string">
            <text:p>SWF 2.0-m2, Glassfish, JSF 1.2 yields NPE</text:p>
          </table:table-cell>
          <table:table-cell table:style-name="ce11" office:value-type="date" office:date-value="2007-12-18">
            <text:p>2007-12-18</text:p>
          </table:table-cell>
          <table:table-cell table:formula="of:=ISOWEEKNUM([.D796];1)" office:value-type="float" office:value="51">
            <text:p>51</text:p>
          </table:table-cell>
          <table:table-cell table:formula="of:=YEAR([.D796])" office:value-type="float" office:value="2007">
            <text:p>2007</text:p>
          </table:table-cell>
          <table:table-cell table:formula="of:=CONCATENATE([.F796];[.E796])" office:value-type="string" office:string-value="200751">
            <text:p>2007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3">JAVASERVERFACES-673</text:a> </text:p>
          </table:table-cell>
          <table:table-cell table:style-name="ce7" office:value-type="string">
            <text:p>Review code to reduce the use of private request scoped attributes.</text:p>
          </table:table-cell>
          <table:table-cell table:style-name="ce11" office:value-type="date" office:date-value="2007-12-17">
            <text:p>2007-12-17</text:p>
          </table:table-cell>
          <table:table-cell table:formula="of:=ISOWEEKNUM([.D797];1)" office:value-type="float" office:value="51">
            <text:p>51</text:p>
          </table:table-cell>
          <table:table-cell table:formula="of:=YEAR([.D797])" office:value-type="float" office:value="2007">
            <text:p>2007</text:p>
          </table:table-cell>
          <table:table-cell table:formula="of:=CONCATENATE([.F797];[.E797])" office:value-type="string" office:string-value="200751">
            <text:p>2007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2">JAVASERVERFACES-672</text:a> </text:p>
          </table:table-cell>
          <table:table-cell table:style-name="ce7" office:value-type="string">
            <text:p>Managed properties set via expressions are having null evaluations coerced</text:p>
          </table:table-cell>
          <table:table-cell table:style-name="ce11" office:value-type="date" office:date-value="2007-12-14">
            <text:p>2007-12-14</text:p>
          </table:table-cell>
          <table:table-cell table:formula="of:=ISOWEEKNUM([.D798];1)" office:value-type="float" office:value="50">
            <text:p>50</text:p>
          </table:table-cell>
          <table:table-cell table:formula="of:=YEAR([.D798])" office:value-type="float" office:value="2007">
            <text:p>2007</text:p>
          </table:table-cell>
          <table:table-cell table:formula="of:=CONCATENATE([.F798];[.E798])" office:value-type="string" office:string-value="200750">
            <text:p>2007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70">JAVASERVERFACES-670</text:a> </text:p>
          </table:table-cell>
          <table:table-cell table:style-name="ce7" office:value-type="string">
            <text:p>WebappLifecycleListener incorrectly accesses the applicationAssociate ivar instead of through the getter.</text:p>
          </table:table-cell>
          <table:table-cell table:style-name="ce11" office:value-type="date" office:date-value="2007-12-11">
            <text:p>2007-12-11</text:p>
          </table:table-cell>
          <table:table-cell table:formula="of:=ISOWEEKNUM([.D799];1)" office:value-type="float" office:value="50">
            <text:p>50</text:p>
          </table:table-cell>
          <table:table-cell table:formula="of:=YEAR([.D799])" office:value-type="float" office:value="2007">
            <text:p>2007</text:p>
          </table:table-cell>
          <table:table-cell table:formula="of:=CONCATENATE([.F799];[.E799])" office:value-type="string" office:string-value="200750">
            <text:p>2007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7">JAVASERVERFACES-667</text:a> </text:p>
          </table:table-cell>
          <table:table-cell table:style-name="ce7" office:value-type="string">
            <text:p>NumberConverter fails when parsing currencty string using French locale.</text:p>
          </table:table-cell>
          <table:table-cell table:style-name="ce11" office:value-type="date" office:date-value="2007-12-04">
            <text:p>2007-12-04</text:p>
          </table:table-cell>
          <table:table-cell table:formula="of:=ISOWEEKNUM([.D800];1)" office:value-type="float" office:value="49">
            <text:p>49</text:p>
          </table:table-cell>
          <table:table-cell table:formula="of:=YEAR([.D800])" office:value-type="float" office:value="2007">
            <text:p>2007</text:p>
          </table:table-cell>
          <table:table-cell table:formula="of:=CONCATENATE([.F800];[.E800])" office:value-type="string" office:string-value="200749">
            <text:p>2007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5">JAVASERVERFACES-665</text:a> </text:p>
          </table:table-cell>
          <table:table-cell table:style-name="ce7" office:value-type="string">
            <text:p>Calling setValue() for a ValueExpression referring to a managed bean does not cause the bean to be created.</text:p>
          </table:table-cell>
          <table:table-cell table:style-name="ce11" office:value-type="date" office:date-value="2007-12-03">
            <text:p>2007-12-03</text:p>
          </table:table-cell>
          <table:table-cell table:formula="of:=ISOWEEKNUM([.D801];1)" office:value-type="float" office:value="49">
            <text:p>49</text:p>
          </table:table-cell>
          <table:table-cell table:formula="of:=YEAR([.D801])" office:value-type="float" office:value="2007">
            <text:p>2007</text:p>
          </table:table-cell>
          <table:table-cell table:formula="of:=CONCATENATE([.F801];[.E801])" office:value-type="string" office:string-value="200749">
            <text:p>2007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3">JAVASERVERFACES-663</text:a> </text:p>
          </table:table-cell>
          <table:table-cell table:style-name="ce7" office:value-type="string">
            <text:p>UIComponentBase.getClientId() should explicitly assign an ID if one hasn't already been assigned.</text:p>
          </table:table-cell>
          <table:table-cell table:style-name="ce11" office:value-type="date" office:date-value="2007-11-30">
            <text:p>2007-11-30</text:p>
          </table:table-cell>
          <table:table-cell table:formula="of:=ISOWEEKNUM([.D802];1)" office:value-type="float" office:value="48">
            <text:p>48</text:p>
          </table:table-cell>
          <table:table-cell table:formula="of:=YEAR([.D802])" office:value-type="float" office:value="2007">
            <text:p>2007</text:p>
          </table:table-cell>
          <table:table-cell table:formula="of:=CONCATENATE([.F802];[.E802])" office:value-type="string" office:string-value="200748">
            <text:p>2007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60">JAVASERVERFACES-660</text:a> </text:p>
          </table:table-cell>
          <table:table-cell table:style-name="ce7" office:value-type="string">
            <text:p>UIData doesnt maintain children state when validation fails outside of table</text:p>
          </table:table-cell>
          <table:table-cell table:style-name="ce11" office:value-type="date" office:date-value="2007-11-26">
            <text:p>2007-11-26</text:p>
          </table:table-cell>
          <table:table-cell table:formula="of:=ISOWEEKNUM([.D803];1)" office:value-type="float" office:value="48">
            <text:p>48</text:p>
          </table:table-cell>
          <table:table-cell table:formula="of:=YEAR([.D803])" office:value-type="float" office:value="2007">
            <text:p>2007</text:p>
          </table:table-cell>
          <table:table-cell table:formula="of:=CONCATENATE([.F803];[.E803])" office:value-type="string" office:string-value="200748">
            <text:p>2007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0">JAVASERVERFACES-590</text:a> </text:p>
          </table:table-cell>
          <table:table-cell table:style-name="ce7" office:value-type="string">
            <text:p>Slider Component</text:p>
          </table:table-cell>
          <table:table-cell table:style-name="ce11" office:value-type="date" office:date-value="2007-11-26">
            <text:p>2007-11-26</text:p>
          </table:table-cell>
          <table:table-cell table:formula="of:=ISOWEEKNUM([.D804];1)" office:value-type="float" office:value="48">
            <text:p>48</text:p>
          </table:table-cell>
          <table:table-cell table:formula="of:=YEAR([.D804])" office:value-type="float" office:value="2007">
            <text:p>2007</text:p>
          </table:table-cell>
          <table:table-cell table:formula="of:=CONCATENATE([.F804];[.E804])" office:value-type="string" office:string-value="200748">
            <text:p>2007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6">JAVASERVERFACES-636</text:a> </text:p>
          </table:table-cell>
          <table:table-cell table:style-name="ce7" office:value-type="string">
            <text:p>Component attributes map breaks Map semantics</text:p>
          </table:table-cell>
          <table:table-cell table:style-name="ce11" office:value-type="date" office:date-value="2007-11-26">
            <text:p>2007-11-26</text:p>
          </table:table-cell>
          <table:table-cell table:formula="of:=ISOWEEKNUM([.D805];1)" office:value-type="float" office:value="48">
            <text:p>48</text:p>
          </table:table-cell>
          <table:table-cell table:formula="of:=YEAR([.D805])" office:value-type="float" office:value="2007">
            <text:p>2007</text:p>
          </table:table-cell>
          <table:table-cell table:formula="of:=CONCATENATE([.F805];[.E805])" office:value-type="string" office:string-value="200748">
            <text:p>2007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1">JAVASERVERFACES-651</text:a> </text:p>
          </table:table-cell>
          <table:table-cell table:style-name="ce7" office:value-type="string">
            <text:p>Wrong rendering of custom component with style attrubute</text:p>
          </table:table-cell>
          <table:table-cell table:style-name="ce11" office:value-type="date" office:date-value="2007-11-14">
            <text:p>2007-11-14</text:p>
          </table:table-cell>
          <table:table-cell table:formula="of:=ISOWEEKNUM([.D806];1)" office:value-type="float" office:value="46">
            <text:p>46</text:p>
          </table:table-cell>
          <table:table-cell table:formula="of:=YEAR([.D806])" office:value-type="float" office:value="2007">
            <text:p>2007</text:p>
          </table:table-cell>
          <table:table-cell table:formula="of:=CONCATENATE([.F806];[.E806])" office:value-type="string" office:string-value="200746">
            <text:p>2007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9">JAVASERVERFACES-659</text:a> </text:p>
          </table:table-cell>
          <table:table-cell table:style-name="ce7" office:value-type="string">
            <text:p>Option rendering isn't as efficient as it could be.</text:p>
          </table:table-cell>
          <table:table-cell table:style-name="ce11" office:value-type="date" office:date-value="2007-11-12">
            <text:p>2007-11-12</text:p>
          </table:table-cell>
          <table:table-cell table:formula="of:=ISOWEEKNUM([.D807];1)" office:value-type="float" office:value="46">
            <text:p>46</text:p>
          </table:table-cell>
          <table:table-cell table:formula="of:=YEAR([.D807])" office:value-type="float" office:value="2007">
            <text:p>2007</text:p>
          </table:table-cell>
          <table:table-cell table:formula="of:=CONCATENATE([.F807];[.E807])" office:value-type="string" office:string-value="200746">
            <text:p>2007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6">JAVASERVERFACES-656</text:a> </text:p>
          </table:table-cell>
          <table:table-cell table:style-name="ce7" office:value-type="string">
            <text:p>inconsistend behaviour of Action- Phase- and ValueChange-ListenerTag</text:p>
          </table:table-cell>
          <table:table-cell table:style-name="ce11" office:value-type="date" office:date-value="2007-11-12">
            <text:p>2007-11-12</text:p>
          </table:table-cell>
          <table:table-cell table:formula="of:=ISOWEEKNUM([.D808];1)" office:value-type="float" office:value="46">
            <text:p>46</text:p>
          </table:table-cell>
          <table:table-cell table:formula="of:=YEAR([.D808])" office:value-type="float" office:value="2007">
            <text:p>2007</text:p>
          </table:table-cell>
          <table:table-cell table:formula="of:=CONCATENATE([.F808];[.E808])" office:value-type="string" office:string-value="200746">
            <text:p>2007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5">JAVASERVERFACES-655</text:a> </text:p>
          </table:table-cell>
          <table:table-cell table:style-name="ce7" office:value-type="string">
            <text:p>html_basic.tld doesn't comform to its schema</text:p>
          </table:table-cell>
          <table:table-cell table:style-name="ce11" office:value-type="date" office:date-value="2007-11-12">
            <text:p>2007-11-12</text:p>
          </table:table-cell>
          <table:table-cell table:formula="of:=ISOWEEKNUM([.D809];1)" office:value-type="float" office:value="46">
            <text:p>46</text:p>
          </table:table-cell>
          <table:table-cell table:formula="of:=YEAR([.D809])" office:value-type="float" office:value="2007">
            <text:p>2007</text:p>
          </table:table-cell>
          <table:table-cell table:formula="of:=CONCATENATE([.F809];[.E809])" office:value-type="string" office:string-value="200746">
            <text:p>2007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2">JAVASERVERFACES-652</text:a> </text:p>
          </table:table-cell>
          <table:table-cell table:style-name="ce7" office:value-type="string">
            <text:p>A "target" attribute in an outputLink is not encoded out</text:p>
          </table:table-cell>
          <table:table-cell table:style-name="ce11" office:value-type="date" office:date-value="2007-11-12">
            <text:p>2007-11-12</text:p>
          </table:table-cell>
          <table:table-cell table:formula="of:=ISOWEEKNUM([.D810];1)" office:value-type="float" office:value="46">
            <text:p>46</text:p>
          </table:table-cell>
          <table:table-cell table:formula="of:=YEAR([.D810])" office:value-type="float" office:value="2007">
            <text:p>2007</text:p>
          </table:table-cell>
          <table:table-cell table:formula="of:=CONCATENATE([.F810];[.E810])" office:value-type="string" office:string-value="200746">
            <text:p>2007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8">JAVASERVERFACES-658</text:a> </text:p>
          </table:table-cell>
          <table:table-cell table:style-name="ce7" office:value-type="string">
            <text:p>Copy paste error in comment</text:p>
          </table:table-cell>
          <table:table-cell table:style-name="ce11" office:value-type="date" office:date-value="2007-11-05">
            <text:p>2007-11-05</text:p>
          </table:table-cell>
          <table:table-cell table:formula="of:=ISOWEEKNUM([.D811];1)" office:value-type="float" office:value="45">
            <text:p>45</text:p>
          </table:table-cell>
          <table:table-cell table:formula="of:=YEAR([.D811])" office:value-type="float" office:value="2007">
            <text:p>2007</text:p>
          </table:table-cell>
          <table:table-cell table:formula="of:=CONCATENATE([.F811];[.E811])" office:value-type="string" office:string-value="200745">
            <text:p>2007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3">JAVASERVERFACES-653</text:a> </text:p>
          </table:table-cell>
          <table:table-cell table:style-name="ce7" office:value-type="string">
            <text:p>Components missing attributes after upgrade to 1.2_05</text:p>
          </table:table-cell>
          <table:table-cell table:style-name="ce11" office:value-type="date" office:date-value="2007-10-23">
            <text:p>2007-10-23</text:p>
          </table:table-cell>
          <table:table-cell table:formula="of:=ISOWEEKNUM([.D812];1)" office:value-type="float" office:value="43">
            <text:p>43</text:p>
          </table:table-cell>
          <table:table-cell table:formula="of:=YEAR([.D812])" office:value-type="float" office:value="2007">
            <text:p>2007</text:p>
          </table:table-cell>
          <table:table-cell table:formula="of:=CONCATENATE([.F812];[.E812])" office:value-type="string" office:string-value="200743">
            <text:p>2007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54">JAVASERVERFACES-654</text:a> </text:p>
          </table:table-cell>
          <table:table-cell table:style-name="ce7" office:value-type="string">
            <text:p>h:form removes attribute enctype</text:p>
          </table:table-cell>
          <table:table-cell table:style-name="ce11" office:value-type="date" office:date-value="2007-10-23">
            <text:p>2007-10-23</text:p>
          </table:table-cell>
          <table:table-cell table:formula="of:=ISOWEEKNUM([.D813];1)" office:value-type="float" office:value="43">
            <text:p>43</text:p>
          </table:table-cell>
          <table:table-cell table:formula="of:=YEAR([.D813])" office:value-type="float" office:value="2007">
            <text:p>2007</text:p>
          </table:table-cell>
          <table:table-cell table:formula="of:=CONCATENATE([.F813];[.E813])" office:value-type="string" office:string-value="200743">
            <text:p>2007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9">JAVASERVERFACES-649</text:a> </text:p>
          </table:table-cell>
          <table:table-cell table:style-name="ce7" office:value-type="string">
            <text:p>adf dynamic id does not work right</text:p>
          </table:table-cell>
          <table:table-cell table:style-name="ce11" office:value-type="date" office:date-value="2007-10-12">
            <text:p>2007-10-12</text:p>
          </table:table-cell>
          <table:table-cell table:formula="of:=ISOWEEKNUM([.D814];1)" office:value-type="float" office:value="41">
            <text:p>41</text:p>
          </table:table-cell>
          <table:table-cell table:formula="of:=YEAR([.D814])" office:value-type="float" office:value="2007">
            <text:p>2007</text:p>
          </table:table-cell>
          <table:table-cell table:formula="of:=CONCATENATE([.F814];[.E814])" office:value-type="string" office:string-value="200741">
            <text:p>2007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7">JAVASERVERFACES-647</text:a> </text:p>
          </table:table-cell>
          <table:table-cell table:style-name="ce7" office:value-type="string">
            <text:p>NPE in javax.faces.components.UIData.keepSaved()</text:p>
          </table:table-cell>
          <table:table-cell table:style-name="ce11" office:value-type="date" office:date-value="2007-10-08">
            <text:p>2007-10-08</text:p>
          </table:table-cell>
          <table:table-cell table:formula="of:=ISOWEEKNUM([.D815];1)" office:value-type="float" office:value="41">
            <text:p>41</text:p>
          </table:table-cell>
          <table:table-cell table:formula="of:=YEAR([.D815])" office:value-type="float" office:value="2007">
            <text:p>2007</text:p>
          </table:table-cell>
          <table:table-cell table:formula="of:=CONCATENATE([.F815];[.E815])" office:value-type="string" office:string-value="200741">
            <text:p>2007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9">JAVASERVERFACES-629</text:a> </text:p>
          </table:table-cell>
          <table:table-cell table:style-name="ce7" office:value-type="string">
            <text:p>jsf 1.2 and &lt;jsp:param&gt; not working</text:p>
          </table:table-cell>
          <table:table-cell table:style-name="ce11" office:value-type="date" office:date-value="2007-10-02">
            <text:p>2007-10-02</text:p>
          </table:table-cell>
          <table:table-cell table:formula="of:=ISOWEEKNUM([.D816];1)" office:value-type="float" office:value="40">
            <text:p>40</text:p>
          </table:table-cell>
          <table:table-cell table:formula="of:=YEAR([.D816])" office:value-type="float" office:value="2007">
            <text:p>2007</text:p>
          </table:table-cell>
          <table:table-cell table:formula="of:=CONCATENATE([.F816];[.E816])" office:value-type="string" office:string-value="200740">
            <text:p>2007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0">JAVASERVERFACES-640</text:a> </text:p>
          </table:table-cell>
          <table:table-cell table:style-name="ce7" office:value-type="string">
            <text:p>NPE when looking-up ManagedBean in Converter with com.sun.faces.verifyObjects=true</text:p>
          </table:table-cell>
          <table:table-cell table:style-name="ce11" office:value-type="date" office:date-value="2007-09-28">
            <text:p>2007-09-28</text:p>
          </table:table-cell>
          <table:table-cell table:formula="of:=ISOWEEKNUM([.D817];1)" office:value-type="float" office:value="39">
            <text:p>39</text:p>
          </table:table-cell>
          <table:table-cell table:formula="of:=YEAR([.D817])" office:value-type="float" office:value="2007">
            <text:p>2007</text:p>
          </table:table-cell>
          <table:table-cell table:formula="of:=CONCATENATE([.F817];[.E817])" office:value-type="string" office:string-value="200739">
            <text:p>2007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42">JAVASERVERFACES-642</text:a> </text:p>
          </table:table-cell>
          <table:table-cell table:style-name="ce7" office:value-type="string">
            <text:p>UIData.keepSaved() needs to ensure non-null ID is returned from FacesContext.getClientIdsWithMessages()</text:p>
          </table:table-cell>
          <table:table-cell table:style-name="ce11" office:value-type="date" office:date-value="2007-09-27">
            <text:p>2007-09-27</text:p>
          </table:table-cell>
          <table:table-cell table:formula="of:=ISOWEEKNUM([.D818];1)" office:value-type="float" office:value="39">
            <text:p>39</text:p>
          </table:table-cell>
          <table:table-cell table:formula="of:=YEAR([.D818])" office:value-type="float" office:value="2007">
            <text:p>2007</text:p>
          </table:table-cell>
          <table:table-cell table:formula="of:=CONCATENATE([.F818];[.E818])" office:value-type="string" office:string-value="200739">
            <text:p>2007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5">JAVASERVERFACES-635</text:a> </text:p>
          </table:table-cell>
          <table:table-cell table:style-name="ce7" office:value-type="string">
            <text:p>render nested 'CDATA' elements bugs</text:p>
          </table:table-cell>
          <table:table-cell table:style-name="ce11" office:value-type="date" office:date-value="2007-09-24">
            <text:p>2007-09-24</text:p>
          </table:table-cell>
          <table:table-cell table:formula="of:=ISOWEEKNUM([.D819];1)" office:value-type="float" office:value="39">
            <text:p>39</text:p>
          </table:table-cell>
          <table:table-cell table:formula="of:=YEAR([.D819])" office:value-type="float" office:value="2007">
            <text:p>2007</text:p>
          </table:table-cell>
          <table:table-cell table:formula="of:=CONCATENATE([.F819];[.E819])" office:value-type="string" office:string-value="200739">
            <text:p>2007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8">JAVASERVERFACES-618</text:a> </text:p>
          </table:table-cell>
          <table:table-cell table:style-name="ce7" office:value-type="string">
            <text:p>FacesException cannot be caught by Servlet Container</text:p>
          </table:table-cell>
          <table:table-cell table:style-name="ce11" office:value-type="date" office:date-value="2007-09-21">
            <text:p>2007-09-21</text:p>
          </table:table-cell>
          <table:table-cell table:formula="of:=ISOWEEKNUM([.D820];1)" office:value-type="float" office:value="38">
            <text:p>38</text:p>
          </table:table-cell>
          <table:table-cell table:formula="of:=YEAR([.D820])" office:value-type="float" office:value="2007">
            <text:p>2007</text:p>
          </table:table-cell>
          <table:table-cell table:formula="of:=CONCATENATE([.F820];[.E820])" office:value-type="string" office:string-value="200738">
            <text:p>2007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8">JAVASERVERFACES-638</text:a> </text:p>
          </table:table-cell>
          <table:table-cell table:style-name="ce7" office:value-type="string">
            <text:p>EntityResolver isn't being set on the DocumentBuilderFactory in the non-validating case</text:p>
          </table:table-cell>
          <table:table-cell table:style-name="ce11" office:value-type="date" office:date-value="2007-09-20">
            <text:p>2007-09-20</text:p>
          </table:table-cell>
          <table:table-cell table:formula="of:=ISOWEEKNUM([.D821];1)" office:value-type="float" office:value="38">
            <text:p>38</text:p>
          </table:table-cell>
          <table:table-cell table:formula="of:=YEAR([.D821])" office:value-type="float" office:value="2007">
            <text:p>2007</text:p>
          </table:table-cell>
          <table:table-cell table:formula="of:=CONCATENATE([.F821];[.E821])" office:value-type="string" office:string-value="200738">
            <text:p>2007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7">JAVASERVERFACES-637</text:a> </text:p>
          </table:table-cell>
          <table:table-cell table:style-name="ce7" office:value-type="string">
            <text:p>NPE when using EL within a f:param</text:p>
          </table:table-cell>
          <table:table-cell table:style-name="ce11" office:value-type="date" office:date-value="2007-09-19">
            <text:p>2007-09-19</text:p>
          </table:table-cell>
          <table:table-cell table:formula="of:=ISOWEEKNUM([.D822];1)" office:value-type="float" office:value="38">
            <text:p>38</text:p>
          </table:table-cell>
          <table:table-cell table:formula="of:=YEAR([.D822])" office:value-type="float" office:value="2007">
            <text:p>2007</text:p>
          </table:table-cell>
          <table:table-cell table:formula="of:=CONCATENATE([.F822];[.E822])" office:value-type="string" office:string-value="200738">
            <text:p>2007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3">JAVASERVERFACES-583</text:a> </text:p>
          </table:table-cell>
          <table:table-cell table:style-name="ce7" office:value-type="string">
            <text:p>CommandLinks can't handle null value in UIParameter anymore</text:p>
          </table:table-cell>
          <table:table-cell table:style-name="ce11" office:value-type="date" office:date-value="2007-09-19">
            <text:p>2007-09-19</text:p>
          </table:table-cell>
          <table:table-cell table:formula="of:=ISOWEEKNUM([.D823];1)" office:value-type="float" office:value="38">
            <text:p>38</text:p>
          </table:table-cell>
          <table:table-cell table:formula="of:=YEAR([.D823])" office:value-type="float" office:value="2007">
            <text:p>2007</text:p>
          </table:table-cell>
          <table:table-cell table:formula="of:=CONCATENATE([.F823];[.E823])" office:value-type="string" office:string-value="200738">
            <text:p>2007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3">JAVASERVERFACES-633</text:a> </text:p>
          </table:table-cell>
          <table:table-cell table:style-name="ce7" office:value-type="string">
            <text:p>issue with UIData persistence</text:p>
          </table:table-cell>
          <table:table-cell table:style-name="ce11" office:value-type="date" office:date-value="2007-09-17">
            <text:p>2007-09-17</text:p>
          </table:table-cell>
          <table:table-cell table:formula="of:=ISOWEEKNUM([.D824];1)" office:value-type="float" office:value="38">
            <text:p>38</text:p>
          </table:table-cell>
          <table:table-cell table:formula="of:=YEAR([.D824])" office:value-type="float" office:value="2007">
            <text:p>2007</text:p>
          </table:table-cell>
          <table:table-cell table:formula="of:=CONCATENATE([.F824];[.E824])" office:value-type="string" office:string-value="200738">
            <text:p>20073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4">JAVASERVERFACES-634</text:a> </text:p>
          </table:table-cell>
          <table:table-cell table:style-name="ce7" office:value-type="string">
            <text:p>User input on textInput contained in dataTable lost in immediate mode</text:p>
          </table:table-cell>
          <table:table-cell table:style-name="ce11" office:value-type="date" office:date-value="2007-09-14">
            <text:p>2007-09-14</text:p>
          </table:table-cell>
          <table:table-cell table:formula="of:=ISOWEEKNUM([.D825];1)" office:value-type="float" office:value="37">
            <text:p>37</text:p>
          </table:table-cell>
          <table:table-cell table:formula="of:=YEAR([.D825])" office:value-type="float" office:value="2007">
            <text:p>2007</text:p>
          </table:table-cell>
          <table:table-cell table:formula="of:=CONCATENATE([.F825];[.E825])" office:value-type="string" office:string-value="200737">
            <text:p>2007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40">JAVASERVERFACES-140</text:a> </text:p>
          </table:table-cell>
          <table:table-cell table:style-name="ce7" office:value-type="string">
            <text:p>DataTable improperly discarding "saved" after validation</text:p>
          </table:table-cell>
          <table:table-cell table:style-name="ce11" office:value-type="date" office:date-value="2007-09-14">
            <text:p>2007-09-14</text:p>
          </table:table-cell>
          <table:table-cell table:formula="of:=ISOWEEKNUM([.D826];1)" office:value-type="float" office:value="37">
            <text:p>37</text:p>
          </table:table-cell>
          <table:table-cell table:formula="of:=YEAR([.D826])" office:value-type="float" office:value="2007">
            <text:p>2007</text:p>
          </table:table-cell>
          <table:table-cell table:formula="of:=CONCATENATE([.F826];[.E826])" office:value-type="string" office:string-value="200737">
            <text:p>2007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2">JAVASERVERFACES-632</text:a> </text:p>
          </table:table-cell>
          <table:table-cell table:style-name="ce7" office:value-type="string">
            <text:p>Server-side state saving sensitive to model changes</text:p>
          </table:table-cell>
          <table:table-cell table:style-name="ce11" office:value-type="date" office:date-value="2007-09-13">
            <text:p>2007-09-13</text:p>
          </table:table-cell>
          <table:table-cell table:formula="of:=ISOWEEKNUM([.D827];1)" office:value-type="float" office:value="37">
            <text:p>37</text:p>
          </table:table-cell>
          <table:table-cell table:formula="of:=YEAR([.D827])" office:value-type="float" office:value="2007">
            <text:p>2007</text:p>
          </table:table-cell>
          <table:table-cell table:formula="of:=CONCATENATE([.F827];[.E827])" office:value-type="string" office:string-value="200737">
            <text:p>2007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31">JAVASERVERFACES-631</text:a> </text:p>
          </table:table-cell>
          <table:table-cell table:style-name="ce7" office:value-type="string">
            <text:p>&lt;f:converter /&gt; is instanceof "com.sun.faces.taglib.jsf_core.ConverterTag$BindingConverter"</text:p>
          </table:table-cell>
          <table:table-cell table:style-name="ce11" office:value-type="date" office:date-value="2007-09-07">
            <text:p>2007-09-07</text:p>
          </table:table-cell>
          <table:table-cell table:formula="of:=ISOWEEKNUM([.D828];1)" office:value-type="float" office:value="36">
            <text:p>36</text:p>
          </table:table-cell>
          <table:table-cell table:formula="of:=YEAR([.D828])" office:value-type="float" office:value="2007">
            <text:p>2007</text:p>
          </table:table-cell>
          <table:table-cell table:formula="of:=CONCATENATE([.F828];[.E828])" office:value-type="string" office:string-value="200736">
            <text:p>20073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6">JAVASERVERFACES-626</text:a> </text:p>
          </table:table-cell>
          <table:table-cell table:style-name="ce7" office:value-type="string">
            <text:p>Data written to the response-writer in the after-Render-response phase not being written to the browser.</text:p>
          </table:table-cell>
          <table:table-cell table:style-name="ce11" office:value-type="date" office:date-value="2007-08-29">
            <text:p>2007-08-29</text:p>
          </table:table-cell>
          <table:table-cell table:formula="of:=ISOWEEKNUM([.D829];1)" office:value-type="float" office:value="35">
            <text:p>35</text:p>
          </table:table-cell>
          <table:table-cell table:formula="of:=YEAR([.D829])" office:value-type="float" office:value="2007">
            <text:p>2007</text:p>
          </table:table-cell>
          <table:table-cell table:formula="of:=CONCATENATE([.F829];[.E829])" office:value-type="string" office:string-value="200735">
            <text:p>2007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8">JAVASERVERFACES-628</text:a> </text:p>
          </table:table-cell>
          <table:table-cell table:style-name="ce7" office:value-type="string">
            <text:p>UIData.restoreDecendentState() + UIComponentBase.setId() -&gt; profiling hotspot</text:p>
          </table:table-cell>
          <table:table-cell table:style-name="ce11" office:value-type="date" office:date-value="2007-08-29">
            <text:p>2007-08-29</text:p>
          </table:table-cell>
          <table:table-cell table:formula="of:=ISOWEEKNUM([.D830];1)" office:value-type="float" office:value="35">
            <text:p>35</text:p>
          </table:table-cell>
          <table:table-cell table:formula="of:=YEAR([.D830])" office:value-type="float" office:value="2007">
            <text:p>2007</text:p>
          </table:table-cell>
          <table:table-cell table:formula="of:=CONCATENATE([.F830];[.E830])" office:value-type="string" office:string-value="200735">
            <text:p>2007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1">JAVASERVERFACES-621</text:a> </text:p>
          </table:table-cell>
          <table:table-cell table:style-name="ce7" office:value-type="string">
            <text:p>OutputLink children doesn't get fully recursively rendered</text:p>
          </table:table-cell>
          <table:table-cell table:style-name="ce11" office:value-type="date" office:date-value="2007-08-24">
            <text:p>2007-08-24</text:p>
          </table:table-cell>
          <table:table-cell table:formula="of:=ISOWEEKNUM([.D831];1)" office:value-type="float" office:value="34">
            <text:p>34</text:p>
          </table:table-cell>
          <table:table-cell table:formula="of:=YEAR([.D831])" office:value-type="float" office:value="2007">
            <text:p>2007</text:p>
          </table:table-cell>
          <table:table-cell table:formula="of:=CONCATENATE([.F831];[.E831])" office:value-type="string" office:string-value="200734">
            <text:p>2007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2">JAVASERVERFACES-622</text:a> </text:p>
          </table:table-cell>
          <table:table-cell table:style-name="ce7" office:value-type="string">
            <text:p>UICommand parent breaks immediate ActionEvents queued by children</text:p>
          </table:table-cell>
          <table:table-cell table:style-name="ce11" office:value-type="date" office:date-value="2007-08-24">
            <text:p>2007-08-24</text:p>
          </table:table-cell>
          <table:table-cell table:formula="of:=ISOWEEKNUM([.D832];1)" office:value-type="float" office:value="34">
            <text:p>34</text:p>
          </table:table-cell>
          <table:table-cell table:formula="of:=YEAR([.D832])" office:value-type="float" office:value="2007">
            <text:p>2007</text:p>
          </table:table-cell>
          <table:table-cell table:formula="of:=CONCATENATE([.F832];[.E832])" office:value-type="string" office:string-value="200734">
            <text:p>2007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23">JAVASERVERFACES-623</text:a> </text:p>
          </table:table-cell>
          <table:table-cell table:style-name="ce7" office:value-type="string">
            <text:p>facesContext...contextPath changed operation in Glassfish V2</text:p>
          </table:table-cell>
          <table:table-cell table:style-name="ce11" office:value-type="date" office:date-value="2007-08-23">
            <text:p>2007-08-23</text:p>
          </table:table-cell>
          <table:table-cell table:formula="of:=ISOWEEKNUM([.D833];1)" office:value-type="float" office:value="34">
            <text:p>34</text:p>
          </table:table-cell>
          <table:table-cell table:formula="of:=YEAR([.D833])" office:value-type="float" office:value="2007">
            <text:p>2007</text:p>
          </table:table-cell>
          <table:table-cell table:formula="of:=CONCATENATE([.F833];[.E833])" office:value-type="string" office:string-value="200734">
            <text:p>2007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9">JAVASERVERFACES-619</text:a> </text:p>
          </table:table-cell>
          <table:table-cell table:style-name="ce7" office:value-type="string">
            <text:p>Size of arrays in UIComponentClassicTagBase.addChild and addFacet</text:p>
          </table:table-cell>
          <table:table-cell table:style-name="ce11" office:value-type="date" office:date-value="2007-08-21">
            <text:p>2007-08-21</text:p>
          </table:table-cell>
          <table:table-cell table:formula="of:=ISOWEEKNUM([.D834];1)" office:value-type="float" office:value="34">
            <text:p>34</text:p>
          </table:table-cell>
          <table:table-cell table:formula="of:=YEAR([.D834])" office:value-type="float" office:value="2007">
            <text:p>2007</text:p>
          </table:table-cell>
          <table:table-cell table:formula="of:=CONCATENATE([.F834];[.E834])" office:value-type="string" office:string-value="200734">
            <text:p>2007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7">JAVASERVERFACES-617</text:a> </text:p>
          </table:table-cell>
          <table:table-cell table:style-name="ce7" office:value-type="string">
            <text:p>java.lang.IllegalArgumentException thrown on validator tag.</text:p>
          </table:table-cell>
          <table:table-cell table:style-name="ce11" office:value-type="date" office:date-value="2007-08-15">
            <text:p>2007-08-15</text:p>
          </table:table-cell>
          <table:table-cell table:formula="of:=ISOWEEKNUM([.D835];1)" office:value-type="float" office:value="33">
            <text:p>33</text:p>
          </table:table-cell>
          <table:table-cell table:formula="of:=YEAR([.D835])" office:value-type="float" office:value="2007">
            <text:p>2007</text:p>
          </table:table-cell>
          <table:table-cell table:formula="of:=CONCATENATE([.F835];[.E835])" office:value-type="string" office:string-value="200733">
            <text:p>2007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6">JAVASERVERFACES-616</text:a> </text:p>
          </table:table-cell>
          <table:table-cell table:style-name="ce7" office:value-type="string">
            <text:p>MenuRenderer.renderOption doesn't check for nulls</text:p>
          </table:table-cell>
          <table:table-cell table:style-name="ce11" office:value-type="date" office:date-value="2007-08-14">
            <text:p>2007-08-14</text:p>
          </table:table-cell>
          <table:table-cell table:formula="of:=ISOWEEKNUM([.D836];1)" office:value-type="float" office:value="33">
            <text:p>33</text:p>
          </table:table-cell>
          <table:table-cell table:formula="of:=YEAR([.D836])" office:value-type="float" office:value="2007">
            <text:p>2007</text:p>
          </table:table-cell>
          <table:table-cell table:formula="of:=CONCATENATE([.F836];[.E836])" office:value-type="string" office:string-value="200733">
            <text:p>2007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5">JAVASERVERFACES-615</text:a> </text:p>
          </table:table-cell>
          <table:table-cell table:style-name="ce7" office:value-type="string">
            <text:p>Binary data handling isn't up to speed</text:p>
          </table:table-cell>
          <table:table-cell table:style-name="ce11" office:value-type="date" office:date-value="2007-08-13">
            <text:p>2007-08-13</text:p>
          </table:table-cell>
          <table:table-cell table:formula="of:=ISOWEEKNUM([.D837];1)" office:value-type="float" office:value="33">
            <text:p>33</text:p>
          </table:table-cell>
          <table:table-cell table:formula="of:=YEAR([.D837])" office:value-type="float" office:value="2007">
            <text:p>2007</text:p>
          </table:table-cell>
          <table:table-cell table:formula="of:=CONCATENATE([.F837];[.E837])" office:value-type="string" office:string-value="200733">
            <text:p>2007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3">JAVASERVERFACES-613</text:a> </text:p>
          </table:table-cell>
          <table:table-cell table:style-name="ce7" office:value-type="string">
            <text:p>RenderKitImpl.createResponseWriter() mis-handles '*/*' case</text:p>
          </table:table-cell>
          <table:table-cell table:style-name="ce11" office:value-type="date" office:date-value="2007-08-08">
            <text:p>2007-08-08</text:p>
          </table:table-cell>
          <table:table-cell table:formula="of:=ISOWEEKNUM([.D838];1)" office:value-type="float" office:value="32">
            <text:p>32</text:p>
          </table:table-cell>
          <table:table-cell table:formula="of:=YEAR([.D838])" office:value-type="float" office:value="2007">
            <text:p>2007</text:p>
          </table:table-cell>
          <table:table-cell table:formula="of:=CONCATENATE([.F838];[.E838])" office:value-type="string" office:string-value="200732">
            <text:p>2007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10">JAVASERVERFACES-610</text:a> </text:p>
          </table:table-cell>
          <table:table-cell table:style-name="ce7" office:value-type="string">
            <text:p>Exception raised during application start of javax.faces.CONFIG_FILES has an empty parameter value</text:p>
          </table:table-cell>
          <table:table-cell table:style-name="ce11" office:value-type="date" office:date-value="2007-08-06">
            <text:p>2007-08-06</text:p>
          </table:table-cell>
          <table:table-cell table:formula="of:=ISOWEEKNUM([.D839];1)" office:value-type="float" office:value="32">
            <text:p>32</text:p>
          </table:table-cell>
          <table:table-cell table:formula="of:=YEAR([.D839])" office:value-type="float" office:value="2007">
            <text:p>2007</text:p>
          </table:table-cell>
          <table:table-cell table:formula="of:=CONCATENATE([.F839];[.E839])" office:value-type="string" office:string-value="200732">
            <text:p>2007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6">JAVASERVERFACES-596</text:a> </text:p>
          </table:table-cell>
          <table:table-cell table:style-name="ce7" office:value-type="string">
            <text:p>javax.faces.Messages - spelling errors</text:p>
          </table:table-cell>
          <table:table-cell table:style-name="ce11" office:value-type="date" office:date-value="2007-07-31">
            <text:p>2007-07-31</text:p>
          </table:table-cell>
          <table:table-cell table:formula="of:=ISOWEEKNUM([.D840];1)" office:value-type="float" office:value="31">
            <text:p>31</text:p>
          </table:table-cell>
          <table:table-cell table:formula="of:=YEAR([.D840])" office:value-type="float" office:value="2007">
            <text:p>2007</text:p>
          </table:table-cell>
          <table:table-cell table:formula="of:=CONCATENATE([.F840];[.E840])" office:value-type="string" office:string-value="200731">
            <text:p>2007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1">JAVASERVERFACES-551</text:a> </text:p>
          </table:table-cell>
          <table:table-cell table:style-name="ce7" office:value-type="string">
            <text:p>Datatable has unexpected rendering when footer facets on the table and columns</text:p>
          </table:table-cell>
          <table:table-cell table:style-name="ce11" office:value-type="date" office:date-value="2007-07-31">
            <text:p>2007-07-31</text:p>
          </table:table-cell>
          <table:table-cell table:formula="of:=ISOWEEKNUM([.D841];1)" office:value-type="float" office:value="31">
            <text:p>31</text:p>
          </table:table-cell>
          <table:table-cell table:formula="of:=YEAR([.D841])" office:value-type="float" office:value="2007">
            <text:p>2007</text:p>
          </table:table-cell>
          <table:table-cell table:formula="of:=CONCATENATE([.F841];[.E841])" office:value-type="string" office:string-value="200731">
            <text:p>2007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0">JAVASERVERFACES-600</text:a> </text:p>
          </table:table-cell>
          <table:table-cell table:style-name="ce7" office:value-type="string">
            <text:p>coerceToType give strange side effects</text:p>
          </table:table-cell>
          <table:table-cell table:style-name="ce11" office:value-type="date" office:date-value="2007-07-27">
            <text:p>2007-07-27</text:p>
          </table:table-cell>
          <table:table-cell table:formula="of:=ISOWEEKNUM([.D842];1)" office:value-type="float" office:value="30">
            <text:p>30</text:p>
          </table:table-cell>
          <table:table-cell table:formula="of:=YEAR([.D842])" office:value-type="float" office:value="2007">
            <text:p>2007</text:p>
          </table:table-cell>
          <table:table-cell table:formula="of:=CONCATENATE([.F842];[.E842])" office:value-type="string" office:string-value="200730">
            <text:p>2007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6">JAVASERVERFACES-606</text:a> </text:p>
          </table:table-cell>
          <table:table-cell table:style-name="ce7" office:value-type="string">
            <text:p>selectItem Arrays.asList() causes UnsupportedOperationException</text:p>
          </table:table-cell>
          <table:table-cell table:style-name="ce11" office:value-type="date" office:date-value="2007-07-23">
            <text:p>2007-07-23</text:p>
          </table:table-cell>
          <table:table-cell table:formula="of:=ISOWEEKNUM([.D843];1)" office:value-type="float" office:value="30">
            <text:p>30</text:p>
          </table:table-cell>
          <table:table-cell table:formula="of:=YEAR([.D843])" office:value-type="float" office:value="2007">
            <text:p>2007</text:p>
          </table:table-cell>
          <table:table-cell table:formula="of:=CONCATENATE([.F843];[.E843])" office:value-type="string" office:string-value="200730">
            <text:p>2007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5">JAVASERVERFACES-605</text:a> </text:p>
          </table:table-cell>
          <table:table-cell table:style-name="ce7" office:value-type="string">
            <text:p>UIComponentBase.getClientId() does not obey contract of getClientId()</text:p>
          </table:table-cell>
          <table:table-cell table:style-name="ce11" office:value-type="date" office:date-value="2007-07-19">
            <text:p>2007-07-19</text:p>
          </table:table-cell>
          <table:table-cell table:formula="of:=ISOWEEKNUM([.D844];1)" office:value-type="float" office:value="29">
            <text:p>29</text:p>
          </table:table-cell>
          <table:table-cell table:formula="of:=YEAR([.D844])" office:value-type="float" office:value="2007">
            <text:p>2007</text:p>
          </table:table-cell>
          <table:table-cell table:formula="of:=CONCATENATE([.F844];[.E844])" office:value-type="string" office:string-value="200729">
            <text:p>2007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0">JAVASERVERFACES-560</text:a> </text:p>
          </table:table-cell>
          <table:table-cell table:style-name="ce7" office:value-type="string">
            <text:p>Override a overridden DateTimeConverter</text:p>
          </table:table-cell>
          <table:table-cell table:style-name="ce11" office:value-type="date" office:date-value="2007-07-17">
            <text:p>2007-07-17</text:p>
          </table:table-cell>
          <table:table-cell table:formula="of:=ISOWEEKNUM([.D845];1)" office:value-type="float" office:value="29">
            <text:p>29</text:p>
          </table:table-cell>
          <table:table-cell table:formula="of:=YEAR([.D845])" office:value-type="float" office:value="2007">
            <text:p>2007</text:p>
          </table:table-cell>
          <table:table-cell table:formula="of:=CONCATENATE([.F845];[.E845])" office:value-type="string" office:string-value="200729">
            <text:p>2007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3">JAVASERVERFACES-593</text:a> </text:p>
          </table:table-cell>
          <table:table-cell table:style-name="ce7" office:value-type="string">
            <text:p>ExternalContext.getRequestMap().keySet().toArray() is broken</text:p>
          </table:table-cell>
          <table:table-cell table:style-name="ce11" office:value-type="date" office:date-value="2007-07-16">
            <text:p>2007-07-16</text:p>
          </table:table-cell>
          <table:table-cell table:formula="of:=ISOWEEKNUM([.D846];1)" office:value-type="float" office:value="29">
            <text:p>29</text:p>
          </table:table-cell>
          <table:table-cell table:formula="of:=YEAR([.D846])" office:value-type="float" office:value="2007">
            <text:p>2007</text:p>
          </table:table-cell>
          <table:table-cell table:formula="of:=CONCATENATE([.F846];[.E846])" office:value-type="string" office:string-value="200729">
            <text:p>2007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2">JAVASERVERFACES-602</text:a> </text:p>
          </table:table-cell>
          <table:table-cell table:style-name="ce7" office:value-type="string">
            <text:p>ViewHandlerResponseWrapper throws IllegalStateException</text:p>
          </table:table-cell>
          <table:table-cell table:style-name="ce11" office:value-type="date" office:date-value="2007-07-12">
            <text:p>2007-07-12</text:p>
          </table:table-cell>
          <table:table-cell table:formula="of:=ISOWEEKNUM([.D847];1)" office:value-type="float" office:value="28">
            <text:p>28</text:p>
          </table:table-cell>
          <table:table-cell table:formula="of:=YEAR([.D847])" office:value-type="float" office:value="2007">
            <text:p>2007</text:p>
          </table:table-cell>
          <table:table-cell table:formula="of:=CONCATENATE([.F847];[.E847])" office:value-type="string" office:string-value="200728">
            <text:p>2007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4">JAVASERVERFACES-594</text:a> </text:p>
          </table:table-cell>
          <table:table-cell table:style-name="ce7" office:value-type="string">
            <text:p>HtmlEditor Component gets 404s</text:p>
          </table:table-cell>
          <table:table-cell table:style-name="ce11" office:value-type="date" office:date-value="2007-07-06">
            <text:p>2007-07-06</text:p>
          </table:table-cell>
          <table:table-cell table:formula="of:=ISOWEEKNUM([.D848];1)" office:value-type="float" office:value="27">
            <text:p>27</text:p>
          </table:table-cell>
          <table:table-cell table:formula="of:=YEAR([.D848])" office:value-type="float" office:value="2007">
            <text:p>2007</text:p>
          </table:table-cell>
          <table:table-cell table:formula="of:=CONCATENATE([.F848];[.E848])" office:value-type="string" office:string-value="200727">
            <text:p>2007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601">JAVASERVERFACES-601</text:a> </text:p>
          </table:table-cell>
          <table:table-cell table:style-name="ce7" office:value-type="string">
            <text:p>Datatable loses values when validation errors in form</text:p>
          </table:table-cell>
          <table:table-cell table:style-name="ce11" office:value-type="date" office:date-value="2007-07-03">
            <text:p>2007-07-03</text:p>
          </table:table-cell>
          <table:table-cell table:formula="of:=ISOWEEKNUM([.D849];1)" office:value-type="float" office:value="27">
            <text:p>27</text:p>
          </table:table-cell>
          <table:table-cell table:formula="of:=YEAR([.D849])" office:value-type="float" office:value="2007">
            <text:p>2007</text:p>
          </table:table-cell>
          <table:table-cell table:formula="of:=CONCATENATE([.F849];[.E849])" office:value-type="string" office:string-value="200727">
            <text:p>2007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9">JAVASERVERFACES-599</text:a> </text:p>
          </table:table-cell>
          <table:table-cell table:style-name="ce7" office:value-type="string">
            <text:p>PropertyResolverChainWrapper generate StackOverFlow</text:p>
          </table:table-cell>
          <table:table-cell table:style-name="ce11" office:value-type="date" office:date-value="2007-07-03">
            <text:p>2007-07-03</text:p>
          </table:table-cell>
          <table:table-cell table:formula="of:=ISOWEEKNUM([.D850];1)" office:value-type="float" office:value="27">
            <text:p>27</text:p>
          </table:table-cell>
          <table:table-cell table:formula="of:=YEAR([.D850])" office:value-type="float" office:value="2007">
            <text:p>2007</text:p>
          </table:table-cell>
          <table:table-cell table:formula="of:=CONCATENATE([.F850];[.E850])" office:value-type="string" office:string-value="200727">
            <text:p>20072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7">JAVASERVERFACES-597</text:a> </text:p>
          </table:table-cell>
          <table:table-cell table:style-name="ce7" office:value-type="string">
            <text:p>[PORTLET] False positive on iteration detection in UIComponentClassicTagBase</text:p>
          </table:table-cell>
          <table:table-cell table:style-name="ce11" office:value-type="date" office:date-value="2007-06-22">
            <text:p>2007-06-22</text:p>
          </table:table-cell>
          <table:table-cell table:formula="of:=ISOWEEKNUM([.D851];1)" office:value-type="float" office:value="25">
            <text:p>25</text:p>
          </table:table-cell>
          <table:table-cell table:formula="of:=YEAR([.D851])" office:value-type="float" office:value="2007">
            <text:p>2007</text:p>
          </table:table-cell>
          <table:table-cell table:formula="of:=CONCATENATE([.F851];[.E851])" office:value-type="string" office:string-value="200725">
            <text:p>2007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4">JAVASERVERFACES-524</text:a> </text:p>
          </table:table-cell>
          <table:table-cell table:style-name="ce7" office:value-type="string">
            <text:p>Calendar should Year dropdown should not have a hardcoded min/max. Use a resource file for error messages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852];1)" office:value-type="float" office:value="24">
            <text:p>24</text:p>
          </table:table-cell>
          <table:table-cell table:formula="of:=YEAR([.D852])" office:value-type="float" office:value="2007">
            <text:p>2007</text:p>
          </table:table-cell>
          <table:table-cell table:formula="of:=CONCATENATE([.F852];[.E852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4">JAVASERVERFACES-514</text:a> </text:p>
          </table:table-cell>
          <table:table-cell table:style-name="ce7" office:value-type="string">
            <text:p>Arrows on Calendar component are not displayed.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853];1)" office:value-type="float" office:value="24">
            <text:p>24</text:p>
          </table:table-cell>
          <table:table-cell table:formula="of:=YEAR([.D853])" office:value-type="float" office:value="2007">
            <text:p>2007</text:p>
          </table:table-cell>
          <table:table-cell table:formula="of:=CONCATENATE([.F853];[.E853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6">JAVASERVERFACES-586</text:a> </text:p>
          </table:table-cell>
          <table:table-cell table:style-name="ce7" office:value-type="string">
            <text:p>Update various CSS files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854];1)" office:value-type="float" office:value="24">
            <text:p>24</text:p>
          </table:table-cell>
          <table:table-cell table:formula="of:=YEAR([.D854])" office:value-type="float" office:value="2007">
            <text:p>2007</text:p>
          </table:table-cell>
          <table:table-cell table:formula="of:=CONCATENATE([.F854];[.E854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9">JAVASERVERFACES-589</text:a> </text:p>
          </table:table-cell>
          <table:table-cell table:style-name="ce7" office:value-type="string">
            <text:p>Make the tabs default to something prettier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855];1)" office:value-type="float" office:value="24">
            <text:p>24</text:p>
          </table:table-cell>
          <table:table-cell table:formula="of:=YEAR([.D855])" office:value-type="float" office:value="2007">
            <text:p>2007</text:p>
          </table:table-cell>
          <table:table-cell table:formula="of:=CONCATENATE([.F855];[.E855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2">JAVASERVERFACES-582</text:a> </text:p>
          </table:table-cell>
          <table:table-cell table:style-name="ce7" office:value-type="string">
            <text:p>"Standard" Attribute Support</text:p>
          </table:table-cell>
          <table:table-cell table:style-name="ce11" office:value-type="date" office:date-value="2007-06-15">
            <text:p>2007-06-15</text:p>
          </table:table-cell>
          <table:table-cell table:formula="of:=ISOWEEKNUM([.D856];1)" office:value-type="float" office:value="24">
            <text:p>24</text:p>
          </table:table-cell>
          <table:table-cell table:formula="of:=YEAR([.D856])" office:value-type="float" office:value="2007">
            <text:p>2007</text:p>
          </table:table-cell>
          <table:table-cell table:formula="of:=CONCATENATE([.F856];[.E856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92">JAVASERVERFACES-592</text:a> </text:p>
          </table:table-cell>
          <table:table-cell table:style-name="ce7" office:value-type="string">
            <text:p>ManagedBeanELResolver/SessionMap create new sessions</text:p>
          </table:table-cell>
          <table:table-cell table:style-name="ce11" office:value-type="date" office:date-value="2007-06-11">
            <text:p>2007-06-11</text:p>
          </table:table-cell>
          <table:table-cell table:formula="of:=ISOWEEKNUM([.D857];1)" office:value-type="float" office:value="24">
            <text:p>24</text:p>
          </table:table-cell>
          <table:table-cell table:formula="of:=YEAR([.D857])" office:value-type="float" office:value="2007">
            <text:p>2007</text:p>
          </table:table-cell>
          <table:table-cell table:formula="of:=CONCATENATE([.F857];[.E857])" office:value-type="string" office:string-value="200724">
            <text:p>2007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1">JAVASERVERFACES-581</text:a> </text:p>
          </table:table-cell>
          <table:table-cell table:style-name="ce7" office:value-type="string">
            <text:p>StringIndexOutOfBoundsException in restoreView() method</text:p>
          </table:table-cell>
          <table:table-cell table:style-name="ce11" office:value-type="date" office:date-value="2007-06-06">
            <text:p>2007-06-06</text:p>
          </table:table-cell>
          <table:table-cell table:formula="of:=ISOWEEKNUM([.D858];1)" office:value-type="float" office:value="23">
            <text:p>23</text:p>
          </table:table-cell>
          <table:table-cell table:formula="of:=YEAR([.D858])" office:value-type="float" office:value="2007">
            <text:p>2007</text:p>
          </table:table-cell>
          <table:table-cell table:formula="of:=CONCATENATE([.F858];[.E858])" office:value-type="string" office:string-value="200723">
            <text:p>2007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7">JAVASERVERFACES-577</text:a> </text:p>
          </table:table-cell>
          <table:table-cell table:style-name="ce7" office:value-type="string">
            <text:p>JSF 1.2 isn't backwards compatible with respect to 1.1 rendering semantics and f:loadBundle</text:p>
          </table:table-cell>
          <table:table-cell table:style-name="ce11" office:value-type="date" office:date-value="2007-06-05">
            <text:p>2007-06-05</text:p>
          </table:table-cell>
          <table:table-cell table:formula="of:=ISOWEEKNUM([.D859];1)" office:value-type="float" office:value="23">
            <text:p>23</text:p>
          </table:table-cell>
          <table:table-cell table:formula="of:=YEAR([.D859])" office:value-type="float" office:value="2007">
            <text:p>2007</text:p>
          </table:table-cell>
          <table:table-cell table:formula="of:=CONCATENATE([.F859];[.E859])" office:value-type="string" office:string-value="200723">
            <text:p>2007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80">JAVASERVERFACES-580</text:a> </text:p>
          </table:table-cell>
          <table:table-cell table:style-name="ce7" office:value-type="string">
            <text:p>TCCI fails on jsp:include if template text is in top-level non-JSF tag</text:p>
          </table:table-cell>
          <table:table-cell table:style-name="ce11" office:value-type="date" office:date-value="2007-06-04">
            <text:p>2007-06-04</text:p>
          </table:table-cell>
          <table:table-cell table:formula="of:=ISOWEEKNUM([.D860];1)" office:value-type="float" office:value="23">
            <text:p>23</text:p>
          </table:table-cell>
          <table:table-cell table:formula="of:=YEAR([.D860])" office:value-type="float" office:value="2007">
            <text:p>2007</text:p>
          </table:table-cell>
          <table:table-cell table:formula="of:=CONCATENATE([.F860];[.E860])" office:value-type="string" office:string-value="200723">
            <text:p>2007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6">JAVASERVERFACES-576</text:a> </text:p>
          </table:table-cell>
          <table:table-cell table:style-name="ce7" office:value-type="string">
            <text:p>&lt;f:convertNumber type="percent"&gt; not nestable in &lt;h:inputText&gt;</text:p>
          </table:table-cell>
          <table:table-cell table:style-name="ce11" office:value-type="date" office:date-value="2007-05-30">
            <text:p>2007-05-30</text:p>
          </table:table-cell>
          <table:table-cell table:formula="of:=ISOWEEKNUM([.D861];1)" office:value-type="float" office:value="22">
            <text:p>22</text:p>
          </table:table-cell>
          <table:table-cell table:formula="of:=YEAR([.D861])" office:value-type="float" office:value="2007">
            <text:p>2007</text:p>
          </table:table-cell>
          <table:table-cell table:formula="of:=CONCATENATE([.F861];[.E861])" office:value-type="string" office:string-value="200722">
            <text:p>2007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86">JAVASERVERFACES-286</text:a> </text:p>
          </table:table-cell>
          <table:table-cell table:style-name="ce7" office:value-type="string">
            <text:p>f:convertNumber fails if submitted value is decimal convertable to integer</text:p>
          </table:table-cell>
          <table:table-cell table:style-name="ce11" office:value-type="date" office:date-value="2007-05-30">
            <text:p>2007-05-30</text:p>
          </table:table-cell>
          <table:table-cell table:formula="of:=ISOWEEKNUM([.D862];1)" office:value-type="float" office:value="22">
            <text:p>22</text:p>
          </table:table-cell>
          <table:table-cell table:formula="of:=YEAR([.D862])" office:value-type="float" office:value="2007">
            <text:p>2007</text:p>
          </table:table-cell>
          <table:table-cell table:formula="of:=CONCATENATE([.F862];[.E862])" office:value-type="string" office:string-value="200722">
            <text:p>2007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2">JAVASERVERFACES-362</text:a> </text:p>
          </table:table-cell>
          <table:table-cell table:style-name="ce7" office:value-type="string">
            <text:p>The 1.2 api POM should reference javax.el as a dependency</text:p>
          </table:table-cell>
          <table:table-cell table:style-name="ce11" office:value-type="date" office:date-value="2007-05-23">
            <text:p>2007-05-23</text:p>
          </table:table-cell>
          <table:table-cell table:formula="of:=ISOWEEKNUM([.D863];1)" office:value-type="float" office:value="21">
            <text:p>21</text:p>
          </table:table-cell>
          <table:table-cell table:formula="of:=YEAR([.D863])" office:value-type="float" office:value="2007">
            <text:p>2007</text:p>
          </table:table-cell>
          <table:table-cell table:formula="of:=CONCATENATE([.F863];[.E863])" office:value-type="string" office:string-value="200721">
            <text:p>2007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5">JAVASERVERFACES-365</text:a> </text:p>
          </table:table-cell>
          <table:table-cell table:style-name="ce7" office:value-type="string">
            <text:p>Commandlink nested within a form with prependId="false" doesn't cause the form to be submitted</text:p>
          </table:table-cell>
          <table:table-cell table:style-name="ce11" office:value-type="date" office:date-value="2007-05-22">
            <text:p>2007-05-22</text:p>
          </table:table-cell>
          <table:table-cell table:formula="of:=ISOWEEKNUM([.D864];1)" office:value-type="float" office:value="21">
            <text:p>21</text:p>
          </table:table-cell>
          <table:table-cell table:formula="of:=YEAR([.D864])" office:value-type="float" office:value="2007">
            <text:p>2007</text:p>
          </table:table-cell>
          <table:table-cell table:formula="of:=CONCATENATE([.F864];[.E864])" office:value-type="string" office:string-value="200721">
            <text:p>2007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9">JAVASERVERFACES-359</text:a> </text:p>
          </table:table-cell>
          <table:table-cell table:style-name="ce7" office:value-type="string">
            <text:p>FactoryFinder may not work as expected in certain configurations</text:p>
          </table:table-cell>
          <table:table-cell table:style-name="ce11" office:value-type="date" office:date-value="2007-05-21">
            <text:p>2007-05-21</text:p>
          </table:table-cell>
          <table:table-cell table:formula="of:=ISOWEEKNUM([.D865];1)" office:value-type="float" office:value="21">
            <text:p>21</text:p>
          </table:table-cell>
          <table:table-cell table:formula="of:=YEAR([.D865])" office:value-type="float" office:value="2007">
            <text:p>2007</text:p>
          </table:table-cell>
          <table:table-cell table:formula="of:=CONCATENATE([.F865];[.E865])" office:value-type="string" office:string-value="200721">
            <text:p>2007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3">JAVASERVERFACES-563</text:a> </text:p>
          </table:table-cell>
          <table:table-cell table:style-name="ce7" office:value-type="string">
            <text:p>Make specifying custom ExpressionFactory apply to both JSP 2.0 and 2.1 containers</text:p>
          </table:table-cell>
          <table:table-cell table:style-name="ce11" office:value-type="date" office:date-value="2007-05-18">
            <text:p>2007-05-18</text:p>
          </table:table-cell>
          <table:table-cell table:formula="of:=ISOWEEKNUM([.D866];1)" office:value-type="float" office:value="20">
            <text:p>20</text:p>
          </table:table-cell>
          <table:table-cell table:formula="of:=YEAR([.D866])" office:value-type="float" office:value="2007">
            <text:p>2007</text:p>
          </table:table-cell>
          <table:table-cell table:formula="of:=CONCATENATE([.F866];[.E866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5">JAVASERVERFACES-575</text:a> </text:p>
          </table:table-cell>
          <table:table-cell table:style-name="ce7" office:value-type="string">
            <text:p>Problem configuring error page</text:p>
          </table:table-cell>
          <table:table-cell table:style-name="ce11" office:value-type="date" office:date-value="2007-05-18">
            <text:p>2007-05-18</text:p>
          </table:table-cell>
          <table:table-cell table:formula="of:=ISOWEEKNUM([.D867];1)" office:value-type="float" office:value="20">
            <text:p>20</text:p>
          </table:table-cell>
          <table:table-cell table:formula="of:=YEAR([.D867])" office:value-type="float" office:value="2007">
            <text:p>2007</text:p>
          </table:table-cell>
          <table:table-cell table:formula="of:=CONCATENATE([.F867];[.E867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4">JAVASERVERFACES-534</text:a> </text:p>
          </table:table-cell>
          <table:table-cell table:style-name="ce7" office:value-type="string">
            <text:p>UIData CommandLinks - Dynamically Created Problem</text:p>
          </table:table-cell>
          <table:table-cell table:style-name="ce11" office:value-type="date" office:date-value="2007-05-17">
            <text:p>2007-05-17</text:p>
          </table:table-cell>
          <table:table-cell table:formula="of:=ISOWEEKNUM([.D868];1)" office:value-type="float" office:value="20">
            <text:p>20</text:p>
          </table:table-cell>
          <table:table-cell table:formula="of:=YEAR([.D868])" office:value-type="float" office:value="2007">
            <text:p>2007</text:p>
          </table:table-cell>
          <table:table-cell table:formula="of:=CONCATENATE([.F868];[.E868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0">JAVASERVERFACES-550</text:a> </text:p>
          </table:table-cell>
          <table:table-cell table:style-name="ce7" office:value-type="string">
            <text:p>Setting empty list in setWrappedData causes InvalidArgumentException</text:p>
          </table:table-cell>
          <table:table-cell table:style-name="ce11" office:value-type="date" office:date-value="2007-05-17">
            <text:p>2007-05-17</text:p>
          </table:table-cell>
          <table:table-cell table:formula="of:=ISOWEEKNUM([.D869];1)" office:value-type="float" office:value="20">
            <text:p>20</text:p>
          </table:table-cell>
          <table:table-cell table:formula="of:=YEAR([.D869])" office:value-type="float" office:value="2007">
            <text:p>2007</text:p>
          </table:table-cell>
          <table:table-cell table:formula="of:=CONCATENATE([.F869];[.E869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4">JAVASERVERFACES-574</text:a> </text:p>
          </table:table-cell>
          <table:table-cell table:style-name="ce7" office:value-type="string">
            <text:p>UnsupportedOperationException when logging FINEST in non JSP 2.1 environment</text:p>
          </table:table-cell>
          <table:table-cell table:style-name="ce11" office:value-type="date" office:date-value="2007-05-17">
            <text:p>2007-05-17</text:p>
          </table:table-cell>
          <table:table-cell table:formula="of:=ISOWEEKNUM([.D870];1)" office:value-type="float" office:value="20">
            <text:p>20</text:p>
          </table:table-cell>
          <table:table-cell table:formula="of:=YEAR([.D870])" office:value-type="float" office:value="2007">
            <text:p>2007</text:p>
          </table:table-cell>
          <table:table-cell table:formula="of:=CONCATENATE([.F870];[.E870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3">JAVASERVERFACES-573</text:a> </text:p>
          </table:table-cell>
          <table:table-cell table:style-name="ce7" office:value-type="string">
            <text:p>Content interweaving doesn't work as expected in portal environments.</text:p>
          </table:table-cell>
          <table:table-cell table:style-name="ce11" office:value-type="date" office:date-value="2007-05-16">
            <text:p>2007-05-16</text:p>
          </table:table-cell>
          <table:table-cell table:formula="of:=ISOWEEKNUM([.D871];1)" office:value-type="float" office:value="20">
            <text:p>20</text:p>
          </table:table-cell>
          <table:table-cell table:formula="of:=YEAR([.D871])" office:value-type="float" office:value="2007">
            <text:p>2007</text:p>
          </table:table-cell>
          <table:table-cell table:formula="of:=CONCATENATE([.F871];[.E871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2">JAVASERVERFACES-572</text:a> </text:p>
          </table:table-cell>
          <table:table-cell table:style-name="ce7" office:value-type="string">
            <text:p>Restored ViewRoot is not set into the FacesContext soon enough in RestoreViewPhase</text:p>
          </table:table-cell>
          <table:table-cell table:style-name="ce11" office:value-type="date" office:date-value="2007-05-15">
            <text:p>2007-05-15</text:p>
          </table:table-cell>
          <table:table-cell table:formula="of:=ISOWEEKNUM([.D872];1)" office:value-type="float" office:value="20">
            <text:p>20</text:p>
          </table:table-cell>
          <table:table-cell table:formula="of:=YEAR([.D872])" office:value-type="float" office:value="2007">
            <text:p>2007</text:p>
          </table:table-cell>
          <table:table-cell table:formula="of:=CONCATENATE([.F872];[.E872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4">JAVASERVERFACES-474</text:a> </text:p>
          </table:table-cell>
          <table:table-cell table:style-name="ce7" office:value-type="string">
            <text:p>EL expression in rendered attribute are evaluated during apply request values phase</text:p>
          </table:table-cell>
          <table:table-cell table:style-name="ce11" office:value-type="date" office:date-value="2007-05-14">
            <text:p>2007-05-14</text:p>
          </table:table-cell>
          <table:table-cell table:formula="of:=ISOWEEKNUM([.D873];1)" office:value-type="float" office:value="20">
            <text:p>20</text:p>
          </table:table-cell>
          <table:table-cell table:formula="of:=YEAR([.D873])" office:value-type="float" office:value="2007">
            <text:p>2007</text:p>
          </table:table-cell>
          <table:table-cell table:formula="of:=CONCATENATE([.F873];[.E873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71">JAVASERVERFACES-571</text:a> </text:p>
          </table:table-cell>
          <table:table-cell table:style-name="ce7" office:value-type="string">
            <text:p>MessageFactory calls during config listener throw UnsupportedOperationException</text:p>
          </table:table-cell>
          <table:table-cell table:style-name="ce11" office:value-type="date" office:date-value="2007-05-14">
            <text:p>2007-05-14</text:p>
          </table:table-cell>
          <table:table-cell table:formula="of:=ISOWEEKNUM([.D874];1)" office:value-type="float" office:value="20">
            <text:p>20</text:p>
          </table:table-cell>
          <table:table-cell table:formula="of:=YEAR([.D874])" office:value-type="float" office:value="2007">
            <text:p>2007</text:p>
          </table:table-cell>
          <table:table-cell table:formula="of:=CONCATENATE([.F874];[.E874])" office:value-type="string" office:string-value="200720">
            <text:p>2007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9">JAVASERVERFACES-569</text:a> </text:p>
          </table:table-cell>
          <table:table-cell table:style-name="ce7" office:value-type="string">
            <text:p>UnsupportedOperationException used way too often (related to ISSUE-568)</text:p>
          </table:table-cell>
          <table:table-cell table:style-name="ce11" office:value-type="date" office:date-value="2007-05-06">
            <text:p>2007-05-06</text:p>
          </table:table-cell>
          <table:table-cell table:formula="of:=ISOWEEKNUM([.D875];1)" office:value-type="float" office:value="19">
            <text:p>19</text:p>
          </table:table-cell>
          <table:table-cell table:formula="of:=YEAR([.D875])" office:value-type="float" office:value="2007">
            <text:p>2007</text:p>
          </table:table-cell>
          <table:table-cell table:formula="of:=CONCATENATE([.F875];[.E875])" office:value-type="string" office:string-value="200719">
            <text:p>2007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8">JAVASERVERFACES-568</text:a> </text:p>
          </table:table-cell>
          <table:table-cell table:style-name="ce7" office:value-type="string">
            <text:p>MessageFactory.getMessage vs InitFacesContext.getViewRoot</text:p>
          </table:table-cell>
          <table:table-cell table:style-name="ce11" office:value-type="date" office:date-value="2007-05-06">
            <text:p>2007-05-06</text:p>
          </table:table-cell>
          <table:table-cell table:formula="of:=ISOWEEKNUM([.D876];1)" office:value-type="float" office:value="19">
            <text:p>19</text:p>
          </table:table-cell>
          <table:table-cell table:formula="of:=YEAR([.D876])" office:value-type="float" office:value="2007">
            <text:p>2007</text:p>
          </table:table-cell>
          <table:table-cell table:formula="of:=CONCATENATE([.F876];[.E876])" office:value-type="string" office:string-value="200719">
            <text:p>2007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6">JAVASERVERFACES-566</text:a> </text:p>
          </table:table-cell>
          <table:table-cell table:style-name="ce7" office:value-type="string">
            <text:p>Enable log level to FINE cause exception at application start.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877];1)" office:value-type="float" office:value="18">
            <text:p>18</text:p>
          </table:table-cell>
          <table:table-cell table:formula="of:=YEAR([.D877])" office:value-type="float" office:value="2007">
            <text:p>2007</text:p>
          </table:table-cell>
          <table:table-cell table:formula="of:=CONCATENATE([.F877];[.E877])" office:value-type="string" office:string-value="200718">
            <text:p>2007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7">JAVASERVERFACES-567</text:a> </text:p>
          </table:table-cell>
          <table:table-cell table:style-name="ce7" office:value-type="string">
            <text:p>DoubleRangeValidator don't pass objects verification.</text:p>
          </table:table-cell>
          <table:table-cell table:style-name="ce11" office:value-type="date" office:date-value="2007-04-30">
            <text:p>2007-04-30</text:p>
          </table:table-cell>
          <table:table-cell table:formula="of:=ISOWEEKNUM([.D878];1)" office:value-type="float" office:value="18">
            <text:p>18</text:p>
          </table:table-cell>
          <table:table-cell table:formula="of:=YEAR([.D878])" office:value-type="float" office:value="2007">
            <text:p>2007</text:p>
          </table:table-cell>
          <table:table-cell table:formula="of:=CONCATENATE([.F878];[.E878])" office:value-type="string" office:string-value="200718">
            <text:p>20071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7">JAVASERVERFACES-547</text:a> </text:p>
          </table:table-cell>
          <table:table-cell table:style-name="ce7" office:value-type="string">
            <text:p>UnsupportedOperationExceptions hide real error message from ConfigureListener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79];1)" office:value-type="float" office:value="17">
            <text:p>17</text:p>
          </table:table-cell>
          <table:table-cell table:formula="of:=YEAR([.D879])" office:value-type="float" office:value="2007">
            <text:p>2007</text:p>
          </table:table-cell>
          <table:table-cell table:formula="of:=CONCATENATE([.F879];[.E879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5">JAVASERVERFACES-545</text:a> </text:p>
          </table:table-cell>
          <table:table-cell table:style-name="ce7" office:value-type="string">
            <text:p>NPE if #{cookie.foo} is used when no cookies are present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80];1)" office:value-type="float" office:value="17">
            <text:p>17</text:p>
          </table:table-cell>
          <table:table-cell table:formula="of:=YEAR([.D880])" office:value-type="float" office:value="2007">
            <text:p>2007</text:p>
          </table:table-cell>
          <table:table-cell table:formula="of:=CONCATENATE([.F880];[.E880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6">JAVASERVERFACES-546</text:a> </text:p>
          </table:table-cell>
          <table:table-cell table:style-name="ce7" office:value-type="string">
            <text:p>ViewHandler.createView Can Cause NPE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81];1)" office:value-type="float" office:value="17">
            <text:p>17</text:p>
          </table:table-cell>
          <table:table-cell table:formula="of:=YEAR([.D881])" office:value-type="float" office:value="2007">
            <text:p>2007</text:p>
          </table:table-cell>
          <table:table-cell table:formula="of:=CONCATENATE([.F881];[.E881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2">JAVASERVERFACES-542</text:a> </text:p>
          </table:table-cell>
          <table:table-cell table:style-name="ce7" office:value-type="string">
            <text:p>h:commandLink with f:param that has a value that contains an apostrophe breaks functionality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82];1)" office:value-type="float" office:value="17">
            <text:p>17</text:p>
          </table:table-cell>
          <table:table-cell table:formula="of:=YEAR([.D882])" office:value-type="float" office:value="2007">
            <text:p>2007</text:p>
          </table:table-cell>
          <table:table-cell table:formula="of:=CONCATENATE([.F882];[.E882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9">JAVASERVERFACES-549</text:a> </text:p>
          </table:table-cell>
          <table:table-cell table:style-name="ce7" office:value-type="string">
            <text:p>Util.getFacesMapping Uses Erroneous HttpServletRequest Check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83];1)" office:value-type="float" office:value="17">
            <text:p>17</text:p>
          </table:table-cell>
          <table:table-cell table:formula="of:=YEAR([.D883])" office:value-type="float" office:value="2007">
            <text:p>2007</text:p>
          </table:table-cell>
          <table:table-cell table:formula="of:=CONCATENATE([.F883];[.E883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8">JAVASERVERFACES-538</text:a> </text:p>
          </table:table-cell>
          <table:table-cell table:style-name="ce7" office:value-type="string">
            <text:p>Incorrect syncronization in ApplicationAssociate.createAndMaybeStoreManagedBeans()</text:p>
          </table:table-cell>
          <table:table-cell table:style-name="ce11" office:value-type="date" office:date-value="2007-04-26">
            <text:p>2007-04-26</text:p>
          </table:table-cell>
          <table:table-cell table:formula="of:=ISOWEEKNUM([.D884];1)" office:value-type="float" office:value="17">
            <text:p>17</text:p>
          </table:table-cell>
          <table:table-cell table:formula="of:=YEAR([.D884])" office:value-type="float" office:value="2007">
            <text:p>2007</text:p>
          </table:table-cell>
          <table:table-cell table:formula="of:=CONCATENATE([.F884];[.E884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61">JAVASERVERFACES-561</text:a> </text:p>
          </table:table-cell>
          <table:table-cell table:style-name="ce7" office:value-type="string">
            <text:p>UIComponentBase.findComponent may incorrectly throw an IllegalArgumentException</text:p>
          </table:table-cell>
          <table:table-cell table:style-name="ce11" office:value-type="date" office:date-value="2007-04-25">
            <text:p>2007-04-25</text:p>
          </table:table-cell>
          <table:table-cell table:formula="of:=ISOWEEKNUM([.D885];1)" office:value-type="float" office:value="17">
            <text:p>17</text:p>
          </table:table-cell>
          <table:table-cell table:formula="of:=YEAR([.D885])" office:value-type="float" office:value="2007">
            <text:p>2007</text:p>
          </table:table-cell>
          <table:table-cell table:formula="of:=CONCATENATE([.F885];[.E885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4">JAVASERVERFACES-544</text:a> </text:p>
          </table:table-cell>
          <table:table-cell table:style-name="ce7" office:value-type="string">
            <text:p>Problems with "Overriding Converter"</text:p>
          </table:table-cell>
          <table:table-cell table:style-name="ce11" office:value-type="date" office:date-value="2007-04-25">
            <text:p>2007-04-25</text:p>
          </table:table-cell>
          <table:table-cell table:formula="of:=ISOWEEKNUM([.D886];1)" office:value-type="float" office:value="17">
            <text:p>17</text:p>
          </table:table-cell>
          <table:table-cell table:formula="of:=YEAR([.D886])" office:value-type="float" office:value="2007">
            <text:p>2007</text:p>
          </table:table-cell>
          <table:table-cell table:formula="of:=CONCATENATE([.F886];[.E886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1">JAVASERVERFACES-541</text:a> </text:p>
          </table:table-cell>
          <table:table-cell table:style-name="ce7" office:value-type="string">
            <text:p>verifyObjects feature needs to handle complex objects</text:p>
          </table:table-cell>
          <table:table-cell table:style-name="ce11" office:value-type="date" office:date-value="2007-04-25">
            <text:p>2007-04-25</text:p>
          </table:table-cell>
          <table:table-cell table:formula="of:=ISOWEEKNUM([.D887];1)" office:value-type="float" office:value="17">
            <text:p>17</text:p>
          </table:table-cell>
          <table:table-cell table:formula="of:=YEAR([.D887])" office:value-type="float" office:value="2007">
            <text:p>2007</text:p>
          </table:table-cell>
          <table:table-cell table:formula="of:=CONCATENATE([.F887];[.E887])" office:value-type="string" office:string-value="200717">
            <text:p>20071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52">JAVASERVERFACES-552</text:a> </text:p>
          </table:table-cell>
          <table:table-cell table:style-name="ce7" office:value-type="string">
            <text:p>inputs inside data tables are lost if validation error occurs</text:p>
          </table:table-cell>
          <table:table-cell table:style-name="ce11" office:value-type="date" office:date-value="2007-04-11">
            <text:p>2007-04-11</text:p>
          </table:table-cell>
          <table:table-cell table:formula="of:=ISOWEEKNUM([.D888];1)" office:value-type="float" office:value="15">
            <text:p>15</text:p>
          </table:table-cell>
          <table:table-cell table:formula="of:=YEAR([.D888])" office:value-type="float" office:value="2007">
            <text:p>2007</text:p>
          </table:table-cell>
          <table:table-cell table:formula="of:=CONCATENATE([.F888];[.E888])" office:value-type="string" office:string-value="200715">
            <text:p>20071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3">JAVASERVERFACES-543</text:a> </text:p>
          </table:table-cell>
          <table:table-cell table:style-name="ce7" office:value-type="string">
            <text:p>Logging level for "ClientAbortException: java.io.IOException: Broken pipe" need to be changed</text:p>
          </table:table-cell>
          <table:table-cell table:style-name="ce11" office:value-type="date" office:date-value="2007-04-03">
            <text:p>2007-04-03</text:p>
          </table:table-cell>
          <table:table-cell table:formula="of:=ISOWEEKNUM([.D889];1)" office:value-type="float" office:value="14">
            <text:p>14</text:p>
          </table:table-cell>
          <table:table-cell table:formula="of:=YEAR([.D889])" office:value-type="float" office:value="2007">
            <text:p>2007</text:p>
          </table:table-cell>
          <table:table-cell table:formula="of:=CONCATENATE([.F889];[.E889])" office:value-type="string" office:string-value="200714">
            <text:p>2007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48">JAVASERVERFACES-548</text:a> </text:p>
          </table:table-cell>
          <table:table-cell table:style-name="ce7" office:value-type="string">
            <text:p>h:commandLink does not render &lt;span&gt; elements unless an attribute is specified on the &lt;span&gt;</text:p>
          </table:table-cell>
          <table:table-cell table:style-name="ce11" office:value-type="date" office:date-value="2007-04-02">
            <text:p>2007-04-02</text:p>
          </table:table-cell>
          <table:table-cell table:formula="of:=ISOWEEKNUM([.D890];1)" office:value-type="float" office:value="14">
            <text:p>14</text:p>
          </table:table-cell>
          <table:table-cell table:formula="of:=YEAR([.D890])" office:value-type="float" office:value="2007">
            <text:p>2007</text:p>
          </table:table-cell>
          <table:table-cell table:formula="of:=CONCATENATE([.F890];[.E890])" office:value-type="string" office:string-value="200714">
            <text:p>2007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0">JAVASERVERFACES-520</text:a> </text:p>
          </table:table-cell>
          <table:table-cell table:style-name="ce7" office:value-type="string">
            <text:p>No messages are queued if Converter.getAsString() throws a ConverterException</text:p>
          </table:table-cell>
          <table:table-cell table:style-name="ce11" office:value-type="date" office:date-value="2007-04-02">
            <text:p>2007-04-02</text:p>
          </table:table-cell>
          <table:table-cell table:formula="of:=ISOWEEKNUM([.D891];1)" office:value-type="float" office:value="14">
            <text:p>14</text:p>
          </table:table-cell>
          <table:table-cell table:formula="of:=YEAR([.D891])" office:value-type="float" office:value="2007">
            <text:p>2007</text:p>
          </table:table-cell>
          <table:table-cell table:formula="of:=CONCATENATE([.F891];[.E891])" office:value-type="string" office:string-value="200714">
            <text:p>20071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5">JAVASERVERFACES-525</text:a> </text:p>
          </table:table-cell>
          <table:table-cell table:style-name="ce7" office:value-type="string">
            <text:p>Error displaying string value if it contains tilde char</text:p>
          </table:table-cell>
          <table:table-cell table:style-name="ce11" office:value-type="date" office:date-value="2007-03-28">
            <text:p>2007-03-28</text:p>
          </table:table-cell>
          <table:table-cell table:formula="of:=ISOWEEKNUM([.D892];1)" office:value-type="float" office:value="13">
            <text:p>13</text:p>
          </table:table-cell>
          <table:table-cell table:formula="of:=YEAR([.D892])" office:value-type="float" office:value="2007">
            <text:p>2007</text:p>
          </table:table-cell>
          <table:table-cell table:formula="of:=CONCATENATE([.F892];[.E892])" office:value-type="string" office:string-value="200713">
            <text:p>2007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0">JAVASERVERFACES-480</text:a> </text:p>
          </table:table-cell>
          <table:table-cell table:style-name="ce7" office:value-type="string">
            <text:p>Tildes are incorrectly munged in output</text:p>
          </table:table-cell>
          <table:table-cell table:style-name="ce11" office:value-type="date" office:date-value="2007-03-28">
            <text:p>2007-03-28</text:p>
          </table:table-cell>
          <table:table-cell table:formula="of:=ISOWEEKNUM([.D893];1)" office:value-type="float" office:value="13">
            <text:p>13</text:p>
          </table:table-cell>
          <table:table-cell table:formula="of:=YEAR([.D893])" office:value-type="float" office:value="2007">
            <text:p>2007</text:p>
          </table:table-cell>
          <table:table-cell table:formula="of:=CONCATENATE([.F893];[.E893])" office:value-type="string" office:string-value="200713">
            <text:p>20071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7">JAVASERVERFACES-537</text:a> </text:p>
          </table:table-cell>
          <table:table-cell table:style-name="ce7" office:value-type="string">
            <text:p>java.lang.IllegalArgumentException: Unmatched braces in the pattern</text:p>
          </table:table-cell>
          <table:table-cell table:style-name="ce11" office:value-type="date" office:date-value="2007-03-20">
            <text:p>2007-03-20</text:p>
          </table:table-cell>
          <table:table-cell table:formula="of:=ISOWEEKNUM([.D894];1)" office:value-type="float" office:value="12">
            <text:p>12</text:p>
          </table:table-cell>
          <table:table-cell table:formula="of:=YEAR([.D894])" office:value-type="float" office:value="2007">
            <text:p>2007</text:p>
          </table:table-cell>
          <table:table-cell table:formula="of:=CONCATENATE([.F894];[.E894])" office:value-type="string" office:string-value="200712">
            <text:p>20071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2">JAVASERVERFACES-532</text:a> </text:p>
          </table:table-cell>
          <table:table-cell table:style-name="ce7" office:value-type="string">
            <text:p>Performance: WebappLifecycleListener.handleAttributeEvent hammers on application map</text:p>
          </table:table-cell>
          <table:table-cell table:style-name="ce11" office:value-type="date" office:date-value="2007-03-15">
            <text:p>2007-03-15</text:p>
          </table:table-cell>
          <table:table-cell table:formula="of:=ISOWEEKNUM([.D895];1)" office:value-type="float" office:value="11">
            <text:p>11</text:p>
          </table:table-cell>
          <table:table-cell table:formula="of:=YEAR([.D895])" office:value-type="float" office:value="2007">
            <text:p>2007</text:p>
          </table:table-cell>
          <table:table-cell table:formula="of:=CONCATENATE([.F895];[.E895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1">JAVASERVERFACES-531</text:a> </text:p>
          </table:table-cell>
          <table:table-cell table:style-name="ce7" office:value-type="string">
            <text:p>JDK 1.5.0_11 and JDK 1.6.0 / glassfish-v2-b33d</text:p>
          </table:table-cell>
          <table:table-cell table:style-name="ce11" office:value-type="date" office:date-value="2007-03-14">
            <text:p>2007-03-14</text:p>
          </table:table-cell>
          <table:table-cell table:formula="of:=ISOWEEKNUM([.D896];1)" office:value-type="float" office:value="11">
            <text:p>11</text:p>
          </table:table-cell>
          <table:table-cell table:formula="of:=YEAR([.D896])" office:value-type="float" office:value="2007">
            <text:p>2007</text:p>
          </table:table-cell>
          <table:table-cell table:formula="of:=CONCATENATE([.F896];[.E896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30">JAVASERVERFACES-530</text:a> </text:p>
          </table:table-cell>
          <table:table-cell table:style-name="ce7" office:value-type="string">
            <text:p>1.1 based component libraries that make use of UIComponentTag.getParentUIComponentTag will receive a ClassCastException when running with JSF 1.2</text:p>
          </table:table-cell>
          <table:table-cell table:style-name="ce11" office:value-type="date" office:date-value="2007-03-14">
            <text:p>2007-03-14</text:p>
          </table:table-cell>
          <table:table-cell table:formula="of:=ISOWEEKNUM([.D897];1)" office:value-type="float" office:value="11">
            <text:p>11</text:p>
          </table:table-cell>
          <table:table-cell table:formula="of:=YEAR([.D897])" office:value-type="float" office:value="2007">
            <text:p>2007</text:p>
          </table:table-cell>
          <table:table-cell table:formula="of:=CONCATENATE([.F897];[.E897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4">JAVASERVERFACES-464</text:a> </text:p>
          </table:table-cell>
          <table:table-cell table:style-name="ce7" office:value-type="string">
            <text:p>SelectItem is always escaping itemValue</text:p>
          </table:table-cell>
          <table:table-cell table:style-name="ce11" office:value-type="date" office:date-value="2007-03-13">
            <text:p>2007-03-13</text:p>
          </table:table-cell>
          <table:table-cell table:formula="of:=ISOWEEKNUM([.D898];1)" office:value-type="float" office:value="11">
            <text:p>11</text:p>
          </table:table-cell>
          <table:table-cell table:formula="of:=YEAR([.D898])" office:value-type="float" office:value="2007">
            <text:p>2007</text:p>
          </table:table-cell>
          <table:table-cell table:formula="of:=CONCATENATE([.F898];[.E898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8">JAVASERVERFACES-528</text:a> </text:p>
          </table:table-cell>
          <table:table-cell table:style-name="ce7" office:value-type="string">
            <text:p>h:messages should not render empty &lt;ul&gt; elements if there are no messages to be displayed.</text:p>
          </table:table-cell>
          <table:table-cell table:style-name="ce11" office:value-type="date" office:date-value="2007-03-13">
            <text:p>2007-03-13</text:p>
          </table:table-cell>
          <table:table-cell table:formula="of:=ISOWEEKNUM([.D899];1)" office:value-type="float" office:value="11">
            <text:p>11</text:p>
          </table:table-cell>
          <table:table-cell table:formula="of:=YEAR([.D899])" office:value-type="float" office:value="2007">
            <text:p>2007</text:p>
          </table:table-cell>
          <table:table-cell table:formula="of:=CONCATENATE([.F899];[.E899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6">JAVASERVERFACES-516</text:a> </text:p>
          </table:table-cell>
          <table:table-cell table:style-name="ce7" office:value-type="string">
            <text:p>h:messages Renders Markup With No Messages</text:p>
          </table:table-cell>
          <table:table-cell table:style-name="ce11" office:value-type="date" office:date-value="2007-03-13">
            <text:p>2007-03-13</text:p>
          </table:table-cell>
          <table:table-cell table:formula="of:=ISOWEEKNUM([.D900];1)" office:value-type="float" office:value="11">
            <text:p>11</text:p>
          </table:table-cell>
          <table:table-cell table:formula="of:=YEAR([.D900])" office:value-type="float" office:value="2007">
            <text:p>2007</text:p>
          </table:table-cell>
          <table:table-cell table:formula="of:=CONCATENATE([.F900];[.E900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2">JAVASERVERFACES-522</text:a> </text:p>
          </table:table-cell>
          <table:table-cell table:style-name="ce7" office:value-type="string">
            <text:p>Registering PropertyResolvers breaks the JSP ELResolver chain.</text:p>
          </table:table-cell>
          <table:table-cell table:style-name="ce11" office:value-type="date" office:date-value="2007-03-13">
            <text:p>2007-03-13</text:p>
          </table:table-cell>
          <table:table-cell table:formula="of:=ISOWEEKNUM([.D901];1)" office:value-type="float" office:value="11">
            <text:p>11</text:p>
          </table:table-cell>
          <table:table-cell table:formula="of:=YEAR([.D901])" office:value-type="float" office:value="2007">
            <text:p>2007</text:p>
          </table:table-cell>
          <table:table-cell table:formula="of:=CONCATENATE([.F901];[.E901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7">JAVASERVERFACES-527</text:a> </text:p>
          </table:table-cell>
          <table:table-cell table:style-name="ce7" office:value-type="string">
            <text:p>h:panelGroup layout="block" doens't render a div</text:p>
          </table:table-cell>
          <table:table-cell table:style-name="ce11" office:value-type="date" office:date-value="2007-03-12">
            <text:p>2007-03-12</text:p>
          </table:table-cell>
          <table:table-cell table:formula="of:=ISOWEEKNUM([.D902];1)" office:value-type="float" office:value="11">
            <text:p>11</text:p>
          </table:table-cell>
          <table:table-cell table:formula="of:=YEAR([.D902])" office:value-type="float" office:value="2007">
            <text:p>2007</text:p>
          </table:table-cell>
          <table:table-cell table:formula="of:=CONCATENATE([.F902];[.E902])" office:value-type="string" office:string-value="200711">
            <text:p>20071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3">JAVASERVERFACES-523</text:a> </text:p>
          </table:table-cell>
          <table:table-cell table:style-name="ce7" office:value-type="string">
            <text:p>panelGrid writes &lt;tfoot&gt; before &lt;tr&gt;s</text:p>
          </table:table-cell>
          <table:table-cell table:style-name="ce11" office:value-type="date" office:date-value="2007-03-09">
            <text:p>2007-03-09</text:p>
          </table:table-cell>
          <table:table-cell table:formula="of:=ISOWEEKNUM([.D903];1)" office:value-type="float" office:value="10">
            <text:p>10</text:p>
          </table:table-cell>
          <table:table-cell table:formula="of:=YEAR([.D903])" office:value-type="float" office:value="2007">
            <text:p>2007</text:p>
          </table:table-cell>
          <table:table-cell table:formula="of:=CONCATENATE([.F903];[.E903])" office:value-type="string" office:string-value="200710">
            <text:p>2007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21">JAVASERVERFACES-521</text:a> </text:p>
          </table:table-cell>
          <table:table-cell table:style-name="ce7" office:value-type="string">
            <text:p>"&amp;" isn't always escaped</text:p>
          </table:table-cell>
          <table:table-cell table:style-name="ce11" office:value-type="date" office:date-value="2007-03-07">
            <text:p>2007-03-07</text:p>
          </table:table-cell>
          <table:table-cell table:formula="of:=ISOWEEKNUM([.D904];1)" office:value-type="float" office:value="10">
            <text:p>10</text:p>
          </table:table-cell>
          <table:table-cell table:formula="of:=YEAR([.D904])" office:value-type="float" office:value="2007">
            <text:p>2007</text:p>
          </table:table-cell>
          <table:table-cell table:formula="of:=CONCATENATE([.F904];[.E904])" office:value-type="string" office:string-value="200710">
            <text:p>20071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9">JAVASERVERFACES-499</text:a> </text:p>
          </table:table-cell>
          <table:table-cell table:style-name="ce7" office:value-type="string">
            <text:p>Similar to issue 471 - provide deferred binding implementations of converter and validator tags.</text:p>
          </table:table-cell>
          <table:table-cell table:style-name="ce11" office:value-type="date" office:date-value="2007-03-01">
            <text:p>2007-03-01</text:p>
          </table:table-cell>
          <table:table-cell table:formula="of:=ISOWEEKNUM([.D905];1)" office:value-type="float" office:value="9">
            <text:p>9</text:p>
          </table:table-cell>
          <table:table-cell table:formula="of:=YEAR([.D905])" office:value-type="float" office:value="2007">
            <text:p>2007</text:p>
          </table:table-cell>
          <table:table-cell table:formula="of:=CONCATENATE([.F905];[.E905])" office:value-type="string" office:string-value="20079">
            <text:p>2007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2">JAVASERVERFACES-512</text:a> </text:p>
          </table:table-cell>
          <table:table-cell table:style-name="ce7" office:value-type="string">
            <text:p>Application.setVariableResolver() disables faces-config.xml VariableResolvers</text:p>
          </table:table-cell>
          <table:table-cell table:style-name="ce11" office:value-type="date" office:date-value="2007-02-27">
            <text:p>2007-02-27</text:p>
          </table:table-cell>
          <table:table-cell table:formula="of:=ISOWEEKNUM([.D906];1)" office:value-type="float" office:value="9">
            <text:p>9</text:p>
          </table:table-cell>
          <table:table-cell table:formula="of:=YEAR([.D906])" office:value-type="float" office:value="2007">
            <text:p>2007</text:p>
          </table:table-cell>
          <table:table-cell table:formula="of:=CONCATENATE([.F906];[.E906])" office:value-type="string" office:string-value="20079">
            <text:p>2007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5">JAVASERVERFACES-515</text:a> </text:p>
          </table:table-cell>
          <table:table-cell table:style-name="ce7" office:value-type="string">
            <text:p>Calendar show/hide toggle does not function properly.</text:p>
          </table:table-cell>
          <table:table-cell table:style-name="ce11" office:value-type="date" office:date-value="2007-02-26">
            <text:p>2007-02-26</text:p>
          </table:table-cell>
          <table:table-cell table:formula="of:=ISOWEEKNUM([.D907];1)" office:value-type="float" office:value="9">
            <text:p>9</text:p>
          </table:table-cell>
          <table:table-cell table:formula="of:=YEAR([.D907])" office:value-type="float" office:value="2007">
            <text:p>2007</text:p>
          </table:table-cell>
          <table:table-cell table:formula="of:=CONCATENATE([.F907];[.E907])" office:value-type="string" office:string-value="20079">
            <text:p>2007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1">JAVASERVERFACES-511</text:a> </text:p>
          </table:table-cell>
          <table:table-cell table:style-name="ce7" office:value-type="string">
            <text:p>FacesContext.getCurrentInstance() isn't a strong enough check to determine if the application has processed any request</text:p>
          </table:table-cell>
          <table:table-cell table:style-name="ce11" office:value-type="date" office:date-value="2007-02-23">
            <text:p>2007-02-23</text:p>
          </table:table-cell>
          <table:table-cell table:formula="of:=ISOWEEKNUM([.D908];1)" office:value-type="float" office:value="8">
            <text:p>8</text:p>
          </table:table-cell>
          <table:table-cell table:formula="of:=YEAR([.D908])" office:value-type="float" office:value="2007">
            <text:p>2007</text:p>
          </table:table-cell>
          <table:table-cell table:formula="of:=CONCATENATE([.F908];[.E908])" office:value-type="string" office:string-value="20078">
            <text:p>2007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10">JAVASERVERFACES-510</text:a> </text:p>
          </table:table-cell>
          <table:table-cell table:style-name="ce7" office:value-type="string">
            <text:p>STACKOVERFLOWEXCEPTION IF APP.SETPROPERTYRESOLVER IS USED</text:p>
          </table:table-cell>
          <table:table-cell table:style-name="ce11" office:value-type="date" office:date-value="2007-02-23">
            <text:p>2007-02-23</text:p>
          </table:table-cell>
          <table:table-cell table:formula="of:=ISOWEEKNUM([.D909];1)" office:value-type="float" office:value="8">
            <text:p>8</text:p>
          </table:table-cell>
          <table:table-cell table:formula="of:=YEAR([.D909])" office:value-type="float" office:value="2007">
            <text:p>2007</text:p>
          </table:table-cell>
          <table:table-cell table:formula="of:=CONCATENATE([.F909];[.E909])" office:value-type="string" office:string-value="20078">
            <text:p>2007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6">JAVASERVERFACES-506</text:a> </text:p>
          </table:table-cell>
          <table:table-cell table:style-name="ce7" office:value-type="string">
            <text:p>ScopedAttributeELResolver implementation is incorrect</text:p>
          </table:table-cell>
          <table:table-cell table:style-name="ce11" office:value-type="date" office:date-value="2007-02-21">
            <text:p>2007-02-21</text:p>
          </table:table-cell>
          <table:table-cell table:formula="of:=ISOWEEKNUM([.D910];1)" office:value-type="float" office:value="8">
            <text:p>8</text:p>
          </table:table-cell>
          <table:table-cell table:formula="of:=YEAR([.D910])" office:value-type="float" office:value="2007">
            <text:p>2007</text:p>
          </table:table-cell>
          <table:table-cell table:formula="of:=CONCATENATE([.F910];[.E910])" office:value-type="string" office:string-value="20078">
            <text:p>2007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9">JAVASERVERFACES-509</text:a> </text:p>
          </table:table-cell>
          <table:table-cell table:style-name="ce7" office:value-type="string">
            <text:p>Client side saved state is deserialized twice.</text:p>
          </table:table-cell>
          <table:table-cell table:style-name="ce11" office:value-type="date" office:date-value="2007-02-20">
            <text:p>2007-02-20</text:p>
          </table:table-cell>
          <table:table-cell table:formula="of:=ISOWEEKNUM([.D911];1)" office:value-type="float" office:value="8">
            <text:p>8</text:p>
          </table:table-cell>
          <table:table-cell table:formula="of:=YEAR([.D911])" office:value-type="float" office:value="2007">
            <text:p>2007</text:p>
          </table:table-cell>
          <table:table-cell table:formula="of:=CONCATENATE([.F911];[.E911])" office:value-type="string" office:string-value="20078">
            <text:p>2007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8">JAVASERVERFACES-508</text:a> </text:p>
          </table:table-cell>
          <table:table-cell table:style-name="ce7" office:value-type="string">
            <text:p>Please add support for &lt;td colspan="x"&gt;</text:p>
          </table:table-cell>
          <table:table-cell table:style-name="ce11" office:value-type="date" office:date-value="2007-02-20">
            <text:p>2007-02-20</text:p>
          </table:table-cell>
          <table:table-cell table:formula="of:=ISOWEEKNUM([.D912];1)" office:value-type="float" office:value="8">
            <text:p>8</text:p>
          </table:table-cell>
          <table:table-cell table:formula="of:=YEAR([.D912])" office:value-type="float" office:value="2007">
            <text:p>2007</text:p>
          </table:table-cell>
          <table:table-cell table:formula="of:=CONCATENATE([.F912];[.E912])" office:value-type="string" office:string-value="20078">
            <text:p>2007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7">JAVASERVERFACES-507</text:a> </text:p>
          </table:table-cell>
          <table:table-cell table:style-name="ce7" office:value-type="string">
            <text:p>ViewHandlerResponseWrapper.flushContentToWrappedResponse() fails on Jetty</text:p>
          </table:table-cell>
          <table:table-cell table:style-name="ce11" office:value-type="date" office:date-value="2007-02-14">
            <text:p>2007-02-14</text:p>
          </table:table-cell>
          <table:table-cell table:formula="of:=ISOWEEKNUM([.D913];1)" office:value-type="float" office:value="7">
            <text:p>7</text:p>
          </table:table-cell>
          <table:table-cell table:formula="of:=YEAR([.D913])" office:value-type="float" office:value="2007">
            <text:p>2007</text:p>
          </table:table-cell>
          <table:table-cell table:formula="of:=CONCATENATE([.F913];[.E913])" office:value-type="string" office:string-value="20077">
            <text:p>2007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5">JAVASERVERFACES-505</text:a> </text:p>
          </table:table-cell>
          <table:table-cell table:style-name="ce7" office:value-type="string">
            <text:p>Avoid using java.beans.Beans.instantiate() for creating managed beans.</text:p>
          </table:table-cell>
          <table:table-cell table:style-name="ce11" office:value-type="date" office:date-value="2007-02-12">
            <text:p>2007-02-12</text:p>
          </table:table-cell>
          <table:table-cell table:formula="of:=ISOWEEKNUM([.D914];1)" office:value-type="float" office:value="7">
            <text:p>7</text:p>
          </table:table-cell>
          <table:table-cell table:formula="of:=YEAR([.D914])" office:value-type="float" office:value="2007">
            <text:p>2007</text:p>
          </table:table-cell>
          <table:table-cell table:formula="of:=CONCATENATE([.F914];[.E914])" office:value-type="string" office:string-value="20077">
            <text:p>2007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4">JAVASERVERFACES-504</text:a> </text:p>
          </table:table-cell>
          <table:table-cell table:style-name="ce7" office:value-type="string">
            <text:p>ViewHandler.getActionURL() Javadoc is unclear w/regard to ExternalContext</text:p>
          </table:table-cell>
          <table:table-cell table:style-name="ce11" office:value-type="date" office:date-value="2007-02-09">
            <text:p>2007-02-09</text:p>
          </table:table-cell>
          <table:table-cell table:formula="of:=ISOWEEKNUM([.D915];1)" office:value-type="float" office:value="6">
            <text:p>6</text:p>
          </table:table-cell>
          <table:table-cell table:formula="of:=YEAR([.D915])" office:value-type="float" office:value="2007">
            <text:p>2007</text:p>
          </table:table-cell>
          <table:table-cell table:formula="of:=CONCATENATE([.F915];[.E915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1">JAVASERVERFACES-491</text:a> </text:p>
          </table:table-cell>
          <table:table-cell table:style-name="ce7" office:value-type="string">
            <text:p>TLD docs are not included in dist bundle</text:p>
          </table:table-cell>
          <table:table-cell table:style-name="ce11" office:value-type="date" office:date-value="2007-02-09">
            <text:p>2007-02-09</text:p>
          </table:table-cell>
          <table:table-cell table:formula="of:=ISOWEEKNUM([.D916];1)" office:value-type="float" office:value="6">
            <text:p>6</text:p>
          </table:table-cell>
          <table:table-cell table:formula="of:=YEAR([.D916])" office:value-type="float" office:value="2007">
            <text:p>2007</text:p>
          </table:table-cell>
          <table:table-cell table:formula="of:=CONCATENATE([.F916];[.E916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2">JAVASERVERFACES-502</text:a> </text:p>
          </table:table-cell>
          <table:table-cell table:style-name="ce7" office:value-type="string">
            <text:p>Incompatible with facelets</text:p>
          </table:table-cell>
          <table:table-cell table:style-name="ce11" office:value-type="date" office:date-value="2007-02-08">
            <text:p>2007-02-08</text:p>
          </table:table-cell>
          <table:table-cell table:formula="of:=ISOWEEKNUM([.D917];1)" office:value-type="float" office:value="6">
            <text:p>6</text:p>
          </table:table-cell>
          <table:table-cell table:formula="of:=YEAR([.D917])" office:value-type="float" office:value="2007">
            <text:p>2007</text:p>
          </table:table-cell>
          <table:table-cell table:formula="of:=CONCATENATE([.F917];[.E917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500">JAVASERVERFACES-500</text:a> </text:p>
          </table:table-cell>
          <table:table-cell table:style-name="ce7" office:value-type="string">
            <text:p>inputText inputSecret requiredMessage not working with binding</text:p>
          </table:table-cell>
          <table:table-cell table:style-name="ce11" office:value-type="date" office:date-value="2007-02-06">
            <text:p>2007-02-06</text:p>
          </table:table-cell>
          <table:table-cell table:formula="of:=ISOWEEKNUM([.D918];1)" office:value-type="float" office:value="6">
            <text:p>6</text:p>
          </table:table-cell>
          <table:table-cell table:formula="of:=YEAR([.D918])" office:value-type="float" office:value="2007">
            <text:p>2007</text:p>
          </table:table-cell>
          <table:table-cell table:formula="of:=CONCATENATE([.F918];[.E918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1">JAVASERVERFACES-471</text:a> </text:p>
          </table:table-cell>
          <table:table-cell table:style-name="ce7" office:value-type="string">
            <text:p>&lt;f:actionListener&gt; creates new Object, despite of given binding-attribute</text:p>
          </table:table-cell>
          <table:table-cell table:style-name="ce11" office:value-type="date" office:date-value="2007-02-05">
            <text:p>2007-02-05</text:p>
          </table:table-cell>
          <table:table-cell table:formula="of:=ISOWEEKNUM([.D919];1)" office:value-type="float" office:value="6">
            <text:p>6</text:p>
          </table:table-cell>
          <table:table-cell table:formula="of:=YEAR([.D919])" office:value-type="float" office:value="2007">
            <text:p>2007</text:p>
          </table:table-cell>
          <table:table-cell table:formula="of:=CONCATENATE([.F919];[.E919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4">JAVASERVERFACES-484</text:a> </text:p>
          </table:table-cell>
          <table:table-cell table:style-name="ce7" office:value-type="string">
            <text:p>Duplicate IDs when using jsp tag-files [+PATCH]</text:p>
          </table:table-cell>
          <table:table-cell table:style-name="ce11" office:value-type="date" office:date-value="2007-02-05">
            <text:p>2007-02-05</text:p>
          </table:table-cell>
          <table:table-cell table:formula="of:=ISOWEEKNUM([.D920];1)" office:value-type="float" office:value="6">
            <text:p>6</text:p>
          </table:table-cell>
          <table:table-cell table:formula="of:=YEAR([.D920])" office:value-type="float" office:value="2007">
            <text:p>2007</text:p>
          </table:table-cell>
          <table:table-cell table:formula="of:=CONCATENATE([.F920];[.E920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5">JAVASERVERFACES-495</text:a> </text:p>
          </table:table-cell>
          <table:table-cell table:style-name="ce7" office:value-type="string">
            <text:p>NPE in MethodExpressionActionListener.processAction</text:p>
          </table:table-cell>
          <table:table-cell table:style-name="ce11" office:value-type="date" office:date-value="2007-02-04">
            <text:p>2007-02-04</text:p>
          </table:table-cell>
          <table:table-cell table:formula="of:=ISOWEEKNUM([.D921];1)" office:value-type="float" office:value="6">
            <text:p>6</text:p>
          </table:table-cell>
          <table:table-cell table:formula="of:=YEAR([.D921])" office:value-type="float" office:value="2007">
            <text:p>2007</text:p>
          </table:table-cell>
          <table:table-cell table:formula="of:=CONCATENATE([.F921];[.E921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8">JAVASERVERFACES-468</text:a> </text:p>
          </table:table-cell>
          <table:table-cell table:style-name="ce7" office:value-type="string">
            <text:p>NPE on startup in Websphere 6.1</text:p>
          </table:table-cell>
          <table:table-cell table:style-name="ce11" office:value-type="date" office:date-value="2007-02-04">
            <text:p>2007-02-04</text:p>
          </table:table-cell>
          <table:table-cell table:formula="of:=ISOWEEKNUM([.D922];1)" office:value-type="float" office:value="6">
            <text:p>6</text:p>
          </table:table-cell>
          <table:table-cell table:formula="of:=YEAR([.D922])" office:value-type="float" office:value="2007">
            <text:p>2007</text:p>
          </table:table-cell>
          <table:table-cell table:formula="of:=CONCATENATE([.F922];[.E922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6">JAVASERVERFACES-496</text:a> </text:p>
          </table:table-cell>
          <table:table-cell table:style-name="ce7" office:value-type="string">
            <text:p>ConfigureListener.initalized() call needs to happen sooner</text:p>
          </table:table-cell>
          <table:table-cell table:style-name="ce11" office:value-type="date" office:date-value="2007-02-04">
            <text:p>2007-02-04</text:p>
          </table:table-cell>
          <table:table-cell table:formula="of:=ISOWEEKNUM([.D923];1)" office:value-type="float" office:value="6">
            <text:p>6</text:p>
          </table:table-cell>
          <table:table-cell table:formula="of:=YEAR([.D923])" office:value-type="float" office:value="2007">
            <text:p>2007</text:p>
          </table:table-cell>
          <table:table-cell table:formula="of:=CONCATENATE([.F923];[.E923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8">JAVASERVERFACES-498</text:a> </text:p>
          </table:table-cell>
          <table:table-cell table:style-name="ce7" office:value-type="string">
            <text:p>Misleading error message about "Possible cyclic reference to managed bean"</text:p>
          </table:table-cell>
          <table:table-cell table:style-name="ce11" office:value-type="date" office:date-value="2007-02-04">
            <text:p>2007-02-04</text:p>
          </table:table-cell>
          <table:table-cell table:formula="of:=ISOWEEKNUM([.D924];1)" office:value-type="float" office:value="6">
            <text:p>6</text:p>
          </table:table-cell>
          <table:table-cell table:formula="of:=YEAR([.D924])" office:value-type="float" office:value="2007">
            <text:p>2007</text:p>
          </table:table-cell>
          <table:table-cell table:formula="of:=CONCATENATE([.F924];[.E924])" office:value-type="string" office:string-value="20076">
            <text:p>2007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7">JAVASERVERFACES-497</text:a> </text:p>
          </table:table-cell>
          <table:table-cell table:style-name="ce7" office:value-type="string">
            <text:p>Provide VariableMapper implementation</text:p>
          </table:table-cell>
          <table:table-cell table:style-name="ce11" office:value-type="date" office:date-value="2007-02-02">
            <text:p>2007-02-02</text:p>
          </table:table-cell>
          <table:table-cell table:formula="of:=ISOWEEKNUM([.D925];1)" office:value-type="float" office:value="5">
            <text:p>5</text:p>
          </table:table-cell>
          <table:table-cell table:formula="of:=YEAR([.D925])" office:value-type="float" office:value="2007">
            <text:p>2007</text:p>
          </table:table-cell>
          <table:table-cell table:formula="of:=CONCATENATE([.F925];[.E925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4">JAVASERVERFACES-494</text:a> </text:p>
          </table:table-cell>
          <table:table-cell table:style-name="ce7" office:value-type="string">
            <text:p>UIComponentClassicTagBase.getParentUIComponentClassicTagBase can NPE</text:p>
          </table:table-cell>
          <table:table-cell table:style-name="ce11" office:value-type="date" office:date-value="2007-02-01">
            <text:p>2007-02-01</text:p>
          </table:table-cell>
          <table:table-cell table:formula="of:=ISOWEEKNUM([.D926];1)" office:value-type="float" office:value="5">
            <text:p>5</text:p>
          </table:table-cell>
          <table:table-cell table:formula="of:=YEAR([.D926])" office:value-type="float" office:value="2007">
            <text:p>2007</text:p>
          </table:table-cell>
          <table:table-cell table:formula="of:=CONCATENATE([.F926];[.E926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3">JAVASERVERFACES-493</text:a> </text:p>
          </table:table-cell>
          <table:table-cell table:style-name="ce7" office:value-type="string">
            <text:p>setRequest does not reset request maps</text:p>
          </table:table-cell>
          <table:table-cell table:style-name="ce11" office:value-type="date" office:date-value="2007-01-31">
            <text:p>2007-01-31</text:p>
          </table:table-cell>
          <table:table-cell table:formula="of:=ISOWEEKNUM([.D927];1)" office:value-type="float" office:value="5">
            <text:p>5</text:p>
          </table:table-cell>
          <table:table-cell table:formula="of:=YEAR([.D927])" office:value-type="float" office:value="2007">
            <text:p>2007</text:p>
          </table:table-cell>
          <table:table-cell table:formula="of:=CONCATENATE([.F927];[.E927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92">JAVASERVERFACES-492</text:a> </text:p>
          </table:table-cell>
          <table:table-cell table:style-name="ce7" office:value-type="string">
            <text:p>NoClassDefFoundError in scanForAnnotations()</text:p>
          </table:table-cell>
          <table:table-cell table:style-name="ce11" office:value-type="date" office:date-value="2007-01-31">
            <text:p>2007-01-31</text:p>
          </table:table-cell>
          <table:table-cell table:formula="of:=ISOWEEKNUM([.D928];1)" office:value-type="float" office:value="5">
            <text:p>5</text:p>
          </table:table-cell>
          <table:table-cell table:formula="of:=YEAR([.D928])" office:value-type="float" office:value="2007">
            <text:p>2007</text:p>
          </table:table-cell>
          <table:table-cell table:formula="of:=CONCATENATE([.F928];[.E928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3">JAVASERVERFACES-483</text:a> </text:p>
          </table:table-cell>
          <table:table-cell table:style-name="ce7" office:value-type="string">
            <text:p>Problem with h:form param enctype</text:p>
          </table:table-cell>
          <table:table-cell table:style-name="ce11" office:value-type="date" office:date-value="2007-01-30">
            <text:p>2007-01-30</text:p>
          </table:table-cell>
          <table:table-cell table:formula="of:=ISOWEEKNUM([.D929];1)" office:value-type="float" office:value="5">
            <text:p>5</text:p>
          </table:table-cell>
          <table:table-cell table:formula="of:=YEAR([.D929])" office:value-type="float" office:value="2007">
            <text:p>2007</text:p>
          </table:table-cell>
          <table:table-cell table:formula="of:=CONCATENATE([.F929];[.E929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6">JAVASERVERFACES-456</text:a> </text:p>
          </table:table-cell>
          <table:table-cell table:style-name="ce7" office:value-type="string">
            <text:p>Converter does not work for CheckboxRenderer</text:p>
          </table:table-cell>
          <table:table-cell table:style-name="ce11" office:value-type="date" office:date-value="2007-01-29">
            <text:p>2007-01-29</text:p>
          </table:table-cell>
          <table:table-cell table:formula="of:=ISOWEEKNUM([.D930];1)" office:value-type="float" office:value="5">
            <text:p>5</text:p>
          </table:table-cell>
          <table:table-cell table:formula="of:=YEAR([.D930])" office:value-type="float" office:value="2007">
            <text:p>2007</text:p>
          </table:table-cell>
          <table:table-cell table:formula="of:=CONCATENATE([.F930];[.E930])" office:value-type="string" office:string-value="20075">
            <text:p>2007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11">JAVASERVERFACES-111</text:a> </text:p>
          </table:table-cell>
          <table:table-cell table:style-name="ce7" office:value-type="string">
            <text:p>Non-serializable instance fields in serializable classes</text:p>
          </table:table-cell>
          <table:table-cell table:style-name="ce11" office:value-type="date" office:date-value="2007-01-27">
            <text:p>2007-01-27</text:p>
          </table:table-cell>
          <table:table-cell table:formula="of:=ISOWEEKNUM([.D931];1)" office:value-type="float" office:value="4">
            <text:p>4</text:p>
          </table:table-cell>
          <table:table-cell table:formula="of:=YEAR([.D931])" office:value-type="float" office:value="2007">
            <text:p>2007</text:p>
          </table:table-cell>
          <table:table-cell table:formula="of:=CONCATENATE([.F931];[.E931])" office:value-type="string" office:string-value="20074">
            <text:p>2007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9">JAVASERVERFACES-489</text:a> </text:p>
          </table:table-cell>
          <table:table-cell table:style-name="ce7" office:value-type="string">
            <text:p>Fishy code generated for HtmlCommandButton.isDisabled</text:p>
          </table:table-cell>
          <table:table-cell table:style-name="ce11" office:value-type="date" office:date-value="2007-01-26">
            <text:p>2007-01-26</text:p>
          </table:table-cell>
          <table:table-cell table:formula="of:=ISOWEEKNUM([.D932];1)" office:value-type="float" office:value="4">
            <text:p>4</text:p>
          </table:table-cell>
          <table:table-cell table:formula="of:=YEAR([.D932])" office:value-type="float" office:value="2007">
            <text:p>2007</text:p>
          </table:table-cell>
          <table:table-cell table:formula="of:=CONCATENATE([.F932];[.E932])" office:value-type="string" office:string-value="20074">
            <text:p>2007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3">JAVASERVERFACES-473</text:a> </text:p>
          </table:table-cell>
          <table:table-cell table:style-name="ce7" office:value-type="string">
            <text:p>NPE if UIComponent.getFamily() not overridden</text:p>
          </table:table-cell>
          <table:table-cell table:style-name="ce11" office:value-type="date" office:date-value="2007-01-25">
            <text:p>2007-01-25</text:p>
          </table:table-cell>
          <table:table-cell table:formula="of:=ISOWEEKNUM([.D933];1)" office:value-type="float" office:value="4">
            <text:p>4</text:p>
          </table:table-cell>
          <table:table-cell table:formula="of:=YEAR([.D933])" office:value-type="float" office:value="2007">
            <text:p>2007</text:p>
          </table:table-cell>
          <table:table-cell table:formula="of:=CONCATENATE([.F933];[.E933])" office:value-type="string" office:string-value="20074">
            <text:p>2007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6">JAVASERVERFACES-486</text:a> </text:p>
          </table:table-cell>
          <table:table-cell table:style-name="ce7" office:value-type="string">
            <text:p>NPE in com.sun.faces.config.ConfigureListener.parse</text:p>
          </table:table-cell>
          <table:table-cell table:style-name="ce11" office:value-type="date" office:date-value="2007-01-24">
            <text:p>2007-01-24</text:p>
          </table:table-cell>
          <table:table-cell table:formula="of:=ISOWEEKNUM([.D934];1)" office:value-type="float" office:value="4">
            <text:p>4</text:p>
          </table:table-cell>
          <table:table-cell table:formula="of:=YEAR([.D934])" office:value-type="float" office:value="2007">
            <text:p>2007</text:p>
          </table:table-cell>
          <table:table-cell table:formula="of:=CONCATENATE([.F934];[.E934])" office:value-type="string" office:string-value="20074">
            <text:p>2007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5">JAVASERVERFACES-485</text:a> </text:p>
          </table:table-cell>
          <table:table-cell table:style-name="ce7" office:value-type="string">
            <text:p>UIComponentClassicTagBase is unhappy if components have been removed</text:p>
          </table:table-cell>
          <table:table-cell table:style-name="ce11" office:value-type="date" office:date-value="2007-01-19">
            <text:p>2007-01-19</text:p>
          </table:table-cell>
          <table:table-cell table:formula="of:=ISOWEEKNUM([.D935];1)" office:value-type="float" office:value="3">
            <text:p>3</text:p>
          </table:table-cell>
          <table:table-cell table:formula="of:=YEAR([.D935])" office:value-type="float" office:value="2007">
            <text:p>2007</text:p>
          </table:table-cell>
          <table:table-cell table:formula="of:=CONCATENATE([.F935];[.E935])" office:value-type="string" office:string-value="20073">
            <text:p>2007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5">JAVASERVERFACES-465</text:a> </text:p>
          </table:table-cell>
          <table:table-cell table:style-name="ce7" office:value-type="string">
            <text:p>Encoding param separator of links</text:p>
          </table:table-cell>
          <table:table-cell table:style-name="ce11" office:value-type="date" office:date-value="2007-01-18">
            <text:p>2007-01-18</text:p>
          </table:table-cell>
          <table:table-cell table:formula="of:=ISOWEEKNUM([.D936];1)" office:value-type="float" office:value="3">
            <text:p>3</text:p>
          </table:table-cell>
          <table:table-cell table:formula="of:=YEAR([.D936])" office:value-type="float" office:value="2007">
            <text:p>2007</text:p>
          </table:table-cell>
          <table:table-cell table:formula="of:=CONCATENATE([.F936];[.E936])" office:value-type="string" office:string-value="20073">
            <text:p>2007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82">JAVASERVERFACES-482</text:a> </text:p>
          </table:table-cell>
          <table:table-cell table:style-name="ce7" office:value-type="string">
            <text:p>Typo in UIData prevents request var from being restored properly</text:p>
          </table:table-cell>
          <table:table-cell table:style-name="ce11" office:value-type="date" office:date-value="2007-01-08">
            <text:p>2007-01-08</text:p>
          </table:table-cell>
          <table:table-cell table:formula="of:=ISOWEEKNUM([.D937];1)" office:value-type="float" office:value="2">
            <text:p>2</text:p>
          </table:table-cell>
          <table:table-cell table:formula="of:=YEAR([.D937])" office:value-type="float" office:value="2007">
            <text:p>2007</text:p>
          </table:table-cell>
          <table:table-cell table:formula="of:=CONCATENATE([.F937];[.E937])" office:value-type="string" office:string-value="20072">
            <text:p>2007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9">JAVASERVERFACES-469</text:a> </text:p>
          </table:table-cell>
          <table:table-cell table:style-name="ce7" office:value-type="string">
            <text:p>NPE from Faces Servlet Mapping with Portlet API</text:p>
          </table:table-cell>
          <table:table-cell table:style-name="ce11" office:value-type="date" office:date-value="2007-01-08">
            <text:p>2007-01-08</text:p>
          </table:table-cell>
          <table:table-cell table:formula="of:=ISOWEEKNUM([.D938];1)" office:value-type="float" office:value="2">
            <text:p>2</text:p>
          </table:table-cell>
          <table:table-cell table:formula="of:=YEAR([.D938])" office:value-type="float" office:value="2007">
            <text:p>2007</text:p>
          </table:table-cell>
          <table:table-cell table:formula="of:=CONCATENATE([.F938];[.E938])" office:value-type="string" office:string-value="20072">
            <text:p>2007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8">JAVASERVERFACES-478</text:a> </text:p>
          </table:table-cell>
          <table:table-cell table:style-name="ce7" office:value-type="string">
            <text:p>NPE in RestoreViewPhase</text:p>
          </table:table-cell>
          <table:table-cell table:style-name="ce11" office:value-type="date" office:date-value="2006-12-21">
            <text:p>2006-12-21</text:p>
          </table:table-cell>
          <table:table-cell table:formula="of:=ISOWEEKNUM([.D939];1)" office:value-type="float" office:value="51">
            <text:p>51</text:p>
          </table:table-cell>
          <table:table-cell table:formula="of:=YEAR([.D939])" office:value-type="float" office:value="2006">
            <text:p>2006</text:p>
          </table:table-cell>
          <table:table-cell table:formula="of:=CONCATENATE([.F939];[.E939])" office:value-type="string" office:string-value="200651">
            <text:p>2006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7">JAVASERVERFACES-477</text:a> </text:p>
          </table:table-cell>
          <table:table-cell table:style-name="ce7" office:value-type="string">
            <text:p>Should not compare a byte with an int directly</text:p>
          </table:table-cell>
          <table:table-cell table:style-name="ce11" office:value-type="date" office:date-value="2006-12-19">
            <text:p>2006-12-19</text:p>
          </table:table-cell>
          <table:table-cell table:formula="of:=ISOWEEKNUM([.D940];1)" office:value-type="float" office:value="51">
            <text:p>51</text:p>
          </table:table-cell>
          <table:table-cell table:formula="of:=YEAR([.D940])" office:value-type="float" office:value="2006">
            <text:p>2006</text:p>
          </table:table-cell>
          <table:table-cell table:formula="of:=CONCATENATE([.F940];[.E940])" office:value-type="string" office:string-value="200651">
            <text:p>2006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5">JAVASERVERFACES-475</text:a> </text:p>
          </table:table-cell>
          <table:table-cell table:style-name="ce7" office:value-type="string">
            <text:p>Assigning an integer value to a Float property fails</text:p>
          </table:table-cell>
          <table:table-cell table:style-name="ce11" office:value-type="date" office:date-value="2006-12-19">
            <text:p>2006-12-19</text:p>
          </table:table-cell>
          <table:table-cell table:formula="of:=ISOWEEKNUM([.D941];1)" office:value-type="float" office:value="51">
            <text:p>51</text:p>
          </table:table-cell>
          <table:table-cell table:formula="of:=YEAR([.D941])" office:value-type="float" office:value="2006">
            <text:p>2006</text:p>
          </table:table-cell>
          <table:table-cell table:formula="of:=CONCATENATE([.F941];[.E941])" office:value-type="string" office:string-value="200651">
            <text:p>20065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1">JAVASERVERFACES-461</text:a> </text:p>
          </table:table-cell>
          <table:table-cell table:style-name="ce7" office:value-type="string">
            <text:p>UIInput.validateValue does not honor the severity of a validator-exception message</text:p>
          </table:table-cell>
          <table:table-cell table:style-name="ce11" office:value-type="date" office:date-value="2006-12-16">
            <text:p>2006-12-16</text:p>
          </table:table-cell>
          <table:table-cell table:formula="of:=ISOWEEKNUM([.D942];1)" office:value-type="float" office:value="50">
            <text:p>50</text:p>
          </table:table-cell>
          <table:table-cell table:formula="of:=YEAR([.D942])" office:value-type="float" office:value="2006">
            <text:p>2006</text:p>
          </table:table-cell>
          <table:table-cell table:formula="of:=CONCATENATE([.F942];[.E942])" office:value-type="string" office:string-value="200650">
            <text:p>2006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2">JAVASERVERFACES-472</text:a> </text:p>
          </table:table-cell>
          <table:table-cell table:style-name="ce7" office:value-type="string">
            <text:p>HtmlSelectOneRadio ignores escape property on SelectItem</text:p>
          </table:table-cell>
          <table:table-cell table:style-name="ce11" office:value-type="date" office:date-value="2006-12-14">
            <text:p>2006-12-14</text:p>
          </table:table-cell>
          <table:table-cell table:formula="of:=ISOWEEKNUM([.D943];1)" office:value-type="float" office:value="50">
            <text:p>50</text:p>
          </table:table-cell>
          <table:table-cell table:formula="of:=YEAR([.D943])" office:value-type="float" office:value="2006">
            <text:p>2006</text:p>
          </table:table-cell>
          <table:table-cell table:formula="of:=CONCATENATE([.F943];[.E943])" office:value-type="string" office:string-value="200650">
            <text:p>2006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0">JAVASERVERFACES-470</text:a> </text:p>
          </table:table-cell>
          <table:table-cell table:style-name="ce7" office:value-type="string">
            <text:p>UISelectMany fails to convert submitted value where value comes from value of a Map</text:p>
          </table:table-cell>
          <table:table-cell table:style-name="ce11" office:value-type="date" office:date-value="2006-12-13">
            <text:p>2006-12-13</text:p>
          </table:table-cell>
          <table:table-cell table:formula="of:=ISOWEEKNUM([.D944];1)" office:value-type="float" office:value="50">
            <text:p>50</text:p>
          </table:table-cell>
          <table:table-cell table:formula="of:=YEAR([.D944])" office:value-type="float" office:value="2006">
            <text:p>2006</text:p>
          </table:table-cell>
          <table:table-cell table:formula="of:=CONCATENATE([.F944];[.E944])" office:value-type="string" office:string-value="200650">
            <text:p>20065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7">JAVASERVERFACES-467</text:a> </text:p>
          </table:table-cell>
          <table:table-cell table:style-name="ce7" office:value-type="string">
            <text:p>ViewHandler.initView() is called a bit too late</text:p>
          </table:table-cell>
          <table:table-cell table:style-name="ce11" office:value-type="date" office:date-value="2006-12-06">
            <text:p>2006-12-06</text:p>
          </table:table-cell>
          <table:table-cell table:formula="of:=ISOWEEKNUM([.D945];1)" office:value-type="float" office:value="49">
            <text:p>49</text:p>
          </table:table-cell>
          <table:table-cell table:formula="of:=YEAR([.D945])" office:value-type="float" office:value="2006">
            <text:p>2006</text:p>
          </table:table-cell>
          <table:table-cell table:formula="of:=CONCATENATE([.F945];[.E945])" office:value-type="string" office:string-value="200649">
            <text:p>2006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6">JAVASERVERFACES-466</text:a> </text:p>
          </table:table-cell>
          <table:table-cell table:style-name="ce7" office:value-type="string">
            <text:p>h:selectManyCheckbox enabledClass / disabledClass are not applied properly</text:p>
          </table:table-cell>
          <table:table-cell table:style-name="ce11" office:value-type="date" office:date-value="2006-12-05">
            <text:p>2006-12-05</text:p>
          </table:table-cell>
          <table:table-cell table:formula="of:=ISOWEEKNUM([.D946];1)" office:value-type="float" office:value="49">
            <text:p>49</text:p>
          </table:table-cell>
          <table:table-cell table:formula="of:=YEAR([.D946])" office:value-type="float" office:value="2006">
            <text:p>2006</text:p>
          </table:table-cell>
          <table:table-cell table:formula="of:=CONCATENATE([.F946];[.E946])" office:value-type="string" office:string-value="200649">
            <text:p>20064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2">JAVASERVERFACES-462</text:a> </text:p>
          </table:table-cell>
          <table:table-cell table:style-name="ce7" office:value-type="string">
            <text:p>Binding attribute in dataTable cause duplicate component id error</text:p>
          </table:table-cell>
          <table:table-cell table:style-name="ce11" office:value-type="date" office:date-value="2006-12-01">
            <text:p>2006-12-01</text:p>
          </table:table-cell>
          <table:table-cell table:formula="of:=ISOWEEKNUM([.D947];1)" office:value-type="float" office:value="48">
            <text:p>48</text:p>
          </table:table-cell>
          <table:table-cell table:formula="of:=YEAR([.D947])" office:value-type="float" office:value="2006">
            <text:p>2006</text:p>
          </table:table-cell>
          <table:table-cell table:formula="of:=CONCATENATE([.F947];[.E947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9">JAVASERVERFACES-319</text:a> </text:p>
          </table:table-cell>
          <table:table-cell table:style-name="ce7" office:value-type="string">
            <text:p>Strange and incorrect behavior in UIComponent.saveState method</text:p>
          </table:table-cell>
          <table:table-cell table:style-name="ce11" office:value-type="date" office:date-value="2006-12-01">
            <text:p>2006-12-01</text:p>
          </table:table-cell>
          <table:table-cell table:formula="of:=ISOWEEKNUM([.D948];1)" office:value-type="float" office:value="48">
            <text:p>48</text:p>
          </table:table-cell>
          <table:table-cell table:formula="of:=YEAR([.D948])" office:value-type="float" office:value="2006">
            <text:p>2006</text:p>
          </table:table-cell>
          <table:table-cell table:formula="of:=CONCATENATE([.F948];[.E948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9">JAVASERVERFACES-459</text:a> </text:p>
          </table:table-cell>
          <table:table-cell table:style-name="ce7" office:value-type="string">
            <text:p>Custom VariableResolver not working properly</text:p>
          </table:table-cell>
          <table:table-cell table:style-name="ce11" office:value-type="date" office:date-value="2006-11-30">
            <text:p>2006-11-30</text:p>
          </table:table-cell>
          <table:table-cell table:formula="of:=ISOWEEKNUM([.D949];1)" office:value-type="float" office:value="48">
            <text:p>48</text:p>
          </table:table-cell>
          <table:table-cell table:formula="of:=YEAR([.D949])" office:value-type="float" office:value="2006">
            <text:p>2006</text:p>
          </table:table-cell>
          <table:table-cell table:formula="of:=CONCATENATE([.F949];[.E949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60">JAVASERVERFACES-460</text:a> </text:p>
          </table:table-cell>
          <table:table-cell table:style-name="ce7" office:value-type="string">
            <text:p>VariableResolverChainWrapper REENTRANT_GUARD is faulty</text:p>
          </table:table-cell>
          <table:table-cell table:style-name="ce11" office:value-type="date" office:date-value="2006-11-30">
            <text:p>2006-11-30</text:p>
          </table:table-cell>
          <table:table-cell table:formula="of:=ISOWEEKNUM([.D950];1)" office:value-type="float" office:value="48">
            <text:p>48</text:p>
          </table:table-cell>
          <table:table-cell table:formula="of:=YEAR([.D950])" office:value-type="float" office:value="2006">
            <text:p>2006</text:p>
          </table:table-cell>
          <table:table-cell table:formula="of:=CONCATENATE([.F950];[.E950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8">JAVASERVERFACES-458</text:a> </text:p>
          </table:table-cell>
          <table:table-cell table:style-name="ce7" office:value-type="string">
            <text:p>ClassNotFoundException: com.sun.faces.config.GlassFishConfigureListener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951];1)" office:value-type="float" office:value="48">
            <text:p>48</text:p>
          </table:table-cell>
          <table:table-cell table:formula="of:=YEAR([.D951])" office:value-type="float" office:value="2006">
            <text:p>2006</text:p>
          </table:table-cell>
          <table:table-cell table:formula="of:=CONCATENATE([.F951];[.E951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7">JAVASERVERFACES-457</text:a> </text:p>
          </table:table-cell>
          <table:table-cell table:style-name="ce7" office:value-type="string">
            <text:p>ADF Faces 10.3.0.4 Doesn't run on JSF 1.2_03</text:p>
          </table:table-cell>
          <table:table-cell table:style-name="ce11" office:value-type="date" office:date-value="2006-11-29">
            <text:p>2006-11-29</text:p>
          </table:table-cell>
          <table:table-cell table:formula="of:=ISOWEEKNUM([.D952];1)" office:value-type="float" office:value="48">
            <text:p>48</text:p>
          </table:table-cell>
          <table:table-cell table:formula="of:=YEAR([.D952])" office:value-type="float" office:value="2006">
            <text:p>2006</text:p>
          </table:table-cell>
          <table:table-cell table:formula="of:=CONCATENATE([.F952];[.E952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9">JAVASERVERFACES-449</text:a> </text:p>
          </table:table-cell>
          <table:table-cell table:style-name="ce7" office:value-type="string">
            <text:p>FacesContext.getELContext throws UnsupportedOperationException</text:p>
          </table:table-cell>
          <table:table-cell table:style-name="ce11" office:value-type="date" office:date-value="2006-11-28">
            <text:p>2006-11-28</text:p>
          </table:table-cell>
          <table:table-cell table:formula="of:=ISOWEEKNUM([.D953];1)" office:value-type="float" office:value="48">
            <text:p>48</text:p>
          </table:table-cell>
          <table:table-cell table:formula="of:=YEAR([.D953])" office:value-type="float" office:value="2006">
            <text:p>2006</text:p>
          </table:table-cell>
          <table:table-cell table:formula="of:=CONCATENATE([.F953];[.E953])" office:value-type="string" office:string-value="200648">
            <text:p>20064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2">JAVASERVERFACES-452</text:a> </text:p>
          </table:table-cell>
          <table:table-cell table:style-name="ce7" office:value-type="string">
            <text:p>AssertionError in deploying a JSF war file with -ea in AS</text:p>
          </table:table-cell>
          <table:table-cell table:style-name="ce11" office:value-type="date" office:date-value="2006-11-21">
            <text:p>2006-11-21</text:p>
          </table:table-cell>
          <table:table-cell table:formula="of:=ISOWEEKNUM([.D954];1)" office:value-type="float" office:value="47">
            <text:p>47</text:p>
          </table:table-cell>
          <table:table-cell table:formula="of:=YEAR([.D954])" office:value-type="float" office:value="2006">
            <text:p>2006</text:p>
          </table:table-cell>
          <table:table-cell table:formula="of:=CONCATENATE([.F954];[.E954])" office:value-type="string" office:string-value="200647">
            <text:p>2006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2">JAVASERVERFACES-442</text:a> </text:p>
          </table:table-cell>
          <table:table-cell table:style-name="ce7" office:value-type="string">
            <text:p>SelectMenu's don't work with mixed type selectItems</text:p>
          </table:table-cell>
          <table:table-cell table:style-name="ce11" office:value-type="date" office:date-value="2006-11-20">
            <text:p>2006-11-20</text:p>
          </table:table-cell>
          <table:table-cell table:formula="of:=ISOWEEKNUM([.D955];1)" office:value-type="float" office:value="47">
            <text:p>47</text:p>
          </table:table-cell>
          <table:table-cell table:formula="of:=YEAR([.D955])" office:value-type="float" office:value="2006">
            <text:p>2006</text:p>
          </table:table-cell>
          <table:table-cell table:formula="of:=CONCATENATE([.F955];[.E955])" office:value-type="string" office:string-value="200647">
            <text:p>20064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50">JAVASERVERFACES-450</text:a> </text:p>
          </table:table-cell>
          <table:table-cell table:style-name="ce7" office:value-type="string">
            <text:p>SelectOneMenu returning "" for some null values if no converter used</text:p>
          </table:table-cell>
          <table:table-cell table:style-name="ce11" office:value-type="date" office:date-value="2006-11-17">
            <text:p>2006-11-17</text:p>
          </table:table-cell>
          <table:table-cell table:formula="of:=ISOWEEKNUM([.D956];1)" office:value-type="float" office:value="46">
            <text:p>46</text:p>
          </table:table-cell>
          <table:table-cell table:formula="of:=YEAR([.D956])" office:value-type="float" office:value="2006">
            <text:p>2006</text:p>
          </table:table-cell>
          <table:table-cell table:formula="of:=CONCATENATE([.F956];[.E956])" office:value-type="string" office:string-value="200646">
            <text:p>2006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8">JAVASERVERFACES-448</text:a> </text:p>
          </table:table-cell>
          <table:table-cell table:style-name="ce7" office:value-type="string">
            <text:p>Script Accomodations Invalid</text:p>
          </table:table-cell>
          <table:table-cell table:style-name="ce11" office:value-type="date" office:date-value="2006-11-13">
            <text:p>2006-11-13</text:p>
          </table:table-cell>
          <table:table-cell table:formula="of:=ISOWEEKNUM([.D957];1)" office:value-type="float" office:value="46">
            <text:p>46</text:p>
          </table:table-cell>
          <table:table-cell table:formula="of:=YEAR([.D957])" office:value-type="float" office:value="2006">
            <text:p>2006</text:p>
          </table:table-cell>
          <table:table-cell table:formula="of:=CONCATENATE([.F957];[.E957])" office:value-type="string" office:string-value="200646">
            <text:p>20064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1">JAVASERVERFACES-441</text:a> </text:p>
          </table:table-cell>
          <table:table-cell table:style-name="ce7" office:value-type="string">
            <text:p>f:convertNumber always gets a conversion error</text:p>
          </table:table-cell>
          <table:table-cell table:style-name="ce11" office:value-type="date" office:date-value="2006-11-10">
            <text:p>2006-11-10</text:p>
          </table:table-cell>
          <table:table-cell table:formula="of:=ISOWEEKNUM([.D958];1)" office:value-type="float" office:value="45">
            <text:p>45</text:p>
          </table:table-cell>
          <table:table-cell table:formula="of:=YEAR([.D958])" office:value-type="float" office:value="2006">
            <text:p>2006</text:p>
          </table:table-cell>
          <table:table-cell table:formula="of:=CONCATENATE([.F958];[.E958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4">JAVASERVERFACES-444</text:a> </text:p>
          </table:table-cell>
          <table:table-cell table:style-name="ce7" office:value-type="string">
            <text:p>selectOneMenu validation doesn't follow the spec</text:p>
          </table:table-cell>
          <table:table-cell table:style-name="ce11" office:value-type="date" office:date-value="2006-11-10">
            <text:p>2006-11-10</text:p>
          </table:table-cell>
          <table:table-cell table:formula="of:=ISOWEEKNUM([.D959];1)" office:value-type="float" office:value="45">
            <text:p>45</text:p>
          </table:table-cell>
          <table:table-cell table:formula="of:=YEAR([.D959])" office:value-type="float" office:value="2006">
            <text:p>2006</text:p>
          </table:table-cell>
          <table:table-cell table:formula="of:=CONCATENATE([.F959];[.E959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5">JAVASERVERFACES-445</text:a> </text:p>
          </table:table-cell>
          <table:table-cell table:style-name="ce7" office:value-type="string">
            <text:p>NPE from EnumConverter.getValueAsObject() if there is no target class specified</text:p>
          </table:table-cell>
          <table:table-cell table:style-name="ce11" office:value-type="date" office:date-value="2006-11-09">
            <text:p>2006-11-09</text:p>
          </table:table-cell>
          <table:table-cell table:formula="of:=ISOWEEKNUM([.D960];1)" office:value-type="float" office:value="45">
            <text:p>45</text:p>
          </table:table-cell>
          <table:table-cell table:formula="of:=YEAR([.D960])" office:value-type="float" office:value="2006">
            <text:p>2006</text:p>
          </table:table-cell>
          <table:table-cell table:formula="of:=CONCATENATE([.F960];[.E960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43">JAVASERVERFACES-443</text:a> </text:p>
          </table:table-cell>
          <table:table-cell table:style-name="ce7" office:value-type="string">
            <text:p>FacesContextImpl.getMaximumSeverity returns wrong variable</text:p>
          </table:table-cell>
          <table:table-cell table:style-name="ce11" office:value-type="date" office:date-value="2006-11-08">
            <text:p>2006-11-08</text:p>
          </table:table-cell>
          <table:table-cell table:formula="of:=ISOWEEKNUM([.D961];1)" office:value-type="float" office:value="45">
            <text:p>45</text:p>
          </table:table-cell>
          <table:table-cell table:formula="of:=YEAR([.D961])" office:value-type="float" office:value="2006">
            <text:p>2006</text:p>
          </table:table-cell>
          <table:table-cell table:formula="of:=CONCATENATE([.F961];[.E961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1">JAVASERVERFACES-321</text:a> </text:p>
          </table:table-cell>
          <table:table-cell table:style-name="ce7" office:value-type="string">
            <text:p>DataTable var attribute incorrect in TLD</text:p>
          </table:table-cell>
          <table:table-cell table:style-name="ce11" office:value-type="date" office:date-value="2006-11-07">
            <text:p>2006-11-07</text:p>
          </table:table-cell>
          <table:table-cell table:formula="of:=ISOWEEKNUM([.D962];1)" office:value-type="float" office:value="45">
            <text:p>45</text:p>
          </table:table-cell>
          <table:table-cell table:formula="of:=YEAR([.D962])" office:value-type="float" office:value="2006">
            <text:p>2006</text:p>
          </table:table-cell>
          <table:table-cell table:formula="of:=CONCATENATE([.F962];[.E962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7">JAVASERVERFACES-387</text:a> </text:p>
          </table:table-cell>
          <table:table-cell table:style-name="ce7" office:value-type="string">
            <text:p>Incorrect tlddoc on f:convertNumber "type" attribute</text:p>
          </table:table-cell>
          <table:table-cell table:style-name="ce11" office:value-type="date" office:date-value="2006-11-07">
            <text:p>2006-11-07</text:p>
          </table:table-cell>
          <table:table-cell table:formula="of:=ISOWEEKNUM([.D963];1)" office:value-type="float" office:value="45">
            <text:p>45</text:p>
          </table:table-cell>
          <table:table-cell table:formula="of:=YEAR([.D963])" office:value-type="float" office:value="2006">
            <text:p>2006</text:p>
          </table:table-cell>
          <table:table-cell table:formula="of:=CONCATENATE([.F963];[.E963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9">JAVASERVERFACES-439</text:a> </text:p>
          </table:table-cell>
          <table:table-cell table:style-name="ce7" office:value-type="string">
            <text:p>rendered attribute doesn't work properly</text:p>
          </table:table-cell>
          <table:table-cell table:style-name="ce11" office:value-type="date" office:date-value="2006-11-06">
            <text:p>2006-11-06</text:p>
          </table:table-cell>
          <table:table-cell table:formula="of:=ISOWEEKNUM([.D964];1)" office:value-type="float" office:value="45">
            <text:p>45</text:p>
          </table:table-cell>
          <table:table-cell table:formula="of:=YEAR([.D964])" office:value-type="float" office:value="2006">
            <text:p>2006</text:p>
          </table:table-cell>
          <table:table-cell table:formula="of:=CONCATENATE([.F964];[.E964])" office:value-type="string" office:string-value="200645">
            <text:p>20064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8">JAVASERVERFACES-438</text:a> </text:p>
          </table:table-cell>
          <table:table-cell table:style-name="ce7" office:value-type="string">
            <text:p>&lt;h:outputLink&gt; is outputting wrong stuff when disabled</text:p>
          </table:table-cell>
          <table:table-cell table:style-name="ce11" office:value-type="date" office:date-value="2006-11-03">
            <text:p>2006-11-03</text:p>
          </table:table-cell>
          <table:table-cell table:formula="of:=ISOWEEKNUM([.D965];1)" office:value-type="float" office:value="44">
            <text:p>44</text:p>
          </table:table-cell>
          <table:table-cell table:formula="of:=YEAR([.D965])" office:value-type="float" office:value="2006">
            <text:p>2006</text:p>
          </table:table-cell>
          <table:table-cell table:formula="of:=CONCATENATE([.F965];[.E965])" office:value-type="string" office:string-value="200644">
            <text:p>2006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7">JAVASERVERFACES-437</text:a> </text:p>
          </table:table-cell>
          <table:table-cell table:style-name="ce7" office:value-type="string">
            <text:p>UIComponentClassicTagBase incorrectly handles comment content</text:p>
          </table:table-cell>
          <table:table-cell table:style-name="ce11" office:value-type="date" office:date-value="2006-11-03">
            <text:p>2006-11-03</text:p>
          </table:table-cell>
          <table:table-cell table:formula="of:=ISOWEEKNUM([.D966];1)" office:value-type="float" office:value="44">
            <text:p>44</text:p>
          </table:table-cell>
          <table:table-cell table:formula="of:=YEAR([.D966])" office:value-type="float" office:value="2006">
            <text:p>2006</text:p>
          </table:table-cell>
          <table:table-cell table:formula="of:=CONCATENATE([.F966];[.E966])" office:value-type="string" office:string-value="200644">
            <text:p>2006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36">JAVASERVERFACES-436</text:a> </text:p>
          </table:table-cell>
          <table:table-cell table:style-name="ce7" office:value-type="string">
            <text:p>jsf-impl.jar broken: missing resources</text:p>
          </table:table-cell>
          <table:table-cell table:style-name="ce11" office:value-type="date" office:date-value="2006-10-30">
            <text:p>2006-10-30</text:p>
          </table:table-cell>
          <table:table-cell table:formula="of:=ISOWEEKNUM([.D967];1)" office:value-type="float" office:value="44">
            <text:p>44</text:p>
          </table:table-cell>
          <table:table-cell table:formula="of:=YEAR([.D967])" office:value-type="float" office:value="2006">
            <text:p>2006</text:p>
          </table:table-cell>
          <table:table-cell table:formula="of:=CONCATENATE([.F967];[.E967])" office:value-type="string" office:string-value="200644">
            <text:p>20064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9">JAVASERVERFACES-419</text:a> </text:p>
          </table:table-cell>
          <table:table-cell table:style-name="ce7" office:value-type="string">
            <text:p>HtmlResponseWriter should handle 'escaping' of script and style elements</text:p>
          </table:table-cell>
          <table:table-cell table:style-name="ce11" office:value-type="date" office:date-value="2006-10-25">
            <text:p>2006-10-25</text:p>
          </table:table-cell>
          <table:table-cell table:formula="of:=ISOWEEKNUM([.D968];1)" office:value-type="float" office:value="43">
            <text:p>43</text:p>
          </table:table-cell>
          <table:table-cell table:formula="of:=YEAR([.D968])" office:value-type="float" office:value="2006">
            <text:p>2006</text:p>
          </table:table-cell>
          <table:table-cell table:formula="of:=CONCATENATE([.F968];[.E968])" office:value-type="string" office:string-value="200643">
            <text:p>20064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4">JAVASERVERFACES-414</text:a> </text:p>
          </table:table-cell>
          <table:table-cell table:style-name="ce7" office:value-type="string">
            <text:p>renderView() method in com.sun.faces.application.ViewHandlerImpl should not only expect getWriter() is always valid</text:p>
          </table:table-cell>
          <table:table-cell table:style-name="ce11" office:value-type="date" office:date-value="2006-10-18">
            <text:p>2006-10-18</text:p>
          </table:table-cell>
          <table:table-cell table:formula="of:=ISOWEEKNUM([.D969];1)" office:value-type="float" office:value="42">
            <text:p>42</text:p>
          </table:table-cell>
          <table:table-cell table:formula="of:=YEAR([.D969])" office:value-type="float" office:value="2006">
            <text:p>2006</text:p>
          </table:table-cell>
          <table:table-cell table:formula="of:=CONCATENATE([.F969];[.E969])" office:value-type="string" office:string-value="200642">
            <text:p>2006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8">JAVASERVERFACES-428</text:a> </text:p>
          </table:table-cell>
          <table:table-cell table:style-name="ce7" office:value-type="string">
            <text:p>NPE for injected bean if managed property defined in faces-config accesses injected resource</text:p>
          </table:table-cell>
          <table:table-cell table:style-name="ce11" office:value-type="date" office:date-value="2006-10-18">
            <text:p>2006-10-18</text:p>
          </table:table-cell>
          <table:table-cell table:formula="of:=ISOWEEKNUM([.D970];1)" office:value-type="float" office:value="42">
            <text:p>42</text:p>
          </table:table-cell>
          <table:table-cell table:formula="of:=YEAR([.D970])" office:value-type="float" office:value="2006">
            <text:p>2006</text:p>
          </table:table-cell>
          <table:table-cell table:formula="of:=CONCATENATE([.F970];[.E970])" office:value-type="string" office:string-value="200642">
            <text:p>2006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7">JAVASERVERFACES-427</text:a> </text:p>
          </table:table-cell>
          <table:table-cell table:style-name="ce7" office:value-type="string">
            <text:p>On Render Response Phase, JSF 1.2 Can't Find an EL Function it already found before</text:p>
          </table:table-cell>
          <table:table-cell table:style-name="ce11" office:value-type="date" office:date-value="2006-10-16">
            <text:p>2006-10-16</text:p>
          </table:table-cell>
          <table:table-cell table:formula="of:=ISOWEEKNUM([.D971];1)" office:value-type="float" office:value="42">
            <text:p>42</text:p>
          </table:table-cell>
          <table:table-cell table:formula="of:=YEAR([.D971])" office:value-type="float" office:value="2006">
            <text:p>2006</text:p>
          </table:table-cell>
          <table:table-cell table:formula="of:=CONCATENATE([.F971];[.E971])" office:value-type="string" office:string-value="200642">
            <text:p>20064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9">JAVASERVERFACES-399</text:a> </text:p>
          </table:table-cell>
          <table:table-cell table:style-name="ce7" office:value-type="string">
            <text:p>commandLinks in multiple forms fail with 1.2_02-20060818-NIGHTLY</text:p>
          </table:table-cell>
          <table:table-cell table:style-name="ce11" office:value-type="date" office:date-value="2006-10-12">
            <text:p>2006-10-12</text:p>
          </table:table-cell>
          <table:table-cell table:formula="of:=ISOWEEKNUM([.D972];1)" office:value-type="float" office:value="41">
            <text:p>41</text:p>
          </table:table-cell>
          <table:table-cell table:formula="of:=YEAR([.D972])" office:value-type="float" office:value="2006">
            <text:p>2006</text:p>
          </table:table-cell>
          <table:table-cell table:formula="of:=CONCATENATE([.F972];[.E972])" office:value-type="string" office:string-value="200641">
            <text:p>2006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8">JAVASERVERFACES-388</text:a> </text:p>
          </table:table-cell>
          <table:table-cell table:style-name="ce7" office:value-type="string">
            <text:p>Problems with HTML encoding in HtmlUtils</text:p>
          </table:table-cell>
          <table:table-cell table:style-name="ce11" office:value-type="date" office:date-value="2006-10-10">
            <text:p>2006-10-10</text:p>
          </table:table-cell>
          <table:table-cell table:formula="of:=ISOWEEKNUM([.D973];1)" office:value-type="float" office:value="41">
            <text:p>41</text:p>
          </table:table-cell>
          <table:table-cell table:formula="of:=YEAR([.D973])" office:value-type="float" office:value="2006">
            <text:p>2006</text:p>
          </table:table-cell>
          <table:table-cell table:formula="of:=CONCATENATE([.F973];[.E973])" office:value-type="string" office:string-value="200641">
            <text:p>2006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1">JAVASERVERFACES-411</text:a> </text:p>
          </table:table-cell>
          <table:table-cell table:style-name="ce7" office:value-type="string">
            <text:p>Questionable escaping behavior</text:p>
          </table:table-cell>
          <table:table-cell table:style-name="ce11" office:value-type="date" office:date-value="2006-10-10">
            <text:p>2006-10-10</text:p>
          </table:table-cell>
          <table:table-cell table:formula="of:=ISOWEEKNUM([.D974];1)" office:value-type="float" office:value="41">
            <text:p>41</text:p>
          </table:table-cell>
          <table:table-cell table:formula="of:=YEAR([.D974])" office:value-type="float" office:value="2006">
            <text:p>2006</text:p>
          </table:table-cell>
          <table:table-cell table:formula="of:=CONCATENATE([.F974];[.E974])" office:value-type="string" office:string-value="200641">
            <text:p>2006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1">JAVASERVERFACES-371</text:a> </text:p>
          </table:table-cell>
          <table:table-cell table:style-name="ce7" office:value-type="string">
            <text:p>test convert05 fails due to time format</text:p>
          </table:table-cell>
          <table:table-cell table:style-name="ce11" office:value-type="date" office:date-value="2006-10-10">
            <text:p>2006-10-10</text:p>
          </table:table-cell>
          <table:table-cell table:formula="of:=ISOWEEKNUM([.D975];1)" office:value-type="float" office:value="41">
            <text:p>41</text:p>
          </table:table-cell>
          <table:table-cell table:formula="of:=YEAR([.D975])" office:value-type="float" office:value="2006">
            <text:p>2006</text:p>
          </table:table-cell>
          <table:table-cell table:formula="of:=CONCATENATE([.F975];[.E975])" office:value-type="string" office:string-value="200641">
            <text:p>2006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2">JAVASERVERFACES-422</text:a> </text:p>
          </table:table-cell>
          <table:table-cell table:style-name="ce7" office:value-type="string">
            <text:p>commandLink doesn't work in xml syntax based jsp</text:p>
          </table:table-cell>
          <table:table-cell table:style-name="ce11" office:value-type="date" office:date-value="2006-10-09">
            <text:p>2006-10-09</text:p>
          </table:table-cell>
          <table:table-cell table:formula="of:=ISOWEEKNUM([.D976];1)" office:value-type="float" office:value="41">
            <text:p>41</text:p>
          </table:table-cell>
          <table:table-cell table:formula="of:=YEAR([.D976])" office:value-type="float" office:value="2006">
            <text:p>2006</text:p>
          </table:table-cell>
          <table:table-cell table:formula="of:=CONCATENATE([.F976];[.E976])" office:value-type="string" office:string-value="200641">
            <text:p>20064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21">JAVASERVERFACES-421</text:a> </text:p>
          </table:table-cell>
          <table:table-cell table:style-name="ce7" office:value-type="string">
            <text:p>javax.el.PropertyNotFoundException: Missing Resource in EL implementation: ???propertyNotReadable???</text:p>
          </table:table-cell>
          <table:table-cell table:style-name="ce11" office:value-type="date" office:date-value="2006-10-05">
            <text:p>2006-10-05</text:p>
          </table:table-cell>
          <table:table-cell table:formula="of:=ISOWEEKNUM([.D977];1)" office:value-type="float" office:value="40">
            <text:p>40</text:p>
          </table:table-cell>
          <table:table-cell table:formula="of:=YEAR([.D977])" office:value-type="float" office:value="2006">
            <text:p>2006</text:p>
          </table:table-cell>
          <table:table-cell table:formula="of:=CONCATENATE([.F977];[.E977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9">JAVASERVERFACES-309</text:a> </text:p>
          </table:table-cell>
          <table:table-cell table:style-name="ce7" office:value-type="string">
            <text:p>Input Controls, rendering the Id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78];1)" office:value-type="float" office:value="40">
            <text:p>40</text:p>
          </table:table-cell>
          <table:table-cell table:formula="of:=YEAR([.D978])" office:value-type="float" office:value="2006">
            <text:p>2006</text:p>
          </table:table-cell>
          <table:table-cell table:formula="of:=CONCATENATE([.F978];[.E978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4">JAVASERVERFACES-344</text:a> </text:p>
          </table:table-cell>
          <table:table-cell table:style-name="ce7" office:value-type="string">
            <text:p>javadocs for ConverterTag.doStartTag and ConverterELTag.doStartTag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79];1)" office:value-type="float" office:value="40">
            <text:p>40</text:p>
          </table:table-cell>
          <table:table-cell table:formula="of:=YEAR([.D979])" office:value-type="float" office:value="2006">
            <text:p>2006</text:p>
          </table:table-cell>
          <table:table-cell table:formula="of:=CONCATENATE([.F979];[.E979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3">JAVASERVERFACES-413</text:a> </text:p>
          </table:table-cell>
          <table:table-cell table:style-name="ce7" office:value-type="string">
            <text:p>SessionID lost when navigation performs a redirect.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80];1)" office:value-type="float" office:value="40">
            <text:p>40</text:p>
          </table:table-cell>
          <table:table-cell table:formula="of:=YEAR([.D980])" office:value-type="float" office:value="2006">
            <text:p>2006</text:p>
          </table:table-cell>
          <table:table-cell table:formula="of:=CONCATENATE([.F980];[.E980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5">JAVASERVERFACES-415</text:a> </text:p>
          </table:table-cell>
          <table:table-cell table:style-name="ce7" office:value-type="string">
            <text:p>ConverterPropertyEditorFactory.generateClassNameFor doesn't work for array classes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81];1)" office:value-type="float" office:value="40">
            <text:p>40</text:p>
          </table:table-cell>
          <table:table-cell table:formula="of:=YEAR([.D981])" office:value-type="float" office:value="2006">
            <text:p>2006</text:p>
          </table:table-cell>
          <table:table-cell table:formula="of:=CONCATENATE([.F981];[.E981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8">JAVASERVERFACES-418</text:a> </text:p>
          </table:table-cell>
          <table:table-cell table:style-name="ce7" office:value-type="string">
            <text:p>leaving itemLabel blank on f:selectItem throws NPE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82];1)" office:value-type="float" office:value="40">
            <text:p>40</text:p>
          </table:table-cell>
          <table:table-cell table:formula="of:=YEAR([.D982])" office:value-type="float" office:value="2006">
            <text:p>2006</text:p>
          </table:table-cell>
          <table:table-cell table:formula="of:=CONCATENATE([.F982];[.E982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7">JAVASERVERFACES-417</text:a> </text:p>
          </table:table-cell>
          <table:table-cell table:style-name="ce7" office:value-type="string">
            <text:p>&lt;f:view locale="#{pageContext.request.locale}" &gt; StackOverFlowError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83];1)" office:value-type="float" office:value="40">
            <text:p>40</text:p>
          </table:table-cell>
          <table:table-cell table:formula="of:=YEAR([.D983])" office:value-type="float" office:value="2006">
            <text:p>2006</text:p>
          </table:table-cell>
          <table:table-cell table:formula="of:=CONCATENATE([.F983];[.E983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0">JAVASERVERFACES-410</text:a> </text:p>
          </table:table-cell>
          <table:table-cell table:style-name="ce7" office:value-type="string">
            <text:p>HtmlBasicRenderer.augmentIdReference augments when it shouldn't.</text:p>
          </table:table-cell>
          <table:table-cell table:style-name="ce11" office:value-type="date" office:date-value="2006-10-03">
            <text:p>2006-10-03</text:p>
          </table:table-cell>
          <table:table-cell table:formula="of:=ISOWEEKNUM([.D984];1)" office:value-type="float" office:value="40">
            <text:p>40</text:p>
          </table:table-cell>
          <table:table-cell table:formula="of:=YEAR([.D984])" office:value-type="float" office:value="2006">
            <text:p>2006</text:p>
          </table:table-cell>
          <table:table-cell table:formula="of:=CONCATENATE([.F984];[.E984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16">JAVASERVERFACES-416</text:a> </text:p>
          </table:table-cell>
          <table:table-cell table:style-name="ce7" office:value-type="string">
            <text:p>&lt;jsp:include/&gt;, &lt;f: subview/&gt; issues</text:p>
          </table:table-cell>
          <table:table-cell table:style-name="ce11" office:value-type="date" office:date-value="2006-10-02">
            <text:p>2006-10-02</text:p>
          </table:table-cell>
          <table:table-cell table:formula="of:=ISOWEEKNUM([.D985];1)" office:value-type="float" office:value="40">
            <text:p>40</text:p>
          </table:table-cell>
          <table:table-cell table:formula="of:=YEAR([.D985])" office:value-type="float" office:value="2006">
            <text:p>2006</text:p>
          </table:table-cell>
          <table:table-cell table:formula="of:=CONCATENATE([.F985];[.E985])" office:value-type="string" office:string-value="200640">
            <text:p>20064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1">JAVASERVERFACES-391</text:a> </text:p>
          </table:table-cell>
          <table:table-cell table:style-name="ce7" office:value-type="string">
            <text:p>Rendered decode method not being called</text:p>
          </table:table-cell>
          <table:table-cell table:style-name="ce11" office:value-type="date" office:date-value="2006-09-27">
            <text:p>2006-09-27</text:p>
          </table:table-cell>
          <table:table-cell table:formula="of:=ISOWEEKNUM([.D986];1)" office:value-type="float" office:value="39">
            <text:p>39</text:p>
          </table:table-cell>
          <table:table-cell table:formula="of:=YEAR([.D986])" office:value-type="float" office:value="2006">
            <text:p>2006</text:p>
          </table:table-cell>
          <table:table-cell table:formula="of:=CONCATENATE([.F986];[.E986])" office:value-type="string" office:string-value="200639">
            <text:p>20063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6">JAVASERVERFACES-406</text:a> </text:p>
          </table:table-cell>
          <table:table-cell table:style-name="ce7" office:value-type="string">
            <text:p>ConverterPropertyEditor.getValue fails with h:selectOneMenu when bound value already initialized</text:p>
          </table:table-cell>
          <table:table-cell table:style-name="ce11" office:value-type="date" office:date-value="2006-09-15">
            <text:p>2006-09-15</text:p>
          </table:table-cell>
          <table:table-cell table:formula="of:=ISOWEEKNUM([.D987];1)" office:value-type="float" office:value="37">
            <text:p>37</text:p>
          </table:table-cell>
          <table:table-cell table:formula="of:=YEAR([.D987])" office:value-type="float" office:value="2006">
            <text:p>2006</text:p>
          </table:table-cell>
          <table:table-cell table:formula="of:=CONCATENATE([.F987];[.E987])" office:value-type="string" office:string-value="200637">
            <text:p>2006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7">JAVASERVERFACES-407</text:a> </text:p>
          </table:table-cell>
          <table:table-cell table:style-name="ce7" office:value-type="string">
            <text:p>invokeOnComponent on UIData with prependId="false"</text:p>
          </table:table-cell>
          <table:table-cell table:style-name="ce11" office:value-type="date" office:date-value="2006-09-14">
            <text:p>2006-09-14</text:p>
          </table:table-cell>
          <table:table-cell table:formula="of:=ISOWEEKNUM([.D988];1)" office:value-type="float" office:value="37">
            <text:p>37</text:p>
          </table:table-cell>
          <table:table-cell table:formula="of:=YEAR([.D988])" office:value-type="float" office:value="2006">
            <text:p>2006</text:p>
          </table:table-cell>
          <table:table-cell table:formula="of:=CONCATENATE([.F988];[.E988])" office:value-type="string" office:string-value="200637">
            <text:p>200637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5">JAVASERVERFACES-405</text:a> </text:p>
          </table:table-cell>
          <table:table-cell table:style-name="ce7" office:value-type="string">
            <text:p>The testConverterPropertyEditor test case is failing</text:p>
          </table:table-cell>
          <table:table-cell table:style-name="ce11" office:value-type="date" office:date-value="2006-09-01">
            <text:p>2006-09-01</text:p>
          </table:table-cell>
          <table:table-cell table:formula="of:=ISOWEEKNUM([.D989];1)" office:value-type="float" office:value="35">
            <text:p>35</text:p>
          </table:table-cell>
          <table:table-cell table:formula="of:=YEAR([.D989])" office:value-type="float" office:value="2006">
            <text:p>2006</text:p>
          </table:table-cell>
          <table:table-cell table:formula="of:=CONCATENATE([.F989];[.E989])" office:value-type="string" office:string-value="200635">
            <text:p>2006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1">JAVASERVERFACES-401</text:a> </text:p>
          </table:table-cell>
          <table:table-cell table:style-name="ce7" office:value-type="string">
            <text:p>buff argument in HtmlUnits.writeURL() is never used</text:p>
          </table:table-cell>
          <table:table-cell table:style-name="ce11" office:value-type="date" office:date-value="2006-09-01">
            <text:p>2006-09-01</text:p>
          </table:table-cell>
          <table:table-cell table:formula="of:=ISOWEEKNUM([.D990];1)" office:value-type="float" office:value="35">
            <text:p>35</text:p>
          </table:table-cell>
          <table:table-cell table:formula="of:=YEAR([.D990])" office:value-type="float" office:value="2006">
            <text:p>2006</text:p>
          </table:table-cell>
          <table:table-cell table:formula="of:=CONCATENATE([.F990];[.E990])" office:value-type="string" office:string-value="200635">
            <text:p>2006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2">JAVASERVERFACES-402</text:a> </text:p>
          </table:table-cell>
          <table:table-cell table:style-name="ce7" office:value-type="string">
            <text:p>Back button problems between components that submit a form</text:p>
          </table:table-cell>
          <table:table-cell table:style-name="ce11" office:value-type="date" office:date-value="2006-09-01">
            <text:p>2006-09-01</text:p>
          </table:table-cell>
          <table:table-cell table:formula="of:=ISOWEEKNUM([.D991];1)" office:value-type="float" office:value="35">
            <text:p>35</text:p>
          </table:table-cell>
          <table:table-cell table:formula="of:=YEAR([.D991])" office:value-type="float" office:value="2006">
            <text:p>2006</text:p>
          </table:table-cell>
          <table:table-cell table:formula="of:=CONCATENATE([.F991];[.E991])" office:value-type="string" office:string-value="200635">
            <text:p>2006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6">JAVASERVERFACES-396</text:a> </text:p>
          </table:table-cell>
          <table:table-cell table:style-name="ce7" office:value-type="string">
            <text:p>@SuppressWarnings("Deprecation") wrong case?</text:p>
          </table:table-cell>
          <table:table-cell table:style-name="ce11" office:value-type="date" office:date-value="2006-08-28">
            <text:p>2006-08-28</text:p>
          </table:table-cell>
          <table:table-cell table:formula="of:=ISOWEEKNUM([.D992];1)" office:value-type="float" office:value="35">
            <text:p>35</text:p>
          </table:table-cell>
          <table:table-cell table:formula="of:=YEAR([.D992])" office:value-type="float" office:value="2006">
            <text:p>2006</text:p>
          </table:table-cell>
          <table:table-cell table:formula="of:=CONCATENATE([.F992];[.E992])" office:value-type="string" office:string-value="200635">
            <text:p>20063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93">JAVASERVERFACES-293</text:a> </text:p>
          </table:table-cell>
          <table:table-cell table:style-name="ce7" office:value-type="string">
            <text:p>View ID passed to ViewHandler.restoreView during RestoreView phase impl is raw request URI, not derived view ID</text:p>
          </table:table-cell>
          <table:table-cell table:style-name="ce11" office:value-type="date" office:date-value="2006-08-22">
            <text:p>2006-08-22</text:p>
          </table:table-cell>
          <table:table-cell table:formula="of:=ISOWEEKNUM([.D993];1)" office:value-type="float" office:value="34">
            <text:p>34</text:p>
          </table:table-cell>
          <table:table-cell table:formula="of:=YEAR([.D993])" office:value-type="float" office:value="2006">
            <text:p>2006</text:p>
          </table:table-cell>
          <table:table-cell table:formula="of:=CONCATENATE([.F993];[.E993])" office:value-type="string" office:string-value="200634">
            <text:p>2006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00">JAVASERVERFACES-400</text:a> </text:p>
          </table:table-cell>
          <table:table-cell table:style-name="ce7" office:value-type="string">
            <text:p>JSF should use Class.forName in favor of ClassLoader.loadClass</text:p>
          </table:table-cell>
          <table:table-cell table:style-name="ce11" office:value-type="date" office:date-value="2006-08-21">
            <text:p>2006-08-21</text:p>
          </table:table-cell>
          <table:table-cell table:formula="of:=ISOWEEKNUM([.D994];1)" office:value-type="float" office:value="34">
            <text:p>34</text:p>
          </table:table-cell>
          <table:table-cell table:formula="of:=YEAR([.D994])" office:value-type="float" office:value="2006">
            <text:p>2006</text:p>
          </table:table-cell>
          <table:table-cell table:formula="of:=CONCATENATE([.F994];[.E994])" office:value-type="string" office:string-value="200634">
            <text:p>20063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7">JAVASERVERFACES-397</text:a> </text:p>
          </table:table-cell>
          <table:table-cell table:style-name="ce7" office:value-type="string">
            <text:p>encodeResourceURL breaks XHTML compatability</text:p>
          </table:table-cell>
          <table:table-cell table:style-name="ce11" office:value-type="date" office:date-value="2006-08-19">
            <text:p>2006-08-19</text:p>
          </table:table-cell>
          <table:table-cell table:formula="of:=ISOWEEKNUM([.D995];1)" office:value-type="float" office:value="33">
            <text:p>33</text:p>
          </table:table-cell>
          <table:table-cell table:formula="of:=YEAR([.D995])" office:value-type="float" office:value="2006">
            <text:p>2006</text:p>
          </table:table-cell>
          <table:table-cell table:formula="of:=CONCATENATE([.F995];[.E995])" office:value-type="string" office:string-value="200633">
            <text:p>2006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1">JAVASERVERFACES-351</text:a> </text:p>
          </table:table-cell>
          <table:table-cell table:style-name="ce7" office:value-type="string">
            <text:p>f:selectItem "value" Attr Exception</text:p>
          </table:table-cell>
          <table:table-cell table:style-name="ce11" office:value-type="date" office:date-value="2006-08-16">
            <text:p>2006-08-16</text:p>
          </table:table-cell>
          <table:table-cell table:formula="of:=ISOWEEKNUM([.D996];1)" office:value-type="float" office:value="33">
            <text:p>33</text:p>
          </table:table-cell>
          <table:table-cell table:formula="of:=YEAR([.D996])" office:value-type="float" office:value="2006">
            <text:p>2006</text:p>
          </table:table-cell>
          <table:table-cell table:formula="of:=CONCATENATE([.F996];[.E996])" office:value-type="string" office:string-value="200633">
            <text:p>20063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95">JAVASERVERFACES-395</text:a> </text:p>
          </table:table-cell>
          <table:table-cell table:style-name="ce7" office:value-type="string">
            <text:p>Clicking link causes page to scroll to top</text:p>
          </table:table-cell>
          <table:table-cell table:style-name="ce11" office:value-type="date" office:date-value="2006-08-10">
            <text:p>2006-08-10</text:p>
          </table:table-cell>
          <table:table-cell table:formula="of:=ISOWEEKNUM([.D997];1)" office:value-type="float" office:value="32">
            <text:p>32</text:p>
          </table:table-cell>
          <table:table-cell table:formula="of:=YEAR([.D997])" office:value-type="float" office:value="2006">
            <text:p>2006</text:p>
          </table:table-cell>
          <table:table-cell table:formula="of:=CONCATENATE([.F997];[.E997])" office:value-type="string" office:string-value="200632">
            <text:p>2006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6">JAVASERVERFACES-386</text:a> </text:p>
          </table:table-cell>
          <table:table-cell table:style-name="ce7" office:value-type="string">
            <text:p>clicking commandLink repeatadly causes JS error / locks all links</text:p>
          </table:table-cell>
          <table:table-cell table:style-name="ce11" office:value-type="date" office:date-value="2006-08-09">
            <text:p>2006-08-09</text:p>
          </table:table-cell>
          <table:table-cell table:formula="of:=ISOWEEKNUM([.D998];1)" office:value-type="float" office:value="32">
            <text:p>32</text:p>
          </table:table-cell>
          <table:table-cell table:formula="of:=YEAR([.D998])" office:value-type="float" office:value="2006">
            <text:p>2006</text:p>
          </table:table-cell>
          <table:table-cell table:formula="of:=CONCATENATE([.F998];[.E998])" office:value-type="string" office:string-value="200632">
            <text:p>2006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5">JAVASERVERFACES-385</text:a> </text:p>
          </table:table-cell>
          <table:table-cell table:style-name="ce7" office:value-type="string">
            <text:p>Various expression adapters in jsf-api/template-src need a review</text:p>
          </table:table-cell>
          <table:table-cell table:style-name="ce11" office:value-type="date" office:date-value="2006-08-09">
            <text:p>2006-08-09</text:p>
          </table:table-cell>
          <table:table-cell table:formula="of:=ISOWEEKNUM([.D999];1)" office:value-type="float" office:value="32">
            <text:p>32</text:p>
          </table:table-cell>
          <table:table-cell table:formula="of:=YEAR([.D999])" office:value-type="float" office:value="2006">
            <text:p>2006</text:p>
          </table:table-cell>
          <table:table-cell table:formula="of:=CONCATENATE([.F999];[.E999])" office:value-type="string" office:string-value="200632">
            <text:p>2006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7">JAVASERVERFACES-377</text:a> </text:p>
          </table:table-cell>
          <table:table-cell table:style-name="ce7" office:value-type="string">
            <text:p>IndexOutOfBoundsException in ApplyRequestValuesPhase</text:p>
          </table:table-cell>
          <table:table-cell table:style-name="ce11" office:value-type="date" office:date-value="2006-08-08">
            <text:p>2006-08-08</text:p>
          </table:table-cell>
          <table:table-cell table:formula="of:=ISOWEEKNUM([.D1000];1)" office:value-type="float" office:value="32">
            <text:p>32</text:p>
          </table:table-cell>
          <table:table-cell table:formula="of:=YEAR([.D1000])" office:value-type="float" office:value="2006">
            <text:p>2006</text:p>
          </table:table-cell>
          <table:table-cell table:formula="of:=CONCATENATE([.F1000];[.E1000])" office:value-type="string" office:string-value="200632">
            <text:p>2006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9">JAVASERVERFACES-379</text:a> </text:p>
          </table:table-cell>
          <table:table-cell table:style-name="ce7" office:value-type="string">
            <text:p>DateTimeConverter parse exceptions are swallowed by the ConverterELTag</text:p>
          </table:table-cell>
          <table:table-cell table:style-name="ce11" office:value-type="date" office:date-value="2006-08-07">
            <text:p>2006-08-07</text:p>
          </table:table-cell>
          <table:table-cell table:formula="of:=ISOWEEKNUM([.D1001];1)" office:value-type="float" office:value="32">
            <text:p>32</text:p>
          </table:table-cell>
          <table:table-cell table:formula="of:=YEAR([.D1001])" office:value-type="float" office:value="2006">
            <text:p>2006</text:p>
          </table:table-cell>
          <table:table-cell table:formula="of:=CONCATENATE([.F1001];[.E1001])" office:value-type="string" office:string-value="200632">
            <text:p>200632</text:p>
          </table:table-cell>
        </table:table-row>
        <table:table-row table:style-name="ro2">
          <table:table-cell table:style-name="ce4" office:value-type="string">
            <text:p>Bug</text:p>
          </table:table-cell>
          <table:table-cell table:style-name="ce8" office:value-type="string">
            <text:p><text:a xlink:href="http://java.net/jira/browse/JAVASERVERFACES-376">JAVASERVERFACES-376</text:a> </text:p>
          </table:table-cell>
          <table:table-cell table:style-name="ce8" office:value-type="string">
            <text:p>RequestDispatcher loop if FacesServlet is mapped to /*</text:p>
          </table:table-cell>
          <table:table-cell table:style-name="ce12" office:value-type="date" office:date-value="2006-08-07">
            <text:p>2006-08-07</text:p>
          </table:table-cell>
          <table:table-cell table:formula="of:=ISOWEEKNUM([.D1002];1)" office:value-type="float" office:value="32">
            <text:p>32</text:p>
          </table:table-cell>
          <table:table-cell table:formula="of:=YEAR([.D1002])" office:value-type="float" office:value="2006">
            <text:p>2006</text:p>
          </table:table-cell>
          <table:table-cell table:formula="of:=CONCATENATE([.F1002];[.E1002])" office:value-type="string" office:string-value="200632">
            <text:p>20063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1">JAVASERVERFACES-381</text:a> </text:p>
          </table:table-cell>
          <table:table-cell table:style-name="ce7" office:value-type="string">
            <text:p>XML problems with handling of &amp; in renderers</text:p>
          </table:table-cell>
          <table:table-cell table:style-name="ce11" office:value-type="date" office:date-value="2006-08-03">
            <text:p>2006-08-03</text:p>
          </table:table-cell>
          <table:table-cell table:formula="of:=ISOWEEKNUM([.D1003];1)" office:value-type="float" office:value="31">
            <text:p>31</text:p>
          </table:table-cell>
          <table:table-cell table:formula="of:=YEAR([.D1003])" office:value-type="float" office:value="2006">
            <text:p>2006</text:p>
          </table:table-cell>
          <table:table-cell table:formula="of:=CONCATENATE([.F1003];[.E1003])" office:value-type="string" office:string-value="200631">
            <text:p>2006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8">JAVASERVERFACES-378</text:a> </text:p>
          </table:table-cell>
          <table:table-cell table:style-name="ce7" office:value-type="string">
            <text:p>NPE from MethodBindingMethodExpressionAdapter.equal()</text:p>
          </table:table-cell>
          <table:table-cell table:style-name="ce11" office:value-type="date" office:date-value="2006-08-02">
            <text:p>2006-08-02</text:p>
          </table:table-cell>
          <table:table-cell table:formula="of:=ISOWEEKNUM([.D1004];1)" office:value-type="float" office:value="31">
            <text:p>31</text:p>
          </table:table-cell>
          <table:table-cell table:formula="of:=YEAR([.D1004])" office:value-type="float" office:value="2006">
            <text:p>2006</text:p>
          </table:table-cell>
          <table:table-cell table:formula="of:=CONCATENATE([.F1004];[.E1004])" office:value-type="string" office:string-value="200631">
            <text:p>2006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2">JAVASERVERFACES-382</text:a> </text:p>
          </table:table-cell>
          <table:table-cell table:style-name="ce7" office:value-type="string">
            <text:p>Submitting partially rendered page loses viewState</text:p>
          </table:table-cell>
          <table:table-cell table:style-name="ce11" office:value-type="date" office:date-value="2006-08-01">
            <text:p>2006-08-01</text:p>
          </table:table-cell>
          <table:table-cell table:formula="of:=ISOWEEKNUM([.D1005];1)" office:value-type="float" office:value="31">
            <text:p>31</text:p>
          </table:table-cell>
          <table:table-cell table:formula="of:=YEAR([.D1005])" office:value-type="float" office:value="2006">
            <text:p>2006</text:p>
          </table:table-cell>
          <table:table-cell table:formula="of:=CONCATENATE([.F1005];[.E1005])" office:value-type="string" office:string-value="200631">
            <text:p>2006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80">JAVASERVERFACES-380</text:a> </text:p>
          </table:table-cell>
          <table:table-cell table:style-name="ce7" office:value-type="string">
            <text:p>Components that render links in XHTML need to render valid XML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006];1)" office:value-type="float" office:value="31">
            <text:p>31</text:p>
          </table:table-cell>
          <table:table-cell table:formula="of:=YEAR([.D1006])" office:value-type="float" office:value="2006">
            <text:p>2006</text:p>
          </table:table-cell>
          <table:table-cell table:formula="of:=CONCATENATE([.F1006];[.E1006])" office:value-type="string" office:string-value="200631">
            <text:p>2006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5">JAVASERVERFACES-375</text:a> </text:p>
          </table:table-cell>
          <table:table-cell table:style-name="ce7" office:value-type="string">
            <text:p>output tags getting deleted after post-back of page with verbatim fragments</text:p>
          </table:table-cell>
          <table:table-cell table:style-name="ce11" office:value-type="date" office:date-value="2006-07-31">
            <text:p>2006-07-31</text:p>
          </table:table-cell>
          <table:table-cell table:formula="of:=ISOWEEKNUM([.D1007];1)" office:value-type="float" office:value="31">
            <text:p>31</text:p>
          </table:table-cell>
          <table:table-cell table:formula="of:=YEAR([.D1007])" office:value-type="float" office:value="2006">
            <text:p>2006</text:p>
          </table:table-cell>
          <table:table-cell table:formula="of:=CONCATENATE([.F1007];[.E1007])" office:value-type="string" office:string-value="200631">
            <text:p>20063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0">JAVASERVERFACES-370</text:a> </text:p>
          </table:table-cell>
          <table:table-cell table:style-name="ce7" office:value-type="string">
            <text:p>Presence of multiple FacesServlet mappings in same URL will cause a loop</text:p>
          </table:table-cell>
          <table:table-cell table:style-name="ce11" office:value-type="date" office:date-value="2006-07-28">
            <text:p>2006-07-28</text:p>
          </table:table-cell>
          <table:table-cell table:formula="of:=ISOWEEKNUM([.D1008];1)" office:value-type="float" office:value="30">
            <text:p>30</text:p>
          </table:table-cell>
          <table:table-cell table:formula="of:=YEAR([.D1008])" office:value-type="float" office:value="2006">
            <text:p>2006</text:p>
          </table:table-cell>
          <table:table-cell table:formula="of:=CONCATENATE([.F1008];[.E1008])" office:value-type="string" office:string-value="200630">
            <text:p>2006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2">JAVASERVERFACES-372</text:a> </text:p>
          </table:table-cell>
          <table:table-cell table:style-name="ce7" office:value-type="string">
            <text:p>Using Managed Beans in other WARs causes injection failure</text:p>
          </table:table-cell>
          <table:table-cell table:style-name="ce11" office:value-type="date" office:date-value="2006-07-28">
            <text:p>2006-07-28</text:p>
          </table:table-cell>
          <table:table-cell table:formula="of:=ISOWEEKNUM([.D1009];1)" office:value-type="float" office:value="30">
            <text:p>30</text:p>
          </table:table-cell>
          <table:table-cell table:formula="of:=YEAR([.D1009])" office:value-type="float" office:value="2006">
            <text:p>2006</text:p>
          </table:table-cell>
          <table:table-cell table:formula="of:=CONCATENATE([.F1009];[.E1009])" office:value-type="string" office:string-value="200630">
            <text:p>2006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5">JAVASERVERFACES-355</text:a> </text:p>
          </table:table-cell>
          <table:table-cell table:style-name="ce7" office:value-type="string">
            <text:p>h:message not getting error message for component</text:p>
          </table:table-cell>
          <table:table-cell table:style-name="ce11" office:value-type="date" office:date-value="2006-07-27">
            <text:p>2006-07-27</text:p>
          </table:table-cell>
          <table:table-cell table:formula="of:=ISOWEEKNUM([.D1010];1)" office:value-type="float" office:value="30">
            <text:p>30</text:p>
          </table:table-cell>
          <table:table-cell table:formula="of:=YEAR([.D1010])" office:value-type="float" office:value="2006">
            <text:p>2006</text:p>
          </table:table-cell>
          <table:table-cell table:formula="of:=CONCATENATE([.F1010];[.E1010])" office:value-type="string" office:string-value="200630">
            <text:p>2006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73">JAVASERVERFACES-373</text:a> </text:p>
          </table:table-cell>
          <table:table-cell table:style-name="ce7" office:value-type="string">
            <text:p>selectOneListbox has duplicate size attribute</text:p>
          </table:table-cell>
          <table:table-cell table:style-name="ce11" office:value-type="date" office:date-value="2006-07-26">
            <text:p>2006-07-26</text:p>
          </table:table-cell>
          <table:table-cell table:formula="of:=ISOWEEKNUM([.D1011];1)" office:value-type="float" office:value="30">
            <text:p>30</text:p>
          </table:table-cell>
          <table:table-cell table:formula="of:=YEAR([.D1011])" office:value-type="float" office:value="2006">
            <text:p>2006</text:p>
          </table:table-cell>
          <table:table-cell table:formula="of:=CONCATENATE([.F1011];[.E1011])" office:value-type="string" office:string-value="200630">
            <text:p>2006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4">JAVASERVERFACES-364</text:a> </text:p>
          </table:table-cell>
          <table:table-cell table:style-name="ce7" office:value-type="string">
            <text:p>Incorrect parameter values submitted after non-linear navigation</text:p>
          </table:table-cell>
          <table:table-cell table:style-name="ce11" office:value-type="date" office:date-value="2006-07-25">
            <text:p>2006-07-25</text:p>
          </table:table-cell>
          <table:table-cell table:formula="of:=ISOWEEKNUM([.D1012];1)" office:value-type="float" office:value="30">
            <text:p>30</text:p>
          </table:table-cell>
          <table:table-cell table:formula="of:=YEAR([.D1012])" office:value-type="float" office:value="2006">
            <text:p>2006</text:p>
          </table:table-cell>
          <table:table-cell table:formula="of:=CONCATENATE([.F1012];[.E1012])" office:value-type="string" office:string-value="200630">
            <text:p>20063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8">JAVASERVERFACES-368</text:a> </text:p>
          </table:table-cell>
          <table:table-cell table:style-name="ce7" office:value-type="string">
            <text:p>NPE when when navigating from PL before ViewRoot has been created</text:p>
          </table:table-cell>
          <table:table-cell table:style-name="ce11" office:value-type="date" office:date-value="2006-07-20">
            <text:p>2006-07-20</text:p>
          </table:table-cell>
          <table:table-cell table:formula="of:=ISOWEEKNUM([.D1013];1)" office:value-type="float" office:value="29">
            <text:p>29</text:p>
          </table:table-cell>
          <table:table-cell table:formula="of:=YEAR([.D1013])" office:value-type="float" office:value="2006">
            <text:p>2006</text:p>
          </table:table-cell>
          <table:table-cell table:formula="of:=CONCATENATE([.F1013];[.E1013])" office:value-type="string" office:string-value="200629">
            <text:p>2006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6">JAVASERVERFACES-366</text:a> </text:p>
          </table:table-cell>
          <table:table-cell table:style-name="ce7" office:value-type="string">
            <text:p>The value of the label attribute is not applied in all cases</text:p>
          </table:table-cell>
          <table:table-cell table:style-name="ce11" office:value-type="date" office:date-value="2006-07-19">
            <text:p>2006-07-19</text:p>
          </table:table-cell>
          <table:table-cell table:formula="of:=ISOWEEKNUM([.D1014];1)" office:value-type="float" office:value="29">
            <text:p>29</text:p>
          </table:table-cell>
          <table:table-cell table:formula="of:=YEAR([.D1014])" office:value-type="float" office:value="2006">
            <text:p>2006</text:p>
          </table:table-cell>
          <table:table-cell table:formula="of:=CONCATENATE([.F1014];[.E1014])" office:value-type="string" office:string-value="200629">
            <text:p>2006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1">JAVASERVERFACES-361</text:a> </text:p>
          </table:table-cell>
          <table:table-cell table:style-name="ce7" office:value-type="string">
            <text:p>Only snapshots of 1.2 api and impl available in Maven repository</text:p>
          </table:table-cell>
          <table:table-cell table:style-name="ce11" office:value-type="date" office:date-value="2006-07-18">
            <text:p>2006-07-18</text:p>
          </table:table-cell>
          <table:table-cell table:formula="of:=ISOWEEKNUM([.D1015];1)" office:value-type="float" office:value="29">
            <text:p>29</text:p>
          </table:table-cell>
          <table:table-cell table:formula="of:=YEAR([.D1015])" office:value-type="float" office:value="2006">
            <text:p>2006</text:p>
          </table:table-cell>
          <table:table-cell table:formula="of:=CONCATENATE([.F1015];[.E1015])" office:value-type="string" office:string-value="200629">
            <text:p>2006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60">JAVASERVERFACES-360</text:a> </text:p>
          </table:table-cell>
          <table:table-cell table:style-name="ce7" office:value-type="string">
            <text:p>"requiredMessage" missing in h:inputText TagLib docs</text:p>
          </table:table-cell>
          <table:table-cell table:style-name="ce11" office:value-type="date" office:date-value="2006-07-17">
            <text:p>2006-07-17</text:p>
          </table:table-cell>
          <table:table-cell table:formula="of:=ISOWEEKNUM([.D1016];1)" office:value-type="float" office:value="29">
            <text:p>29</text:p>
          </table:table-cell>
          <table:table-cell table:formula="of:=YEAR([.D1016])" office:value-type="float" office:value="2006">
            <text:p>2006</text:p>
          </table:table-cell>
          <table:table-cell table:formula="of:=CONCATENATE([.F1016];[.E1016])" office:value-type="string" office:string-value="200629">
            <text:p>20062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8">JAVASERVERFACES-358</text:a> </text:p>
          </table:table-cell>
          <table:table-cell table:style-name="ce7" office:value-type="string">
            <text:p>viewState not incremented / non-linear navigation broken</text:p>
          </table:table-cell>
          <table:table-cell table:style-name="ce11" office:value-type="date" office:date-value="2006-07-13">
            <text:p>2006-07-13</text:p>
          </table:table-cell>
          <table:table-cell table:formula="of:=ISOWEEKNUM([.D1017];1)" office:value-type="float" office:value="28">
            <text:p>28</text:p>
          </table:table-cell>
          <table:table-cell table:formula="of:=YEAR([.D1017])" office:value-type="float" office:value="2006">
            <text:p>2006</text:p>
          </table:table-cell>
          <table:table-cell table:formula="of:=CONCATENATE([.F1017];[.E1017])" office:value-type="string" office:string-value="200628">
            <text:p>2006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7">JAVASERVERFACES-357</text:a> </text:p>
          </table:table-cell>
          <table:table-cell table:style-name="ce7" office:value-type="string">
            <text:p>Using browser back button causes ClassCastException</text:p>
          </table:table-cell>
          <table:table-cell table:style-name="ce11" office:value-type="date" office:date-value="2006-07-13">
            <text:p>2006-07-13</text:p>
          </table:table-cell>
          <table:table-cell table:formula="of:=ISOWEEKNUM([.D1018];1)" office:value-type="float" office:value="28">
            <text:p>28</text:p>
          </table:table-cell>
          <table:table-cell table:formula="of:=YEAR([.D1018])" office:value-type="float" office:value="2006">
            <text:p>2006</text:p>
          </table:table-cell>
          <table:table-cell table:formula="of:=CONCATENATE([.F1018];[.E1018])" office:value-type="string" office:string-value="200628">
            <text:p>2006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6">JAVASERVERFACES-356</text:a> </text:p>
          </table:table-cell>
          <table:table-cell table:style-name="ce7" office:value-type="string">
            <text:p>Duplicate ID exception incorrectly thrown if a developer assigned ID appears within different naming containers</text:p>
          </table:table-cell>
          <table:table-cell table:style-name="ce11" office:value-type="date" office:date-value="2006-07-13">
            <text:p>2006-07-13</text:p>
          </table:table-cell>
          <table:table-cell table:formula="of:=ISOWEEKNUM([.D1019];1)" office:value-type="float" office:value="28">
            <text:p>28</text:p>
          </table:table-cell>
          <table:table-cell table:formula="of:=YEAR([.D1019])" office:value-type="float" office:value="2006">
            <text:p>2006</text:p>
          </table:table-cell>
          <table:table-cell table:formula="of:=CONCATENATE([.F1019];[.E1019])" office:value-type="string" office:string-value="200628">
            <text:p>200628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50">JAVASERVERFACES-350</text:a> </text:p>
          </table:table-cell>
          <table:table-cell table:style-name="ce7" office:value-type="string">
            <text:p>Listbox value is not converted when the target type is a List</text:p>
          </table:table-cell>
          <table:table-cell table:style-name="ce11" office:value-type="date" office:date-value="2006-06-29">
            <text:p>2006-06-29</text:p>
          </table:table-cell>
          <table:table-cell table:formula="of:=ISOWEEKNUM([.D1020];1)" office:value-type="float" office:value="26">
            <text:p>26</text:p>
          </table:table-cell>
          <table:table-cell table:formula="of:=YEAR([.D1020])" office:value-type="float" office:value="2006">
            <text:p>2006</text:p>
          </table:table-cell>
          <table:table-cell table:formula="of:=CONCATENATE([.F1020];[.E1020])" office:value-type="string" office:string-value="200626">
            <text:p>2006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2">JAVASERVERFACES-272</text:a> </text:p>
          </table:table-cell>
          <table:table-cell table:style-name="ce7" office:value-type="string">
            <text:p>Accept should prefer application/xml+xhtml over text/html when those two accept have with same "q" (preference) level</text:p>
          </table:table-cell>
          <table:table-cell table:style-name="ce11" office:value-type="date" office:date-value="2006-06-28">
            <text:p>2006-06-28</text:p>
          </table:table-cell>
          <table:table-cell table:formula="of:=ISOWEEKNUM([.D1021];1)" office:value-type="float" office:value="26">
            <text:p>26</text:p>
          </table:table-cell>
          <table:table-cell table:formula="of:=YEAR([.D1021])" office:value-type="float" office:value="2006">
            <text:p>2006</text:p>
          </table:table-cell>
          <table:table-cell table:formula="of:=CONCATENATE([.F1021];[.E1021])" office:value-type="string" office:string-value="200626">
            <text:p>2006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8">JAVASERVERFACES-348</text:a> </text:p>
          </table:table-cell>
          <table:table-cell table:style-name="ce7" office:value-type="string">
            <text:p>h:outputText with a literal expression doesn't treat "\$" and "\#" as expected</text:p>
          </table:table-cell>
          <table:table-cell table:style-name="ce11" office:value-type="date" office:date-value="2006-06-26">
            <text:p>2006-06-26</text:p>
          </table:table-cell>
          <table:table-cell table:formula="of:=ISOWEEKNUM([.D1022];1)" office:value-type="float" office:value="26">
            <text:p>26</text:p>
          </table:table-cell>
          <table:table-cell table:formula="of:=YEAR([.D1022])" office:value-type="float" office:value="2006">
            <text:p>2006</text:p>
          </table:table-cell>
          <table:table-cell table:formula="of:=CONCATENATE([.F1022];[.E1022])" office:value-type="string" office:string-value="200626">
            <text:p>2006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9">JAVASERVERFACES-349</text:a> </text:p>
          </table:table-cell>
          <table:table-cell table:style-name="ce7" office:value-type="string">
            <text:p>When size attribute is added to selectManyListbox size attribute gets rendered twice</text:p>
          </table:table-cell>
          <table:table-cell table:style-name="ce11" office:value-type="date" office:date-value="2006-06-26">
            <text:p>2006-06-26</text:p>
          </table:table-cell>
          <table:table-cell table:formula="of:=ISOWEEKNUM([.D1023];1)" office:value-type="float" office:value="26">
            <text:p>26</text:p>
          </table:table-cell>
          <table:table-cell table:formula="of:=YEAR([.D1023])" office:value-type="float" office:value="2006">
            <text:p>2006</text:p>
          </table:table-cell>
          <table:table-cell table:formula="of:=CONCATENATE([.F1023];[.E1023])" office:value-type="string" office:string-value="200626">
            <text:p>2006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19">JAVASERVERFACES-219</text:a> </text:p>
          </table:table-cell>
          <table:table-cell table:style-name="ce7" office:value-type="string">
            <text:p>cross posted issue</text:p>
          </table:table-cell>
          <table:table-cell table:style-name="ce11" office:value-type="date" office:date-value="2006-06-25">
            <text:p>2006-06-25</text:p>
          </table:table-cell>
          <table:table-cell table:formula="of:=ISOWEEKNUM([.D1024];1)" office:value-type="float" office:value="26">
            <text:p>26</text:p>
          </table:table-cell>
          <table:table-cell table:formula="of:=YEAR([.D1024])" office:value-type="float" office:value="2006">
            <text:p>2006</text:p>
          </table:table-cell>
          <table:table-cell table:formula="of:=CONCATENATE([.F1024];[.E1024])" office:value-type="string" office:string-value="200626">
            <text:p>200626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3">JAVASERVERFACES-343</text:a> </text:p>
          </table:table-cell>
          <table:table-cell table:style-name="ce7" office:value-type="string">
            <text:p>Duplicate Id with dataTable inside UIForm</text:p>
          </table:table-cell>
          <table:table-cell table:style-name="ce11" office:value-type="date" office:date-value="2006-06-23">
            <text:p>2006-06-23</text:p>
          </table:table-cell>
          <table:table-cell table:formula="of:=ISOWEEKNUM([.D1025];1)" office:value-type="float" office:value="25">
            <text:p>25</text:p>
          </table:table-cell>
          <table:table-cell table:formula="of:=YEAR([.D1025])" office:value-type="float" office:value="2006">
            <text:p>2006</text:p>
          </table:table-cell>
          <table:table-cell table:formula="of:=CONCATENATE([.F1025];[.E1025])" office:value-type="string" office:string-value="200625">
            <text:p>2006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6">JAVASERVERFACES-346</text:a> </text:p>
          </table:table-cell>
          <table:table-cell table:style-name="ce7" office:value-type="string">
            <text:p>NPE in UIComponentClassicTagBase.addVerbatimBeforeComponent</text:p>
          </table:table-cell>
          <table:table-cell table:style-name="ce11" office:value-type="date" office:date-value="2006-06-23">
            <text:p>2006-06-23</text:p>
          </table:table-cell>
          <table:table-cell table:formula="of:=ISOWEEKNUM([.D1026];1)" office:value-type="float" office:value="25">
            <text:p>25</text:p>
          </table:table-cell>
          <table:table-cell table:formula="of:=YEAR([.D1026])" office:value-type="float" office:value="2006">
            <text:p>2006</text:p>
          </table:table-cell>
          <table:table-cell table:formula="of:=CONCATENATE([.F1026];[.E1026])" office:value-type="string" office:string-value="200625">
            <text:p>2006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178">JAVASERVERFACES-178</text:a> </text:p>
          </table:table-cell>
          <table:table-cell table:style-name="ce7" office:value-type="string">
            <text:p>Duplicate id exception when paging a UIData component</text:p>
          </table:table-cell>
          <table:table-cell table:style-name="ce11" office:value-type="date" office:date-value="2006-06-21">
            <text:p>2006-06-21</text:p>
          </table:table-cell>
          <table:table-cell table:formula="of:=ISOWEEKNUM([.D1027];1)" office:value-type="float" office:value="25">
            <text:p>25</text:p>
          </table:table-cell>
          <table:table-cell table:formula="of:=YEAR([.D1027])" office:value-type="float" office:value="2006">
            <text:p>2006</text:p>
          </table:table-cell>
          <table:table-cell table:formula="of:=CONCATENATE([.F1027];[.E1027])" office:value-type="string" office:string-value="200625">
            <text:p>2006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38">JAVASERVERFACES-238</text:a> </text:p>
          </table:table-cell>
          <table:table-cell table:style-name="ce7" office:value-type="string">
            <text:p>Using '-' in JSF id generate bad ECMAScript identifier</text:p>
          </table:table-cell>
          <table:table-cell table:style-name="ce11" office:value-type="date" office:date-value="2006-06-19">
            <text:p>2006-06-19</text:p>
          </table:table-cell>
          <table:table-cell table:formula="of:=ISOWEEKNUM([.D1028];1)" office:value-type="float" office:value="25">
            <text:p>25</text:p>
          </table:table-cell>
          <table:table-cell table:formula="of:=YEAR([.D1028])" office:value-type="float" office:value="2006">
            <text:p>2006</text:p>
          </table:table-cell>
          <table:table-cell table:formula="of:=CONCATENATE([.F1028];[.E1028])" office:value-type="string" office:string-value="200625">
            <text:p>200625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2">JAVASERVERFACES-342</text:a> </text:p>
          </table:table-cell>
          <table:table-cell table:style-name="ce7" office:value-type="string">
            <text:p>Removal of ELResolverInitPhaseListener can cause exceptions</text:p>
          </table:table-cell>
          <table:table-cell table:style-name="ce11" office:value-type="date" office:date-value="2006-06-15">
            <text:p>2006-06-15</text:p>
          </table:table-cell>
          <table:table-cell table:formula="of:=ISOWEEKNUM([.D1029];1)" office:value-type="float" office:value="24">
            <text:p>24</text:p>
          </table:table-cell>
          <table:table-cell table:formula="of:=YEAR([.D1029])" office:value-type="float" office:value="2006">
            <text:p>2006</text:p>
          </table:table-cell>
          <table:table-cell table:formula="of:=CONCATENATE([.F1029];[.E1029])" office:value-type="string" office:string-value="200624">
            <text:p>2006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48">JAVASERVERFACES-248</text:a> </text:p>
          </table:table-cell>
          <table:table-cell table:style-name="ce7" office:value-type="string">
            <text:p>FactoryFinder.findFactory not to Spec</text:p>
          </table:table-cell>
          <table:table-cell table:style-name="ce11" office:value-type="date" office:date-value="2006-06-14">
            <text:p>2006-06-14</text:p>
          </table:table-cell>
          <table:table-cell table:formula="of:=ISOWEEKNUM([.D1030];1)" office:value-type="float" office:value="24">
            <text:p>24</text:p>
          </table:table-cell>
          <table:table-cell table:formula="of:=YEAR([.D1030])" office:value-type="float" office:value="2006">
            <text:p>2006</text:p>
          </table:table-cell>
          <table:table-cell table:formula="of:=CONCATENATE([.F1030];[.E1030])" office:value-type="string" office:string-value="200624">
            <text:p>2006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0">JAVASERVERFACES-300</text:a> </text:p>
          </table:table-cell>
          <table:table-cell table:style-name="ce7" office:value-type="string">
            <text:p>Versions of JSF beyond 1.1_02 need to work with Facelets</text:p>
          </table:table-cell>
          <table:table-cell table:style-name="ce11" office:value-type="date" office:date-value="2006-06-14">
            <text:p>2006-06-14</text:p>
          </table:table-cell>
          <table:table-cell table:formula="of:=ISOWEEKNUM([.D1031];1)" office:value-type="float" office:value="24">
            <text:p>24</text:p>
          </table:table-cell>
          <table:table-cell table:formula="of:=YEAR([.D1031])" office:value-type="float" office:value="2006">
            <text:p>2006</text:p>
          </table:table-cell>
          <table:table-cell table:formula="of:=CONCATENATE([.F1031];[.E1031])" office:value-type="string" office:string-value="200624">
            <text:p>2006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40">JAVASERVERFACES-340</text:a> </text:p>
          </table:table-cell>
          <table:table-cell table:style-name="ce7" office:value-type="string">
            <text:p>Top Level Build Script: Nightly Upload Target file Names</text:p>
          </table:table-cell>
          <table:table-cell table:style-name="ce11" office:value-type="date" office:date-value="2006-06-14">
            <text:p>2006-06-14</text:p>
          </table:table-cell>
          <table:table-cell table:formula="of:=ISOWEEKNUM([.D1032];1)" office:value-type="float" office:value="24">
            <text:p>24</text:p>
          </table:table-cell>
          <table:table-cell table:formula="of:=YEAR([.D1032])" office:value-type="float" office:value="2006">
            <text:p>2006</text:p>
          </table:table-cell>
          <table:table-cell table:formula="of:=CONCATENATE([.F1032];[.E1032])" office:value-type="string" office:string-value="200624">
            <text:p>2006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4">JAVASERVERFACES-274</text:a> </text:p>
          </table:table-cell>
          <table:table-cell table:style-name="ce7" office:value-type="string">
            <text:p>processSaveState and processRestoreState don't handle transients the same way</text:p>
          </table:table-cell>
          <table:table-cell table:style-name="ce11" office:value-type="date" office:date-value="2006-06-12">
            <text:p>2006-06-12</text:p>
          </table:table-cell>
          <table:table-cell table:formula="of:=ISOWEEKNUM([.D1033];1)" office:value-type="float" office:value="24">
            <text:p>24</text:p>
          </table:table-cell>
          <table:table-cell table:formula="of:=YEAR([.D1033])" office:value-type="float" office:value="2006">
            <text:p>2006</text:p>
          </table:table-cell>
          <table:table-cell table:formula="of:=CONCATENATE([.F1033];[.E1033])" office:value-type="string" office:string-value="200624">
            <text:p>200624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7">JAVASERVERFACES-337</text:a> </text:p>
          </table:table-cell>
          <table:table-cell table:style-name="ce7" office:value-type="string">
            <text:p>Variable Resolution System Fails..</text:p>
          </table:table-cell>
          <table:table-cell table:style-name="ce11" office:value-type="date" office:date-value="2006-06-09">
            <text:p>2006-06-09</text:p>
          </table:table-cell>
          <table:table-cell table:formula="of:=ISOWEEKNUM([.D1034];1)" office:value-type="float" office:value="23">
            <text:p>23</text:p>
          </table:table-cell>
          <table:table-cell table:formula="of:=YEAR([.D1034])" office:value-type="float" office:value="2006">
            <text:p>2006</text:p>
          </table:table-cell>
          <table:table-cell table:formula="of:=CONCATENATE([.F1034];[.E1034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4">JAVASERVERFACES-334</text:a> </text:p>
          </table:table-cell>
          <table:table-cell table:style-name="ce7" office:value-type="string">
            <text:p>The @EJB does not work on JavaServer Faces Custom Validators</text:p>
          </table:table-cell>
          <table:table-cell table:style-name="ce11" office:value-type="date" office:date-value="2006-06-07">
            <text:p>2006-06-07</text:p>
          </table:table-cell>
          <table:table-cell table:formula="of:=ISOWEEKNUM([.D1035];1)" office:value-type="float" office:value="23">
            <text:p>23</text:p>
          </table:table-cell>
          <table:table-cell table:formula="of:=YEAR([.D1035])" office:value-type="float" office:value="2006">
            <text:p>2006</text:p>
          </table:table-cell>
          <table:table-cell table:formula="of:=CONCATENATE([.F1035];[.E1035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6">JAVASERVERFACES-336</text:a> </text:p>
          </table:table-cell>
          <table:table-cell table:style-name="ce7" office:value-type="string">
            <text:p>container.deploy</text:p>
          </table:table-cell>
          <table:table-cell table:style-name="ce11" office:value-type="date" office:date-value="2006-06-06">
            <text:p>2006-06-06</text:p>
          </table:table-cell>
          <table:table-cell table:formula="of:=ISOWEEKNUM([.D1036];1)" office:value-type="float" office:value="23">
            <text:p>23</text:p>
          </table:table-cell>
          <table:table-cell table:formula="of:=YEAR([.D1036])" office:value-type="float" office:value="2006">
            <text:p>2006</text:p>
          </table:table-cell>
          <table:table-cell table:formula="of:=CONCATENATE([.F1036];[.E1036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5">JAVASERVERFACES-335</text:a> </text:p>
          </table:table-cell>
          <table:table-cell table:style-name="ce7" office:value-type="string">
            <text:p>PropertyResolverChainWrapper and VariableResolverChainWrapper aren't behaving per the spec</text:p>
          </table:table-cell>
          <table:table-cell table:style-name="ce11" office:value-type="date" office:date-value="2006-06-06">
            <text:p>2006-06-06</text:p>
          </table:table-cell>
          <table:table-cell table:formula="of:=ISOWEEKNUM([.D1037];1)" office:value-type="float" office:value="23">
            <text:p>23</text:p>
          </table:table-cell>
          <table:table-cell table:formula="of:=YEAR([.D1037])" office:value-type="float" office:value="2006">
            <text:p>2006</text:p>
          </table:table-cell>
          <table:table-cell table:formula="of:=CONCATENATE([.F1037];[.E1037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0">JAVASERVERFACES-320</text:a> </text:p>
          </table:table-cell>
          <table:table-cell table:style-name="ce7" office:value-type="string">
            <text:p>MenuRenderer loosing selected value</text:p>
          </table:table-cell>
          <table:table-cell table:style-name="ce11" office:value-type="date" office:date-value="2006-06-05">
            <text:p>2006-06-05</text:p>
          </table:table-cell>
          <table:table-cell table:formula="of:=ISOWEEKNUM([.D1038];1)" office:value-type="float" office:value="23">
            <text:p>23</text:p>
          </table:table-cell>
          <table:table-cell table:formula="of:=YEAR([.D1038])" office:value-type="float" office:value="2006">
            <text:p>2006</text:p>
          </table:table-cell>
          <table:table-cell table:formula="of:=CONCATENATE([.F1038];[.E1038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3">JAVASERVERFACES-333</text:a> </text:p>
          </table:table-cell>
          <table:table-cell table:style-name="ce7" office:value-type="string">
            <text:p>Apparent misuse of CopyOnWriteArrayList</text:p>
          </table:table-cell>
          <table:table-cell table:style-name="ce11" office:value-type="date" office:date-value="2006-06-05">
            <text:p>2006-06-05</text:p>
          </table:table-cell>
          <table:table-cell table:formula="of:=ISOWEEKNUM([.D1039];1)" office:value-type="float" office:value="23">
            <text:p>23</text:p>
          </table:table-cell>
          <table:table-cell table:formula="of:=YEAR([.D1039])" office:value-type="float" office:value="2006">
            <text:p>2006</text:p>
          </table:table-cell>
          <table:table-cell table:formula="of:=CONCATENATE([.F1039];[.E1039])" office:value-type="string" office:string-value="200623">
            <text:p>200623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1">JAVASERVERFACES-331</text:a> </text:p>
          </table:table-cell>
          <table:table-cell table:style-name="ce7" office:value-type="string">
            <text:p>GlassFish updater needs to prune the com.sun.apache.* classes from jsf-impl.jar</text:p>
          </table:table-cell>
          <table:table-cell table:style-name="ce11" office:value-type="date" office:date-value="2006-06-02">
            <text:p>2006-06-02</text:p>
          </table:table-cell>
          <table:table-cell table:formula="of:=ISOWEEKNUM([.D1040];1)" office:value-type="float" office:value="22">
            <text:p>22</text:p>
          </table:table-cell>
          <table:table-cell table:formula="of:=YEAR([.D1040])" office:value-type="float" office:value="2006">
            <text:p>2006</text:p>
          </table:table-cell>
          <table:table-cell table:formula="of:=CONCATENATE([.F1040];[.E1040])" office:value-type="string" office:string-value="200622">
            <text:p>2006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2">JAVASERVERFACES-332</text:a> </text:p>
          </table:table-cell>
          <table:table-cell table:style-name="ce7" office:value-type="string">
            <text:p>Non-Glassfish build fails</text:p>
          </table:table-cell>
          <table:table-cell table:style-name="ce11" office:value-type="date" office:date-value="2006-05-31">
            <text:p>2006-05-31</text:p>
          </table:table-cell>
          <table:table-cell table:formula="of:=ISOWEEKNUM([.D1041];1)" office:value-type="float" office:value="22">
            <text:p>22</text:p>
          </table:table-cell>
          <table:table-cell table:formula="of:=YEAR([.D1041])" office:value-type="float" office:value="2006">
            <text:p>2006</text:p>
          </table:table-cell>
          <table:table-cell table:formula="of:=CONCATENATE([.F1041];[.E1041])" office:value-type="string" office:string-value="200622">
            <text:p>2006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7">JAVASERVERFACES-327</text:a> </text:p>
          </table:table-cell>
          <table:table-cell table:style-name="ce7" office:value-type="string">
            <text:p>h:selectBooleanCheckbox in h:dataTable breaks all h:commandLink in same h:form</text:p>
          </table:table-cell>
          <table:table-cell table:style-name="ce11" office:value-type="date" office:date-value="2006-05-29">
            <text:p>2006-05-29</text:p>
          </table:table-cell>
          <table:table-cell table:formula="of:=ISOWEEKNUM([.D1042];1)" office:value-type="float" office:value="22">
            <text:p>22</text:p>
          </table:table-cell>
          <table:table-cell table:formula="of:=YEAR([.D1042])" office:value-type="float" office:value="2006">
            <text:p>2006</text:p>
          </table:table-cell>
          <table:table-cell table:formula="of:=CONCATENATE([.F1042];[.E1042])" office:value-type="string" office:string-value="200622">
            <text:p>200622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30">JAVASERVERFACES-330</text:a> </text:p>
          </table:table-cell>
          <table:table-cell table:style-name="ce7" office:value-type="string">
            <text:p>com.sun.faces.config.rules.ResourceBundleRule wrong assert + spec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043];1)" office:value-type="float" office:value="21">
            <text:p>21</text:p>
          </table:table-cell>
          <table:table-cell table:formula="of:=YEAR([.D1043])" office:value-type="float" office:value="2006">
            <text:p>2006</text:p>
          </table:table-cell>
          <table:table-cell table:formula="of:=CONCATENATE([.F1043];[.E1043])" office:value-type="string" office:string-value="200621">
            <text:p>2006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9">JAVASERVERFACES-329</text:a> </text:p>
          </table:table-cell>
          <table:table-cell table:style-name="ce7" office:value-type="string">
            <text:p>helloDuke doesn't work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044];1)" office:value-type="float" office:value="21">
            <text:p>21</text:p>
          </table:table-cell>
          <table:table-cell table:formula="of:=YEAR([.D1044])" office:value-type="float" office:value="2006">
            <text:p>2006</text:p>
          </table:table-cell>
          <table:table-cell table:formula="of:=CONCATENATE([.F1044];[.E1044])" office:value-type="string" office:string-value="200621">
            <text:p>2006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8">JAVASERVERFACES-328</text:a> </text:p>
          </table:table-cell>
          <table:table-cell table:style-name="ce7" office:value-type="string">
            <text:p>If /WEB-INF/faces-config.xml is specified via the javax.faces.CONFIG_FILES parameter, it should be ignored.</text:p>
          </table:table-cell>
          <table:table-cell table:style-name="ce11" office:value-type="date" office:date-value="2006-05-25">
            <text:p>2006-05-25</text:p>
          </table:table-cell>
          <table:table-cell table:formula="of:=ISOWEEKNUM([.D1045];1)" office:value-type="float" office:value="21">
            <text:p>21</text:p>
          </table:table-cell>
          <table:table-cell table:formula="of:=YEAR([.D1045])" office:value-type="float" office:value="2006">
            <text:p>2006</text:p>
          </table:table-cell>
          <table:table-cell table:formula="of:=CONCATENATE([.F1045];[.E1045])" office:value-type="string" office:string-value="200621">
            <text:p>2006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6">JAVASERVERFACES-326</text:a> </text:p>
          </table:table-cell>
          <table:table-cell table:style-name="ce7" office:value-type="string">
            <text:p>WebAppLifecycleListener.requestDestroyed()</text:p>
          </table:table-cell>
          <table:table-cell table:style-name="ce11" office:value-type="date" office:date-value="2006-05-24">
            <text:p>2006-05-24</text:p>
          </table:table-cell>
          <table:table-cell table:formula="of:=ISOWEEKNUM([.D1046];1)" office:value-type="float" office:value="21">
            <text:p>21</text:p>
          </table:table-cell>
          <table:table-cell table:formula="of:=YEAR([.D1046])" office:value-type="float" office:value="2006">
            <text:p>2006</text:p>
          </table:table-cell>
          <table:table-cell table:formula="of:=CONCATENATE([.F1046];[.E1046])" office:value-type="string" office:string-value="200621">
            <text:p>200621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3">JAVASERVERFACES-323</text:a> </text:p>
          </table:table-cell>
          <table:table-cell table:style-name="ce7" office:value-type="string">
            <text:p>Incorrect Logging</text:p>
          </table:table-cell>
          <table:table-cell table:style-name="ce11" office:value-type="date" office:date-value="2006-05-18">
            <text:p>2006-05-18</text:p>
          </table:table-cell>
          <table:table-cell table:formula="of:=ISOWEEKNUM([.D1047];1)" office:value-type="float" office:value="20">
            <text:p>20</text:p>
          </table:table-cell>
          <table:table-cell table:formula="of:=YEAR([.D1047])" office:value-type="float" office:value="2006">
            <text:p>2006</text:p>
          </table:table-cell>
          <table:table-cell table:formula="of:=CONCATENATE([.F1047];[.E1047])" office:value-type="string" office:string-value="200620">
            <text:p>2006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24">JAVASERVERFACES-324</text:a> </text:p>
          </table:table-cell>
          <table:table-cell table:style-name="ce7" office:value-type="string">
            <text:p>compile error: 1.2_01-NIGHTLY_20060518</text:p>
          </table:table-cell>
          <table:table-cell table:style-name="ce11" office:value-type="date" office:date-value="2006-05-18">
            <text:p>2006-05-18</text:p>
          </table:table-cell>
          <table:table-cell table:formula="of:=ISOWEEKNUM([.D1048];1)" office:value-type="float" office:value="20">
            <text:p>20</text:p>
          </table:table-cell>
          <table:table-cell table:formula="of:=YEAR([.D1048])" office:value-type="float" office:value="2006">
            <text:p>2006</text:p>
          </table:table-cell>
          <table:table-cell table:formula="of:=CONCATENATE([.F1048];[.E1048])" office:value-type="string" office:string-value="200620">
            <text:p>2006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2">JAVASERVERFACES-302</text:a> </text:p>
          </table:table-cell>
          <table:table-cell table:style-name="ce7" office:value-type="string">
            <text:p>java.util.zip.ZipException: incomplete dynamic bit lengths tree</text:p>
          </table:table-cell>
          <table:table-cell table:style-name="ce11" office:value-type="date" office:date-value="2006-05-16">
            <text:p>2006-05-16</text:p>
          </table:table-cell>
          <table:table-cell table:formula="of:=ISOWEEKNUM([.D1049];1)" office:value-type="float" office:value="20">
            <text:p>20</text:p>
          </table:table-cell>
          <table:table-cell table:formula="of:=YEAR([.D1049])" office:value-type="float" office:value="2006">
            <text:p>2006</text:p>
          </table:table-cell>
          <table:table-cell table:formula="of:=CONCATENATE([.F1049];[.E1049])" office:value-type="string" office:string-value="200620">
            <text:p>200620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8">JAVASERVERFACES-318</text:a> </text:p>
          </table:table-cell>
          <table:table-cell table:style-name="ce7" office:value-type="string">
            <text:p>error in schemaLocation inside html_basic.tld</text:p>
          </table:table-cell>
          <table:table-cell table:style-name="ce11" office:value-type="date" office:date-value="2006-05-12">
            <text:p>2006-05-12</text:p>
          </table:table-cell>
          <table:table-cell table:formula="of:=ISOWEEKNUM([.D1050];1)" office:value-type="float" office:value="19">
            <text:p>19</text:p>
          </table:table-cell>
          <table:table-cell table:formula="of:=YEAR([.D1050])" office:value-type="float" office:value="2006">
            <text:p>2006</text:p>
          </table:table-cell>
          <table:table-cell table:formula="of:=CONCATENATE([.F1050];[.E1050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8">JAVASERVERFACES-308</text:a> </text:p>
          </table:table-cell>
          <table:table-cell table:style-name="ce7" office:value-type="string">
            <text:p>Errors from ValueChangeListeners are swallowed</text:p>
          </table:table-cell>
          <table:table-cell table:style-name="ce11" office:value-type="date" office:date-value="2006-05-11">
            <text:p>2006-05-11</text:p>
          </table:table-cell>
          <table:table-cell table:formula="of:=ISOWEEKNUM([.D1051];1)" office:value-type="float" office:value="19">
            <text:p>19</text:p>
          </table:table-cell>
          <table:table-cell table:formula="of:=YEAR([.D1051])" office:value-type="float" office:value="2006">
            <text:p>2006</text:p>
          </table:table-cell>
          <table:table-cell table:formula="of:=CONCATENATE([.F1051];[.E1051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7">JAVASERVERFACES-317</text:a> </text:p>
          </table:table-cell>
          <table:table-cell table:style-name="ce7" office:value-type="string">
            <text:p>jsf_core.tld and html_basic.tld have wrong values in meta data</text:p>
          </table:table-cell>
          <table:table-cell table:style-name="ce11" office:value-type="date" office:date-value="2006-05-11">
            <text:p>2006-05-11</text:p>
          </table:table-cell>
          <table:table-cell table:formula="of:=ISOWEEKNUM([.D1052];1)" office:value-type="float" office:value="19">
            <text:p>19</text:p>
          </table:table-cell>
          <table:table-cell table:formula="of:=YEAR([.D1052])" office:value-type="float" office:value="2006">
            <text:p>2006</text:p>
          </table:table-cell>
          <table:table-cell table:formula="of:=CONCATENATE([.F1052];[.E1052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47">JAVASERVERFACES-47</text:a> </text:p>
          </table:table-cell>
          <table:table-cell table:style-name="ce7" office:value-type="string">
            <text:p>[PORTLET] request scope separation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3];1)" office:value-type="float" office:value="19">
            <text:p>19</text:p>
          </table:table-cell>
          <table:table-cell table:formula="of:=YEAR([.D1053])" office:value-type="float" office:value="2006">
            <text:p>2006</text:p>
          </table:table-cell>
          <table:table-cell table:formula="of:=CONCATENATE([.F1053];[.E1053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3">JAVASERVERFACES-313</text:a> </text:p>
          </table:table-cell>
          <table:table-cell table:style-name="ce7" office:value-type="string">
            <text:p>NOT_NESTED_IN_TYPE_TAG_ERROR_MESSAGE_ID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4];1)" office:value-type="float" office:value="19">
            <text:p>19</text:p>
          </table:table-cell>
          <table:table-cell table:formula="of:=YEAR([.D1054])" office:value-type="float" office:value="2006">
            <text:p>2006</text:p>
          </table:table-cell>
          <table:table-cell table:formula="of:=CONCATENATE([.F1054];[.E1054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20">JAVASERVERFACES-220</text:a> </text:p>
          </table:table-cell>
          <table:table-cell table:style-name="ce7" office:value-type="string">
            <text:p>NPE Thrown if RI's Faces-config not Found in Classpath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5];1)" office:value-type="float" office:value="19">
            <text:p>19</text:p>
          </table:table-cell>
          <table:table-cell table:formula="of:=YEAR([.D1055])" office:value-type="float" office:value="2006">
            <text:p>2006</text:p>
          </table:table-cell>
          <table:table-cell table:formula="of:=CONCATENATE([.F1055];[.E1055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5">JAVASERVERFACES-305</text:a> </text:p>
          </table:table-cell>
          <table:table-cell table:style-name="ce7" office:value-type="string">
            <text:p>h:commandLink with nested f:param and h:outputText nested within c:forEach causes duplicate ID exception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6];1)" office:value-type="float" office:value="19">
            <text:p>19</text:p>
          </table:table-cell>
          <table:table-cell table:formula="of:=YEAR([.D1056])" office:value-type="float" office:value="2006">
            <text:p>2006</text:p>
          </table:table-cell>
          <table:table-cell table:formula="of:=CONCATENATE([.F1056];[.E1056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5">JAVASERVERFACES-315</text:a> </text:p>
          </table:table-cell>
          <table:table-cell table:style-name="ce7" office:value-type="string">
            <text:p>Use ResponseWriter.getContentType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7];1)" office:value-type="float" office:value="19">
            <text:p>19</text:p>
          </table:table-cell>
          <table:table-cell table:formula="of:=YEAR([.D1057])" office:value-type="float" office:value="2006">
            <text:p>2006</text:p>
          </table:table-cell>
          <table:table-cell table:formula="of:=CONCATENATE([.F1057];[.E1057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270">JAVASERVERFACES-270</text:a> </text:p>
          </table:table-cell>
          <table:table-cell table:style-name="ce7" office:value-type="string">
            <text:p>selectOneMenu ValueChangeListener fired incorrectly</text:p>
          </table:table-cell>
          <table:table-cell table:style-name="ce11" office:value-type="date" office:date-value="2006-05-10">
            <text:p>2006-05-10</text:p>
          </table:table-cell>
          <table:table-cell table:formula="of:=ISOWEEKNUM([.D1058];1)" office:value-type="float" office:value="19">
            <text:p>19</text:p>
          </table:table-cell>
          <table:table-cell table:formula="of:=YEAR([.D1058])" office:value-type="float" office:value="2006">
            <text:p>2006</text:p>
          </table:table-cell>
          <table:table-cell table:formula="of:=CONCATENATE([.F1058];[.E1058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4">JAVASERVERFACES-314</text:a> </text:p>
          </table:table-cell>
          <table:table-cell table:style-name="ce7" office:value-type="string">
            <text:p>Potential exists of useful error information being swallowed by TCCI implementation</text:p>
          </table:table-cell>
          <table:table-cell table:style-name="ce11" office:value-type="date" office:date-value="2006-05-09">
            <text:p>2006-05-09</text:p>
          </table:table-cell>
          <table:table-cell table:formula="of:=ISOWEEKNUM([.D1059];1)" office:value-type="float" office:value="19">
            <text:p>19</text:p>
          </table:table-cell>
          <table:table-cell table:formula="of:=YEAR([.D1059])" office:value-type="float" office:value="2006">
            <text:p>2006</text:p>
          </table:table-cell>
          <table:table-cell table:formula="of:=CONCATENATE([.F1059];[.E1059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0">JAVASERVERFACES-310</text:a> </text:p>
          </table:table-cell>
          <table:table-cell table:style-name="ce7" office:value-type="string">
            <text:p>duplicate component id error</text:p>
          </table:table-cell>
          <table:table-cell table:style-name="ce11" office:value-type="date" office:date-value="2006-05-09">
            <text:p>2006-05-09</text:p>
          </table:table-cell>
          <table:table-cell table:formula="of:=ISOWEEKNUM([.D1060];1)" office:value-type="float" office:value="19">
            <text:p>19</text:p>
          </table:table-cell>
          <table:table-cell table:formula="of:=YEAR([.D1060])" office:value-type="float" office:value="2006">
            <text:p>2006</text:p>
          </table:table-cell>
          <table:table-cell table:formula="of:=CONCATENATE([.F1060];[.E1060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4">JAVASERVERFACES-304</text:a> </text:p>
          </table:table-cell>
          <table:table-cell table:style-name="ce7" office:value-type="string">
            <text:p>SelectOneMenu does not grab initial value from enums</text:p>
          </table:table-cell>
          <table:table-cell table:style-name="ce11" office:value-type="date" office:date-value="2006-05-09">
            <text:p>2006-05-09</text:p>
          </table:table-cell>
          <table:table-cell table:formula="of:=ISOWEEKNUM([.D1061];1)" office:value-type="float" office:value="19">
            <text:p>19</text:p>
          </table:table-cell>
          <table:table-cell table:formula="of:=YEAR([.D1061])" office:value-type="float" office:value="2006">
            <text:p>2006</text:p>
          </table:table-cell>
          <table:table-cell table:formula="of:=CONCATENATE([.F1061];[.E1061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12">JAVASERVERFACES-312</text:a> </text:p>
          </table:table-cell>
          <table:table-cell table:style-name="ce7" office:value-type="string">
            <text:p>Regression in user defined onclick js injection</text:p>
          </table:table-cell>
          <table:table-cell table:style-name="ce11" office:value-type="date" office:date-value="2006-05-08">
            <text:p>2006-05-08</text:p>
          </table:table-cell>
          <table:table-cell table:formula="of:=ISOWEEKNUM([.D1062];1)" office:value-type="float" office:value="19">
            <text:p>19</text:p>
          </table:table-cell>
          <table:table-cell table:formula="of:=YEAR([.D1062])" office:value-type="float" office:value="2006">
            <text:p>2006</text:p>
          </table:table-cell>
          <table:table-cell table:formula="of:=CONCATENATE([.F1062];[.E1062])" office:value-type="string" office:string-value="200619">
            <text:p>200619</text:p>
          </table:table-cell>
        </table:table-row>
        <table:table-row table:style-name="ro2">
          <table:table-cell table:style-name="ce3" office:value-type="string">
            <text:p>Bug</text:p>
          </table:table-cell>
          <table:table-cell table:style-name="ce7" office:value-type="string">
            <text:p><text:a xlink:href="http://java.net/jira/browse/JAVASERVERFACES-306">JAVASERVERFACES-306</text:a> </text:p>
          </table:table-cell>
          <table:table-cell table:style-name="ce7" office:value-type="string">
            <text:p>rows attribute on h:inputTextarea isn't rendered when specified.</text:p>
          </table:table-cell>
          <table:table-cell table:style-name="ce11" office:value-type="date" office:date-value="2006-04-27">
            <text:p>2006-04-27</text:p>
          </table:table-cell>
          <table:table-cell table:formula="of:=ISOWEEKNUM([.D1063];1)" office:value-type="float" office:value="17">
            <text:p>17</text:p>
          </table:table-cell>
          <table:table-cell table:formula="of:=YEAR([.D1063])" office:value-type="float" office:value="2006">
            <text:p>2006</text:p>
          </table:table-cell>
          <table:table-cell table:formula="of:=CONCATENATE([.F1063];[.E1063])" office:value-type="string" office:string-value="200617">
            <text:p>200617</text:p>
          </table:table-cell>
        </table:table-row>
        <table:table-row table:style-name="ro2" table:number-rows-repeated="509"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104700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aPilot_Sheet1_1" table:style-name="ta1" table:print="false">
        <table:table-column table:style-name="co5" table:default-cell-style-name="Default"/>
        <table:table-column table:style-name="co1" table:number-columns-repeated="212" table:default-cell-style-name="Default"/>
        <table:table-row table:style-name="ro1">
          <table:table-cell office:value-type="string">
            <text:p>Filter</text:p>
          </table:table-cell>
          <table:table-cell table:number-columns-repeated="212"/>
        </table:table-row>
        <table:table-row table:style-name="ro1">
          <table:table-cell table:number-columns-repeated="213"/>
        </table:table-row>
        <table:table-row table:style-name="ro1">
          <table:table-cell table:style-name="ce15" office:value-type="string">
            <text:p>Week Concat</text:p>
          </table:table-cell>
          <table:table-cell table:style-name="ce18" table:number-columns-repeated="211"/>
          <table:table-cell table:style-name="ce21"/>
        </table:table-row>
        <table:table-row table:style-name="ro1">
          <table:table-cell table:style-name="ce16" office:value-type="string">
            <text:p>200617</text:p>
          </table:table-cell>
          <table:table-cell table:style-name="ce19" office:value-type="string">
            <text:p>200619</text:p>
          </table:table-cell>
          <table:table-cell table:style-name="ce19" office:value-type="string">
            <text:p>200620</text:p>
          </table:table-cell>
          <table:table-cell table:style-name="ce19" office:value-type="string">
            <text:p>200621</text:p>
          </table:table-cell>
          <table:table-cell table:style-name="ce19" office:value-type="string">
            <text:p>200622</text:p>
          </table:table-cell>
          <table:table-cell table:style-name="ce19" office:value-type="string">
            <text:p>200623</text:p>
          </table:table-cell>
          <table:table-cell table:style-name="ce19" office:value-type="string">
            <text:p>200624</text:p>
          </table:table-cell>
          <table:table-cell table:style-name="ce19" office:value-type="string">
            <text:p>200625</text:p>
          </table:table-cell>
          <table:table-cell table:style-name="ce19" office:value-type="string">
            <text:p>200626</text:p>
          </table:table-cell>
          <table:table-cell table:style-name="ce19" office:value-type="string">
            <text:p>200628</text:p>
          </table:table-cell>
          <table:table-cell table:style-name="ce19" office:value-type="string">
            <text:p>200629</text:p>
          </table:table-cell>
          <table:table-cell table:style-name="ce19" office:value-type="string">
            <text:p>200630</text:p>
          </table:table-cell>
          <table:table-cell table:style-name="ce19" office:value-type="string">
            <text:p>200631</text:p>
          </table:table-cell>
          <table:table-cell table:style-name="ce19" office:value-type="string">
            <text:p>200632</text:p>
          </table:table-cell>
          <table:table-cell table:style-name="ce19" office:value-type="string">
            <text:p>200633</text:p>
          </table:table-cell>
          <table:table-cell table:style-name="ce19" office:value-type="string">
            <text:p>200634</text:p>
          </table:table-cell>
          <table:table-cell table:style-name="ce19" office:value-type="string">
            <text:p>200635</text:p>
          </table:table-cell>
          <table:table-cell table:style-name="ce19" office:value-type="string">
            <text:p>200637</text:p>
          </table:table-cell>
          <table:table-cell table:style-name="ce19" office:value-type="string">
            <text:p>200639</text:p>
          </table:table-cell>
          <table:table-cell table:style-name="ce19" office:value-type="string">
            <text:p>200640</text:p>
          </table:table-cell>
          <table:table-cell table:style-name="ce19" office:value-type="string">
            <text:p>200641</text:p>
          </table:table-cell>
          <table:table-cell table:style-name="ce19" office:value-type="string">
            <text:p>200642</text:p>
          </table:table-cell>
          <table:table-cell table:style-name="ce19" office:value-type="string">
            <text:p>200643</text:p>
          </table:table-cell>
          <table:table-cell table:style-name="ce19" office:value-type="string">
            <text:p>200644</text:p>
          </table:table-cell>
          <table:table-cell table:style-name="ce19" office:value-type="string">
            <text:p>200645</text:p>
          </table:table-cell>
          <table:table-cell table:style-name="ce19" office:value-type="string">
            <text:p>200646</text:p>
          </table:table-cell>
          <table:table-cell table:style-name="ce19" office:value-type="string">
            <text:p>200647</text:p>
          </table:table-cell>
          <table:table-cell table:style-name="ce19" office:value-type="string">
            <text:p>200648</text:p>
          </table:table-cell>
          <table:table-cell table:style-name="ce19" office:value-type="string">
            <text:p>200649</text:p>
          </table:table-cell>
          <table:table-cell table:style-name="ce19" office:value-type="string">
            <text:p>200650</text:p>
          </table:table-cell>
          <table:table-cell table:style-name="ce19" office:value-type="string">
            <text:p>200651</text:p>
          </table:table-cell>
          <table:table-cell table:style-name="ce19" office:value-type="string">
            <text:p>200710</text:p>
          </table:table-cell>
          <table:table-cell table:style-name="ce19" office:value-type="string">
            <text:p>200711</text:p>
          </table:table-cell>
          <table:table-cell table:style-name="ce19" office:value-type="string">
            <text:p>200712</text:p>
          </table:table-cell>
          <table:table-cell table:style-name="ce19" office:value-type="string">
            <text:p>200713</text:p>
          </table:table-cell>
          <table:table-cell table:style-name="ce19" office:value-type="string">
            <text:p>200714</text:p>
          </table:table-cell>
          <table:table-cell table:style-name="ce19" office:value-type="string">
            <text:p>200715</text:p>
          </table:table-cell>
          <table:table-cell table:style-name="ce19" office:value-type="string">
            <text:p>200717</text:p>
          </table:table-cell>
          <table:table-cell table:style-name="ce19" office:value-type="string">
            <text:p>200718</text:p>
          </table:table-cell>
          <table:table-cell table:style-name="ce19" office:value-type="string">
            <text:p>200719</text:p>
          </table:table-cell>
          <table:table-cell table:style-name="ce19" office:value-type="string">
            <text:p>20072</text:p>
          </table:table-cell>
          <table:table-cell table:style-name="ce19" office:value-type="string">
            <text:p>200720</text:p>
          </table:table-cell>
          <table:table-cell table:style-name="ce19" office:value-type="string">
            <text:p>200721</text:p>
          </table:table-cell>
          <table:table-cell table:style-name="ce19" office:value-type="string">
            <text:p>200722</text:p>
          </table:table-cell>
          <table:table-cell table:style-name="ce19" office:value-type="string">
            <text:p>200723</text:p>
          </table:table-cell>
          <table:table-cell table:style-name="ce19" office:value-type="string">
            <text:p>200724</text:p>
          </table:table-cell>
          <table:table-cell table:style-name="ce19" office:value-type="string">
            <text:p>200725</text:p>
          </table:table-cell>
          <table:table-cell table:style-name="ce19" office:value-type="string">
            <text:p>200727</text:p>
          </table:table-cell>
          <table:table-cell table:style-name="ce19" office:value-type="string">
            <text:p>200728</text:p>
          </table:table-cell>
          <table:table-cell table:style-name="ce19" office:value-type="string">
            <text:p>200729</text:p>
          </table:table-cell>
          <table:table-cell table:style-name="ce19" office:value-type="string">
            <text:p>20073</text:p>
          </table:table-cell>
          <table:table-cell table:style-name="ce19" office:value-type="string">
            <text:p>200730</text:p>
          </table:table-cell>
          <table:table-cell table:style-name="ce19" office:value-type="string">
            <text:p>200731</text:p>
          </table:table-cell>
          <table:table-cell table:style-name="ce19" office:value-type="string">
            <text:p>200732</text:p>
          </table:table-cell>
          <table:table-cell table:style-name="ce19" office:value-type="string">
            <text:p>200733</text:p>
          </table:table-cell>
          <table:table-cell table:style-name="ce19" office:value-type="string">
            <text:p>200734</text:p>
          </table:table-cell>
          <table:table-cell table:style-name="ce19" office:value-type="string">
            <text:p>200735</text:p>
          </table:table-cell>
          <table:table-cell table:style-name="ce19" office:value-type="string">
            <text:p>200736</text:p>
          </table:table-cell>
          <table:table-cell table:style-name="ce19" office:value-type="string">
            <text:p>200737</text:p>
          </table:table-cell>
          <table:table-cell table:style-name="ce19" office:value-type="string">
            <text:p>200738</text:p>
          </table:table-cell>
          <table:table-cell table:style-name="ce19" office:value-type="string">
            <text:p>200739</text:p>
          </table:table-cell>
          <table:table-cell table:style-name="ce19" office:value-type="string">
            <text:p>20074</text:p>
          </table:table-cell>
          <table:table-cell table:style-name="ce19" office:value-type="string">
            <text:p>200740</text:p>
          </table:table-cell>
          <table:table-cell table:style-name="ce19" office:value-type="string">
            <text:p>200741</text:p>
          </table:table-cell>
          <table:table-cell table:style-name="ce19" office:value-type="string">
            <text:p>200743</text:p>
          </table:table-cell>
          <table:table-cell table:style-name="ce19" office:value-type="string">
            <text:p>200745</text:p>
          </table:table-cell>
          <table:table-cell table:style-name="ce19" office:value-type="string">
            <text:p>200746</text:p>
          </table:table-cell>
          <table:table-cell table:style-name="ce19" office:value-type="string">
            <text:p>200748</text:p>
          </table:table-cell>
          <table:table-cell table:style-name="ce19" office:value-type="string">
            <text:p>200749</text:p>
          </table:table-cell>
          <table:table-cell table:style-name="ce19" office:value-type="string">
            <text:p>20075</text:p>
          </table:table-cell>
          <table:table-cell table:style-name="ce19" office:value-type="string">
            <text:p>200750</text:p>
          </table:table-cell>
          <table:table-cell table:style-name="ce19" office:value-type="string">
            <text:p>200751</text:p>
          </table:table-cell>
          <table:table-cell table:style-name="ce19" office:value-type="string">
            <text:p>20076</text:p>
          </table:table-cell>
          <table:table-cell table:style-name="ce19" office:value-type="string">
            <text:p>20077</text:p>
          </table:table-cell>
          <table:table-cell table:style-name="ce19" office:value-type="string">
            <text:p>20078</text:p>
          </table:table-cell>
          <table:table-cell table:style-name="ce19" office:value-type="string">
            <text:p>20079</text:p>
          </table:table-cell>
          <table:table-cell table:style-name="ce19" office:value-type="string">
            <text:p>200810</text:p>
          </table:table-cell>
          <table:table-cell table:style-name="ce19" office:value-type="string">
            <text:p>200813</text:p>
          </table:table-cell>
          <table:table-cell table:style-name="ce19" office:value-type="string">
            <text:p>200814</text:p>
          </table:table-cell>
          <table:table-cell table:style-name="ce19" office:value-type="string">
            <text:p>200815</text:p>
          </table:table-cell>
          <table:table-cell table:style-name="ce19" office:value-type="string">
            <text:p>200816</text:p>
          </table:table-cell>
          <table:table-cell table:style-name="ce19" office:value-type="string">
            <text:p>200817</text:p>
          </table:table-cell>
          <table:table-cell table:style-name="ce19" office:value-type="string">
            <text:p>200818</text:p>
          </table:table-cell>
          <table:table-cell table:style-name="ce19" office:value-type="string">
            <text:p>20082</text:p>
          </table:table-cell>
          <table:table-cell table:style-name="ce19" office:value-type="string">
            <text:p>200822</text:p>
          </table:table-cell>
          <table:table-cell table:style-name="ce19" office:value-type="string">
            <text:p>200828</text:p>
          </table:table-cell>
          <table:table-cell table:style-name="ce19" office:value-type="string">
            <text:p>200829</text:p>
          </table:table-cell>
          <table:table-cell table:style-name="ce19" office:value-type="string">
            <text:p>20083</text:p>
          </table:table-cell>
          <table:table-cell table:style-name="ce19" office:value-type="string">
            <text:p>200830</text:p>
          </table:table-cell>
          <table:table-cell table:style-name="ce19" office:value-type="string">
            <text:p>200832</text:p>
          </table:table-cell>
          <table:table-cell table:style-name="ce19" office:value-type="string">
            <text:p>200833</text:p>
          </table:table-cell>
          <table:table-cell table:style-name="ce19" office:value-type="string">
            <text:p>200835</text:p>
          </table:table-cell>
          <table:table-cell table:style-name="ce19" office:value-type="string">
            <text:p>200837</text:p>
          </table:table-cell>
          <table:table-cell table:style-name="ce19" office:value-type="string">
            <text:p>200838</text:p>
          </table:table-cell>
          <table:table-cell table:style-name="ce19" office:value-type="string">
            <text:p>200839</text:p>
          </table:table-cell>
          <table:table-cell table:style-name="ce19" office:value-type="string">
            <text:p>20084</text:p>
          </table:table-cell>
          <table:table-cell table:style-name="ce19" office:value-type="string">
            <text:p>200840</text:p>
          </table:table-cell>
          <table:table-cell table:style-name="ce19" office:value-type="string">
            <text:p>200842</text:p>
          </table:table-cell>
          <table:table-cell table:style-name="ce19" office:value-type="string">
            <text:p>200843</text:p>
          </table:table-cell>
          <table:table-cell table:style-name="ce19" office:value-type="string">
            <text:p>200844</text:p>
          </table:table-cell>
          <table:table-cell table:style-name="ce19" office:value-type="string">
            <text:p>200845</text:p>
          </table:table-cell>
          <table:table-cell table:style-name="ce19" office:value-type="string">
            <text:p>200846</text:p>
          </table:table-cell>
          <table:table-cell table:style-name="ce19" office:value-type="string">
            <text:p>200847</text:p>
          </table:table-cell>
          <table:table-cell table:style-name="ce19" office:value-type="string">
            <text:p>200848</text:p>
          </table:table-cell>
          <table:table-cell table:style-name="ce19" office:value-type="string">
            <text:p>200849</text:p>
          </table:table-cell>
          <table:table-cell table:style-name="ce19" office:value-type="string">
            <text:p>20085</text:p>
          </table:table-cell>
          <table:table-cell table:style-name="ce19" office:value-type="string">
            <text:p>200850</text:p>
          </table:table-cell>
          <table:table-cell table:style-name="ce19" office:value-type="string">
            <text:p>200851</text:p>
          </table:table-cell>
          <table:table-cell table:style-name="ce19" office:value-type="string">
            <text:p>200852</text:p>
          </table:table-cell>
          <table:table-cell table:style-name="ce19" office:value-type="string">
            <text:p>20088</text:p>
          </table:table-cell>
          <table:table-cell table:style-name="ce19" office:value-type="string">
            <text:p>20089</text:p>
          </table:table-cell>
          <table:table-cell table:style-name="ce19" office:value-type="string">
            <text:p>20091</text:p>
          </table:table-cell>
          <table:table-cell table:style-name="ce19" office:value-type="string">
            <text:p>200910</text:p>
          </table:table-cell>
          <table:table-cell table:style-name="ce19" office:value-type="string">
            <text:p>200911</text:p>
          </table:table-cell>
          <table:table-cell table:style-name="ce19" office:value-type="string">
            <text:p>200912</text:p>
          </table:table-cell>
          <table:table-cell table:style-name="ce19" office:value-type="string">
            <text:p>200913</text:p>
          </table:table-cell>
          <table:table-cell table:style-name="ce19" office:value-type="string">
            <text:p>200914</text:p>
          </table:table-cell>
          <table:table-cell table:style-name="ce19" office:value-type="string">
            <text:p>200915</text:p>
          </table:table-cell>
          <table:table-cell table:style-name="ce19" office:value-type="string">
            <text:p>200916</text:p>
          </table:table-cell>
          <table:table-cell table:style-name="ce19" office:value-type="string">
            <text:p>200917</text:p>
          </table:table-cell>
          <table:table-cell table:style-name="ce19" office:value-type="string">
            <text:p>200918</text:p>
          </table:table-cell>
          <table:table-cell table:style-name="ce19" office:value-type="string">
            <text:p>200919</text:p>
          </table:table-cell>
          <table:table-cell table:style-name="ce19" office:value-type="string">
            <text:p>20092</text:p>
          </table:table-cell>
          <table:table-cell table:style-name="ce19" office:value-type="string">
            <text:p>200920</text:p>
          </table:table-cell>
          <table:table-cell table:style-name="ce19" office:value-type="string">
            <text:p>200922</text:p>
          </table:table-cell>
          <table:table-cell table:style-name="ce19" office:value-type="string">
            <text:p>200924</text:p>
          </table:table-cell>
          <table:table-cell table:style-name="ce19" office:value-type="string">
            <text:p>200925</text:p>
          </table:table-cell>
          <table:table-cell table:style-name="ce19" office:value-type="string">
            <text:p>200926</text:p>
          </table:table-cell>
          <table:table-cell table:style-name="ce19" office:value-type="string">
            <text:p>200927</text:p>
          </table:table-cell>
          <table:table-cell table:style-name="ce19" office:value-type="string">
            <text:p>200928</text:p>
          </table:table-cell>
          <table:table-cell table:style-name="ce19" office:value-type="string">
            <text:p>200929</text:p>
          </table:table-cell>
          <table:table-cell table:style-name="ce19" office:value-type="string">
            <text:p>20093</text:p>
          </table:table-cell>
          <table:table-cell table:style-name="ce19" office:value-type="string">
            <text:p>200930</text:p>
          </table:table-cell>
          <table:table-cell table:style-name="ce19" office:value-type="string">
            <text:p>200931</text:p>
          </table:table-cell>
          <table:table-cell table:style-name="ce19" office:value-type="string">
            <text:p>200932</text:p>
          </table:table-cell>
          <table:table-cell table:style-name="ce19" office:value-type="string">
            <text:p>200933</text:p>
          </table:table-cell>
          <table:table-cell table:style-name="ce19" office:value-type="string">
            <text:p>200934</text:p>
          </table:table-cell>
          <table:table-cell table:style-name="ce19" office:value-type="string">
            <text:p>200935</text:p>
          </table:table-cell>
          <table:table-cell table:style-name="ce19" office:value-type="string">
            <text:p>200936</text:p>
          </table:table-cell>
          <table:table-cell table:style-name="ce19" office:value-type="string">
            <text:p>200937</text:p>
          </table:table-cell>
          <table:table-cell table:style-name="ce19" office:value-type="string">
            <text:p>200938</text:p>
          </table:table-cell>
          <table:table-cell table:style-name="ce19" office:value-type="string">
            <text:p>200939</text:p>
          </table:table-cell>
          <table:table-cell table:style-name="ce19" office:value-type="string">
            <text:p>20094</text:p>
          </table:table-cell>
          <table:table-cell table:style-name="ce19" office:value-type="string">
            <text:p>200940</text:p>
          </table:table-cell>
          <table:table-cell table:style-name="ce19" office:value-type="string">
            <text:p>200941</text:p>
          </table:table-cell>
          <table:table-cell table:style-name="ce19" office:value-type="string">
            <text:p>200942</text:p>
          </table:table-cell>
          <table:table-cell table:style-name="ce19" office:value-type="string">
            <text:p>200943</text:p>
          </table:table-cell>
          <table:table-cell table:style-name="ce19" office:value-type="string">
            <text:p>200944</text:p>
          </table:table-cell>
          <table:table-cell table:style-name="ce19" office:value-type="string">
            <text:p>200945</text:p>
          </table:table-cell>
          <table:table-cell table:style-name="ce19" office:value-type="string">
            <text:p>200946</text:p>
          </table:table-cell>
          <table:table-cell table:style-name="ce19" office:value-type="string">
            <text:p>200947</text:p>
          </table:table-cell>
          <table:table-cell table:style-name="ce19" office:value-type="string">
            <text:p>200948</text:p>
          </table:table-cell>
          <table:table-cell table:style-name="ce19" office:value-type="string">
            <text:p>200949</text:p>
          </table:table-cell>
          <table:table-cell table:style-name="ce19" office:value-type="string">
            <text:p>20095</text:p>
          </table:table-cell>
          <table:table-cell table:style-name="ce19" office:value-type="string">
            <text:p>200950</text:p>
          </table:table-cell>
          <table:table-cell table:style-name="ce19" office:value-type="string">
            <text:p>20096</text:p>
          </table:table-cell>
          <table:table-cell table:style-name="ce19" office:value-type="string">
            <text:p>20097</text:p>
          </table:table-cell>
          <table:table-cell table:style-name="ce19" office:value-type="string">
            <text:p>20098</text:p>
          </table:table-cell>
          <table:table-cell table:style-name="ce19" office:value-type="string">
            <text:p>20099</text:p>
          </table:table-cell>
          <table:table-cell table:style-name="ce19" office:value-type="string">
            <text:p>20101</text:p>
          </table:table-cell>
          <table:table-cell table:style-name="ce19" office:value-type="string">
            <text:p>201010</text:p>
          </table:table-cell>
          <table:table-cell table:style-name="ce19" office:value-type="string">
            <text:p>201012</text:p>
          </table:table-cell>
          <table:table-cell table:style-name="ce19" office:value-type="string">
            <text:p>201013</text:p>
          </table:table-cell>
          <table:table-cell table:style-name="ce19" office:value-type="string">
            <text:p>201015</text:p>
          </table:table-cell>
          <table:table-cell table:style-name="ce19" office:value-type="string">
            <text:p>201017</text:p>
          </table:table-cell>
          <table:table-cell table:style-name="ce19" office:value-type="string">
            <text:p>20102</text:p>
          </table:table-cell>
          <table:table-cell table:style-name="ce19" office:value-type="string">
            <text:p>201021</text:p>
          </table:table-cell>
          <table:table-cell table:style-name="ce19" office:value-type="string">
            <text:p>201023</text:p>
          </table:table-cell>
          <table:table-cell table:style-name="ce19" office:value-type="string">
            <text:p>201025</text:p>
          </table:table-cell>
          <table:table-cell table:style-name="ce19" office:value-type="string">
            <text:p>201026</text:p>
          </table:table-cell>
          <table:table-cell table:style-name="ce19" office:value-type="string">
            <text:p>201027</text:p>
          </table:table-cell>
          <table:table-cell table:style-name="ce19" office:value-type="string">
            <text:p>201028</text:p>
          </table:table-cell>
          <table:table-cell table:style-name="ce19" office:value-type="string">
            <text:p>201029</text:p>
          </table:table-cell>
          <table:table-cell table:style-name="ce19" office:value-type="string">
            <text:p>20103</text:p>
          </table:table-cell>
          <table:table-cell table:style-name="ce19" office:value-type="string">
            <text:p>201030</text:p>
          </table:table-cell>
          <table:table-cell table:style-name="ce19" office:value-type="string">
            <text:p>201031</text:p>
          </table:table-cell>
          <table:table-cell table:style-name="ce19" office:value-type="string">
            <text:p>201032</text:p>
          </table:table-cell>
          <table:table-cell table:style-name="ce19" office:value-type="string">
            <text:p>201033</text:p>
          </table:table-cell>
          <table:table-cell table:style-name="ce19" office:value-type="string">
            <text:p>201034</text:p>
          </table:table-cell>
          <table:table-cell table:style-name="ce19" office:value-type="string">
            <text:p>201035</text:p>
          </table:table-cell>
          <table:table-cell table:style-name="ce19" office:value-type="string">
            <text:p>201036</text:p>
          </table:table-cell>
          <table:table-cell table:style-name="ce19" office:value-type="string">
            <text:p>201037</text:p>
          </table:table-cell>
          <table:table-cell table:style-name="ce19" office:value-type="string">
            <text:p>201038</text:p>
          </table:table-cell>
          <table:table-cell table:style-name="ce19" office:value-type="string">
            <text:p>201039</text:p>
          </table:table-cell>
          <table:table-cell table:style-name="ce19" office:value-type="string">
            <text:p>20104</text:p>
          </table:table-cell>
          <table:table-cell table:style-name="ce19" office:value-type="string">
            <text:p>201040</text:p>
          </table:table-cell>
          <table:table-cell table:style-name="ce19" office:value-type="string">
            <text:p>201041</text:p>
          </table:table-cell>
          <table:table-cell table:style-name="ce19" office:value-type="string">
            <text:p>201042</text:p>
          </table:table-cell>
          <table:table-cell table:style-name="ce19" office:value-type="string">
            <text:p>201043</text:p>
          </table:table-cell>
          <table:table-cell table:style-name="ce19" office:value-type="string">
            <text:p>201044</text:p>
          </table:table-cell>
          <table:table-cell table:style-name="ce19" office:value-type="string">
            <text:p>201045</text:p>
          </table:table-cell>
          <table:table-cell table:style-name="ce19" office:value-type="string">
            <text:p>201046</text:p>
          </table:table-cell>
          <table:table-cell table:style-name="ce19" office:value-type="string">
            <text:p>201048</text:p>
          </table:table-cell>
          <table:table-cell table:style-name="ce19" office:value-type="string">
            <text:p>201049</text:p>
          </table:table-cell>
          <table:table-cell table:style-name="ce19" office:value-type="string">
            <text:p>20105</text:p>
          </table:table-cell>
          <table:table-cell table:style-name="ce19" office:value-type="string">
            <text:p>201050</text:p>
          </table:table-cell>
          <table:table-cell table:style-name="ce19" office:value-type="string">
            <text:p>201051</text:p>
          </table:table-cell>
          <table:table-cell table:style-name="ce19" office:value-type="string">
            <text:p>20106</text:p>
          </table:table-cell>
          <table:table-cell table:style-name="ce19" office:value-type="string">
            <text:p>20107</text:p>
          </table:table-cell>
          <table:table-cell table:style-name="ce19" office:value-type="string">
            <text:p>20108</text:p>
          </table:table-cell>
          <table:table-cell table:style-name="ce19" office:value-type="string">
            <text:p>20109</text:p>
          </table:table-cell>
          <table:table-cell table:style-name="ce19" office:value-type="string">
            <text:p>20111</text:p>
          </table:table-cell>
          <table:table-cell table:style-name="ce19" office:value-type="string">
            <text:p>201110</text:p>
          </table:table-cell>
          <table:table-cell table:style-name="ce19" office:value-type="string">
            <text:p>201111</text:p>
          </table:table-cell>
          <table:table-cell table:style-name="ce19" office:value-type="string">
            <text:p>201112</text:p>
          </table:table-cell>
          <table:table-cell table:style-name="ce19" office:value-type="string">
            <text:p>20113</text:p>
          </table:table-cell>
          <table:table-cell table:style-name="ce19" office:value-type="string">
            <text:p>20114</text:p>
          </table:table-cell>
          <table:table-cell table:style-name="ce19" office:value-type="string">
            <text:p>20115</text:p>
          </table:table-cell>
          <table:table-cell table:style-name="ce19" office:value-type="string">
            <text:p>201152</text:p>
          </table:table-cell>
          <table:table-cell table:style-name="ce19" office:value-type="string">
            <text:p>20116</text:p>
          </table:table-cell>
          <table:table-cell table:style-name="ce19" office:value-type="string">
            <text:p>20117</text:p>
          </table:table-cell>
          <table:table-cell table:style-name="ce19" office:value-type="string">
            <text:p>20118</text:p>
          </table:table-cell>
          <table:table-cell table:style-name="ce22" office:value-type="string">
            <text:p>20119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number-columns-repeated="213"/>
        </table:table-row>
        <table:table-row table:style-name="ro3">
          <table:table-cell office:value-type="string">
            <text:p>Bugs resolved</text:p>
            <text:p>per week</text:p>
          </table:table-cell>
          <table:table-cell table:number-columns-repeated="212"/>
        </table:table-row>
        <table:table-row table:style-name="ro1">
          <table:table-cell office:value-type="string">
            <text:p>Average over range</text:p>
          </table:table-cell>
          <table:table-cell table:formula="of:=AVERAGE([.A5:.HE5])" office:value-type="float" office:value="4.37089201877934">
            <text:p>4.37</text:p>
          </table:table-cell>
          <table:table-cell table:number-columns-repeated="211"/>
        </table:table-row>
        <table:table-row table:style-name="ro1">
          <table:table-cell table:number-columns-repeated="213"/>
        </table:table-row>
        <table:table-row table:style-name="ro1">
          <table:table-cell>
            <draw:frame table:end-cell-address="DataPilot_Sheet1_1.L49" table:end-x="0.5528in" table:end-y="0.0327in" draw:z-index="0" draw:style-name="gr1" svg:width="12.3976in" svg:height="7.6744in" svg:x="0.0201in" svg:y="0.0752in">
              <draw:object draw:notify-on-update-of-ranges="DataPilot_Sheet1_1.A4:DataPilot_Sheet1_1.LH4 DataPilot_Sheet1_1.A7:DataPilot_Sheet1_1.A7 DataPilot_Sheet1_1.A5:DataPilot_Sheet1_1.HE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2"/>
        </table:table-row>
      </table:table>
      <table:named-expressions>
        <table:named-range table:name="HTML_all" table:base-cell-address="$Sheet1.$A$1" table:cell-range-address=".$A$1:.$D$1002"/>
        <table:named-expression table:name="HTML_tables" table:base-cell-address="$Sheet1.$A$1" table:expression="$a$#ref!:$a$#ref!"/>
        <table:named-range table:name="HTML_1" table:base-cell-address="$Sheet1.$A$1" table:cell-range-address=".$A$1:.$D$1"/>
        <table:named-range table:name="HTML_2" table:base-cell-address="$Sheet1.$A$1" table:cell-range-address=".$A$2:.$D$1002"/>
        <table:named-range table:name="HTML_3" table:base-cell-address="$Sheet1.$A$1" table:cell-range-address=".$A$2:.$D$1002"/>
        <table:named-range table:name="HTML__issuetable" table:base-cell-address="$Sheet1.$A$1" table:cell-range-address=".$A$2:.$D$1002"/>
        <table:named-expression table:name="HTML_4" table:base-cell-address="$Sheet1.$A$1" table:expression="$a$#ref!:$d$#ref!"/>
      </table:named-expressions>
      <table:data-pilot-tables>
        <table:data-pilot-table table:name="DataPilot1" table:application-data="" table:target-range-address="DataPilot_Sheet1_1.A1:DataPilot_Sheet1_1.HE5" table:buttons="DataPilot_Sheet1_1.A1 DataPilot_Sheet1_1.A3" table:grand-total="none">
          <table:data-pilot-grand-total table:display="false" table:orientation="row"/>
          <table:data-pilot-grand-total table:display="false" table:orientation="column"/>
          <table:source-cell-range table:cell-range-address="Sheet1.A2:Sheet1.G1572"/>
          <table:data-pilot-field table:source-field-name="Week Concat" table:orientation="column" table:used-hierarchy="0" table:function="auto">
            <table:data-pilot-level table:show-empty="false">
              <table:data-pilot-members>
                <table:data-pilot-member table:name="200426" table:display="true" table:show-details="true"/>
                <table:data-pilot-member table:name="200427" table:display="true" table:show-details="true"/>
                <table:data-pilot-member table:name="200428" table:display="true" table:show-details="true"/>
                <table:data-pilot-member table:name="200429" table:display="true" table:show-details="true"/>
                <table:data-pilot-member table:name="200430" table:display="true" table:show-details="true"/>
                <table:data-pilot-member table:name="200431" table:display="true" table:show-details="true"/>
                <table:data-pilot-member table:name="200432" table:display="true" table:show-details="true"/>
                <table:data-pilot-member table:name="200433" table:display="true" table:show-details="true"/>
                <table:data-pilot-member table:name="200434" table:display="true" table:show-details="true"/>
                <table:data-pilot-member table:name="200435" table:display="true" table:show-details="true"/>
                <table:data-pilot-member table:name="200436" table:display="true" table:show-details="true"/>
                <table:data-pilot-member table:name="200437" table:display="true" table:show-details="true"/>
                <table:data-pilot-member table:name="200438" table:display="true" table:show-details="true"/>
                <table:data-pilot-member table:name="200439" table:display="true" table:show-details="true"/>
                <table:data-pilot-member table:name="200440" table:display="true" table:show-details="true"/>
                <table:data-pilot-member table:name="200441" table:display="true" table:show-details="true"/>
                <table:data-pilot-member table:name="200442" table:display="true" table:show-details="true"/>
                <table:data-pilot-member table:name="200443" table:display="true" table:show-details="true"/>
                <table:data-pilot-member table:name="200445" table:display="true" table:show-details="true"/>
                <table:data-pilot-member table:name="200446" table:display="true" table:show-details="true"/>
                <table:data-pilot-member table:name="200448" table:display="true" table:show-details="true"/>
                <table:data-pilot-member table:name="200449" table:display="true" table:show-details="true"/>
                <table:data-pilot-member table:name="200450" table:display="true" table:show-details="true"/>
                <table:data-pilot-member table:name="200451" table:display="true" table:show-details="true"/>
                <table:data-pilot-member table:name="200452" table:display="true" table:show-details="true"/>
                <table:data-pilot-member table:name="20051" table:display="true" table:show-details="true"/>
                <table:data-pilot-member table:name="200510" table:display="true" table:show-details="true"/>
                <table:data-pilot-member table:name="200511" table:display="true" table:show-details="true"/>
                <table:data-pilot-member table:name="200515" table:display="true" table:show-details="true"/>
                <table:data-pilot-member table:name="200517" table:display="true" table:show-details="true"/>
                <table:data-pilot-member table:name="200520" table:display="true" table:show-details="true"/>
                <table:data-pilot-member table:name="200521" table:display="true" table:show-details="true"/>
                <table:data-pilot-member table:name="200522" table:display="true" table:show-details="true"/>
                <table:data-pilot-member table:name="200523" table:display="true" table:show-details="true"/>
                <table:data-pilot-member table:name="200524" table:display="true" table:show-details="true"/>
                <table:data-pilot-member table:name="200525" table:display="true" table:show-details="true"/>
                <table:data-pilot-member table:name="200526" table:display="true" table:show-details="true"/>
                <table:data-pilot-member table:name="200527" table:display="true" table:show-details="true"/>
                <table:data-pilot-member table:name="200528" table:display="true" table:show-details="true"/>
                <table:data-pilot-member table:name="200529" table:display="true" table:show-details="true"/>
                <table:data-pilot-member table:name="20053" table:display="true" table:show-details="true"/>
                <table:data-pilot-member table:name="200530" table:display="true" table:show-details="true"/>
                <table:data-pilot-member table:name="200531" table:display="true" table:show-details="true"/>
                <table:data-pilot-member table:name="200532" table:display="true" table:show-details="true"/>
                <table:data-pilot-member table:name="200535" table:display="true" table:show-details="true"/>
                <table:data-pilot-member table:name="200536" table:display="true" table:show-details="true"/>
                <table:data-pilot-member table:name="200537" table:display="true" table:show-details="true"/>
                <table:data-pilot-member table:name="200538" table:display="true" table:show-details="true"/>
                <table:data-pilot-member table:name="200539" table:display="true" table:show-details="true"/>
                <table:data-pilot-member table:name="200540" table:display="true" table:show-details="true"/>
                <table:data-pilot-member table:name="200541" table:display="true" table:show-details="true"/>
                <table:data-pilot-member table:name="200542" table:display="true" table:show-details="true"/>
                <table:data-pilot-member table:name="200543" table:display="true" table:show-details="true"/>
                <table:data-pilot-member table:name="200544" table:display="true" table:show-details="true"/>
                <table:data-pilot-member table:name="200546" table:display="true" table:show-details="true"/>
                <table:data-pilot-member table:name="200547" table:display="true" table:show-details="true"/>
                <table:data-pilot-member table:name="200548" table:display="true" table:show-details="true"/>
                <table:data-pilot-member table:name="200549" table:display="true" table:show-details="true"/>
                <table:data-pilot-member table:name="20055" table:display="true" table:show-details="true"/>
                <table:data-pilot-member table:name="200550" table:display="true" table:show-details="true"/>
                <table:data-pilot-member table:name="200551" table:display="true" table:show-details="true"/>
                <table:data-pilot-member table:name="200552" table:display="true" table:show-details="true"/>
                <table:data-pilot-member table:name="20056" table:display="true" table:show-details="true"/>
                <table:data-pilot-member table:name="20057" table:display="true" table:show-details="true"/>
                <table:data-pilot-member table:name="20058" table:display="true" table:show-details="true"/>
                <table:data-pilot-member table:name="20061" table:display="true" table:show-details="true"/>
                <table:data-pilot-member table:name="200610" table:display="true" table:show-details="true"/>
                <table:data-pilot-member table:name="200611" table:display="true" table:show-details="true"/>
                <table:data-pilot-member table:name="200612" table:display="true" table:show-details="true"/>
                <table:data-pilot-member table:name="200613" table:display="true" table:show-details="true"/>
                <table:data-pilot-member table:name="200615" table:display="true" table:show-details="true"/>
                <table:data-pilot-member table:name="200616" table:display="true" table:show-details="true"/>
                <table:data-pilot-member table:name="200617" table:display="true" table:show-details="true"/>
                <table:data-pilot-member table:name="200618" table:display="true" table:show-details="true"/>
                <table:data-pilot-member table:name="200619" table:display="true" table:show-details="true"/>
                <table:data-pilot-member table:name="20062" table:display="true" table:show-details="true"/>
                <table:data-pilot-member table:name="200620" table:display="true" table:show-details="true"/>
                <table:data-pilot-member table:name="200621" table:display="true" table:show-details="true"/>
                <table:data-pilot-member table:name="200622" table:display="true" table:show-details="true"/>
                <table:data-pilot-member table:name="200623" table:display="true" table:show-details="true"/>
                <table:data-pilot-member table:name="200624" table:display="true" table:show-details="true"/>
                <table:data-pilot-member table:name="200625" table:display="true" table:show-details="true"/>
                <table:data-pilot-member table:name="200626" table:display="true" table:show-details="true"/>
                <table:data-pilot-member table:name="200627" table:display="true" table:show-details="true"/>
                <table:data-pilot-member table:name="200628" table:display="true" table:show-details="true"/>
                <table:data-pilot-member table:name="200629" table:display="true" table:show-details="true"/>
                <table:data-pilot-member table:name="20063" table:display="true" table:show-details="true"/>
                <table:data-pilot-member table:name="200630" table:display="true" table:show-details="true"/>
                <table:data-pilot-member table:name="200631" table:display="true" table:show-details="true"/>
                <table:data-pilot-member table:name="200632" table:display="true" table:show-details="true"/>
                <table:data-pilot-member table:name="200633" table:display="true" table:show-details="true"/>
                <table:data-pilot-member table:name="200634" table:display="true" table:show-details="true"/>
                <table:data-pilot-member table:name="200635" table:display="true" table:show-details="true"/>
                <table:data-pilot-member table:name="200638" table:display="true" table:show-details="true"/>
                <table:data-pilot-member table:name="200639" table:display="true" table:show-details="true"/>
                <table:data-pilot-member table:name="20064" table:display="true" table:show-details="true"/>
                <table:data-pilot-member table:name="200640" table:display="true" table:show-details="true"/>
                <table:data-pilot-member table:name="200641" table:display="true" table:show-details="true"/>
                <table:data-pilot-member table:name="200642" table:display="true" table:show-details="true"/>
                <table:data-pilot-member table:name="200644" table:display="true" table:show-details="true"/>
                <table:data-pilot-member table:name="200645" table:display="true" table:show-details="true"/>
                <table:data-pilot-member table:name="200646" table:display="true" table:show-details="true"/>
                <table:data-pilot-member table:name="200647" table:display="true" table:show-details="true"/>
                <table:data-pilot-member table:name="200648" table:display="true" table:show-details="true"/>
                <table:data-pilot-member table:name="200649" table:display="true" table:show-details="true"/>
                <table:data-pilot-member table:name="20065" table:display="true" table:show-details="true"/>
                <table:data-pilot-member table:name="200650" table:display="true" table:show-details="true"/>
                <table:data-pilot-member table:name="200651" table:display="true" table:show-details="true"/>
                <table:data-pilot-member table:name="200652" table:display="true" table:show-details="true"/>
                <table:data-pilot-member table:name="20066" table:display="true" table:show-details="true"/>
                <table:data-pilot-member table:name="20067" table:display="true" table:show-details="true"/>
                <table:data-pilot-member table:name="20068" table:display="true" table:show-details="true"/>
                <table:data-pilot-member table:name="20069" table:display="true" table:show-details="true"/>
                <table:data-pilot-member table:name="200710" table:display="true" table:show-details="true"/>
                <table:data-pilot-member table:name="200711" table:display="true" table:show-details="true"/>
                <table:data-pilot-member table:name="200712" table:display="true" table:show-details="true"/>
                <table:data-pilot-member table:name="200713" table:display="true" table:show-details="true"/>
                <table:data-pilot-member table:name="200714" table:display="true" table:show-details="true"/>
                <table:data-pilot-member table:name="200715" table:display="true" table:show-details="true"/>
                <table:data-pilot-member table:name="200717" table:display="true" table:show-details="true"/>
                <table:data-pilot-member table:name="200718" table:display="true" table:show-details="true"/>
                <table:data-pilot-member table:name="200719" table:display="true" table:show-details="true"/>
                <table:data-pilot-member table:name="20072" table:display="true" table:show-details="true"/>
                <table:data-pilot-member table:name="200720" table:display="true" table:show-details="true"/>
                <table:data-pilot-member table:name="200722" table:display="true" table:show-details="true"/>
                <table:data-pilot-member table:name="200723" table:display="true" table:show-details="true"/>
                <table:data-pilot-member table:name="200724" table:display="true" table:show-details="true"/>
                <table:data-pilot-member table:name="200725" table:display="true" table:show-details="true"/>
                <table:data-pilot-member table:name="200726" table:display="true" table:show-details="true"/>
                <table:data-pilot-member table:name="200727" table:display="true" table:show-details="true"/>
                <table:data-pilot-member table:name="200728" table:display="true" table:show-details="true"/>
                <table:data-pilot-member table:name="200729" table:display="true" table:show-details="true"/>
                <table:data-pilot-member table:name="20073" table:display="true" table:show-details="true"/>
                <table:data-pilot-member table:name="200731" table:display="true" table:show-details="true"/>
                <table:data-pilot-member table:name="200732" table:display="true" table:show-details="true"/>
                <table:data-pilot-member table:name="200733" table:display="true" table:show-details="true"/>
                <table:data-pilot-member table:name="200734" table:display="true" table:show-details="true"/>
                <table:data-pilot-member table:name="200735" table:display="true" table:show-details="true"/>
                <table:data-pilot-member table:name="200736" table:display="true" table:show-details="true"/>
                <table:data-pilot-member table:name="200737" table:display="true" table:show-details="true"/>
                <table:data-pilot-member table:name="200738" table:display="true" table:show-details="true"/>
                <table:data-pilot-member table:name="200739" table:display="true" table:show-details="true"/>
                <table:data-pilot-member table:name="20074" table:display="true" table:show-details="true"/>
                <table:data-pilot-member table:name="200740" table:display="true" table:show-details="true"/>
                <table:data-pilot-member table:name="200741" table:display="true" table:show-details="true"/>
                <table:data-pilot-member table:name="200742" table:display="true" table:show-details="true"/>
                <table:data-pilot-member table:name="200743" table:display="true" table:show-details="true"/>
                <table:data-pilot-member table:name="200744" table:display="true" table:show-details="true"/>
                <table:data-pilot-member table:name="200746" table:display="true" table:show-details="true"/>
                <table:data-pilot-member table:name="200748" table:display="true" table:show-details="true"/>
                <table:data-pilot-member table:name="200749" table:display="true" table:show-details="true"/>
                <table:data-pilot-member table:name="20075" table:display="true" table:show-details="true"/>
                <table:data-pilot-member table:name="200750" table:display="true" table:show-details="true"/>
                <table:data-pilot-member table:name="200751" table:display="true" table:show-details="true"/>
                <table:data-pilot-member table:name="20076" table:display="true" table:show-details="true"/>
                <table:data-pilot-member table:name="20077" table:display="true" table:show-details="true"/>
                <table:data-pilot-member table:name="20078" table:display="true" table:show-details="true"/>
                <table:data-pilot-member table:name="20079" table:display="true" table:show-details="true"/>
                <table:data-pilot-member table:name="200810" table:display="true" table:show-details="true"/>
                <table:data-pilot-member table:name="200811" table:display="true" table:show-details="true"/>
                <table:data-pilot-member table:name="200812" table:display="true" table:show-details="true"/>
                <table:data-pilot-member table:name="200813" table:display="true" table:show-details="true"/>
                <table:data-pilot-member table:name="200814" table:display="true" table:show-details="true"/>
                <table:data-pilot-member table:name="200815" table:display="true" table:show-details="true"/>
                <table:data-pilot-member table:name="200816" table:display="true" table:show-details="true"/>
                <table:data-pilot-member table:name="200817" table:display="true" table:show-details="true"/>
                <table:data-pilot-member table:name="200818" table:display="true" table:show-details="true"/>
                <table:data-pilot-member table:name="20082" table:display="true" table:show-details="true"/>
                <table:data-pilot-member table:name="200820" table:display="true" table:show-details="true"/>
                <table:data-pilot-member table:name="200822" table:display="true" table:show-details="true"/>
                <table:data-pilot-member table:name="200823" table:display="true" table:show-details="true"/>
                <table:data-pilot-member table:name="200825" table:display="true" table:show-details="true"/>
                <table:data-pilot-member table:name="200827" table:display="true" table:show-details="true"/>
                <table:data-pilot-member table:name="200828" table:display="true" table:show-details="true"/>
                <table:data-pilot-member table:name="200829" table:display="true" table:show-details="true"/>
                <table:data-pilot-member table:name="20083" table:display="true" table:show-details="true"/>
                <table:data-pilot-member table:name="200832" table:display="true" table:show-details="true"/>
                <table:data-pilot-member table:name="200833" table:display="true" table:show-details="true"/>
                <table:data-pilot-member table:name="200834" table:display="true" table:show-details="true"/>
                <table:data-pilot-member table:name="200835" table:display="true" table:show-details="true"/>
                <table:data-pilot-member table:name="200836" table:display="true" table:show-details="true"/>
                <table:data-pilot-member table:name="200837" table:display="true" table:show-details="true"/>
                <table:data-pilot-member table:name="200838" table:display="true" table:show-details="true"/>
                <table:data-pilot-member table:name="200839" table:display="true" table:show-details="true"/>
                <table:data-pilot-member table:name="20084" table:display="true" table:show-details="true"/>
                <table:data-pilot-member table:name="200840" table:display="true" table:show-details="true"/>
                <table:data-pilot-member table:name="200841" table:display="true" table:show-details="true"/>
                <table:data-pilot-member table:name="200842" table:display="true" table:show-details="true"/>
                <table:data-pilot-member table:name="200843" table:display="true" table:show-details="true"/>
                <table:data-pilot-member table:name="200844" table:display="true" table:show-details="true"/>
                <table:data-pilot-member table:name="200845" table:display="true" table:show-details="true"/>
                <table:data-pilot-member table:name="200846" table:display="true" table:show-details="true"/>
                <table:data-pilot-member table:name="200847" table:display="true" table:show-details="true"/>
                <table:data-pilot-member table:name="200848" table:display="true" table:show-details="true"/>
                <table:data-pilot-member table:name="200849" table:display="true" table:show-details="true"/>
                <table:data-pilot-member table:name="20085" table:display="true" table:show-details="true"/>
                <table:data-pilot-member table:name="200850" table:display="true" table:show-details="true"/>
                <table:data-pilot-member table:name="200851" table:display="true" table:show-details="true"/>
                <table:data-pilot-member table:name="200852" table:display="true" table:show-details="true"/>
                <table:data-pilot-member table:name="200853" table:display="true" table:show-details="true"/>
                <table:data-pilot-member table:name="20086" table:display="true" table:show-details="true"/>
                <table:data-pilot-member table:name="20087" table:display="true" table:show-details="true"/>
                <table:data-pilot-member table:name="20088" table:display="true" table:show-details="true"/>
                <table:data-pilot-member table:name="20089" table:display="true" table:show-details="true"/>
                <table:data-pilot-member table:name="20091" table:display="true" table:show-details="true"/>
                <table:data-pilot-member table:name="200910" table:display="true" table:show-details="true"/>
                <table:data-pilot-member table:name="200911" table:display="true" table:show-details="true"/>
                <table:data-pilot-member table:name="200912" table:display="true" table:show-details="true"/>
                <table:data-pilot-member table:name="200913" table:display="true" table:show-details="true"/>
                <table:data-pilot-member table:name="200914" table:display="true" table:show-details="true"/>
                <table:data-pilot-member table:name="200915" table:display="true" table:show-details="true"/>
                <table:data-pilot-member table:name="200916" table:display="true" table:show-details="true"/>
                <table:data-pilot-member table:name="200917" table:display="true" table:show-details="true"/>
                <table:data-pilot-member table:name="200918" table:display="true" table:show-details="true"/>
                <table:data-pilot-member table:name="200919" table:display="true" table:show-details="true"/>
                <table:data-pilot-member table:name="20092" table:display="true" table:show-details="true"/>
                <table:data-pilot-member table:name="200920" table:display="true" table:show-details="true"/>
                <table:data-pilot-member table:name="200921" table:display="true" table:show-details="true"/>
                <table:data-pilot-member table:name="200922" table:display="true" table:show-details="true"/>
                <table:data-pilot-member table:name="200923" table:display="true" table:show-details="true"/>
                <table:data-pilot-member table:name="200924" table:display="true" table:show-details="true"/>
                <table:data-pilot-member table:name="200925" table:display="true" table:show-details="true"/>
                <table:data-pilot-member table:name="200926" table:display="true" table:show-details="true"/>
                <table:data-pilot-member table:name="200927" table:display="true" table:show-details="true"/>
                <table:data-pilot-member table:name="200928" table:display="true" table:show-details="true"/>
                <table:data-pilot-member table:name="200929" table:display="true" table:show-details="true"/>
                <table:data-pilot-member table:name="20093" table:display="true" table:show-details="true"/>
                <table:data-pilot-member table:name="200930" table:display="true" table:show-details="true"/>
                <table:data-pilot-member table:name="200931" table:display="true" table:show-details="true"/>
                <table:data-pilot-member table:name="200932" table:display="true" table:show-details="true"/>
                <table:data-pilot-member table:name="200933" table:display="true" table:show-details="true"/>
                <table:data-pilot-member table:name="200934" table:display="true" table:show-details="true"/>
                <table:data-pilot-member table:name="200935" table:display="true" table:show-details="true"/>
                <table:data-pilot-member table:name="200936" table:display="true" table:show-details="true"/>
                <table:data-pilot-member table:name="200937" table:display="true" table:show-details="true"/>
                <table:data-pilot-member table:name="200938" table:display="true" table:show-details="true"/>
                <table:data-pilot-member table:name="200939" table:display="true" table:show-details="true"/>
                <table:data-pilot-member table:name="20094" table:display="true" table:show-details="true"/>
                <table:data-pilot-member table:name="200940" table:display="true" table:show-details="true"/>
                <table:data-pilot-member table:name="200941" table:display="true" table:show-details="true"/>
                <table:data-pilot-member table:name="200942" table:display="true" table:show-details="true"/>
                <table:data-pilot-member table:name="200943" table:display="true" table:show-details="true"/>
                <table:data-pilot-member table:name="200944" table:display="true" table:show-details="true"/>
                <table:data-pilot-member table:name="200945" table:display="true" table:show-details="true"/>
                <table:data-pilot-member table:name="200946" table:display="true" table:show-details="true"/>
                <table:data-pilot-member table:name="200947" table:display="true" table:show-details="true"/>
                <table:data-pilot-member table:name="200948" table:display="true" table:show-details="true"/>
                <table:data-pilot-member table:name="200949" table:display="true" table:show-details="true"/>
                <table:data-pilot-member table:name="20095" table:display="true" table:show-details="true"/>
                <table:data-pilot-member table:name="200950" table:display="true" table:show-details="true"/>
                <table:data-pilot-member table:name="200951" table:display="true" table:show-details="true"/>
                <table:data-pilot-member table:name="200952" table:display="true" table:show-details="true"/>
                <table:data-pilot-member table:name="200953" table:display="true" table:show-details="true"/>
                <table:data-pilot-member table:name="20096" table:display="true" table:show-details="true"/>
                <table:data-pilot-member table:name="20097" table:display="true" table:show-details="true"/>
                <table:data-pilot-member table:name="20098" table:display="true" table:show-details="true"/>
                <table:data-pilot-member table:name="20099" table:display="true" table:show-details="true"/>
                <table:data-pilot-member table:name="20101" table:display="true" table:show-details="true"/>
                <table:data-pilot-member table:name="201010" table:display="true" table:show-details="true"/>
                <table:data-pilot-member table:name="201011" table:display="true" table:show-details="true"/>
                <table:data-pilot-member table:name="201012" table:display="true" table:show-details="true"/>
                <table:data-pilot-member table:name="201013" table:display="true" table:show-details="true"/>
                <table:data-pilot-member table:name="201014" table:display="true" table:show-details="true"/>
                <table:data-pilot-member table:name="201015" table:display="true" table:show-details="true"/>
                <table:data-pilot-member table:name="201016" table:display="true" table:show-details="true"/>
                <table:data-pilot-member table:name="201017" table:display="true" table:show-details="true"/>
                <table:data-pilot-member table:name="201018" table:display="true" table:show-details="true"/>
                <table:data-pilot-member table:name="201019" table:display="true" table:show-details="true"/>
                <table:data-pilot-member table:name="20102" table:display="true" table:show-details="true"/>
                <table:data-pilot-member table:name="201020" table:display="true" table:show-details="true"/>
                <table:data-pilot-member table:name="201021" table:display="true" table:show-details="true"/>
                <table:data-pilot-member table:name="201022" table:display="true" table:show-details="true"/>
                <table:data-pilot-member table:name="201023" table:display="true" table:show-details="true"/>
                <table:data-pilot-member table:name="201024" table:display="true" table:show-details="true"/>
                <table:data-pilot-member table:name="201025" table:display="true" table:show-details="true"/>
                <table:data-pilot-member table:name="201026" table:display="true" table:show-details="true"/>
                <table:data-pilot-member table:name="201027" table:display="true" table:show-details="true"/>
                <table:data-pilot-member table:name="201028" table:display="true" table:show-details="true"/>
                <table:data-pilot-member table:name="201029" table:display="true" table:show-details="true"/>
                <table:data-pilot-member table:name="20103" table:display="true" table:show-details="true"/>
                <table:data-pilot-member table:name="201030" table:display="true" table:show-details="true"/>
                <table:data-pilot-member table:name="201031" table:display="true" table:show-details="true"/>
                <table:data-pilot-member table:name="201032" table:display="true" table:show-details="true"/>
                <table:data-pilot-member table:name="201033" table:display="true" table:show-details="true"/>
                <table:data-pilot-member table:name="201034" table:display="true" table:show-details="true"/>
                <table:data-pilot-member table:name="201035" table:display="true" table:show-details="true"/>
                <table:data-pilot-member table:name="201036" table:display="true" table:show-details="true"/>
                <table:data-pilot-member table:name="201037" table:display="true" table:show-details="true"/>
                <table:data-pilot-member table:name="201038" table:display="true" table:show-details="true"/>
                <table:data-pilot-member table:name="201039" table:display="true" table:show-details="true"/>
                <table:data-pilot-member table:name="20104" table:display="true" table:show-details="true"/>
                <table:data-pilot-member table:name="201040" table:display="true" table:show-details="true"/>
                <table:data-pilot-member table:name="201041" table:display="true" table:show-details="true"/>
                <table:data-pilot-member table:name="201042" table:display="true" table:show-details="true"/>
                <table:data-pilot-member table:name="201043" table:display="true" table:show-details="true"/>
                <table:data-pilot-member table:name="201044" table:display="true" table:show-details="true"/>
                <table:data-pilot-member table:name="201045" table:display="true" table:show-details="true"/>
                <table:data-pilot-member table:name="201046" table:display="true" table:show-details="true"/>
                <table:data-pilot-member table:name="201048" table:display="true" table:show-details="true"/>
                <table:data-pilot-member table:name="201049" table:display="true" table:show-details="true"/>
                <table:data-pilot-member table:name="20105" table:display="true" table:show-details="true"/>
                <table:data-pilot-member table:name="201050" table:display="true" table:show-details="true"/>
                <table:data-pilot-member table:name="201051" table:display="true" table:show-details="true"/>
                <table:data-pilot-member table:name="201052" table:display="true" table:show-details="true"/>
                <table:data-pilot-member table:name="20106" table:display="true" table:show-details="true"/>
                <table:data-pilot-member table:name="20107" table:display="true" table:show-details="true"/>
                <table:data-pilot-member table:name="20108" table:display="true" table:show-details="true"/>
                <table:data-pilot-member table:name="20109" table:display="true" table:show-details="true"/>
                <table:data-pilot-member table:name="20111" table:display="true" table:show-details="true"/>
                <table:data-pilot-member table:name="201110" table:display="true" table:show-details="true"/>
                <table:data-pilot-member table:name="201111" table:display="true" table:show-details="true"/>
                <table:data-pilot-member table:name="201112" table:display="true" table:show-details="true"/>
                <table:data-pilot-member table:name="20112" table:display="true" table:show-details="true"/>
                <table:data-pilot-member table:name="20113" table:display="true" table:show-details="true"/>
                <table:data-pilot-member table:name="20114" table:display="true" table:show-details="true"/>
                <table:data-pilot-member table:name="20115" table:display="true" table:show-details="true"/>
                <table:data-pilot-member table:name="20116" table:display="true" table:show-details="true"/>
                <table:data-pilot-member table:name="20117" table:display="true" table:show-details="true"/>
                <table:data-pilot-member table:name="20118" table:display="true" table:show-details="true"/>
                <table:data-pilot-member table:name="20119" table:display="true" table:show-details="true"/>
                <table:data-pilot-member table:name="" table:display="false" table:show-details="true"/>
                <table:data-pilot-member table:name="200637" table:display="true" table:show-details="true"/>
                <table:data-pilot-member table:name="200643" table:display="true" table:show-details="true"/>
                <table:data-pilot-member table:name="200721" table:display="true" table:show-details="true"/>
                <table:data-pilot-member table:name="200730" table:display="true" table:show-details="true"/>
                <table:data-pilot-member table:name="200745" table:display="true" table:show-details="true"/>
                <table:data-pilot-member table:name="200830" table:display="true" table:show-details="true"/>
                <table:data-pilot-member table:name="2011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Key" table:orientation="data" table:used-hierarchy="0" table:function="count">
            <table:data-pilot-level table:show-empty="false">
              <table:data-pilot-members>
                <table:data-pilot-member table:name="JAVASERVERFACES-1 " table:display="true" table:show-details="true"/>
                <table:data-pilot-member table:name="JAVASERVERFACES-10 " table:display="true" table:show-details="true"/>
                <table:data-pilot-member table:name="JAVASERVERFACES-100 " table:display="true" table:show-details="true"/>
                <table:data-pilot-member table:name="JAVASERVERFACES-1000 " table:display="true" table:show-details="true"/>
                <table:data-pilot-member table:name="JAVASERVERFACES-1001 " table:display="true" table:show-details="true"/>
                <table:data-pilot-member table:name="JAVASERVERFACES-1002 " table:display="true" table:show-details="true"/>
                <table:data-pilot-member table:name="JAVASERVERFACES-1003 " table:display="true" table:show-details="true"/>
                <table:data-pilot-member table:name="JAVASERVERFACES-1004 " table:display="true" table:show-details="true"/>
                <table:data-pilot-member table:name="JAVASERVERFACES-1005 " table:display="true" table:show-details="true"/>
                <table:data-pilot-member table:name="JAVASERVERFACES-1006 " table:display="true" table:show-details="true"/>
                <table:data-pilot-member table:name="JAVASERVERFACES-1008 " table:display="true" table:show-details="true"/>
                <table:data-pilot-member table:name="JAVASERVERFACES-1009 " table:display="true" table:show-details="true"/>
                <table:data-pilot-member table:name="JAVASERVERFACES-101 " table:display="true" table:show-details="true"/>
                <table:data-pilot-member table:name="JAVASERVERFACES-1010 " table:display="true" table:show-details="true"/>
                <table:data-pilot-member table:name="JAVASERVERFACES-1011 " table:display="true" table:show-details="true"/>
                <table:data-pilot-member table:name="JAVASERVERFACES-1012 " table:display="true" table:show-details="true"/>
                <table:data-pilot-member table:name="JAVASERVERFACES-1017 " table:display="true" table:show-details="true"/>
                <table:data-pilot-member table:name="JAVASERVERFACES-1018 " table:display="true" table:show-details="true"/>
                <table:data-pilot-member table:name="JAVASERVERFACES-1019 " table:display="true" table:show-details="true"/>
                <table:data-pilot-member table:name="JAVASERVERFACES-102 " table:display="true" table:show-details="true"/>
                <table:data-pilot-member table:name="JAVASERVERFACES-1020 " table:display="true" table:show-details="true"/>
                <table:data-pilot-member table:name="JAVASERVERFACES-1021 " table:display="true" table:show-details="true"/>
                <table:data-pilot-member table:name="JAVASERVERFACES-1022 " table:display="true" table:show-details="true"/>
                <table:data-pilot-member table:name="JAVASERVERFACES-1023 " table:display="true" table:show-details="true"/>
                <table:data-pilot-member table:name="JAVASERVERFACES-1024 " table:display="true" table:show-details="true"/>
                <table:data-pilot-member table:name="JAVASERVERFACES-1025 " table:display="true" table:show-details="true"/>
                <table:data-pilot-member table:name="JAVASERVERFACES-1026 " table:display="true" table:show-details="true"/>
                <table:data-pilot-member table:name="JAVASERVERFACES-1027 " table:display="true" table:show-details="true"/>
                <table:data-pilot-member table:name="JAVASERVERFACES-1028 " table:display="true" table:show-details="true"/>
                <table:data-pilot-member table:name="JAVASERVERFACES-1029 " table:display="true" table:show-details="true"/>
                <table:data-pilot-member table:name="JAVASERVERFACES-103 " table:display="true" table:show-details="true"/>
                <table:data-pilot-member table:name="JAVASERVERFACES-1030 " table:display="true" table:show-details="true"/>
                <table:data-pilot-member table:name="JAVASERVERFACES-1031 " table:display="true" table:show-details="true"/>
                <table:data-pilot-member table:name="JAVASERVERFACES-1033 " table:display="true" table:show-details="true"/>
                <table:data-pilot-member table:name="JAVASERVERFACES-1034 " table:display="true" table:show-details="true"/>
                <table:data-pilot-member table:name="JAVASERVERFACES-1035 " table:display="true" table:show-details="true"/>
                <table:data-pilot-member table:name="JAVASERVERFACES-1038 " table:display="true" table:show-details="true"/>
                <table:data-pilot-member table:name="JAVASERVERFACES-1039 " table:display="true" table:show-details="true"/>
                <table:data-pilot-member table:name="JAVASERVERFACES-104 " table:display="true" table:show-details="true"/>
                <table:data-pilot-member table:name="JAVASERVERFACES-1040 " table:display="true" table:show-details="true"/>
                <table:data-pilot-member table:name="JAVASERVERFACES-1041 " table:display="true" table:show-details="true"/>
                <table:data-pilot-member table:name="JAVASERVERFACES-1042 " table:display="true" table:show-details="true"/>
                <table:data-pilot-member table:name="JAVASERVERFACES-1043 " table:display="true" table:show-details="true"/>
                <table:data-pilot-member table:name="JAVASERVERFACES-1045 " table:display="true" table:show-details="true"/>
                <table:data-pilot-member table:name="JAVASERVERFACES-1047 " table:display="true" table:show-details="true"/>
                <table:data-pilot-member table:name="JAVASERVERFACES-1048 " table:display="true" table:show-details="true"/>
                <table:data-pilot-member table:name="JAVASERVERFACES-1049 " table:display="true" table:show-details="true"/>
                <table:data-pilot-member table:name="JAVASERVERFACES-105 " table:display="true" table:show-details="true"/>
                <table:data-pilot-member table:name="JAVASERVERFACES-1050 " table:display="true" table:show-details="true"/>
                <table:data-pilot-member table:name="JAVASERVERFACES-1051 " table:display="true" table:show-details="true"/>
                <table:data-pilot-member table:name="JAVASERVERFACES-1052 " table:display="true" table:show-details="true"/>
                <table:data-pilot-member table:name="JAVASERVERFACES-1053 " table:display="true" table:show-details="true"/>
                <table:data-pilot-member table:name="JAVASERVERFACES-1055 " table:display="true" table:show-details="true"/>
                <table:data-pilot-member table:name="JAVASERVERFACES-1056 " table:display="true" table:show-details="true"/>
                <table:data-pilot-member table:name="JAVASERVERFACES-1057 " table:display="true" table:show-details="true"/>
                <table:data-pilot-member table:name="JAVASERVERFACES-1058 " table:display="true" table:show-details="true"/>
                <table:data-pilot-member table:name="JAVASERVERFACES-1059 " table:display="true" table:show-details="true"/>
                <table:data-pilot-member table:name="JAVASERVERFACES-106 " table:display="true" table:show-details="true"/>
                <table:data-pilot-member table:name="JAVASERVERFACES-1060 " table:display="true" table:show-details="true"/>
                <table:data-pilot-member table:name="JAVASERVERFACES-1061 " table:display="true" table:show-details="true"/>
                <table:data-pilot-member table:name="JAVASERVERFACES-1062 " table:display="true" table:show-details="true"/>
                <table:data-pilot-member table:name="JAVASERVERFACES-1063 " table:display="true" table:show-details="true"/>
                <table:data-pilot-member table:name="JAVASERVERFACES-1064 " table:display="true" table:show-details="true"/>
                <table:data-pilot-member table:name="JAVASERVERFACES-1065 " table:display="true" table:show-details="true"/>
                <table:data-pilot-member table:name="JAVASERVERFACES-1067 " table:display="true" table:show-details="true"/>
                <table:data-pilot-member table:name="JAVASERVERFACES-1068 " table:display="true" table:show-details="true"/>
                <table:data-pilot-member table:name="JAVASERVERFACES-1069 " table:display="true" table:show-details="true"/>
                <table:data-pilot-member table:name="JAVASERVERFACES-107 " table:display="true" table:show-details="true"/>
                <table:data-pilot-member table:name="JAVASERVERFACES-1070 " table:display="true" table:show-details="true"/>
                <table:data-pilot-member table:name="JAVASERVERFACES-1071 " table:display="true" table:show-details="true"/>
                <table:data-pilot-member table:name="JAVASERVERFACES-1072 " table:display="true" table:show-details="true"/>
                <table:data-pilot-member table:name="JAVASERVERFACES-1073 " table:display="true" table:show-details="true"/>
                <table:data-pilot-member table:name="JAVASERVERFACES-1074 " table:display="true" table:show-details="true"/>
                <table:data-pilot-member table:name="JAVASERVERFACES-1075 " table:display="true" table:show-details="true"/>
                <table:data-pilot-member table:name="JAVASERVERFACES-1076 " table:display="true" table:show-details="true"/>
                <table:data-pilot-member table:name="JAVASERVERFACES-1077 " table:display="true" table:show-details="true"/>
                <table:data-pilot-member table:name="JAVASERVERFACES-1078 " table:display="true" table:show-details="true"/>
                <table:data-pilot-member table:name="JAVASERVERFACES-1079 " table:display="true" table:show-details="true"/>
                <table:data-pilot-member table:name="JAVASERVERFACES-108 " table:display="true" table:show-details="true"/>
                <table:data-pilot-member table:name="JAVASERVERFACES-1080 " table:display="true" table:show-details="true"/>
                <table:data-pilot-member table:name="JAVASERVERFACES-1081 " table:display="true" table:show-details="true"/>
                <table:data-pilot-member table:name="JAVASERVERFACES-1082 " table:display="true" table:show-details="true"/>
                <table:data-pilot-member table:name="JAVASERVERFACES-1083 " table:display="true" table:show-details="true"/>
                <table:data-pilot-member table:name="JAVASERVERFACES-1084 " table:display="true" table:show-details="true"/>
                <table:data-pilot-member table:name="JAVASERVERFACES-1085 " table:display="true" table:show-details="true"/>
                <table:data-pilot-member table:name="JAVASERVERFACES-1086 " table:display="true" table:show-details="true"/>
                <table:data-pilot-member table:name="JAVASERVERFACES-1087 " table:display="true" table:show-details="true"/>
                <table:data-pilot-member table:name="JAVASERVERFACES-1089 " table:display="true" table:show-details="true"/>
                <table:data-pilot-member table:name="JAVASERVERFACES-109 " table:display="true" table:show-details="true"/>
                <table:data-pilot-member table:name="JAVASERVERFACES-1090 " table:display="true" table:show-details="true"/>
                <table:data-pilot-member table:name="JAVASERVERFACES-1091 " table:display="true" table:show-details="true"/>
                <table:data-pilot-member table:name="JAVASERVERFACES-1092 " table:display="true" table:show-details="true"/>
                <table:data-pilot-member table:name="JAVASERVERFACES-1093 " table:display="true" table:show-details="true"/>
                <table:data-pilot-member table:name="JAVASERVERFACES-1095 " table:display="true" table:show-details="true"/>
                <table:data-pilot-member table:name="JAVASERVERFACES-1096 " table:display="true" table:show-details="true"/>
                <table:data-pilot-member table:name="JAVASERVERFACES-1097 " table:display="true" table:show-details="true"/>
                <table:data-pilot-member table:name="JAVASERVERFACES-1098 " table:display="true" table:show-details="true"/>
                <table:data-pilot-member table:name="JAVASERVERFACES-1099 " table:display="true" table:show-details="true"/>
                <table:data-pilot-member table:name="JAVASERVERFACES-11 " table:display="true" table:show-details="true"/>
                <table:data-pilot-member table:name="JAVASERVERFACES-110 " table:display="true" table:show-details="true"/>
                <table:data-pilot-member table:name="JAVASERVERFACES-1100 " table:display="true" table:show-details="true"/>
                <table:data-pilot-member table:name="JAVASERVERFACES-1101 " table:display="true" table:show-details="true"/>
                <table:data-pilot-member table:name="JAVASERVERFACES-1102 " table:display="true" table:show-details="true"/>
                <table:data-pilot-member table:name="JAVASERVERFACES-1103 " table:display="true" table:show-details="true"/>
                <table:data-pilot-member table:name="JAVASERVERFACES-1104 " table:display="true" table:show-details="true"/>
                <table:data-pilot-member table:name="JAVASERVERFACES-1105 " table:display="true" table:show-details="true"/>
                <table:data-pilot-member table:name="JAVASERVERFACES-1106 " table:display="true" table:show-details="true"/>
                <table:data-pilot-member table:name="JAVASERVERFACES-1107 " table:display="true" table:show-details="true"/>
                <table:data-pilot-member table:name="JAVASERVERFACES-1108 " table:display="true" table:show-details="true"/>
                <table:data-pilot-member table:name="JAVASERVERFACES-1109 " table:display="true" table:show-details="true"/>
                <table:data-pilot-member table:name="JAVASERVERFACES-111 " table:display="true" table:show-details="true"/>
                <table:data-pilot-member table:name="JAVASERVERFACES-1110 " table:display="true" table:show-details="true"/>
                <table:data-pilot-member table:name="JAVASERVERFACES-1111 " table:display="true" table:show-details="true"/>
                <table:data-pilot-member table:name="JAVASERVERFACES-1112 " table:display="true" table:show-details="true"/>
                <table:data-pilot-member table:name="JAVASERVERFACES-1113 " table:display="true" table:show-details="true"/>
                <table:data-pilot-member table:name="JAVASERVERFACES-1114 " table:display="true" table:show-details="true"/>
                <table:data-pilot-member table:name="JAVASERVERFACES-1115 " table:display="true" table:show-details="true"/>
                <table:data-pilot-member table:name="JAVASERVERFACES-1116 " table:display="true" table:show-details="true"/>
                <table:data-pilot-member table:name="JAVASERVERFACES-1118 " table:display="true" table:show-details="true"/>
                <table:data-pilot-member table:name="JAVASERVERFACES-1119 " table:display="true" table:show-details="true"/>
                <table:data-pilot-member table:name="JAVASERVERFACES-112 " table:display="true" table:show-details="true"/>
                <table:data-pilot-member table:name="JAVASERVERFACES-1120 " table:display="true" table:show-details="true"/>
                <table:data-pilot-member table:name="JAVASERVERFACES-1121 " table:display="true" table:show-details="true"/>
                <table:data-pilot-member table:name="JAVASERVERFACES-1122 " table:display="true" table:show-details="true"/>
                <table:data-pilot-member table:name="JAVASERVERFACES-1123 " table:display="true" table:show-details="true"/>
                <table:data-pilot-member table:name="JAVASERVERFACES-1124 " table:display="true" table:show-details="true"/>
                <table:data-pilot-member table:name="JAVASERVERFACES-1126 " table:display="true" table:show-details="true"/>
                <table:data-pilot-member table:name="JAVASERVERFACES-1127 " table:display="true" table:show-details="true"/>
                <table:data-pilot-member table:name="JAVASERVERFACES-1129 " table:display="true" table:show-details="true"/>
                <table:data-pilot-member table:name="JAVASERVERFACES-113 " table:display="true" table:show-details="true"/>
                <table:data-pilot-member table:name="JAVASERVERFACES-1130 " table:display="true" table:show-details="true"/>
                <table:data-pilot-member table:name="JAVASERVERFACES-1131 " table:display="true" table:show-details="true"/>
                <table:data-pilot-member table:name="JAVASERVERFACES-1132 " table:display="true" table:show-details="true"/>
                <table:data-pilot-member table:name="JAVASERVERFACES-1133 " table:display="true" table:show-details="true"/>
                <table:data-pilot-member table:name="JAVASERVERFACES-1134 " table:display="true" table:show-details="true"/>
                <table:data-pilot-member table:name="JAVASERVERFACES-1137 " table:display="true" table:show-details="true"/>
                <table:data-pilot-member table:name="JAVASERVERFACES-1138 " table:display="true" table:show-details="true"/>
                <table:data-pilot-member table:name="JAVASERVERFACES-1139 " table:display="true" table:show-details="true"/>
                <table:data-pilot-member table:name="JAVASERVERFACES-114 " table:display="true" table:show-details="true"/>
                <table:data-pilot-member table:name="JAVASERVERFACES-1140 " table:display="true" table:show-details="true"/>
                <table:data-pilot-member table:name="JAVASERVERFACES-1141 " table:display="true" table:show-details="true"/>
                <table:data-pilot-member table:name="JAVASERVERFACES-1142 " table:display="true" table:show-details="true"/>
                <table:data-pilot-member table:name="JAVASERVERFACES-1143 " table:display="true" table:show-details="true"/>
                <table:data-pilot-member table:name="JAVASERVERFACES-1144 " table:display="true" table:show-details="true"/>
                <table:data-pilot-member table:name="JAVASERVERFACES-1145 " table:display="true" table:show-details="true"/>
                <table:data-pilot-member table:name="JAVASERVERFACES-1146 " table:display="true" table:show-details="true"/>
                <table:data-pilot-member table:name="JAVASERVERFACES-1147 " table:display="true" table:show-details="true"/>
                <table:data-pilot-member table:name="JAVASERVERFACES-1148 " table:display="true" table:show-details="true"/>
                <table:data-pilot-member table:name="JAVASERVERFACES-1149 " table:display="true" table:show-details="true"/>
                <table:data-pilot-member table:name="JAVASERVERFACES-115 " table:display="true" table:show-details="true"/>
                <table:data-pilot-member table:name="JAVASERVERFACES-1151 " table:display="true" table:show-details="true"/>
                <table:data-pilot-member table:name="JAVASERVERFACES-1152 " table:display="true" table:show-details="true"/>
                <table:data-pilot-member table:name="JAVASERVERFACES-1153 " table:display="true" table:show-details="true"/>
                <table:data-pilot-member table:name="JAVASERVERFACES-1154 " table:display="true" table:show-details="true"/>
                <table:data-pilot-member table:name="JAVASERVERFACES-1155 " table:display="true" table:show-details="true"/>
                <table:data-pilot-member table:name="JAVASERVERFACES-1156 " table:display="true" table:show-details="true"/>
                <table:data-pilot-member table:name="JAVASERVERFACES-1157 " table:display="true" table:show-details="true"/>
                <table:data-pilot-member table:name="JAVASERVERFACES-1158 " table:display="true" table:show-details="true"/>
                <table:data-pilot-member table:name="JAVASERVERFACES-1159 " table:display="true" table:show-details="true"/>
                <table:data-pilot-member table:name="JAVASERVERFACES-116 " table:display="true" table:show-details="true"/>
                <table:data-pilot-member table:name="JAVASERVERFACES-1160 " table:display="true" table:show-details="true"/>
                <table:data-pilot-member table:name="JAVASERVERFACES-1161 " table:display="true" table:show-details="true"/>
                <table:data-pilot-member table:name="JAVASERVERFACES-1162 " table:display="true" table:show-details="true"/>
                <table:data-pilot-member table:name="JAVASERVERFACES-1163 " table:display="true" table:show-details="true"/>
                <table:data-pilot-member table:name="JAVASERVERFACES-1164 " table:display="true" table:show-details="true"/>
                <table:data-pilot-member table:name="JAVASERVERFACES-1165 " table:display="true" table:show-details="true"/>
                <table:data-pilot-member table:name="JAVASERVERFACES-1166 " table:display="true" table:show-details="true"/>
                <table:data-pilot-member table:name="JAVASERVERFACES-1167 " table:display="true" table:show-details="true"/>
                <table:data-pilot-member table:name="JAVASERVERFACES-1168 " table:display="true" table:show-details="true"/>
                <table:data-pilot-member table:name="JAVASERVERFACES-1170 " table:display="true" table:show-details="true"/>
                <table:data-pilot-member table:name="JAVASERVERFACES-1171 " table:display="true" table:show-details="true"/>
                <table:data-pilot-member table:name="JAVASERVERFACES-1172 " table:display="true" table:show-details="true"/>
                <table:data-pilot-member table:name="JAVASERVERFACES-1173 " table:display="true" table:show-details="true"/>
                <table:data-pilot-member table:name="JAVASERVERFACES-1174 " table:display="true" table:show-details="true"/>
                <table:data-pilot-member table:name="JAVASERVERFACES-1175 " table:display="true" table:show-details="true"/>
                <table:data-pilot-member table:name="JAVASERVERFACES-1177 " table:display="true" table:show-details="true"/>
                <table:data-pilot-member table:name="JAVASERVERFACES-1178 " table:display="true" table:show-details="true"/>
                <table:data-pilot-member table:name="JAVASERVERFACES-1180 " table:display="true" table:show-details="true"/>
                <table:data-pilot-member table:name="JAVASERVERFACES-1181 " table:display="true" table:show-details="true"/>
                <table:data-pilot-member table:name="JAVASERVERFACES-1183 " table:display="true" table:show-details="true"/>
                <table:data-pilot-member table:name="JAVASERVERFACES-1184 " table:display="true" table:show-details="true"/>
                <table:data-pilot-member table:name="JAVASERVERFACES-1185 " table:display="true" table:show-details="true"/>
                <table:data-pilot-member table:name="JAVASERVERFACES-1186 " table:display="true" table:show-details="true"/>
                <table:data-pilot-member table:name="JAVASERVERFACES-1187 " table:display="true" table:show-details="true"/>
                <table:data-pilot-member table:name="JAVASERVERFACES-1189 " table:display="true" table:show-details="true"/>
                <table:data-pilot-member table:name="JAVASERVERFACES-119 " table:display="true" table:show-details="true"/>
                <table:data-pilot-member table:name="JAVASERVERFACES-1190 " table:display="true" table:show-details="true"/>
                <table:data-pilot-member table:name="JAVASERVERFACES-1191 " table:display="true" table:show-details="true"/>
                <table:data-pilot-member table:name="JAVASERVERFACES-1192 " table:display="true" table:show-details="true"/>
                <table:data-pilot-member table:name="JAVASERVERFACES-1193 " table:display="true" table:show-details="true"/>
                <table:data-pilot-member table:name="JAVASERVERFACES-1194 " table:display="true" table:show-details="true"/>
                <table:data-pilot-member table:name="JAVASERVERFACES-1195 " table:display="true" table:show-details="true"/>
                <table:data-pilot-member table:name="JAVASERVERFACES-1196 " table:display="true" table:show-details="true"/>
                <table:data-pilot-member table:name="JAVASERVERFACES-1197 " table:display="true" table:show-details="true"/>
                <table:data-pilot-member table:name="JAVASERVERFACES-1198 " table:display="true" table:show-details="true"/>
                <table:data-pilot-member table:name="JAVASERVERFACES-1199 " table:display="true" table:show-details="true"/>
                <table:data-pilot-member table:name="JAVASERVERFACES-12 " table:display="true" table:show-details="true"/>
                <table:data-pilot-member table:name="JAVASERVERFACES-1200 " table:display="true" table:show-details="true"/>
                <table:data-pilot-member table:name="JAVASERVERFACES-1201 " table:display="true" table:show-details="true"/>
                <table:data-pilot-member table:name="JAVASERVERFACES-1202 " table:display="true" table:show-details="true"/>
                <table:data-pilot-member table:name="JAVASERVERFACES-1203 " table:display="true" table:show-details="true"/>
                <table:data-pilot-member table:name="JAVASERVERFACES-1206 " table:display="true" table:show-details="true"/>
                <table:data-pilot-member table:name="JAVASERVERFACES-1208 " table:display="true" table:show-details="true"/>
                <table:data-pilot-member table:name="JAVASERVERFACES-1209 " table:display="true" table:show-details="true"/>
                <table:data-pilot-member table:name="JAVASERVERFACES-1210 " table:display="true" table:show-details="true"/>
                <table:data-pilot-member table:name="JAVASERVERFACES-1212 " table:display="true" table:show-details="true"/>
                <table:data-pilot-member table:name="JAVASERVERFACES-1213 " table:display="true" table:show-details="true"/>
                <table:data-pilot-member table:name="JAVASERVERFACES-1214 " table:display="true" table:show-details="true"/>
                <table:data-pilot-member table:name="JAVASERVERFACES-1215 " table:display="true" table:show-details="true"/>
                <table:data-pilot-member table:name="JAVASERVERFACES-1216 " table:display="true" table:show-details="true"/>
                <table:data-pilot-member table:name="JAVASERVERFACES-1218 " table:display="true" table:show-details="true"/>
                <table:data-pilot-member table:name="JAVASERVERFACES-1219 " table:display="true" table:show-details="true"/>
                <table:data-pilot-member table:name="JAVASERVERFACES-122 " table:display="true" table:show-details="true"/>
                <table:data-pilot-member table:name="JAVASERVERFACES-1221 " table:display="true" table:show-details="true"/>
                <table:data-pilot-member table:name="JAVASERVERFACES-1222 " table:display="true" table:show-details="true"/>
                <table:data-pilot-member table:name="JAVASERVERFACES-1223 " table:display="true" table:show-details="true"/>
                <table:data-pilot-member table:name="JAVASERVERFACES-1224 " table:display="true" table:show-details="true"/>
                <table:data-pilot-member table:name="JAVASERVERFACES-1225 " table:display="true" table:show-details="true"/>
                <table:data-pilot-member table:name="JAVASERVERFACES-1227 " table:display="true" table:show-details="true"/>
                <table:data-pilot-member table:name="JAVASERVERFACES-1230 " table:display="true" table:show-details="true"/>
                <table:data-pilot-member table:name="JAVASERVERFACES-1231 " table:display="true" table:show-details="true"/>
                <table:data-pilot-member table:name="JAVASERVERFACES-1232 " table:display="true" table:show-details="true"/>
                <table:data-pilot-member table:name="JAVASERVERFACES-1233 " table:display="true" table:show-details="true"/>
                <table:data-pilot-member table:name="JAVASERVERFACES-1235 " table:display="true" table:show-details="true"/>
                <table:data-pilot-member table:name="JAVASERVERFACES-1236 " table:display="true" table:show-details="true"/>
                <table:data-pilot-member table:name="JAVASERVERFACES-1237 " table:display="true" table:show-details="true"/>
                <table:data-pilot-member table:name="JAVASERVERFACES-1238 " table:display="true" table:show-details="true"/>
                <table:data-pilot-member table:name="JAVASERVERFACES-1239 " table:display="true" table:show-details="true"/>
                <table:data-pilot-member table:name="JAVASERVERFACES-124 " table:display="true" table:show-details="true"/>
                <table:data-pilot-member table:name="JAVASERVERFACES-1240 " table:display="true" table:show-details="true"/>
                <table:data-pilot-member table:name="JAVASERVERFACES-1241 " table:display="true" table:show-details="true"/>
                <table:data-pilot-member table:name="JAVASERVERFACES-1243 " table:display="true" table:show-details="true"/>
                <table:data-pilot-member table:name="JAVASERVERFACES-1244 " table:display="true" table:show-details="true"/>
                <table:data-pilot-member table:name="JAVASERVERFACES-1245 " table:display="true" table:show-details="true"/>
                <table:data-pilot-member table:name="JAVASERVERFACES-1247 " table:display="true" table:show-details="true"/>
                <table:data-pilot-member table:name="JAVASERVERFACES-1249 " table:display="true" table:show-details="true"/>
                <table:data-pilot-member table:name="JAVASERVERFACES-125 " table:display="true" table:show-details="true"/>
                <table:data-pilot-member table:name="JAVASERVERFACES-1250 " table:display="true" table:show-details="true"/>
                <table:data-pilot-member table:name="JAVASERVERFACES-1251 " table:display="true" table:show-details="true"/>
                <table:data-pilot-member table:name="JAVASERVERFACES-1252 " table:display="true" table:show-details="true"/>
                <table:data-pilot-member table:name="JAVASERVERFACES-1254 " table:display="true" table:show-details="true"/>
                <table:data-pilot-member table:name="JAVASERVERFACES-1255 " table:display="true" table:show-details="true"/>
                <table:data-pilot-member table:name="JAVASERVERFACES-1256 " table:display="true" table:show-details="true"/>
                <table:data-pilot-member table:name="JAVASERVERFACES-1257 " table:display="true" table:show-details="true"/>
                <table:data-pilot-member table:name="JAVASERVERFACES-1258 " table:display="true" table:show-details="true"/>
                <table:data-pilot-member table:name="JAVASERVERFACES-1259 " table:display="true" table:show-details="true"/>
                <table:data-pilot-member table:name="JAVASERVERFACES-126 " table:display="true" table:show-details="true"/>
                <table:data-pilot-member table:name="JAVASERVERFACES-1261 " table:display="true" table:show-details="true"/>
                <table:data-pilot-member table:name="JAVASERVERFACES-1262 " table:display="true" table:show-details="true"/>
                <table:data-pilot-member table:name="JAVASERVERFACES-1263 " table:display="true" table:show-details="true"/>
                <table:data-pilot-member table:name="JAVASERVERFACES-1264 " table:display="true" table:show-details="true"/>
                <table:data-pilot-member table:name="JAVASERVERFACES-1265 " table:display="true" table:show-details="true"/>
                <table:data-pilot-member table:name="JAVASERVERFACES-1266 " table:display="true" table:show-details="true"/>
                <table:data-pilot-member table:name="JAVASERVERFACES-1267 " table:display="true" table:show-details="true"/>
                <table:data-pilot-member table:name="JAVASERVERFACES-1268 " table:display="true" table:show-details="true"/>
                <table:data-pilot-member table:name="JAVASERVERFACES-1269 " table:display="true" table:show-details="true"/>
                <table:data-pilot-member table:name="JAVASERVERFACES-127 " table:display="true" table:show-details="true"/>
                <table:data-pilot-member table:name="JAVASERVERFACES-1271 " table:display="true" table:show-details="true"/>
                <table:data-pilot-member table:name="JAVASERVERFACES-1272 " table:display="true" table:show-details="true"/>
                <table:data-pilot-member table:name="JAVASERVERFACES-1273 " table:display="true" table:show-details="true"/>
                <table:data-pilot-member table:name="JAVASERVERFACES-1274 " table:display="true" table:show-details="true"/>
                <table:data-pilot-member table:name="JAVASERVERFACES-1275 " table:display="true" table:show-details="true"/>
                <table:data-pilot-member table:name="JAVASERVERFACES-1276 " table:display="true" table:show-details="true"/>
                <table:data-pilot-member table:name="JAVASERVERFACES-1277 " table:display="true" table:show-details="true"/>
                <table:data-pilot-member table:name="JAVASERVERFACES-1278 " table:display="true" table:show-details="true"/>
                <table:data-pilot-member table:name="JAVASERVERFACES-1279 " table:display="true" table:show-details="true"/>
                <table:data-pilot-member table:name="JAVASERVERFACES-128 " table:display="true" table:show-details="true"/>
                <table:data-pilot-member table:name="JAVASERVERFACES-1280 " table:display="true" table:show-details="true"/>
                <table:data-pilot-member table:name="JAVASERVERFACES-1281 " table:display="true" table:show-details="true"/>
                <table:data-pilot-member table:name="JAVASERVERFACES-1282 " table:display="true" table:show-details="true"/>
                <table:data-pilot-member table:name="JAVASERVERFACES-1283 " table:display="true" table:show-details="true"/>
                <table:data-pilot-member table:name="JAVASERVERFACES-1284 " table:display="true" table:show-details="true"/>
                <table:data-pilot-member table:name="JAVASERVERFACES-1285 " table:display="true" table:show-details="true"/>
                <table:data-pilot-member table:name="JAVASERVERFACES-1286 " table:display="true" table:show-details="true"/>
                <table:data-pilot-member table:name="JAVASERVERFACES-1287 " table:display="true" table:show-details="true"/>
                <table:data-pilot-member table:name="JAVASERVERFACES-1289 " table:display="true" table:show-details="true"/>
                <table:data-pilot-member table:name="JAVASERVERFACES-129 " table:display="true" table:show-details="true"/>
                <table:data-pilot-member table:name="JAVASERVERFACES-1290 " table:display="true" table:show-details="true"/>
                <table:data-pilot-member table:name="JAVASERVERFACES-1291 " table:display="true" table:show-details="true"/>
                <table:data-pilot-member table:name="JAVASERVERFACES-1292 " table:display="true" table:show-details="true"/>
                <table:data-pilot-member table:name="JAVASERVERFACES-1293 " table:display="true" table:show-details="true"/>
                <table:data-pilot-member table:name="JAVASERVERFACES-1294 " table:display="true" table:show-details="true"/>
                <table:data-pilot-member table:name="JAVASERVERFACES-1295 " table:display="true" table:show-details="true"/>
                <table:data-pilot-member table:name="JAVASERVERFACES-1296 " table:display="true" table:show-details="true"/>
                <table:data-pilot-member table:name="JAVASERVERFACES-1297 " table:display="true" table:show-details="true"/>
                <table:data-pilot-member table:name="JAVASERVERFACES-1298 " table:display="true" table:show-details="true"/>
                <table:data-pilot-member table:name="JAVASERVERFACES-1299 " table:display="true" table:show-details="true"/>
                <table:data-pilot-member table:name="JAVASERVERFACES-1300 " table:display="true" table:show-details="true"/>
                <table:data-pilot-member table:name="JAVASERVERFACES-1301 " table:display="true" table:show-details="true"/>
                <table:data-pilot-member table:name="JAVASERVERFACES-1302 " table:display="true" table:show-details="true"/>
                <table:data-pilot-member table:name="JAVASERVERFACES-1303 " table:display="true" table:show-details="true"/>
                <table:data-pilot-member table:name="JAVASERVERFACES-1304 " table:display="true" table:show-details="true"/>
                <table:data-pilot-member table:name="JAVASERVERFACES-1305 " table:display="true" table:show-details="true"/>
                <table:data-pilot-member table:name="JAVASERVERFACES-1306 " table:display="true" table:show-details="true"/>
                <table:data-pilot-member table:name="JAVASERVERFACES-1307 " table:display="true" table:show-details="true"/>
                <table:data-pilot-member table:name="JAVASERVERFACES-1308 " table:display="true" table:show-details="true"/>
                <table:data-pilot-member table:name="JAVASERVERFACES-1309 " table:display="true" table:show-details="true"/>
                <table:data-pilot-member table:name="JAVASERVERFACES-1310 " table:display="true" table:show-details="true"/>
                <table:data-pilot-member table:name="JAVASERVERFACES-1311 " table:display="true" table:show-details="true"/>
                <table:data-pilot-member table:name="JAVASERVERFACES-1312 " table:display="true" table:show-details="true"/>
                <table:data-pilot-member table:name="JAVASERVERFACES-1313 " table:display="true" table:show-details="true"/>
                <table:data-pilot-member table:name="JAVASERVERFACES-1314 " table:display="true" table:show-details="true"/>
                <table:data-pilot-member table:name="JAVASERVERFACES-1315 " table:display="true" table:show-details="true"/>
                <table:data-pilot-member table:name="JAVASERVERFACES-1316 " table:display="true" table:show-details="true"/>
                <table:data-pilot-member table:name="JAVASERVERFACES-1317 " table:display="true" table:show-details="true"/>
                <table:data-pilot-member table:name="JAVASERVERFACES-1318 " table:display="true" table:show-details="true"/>
                <table:data-pilot-member table:name="JAVASERVERFACES-1319 " table:display="true" table:show-details="true"/>
                <table:data-pilot-member table:name="JAVASERVERFACES-132 " table:display="true" table:show-details="true"/>
                <table:data-pilot-member table:name="JAVASERVERFACES-1320 " table:display="true" table:show-details="true"/>
                <table:data-pilot-member table:name="JAVASERVERFACES-1321 " table:display="true" table:show-details="true"/>
                <table:data-pilot-member table:name="JAVASERVERFACES-1322 " table:display="true" table:show-details="true"/>
                <table:data-pilot-member table:name="JAVASERVERFACES-1323 " table:display="true" table:show-details="true"/>
                <table:data-pilot-member table:name="JAVASERVERFACES-1324 " table:display="true" table:show-details="true"/>
                <table:data-pilot-member table:name="JAVASERVERFACES-1325 " table:display="true" table:show-details="true"/>
                <table:data-pilot-member table:name="JAVASERVERFACES-1326 " table:display="true" table:show-details="true"/>
                <table:data-pilot-member table:name="JAVASERVERFACES-1327 " table:display="true" table:show-details="true"/>
                <table:data-pilot-member table:name="JAVASERVERFACES-133 " table:display="true" table:show-details="true"/>
                <table:data-pilot-member table:name="JAVASERVERFACES-1339 " table:display="true" table:show-details="true"/>
                <table:data-pilot-member table:name="JAVASERVERFACES-1340 " table:display="true" table:show-details="true"/>
                <table:data-pilot-member table:name="JAVASERVERFACES-1341 " table:display="true" table:show-details="true"/>
                <table:data-pilot-member table:name="JAVASERVERFACES-1342 " table:display="true" table:show-details="true"/>
                <table:data-pilot-member table:name="JAVASERVERFACES-1343 " table:display="true" table:show-details="true"/>
                <table:data-pilot-member table:name="JAVASERVERFACES-1345 " table:display="true" table:show-details="true"/>
                <table:data-pilot-member table:name="JAVASERVERFACES-1346 " table:display="true" table:show-details="true"/>
                <table:data-pilot-member table:name="JAVASERVERFACES-1347 " table:display="true" table:show-details="true"/>
                <table:data-pilot-member table:name="JAVASERVERFACES-1348 " table:display="true" table:show-details="true"/>
                <table:data-pilot-member table:name="JAVASERVERFACES-1349 " table:display="true" table:show-details="true"/>
                <table:data-pilot-member table:name="JAVASERVERFACES-135 " table:display="true" table:show-details="true"/>
                <table:data-pilot-member table:name="JAVASERVERFACES-1350 " table:display="true" table:show-details="true"/>
                <table:data-pilot-member table:name="JAVASERVERFACES-1351 " table:display="true" table:show-details="true"/>
                <table:data-pilot-member table:name="JAVASERVERFACES-1352 " table:display="true" table:show-details="true"/>
                <table:data-pilot-member table:name="JAVASERVERFACES-1353 " table:display="true" table:show-details="true"/>
                <table:data-pilot-member table:name="JAVASERVERFACES-1356 " table:display="true" table:show-details="true"/>
                <table:data-pilot-member table:name="JAVASERVERFACES-1357 " table:display="true" table:show-details="true"/>
                <table:data-pilot-member table:name="JAVASERVERFACES-1358 " table:display="true" table:show-details="true"/>
                <table:data-pilot-member table:name="JAVASERVERFACES-1359 " table:display="true" table:show-details="true"/>
                <table:data-pilot-member table:name="JAVASERVERFACES-136 " table:display="true" table:show-details="true"/>
                <table:data-pilot-member table:name="JAVASERVERFACES-1360 " table:display="true" table:show-details="true"/>
                <table:data-pilot-member table:name="JAVASERVERFACES-1362 " table:display="true" table:show-details="true"/>
                <table:data-pilot-member table:name="JAVASERVERFACES-1365 " table:display="true" table:show-details="true"/>
                <table:data-pilot-member table:name="JAVASERVERFACES-137 " table:display="true" table:show-details="true"/>
                <table:data-pilot-member table:name="JAVASERVERFACES-1370 " table:display="true" table:show-details="true"/>
                <table:data-pilot-member table:name="JAVASERVERFACES-1371 " table:display="true" table:show-details="true"/>
                <table:data-pilot-member table:name="JAVASERVERFACES-1372 " table:display="true" table:show-details="true"/>
                <table:data-pilot-member table:name="JAVASERVERFACES-1373 " table:display="true" table:show-details="true"/>
                <table:data-pilot-member table:name="JAVASERVERFACES-1374 " table:display="true" table:show-details="true"/>
                <table:data-pilot-member table:name="JAVASERVERFACES-1375 " table:display="true" table:show-details="true"/>
                <table:data-pilot-member table:name="JAVASERVERFACES-1376 " table:display="true" table:show-details="true"/>
                <table:data-pilot-member table:name="JAVASERVERFACES-1378 " table:display="true" table:show-details="true"/>
                <table:data-pilot-member table:name="JAVASERVERFACES-1379 " table:display="true" table:show-details="true"/>
                <table:data-pilot-member table:name="JAVASERVERFACES-138 " table:display="true" table:show-details="true"/>
                <table:data-pilot-member table:name="JAVASERVERFACES-1382 " table:display="true" table:show-details="true"/>
                <table:data-pilot-member table:name="JAVASERVERFACES-1383 " table:display="true" table:show-details="true"/>
                <table:data-pilot-member table:name="JAVASERVERFACES-1384 " table:display="true" table:show-details="true"/>
                <table:data-pilot-member table:name="JAVASERVERFACES-1385 " table:display="true" table:show-details="true"/>
                <table:data-pilot-member table:name="JAVASERVERFACES-1386 " table:display="true" table:show-details="true"/>
                <table:data-pilot-member table:name="JAVASERVERFACES-1387 " table:display="true" table:show-details="true"/>
                <table:data-pilot-member table:name="JAVASERVERFACES-1388 " table:display="true" table:show-details="true"/>
                <table:data-pilot-member table:name="JAVASERVERFACES-1389 " table:display="true" table:show-details="true"/>
                <table:data-pilot-member table:name="JAVASERVERFACES-1390 " table:display="true" table:show-details="true"/>
                <table:data-pilot-member table:name="JAVASERVERFACES-1391 " table:display="true" table:show-details="true"/>
                <table:data-pilot-member table:name="JAVASERVERFACES-1392 " table:display="true" table:show-details="true"/>
                <table:data-pilot-member table:name="JAVASERVERFACES-1393 " table:display="true" table:show-details="true"/>
                <table:data-pilot-member table:name="JAVASERVERFACES-1394 " table:display="true" table:show-details="true"/>
                <table:data-pilot-member table:name="JAVASERVERFACES-1395 " table:display="true" table:show-details="true"/>
                <table:data-pilot-member table:name="JAVASERVERFACES-1396 " table:display="true" table:show-details="true"/>
                <table:data-pilot-member table:name="JAVASERVERFACES-1397 " table:display="true" table:show-details="true"/>
                <table:data-pilot-member table:name="JAVASERVERFACES-1398 " table:display="true" table:show-details="true"/>
                <table:data-pilot-member table:name="JAVASERVERFACES-1399 " table:display="true" table:show-details="true"/>
                <table:data-pilot-member table:name="JAVASERVERFACES-14 " table:display="true" table:show-details="true"/>
                <table:data-pilot-member table:name="JAVASERVERFACES-140 " table:display="true" table:show-details="true"/>
                <table:data-pilot-member table:name="JAVASERVERFACES-1400 " table:display="true" table:show-details="true"/>
                <table:data-pilot-member table:name="JAVASERVERFACES-1401 " table:display="true" table:show-details="true"/>
                <table:data-pilot-member table:name="JAVASERVERFACES-1402 " table:display="true" table:show-details="true"/>
                <table:data-pilot-member table:name="JAVASERVERFACES-1403 " table:display="true" table:show-details="true"/>
                <table:data-pilot-member table:name="JAVASERVERFACES-1404 " table:display="true" table:show-details="true"/>
                <table:data-pilot-member table:name="JAVASERVERFACES-1405 " table:display="true" table:show-details="true"/>
                <table:data-pilot-member table:name="JAVASERVERFACES-1406 " table:display="true" table:show-details="true"/>
                <table:data-pilot-member table:name="JAVASERVERFACES-1407 " table:display="true" table:show-details="true"/>
                <table:data-pilot-member table:name="JAVASERVERFACES-1408 " table:display="true" table:show-details="true"/>
                <table:data-pilot-member table:name="JAVASERVERFACES-1409 " table:display="true" table:show-details="true"/>
                <table:data-pilot-member table:name="JAVASERVERFACES-1411 " table:display="true" table:show-details="true"/>
                <table:data-pilot-member table:name="JAVASERVERFACES-1412 " table:display="true" table:show-details="true"/>
                <table:data-pilot-member table:name="JAVASERVERFACES-1413 " table:display="true" table:show-details="true"/>
                <table:data-pilot-member table:name="JAVASERVERFACES-1414 " table:display="true" table:show-details="true"/>
                <table:data-pilot-member table:name="JAVASERVERFACES-1415 " table:display="true" table:show-details="true"/>
                <table:data-pilot-member table:name="JAVASERVERFACES-1416 " table:display="true" table:show-details="true"/>
                <table:data-pilot-member table:name="JAVASERVERFACES-1418 " table:display="true" table:show-details="true"/>
                <table:data-pilot-member table:name="JAVASERVERFACES-1419 " table:display="true" table:show-details="true"/>
                <table:data-pilot-member table:name="JAVASERVERFACES-142 " table:display="true" table:show-details="true"/>
                <table:data-pilot-member table:name="JAVASERVERFACES-1420 " table:display="true" table:show-details="true"/>
                <table:data-pilot-member table:name="JAVASERVERFACES-1421 " table:display="true" table:show-details="true"/>
                <table:data-pilot-member table:name="JAVASERVERFACES-1422 " table:display="true" table:show-details="true"/>
                <table:data-pilot-member table:name="JAVASERVERFACES-1423 " table:display="true" table:show-details="true"/>
                <table:data-pilot-member table:name="JAVASERVERFACES-1424 " table:display="true" table:show-details="true"/>
                <table:data-pilot-member table:name="JAVASERVERFACES-1425 " table:display="true" table:show-details="true"/>
                <table:data-pilot-member table:name="JAVASERVERFACES-1426 " table:display="true" table:show-details="true"/>
                <table:data-pilot-member table:name="JAVASERVERFACES-1427 " table:display="true" table:show-details="true"/>
                <table:data-pilot-member table:name="JAVASERVERFACES-1428 " table:display="true" table:show-details="true"/>
                <table:data-pilot-member table:name="JAVASERVERFACES-1429 " table:display="true" table:show-details="true"/>
                <table:data-pilot-member table:name="JAVASERVERFACES-143 " table:display="true" table:show-details="true"/>
                <table:data-pilot-member table:name="JAVASERVERFACES-1430 " table:display="true" table:show-details="true"/>
                <table:data-pilot-member table:name="JAVASERVERFACES-1431 " table:display="true" table:show-details="true"/>
                <table:data-pilot-member table:name="JAVASERVERFACES-1432 " table:display="true" table:show-details="true"/>
                <table:data-pilot-member table:name="JAVASERVERFACES-1433 " table:display="true" table:show-details="true"/>
                <table:data-pilot-member table:name="JAVASERVERFACES-1436 " table:display="true" table:show-details="true"/>
                <table:data-pilot-member table:name="JAVASERVERFACES-1437 " table:display="true" table:show-details="true"/>
                <table:data-pilot-member table:name="JAVASERVERFACES-1438 " table:display="true" table:show-details="true"/>
                <table:data-pilot-member table:name="JAVASERVERFACES-144 " table:display="true" table:show-details="true"/>
                <table:data-pilot-member table:name="JAVASERVERFACES-1440 " table:display="true" table:show-details="true"/>
                <table:data-pilot-member table:name="JAVASERVERFACES-1441 " table:display="true" table:show-details="true"/>
                <table:data-pilot-member table:name="JAVASERVERFACES-1442 " table:display="true" table:show-details="true"/>
                <table:data-pilot-member table:name="JAVASERVERFACES-1443 " table:display="true" table:show-details="true"/>
                <table:data-pilot-member table:name="JAVASERVERFACES-1444 " table:display="true" table:show-details="true"/>
                <table:data-pilot-member table:name="JAVASERVERFACES-1445 " table:display="true" table:show-details="true"/>
                <table:data-pilot-member table:name="JAVASERVERFACES-1446 " table:display="true" table:show-details="true"/>
                <table:data-pilot-member table:name="JAVASERVERFACES-1449 " table:display="true" table:show-details="true"/>
                <table:data-pilot-member table:name="JAVASERVERFACES-145 " table:display="true" table:show-details="true"/>
                <table:data-pilot-member table:name="JAVASERVERFACES-1450 " table:display="true" table:show-details="true"/>
                <table:data-pilot-member table:name="JAVASERVERFACES-1451 " table:display="true" table:show-details="true"/>
                <table:data-pilot-member table:name="JAVASERVERFACES-1452 " table:display="true" table:show-details="true"/>
                <table:data-pilot-member table:name="JAVASERVERFACES-1453 " table:display="true" table:show-details="true"/>
                <table:data-pilot-member table:name="JAVASERVERFACES-1454 " table:display="true" table:show-details="true"/>
                <table:data-pilot-member table:name="JAVASERVERFACES-1455 " table:display="true" table:show-details="true"/>
                <table:data-pilot-member table:name="JAVASERVERFACES-1457 " table:display="true" table:show-details="true"/>
                <table:data-pilot-member table:name="JAVASERVERFACES-1458 " table:display="true" table:show-details="true"/>
                <table:data-pilot-member table:name="JAVASERVERFACES-1459 " table:display="true" table:show-details="true"/>
                <table:data-pilot-member table:name="JAVASERVERFACES-146 " table:display="true" table:show-details="true"/>
                <table:data-pilot-member table:name="JAVASERVERFACES-1460 " table:display="true" table:show-details="true"/>
                <table:data-pilot-member table:name="JAVASERVERFACES-1461 " table:display="true" table:show-details="true"/>
                <table:data-pilot-member table:name="JAVASERVERFACES-1462 " table:display="true" table:show-details="true"/>
                <table:data-pilot-member table:name="JAVASERVERFACES-1463 " table:display="true" table:show-details="true"/>
                <table:data-pilot-member table:name="JAVASERVERFACES-1464 " table:display="true" table:show-details="true"/>
                <table:data-pilot-member table:name="JAVASERVERFACES-1465 " table:display="true" table:show-details="true"/>
                <table:data-pilot-member table:name="JAVASERVERFACES-1466 " table:display="true" table:show-details="true"/>
                <table:data-pilot-member table:name="JAVASERVERFACES-1468 " table:display="true" table:show-details="true"/>
                <table:data-pilot-member table:name="JAVASERVERFACES-1469 " table:display="true" table:show-details="true"/>
                <table:data-pilot-member table:name="JAVASERVERFACES-1470 " table:display="true" table:show-details="true"/>
                <table:data-pilot-member table:name="JAVASERVERFACES-1471 " table:display="true" table:show-details="true"/>
                <table:data-pilot-member table:name="JAVASERVERFACES-1473 " table:display="true" table:show-details="true"/>
                <table:data-pilot-member table:name="JAVASERVERFACES-1474 " table:display="true" table:show-details="true"/>
                <table:data-pilot-member table:name="JAVASERVERFACES-1475 " table:display="true" table:show-details="true"/>
                <table:data-pilot-member table:name="JAVASERVERFACES-1476 " table:display="true" table:show-details="true"/>
                <table:data-pilot-member table:name="JAVASERVERFACES-1479 " table:display="true" table:show-details="true"/>
                <table:data-pilot-member table:name="JAVASERVERFACES-148 " table:display="true" table:show-details="true"/>
                <table:data-pilot-member table:name="JAVASERVERFACES-1480 " table:display="true" table:show-details="true"/>
                <table:data-pilot-member table:name="JAVASERVERFACES-1481 " table:display="true" table:show-details="true"/>
                <table:data-pilot-member table:name="JAVASERVERFACES-1483 " table:display="true" table:show-details="true"/>
                <table:data-pilot-member table:name="JAVASERVERFACES-1484 " table:display="true" table:show-details="true"/>
                <table:data-pilot-member table:name="JAVASERVERFACES-1485 " table:display="true" table:show-details="true"/>
                <table:data-pilot-member table:name="JAVASERVERFACES-1486 " table:display="true" table:show-details="true"/>
                <table:data-pilot-member table:name="JAVASERVERFACES-1487 " table:display="true" table:show-details="true"/>
                <table:data-pilot-member table:name="JAVASERVERFACES-1488 " table:display="true" table:show-details="true"/>
                <table:data-pilot-member table:name="JAVASERVERFACES-1489 " table:display="true" table:show-details="true"/>
                <table:data-pilot-member table:name="JAVASERVERFACES-149 " table:display="true" table:show-details="true"/>
                <table:data-pilot-member table:name="JAVASERVERFACES-1491 " table:display="true" table:show-details="true"/>
                <table:data-pilot-member table:name="JAVASERVERFACES-1492 " table:display="true" table:show-details="true"/>
                <table:data-pilot-member table:name="JAVASERVERFACES-1493 " table:display="true" table:show-details="true"/>
                <table:data-pilot-member table:name="JAVASERVERFACES-1494 " table:display="true" table:show-details="true"/>
                <table:data-pilot-member table:name="JAVASERVERFACES-1495 " table:display="true" table:show-details="true"/>
                <table:data-pilot-member table:name="JAVASERVERFACES-1498 " table:display="true" table:show-details="true"/>
                <table:data-pilot-member table:name="JAVASERVERFACES-1499 " table:display="true" table:show-details="true"/>
                <table:data-pilot-member table:name="JAVASERVERFACES-150 " table:display="true" table:show-details="true"/>
                <table:data-pilot-member table:name="JAVASERVERFACES-1500 " table:display="true" table:show-details="true"/>
                <table:data-pilot-member table:name="JAVASERVERFACES-1501 " table:display="true" table:show-details="true"/>
                <table:data-pilot-member table:name="JAVASERVERFACES-1502 " table:display="true" table:show-details="true"/>
                <table:data-pilot-member table:name="JAVASERVERFACES-1503 " table:display="true" table:show-details="true"/>
                <table:data-pilot-member table:name="JAVASERVERFACES-1504 " table:display="true" table:show-details="true"/>
                <table:data-pilot-member table:name="JAVASERVERFACES-1505 " table:display="true" table:show-details="true"/>
                <table:data-pilot-member table:name="JAVASERVERFACES-1506 " table:display="true" table:show-details="true"/>
                <table:data-pilot-member table:name="JAVASERVERFACES-1507 " table:display="true" table:show-details="true"/>
                <table:data-pilot-member table:name="JAVASERVERFACES-1508 " table:display="true" table:show-details="true"/>
                <table:data-pilot-member table:name="JAVASERVERFACES-1509 " table:display="true" table:show-details="true"/>
                <table:data-pilot-member table:name="JAVASERVERFACES-151 " table:display="true" table:show-details="true"/>
                <table:data-pilot-member table:name="JAVASERVERFACES-1510 " table:display="true" table:show-details="true"/>
                <table:data-pilot-member table:name="JAVASERVERFACES-1513 " table:display="true" table:show-details="true"/>
                <table:data-pilot-member table:name="JAVASERVERFACES-1515 " table:display="true" table:show-details="true"/>
                <table:data-pilot-member table:name="JAVASERVERFACES-1516 " table:display="true" table:show-details="true"/>
                <table:data-pilot-member table:name="JAVASERVERFACES-1518 " table:display="true" table:show-details="true"/>
                <table:data-pilot-member table:name="JAVASERVERFACES-1519 " table:display="true" table:show-details="true"/>
                <table:data-pilot-member table:name="JAVASERVERFACES-1520 " table:display="true" table:show-details="true"/>
                <table:data-pilot-member table:name="JAVASERVERFACES-1521 " table:display="true" table:show-details="true"/>
                <table:data-pilot-member table:name="JAVASERVERFACES-1523 " table:display="true" table:show-details="true"/>
                <table:data-pilot-member table:name="JAVASERVERFACES-1526 " table:display="true" table:show-details="true"/>
                <table:data-pilot-member table:name="JAVASERVERFACES-1527 " table:display="true" table:show-details="true"/>
                <table:data-pilot-member table:name="JAVASERVERFACES-1528 " table:display="true" table:show-details="true"/>
                <table:data-pilot-member table:name="JAVASERVERFACES-1529 " table:display="true" table:show-details="true"/>
                <table:data-pilot-member table:name="JAVASERVERFACES-153 " table:display="true" table:show-details="true"/>
                <table:data-pilot-member table:name="JAVASERVERFACES-1530 " table:display="true" table:show-details="true"/>
                <table:data-pilot-member table:name="JAVASERVERFACES-1532 " table:display="true" table:show-details="true"/>
                <table:data-pilot-member table:name="JAVASERVERFACES-1533 " table:display="true" table:show-details="true"/>
                <table:data-pilot-member table:name="JAVASERVERFACES-1534 " table:display="true" table:show-details="true"/>
                <table:data-pilot-member table:name="JAVASERVERFACES-1536 " table:display="true" table:show-details="true"/>
                <table:data-pilot-member table:name="JAVASERVERFACES-1537 " table:display="true" table:show-details="true"/>
                <table:data-pilot-member table:name="JAVASERVERFACES-1538 " table:display="true" table:show-details="true"/>
                <table:data-pilot-member table:name="JAVASERVERFACES-1539 " table:display="true" table:show-details="true"/>
                <table:data-pilot-member table:name="JAVASERVERFACES-154 " table:display="true" table:show-details="true"/>
                <table:data-pilot-member table:name="JAVASERVERFACES-1540 " table:display="true" table:show-details="true"/>
                <table:data-pilot-member table:name="JAVASERVERFACES-1541 " table:display="true" table:show-details="true"/>
                <table:data-pilot-member table:name="JAVASERVERFACES-1542 " table:display="true" table:show-details="true"/>
                <table:data-pilot-member table:name="JAVASERVERFACES-1543 " table:display="true" table:show-details="true"/>
                <table:data-pilot-member table:name="JAVASERVERFACES-1544 " table:display="true" table:show-details="true"/>
                <table:data-pilot-member table:name="JAVASERVERFACES-1545 " table:display="true" table:show-details="true"/>
                <table:data-pilot-member table:name="JAVASERVERFACES-1546 " table:display="true" table:show-details="true"/>
                <table:data-pilot-member table:name="JAVASERVERFACES-1547 " table:display="true" table:show-details="true"/>
                <table:data-pilot-member table:name="JAVASERVERFACES-1548 " table:display="true" table:show-details="true"/>
                <table:data-pilot-member table:name="JAVASERVERFACES-1549 " table:display="true" table:show-details="true"/>
                <table:data-pilot-member table:name="JAVASERVERFACES-155 " table:display="true" table:show-details="true"/>
                <table:data-pilot-member table:name="JAVASERVERFACES-1551 " table:display="true" table:show-details="true"/>
                <table:data-pilot-member table:name="JAVASERVERFACES-1552 " table:display="true" table:show-details="true"/>
                <table:data-pilot-member table:name="JAVASERVERFACES-1553 " table:display="true" table:show-details="true"/>
                <table:data-pilot-member table:name="JAVASERVERFACES-1554 " table:display="true" table:show-details="true"/>
                <table:data-pilot-member table:name="JAVASERVERFACES-1555 " table:display="true" table:show-details="true"/>
                <table:data-pilot-member table:name="JAVASERVERFACES-1556 " table:display="true" table:show-details="true"/>
                <table:data-pilot-member table:name="JAVASERVERFACES-1557 " table:display="true" table:show-details="true"/>
                <table:data-pilot-member table:name="JAVASERVERFACES-156 " table:display="true" table:show-details="true"/>
                <table:data-pilot-member table:name="JAVASERVERFACES-1560 " table:display="true" table:show-details="true"/>
                <table:data-pilot-member table:name="JAVASERVERFACES-1561 " table:display="true" table:show-details="true"/>
                <table:data-pilot-member table:name="JAVASERVERFACES-1563 " table:display="true" table:show-details="true"/>
                <table:data-pilot-member table:name="JAVASERVERFACES-1564 " table:display="true" table:show-details="true"/>
                <table:data-pilot-member table:name="JAVASERVERFACES-1565 " table:display="true" table:show-details="true"/>
                <table:data-pilot-member table:name="JAVASERVERFACES-1566 " table:display="true" table:show-details="true"/>
                <table:data-pilot-member table:name="JAVASERVERFACES-1567 " table:display="true" table:show-details="true"/>
                <table:data-pilot-member table:name="JAVASERVERFACES-1568 " table:display="true" table:show-details="true"/>
                <table:data-pilot-member table:name="JAVASERVERFACES-1569 " table:display="true" table:show-details="true"/>
                <table:data-pilot-member table:name="JAVASERVERFACES-157 " table:display="true" table:show-details="true"/>
                <table:data-pilot-member table:name="JAVASERVERFACES-1570 " table:display="true" table:show-details="true"/>
                <table:data-pilot-member table:name="JAVASERVERFACES-1571 " table:display="true" table:show-details="true"/>
                <table:data-pilot-member table:name="JAVASERVERFACES-1572 " table:display="true" table:show-details="true"/>
                <table:data-pilot-member table:name="JAVASERVERFACES-1573 " table:display="true" table:show-details="true"/>
                <table:data-pilot-member table:name="JAVASERVERFACES-1574 " table:display="true" table:show-details="true"/>
                <table:data-pilot-member table:name="JAVASERVERFACES-1575 " table:display="true" table:show-details="true"/>
                <table:data-pilot-member table:name="JAVASERVERFACES-1576 " table:display="true" table:show-details="true"/>
                <table:data-pilot-member table:name="JAVASERVERFACES-1577 " table:display="true" table:show-details="true"/>
                <table:data-pilot-member table:name="JAVASERVERFACES-1579 " table:display="true" table:show-details="true"/>
                <table:data-pilot-member table:name="JAVASERVERFACES-1581 " table:display="true" table:show-details="true"/>
                <table:data-pilot-member table:name="JAVASERVERFACES-1582 " table:display="true" table:show-details="true"/>
                <table:data-pilot-member table:name="JAVASERVERFACES-1583 " table:display="true" table:show-details="true"/>
                <table:data-pilot-member table:name="JAVASERVERFACES-1584 " table:display="true" table:show-details="true"/>
                <table:data-pilot-member table:name="JAVASERVERFACES-1585 " table:display="true" table:show-details="true"/>
                <table:data-pilot-member table:name="JAVASERVERFACES-1586 " table:display="true" table:show-details="true"/>
                <table:data-pilot-member table:name="JAVASERVERFACES-1587 " table:display="true" table:show-details="true"/>
                <table:data-pilot-member table:name="JAVASERVERFACES-1588 " table:display="true" table:show-details="true"/>
                <table:data-pilot-member table:name="JAVASERVERFACES-1589 " table:display="true" table:show-details="true"/>
                <table:data-pilot-member table:name="JAVASERVERFACES-159 " table:display="true" table:show-details="true"/>
                <table:data-pilot-member table:name="JAVASERVERFACES-1590 " table:display="true" table:show-details="true"/>
                <table:data-pilot-member table:name="JAVASERVERFACES-1591 " table:display="true" table:show-details="true"/>
                <table:data-pilot-member table:name="JAVASERVERFACES-1593 " table:display="true" table:show-details="true"/>
                <table:data-pilot-member table:name="JAVASERVERFACES-1594 " table:display="true" table:show-details="true"/>
                <table:data-pilot-member table:name="JAVASERVERFACES-1595 " table:display="true" table:show-details="true"/>
                <table:data-pilot-member table:name="JAVASERVERFACES-1596 " table:display="true" table:show-details="true"/>
                <table:data-pilot-member table:name="JAVASERVERFACES-160 " table:display="true" table:show-details="true"/>
                <table:data-pilot-member table:name="JAVASERVERFACES-1600 " table:display="true" table:show-details="true"/>
                <table:data-pilot-member table:name="JAVASERVERFACES-1601 " table:display="true" table:show-details="true"/>
                <table:data-pilot-member table:name="JAVASERVERFACES-1602 " table:display="true" table:show-details="true"/>
                <table:data-pilot-member table:name="JAVASERVERFACES-1603 " table:display="true" table:show-details="true"/>
                <table:data-pilot-member table:name="JAVASERVERFACES-1604 " table:display="true" table:show-details="true"/>
                <table:data-pilot-member table:name="JAVASERVERFACES-1606 " table:display="true" table:show-details="true"/>
                <table:data-pilot-member table:name="JAVASERVERFACES-1607 " table:display="true" table:show-details="true"/>
                <table:data-pilot-member table:name="JAVASERVERFACES-1608 " table:display="true" table:show-details="true"/>
                <table:data-pilot-member table:name="JAVASERVERFACES-161 " table:display="true" table:show-details="true"/>
                <table:data-pilot-member table:name="JAVASERVERFACES-162 " table:display="true" table:show-details="true"/>
                <table:data-pilot-member table:name="JAVASERVERFACES-1625 " table:display="true" table:show-details="true"/>
                <table:data-pilot-member table:name="JAVASERVERFACES-1626 " table:display="true" table:show-details="true"/>
                <table:data-pilot-member table:name="JAVASERVERFACES-1627 " table:display="true" table:show-details="true"/>
                <table:data-pilot-member table:name="JAVASERVERFACES-163 " table:display="true" table:show-details="true"/>
                <table:data-pilot-member table:name="JAVASERVERFACES-1632 " table:display="true" table:show-details="true"/>
                <table:data-pilot-member table:name="JAVASERVERFACES-1633 " table:display="true" table:show-details="true"/>
                <table:data-pilot-member table:name="JAVASERVERFACES-1634 " table:display="true" table:show-details="true"/>
                <table:data-pilot-member table:name="JAVASERVERFACES-1635 " table:display="true" table:show-details="true"/>
                <table:data-pilot-member table:name="JAVASERVERFACES-1636 " table:display="true" table:show-details="true"/>
                <table:data-pilot-member table:name="JAVASERVERFACES-1637 " table:display="true" table:show-details="true"/>
                <table:data-pilot-member table:name="JAVASERVERFACES-1639 " table:display="true" table:show-details="true"/>
                <table:data-pilot-member table:name="JAVASERVERFACES-1640 " table:display="true" table:show-details="true"/>
                <table:data-pilot-member table:name="JAVASERVERFACES-1641 " table:display="true" table:show-details="true"/>
                <table:data-pilot-member table:name="JAVASERVERFACES-1642 " table:display="true" table:show-details="true"/>
                <table:data-pilot-member table:name="JAVASERVERFACES-1643 " table:display="true" table:show-details="true"/>
                <table:data-pilot-member table:name="JAVASERVERFACES-1644 " table:display="true" table:show-details="true"/>
                <table:data-pilot-member table:name="JAVASERVERFACES-1645 " table:display="true" table:show-details="true"/>
                <table:data-pilot-member table:name="JAVASERVERFACES-1646 " table:display="true" table:show-details="true"/>
                <table:data-pilot-member table:name="JAVASERVERFACES-1648 " table:display="true" table:show-details="true"/>
                <table:data-pilot-member table:name="JAVASERVERFACES-1649 " table:display="true" table:show-details="true"/>
                <table:data-pilot-member table:name="JAVASERVERFACES-165 " table:display="true" table:show-details="true"/>
                <table:data-pilot-member table:name="JAVASERVERFACES-1650 " table:display="true" table:show-details="true"/>
                <table:data-pilot-member table:name="JAVASERVERFACES-1651 " table:display="true" table:show-details="true"/>
                <table:data-pilot-member table:name="JAVASERVERFACES-1652 " table:display="true" table:show-details="true"/>
                <table:data-pilot-member table:name="JAVASERVERFACES-1653 " table:display="true" table:show-details="true"/>
                <table:data-pilot-member table:name="JAVASERVERFACES-1655 " table:display="true" table:show-details="true"/>
                <table:data-pilot-member table:name="JAVASERVERFACES-1656 " table:display="true" table:show-details="true"/>
                <table:data-pilot-member table:name="JAVASERVERFACES-1657 " table:display="true" table:show-details="true"/>
                <table:data-pilot-member table:name="JAVASERVERFACES-1658 " table:display="true" table:show-details="true"/>
                <table:data-pilot-member table:name="JAVASERVERFACES-1659 " table:display="true" table:show-details="true"/>
                <table:data-pilot-member table:name="JAVASERVERFACES-1660 " table:display="true" table:show-details="true"/>
                <table:data-pilot-member table:name="JAVASERVERFACES-1662 " table:display="true" table:show-details="true"/>
                <table:data-pilot-member table:name="JAVASERVERFACES-1663 " table:display="true" table:show-details="true"/>
                <table:data-pilot-member table:name="JAVASERVERFACES-1664 " table:display="true" table:show-details="true"/>
                <table:data-pilot-member table:name="JAVASERVERFACES-1665 " table:display="true" table:show-details="true"/>
                <table:data-pilot-member table:name="JAVASERVERFACES-1666 " table:display="true" table:show-details="true"/>
                <table:data-pilot-member table:name="JAVASERVERFACES-1667 " table:display="true" table:show-details="true"/>
                <table:data-pilot-member table:name="JAVASERVERFACES-1669 " table:display="true" table:show-details="true"/>
                <table:data-pilot-member table:name="JAVASERVERFACES-1670 " table:display="true" table:show-details="true"/>
                <table:data-pilot-member table:name="JAVASERVERFACES-1672 " table:display="true" table:show-details="true"/>
                <table:data-pilot-member table:name="JAVASERVERFACES-1673 " table:display="true" table:show-details="true"/>
                <table:data-pilot-member table:name="JAVASERVERFACES-1674 " table:display="true" table:show-details="true"/>
                <table:data-pilot-member table:name="JAVASERVERFACES-1675 " table:display="true" table:show-details="true"/>
                <table:data-pilot-member table:name="JAVASERVERFACES-1676 " table:display="true" table:show-details="true"/>
                <table:data-pilot-member table:name="JAVASERVERFACES-1677 " table:display="true" table:show-details="true"/>
                <table:data-pilot-member table:name="JAVASERVERFACES-1678 " table:display="true" table:show-details="true"/>
                <table:data-pilot-member table:name="JAVASERVERFACES-1679 " table:display="true" table:show-details="true"/>
                <table:data-pilot-member table:name="JAVASERVERFACES-168 " table:display="true" table:show-details="true"/>
                <table:data-pilot-member table:name="JAVASERVERFACES-1680 " table:display="true" table:show-details="true"/>
                <table:data-pilot-member table:name="JAVASERVERFACES-1681 " table:display="true" table:show-details="true"/>
                <table:data-pilot-member table:name="JAVASERVERFACES-1682 " table:display="true" table:show-details="true"/>
                <table:data-pilot-member table:name="JAVASERVERFACES-1683 " table:display="true" table:show-details="true"/>
                <table:data-pilot-member table:name="JAVASERVERFACES-1684 " table:display="true" table:show-details="true"/>
                <table:data-pilot-member table:name="JAVASERVERFACES-1685 " table:display="true" table:show-details="true"/>
                <table:data-pilot-member table:name="JAVASERVERFACES-1686 " table:display="true" table:show-details="true"/>
                <table:data-pilot-member table:name="JAVASERVERFACES-1687 " table:display="true" table:show-details="true"/>
                <table:data-pilot-member table:name="JAVASERVERFACES-1688 " table:display="true" table:show-details="true"/>
                <table:data-pilot-member table:name="JAVASERVERFACES-1689 " table:display="true" table:show-details="true"/>
                <table:data-pilot-member table:name="JAVASERVERFACES-1690 " table:display="true" table:show-details="true"/>
                <table:data-pilot-member table:name="JAVASERVERFACES-1691 " table:display="true" table:show-details="true"/>
                <table:data-pilot-member table:name="JAVASERVERFACES-1692 " table:display="true" table:show-details="true"/>
                <table:data-pilot-member table:name="JAVASERVERFACES-1693 " table:display="true" table:show-details="true"/>
                <table:data-pilot-member table:name="JAVASERVERFACES-1694 " table:display="true" table:show-details="true"/>
                <table:data-pilot-member table:name="JAVASERVERFACES-1695 " table:display="true" table:show-details="true"/>
                <table:data-pilot-member table:name="JAVASERVERFACES-1696 " table:display="true" table:show-details="true"/>
                <table:data-pilot-member table:name="JAVASERVERFACES-1697 " table:display="true" table:show-details="true"/>
                <table:data-pilot-member table:name="JAVASERVERFACES-1698 " table:display="true" table:show-details="true"/>
                <table:data-pilot-member table:name="JAVASERVERFACES-1699 " table:display="true" table:show-details="true"/>
                <table:data-pilot-member table:name="JAVASERVERFACES-1700 " table:display="true" table:show-details="true"/>
                <table:data-pilot-member table:name="JAVASERVERFACES-1701 " table:display="true" table:show-details="true"/>
                <table:data-pilot-member table:name="JAVASERVERFACES-1703 " table:display="true" table:show-details="true"/>
                <table:data-pilot-member table:name="JAVASERVERFACES-1704 " table:display="true" table:show-details="true"/>
                <table:data-pilot-member table:name="JAVASERVERFACES-1705 " table:display="true" table:show-details="true"/>
                <table:data-pilot-member table:name="JAVASERVERFACES-1706 " table:display="true" table:show-details="true"/>
                <table:data-pilot-member table:name="JAVASERVERFACES-1707 " table:display="true" table:show-details="true"/>
                <table:data-pilot-member table:name="JAVASERVERFACES-1708 " table:display="true" table:show-details="true"/>
                <table:data-pilot-member table:name="JAVASERVERFACES-1709 " table:display="true" table:show-details="true"/>
                <table:data-pilot-member table:name="JAVASERVERFACES-1710 " table:display="true" table:show-details="true"/>
                <table:data-pilot-member table:name="JAVASERVERFACES-1711 " table:display="true" table:show-details="true"/>
                <table:data-pilot-member table:name="JAVASERVERFACES-1713 " table:display="true" table:show-details="true"/>
                <table:data-pilot-member table:name="JAVASERVERFACES-1715 " table:display="true" table:show-details="true"/>
                <table:data-pilot-member table:name="JAVASERVERFACES-1716 " table:display="true" table:show-details="true"/>
                <table:data-pilot-member table:name="JAVASERVERFACES-1717 " table:display="true" table:show-details="true"/>
                <table:data-pilot-member table:name="JAVASERVERFACES-1718 " table:display="true" table:show-details="true"/>
                <table:data-pilot-member table:name="JAVASERVERFACES-1719 " table:display="true" table:show-details="true"/>
                <table:data-pilot-member table:name="JAVASERVERFACES-1721 " table:display="true" table:show-details="true"/>
                <table:data-pilot-member table:name="JAVASERVERFACES-1724 " table:display="true" table:show-details="true"/>
                <table:data-pilot-member table:name="JAVASERVERFACES-1725 " table:display="true" table:show-details="true"/>
                <table:data-pilot-member table:name="JAVASERVERFACES-1726 " table:display="true" table:show-details="true"/>
                <table:data-pilot-member table:name="JAVASERVERFACES-1727 " table:display="true" table:show-details="true"/>
                <table:data-pilot-member table:name="JAVASERVERFACES-1728 " table:display="true" table:show-details="true"/>
                <table:data-pilot-member table:name="JAVASERVERFACES-1729 " table:display="true" table:show-details="true"/>
                <table:data-pilot-member table:name="JAVASERVERFACES-173 " table:display="true" table:show-details="true"/>
                <table:data-pilot-member table:name="JAVASERVERFACES-1730 " table:display="true" table:show-details="true"/>
                <table:data-pilot-member table:name="JAVASERVERFACES-1733 " table:display="true" table:show-details="true"/>
                <table:data-pilot-member table:name="JAVASERVERFACES-1736 " table:display="true" table:show-details="true"/>
                <table:data-pilot-member table:name="JAVASERVERFACES-1737 " table:display="true" table:show-details="true"/>
                <table:data-pilot-member table:name="JAVASERVERFACES-1739 " table:display="true" table:show-details="true"/>
                <table:data-pilot-member table:name="JAVASERVERFACES-174 " table:display="true" table:show-details="true"/>
                <table:data-pilot-member table:name="JAVASERVERFACES-1740 " table:display="true" table:show-details="true"/>
                <table:data-pilot-member table:name="JAVASERVERFACES-1741 " table:display="true" table:show-details="true"/>
                <table:data-pilot-member table:name="JAVASERVERFACES-1742 " table:display="true" table:show-details="true"/>
                <table:data-pilot-member table:name="JAVASERVERFACES-1743 " table:display="true" table:show-details="true"/>
                <table:data-pilot-member table:name="JAVASERVERFACES-1744 " table:display="true" table:show-details="true"/>
                <table:data-pilot-member table:name="JAVASERVERFACES-1745 " table:display="true" table:show-details="true"/>
                <table:data-pilot-member table:name="JAVASERVERFACES-1746 " table:display="true" table:show-details="true"/>
                <table:data-pilot-member table:name="JAVASERVERFACES-1747 " table:display="true" table:show-details="true"/>
                <table:data-pilot-member table:name="JAVASERVERFACES-1748 " table:display="true" table:show-details="true"/>
                <table:data-pilot-member table:name="JAVASERVERFACES-1749 " table:display="true" table:show-details="true"/>
                <table:data-pilot-member table:name="JAVASERVERFACES-175 " table:display="true" table:show-details="true"/>
                <table:data-pilot-member table:name="JAVASERVERFACES-1750 " table:display="true" table:show-details="true"/>
                <table:data-pilot-member table:name="JAVASERVERFACES-1751 " table:display="true" table:show-details="true"/>
                <table:data-pilot-member table:name="JAVASERVERFACES-1752 " table:display="true" table:show-details="true"/>
                <table:data-pilot-member table:name="JAVASERVERFACES-1753 " table:display="true" table:show-details="true"/>
                <table:data-pilot-member table:name="JAVASERVERFACES-1754 " table:display="true" table:show-details="true"/>
                <table:data-pilot-member table:name="JAVASERVERFACES-1755 " table:display="true" table:show-details="true"/>
                <table:data-pilot-member table:name="JAVASERVERFACES-1757 " table:display="true" table:show-details="true"/>
                <table:data-pilot-member table:name="JAVASERVERFACES-1758 " table:display="true" table:show-details="true"/>
                <table:data-pilot-member table:name="JAVASERVERFACES-1759 " table:display="true" table:show-details="true"/>
                <table:data-pilot-member table:name="JAVASERVERFACES-1760 " table:display="true" table:show-details="true"/>
                <table:data-pilot-member table:name="JAVASERVERFACES-1761 " table:display="true" table:show-details="true"/>
                <table:data-pilot-member table:name="JAVASERVERFACES-1762 " table:display="true" table:show-details="true"/>
                <table:data-pilot-member table:name="JAVASERVERFACES-1763 " table:display="true" table:show-details="true"/>
                <table:data-pilot-member table:name="JAVASERVERFACES-1764 " table:display="true" table:show-details="true"/>
                <table:data-pilot-member table:name="JAVASERVERFACES-1766 " table:display="true" table:show-details="true"/>
                <table:data-pilot-member table:name="JAVASERVERFACES-1767 " table:display="true" table:show-details="true"/>
                <table:data-pilot-member table:name="JAVASERVERFACES-1768 " table:display="true" table:show-details="true"/>
                <table:data-pilot-member table:name="JAVASERVERFACES-1769 " table:display="true" table:show-details="true"/>
                <table:data-pilot-member table:name="JAVASERVERFACES-177 " table:display="true" table:show-details="true"/>
                <table:data-pilot-member table:name="JAVASERVERFACES-1770 " table:display="true" table:show-details="true"/>
                <table:data-pilot-member table:name="JAVASERVERFACES-1771 " table:display="true" table:show-details="true"/>
                <table:data-pilot-member table:name="JAVASERVERFACES-1772 " table:display="true" table:show-details="true"/>
                <table:data-pilot-member table:name="JAVASERVERFACES-1773 " table:display="true" table:show-details="true"/>
                <table:data-pilot-member table:name="JAVASERVERFACES-1774 " table:display="true" table:show-details="true"/>
                <table:data-pilot-member table:name="JAVASERVERFACES-1775 " table:display="true" table:show-details="true"/>
                <table:data-pilot-member table:name="JAVASERVERFACES-1776 " table:display="true" table:show-details="true"/>
                <table:data-pilot-member table:name="JAVASERVERFACES-1777 " table:display="true" table:show-details="true"/>
                <table:data-pilot-member table:name="JAVASERVERFACES-1778 " table:display="true" table:show-details="true"/>
                <table:data-pilot-member table:name="JAVASERVERFACES-178 " table:display="true" table:show-details="true"/>
                <table:data-pilot-member table:name="JAVASERVERFACES-1780 " table:display="true" table:show-details="true"/>
                <table:data-pilot-member table:name="JAVASERVERFACES-1781 " table:display="true" table:show-details="true"/>
                <table:data-pilot-member table:name="JAVASERVERFACES-1782 " table:display="true" table:show-details="true"/>
                <table:data-pilot-member table:name="JAVASERVERFACES-1783 " table:display="true" table:show-details="true"/>
                <table:data-pilot-member table:name="JAVASERVERFACES-1784 " table:display="true" table:show-details="true"/>
                <table:data-pilot-member table:name="JAVASERVERFACES-1785 " table:display="true" table:show-details="true"/>
                <table:data-pilot-member table:name="JAVASERVERFACES-1786 " table:display="true" table:show-details="true"/>
                <table:data-pilot-member table:name="JAVASERVERFACES-1787 " table:display="true" table:show-details="true"/>
                <table:data-pilot-member table:name="JAVASERVERFACES-1788 " table:display="true" table:show-details="true"/>
                <table:data-pilot-member table:name="JAVASERVERFACES-1789 " table:display="true" table:show-details="true"/>
                <table:data-pilot-member table:name="JAVASERVERFACES-179 " table:display="true" table:show-details="true"/>
                <table:data-pilot-member table:name="JAVASERVERFACES-1790 " table:display="true" table:show-details="true"/>
                <table:data-pilot-member table:name="JAVASERVERFACES-1792 " table:display="true" table:show-details="true"/>
                <table:data-pilot-member table:name="JAVASERVERFACES-1793 " table:display="true" table:show-details="true"/>
                <table:data-pilot-member table:name="JAVASERVERFACES-1795 " table:display="true" table:show-details="true"/>
                <table:data-pilot-member table:name="JAVASERVERFACES-1796 " table:display="true" table:show-details="true"/>
                <table:data-pilot-member table:name="JAVASERVERFACES-1797 " table:display="true" table:show-details="true"/>
                <table:data-pilot-member table:name="JAVASERVERFACES-1798 " table:display="true" table:show-details="true"/>
                <table:data-pilot-member table:name="JAVASERVERFACES-18 " table:display="true" table:show-details="true"/>
                <table:data-pilot-member table:name="JAVASERVERFACES-180 " table:display="true" table:show-details="true"/>
                <table:data-pilot-member table:name="JAVASERVERFACES-1801 " table:display="true" table:show-details="true"/>
                <table:data-pilot-member table:name="JAVASERVERFACES-1802 " table:display="true" table:show-details="true"/>
                <table:data-pilot-member table:name="JAVASERVERFACES-1803 " table:display="true" table:show-details="true"/>
                <table:data-pilot-member table:name="JAVASERVERFACES-1804 " table:display="true" table:show-details="true"/>
                <table:data-pilot-member table:name="JAVASERVERFACES-1806 " table:display="true" table:show-details="true"/>
                <table:data-pilot-member table:name="JAVASERVERFACES-1807 " table:display="true" table:show-details="true"/>
                <table:data-pilot-member table:name="JAVASERVERFACES-1809 " table:display="true" table:show-details="true"/>
                <table:data-pilot-member table:name="JAVASERVERFACES-181 " table:display="true" table:show-details="true"/>
                <table:data-pilot-member table:name="JAVASERVERFACES-1810 " table:display="true" table:show-details="true"/>
                <table:data-pilot-member table:name="JAVASERVERFACES-1811 " table:display="true" table:show-details="true"/>
                <table:data-pilot-member table:name="JAVASERVERFACES-1812 " table:display="true" table:show-details="true"/>
                <table:data-pilot-member table:name="JAVASERVERFACES-1813 " table:display="true" table:show-details="true"/>
                <table:data-pilot-member table:name="JAVASERVERFACES-1814 " table:display="true" table:show-details="true"/>
                <table:data-pilot-member table:name="JAVASERVERFACES-1815 " table:display="true" table:show-details="true"/>
                <table:data-pilot-member table:name="JAVASERVERFACES-1817 " table:display="true" table:show-details="true"/>
                <table:data-pilot-member table:name="JAVASERVERFACES-1818 " table:display="true" table:show-details="true"/>
                <table:data-pilot-member table:name="JAVASERVERFACES-1819 " table:display="true" table:show-details="true"/>
                <table:data-pilot-member table:name="JAVASERVERFACES-182 " table:display="true" table:show-details="true"/>
                <table:data-pilot-member table:name="JAVASERVERFACES-1820 " table:display="true" table:show-details="true"/>
                <table:data-pilot-member table:name="JAVASERVERFACES-1825 " table:display="true" table:show-details="true"/>
                <table:data-pilot-member table:name="JAVASERVERFACES-1826 " table:display="true" table:show-details="true"/>
                <table:data-pilot-member table:name="JAVASERVERFACES-1827 " table:display="true" table:show-details="true"/>
                <table:data-pilot-member table:name="JAVASERVERFACES-1828 " table:display="true" table:show-details="true"/>
                <table:data-pilot-member table:name="JAVASERVERFACES-183 " table:display="true" table:show-details="true"/>
                <table:data-pilot-member table:name="JAVASERVERFACES-1830 " table:display="true" table:show-details="true"/>
                <table:data-pilot-member table:name="JAVASERVERFACES-1833 " table:display="true" table:show-details="true"/>
                <table:data-pilot-member table:name="JAVASERVERFACES-1834 " table:display="true" table:show-details="true"/>
                <table:data-pilot-member table:name="JAVASERVERFACES-1835 " table:display="true" table:show-details="true"/>
                <table:data-pilot-member table:name="JAVASERVERFACES-1837 " table:display="true" table:show-details="true"/>
                <table:data-pilot-member table:name="JAVASERVERFACES-1838 " table:display="true" table:show-details="true"/>
                <table:data-pilot-member table:name="JAVASERVERFACES-1839 " table:display="true" table:show-details="true"/>
                <table:data-pilot-member table:name="JAVASERVERFACES-184 " table:display="true" table:show-details="true"/>
                <table:data-pilot-member table:name="JAVASERVERFACES-1841 " table:display="true" table:show-details="true"/>
                <table:data-pilot-member table:name="JAVASERVERFACES-1842 " table:display="true" table:show-details="true"/>
                <table:data-pilot-member table:name="JAVASERVERFACES-1843 " table:display="true" table:show-details="true"/>
                <table:data-pilot-member table:name="JAVASERVERFACES-1845 " table:display="true" table:show-details="true"/>
                <table:data-pilot-member table:name="JAVASERVERFACES-1847 " table:display="true" table:show-details="true"/>
                <table:data-pilot-member table:name="JAVASERVERFACES-1848 " table:display="true" table:show-details="true"/>
                <table:data-pilot-member table:name="JAVASERVERFACES-1849 " table:display="true" table:show-details="true"/>
                <table:data-pilot-member table:name="JAVASERVERFACES-185 " table:display="true" table:show-details="true"/>
                <table:data-pilot-member table:name="JAVASERVERFACES-1851 " table:display="true" table:show-details="true"/>
                <table:data-pilot-member table:name="JAVASERVERFACES-1853 " table:display="true" table:show-details="true"/>
                <table:data-pilot-member table:name="JAVASERVERFACES-1854 " table:display="true" table:show-details="true"/>
                <table:data-pilot-member table:name="JAVASERVERFACES-1855 " table:display="true" table:show-details="true"/>
                <table:data-pilot-member table:name="JAVASERVERFACES-1856 " table:display="true" table:show-details="true"/>
                <table:data-pilot-member table:name="JAVASERVERFACES-1857 " table:display="true" table:show-details="true"/>
                <table:data-pilot-member table:name="JAVASERVERFACES-1858 " table:display="true" table:show-details="true"/>
                <table:data-pilot-member table:name="JAVASERVERFACES-1859 " table:display="true" table:show-details="true"/>
                <table:data-pilot-member table:name="JAVASERVERFACES-1860 " table:display="true" table:show-details="true"/>
                <table:data-pilot-member table:name="JAVASERVERFACES-1864 " table:display="true" table:show-details="true"/>
                <table:data-pilot-member table:name="JAVASERVERFACES-1865 " table:display="true" table:show-details="true"/>
                <table:data-pilot-member table:name="JAVASERVERFACES-1866 " table:display="true" table:show-details="true"/>
                <table:data-pilot-member table:name="JAVASERVERFACES-1867 " table:display="true" table:show-details="true"/>
                <table:data-pilot-member table:name="JAVASERVERFACES-1868 " table:display="true" table:show-details="true"/>
                <table:data-pilot-member table:name="JAVASERVERFACES-1869 " table:display="true" table:show-details="true"/>
                <table:data-pilot-member table:name="JAVASERVERFACES-187 " table:display="true" table:show-details="true"/>
                <table:data-pilot-member table:name="JAVASERVERFACES-1872 " table:display="true" table:show-details="true"/>
                <table:data-pilot-member table:name="JAVASERVERFACES-1873 " table:display="true" table:show-details="true"/>
                <table:data-pilot-member table:name="JAVASERVERFACES-1874 " table:display="true" table:show-details="true"/>
                <table:data-pilot-member table:name="JAVASERVERFACES-1875 " table:display="true" table:show-details="true"/>
                <table:data-pilot-member table:name="JAVASERVERFACES-1876 " table:display="true" table:show-details="true"/>
                <table:data-pilot-member table:name="JAVASERVERFACES-1877 " table:display="true" table:show-details="true"/>
                <table:data-pilot-member table:name="JAVASERVERFACES-1878 " table:display="true" table:show-details="true"/>
                <table:data-pilot-member table:name="JAVASERVERFACES-1879 " table:display="true" table:show-details="true"/>
                <table:data-pilot-member table:name="JAVASERVERFACES-188 " table:display="true" table:show-details="true"/>
                <table:data-pilot-member table:name="JAVASERVERFACES-1880 " table:display="true" table:show-details="true"/>
                <table:data-pilot-member table:name="JAVASERVERFACES-1881 " table:display="true" table:show-details="true"/>
                <table:data-pilot-member table:name="JAVASERVERFACES-1882 " table:display="true" table:show-details="true"/>
                <table:data-pilot-member table:name="JAVASERVERFACES-1883 " table:display="true" table:show-details="true"/>
                <table:data-pilot-member table:name="JAVASERVERFACES-1884 " table:display="true" table:show-details="true"/>
                <table:data-pilot-member table:name="JAVASERVERFACES-1885 " table:display="true" table:show-details="true"/>
                <table:data-pilot-member table:name="JAVASERVERFACES-1886 " table:display="true" table:show-details="true"/>
                <table:data-pilot-member table:name="JAVASERVERFACES-1887 " table:display="true" table:show-details="true"/>
                <table:data-pilot-member table:name="JAVASERVERFACES-1889 " table:display="true" table:show-details="true"/>
                <table:data-pilot-member table:name="JAVASERVERFACES-189 " table:display="true" table:show-details="true"/>
                <table:data-pilot-member table:name="JAVASERVERFACES-1890 " table:display="true" table:show-details="true"/>
                <table:data-pilot-member table:name="JAVASERVERFACES-1892 " table:display="true" table:show-details="true"/>
                <table:data-pilot-member table:name="JAVASERVERFACES-1893 " table:display="true" table:show-details="true"/>
                <table:data-pilot-member table:name="JAVASERVERFACES-1894 " table:display="true" table:show-details="true"/>
                <table:data-pilot-member table:name="JAVASERVERFACES-1895 " table:display="true" table:show-details="true"/>
                <table:data-pilot-member table:name="JAVASERVERFACES-1897 " table:display="true" table:show-details="true"/>
                <table:data-pilot-member table:name="JAVASERVERFACES-1898 " table:display="true" table:show-details="true"/>
                <table:data-pilot-member table:name="JAVASERVERFACES-1899 " table:display="true" table:show-details="true"/>
                <table:data-pilot-member table:name="JAVASERVERFACES-19 " table:display="true" table:show-details="true"/>
                <table:data-pilot-member table:name="JAVASERVERFACES-190 " table:display="true" table:show-details="true"/>
                <table:data-pilot-member table:name="JAVASERVERFACES-1900 " table:display="true" table:show-details="true"/>
                <table:data-pilot-member table:name="JAVASERVERFACES-1903 " table:display="true" table:show-details="true"/>
                <table:data-pilot-member table:name="JAVASERVERFACES-1904 " table:display="true" table:show-details="true"/>
                <table:data-pilot-member table:name="JAVASERVERFACES-1908 " table:display="true" table:show-details="true"/>
                <table:data-pilot-member table:name="JAVASERVERFACES-1909 " table:display="true" table:show-details="true"/>
                <table:data-pilot-member table:name="JAVASERVERFACES-191 " table:display="true" table:show-details="true"/>
                <table:data-pilot-member table:name="JAVASERVERFACES-1910 " table:display="true" table:show-details="true"/>
                <table:data-pilot-member table:name="JAVASERVERFACES-1911 " table:display="true" table:show-details="true"/>
                <table:data-pilot-member table:name="JAVASERVERFACES-1912 " table:display="true" table:show-details="true"/>
                <table:data-pilot-member table:name="JAVASERVERFACES-1913 " table:display="true" table:show-details="true"/>
                <table:data-pilot-member table:name="JAVASERVERFACES-1914 " table:display="true" table:show-details="true"/>
                <table:data-pilot-member table:name="JAVASERVERFACES-1915 " table:display="true" table:show-details="true"/>
                <table:data-pilot-member table:name="JAVASERVERFACES-1916 " table:display="true" table:show-details="true"/>
                <table:data-pilot-member table:name="JAVASERVERFACES-1917 " table:display="true" table:show-details="true"/>
                <table:data-pilot-member table:name="JAVASERVERFACES-1920 " table:display="true" table:show-details="true"/>
                <table:data-pilot-member table:name="JAVASERVERFACES-1921 " table:display="true" table:show-details="true"/>
                <table:data-pilot-member table:name="JAVASERVERFACES-1922 " table:display="true" table:show-details="true"/>
                <table:data-pilot-member table:name="JAVASERVERFACES-1923 " table:display="true" table:show-details="true"/>
                <table:data-pilot-member table:name="JAVASERVERFACES-1924 " table:display="true" table:show-details="true"/>
                <table:data-pilot-member table:name="JAVASERVERFACES-1925 " table:display="true" table:show-details="true"/>
                <table:data-pilot-member table:name="JAVASERVERFACES-1926 " table:display="true" table:show-details="true"/>
                <table:data-pilot-member table:name="JAVASERVERFACES-1929 " table:display="true" table:show-details="true"/>
                <table:data-pilot-member table:name="JAVASERVERFACES-193 " table:display="true" table:show-details="true"/>
                <table:data-pilot-member table:name="JAVASERVERFACES-1930 " table:display="true" table:show-details="true"/>
                <table:data-pilot-member table:name="JAVASERVERFACES-1931 " table:display="true" table:show-details="true"/>
                <table:data-pilot-member table:name="JAVASERVERFACES-1935 " table:display="true" table:show-details="true"/>
                <table:data-pilot-member table:name="JAVASERVERFACES-1936 " table:display="true" table:show-details="true"/>
                <table:data-pilot-member table:name="JAVASERVERFACES-1937 " table:display="true" table:show-details="true"/>
                <table:data-pilot-member table:name="JAVASERVERFACES-1939 " table:display="true" table:show-details="true"/>
                <table:data-pilot-member table:name="JAVASERVERFACES-194 " table:display="true" table:show-details="true"/>
                <table:data-pilot-member table:name="JAVASERVERFACES-1940 " table:display="true" table:show-details="true"/>
                <table:data-pilot-member table:name="JAVASERVERFACES-1943 " table:display="true" table:show-details="true"/>
                <table:data-pilot-member table:name="JAVASERVERFACES-1944 " table:display="true" table:show-details="true"/>
                <table:data-pilot-member table:name="JAVASERVERFACES-1945 " table:display="true" table:show-details="true"/>
                <table:data-pilot-member table:name="JAVASERVERFACES-1946 " table:display="true" table:show-details="true"/>
                <table:data-pilot-member table:name="JAVASERVERFACES-1948 " table:display="true" table:show-details="true"/>
                <table:data-pilot-member table:name="JAVASERVERFACES-1949 " table:display="true" table:show-details="true"/>
                <table:data-pilot-member table:name="JAVASERVERFACES-195 " table:display="true" table:show-details="true"/>
                <table:data-pilot-member table:name="JAVASERVERFACES-1950 " table:display="true" table:show-details="true"/>
                <table:data-pilot-member table:name="JAVASERVERFACES-1951 " table:display="true" table:show-details="true"/>
                <table:data-pilot-member table:name="JAVASERVERFACES-1952 " table:display="true" table:show-details="true"/>
                <table:data-pilot-member table:name="JAVASERVERFACES-1953 " table:display="true" table:show-details="true"/>
                <table:data-pilot-member table:name="JAVASERVERFACES-1954 " table:display="true" table:show-details="true"/>
                <table:data-pilot-member table:name="JAVASERVERFACES-1955 " table:display="true" table:show-details="true"/>
                <table:data-pilot-member table:name="JAVASERVERFACES-1956 " table:display="true" table:show-details="true"/>
                <table:data-pilot-member table:name="JAVASERVERFACES-1957 " table:display="true" table:show-details="true"/>
                <table:data-pilot-member table:name="JAVASERVERFACES-1958 " table:display="true" table:show-details="true"/>
                <table:data-pilot-member table:name="JAVASERVERFACES-1959 " table:display="true" table:show-details="true"/>
                <table:data-pilot-member table:name="JAVASERVERFACES-196 " table:display="true" table:show-details="true"/>
                <table:data-pilot-member table:name="JAVASERVERFACES-1960 " table:display="true" table:show-details="true"/>
                <table:data-pilot-member table:name="JAVASERVERFACES-1961 " table:display="true" table:show-details="true"/>
                <table:data-pilot-member table:name="JAVASERVERFACES-1962 " table:display="true" table:show-details="true"/>
                <table:data-pilot-member table:name="JAVASERVERFACES-1963 " table:display="true" table:show-details="true"/>
                <table:data-pilot-member table:name="JAVASERVERFACES-1964 " table:display="true" table:show-details="true"/>
                <table:data-pilot-member table:name="JAVASERVERFACES-1965 " table:display="true" table:show-details="true"/>
                <table:data-pilot-member table:name="JAVASERVERFACES-1966 " table:display="true" table:show-details="true"/>
                <table:data-pilot-member table:name="JAVASERVERFACES-1967 " table:display="true" table:show-details="true"/>
                <table:data-pilot-member table:name="JAVASERVERFACES-1968 " table:display="true" table:show-details="true"/>
                <table:data-pilot-member table:name="JAVASERVERFACES-1969 " table:display="true" table:show-details="true"/>
                <table:data-pilot-member table:name="JAVASERVERFACES-197 " table:display="true" table:show-details="true"/>
                <table:data-pilot-member table:name="JAVASERVERFACES-1970 " table:display="true" table:show-details="true"/>
                <table:data-pilot-member table:name="JAVASERVERFACES-1971 " table:display="true" table:show-details="true"/>
                <table:data-pilot-member table:name="JAVASERVERFACES-1972 " table:display="true" table:show-details="true"/>
                <table:data-pilot-member table:name="JAVASERVERFACES-1973 " table:display="true" table:show-details="true"/>
                <table:data-pilot-member table:name="JAVASERVERFACES-1974 " table:display="true" table:show-details="true"/>
                <table:data-pilot-member table:name="JAVASERVERFACES-1975 " table:display="true" table:show-details="true"/>
                <table:data-pilot-member table:name="JAVASERVERFACES-1976 " table:display="true" table:show-details="true"/>
                <table:data-pilot-member table:name="JAVASERVERFACES-1978 " table:display="true" table:show-details="true"/>
                <table:data-pilot-member table:name="JAVASERVERFACES-1979 " table:display="true" table:show-details="true"/>
                <table:data-pilot-member table:name="JAVASERVERFACES-198 " table:display="true" table:show-details="true"/>
                <table:data-pilot-member table:name="JAVASERVERFACES-1980 " table:display="true" table:show-details="true"/>
                <table:data-pilot-member table:name="JAVASERVERFACES-1981 " table:display="true" table:show-details="true"/>
                <table:data-pilot-member table:name="JAVASERVERFACES-1982 " table:display="true" table:show-details="true"/>
                <table:data-pilot-member table:name="JAVASERVERFACES-1983 " table:display="true" table:show-details="true"/>
                <table:data-pilot-member table:name="JAVASERVERFACES-1984 " table:display="true" table:show-details="true"/>
                <table:data-pilot-member table:name="JAVASERVERFACES-1985 " table:display="true" table:show-details="true"/>
                <table:data-pilot-member table:name="JAVASERVERFACES-1986 " table:display="true" table:show-details="true"/>
                <table:data-pilot-member table:name="JAVASERVERFACES-1987 " table:display="true" table:show-details="true"/>
                <table:data-pilot-member table:name="JAVASERVERFACES-1988 " table:display="true" table:show-details="true"/>
                <table:data-pilot-member table:name="JAVASERVERFACES-1989 " table:display="true" table:show-details="true"/>
                <table:data-pilot-member table:name="JAVASERVERFACES-199 " table:display="true" table:show-details="true"/>
                <table:data-pilot-member table:name="JAVASERVERFACES-1991 " table:display="true" table:show-details="true"/>
                <table:data-pilot-member table:name="JAVASERVERFACES-1992 " table:display="true" table:show-details="true"/>
                <table:data-pilot-member table:name="JAVASERVERFACES-1994 " table:display="true" table:show-details="true"/>
                <table:data-pilot-member table:name="JAVASERVERFACES-1995 " table:display="true" table:show-details="true"/>
                <table:data-pilot-member table:name="JAVASERVERFACES-1996 " table:display="true" table:show-details="true"/>
                <table:data-pilot-member table:name="JAVASERVERFACES-1997 " table:display="true" table:show-details="true"/>
                <table:data-pilot-member table:name="JAVASERVERFACES-1998 " table:display="true" table:show-details="true"/>
                <table:data-pilot-member table:name="JAVASERVERFACES-1999 " table:display="true" table:show-details="true"/>
                <table:data-pilot-member table:name="JAVASERVERFACES-20 " table:display="true" table:show-details="true"/>
                <table:data-pilot-member table:name="JAVASERVERFACES-2000 " table:display="true" table:show-details="true"/>
                <table:data-pilot-member table:name="JAVASERVERFACES-2001 " table:display="true" table:show-details="true"/>
                <table:data-pilot-member table:name="JAVASERVERFACES-2002 " table:display="true" table:show-details="true"/>
                <table:data-pilot-member table:name="JAVASERVERFACES-2003 " table:display="true" table:show-details="true"/>
                <table:data-pilot-member table:name="JAVASERVERFACES-2004 " table:display="true" table:show-details="true"/>
                <table:data-pilot-member table:name="JAVASERVERFACES-2005 " table:display="true" table:show-details="true"/>
                <table:data-pilot-member table:name="JAVASERVERFACES-2006 " table:display="true" table:show-details="true"/>
                <table:data-pilot-member table:name="JAVASERVERFACES-2007 " table:display="true" table:show-details="true"/>
                <table:data-pilot-member table:name="JAVASERVERFACES-2008 " table:display="true" table:show-details="true"/>
                <table:data-pilot-member table:name="JAVASERVERFACES-201 " table:display="true" table:show-details="true"/>
                <table:data-pilot-member table:name="JAVASERVERFACES-202 " table:display="true" table:show-details="true"/>
                <table:data-pilot-member table:name="JAVASERVERFACES-203 " table:display="true" table:show-details="true"/>
                <table:data-pilot-member table:name="JAVASERVERFACES-205 " table:display="true" table:show-details="true"/>
                <table:data-pilot-member table:name="JAVASERVERFACES-206 " table:display="true" table:show-details="true"/>
                <table:data-pilot-member table:name="JAVASERVERFACES-207 " table:display="true" table:show-details="true"/>
                <table:data-pilot-member table:name="JAVASERVERFACES-209 " table:display="true" table:show-details="true"/>
                <table:data-pilot-member table:name="JAVASERVERFACES-21 " table:display="true" table:show-details="true"/>
                <table:data-pilot-member table:name="JAVASERVERFACES-210 " table:display="true" table:show-details="true"/>
                <table:data-pilot-member table:name="JAVASERVERFACES-212 " table:display="true" table:show-details="true"/>
                <table:data-pilot-member table:name="JAVASERVERFACES-214 " table:display="true" table:show-details="true"/>
                <table:data-pilot-member table:name="JAVASERVERFACES-215 " table:display="true" table:show-details="true"/>
                <table:data-pilot-member table:name="JAVASERVERFACES-217 " table:display="true" table:show-details="true"/>
                <table:data-pilot-member table:name="JAVASERVERFACES-218 " table:display="true" table:show-details="true"/>
                <table:data-pilot-member table:name="JAVASERVERFACES-219 " table:display="true" table:show-details="true"/>
                <table:data-pilot-member table:name="JAVASERVERFACES-22 " table:display="true" table:show-details="true"/>
                <table:data-pilot-member table:name="JAVASERVERFACES-220 " table:display="true" table:show-details="true"/>
                <table:data-pilot-member table:name="JAVASERVERFACES-222 " table:display="true" table:show-details="true"/>
                <table:data-pilot-member table:name="JAVASERVERFACES-223 " table:display="true" table:show-details="true"/>
                <table:data-pilot-member table:name="JAVASERVERFACES-224 " table:display="true" table:show-details="true"/>
                <table:data-pilot-member table:name="JAVASERVERFACES-225 " table:display="true" table:show-details="true"/>
                <table:data-pilot-member table:name="JAVASERVERFACES-226 " table:display="true" table:show-details="true"/>
                <table:data-pilot-member table:name="JAVASERVERFACES-227 " table:display="true" table:show-details="true"/>
                <table:data-pilot-member table:name="JAVASERVERFACES-228 " table:display="true" table:show-details="true"/>
                <table:data-pilot-member table:name="JAVASERVERFACES-229 " table:display="true" table:show-details="true"/>
                <table:data-pilot-member table:name="JAVASERVERFACES-23 " table:display="true" table:show-details="true"/>
                <table:data-pilot-member table:name="JAVASERVERFACES-230 " table:display="true" table:show-details="true"/>
                <table:data-pilot-member table:name="JAVASERVERFACES-231 " table:display="true" table:show-details="true"/>
                <table:data-pilot-member table:name="JAVASERVERFACES-232 " table:display="true" table:show-details="true"/>
                <table:data-pilot-member table:name="JAVASERVERFACES-233 " table:display="true" table:show-details="true"/>
                <table:data-pilot-member table:name="JAVASERVERFACES-234 " table:display="true" table:show-details="true"/>
                <table:data-pilot-member table:name="JAVASERVERFACES-235 " table:display="true" table:show-details="true"/>
                <table:data-pilot-member table:name="JAVASERVERFACES-236 " table:display="true" table:show-details="true"/>
                <table:data-pilot-member table:name="JAVASERVERFACES-237 " table:display="true" table:show-details="true"/>
                <table:data-pilot-member table:name="JAVASERVERFACES-238 " table:display="true" table:show-details="true"/>
                <table:data-pilot-member table:name="JAVASERVERFACES-239 " table:display="true" table:show-details="true"/>
                <table:data-pilot-member table:name="JAVASERVERFACES-24 " table:display="true" table:show-details="true"/>
                <table:data-pilot-member table:name="JAVASERVERFACES-240 " table:display="true" table:show-details="true"/>
                <table:data-pilot-member table:name="JAVASERVERFACES-241 " table:display="true" table:show-details="true"/>
                <table:data-pilot-member table:name="JAVASERVERFACES-242 " table:display="true" table:show-details="true"/>
                <table:data-pilot-member table:name="JAVASERVERFACES-243 " table:display="true" table:show-details="true"/>
                <table:data-pilot-member table:name="JAVASERVERFACES-244 " table:display="true" table:show-details="true"/>
                <table:data-pilot-member table:name="JAVASERVERFACES-245 " table:display="true" table:show-details="true"/>
                <table:data-pilot-member table:name="JAVASERVERFACES-246 " table:display="true" table:show-details="true"/>
                <table:data-pilot-member table:name="JAVASERVERFACES-247 " table:display="true" table:show-details="true"/>
                <table:data-pilot-member table:name="JAVASERVERFACES-248 " table:display="true" table:show-details="true"/>
                <table:data-pilot-member table:name="JAVASERVERFACES-249 " table:display="true" table:show-details="true"/>
                <table:data-pilot-member table:name="JAVASERVERFACES-25 " table:display="true" table:show-details="true"/>
                <table:data-pilot-member table:name="JAVASERVERFACES-250 " table:display="true" table:show-details="true"/>
                <table:data-pilot-member table:name="JAVASERVERFACES-251 " table:display="true" table:show-details="true"/>
                <table:data-pilot-member table:name="JAVASERVERFACES-252 " table:display="true" table:show-details="true"/>
                <table:data-pilot-member table:name="JAVASERVERFACES-254 " table:display="true" table:show-details="true"/>
                <table:data-pilot-member table:name="JAVASERVERFACES-255 " table:display="true" table:show-details="true"/>
                <table:data-pilot-member table:name="JAVASERVERFACES-256 " table:display="true" table:show-details="true"/>
                <table:data-pilot-member table:name="JAVASERVERFACES-258 " table:display="true" table:show-details="true"/>
                <table:data-pilot-member table:name="JAVASERVERFACES-26 " table:display="true" table:show-details="true"/>
                <table:data-pilot-member table:name="JAVASERVERFACES-261 " table:display="true" table:show-details="true"/>
                <table:data-pilot-member table:name="JAVASERVERFACES-262 " table:display="true" table:show-details="true"/>
                <table:data-pilot-member table:name="JAVASERVERFACES-263 " table:display="true" table:show-details="true"/>
                <table:data-pilot-member table:name="JAVASERVERFACES-265 " table:display="true" table:show-details="true"/>
                <table:data-pilot-member table:name="JAVASERVERFACES-266 " table:display="true" table:show-details="true"/>
                <table:data-pilot-member table:name="JAVASERVERFACES-267 " table:display="true" table:show-details="true"/>
                <table:data-pilot-member table:name="JAVASERVERFACES-268 " table:display="true" table:show-details="true"/>
                <table:data-pilot-member table:name="JAVASERVERFACES-27 " table:display="true" table:show-details="true"/>
                <table:data-pilot-member table:name="JAVASERVERFACES-270 " table:display="true" table:show-details="true"/>
                <table:data-pilot-member table:name="JAVASERVERFACES-272 " table:display="true" table:show-details="true"/>
                <table:data-pilot-member table:name="JAVASERVERFACES-273 " table:display="true" table:show-details="true"/>
                <table:data-pilot-member table:name="JAVASERVERFACES-274 " table:display="true" table:show-details="true"/>
                <table:data-pilot-member table:name="JAVASERVERFACES-275 " table:display="true" table:show-details="true"/>
                <table:data-pilot-member table:name="JAVASERVERFACES-277 " table:display="true" table:show-details="true"/>
                <table:data-pilot-member table:name="JAVASERVERFACES-279 " table:display="true" table:show-details="true"/>
                <table:data-pilot-member table:name="JAVASERVERFACES-28 " table:display="true" table:show-details="true"/>
                <table:data-pilot-member table:name="JAVASERVERFACES-280 " table:display="true" table:show-details="true"/>
                <table:data-pilot-member table:name="JAVASERVERFACES-281 " table:display="true" table:show-details="true"/>
                <table:data-pilot-member table:name="JAVASERVERFACES-282 " table:display="true" table:show-details="true"/>
                <table:data-pilot-member table:name="JAVASERVERFACES-283 " table:display="true" table:show-details="true"/>
                <table:data-pilot-member table:name="JAVASERVERFACES-285 " table:display="true" table:show-details="true"/>
                <table:data-pilot-member table:name="JAVASERVERFACES-286 " table:display="true" table:show-details="true"/>
                <table:data-pilot-member table:name="JAVASERVERFACES-287 " table:display="true" table:show-details="true"/>
                <table:data-pilot-member table:name="JAVASERVERFACES-289 " table:display="true" table:show-details="true"/>
                <table:data-pilot-member table:name="JAVASERVERFACES-290 " table:display="true" table:show-details="true"/>
                <table:data-pilot-member table:name="JAVASERVERFACES-293 " table:display="true" table:show-details="true"/>
                <table:data-pilot-member table:name="JAVASERVERFACES-294 " table:display="true" table:show-details="true"/>
                <table:data-pilot-member table:name="JAVASERVERFACES-297 " table:display="true" table:show-details="true"/>
                <table:data-pilot-member table:name="JAVASERVERFACES-298 " table:display="true" table:show-details="true"/>
                <table:data-pilot-member table:name="JAVASERVERFACES-299 " table:display="true" table:show-details="true"/>
                <table:data-pilot-member table:name="JAVASERVERFACES-3 " table:display="true" table:show-details="true"/>
                <table:data-pilot-member table:name="JAVASERVERFACES-30 " table:display="true" table:show-details="true"/>
                <table:data-pilot-member table:name="JAVASERVERFACES-300 " table:display="true" table:show-details="true"/>
                <table:data-pilot-member table:name="JAVASERVERFACES-301 " table:display="true" table:show-details="true"/>
                <table:data-pilot-member table:name="JAVASERVERFACES-302 " table:display="true" table:show-details="true"/>
                <table:data-pilot-member table:name="JAVASERVERFACES-303 " table:display="true" table:show-details="true"/>
                <table:data-pilot-member table:name="JAVASERVERFACES-304 " table:display="true" table:show-details="true"/>
                <table:data-pilot-member table:name="JAVASERVERFACES-305 " table:display="true" table:show-details="true"/>
                <table:data-pilot-member table:name="JAVASERVERFACES-306 " table:display="true" table:show-details="true"/>
                <table:data-pilot-member table:name="JAVASERVERFACES-308 " table:display="true" table:show-details="true"/>
                <table:data-pilot-member table:name="JAVASERVERFACES-309 " table:display="true" table:show-details="true"/>
                <table:data-pilot-member table:name="JAVASERVERFACES-31 " table:display="true" table:show-details="true"/>
                <table:data-pilot-member table:name="JAVASERVERFACES-310 " table:display="true" table:show-details="true"/>
                <table:data-pilot-member table:name="JAVASERVERFACES-312 " table:display="true" table:show-details="true"/>
                <table:data-pilot-member table:name="JAVASERVERFACES-313 " table:display="true" table:show-details="true"/>
                <table:data-pilot-member table:name="JAVASERVERFACES-314 " table:display="true" table:show-details="true"/>
                <table:data-pilot-member table:name="JAVASERVERFACES-315 " table:display="true" table:show-details="true"/>
                <table:data-pilot-member table:name="JAVASERVERFACES-317 " table:display="true" table:show-details="true"/>
                <table:data-pilot-member table:name="JAVASERVERFACES-318 " table:display="true" table:show-details="true"/>
                <table:data-pilot-member table:name="JAVASERVERFACES-319 " table:display="true" table:show-details="true"/>
                <table:data-pilot-member table:name="JAVASERVERFACES-32 " table:display="true" table:show-details="true"/>
                <table:data-pilot-member table:name="JAVASERVERFACES-320 " table:display="true" table:show-details="true"/>
                <table:data-pilot-member table:name="JAVASERVERFACES-321 " table:display="true" table:show-details="true"/>
                <table:data-pilot-member table:name="JAVASERVERFACES-323 " table:display="true" table:show-details="true"/>
                <table:data-pilot-member table:name="JAVASERVERFACES-324 " table:display="true" table:show-details="true"/>
                <table:data-pilot-member table:name="JAVASERVERFACES-326 " table:display="true" table:show-details="true"/>
                <table:data-pilot-member table:name="JAVASERVERFACES-327 " table:display="true" table:show-details="true"/>
                <table:data-pilot-member table:name="JAVASERVERFACES-328 " table:display="true" table:show-details="true"/>
                <table:data-pilot-member table:name="JAVASERVERFACES-329 " table:display="true" table:show-details="true"/>
                <table:data-pilot-member table:name="JAVASERVERFACES-33 " table:display="true" table:show-details="true"/>
                <table:data-pilot-member table:name="JAVASERVERFACES-330 " table:display="true" table:show-details="true"/>
                <table:data-pilot-member table:name="JAVASERVERFACES-331 " table:display="true" table:show-details="true"/>
                <table:data-pilot-member table:name="JAVASERVERFACES-332 " table:display="true" table:show-details="true"/>
                <table:data-pilot-member table:name="JAVASERVERFACES-333 " table:display="true" table:show-details="true"/>
                <table:data-pilot-member table:name="JAVASERVERFACES-334 " table:display="true" table:show-details="true"/>
                <table:data-pilot-member table:name="JAVASERVERFACES-335 " table:display="true" table:show-details="true"/>
                <table:data-pilot-member table:name="JAVASERVERFACES-336 " table:display="true" table:show-details="true"/>
                <table:data-pilot-member table:name="JAVASERVERFACES-337 " table:display="true" table:show-details="true"/>
                <table:data-pilot-member table:name="JAVASERVERFACES-34 " table:display="true" table:show-details="true"/>
                <table:data-pilot-member table:name="JAVASERVERFACES-340 " table:display="true" table:show-details="true"/>
                <table:data-pilot-member table:name="JAVASERVERFACES-341 " table:display="true" table:show-details="true"/>
                <table:data-pilot-member table:name="JAVASERVERFACES-342 " table:display="true" table:show-details="true"/>
                <table:data-pilot-member table:name="JAVASERVERFACES-343 " table:display="true" table:show-details="true"/>
                <table:data-pilot-member table:name="JAVASERVERFACES-344 " table:display="true" table:show-details="true"/>
                <table:data-pilot-member table:name="JAVASERVERFACES-346 " table:display="true" table:show-details="true"/>
                <table:data-pilot-member table:name="JAVASERVERFACES-348 " table:display="true" table:show-details="true"/>
                <table:data-pilot-member table:name="JAVASERVERFACES-349 " table:display="true" table:show-details="true"/>
                <table:data-pilot-member table:name="JAVASERVERFACES-350 " table:display="true" table:show-details="true"/>
                <table:data-pilot-member table:name="JAVASERVERFACES-351 " table:display="true" table:show-details="true"/>
                <table:data-pilot-member table:name="JAVASERVERFACES-354 " table:display="true" table:show-details="true"/>
                <table:data-pilot-member table:name="JAVASERVERFACES-355 " table:display="true" table:show-details="true"/>
                <table:data-pilot-member table:name="JAVASERVERFACES-356 " table:display="true" table:show-details="true"/>
                <table:data-pilot-member table:name="JAVASERVERFACES-357 " table:display="true" table:show-details="true"/>
                <table:data-pilot-member table:name="JAVASERVERFACES-358 " table:display="true" table:show-details="true"/>
                <table:data-pilot-member table:name="JAVASERVERFACES-359 " table:display="true" table:show-details="true"/>
                <table:data-pilot-member table:name="JAVASERVERFACES-36 " table:display="true" table:show-details="true"/>
                <table:data-pilot-member table:name="JAVASERVERFACES-360 " table:display="true" table:show-details="true"/>
                <table:data-pilot-member table:name="JAVASERVERFACES-361 " table:display="true" table:show-details="true"/>
                <table:data-pilot-member table:name="JAVASERVERFACES-362 " table:display="true" table:show-details="true"/>
                <table:data-pilot-member table:name="JAVASERVERFACES-364 " table:display="true" table:show-details="true"/>
                <table:data-pilot-member table:name="JAVASERVERFACES-365 " table:display="true" table:show-details="true"/>
                <table:data-pilot-member table:name="JAVASERVERFACES-366 " table:display="true" table:show-details="true"/>
                <table:data-pilot-member table:name="JAVASERVERFACES-368 " table:display="true" table:show-details="true"/>
                <table:data-pilot-member table:name="JAVASERVERFACES-370 " table:display="true" table:show-details="true"/>
                <table:data-pilot-member table:name="JAVASERVERFACES-371 " table:display="true" table:show-details="true"/>
                <table:data-pilot-member table:name="JAVASERVERFACES-372 " table:display="true" table:show-details="true"/>
                <table:data-pilot-member table:name="JAVASERVERFACES-373 " table:display="true" table:show-details="true"/>
                <table:data-pilot-member table:name="JAVASERVERFACES-375 " table:display="true" table:show-details="true"/>
                <table:data-pilot-member table:name="JAVASERVERFACES-376 " table:display="true" table:show-details="true"/>
                <table:data-pilot-member table:name="JAVASERVERFACES-377 " table:display="true" table:show-details="true"/>
                <table:data-pilot-member table:name="JAVASERVERFACES-378 " table:display="true" table:show-details="true"/>
                <table:data-pilot-member table:name="JAVASERVERFACES-379 " table:display="true" table:show-details="true"/>
                <table:data-pilot-member table:name="JAVASERVERFACES-380 " table:display="true" table:show-details="true"/>
                <table:data-pilot-member table:name="JAVASERVERFACES-381 " table:display="true" table:show-details="true"/>
                <table:data-pilot-member table:name="JAVASERVERFACES-382 " table:display="true" table:show-details="true"/>
                <table:data-pilot-member table:name="JAVASERVERFACES-384 " table:display="true" table:show-details="true"/>
                <table:data-pilot-member table:name="JAVASERVERFACES-385 " table:display="true" table:show-details="true"/>
                <table:data-pilot-member table:name="JAVASERVERFACES-386 " table:display="true" table:show-details="true"/>
                <table:data-pilot-member table:name="JAVASERVERFACES-387 " table:display="true" table:show-details="true"/>
                <table:data-pilot-member table:name="JAVASERVERFACES-388 " table:display="true" table:show-details="true"/>
                <table:data-pilot-member table:name="JAVASERVERFACES-389 " table:display="true" table:show-details="true"/>
                <table:data-pilot-member table:name="JAVASERVERFACES-391 " table:display="true" table:show-details="true"/>
                <table:data-pilot-member table:name="JAVASERVERFACES-395 " table:display="true" table:show-details="true"/>
                <table:data-pilot-member table:name="JAVASERVERFACES-396 " table:display="true" table:show-details="true"/>
                <table:data-pilot-member table:name="JAVASERVERFACES-397 " table:display="true" table:show-details="true"/>
                <table:data-pilot-member table:name="JAVASERVERFACES-399 " table:display="true" table:show-details="true"/>
                <table:data-pilot-member table:name="JAVASERVERFACES-4 " table:display="true" table:show-details="true"/>
                <table:data-pilot-member table:name="JAVASERVERFACES-400 " table:display="true" table:show-details="true"/>
                <table:data-pilot-member table:name="JAVASERVERFACES-401 " table:display="true" table:show-details="true"/>
                <table:data-pilot-member table:name="JAVASERVERFACES-402 " table:display="true" table:show-details="true"/>
                <table:data-pilot-member table:name="JAVASERVERFACES-405 " table:display="true" table:show-details="true"/>
                <table:data-pilot-member table:name="JAVASERVERFACES-406 " table:display="true" table:show-details="true"/>
                <table:data-pilot-member table:name="JAVASERVERFACES-407 " table:display="true" table:show-details="true"/>
                <table:data-pilot-member table:name="JAVASERVERFACES-41 " table:display="true" table:show-details="true"/>
                <table:data-pilot-member table:name="JAVASERVERFACES-410 " table:display="true" table:show-details="true"/>
                <table:data-pilot-member table:name="JAVASERVERFACES-411 " table:display="true" table:show-details="true"/>
                <table:data-pilot-member table:name="JAVASERVERFACES-413 " table:display="true" table:show-details="true"/>
                <table:data-pilot-member table:name="JAVASERVERFACES-414 " table:display="true" table:show-details="true"/>
                <table:data-pilot-member table:name="JAVASERVERFACES-415 " table:display="true" table:show-details="true"/>
                <table:data-pilot-member table:name="JAVASERVERFACES-416 " table:display="true" table:show-details="true"/>
                <table:data-pilot-member table:name="JAVASERVERFACES-417 " table:display="true" table:show-details="true"/>
                <table:data-pilot-member table:name="JAVASERVERFACES-418 " table:display="true" table:show-details="true"/>
                <table:data-pilot-member table:name="JAVASERVERFACES-419 " table:display="true" table:show-details="true"/>
                <table:data-pilot-member table:name="JAVASERVERFACES-42 " table:display="true" table:show-details="true"/>
                <table:data-pilot-member table:name="JAVASERVERFACES-421 " table:display="true" table:show-details="true"/>
                <table:data-pilot-member table:name="JAVASERVERFACES-422 " table:display="true" table:show-details="true"/>
                <table:data-pilot-member table:name="JAVASERVERFACES-423 " table:display="true" table:show-details="true"/>
                <table:data-pilot-member table:name="JAVASERVERFACES-426 " table:display="true" table:show-details="true"/>
                <table:data-pilot-member table:name="JAVASERVERFACES-427 " table:display="true" table:show-details="true"/>
                <table:data-pilot-member table:name="JAVASERVERFACES-428 " table:display="true" table:show-details="true"/>
                <table:data-pilot-member table:name="JAVASERVERFACES-43 " table:display="true" table:show-details="true"/>
                <table:data-pilot-member table:name="JAVASERVERFACES-431 " table:display="true" table:show-details="true"/>
                <table:data-pilot-member table:name="JAVASERVERFACES-436 " table:display="true" table:show-details="true"/>
                <table:data-pilot-member table:name="JAVASERVERFACES-437 " table:display="true" table:show-details="true"/>
                <table:data-pilot-member table:name="JAVASERVERFACES-438 " table:display="true" table:show-details="true"/>
                <table:data-pilot-member table:name="JAVASERVERFACES-439 " table:display="true" table:show-details="true"/>
                <table:data-pilot-member table:name="JAVASERVERFACES-44 " table:display="true" table:show-details="true"/>
                <table:data-pilot-member table:name="JAVASERVERFACES-441 " table:display="true" table:show-details="true"/>
                <table:data-pilot-member table:name="JAVASERVERFACES-442 " table:display="true" table:show-details="true"/>
                <table:data-pilot-member table:name="JAVASERVERFACES-443 " table:display="true" table:show-details="true"/>
                <table:data-pilot-member table:name="JAVASERVERFACES-444 " table:display="true" table:show-details="true"/>
                <table:data-pilot-member table:name="JAVASERVERFACES-445 " table:display="true" table:show-details="true"/>
                <table:data-pilot-member table:name="JAVASERVERFACES-446 " table:display="true" table:show-details="true"/>
                <table:data-pilot-member table:name="JAVASERVERFACES-447 " table:display="true" table:show-details="true"/>
                <table:data-pilot-member table:name="JAVASERVERFACES-448 " table:display="true" table:show-details="true"/>
                <table:data-pilot-member table:name="JAVASERVERFACES-449 " table:display="true" table:show-details="true"/>
                <table:data-pilot-member table:name="JAVASERVERFACES-45 " table:display="true" table:show-details="true"/>
                <table:data-pilot-member table:name="JAVASERVERFACES-450 " table:display="true" table:show-details="true"/>
                <table:data-pilot-member table:name="JAVASERVERFACES-452 " table:display="true" table:show-details="true"/>
                <table:data-pilot-member table:name="JAVASERVERFACES-454 " table:display="true" table:show-details="true"/>
                <table:data-pilot-member table:name="JAVASERVERFACES-456 " table:display="true" table:show-details="true"/>
                <table:data-pilot-member table:name="JAVASERVERFACES-457 " table:display="true" table:show-details="true"/>
                <table:data-pilot-member table:name="JAVASERVERFACES-458 " table:display="true" table:show-details="true"/>
                <table:data-pilot-member table:name="JAVASERVERFACES-459 " table:display="true" table:show-details="true"/>
                <table:data-pilot-member table:name="JAVASERVERFACES-46 " table:display="true" table:show-details="true"/>
                <table:data-pilot-member table:name="JAVASERVERFACES-460 " table:display="true" table:show-details="true"/>
                <table:data-pilot-member table:name="JAVASERVERFACES-461 " table:display="true" table:show-details="true"/>
                <table:data-pilot-member table:name="JAVASERVERFACES-462 " table:display="true" table:show-details="true"/>
                <table:data-pilot-member table:name="JAVASERVERFACES-463 " table:display="true" table:show-details="true"/>
                <table:data-pilot-member table:name="JAVASERVERFACES-464 " table:display="true" table:show-details="true"/>
                <table:data-pilot-member table:name="JAVASERVERFACES-465 " table:display="true" table:show-details="true"/>
                <table:data-pilot-member table:name="JAVASERVERFACES-466 " table:display="true" table:show-details="true"/>
                <table:data-pilot-member table:name="JAVASERVERFACES-467 " table:display="true" table:show-details="true"/>
                <table:data-pilot-member table:name="JAVASERVERFACES-468 " table:display="true" table:show-details="true"/>
                <table:data-pilot-member table:name="JAVASERVERFACES-469 " table:display="true" table:show-details="true"/>
                <table:data-pilot-member table:name="JAVASERVERFACES-47 " table:display="true" table:show-details="true"/>
                <table:data-pilot-member table:name="JAVASERVERFACES-470 " table:display="true" table:show-details="true"/>
                <table:data-pilot-member table:name="JAVASERVERFACES-471 " table:display="true" table:show-details="true"/>
                <table:data-pilot-member table:name="JAVASERVERFACES-472 " table:display="true" table:show-details="true"/>
                <table:data-pilot-member table:name="JAVASERVERFACES-473 " table:display="true" table:show-details="true"/>
                <table:data-pilot-member table:name="JAVASERVERFACES-474 " table:display="true" table:show-details="true"/>
                <table:data-pilot-member table:name="JAVASERVERFACES-475 " table:display="true" table:show-details="true"/>
                <table:data-pilot-member table:name="JAVASERVERFACES-477 " table:display="true" table:show-details="true"/>
                <table:data-pilot-member table:name="JAVASERVERFACES-478 " table:display="true" table:show-details="true"/>
                <table:data-pilot-member table:name="JAVASERVERFACES-479 " table:display="true" table:show-details="true"/>
                <table:data-pilot-member table:name="JAVASERVERFACES-48 " table:display="true" table:show-details="true"/>
                <table:data-pilot-member table:name="JAVASERVERFACES-480 " table:display="true" table:show-details="true"/>
                <table:data-pilot-member table:name="JAVASERVERFACES-482 " table:display="true" table:show-details="true"/>
                <table:data-pilot-member table:name="JAVASERVERFACES-483 " table:display="true" table:show-details="true"/>
                <table:data-pilot-member table:name="JAVASERVERFACES-484 " table:display="true" table:show-details="true"/>
                <table:data-pilot-member table:name="JAVASERVERFACES-485 " table:display="true" table:show-details="true"/>
                <table:data-pilot-member table:name="JAVASERVERFACES-486 " table:display="true" table:show-details="true"/>
                <table:data-pilot-member table:name="JAVASERVERFACES-487 " table:display="true" table:show-details="true"/>
                <table:data-pilot-member table:name="JAVASERVERFACES-489 " table:display="true" table:show-details="true"/>
                <table:data-pilot-member table:name="JAVASERVERFACES-49 " table:display="true" table:show-details="true"/>
                <table:data-pilot-member table:name="JAVASERVERFACES-490 " table:display="true" table:show-details="true"/>
                <table:data-pilot-member table:name="JAVASERVERFACES-491 " table:display="true" table:show-details="true"/>
                <table:data-pilot-member table:name="JAVASERVERFACES-492 " table:display="true" table:show-details="true"/>
                <table:data-pilot-member table:name="JAVASERVERFACES-493 " table:display="true" table:show-details="true"/>
                <table:data-pilot-member table:name="JAVASERVERFACES-494 " table:display="true" table:show-details="true"/>
                <table:data-pilot-member table:name="JAVASERVERFACES-495 " table:display="true" table:show-details="true"/>
                <table:data-pilot-member table:name="JAVASERVERFACES-496 " table:display="true" table:show-details="true"/>
                <table:data-pilot-member table:name="JAVASERVERFACES-497 " table:display="true" table:show-details="true"/>
                <table:data-pilot-member table:name="JAVASERVERFACES-498 " table:display="true" table:show-details="true"/>
                <table:data-pilot-member table:name="JAVASERVERFACES-499 " table:display="true" table:show-details="true"/>
                <table:data-pilot-member table:name="JAVASERVERFACES-5 " table:display="true" table:show-details="true"/>
                <table:data-pilot-member table:name="JAVASERVERFACES-50 " table:display="true" table:show-details="true"/>
                <table:data-pilot-member table:name="JAVASERVERFACES-500 " table:display="true" table:show-details="true"/>
                <table:data-pilot-member table:name="JAVASERVERFACES-502 " table:display="true" table:show-details="true"/>
                <table:data-pilot-member table:name="JAVASERVERFACES-503 " table:display="true" table:show-details="true"/>
                <table:data-pilot-member table:name="JAVASERVERFACES-504 " table:display="true" table:show-details="true"/>
                <table:data-pilot-member table:name="JAVASERVERFACES-505 " table:display="true" table:show-details="true"/>
                <table:data-pilot-member table:name="JAVASERVERFACES-506 " table:display="true" table:show-details="true"/>
                <table:data-pilot-member table:name="JAVASERVERFACES-507 " table:display="true" table:show-details="true"/>
                <table:data-pilot-member table:name="JAVASERVERFACES-508 " table:display="true" table:show-details="true"/>
                <table:data-pilot-member table:name="JAVASERVERFACES-509 " table:display="true" table:show-details="true"/>
                <table:data-pilot-member table:name="JAVASERVERFACES-51 " table:display="true" table:show-details="true"/>
                <table:data-pilot-member table:name="JAVASERVERFACES-510 " table:display="true" table:show-details="true"/>
                <table:data-pilot-member table:name="JAVASERVERFACES-511 " table:display="true" table:show-details="true"/>
                <table:data-pilot-member table:name="JAVASERVERFACES-512 " table:display="true" table:show-details="true"/>
                <table:data-pilot-member table:name="JAVASERVERFACES-514 " table:display="true" table:show-details="true"/>
                <table:data-pilot-member table:name="JAVASERVERFACES-515 " table:display="true" table:show-details="true"/>
                <table:data-pilot-member table:name="JAVASERVERFACES-516 " table:display="true" table:show-details="true"/>
                <table:data-pilot-member table:name="JAVASERVERFACES-52 " table:display="true" table:show-details="true"/>
                <table:data-pilot-member table:name="JAVASERVERFACES-520 " table:display="true" table:show-details="true"/>
                <table:data-pilot-member table:name="JAVASERVERFACES-521 " table:display="true" table:show-details="true"/>
                <table:data-pilot-member table:name="JAVASERVERFACES-522 " table:display="true" table:show-details="true"/>
                <table:data-pilot-member table:name="JAVASERVERFACES-523 " table:display="true" table:show-details="true"/>
                <table:data-pilot-member table:name="JAVASERVERFACES-524 " table:display="true" table:show-details="true"/>
                <table:data-pilot-member table:name="JAVASERVERFACES-525 " table:display="true" table:show-details="true"/>
                <table:data-pilot-member table:name="JAVASERVERFACES-527 " table:display="true" table:show-details="true"/>
                <table:data-pilot-member table:name="JAVASERVERFACES-528 " table:display="true" table:show-details="true"/>
                <table:data-pilot-member table:name="JAVASERVERFACES-529 " table:display="true" table:show-details="true"/>
                <table:data-pilot-member table:name="JAVASERVERFACES-53 " table:display="true" table:show-details="true"/>
                <table:data-pilot-member table:name="JAVASERVERFACES-530 " table:display="true" table:show-details="true"/>
                <table:data-pilot-member table:name="JAVASERVERFACES-531 " table:display="true" table:show-details="true"/>
                <table:data-pilot-member table:name="JAVASERVERFACES-532 " table:display="true" table:show-details="true"/>
                <table:data-pilot-member table:name="JAVASERVERFACES-534 " table:display="true" table:show-details="true"/>
                <table:data-pilot-member table:name="JAVASERVERFACES-537 " table:display="true" table:show-details="true"/>
                <table:data-pilot-member table:name="JAVASERVERFACES-538 " table:display="true" table:show-details="true"/>
                <table:data-pilot-member table:name="JAVASERVERFACES-54 " table:display="true" table:show-details="true"/>
                <table:data-pilot-member table:name="JAVASERVERFACES-541 " table:display="true" table:show-details="true"/>
                <table:data-pilot-member table:name="JAVASERVERFACES-542 " table:display="true" table:show-details="true"/>
                <table:data-pilot-member table:name="JAVASERVERFACES-543 " table:display="true" table:show-details="true"/>
                <table:data-pilot-member table:name="JAVASERVERFACES-544 " table:display="true" table:show-details="true"/>
                <table:data-pilot-member table:name="JAVASERVERFACES-545 " table:display="true" table:show-details="true"/>
                <table:data-pilot-member table:name="JAVASERVERFACES-546 " table:display="true" table:show-details="true"/>
                <table:data-pilot-member table:name="JAVASERVERFACES-547 " table:display="true" table:show-details="true"/>
                <table:data-pilot-member table:name="JAVASERVERFACES-548 " table:display="true" table:show-details="true"/>
                <table:data-pilot-member table:name="JAVASERVERFACES-549 " table:display="true" table:show-details="true"/>
                <table:data-pilot-member table:name="JAVASERVERFACES-55 " table:display="true" table:show-details="true"/>
                <table:data-pilot-member table:name="JAVASERVERFACES-550 " table:display="true" table:show-details="true"/>
                <table:data-pilot-member table:name="JAVASERVERFACES-551 " table:display="true" table:show-details="true"/>
                <table:data-pilot-member table:name="JAVASERVERFACES-552 " table:display="true" table:show-details="true"/>
                <table:data-pilot-member table:name="JAVASERVERFACES-56 " table:display="true" table:show-details="true"/>
                <table:data-pilot-member table:name="JAVASERVERFACES-560 " table:display="true" table:show-details="true"/>
                <table:data-pilot-member table:name="JAVASERVERFACES-561 " table:display="true" table:show-details="true"/>
                <table:data-pilot-member table:name="JAVASERVERFACES-562 " table:display="true" table:show-details="true"/>
                <table:data-pilot-member table:name="JAVASERVERFACES-563 " table:display="true" table:show-details="true"/>
                <table:data-pilot-member table:name="JAVASERVERFACES-564 " table:display="true" table:show-details="true"/>
                <table:data-pilot-member table:name="JAVASERVERFACES-565 " table:display="true" table:show-details="true"/>
                <table:data-pilot-member table:name="JAVASERVERFACES-566 " table:display="true" table:show-details="true"/>
                <table:data-pilot-member table:name="JAVASERVERFACES-567 " table:display="true" table:show-details="true"/>
                <table:data-pilot-member table:name="JAVASERVERFACES-568 " table:display="true" table:show-details="true"/>
                <table:data-pilot-member table:name="JAVASERVERFACES-569 " table:display="true" table:show-details="true"/>
                <table:data-pilot-member table:name="JAVASERVERFACES-57 " table:display="true" table:show-details="true"/>
                <table:data-pilot-member table:name="JAVASERVERFACES-571 " table:display="true" table:show-details="true"/>
                <table:data-pilot-member table:name="JAVASERVERFACES-572 " table:display="true" table:show-details="true"/>
                <table:data-pilot-member table:name="JAVASERVERFACES-573 " table:display="true" table:show-details="true"/>
                <table:data-pilot-member table:name="JAVASERVERFACES-574 " table:display="true" table:show-details="true"/>
                <table:data-pilot-member table:name="JAVASERVERFACES-575 " table:display="true" table:show-details="true"/>
                <table:data-pilot-member table:name="JAVASERVERFACES-576 " table:display="true" table:show-details="true"/>
                <table:data-pilot-member table:name="JAVASERVERFACES-577 " table:display="true" table:show-details="true"/>
                <table:data-pilot-member table:name="JAVASERVERFACES-578 " table:display="true" table:show-details="true"/>
                <table:data-pilot-member table:name="JAVASERVERFACES-58 " table:display="true" table:show-details="true"/>
                <table:data-pilot-member table:name="JAVASERVERFACES-580 " table:display="true" table:show-details="true"/>
                <table:data-pilot-member table:name="JAVASERVERFACES-581 " table:display="true" table:show-details="true"/>
                <table:data-pilot-member table:name="JAVASERVERFACES-582 " table:display="true" table:show-details="true"/>
                <table:data-pilot-member table:name="JAVASERVERFACES-583 " table:display="true" table:show-details="true"/>
                <table:data-pilot-member table:name="JAVASERVERFACES-584 " table:display="true" table:show-details="true"/>
                <table:data-pilot-member table:name="JAVASERVERFACES-585 " table:display="true" table:show-details="true"/>
                <table:data-pilot-member table:name="JAVASERVERFACES-586 " table:display="true" table:show-details="true"/>
                <table:data-pilot-member table:name="JAVASERVERFACES-587 " table:display="true" table:show-details="true"/>
                <table:data-pilot-member table:name="JAVASERVERFACES-588 " table:display="true" table:show-details="true"/>
                <table:data-pilot-member table:name="JAVASERVERFACES-589 " table:display="true" table:show-details="true"/>
                <table:data-pilot-member table:name="JAVASERVERFACES-59 " table:display="true" table:show-details="true"/>
                <table:data-pilot-member table:name="JAVASERVERFACES-590 " table:display="true" table:show-details="true"/>
                <table:data-pilot-member table:name="JAVASERVERFACES-591 " table:display="true" table:show-details="true"/>
                <table:data-pilot-member table:name="JAVASERVERFACES-592 " table:display="true" table:show-details="true"/>
                <table:data-pilot-member table:name="JAVASERVERFACES-593 " table:display="true" table:show-details="true"/>
                <table:data-pilot-member table:name="JAVASERVERFACES-594 " table:display="true" table:show-details="true"/>
                <table:data-pilot-member table:name="JAVASERVERFACES-596 " table:display="true" table:show-details="true"/>
                <table:data-pilot-member table:name="JAVASERVERFACES-597 " table:display="true" table:show-details="true"/>
                <table:data-pilot-member table:name="JAVASERVERFACES-598 " table:display="true" table:show-details="true"/>
                <table:data-pilot-member table:name="JAVASERVERFACES-599 " table:display="true" table:show-details="true"/>
                <table:data-pilot-member table:name="JAVASERVERFACES-6 " table:display="true" table:show-details="true"/>
                <table:data-pilot-member table:name="JAVASERVERFACES-600 " table:display="true" table:show-details="true"/>
                <table:data-pilot-member table:name="JAVASERVERFACES-601 " table:display="true" table:show-details="true"/>
                <table:data-pilot-member table:name="JAVASERVERFACES-602 " table:display="true" table:show-details="true"/>
                <table:data-pilot-member table:name="JAVASERVERFACES-605 " table:display="true" table:show-details="true"/>
                <table:data-pilot-member table:name="JAVASERVERFACES-606 " table:display="true" table:show-details="true"/>
                <table:data-pilot-member table:name="JAVASERVERFACES-607 " table:display="true" table:show-details="true"/>
                <table:data-pilot-member table:name="JAVASERVERFACES-608 " table:display="true" table:show-details="true"/>
                <table:data-pilot-member table:name="JAVASERVERFACES-609 " table:display="true" table:show-details="true"/>
                <table:data-pilot-member table:name="JAVASERVERFACES-61 " table:display="true" table:show-details="true"/>
                <table:data-pilot-member table:name="JAVASERVERFACES-610 " table:display="true" table:show-details="true"/>
                <table:data-pilot-member table:name="JAVASERVERFACES-613 " table:display="true" table:show-details="true"/>
                <table:data-pilot-member table:name="JAVASERVERFACES-615 " table:display="true" table:show-details="true"/>
                <table:data-pilot-member table:name="JAVASERVERFACES-616 " table:display="true" table:show-details="true"/>
                <table:data-pilot-member table:name="JAVASERVERFACES-617 " table:display="true" table:show-details="true"/>
                <table:data-pilot-member table:name="JAVASERVERFACES-618 " table:display="true" table:show-details="true"/>
                <table:data-pilot-member table:name="JAVASERVERFACES-619 " table:display="true" table:show-details="true"/>
                <table:data-pilot-member table:name="JAVASERVERFACES-62 " table:display="true" table:show-details="true"/>
                <table:data-pilot-member table:name="JAVASERVERFACES-621 " table:display="true" table:show-details="true"/>
                <table:data-pilot-member table:name="JAVASERVERFACES-622 " table:display="true" table:show-details="true"/>
                <table:data-pilot-member table:name="JAVASERVERFACES-623 " table:display="true" table:show-details="true"/>
                <table:data-pilot-member table:name="JAVASERVERFACES-624 " table:display="true" table:show-details="true"/>
                <table:data-pilot-member table:name="JAVASERVERFACES-626 " table:display="true" table:show-details="true"/>
                <table:data-pilot-member table:name="JAVASERVERFACES-627 " table:display="true" table:show-details="true"/>
                <table:data-pilot-member table:name="JAVASERVERFACES-628 " table:display="true" table:show-details="true"/>
                <table:data-pilot-member table:name="JAVASERVERFACES-629 " table:display="true" table:show-details="true"/>
                <table:data-pilot-member table:name="JAVASERVERFACES-63 " table:display="true" table:show-details="true"/>
                <table:data-pilot-member table:name="JAVASERVERFACES-631 " table:display="true" table:show-details="true"/>
                <table:data-pilot-member table:name="JAVASERVERFACES-632 " table:display="true" table:show-details="true"/>
                <table:data-pilot-member table:name="JAVASERVERFACES-633 " table:display="true" table:show-details="true"/>
                <table:data-pilot-member table:name="JAVASERVERFACES-634 " table:display="true" table:show-details="true"/>
                <table:data-pilot-member table:name="JAVASERVERFACES-635 " table:display="true" table:show-details="true"/>
                <table:data-pilot-member table:name="JAVASERVERFACES-636 " table:display="true" table:show-details="true"/>
                <table:data-pilot-member table:name="JAVASERVERFACES-637 " table:display="true" table:show-details="true"/>
                <table:data-pilot-member table:name="JAVASERVERFACES-638 " table:display="true" table:show-details="true"/>
                <table:data-pilot-member table:name="JAVASERVERFACES-639 " table:display="true" table:show-details="true"/>
                <table:data-pilot-member table:name="JAVASERVERFACES-64 " table:display="true" table:show-details="true"/>
                <table:data-pilot-member table:name="JAVASERVERFACES-640 " table:display="true" table:show-details="true"/>
                <table:data-pilot-member table:name="JAVASERVERFACES-642 " table:display="true" table:show-details="true"/>
                <table:data-pilot-member table:name="JAVASERVERFACES-644 " table:display="true" table:show-details="true"/>
                <table:data-pilot-member table:name="JAVASERVERFACES-647 " table:display="true" table:show-details="true"/>
                <table:data-pilot-member table:name="JAVASERVERFACES-649 " table:display="true" table:show-details="true"/>
                <table:data-pilot-member table:name="JAVASERVERFACES-65 " table:display="true" table:show-details="true"/>
                <table:data-pilot-member table:name="JAVASERVERFACES-651 " table:display="true" table:show-details="true"/>
                <table:data-pilot-member table:name="JAVASERVERFACES-652 " table:display="true" table:show-details="true"/>
                <table:data-pilot-member table:name="JAVASERVERFACES-653 " table:display="true" table:show-details="true"/>
                <table:data-pilot-member table:name="JAVASERVERFACES-654 " table:display="true" table:show-details="true"/>
                <table:data-pilot-member table:name="JAVASERVERFACES-655 " table:display="true" table:show-details="true"/>
                <table:data-pilot-member table:name="JAVASERVERFACES-656 " table:display="true" table:show-details="true"/>
                <table:data-pilot-member table:name="JAVASERVERFACES-658 " table:display="true" table:show-details="true"/>
                <table:data-pilot-member table:name="JAVASERVERFACES-659 " table:display="true" table:show-details="true"/>
                <table:data-pilot-member table:name="JAVASERVERFACES-660 " table:display="true" table:show-details="true"/>
                <table:data-pilot-member table:name="JAVASERVERFACES-662 " table:display="true" table:show-details="true"/>
                <table:data-pilot-member table:name="JAVASERVERFACES-663 " table:display="true" table:show-details="true"/>
                <table:data-pilot-member table:name="JAVASERVERFACES-664 " table:display="true" table:show-details="true"/>
                <table:data-pilot-member table:name="JAVASERVERFACES-665 " table:display="true" table:show-details="true"/>
                <table:data-pilot-member table:name="JAVASERVERFACES-666 " table:display="true" table:show-details="true"/>
                <table:data-pilot-member table:name="JAVASERVERFACES-667 " table:display="true" table:show-details="true"/>
                <table:data-pilot-member table:name="JAVASERVERFACES-668 " table:display="true" table:show-details="true"/>
                <table:data-pilot-member table:name="JAVASERVERFACES-670 " table:display="true" table:show-details="true"/>
                <table:data-pilot-member table:name="JAVASERVERFACES-671 " table:display="true" table:show-details="true"/>
                <table:data-pilot-member table:name="JAVASERVERFACES-672 " table:display="true" table:show-details="true"/>
                <table:data-pilot-member table:name="JAVASERVERFACES-673 " table:display="true" table:show-details="true"/>
                <table:data-pilot-member table:name="JAVASERVERFACES-675 " table:display="true" table:show-details="true"/>
                <table:data-pilot-member table:name="JAVASERVERFACES-679 " table:display="true" table:show-details="true"/>
                <table:data-pilot-member table:name="JAVASERVERFACES-68 " table:display="true" table:show-details="true"/>
                <table:data-pilot-member table:name="JAVASERVERFACES-680 " table:display="true" table:show-details="true"/>
                <table:data-pilot-member table:name="JAVASERVERFACES-681 " table:display="true" table:show-details="true"/>
                <table:data-pilot-member table:name="JAVASERVERFACES-682 " table:display="true" table:show-details="true"/>
                <table:data-pilot-member table:name="JAVASERVERFACES-683 " table:display="true" table:show-details="true"/>
                <table:data-pilot-member table:name="JAVASERVERFACES-684 " table:display="true" table:show-details="true"/>
                <table:data-pilot-member table:name="JAVASERVERFACES-685 " table:display="true" table:show-details="true"/>
                <table:data-pilot-member table:name="JAVASERVERFACES-686 " table:display="true" table:show-details="true"/>
                <table:data-pilot-member table:name="JAVASERVERFACES-688 " table:display="true" table:show-details="true"/>
                <table:data-pilot-member table:name="JAVASERVERFACES-69 " table:display="true" table:show-details="true"/>
                <table:data-pilot-member table:name="JAVASERVERFACES-690 " table:display="true" table:show-details="true"/>
                <table:data-pilot-member table:name="JAVASERVERFACES-691 " table:display="true" table:show-details="true"/>
                <table:data-pilot-member table:name="JAVASERVERFACES-692 " table:display="true" table:show-details="true"/>
                <table:data-pilot-member table:name="JAVASERVERFACES-693 " table:display="true" table:show-details="true"/>
                <table:data-pilot-member table:name="JAVASERVERFACES-694 " table:display="true" table:show-details="true"/>
                <table:data-pilot-member table:name="JAVASERVERFACES-696 " table:display="true" table:show-details="true"/>
                <table:data-pilot-member table:name="JAVASERVERFACES-697 " table:display="true" table:show-details="true"/>
                <table:data-pilot-member table:name="JAVASERVERFACES-698 " table:display="true" table:show-details="true"/>
                <table:data-pilot-member table:name="JAVASERVERFACES-699 " table:display="true" table:show-details="true"/>
                <table:data-pilot-member table:name="JAVASERVERFACES-7 " table:display="true" table:show-details="true"/>
                <table:data-pilot-member table:name="JAVASERVERFACES-70 " table:display="true" table:show-details="true"/>
                <table:data-pilot-member table:name="JAVASERVERFACES-700 " table:display="true" table:show-details="true"/>
                <table:data-pilot-member table:name="JAVASERVERFACES-701 " table:display="true" table:show-details="true"/>
                <table:data-pilot-member table:name="JAVASERVERFACES-702 " table:display="true" table:show-details="true"/>
                <table:data-pilot-member table:name="JAVASERVERFACES-703 " table:display="true" table:show-details="true"/>
                <table:data-pilot-member table:name="JAVASERVERFACES-704 " table:display="true" table:show-details="true"/>
                <table:data-pilot-member table:name="JAVASERVERFACES-705 " table:display="true" table:show-details="true"/>
                <table:data-pilot-member table:name="JAVASERVERFACES-706 " table:display="true" table:show-details="true"/>
                <table:data-pilot-member table:name="JAVASERVERFACES-707 " table:display="true" table:show-details="true"/>
                <table:data-pilot-member table:name="JAVASERVERFACES-709 " table:display="true" table:show-details="true"/>
                <table:data-pilot-member table:name="JAVASERVERFACES-71 " table:display="true" table:show-details="true"/>
                <table:data-pilot-member table:name="JAVASERVERFACES-710 " table:display="true" table:show-details="true"/>
                <table:data-pilot-member table:name="JAVASERVERFACES-712 " table:display="true" table:show-details="true"/>
                <table:data-pilot-member table:name="JAVASERVERFACES-713 " table:display="true" table:show-details="true"/>
                <table:data-pilot-member table:name="JAVASERVERFACES-714 " table:display="true" table:show-details="true"/>
                <table:data-pilot-member table:name="JAVASERVERFACES-715 " table:display="true" table:show-details="true"/>
                <table:data-pilot-member table:name="JAVASERVERFACES-716 " table:display="true" table:show-details="true"/>
                <table:data-pilot-member table:name="JAVASERVERFACES-717 " table:display="true" table:show-details="true"/>
                <table:data-pilot-member table:name="JAVASERVERFACES-718 " table:display="true" table:show-details="true"/>
                <table:data-pilot-member table:name="JAVASERVERFACES-719 " table:display="true" table:show-details="true"/>
                <table:data-pilot-member table:name="JAVASERVERFACES-722 " table:display="true" table:show-details="true"/>
                <table:data-pilot-member table:name="JAVASERVERFACES-723 " table:display="true" table:show-details="true"/>
                <table:data-pilot-member table:name="JAVASERVERFACES-724 " table:display="true" table:show-details="true"/>
                <table:data-pilot-member table:name="JAVASERVERFACES-725 " table:display="true" table:show-details="true"/>
                <table:data-pilot-member table:name="JAVASERVERFACES-726 " table:display="true" table:show-details="true"/>
                <table:data-pilot-member table:name="JAVASERVERFACES-728 " table:display="true" table:show-details="true"/>
                <table:data-pilot-member table:name="JAVASERVERFACES-729 " table:display="true" table:show-details="true"/>
                <table:data-pilot-member table:name="JAVASERVERFACES-73 " table:display="true" table:show-details="true"/>
                <table:data-pilot-member table:name="JAVASERVERFACES-730 " table:display="true" table:show-details="true"/>
                <table:data-pilot-member table:name="JAVASERVERFACES-732 " table:display="true" table:show-details="true"/>
                <table:data-pilot-member table:name="JAVASERVERFACES-733 " table:display="true" table:show-details="true"/>
                <table:data-pilot-member table:name="JAVASERVERFACES-734 " table:display="true" table:show-details="true"/>
                <table:data-pilot-member table:name="JAVASERVERFACES-735 " table:display="true" table:show-details="true"/>
                <table:data-pilot-member table:name="JAVASERVERFACES-736 " table:display="true" table:show-details="true"/>
                <table:data-pilot-member table:name="JAVASERVERFACES-737 " table:display="true" table:show-details="true"/>
                <table:data-pilot-member table:name="JAVASERVERFACES-738 " table:display="true" table:show-details="true"/>
                <table:data-pilot-member table:name="JAVASERVERFACES-739 " table:display="true" table:show-details="true"/>
                <table:data-pilot-member table:name="JAVASERVERFACES-74 " table:display="true" table:show-details="true"/>
                <table:data-pilot-member table:name="JAVASERVERFACES-741 " table:display="true" table:show-details="true"/>
                <table:data-pilot-member table:name="JAVASERVERFACES-745 " table:display="true" table:show-details="true"/>
                <table:data-pilot-member table:name="JAVASERVERFACES-748 " table:display="true" table:show-details="true"/>
                <table:data-pilot-member table:name="JAVASERVERFACES-749 " table:display="true" table:show-details="true"/>
                <table:data-pilot-member table:name="JAVASERVERFACES-75 " table:display="true" table:show-details="true"/>
                <table:data-pilot-member table:name="JAVASERVERFACES-750 " table:display="true" table:show-details="true"/>
                <table:data-pilot-member table:name="JAVASERVERFACES-752 " table:display="true" table:show-details="true"/>
                <table:data-pilot-member table:name="JAVASERVERFACES-753 " table:display="true" table:show-details="true"/>
                <table:data-pilot-member table:name="JAVASERVERFACES-755 " table:display="true" table:show-details="true"/>
                <table:data-pilot-member table:name="JAVASERVERFACES-758 " table:display="true" table:show-details="true"/>
                <table:data-pilot-member table:name="JAVASERVERFACES-759 " table:display="true" table:show-details="true"/>
                <table:data-pilot-member table:name="JAVASERVERFACES-761 " table:display="true" table:show-details="true"/>
                <table:data-pilot-member table:name="JAVASERVERFACES-762 " table:display="true" table:show-details="true"/>
                <table:data-pilot-member table:name="JAVASERVERFACES-764 " table:display="true" table:show-details="true"/>
                <table:data-pilot-member table:name="JAVASERVERFACES-770 " table:display="true" table:show-details="true"/>
                <table:data-pilot-member table:name="JAVASERVERFACES-771 " table:display="true" table:show-details="true"/>
                <table:data-pilot-member table:name="JAVASERVERFACES-772 " table:display="true" table:show-details="true"/>
                <table:data-pilot-member table:name="JAVASERVERFACES-773 " table:display="true" table:show-details="true"/>
                <table:data-pilot-member table:name="JAVASERVERFACES-774 " table:display="true" table:show-details="true"/>
                <table:data-pilot-member table:name="JAVASERVERFACES-775 " table:display="true" table:show-details="true"/>
                <table:data-pilot-member table:name="JAVASERVERFACES-777 " table:display="true" table:show-details="true"/>
                <table:data-pilot-member table:name="JAVASERVERFACES-779 " table:display="true" table:show-details="true"/>
                <table:data-pilot-member table:name="JAVASERVERFACES-78 " table:display="true" table:show-details="true"/>
                <table:data-pilot-member table:name="JAVASERVERFACES-780 " table:display="true" table:show-details="true"/>
                <table:data-pilot-member table:name="JAVASERVERFACES-781 " table:display="true" table:show-details="true"/>
                <table:data-pilot-member table:name="JAVASERVERFACES-783 " table:display="true" table:show-details="true"/>
                <table:data-pilot-member table:name="JAVASERVERFACES-784 " table:display="true" table:show-details="true"/>
                <table:data-pilot-member table:name="JAVASERVERFACES-785 " table:display="true" table:show-details="true"/>
                <table:data-pilot-member table:name="JAVASERVERFACES-786 " table:display="true" table:show-details="true"/>
                <table:data-pilot-member table:name="JAVASERVERFACES-787 " table:display="true" table:show-details="true"/>
                <table:data-pilot-member table:name="JAVASERVERFACES-789 " table:display="true" table:show-details="true"/>
                <table:data-pilot-member table:name="JAVASERVERFACES-790 " table:display="true" table:show-details="true"/>
                <table:data-pilot-member table:name="JAVASERVERFACES-791 " table:display="true" table:show-details="true"/>
                <table:data-pilot-member table:name="JAVASERVERFACES-792 " table:display="true" table:show-details="true"/>
                <table:data-pilot-member table:name="JAVASERVERFACES-793 " table:display="true" table:show-details="true"/>
                <table:data-pilot-member table:name="JAVASERVERFACES-794 " table:display="true" table:show-details="true"/>
                <table:data-pilot-member table:name="JAVASERVERFACES-795 " table:display="true" table:show-details="true"/>
                <table:data-pilot-member table:name="JAVASERVERFACES-796 " table:display="true" table:show-details="true"/>
                <table:data-pilot-member table:name="JAVASERVERFACES-797 " table:display="true" table:show-details="true"/>
                <table:data-pilot-member table:name="JAVASERVERFACES-798 " table:display="true" table:show-details="true"/>
                <table:data-pilot-member table:name="JAVASERVERFACES-8 " table:display="true" table:show-details="true"/>
                <table:data-pilot-member table:name="JAVASERVERFACES-80 " table:display="true" table:show-details="true"/>
                <table:data-pilot-member table:name="JAVASERVERFACES-800 " table:display="true" table:show-details="true"/>
                <table:data-pilot-member table:name="JAVASERVERFACES-802 " table:display="true" table:show-details="true"/>
                <table:data-pilot-member table:name="JAVASERVERFACES-803 " table:display="true" table:show-details="true"/>
                <table:data-pilot-member table:name="JAVASERVERFACES-804 " table:display="true" table:show-details="true"/>
                <table:data-pilot-member table:name="JAVASERVERFACES-805 " table:display="true" table:show-details="true"/>
                <table:data-pilot-member table:name="JAVASERVERFACES-806 " table:display="true" table:show-details="true"/>
                <table:data-pilot-member table:name="JAVASERVERFACES-807 " table:display="true" table:show-details="true"/>
                <table:data-pilot-member table:name="JAVASERVERFACES-808 " table:display="true" table:show-details="true"/>
                <table:data-pilot-member table:name="JAVASERVERFACES-809 " table:display="true" table:show-details="true"/>
                <table:data-pilot-member table:name="JAVASERVERFACES-81 " table:display="true" table:show-details="true"/>
                <table:data-pilot-member table:name="JAVASERVERFACES-810 " table:display="true" table:show-details="true"/>
                <table:data-pilot-member table:name="JAVASERVERFACES-812 " table:display="true" table:show-details="true"/>
                <table:data-pilot-member table:name="JAVASERVERFACES-814 " table:display="true" table:show-details="true"/>
                <table:data-pilot-member table:name="JAVASERVERFACES-815 " table:display="true" table:show-details="true"/>
                <table:data-pilot-member table:name="JAVASERVERFACES-816 " table:display="true" table:show-details="true"/>
                <table:data-pilot-member table:name="JAVASERVERFACES-817 " table:display="true" table:show-details="true"/>
                <table:data-pilot-member table:name="JAVASERVERFACES-818 " table:display="true" table:show-details="true"/>
                <table:data-pilot-member table:name="JAVASERVERFACES-819 " table:display="true" table:show-details="true"/>
                <table:data-pilot-member table:name="JAVASERVERFACES-82 " table:display="true" table:show-details="true"/>
                <table:data-pilot-member table:name="JAVASERVERFACES-820 " table:display="true" table:show-details="true"/>
                <table:data-pilot-member table:name="JAVASERVERFACES-821 " table:display="true" table:show-details="true"/>
                <table:data-pilot-member table:name="JAVASERVERFACES-822 " table:display="true" table:show-details="true"/>
                <table:data-pilot-member table:name="JAVASERVERFACES-823 " table:display="true" table:show-details="true"/>
                <table:data-pilot-member table:name="JAVASERVERFACES-824 " table:display="true" table:show-details="true"/>
                <table:data-pilot-member table:name="JAVASERVERFACES-825 " table:display="true" table:show-details="true"/>
                <table:data-pilot-member table:name="JAVASERVERFACES-828 " table:display="true" table:show-details="true"/>
                <table:data-pilot-member table:name="JAVASERVERFACES-829 " table:display="true" table:show-details="true"/>
                <table:data-pilot-member table:name="JAVASERVERFACES-83 " table:display="true" table:show-details="true"/>
                <table:data-pilot-member table:name="JAVASERVERFACES-830 " table:display="true" table:show-details="true"/>
                <table:data-pilot-member table:name="JAVASERVERFACES-831 " table:display="true" table:show-details="true"/>
                <table:data-pilot-member table:name="JAVASERVERFACES-832 " table:display="true" table:show-details="true"/>
                <table:data-pilot-member table:name="JAVASERVERFACES-833 " table:display="true" table:show-details="true"/>
                <table:data-pilot-member table:name="JAVASERVERFACES-834 " table:display="true" table:show-details="true"/>
                <table:data-pilot-member table:name="JAVASERVERFACES-835 " table:display="true" table:show-details="true"/>
                <table:data-pilot-member table:name="JAVASERVERFACES-836 " table:display="true" table:show-details="true"/>
                <table:data-pilot-member table:name="JAVASERVERFACES-837 " table:display="true" table:show-details="true"/>
                <table:data-pilot-member table:name="JAVASERVERFACES-838 " table:display="true" table:show-details="true"/>
                <table:data-pilot-member table:name="JAVASERVERFACES-839 " table:display="true" table:show-details="true"/>
                <table:data-pilot-member table:name="JAVASERVERFACES-841 " table:display="true" table:show-details="true"/>
                <table:data-pilot-member table:name="JAVASERVERFACES-842 " table:display="true" table:show-details="true"/>
                <table:data-pilot-member table:name="JAVASERVERFACES-843 " table:display="true" table:show-details="true"/>
                <table:data-pilot-member table:name="JAVASERVERFACES-845 " table:display="true" table:show-details="true"/>
                <table:data-pilot-member table:name="JAVASERVERFACES-846 " table:display="true" table:show-details="true"/>
                <table:data-pilot-member table:name="JAVASERVERFACES-847 " table:display="true" table:show-details="true"/>
                <table:data-pilot-member table:name="JAVASERVERFACES-849 " table:display="true" table:show-details="true"/>
                <table:data-pilot-member table:name="JAVASERVERFACES-85 " table:display="true" table:show-details="true"/>
                <table:data-pilot-member table:name="JAVASERVERFACES-850 " table:display="true" table:show-details="true"/>
                <table:data-pilot-member table:name="JAVASERVERFACES-851 " table:display="true" table:show-details="true"/>
                <table:data-pilot-member table:name="JAVASERVERFACES-852 " table:display="true" table:show-details="true"/>
                <table:data-pilot-member table:name="JAVASERVERFACES-853 " table:display="true" table:show-details="true"/>
                <table:data-pilot-member table:name="JAVASERVERFACES-854 " table:display="true" table:show-details="true"/>
                <table:data-pilot-member table:name="JAVASERVERFACES-855 " table:display="true" table:show-details="true"/>
                <table:data-pilot-member table:name="JAVASERVERFACES-857 " table:display="true" table:show-details="true"/>
                <table:data-pilot-member table:name="JAVASERVERFACES-858 " table:display="true" table:show-details="true"/>
                <table:data-pilot-member table:name="JAVASERVERFACES-859 " table:display="true" table:show-details="true"/>
                <table:data-pilot-member table:name="JAVASERVERFACES-86 " table:display="true" table:show-details="true"/>
                <table:data-pilot-member table:name="JAVASERVERFACES-860 " table:display="true" table:show-details="true"/>
                <table:data-pilot-member table:name="JAVASERVERFACES-861 " table:display="true" table:show-details="true"/>
                <table:data-pilot-member table:name="JAVASERVERFACES-862 " table:display="true" table:show-details="true"/>
                <table:data-pilot-member table:name="JAVASERVERFACES-863 " table:display="true" table:show-details="true"/>
                <table:data-pilot-member table:name="JAVASERVERFACES-864 " table:display="true" table:show-details="true"/>
                <table:data-pilot-member table:name="JAVASERVERFACES-865 " table:display="true" table:show-details="true"/>
                <table:data-pilot-member table:name="JAVASERVERFACES-866 " table:display="true" table:show-details="true"/>
                <table:data-pilot-member table:name="JAVASERVERFACES-868 " table:display="true" table:show-details="true"/>
                <table:data-pilot-member table:name="JAVASERVERFACES-869 " table:display="true" table:show-details="true"/>
                <table:data-pilot-member table:name="JAVASERVERFACES-87 " table:display="true" table:show-details="true"/>
                <table:data-pilot-member table:name="JAVASERVERFACES-870 " table:display="true" table:show-details="true"/>
                <table:data-pilot-member table:name="JAVASERVERFACES-871 " table:display="true" table:show-details="true"/>
                <table:data-pilot-member table:name="JAVASERVERFACES-872 " table:display="true" table:show-details="true"/>
                <table:data-pilot-member table:name="JAVASERVERFACES-873 " table:display="true" table:show-details="true"/>
                <table:data-pilot-member table:name="JAVASERVERFACES-874 " table:display="true" table:show-details="true"/>
                <table:data-pilot-member table:name="JAVASERVERFACES-876 " table:display="true" table:show-details="true"/>
                <table:data-pilot-member table:name="JAVASERVERFACES-88 " table:display="true" table:show-details="true"/>
                <table:data-pilot-member table:name="JAVASERVERFACES-887 " table:display="true" table:show-details="true"/>
                <table:data-pilot-member table:name="JAVASERVERFACES-888 " table:display="true" table:show-details="true"/>
                <table:data-pilot-member table:name="JAVASERVERFACES-89 " table:display="true" table:show-details="true"/>
                <table:data-pilot-member table:name="JAVASERVERFACES-890 " table:display="true" table:show-details="true"/>
                <table:data-pilot-member table:name="JAVASERVERFACES-891 " table:display="true" table:show-details="true"/>
                <table:data-pilot-member table:name="JAVASERVERFACES-893 " table:display="true" table:show-details="true"/>
                <table:data-pilot-member table:name="JAVASERVERFACES-895 " table:display="true" table:show-details="true"/>
                <table:data-pilot-member table:name="JAVASERVERFACES-896 " table:display="true" table:show-details="true"/>
                <table:data-pilot-member table:name="JAVASERVERFACES-897 " table:display="true" table:show-details="true"/>
                <table:data-pilot-member table:name="JAVASERVERFACES-898 " table:display="true" table:show-details="true"/>
                <table:data-pilot-member table:name="JAVASERVERFACES-899 " table:display="true" table:show-details="true"/>
                <table:data-pilot-member table:name="JAVASERVERFACES-9 " table:display="true" table:show-details="true"/>
                <table:data-pilot-member table:name="JAVASERVERFACES-90 " table:display="true" table:show-details="true"/>
                <table:data-pilot-member table:name="JAVASERVERFACES-900 " table:display="true" table:show-details="true"/>
                <table:data-pilot-member table:name="JAVASERVERFACES-901 " table:display="true" table:show-details="true"/>
                <table:data-pilot-member table:name="JAVASERVERFACES-902 " table:display="true" table:show-details="true"/>
                <table:data-pilot-member table:name="JAVASERVERFACES-903 " table:display="true" table:show-details="true"/>
                <table:data-pilot-member table:name="JAVASERVERFACES-904 " table:display="true" table:show-details="true"/>
                <table:data-pilot-member table:name="JAVASERVERFACES-907 " table:display="true" table:show-details="true"/>
                <table:data-pilot-member table:name="JAVASERVERFACES-908 " table:display="true" table:show-details="true"/>
                <table:data-pilot-member table:name="JAVASERVERFACES-909 " table:display="true" table:show-details="true"/>
                <table:data-pilot-member table:name="JAVASERVERFACES-91 " table:display="true" table:show-details="true"/>
                <table:data-pilot-member table:name="JAVASERVERFACES-910 " table:display="true" table:show-details="true"/>
                <table:data-pilot-member table:name="JAVASERVERFACES-911 " table:display="true" table:show-details="true"/>
                <table:data-pilot-member table:name="JAVASERVERFACES-912 " table:display="true" table:show-details="true"/>
                <table:data-pilot-member table:name="JAVASERVERFACES-913 " table:display="true" table:show-details="true"/>
                <table:data-pilot-member table:name="JAVASERVERFACES-914 " table:display="true" table:show-details="true"/>
                <table:data-pilot-member table:name="JAVASERVERFACES-915 " table:display="true" table:show-details="true"/>
                <table:data-pilot-member table:name="JAVASERVERFACES-916 " table:display="true" table:show-details="true"/>
                <table:data-pilot-member table:name="JAVASERVERFACES-917 " table:display="true" table:show-details="true"/>
                <table:data-pilot-member table:name="JAVASERVERFACES-92 " table:display="true" table:show-details="true"/>
                <table:data-pilot-member table:name="JAVASERVERFACES-922 " table:display="true" table:show-details="true"/>
                <table:data-pilot-member table:name="JAVASERVERFACES-923 " table:display="true" table:show-details="true"/>
                <table:data-pilot-member table:name="JAVASERVERFACES-926 " table:display="true" table:show-details="true"/>
                <table:data-pilot-member table:name="JAVASERVERFACES-927 " table:display="true" table:show-details="true"/>
                <table:data-pilot-member table:name="JAVASERVERFACES-928 " table:display="true" table:show-details="true"/>
                <table:data-pilot-member table:name="JAVASERVERFACES-929 " table:display="true" table:show-details="true"/>
                <table:data-pilot-member table:name="JAVASERVERFACES-93 " table:display="true" table:show-details="true"/>
                <table:data-pilot-member table:name="JAVASERVERFACES-931 " table:display="true" table:show-details="true"/>
                <table:data-pilot-member table:name="JAVASERVERFACES-932 " table:display="true" table:show-details="true"/>
                <table:data-pilot-member table:name="JAVASERVERFACES-933 " table:display="true" table:show-details="true"/>
                <table:data-pilot-member table:name="JAVASERVERFACES-934 " table:display="true" table:show-details="true"/>
                <table:data-pilot-member table:name="JAVASERVERFACES-938 " table:display="true" table:show-details="true"/>
                <table:data-pilot-member table:name="JAVASERVERFACES-939 " table:display="true" table:show-details="true"/>
                <table:data-pilot-member table:name="JAVASERVERFACES-94 " table:display="true" table:show-details="true"/>
                <table:data-pilot-member table:name="JAVASERVERFACES-940 " table:display="true" table:show-details="true"/>
                <table:data-pilot-member table:name="JAVASERVERFACES-941 " table:display="true" table:show-details="true"/>
                <table:data-pilot-member table:name="JAVASERVERFACES-943 " table:display="true" table:show-details="true"/>
                <table:data-pilot-member table:name="JAVASERVERFACES-944 " table:display="true" table:show-details="true"/>
                <table:data-pilot-member table:name="JAVASERVERFACES-945 " table:display="true" table:show-details="true"/>
                <table:data-pilot-member table:name="JAVASERVERFACES-947 " table:display="true" table:show-details="true"/>
                <table:data-pilot-member table:name="JAVASERVERFACES-948 " table:display="true" table:show-details="true"/>
                <table:data-pilot-member table:name="JAVASERVERFACES-95 " table:display="true" table:show-details="true"/>
                <table:data-pilot-member table:name="JAVASERVERFACES-950 " table:display="true" table:show-details="true"/>
                <table:data-pilot-member table:name="JAVASERVERFACES-951 " table:display="true" table:show-details="true"/>
                <table:data-pilot-member table:name="JAVASERVERFACES-954 " table:display="true" table:show-details="true"/>
                <table:data-pilot-member table:name="JAVASERVERFACES-955 " table:display="true" table:show-details="true"/>
                <table:data-pilot-member table:name="JAVASERVERFACES-97 " table:display="true" table:show-details="true"/>
                <table:data-pilot-member table:name="JAVASERVERFACES-973 " table:display="true" table:show-details="true"/>
                <table:data-pilot-member table:name="JAVASERVERFACES-978 " table:display="true" table:show-details="true"/>
                <table:data-pilot-member table:name="JAVASERVERFACES-98 " table:display="true" table:show-details="true"/>
                <table:data-pilot-member table:name="JAVASERVERFACES-980 " table:display="true" table:show-details="true"/>
                <table:data-pilot-member table:name="JAVASERVERFACES-981 " table:display="true" table:show-details="true"/>
                <table:data-pilot-member table:name="JAVASERVERFACES-982 " table:display="true" table:show-details="true"/>
                <table:data-pilot-member table:name="JAVASERVERFACES-983 " table:display="true" table:show-details="true"/>
                <table:data-pilot-member table:name="JAVASERVERFACES-986 " table:display="true" table:show-details="true"/>
                <table:data-pilot-member table:name="JAVASERVERFACES-987 " table:display="true" table:show-details="true"/>
                <table:data-pilot-member table:name="JAVASERVERFACES-988 " table:display="true" table:show-details="true"/>
                <table:data-pilot-member table:name="JAVASERVERFACES-989 " table:display="true" table:show-details="true"/>
                <table:data-pilot-member table:name="JAVASERVERFACES-99 " table:display="true" table:show-details="true"/>
                <table:data-pilot-member table:name="JAVASERVERFACES-990 " table:display="true" table:show-details="true"/>
                <table:data-pilot-member table:name="JAVASERVERFACES-992 " table:display="true" table:show-details="true"/>
                <table:data-pilot-member table:name="JAVASERVERFACES-994 " table:display="true" table:show-details="true"/>
                <table:data-pilot-member table:name="JAVASERVERFACES-995 " table:display="true" table:show-details="true"/>
                <table:data-pilot-member table:name="JAVASERVERFACES-998 " table:display="true" table:show-details="true"/>
                <table:data-pilot-member table:name="JAVASERVERFACES-999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Java.net JIRA</dc:title>
    <dc:date>2011-03-25T12:10:37</dc:date>
    <dc:creator>Edward Burns</dc:creator>
    <meta:generator>OpenOffice.org/3.1$Linux OpenOffice.org_project/310m19$Build-9420</meta:generator>
    <meta:editing-duration>PT19H19M03S</meta:editing-duration>
    <meta:editing-cycles>11</meta:editing-cycles>
    <meta:document-statistic meta:table-count="2" meta:cell-count="69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00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91cm" svg:height="19.494cm" chart:class="chart:bar" chart:style-name="ch1">
        <chart:legend chart:legend-position="end" svg:x="27.591cm" svg:y="8.688cm" chart:style-name="ch2"/>
        <chart:plot-area chart:style-name="ch3" table:cell-range-address="DataPilot_Sheet1_1.A4:DataPilot_Sheet1_1.LH4 DataPilot_Sheet1_1.A7:DataPilot_Sheet1_1.A7 DataPilot_Sheet1_1.A5:DataPilot_Sheet1_1.HE5" chart:data-source-has-labels="both" svg:x="0.629cm" svg:y="0.389cm" svg:width="27.103cm" svg:height="18.327cm">
          <chart:axis chart:dimension="x" chart:name="primary-x" chart:style-name="ch4">
            <chart:categories table:cell-range-address="DataPilot_Sheet1_1.A4:DataPilot_Sheet1_1.L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Pilot_Sheet1_1.A5:DataPilot_Sheet1_1.HE5" chart:label-cell-address="DataPilot_Sheet1_1.A7:DataPilot_Sheet1_1.A7" chart:class="chart:bar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Pilot_Sheet1_1.A4:DataPilot_Sheet1_1.LH4">200617</text:p>
              </table:table-cell>
              <table:table-cell office:value-type="string">
                <text:p>200619</text:p>
              </table:table-cell>
              <table:table-cell office:value-type="string">
                <text:p>200620</text:p>
              </table:table-cell>
              <table:table-cell office:value-type="string">
                <text:p>200621</text:p>
              </table:table-cell>
              <table:table-cell office:value-type="string">
                <text:p>200622</text:p>
              </table:table-cell>
              <table:table-cell office:value-type="string">
                <text:p>200623</text:p>
              </table:table-cell>
              <table:table-cell office:value-type="string">
                <text:p>200624</text:p>
              </table:table-cell>
              <table:table-cell office:value-type="string">
                <text:p>200625</text:p>
              </table:table-cell>
              <table:table-cell office:value-type="string">
                <text:p>200626</text:p>
              </table:table-cell>
              <table:table-cell office:value-type="string">
                <text:p>200628</text:p>
              </table:table-cell>
              <table:table-cell office:value-type="string">
                <text:p>200629</text:p>
              </table:table-cell>
              <table:table-cell office:value-type="string">
                <text:p>200630</text:p>
              </table:table-cell>
              <table:table-cell office:value-type="string">
                <text:p>200631</text:p>
              </table:table-cell>
              <table:table-cell office:value-type="string">
                <text:p>200632</text:p>
              </table:table-cell>
              <table:table-cell office:value-type="string">
                <text:p>200633</text:p>
              </table:table-cell>
              <table:table-cell office:value-type="string">
                <text:p>200634</text:p>
              </table:table-cell>
              <table:table-cell office:value-type="string">
                <text:p>200635</text:p>
              </table:table-cell>
              <table:table-cell office:value-type="string">
                <text:p>200637</text:p>
              </table:table-cell>
              <table:table-cell office:value-type="string">
                <text:p>200639</text:p>
              </table:table-cell>
              <table:table-cell office:value-type="string">
                <text:p>200640</text:p>
              </table:table-cell>
              <table:table-cell office:value-type="string">
                <text:p>200641</text:p>
              </table:table-cell>
              <table:table-cell office:value-type="string">
                <text:p>200642</text:p>
              </table:table-cell>
              <table:table-cell office:value-type="string">
                <text:p>200643</text:p>
              </table:table-cell>
              <table:table-cell office:value-type="string">
                <text:p>200644</text:p>
              </table:table-cell>
              <table:table-cell office:value-type="string">
                <text:p>200645</text:p>
              </table:table-cell>
              <table:table-cell office:value-type="string">
                <text:p>200646</text:p>
              </table:table-cell>
              <table:table-cell office:value-type="string">
                <text:p>200647</text:p>
              </table:table-cell>
              <table:table-cell office:value-type="string">
                <text:p>200648</text:p>
              </table:table-cell>
              <table:table-cell office:value-type="string">
                <text:p>200649</text:p>
              </table:table-cell>
              <table:table-cell office:value-type="string">
                <text:p>200650</text:p>
              </table:table-cell>
              <table:table-cell office:value-type="string">
                <text:p>200651</text:p>
              </table:table-cell>
              <table:table-cell office:value-type="string">
                <text:p>200710</text:p>
              </table:table-cell>
              <table:table-cell office:value-type="string">
                <text:p>200711</text:p>
              </table:table-cell>
              <table:table-cell office:value-type="string">
                <text:p>200712</text:p>
              </table:table-cell>
              <table:table-cell office:value-type="string">
                <text:p>200713</text:p>
              </table:table-cell>
              <table:table-cell office:value-type="string">
                <text:p>200714</text:p>
              </table:table-cell>
              <table:table-cell office:value-type="string">
                <text:p>200715</text:p>
              </table:table-cell>
              <table:table-cell office:value-type="string">
                <text:p>200717</text:p>
              </table:table-cell>
              <table:table-cell office:value-type="string">
                <text:p>200718</text:p>
              </table:table-cell>
              <table:table-cell office:value-type="string">
                <text:p>200719</text:p>
              </table:table-cell>
              <table:table-cell office:value-type="string">
                <text:p>20072</text:p>
              </table:table-cell>
              <table:table-cell office:value-type="string">
                <text:p>200720</text:p>
              </table:table-cell>
              <table:table-cell office:value-type="string">
                <text:p>200721</text:p>
              </table:table-cell>
              <table:table-cell office:value-type="string">
                <text:p>200722</text:p>
              </table:table-cell>
              <table:table-cell office:value-type="string">
                <text:p>200723</text:p>
              </table:table-cell>
              <table:table-cell office:value-type="string">
                <text:p>200724</text:p>
              </table:table-cell>
              <table:table-cell office:value-type="string">
                <text:p>200725</text:p>
              </table:table-cell>
              <table:table-cell office:value-type="string">
                <text:p>200727</text:p>
              </table:table-cell>
              <table:table-cell office:value-type="string">
                <text:p>200728</text:p>
              </table:table-cell>
              <table:table-cell office:value-type="string">
                <text:p>200729</text:p>
              </table:table-cell>
              <table:table-cell office:value-type="string">
                <text:p>20073</text:p>
              </table:table-cell>
              <table:table-cell office:value-type="string">
                <text:p>200730</text:p>
              </table:table-cell>
              <table:table-cell office:value-type="string">
                <text:p>200731</text:p>
              </table:table-cell>
              <table:table-cell office:value-type="string">
                <text:p>200732</text:p>
              </table:table-cell>
              <table:table-cell office:value-type="string">
                <text:p>200733</text:p>
              </table:table-cell>
              <table:table-cell office:value-type="string">
                <text:p>200734</text:p>
              </table:table-cell>
              <table:table-cell office:value-type="string">
                <text:p>200735</text:p>
              </table:table-cell>
              <table:table-cell office:value-type="string">
                <text:p>200736</text:p>
              </table:table-cell>
              <table:table-cell office:value-type="string">
                <text:p>200737</text:p>
              </table:table-cell>
              <table:table-cell office:value-type="string">
                <text:p>200738</text:p>
              </table:table-cell>
              <table:table-cell office:value-type="string">
                <text:p>200739</text:p>
              </table:table-cell>
              <table:table-cell office:value-type="string">
                <text:p>20074</text:p>
              </table:table-cell>
              <table:table-cell office:value-type="string">
                <text:p>200740</text:p>
              </table:table-cell>
              <table:table-cell office:value-type="string">
                <text:p>200741</text:p>
              </table:table-cell>
              <table:table-cell office:value-type="string">
                <text:p>200743</text:p>
              </table:table-cell>
              <table:table-cell office:value-type="string">
                <text:p>200745</text:p>
              </table:table-cell>
              <table:table-cell office:value-type="string">
                <text:p>200746</text:p>
              </table:table-cell>
              <table:table-cell office:value-type="string">
                <text:p>200748</text:p>
              </table:table-cell>
              <table:table-cell office:value-type="string">
                <text:p>200749</text:p>
              </table:table-cell>
              <table:table-cell office:value-type="string">
                <text:p>20075</text:p>
              </table:table-cell>
              <table:table-cell office:value-type="string">
                <text:p>200750</text:p>
              </table:table-cell>
              <table:table-cell office:value-type="string">
                <text:p>200751</text:p>
              </table:table-cell>
              <table:table-cell office:value-type="string">
                <text:p>20076</text:p>
              </table:table-cell>
              <table:table-cell office:value-type="string">
                <text:p>20077</text:p>
              </table:table-cell>
              <table:table-cell office:value-type="string">
                <text:p>20078</text:p>
              </table:table-cell>
              <table:table-cell office:value-type="string">
                <text:p>20079</text:p>
              </table:table-cell>
              <table:table-cell office:value-type="string">
                <text:p>200810</text:p>
              </table:table-cell>
              <table:table-cell office:value-type="string">
                <text:p>200813</text:p>
              </table:table-cell>
              <table:table-cell office:value-type="string">
                <text:p>200814</text:p>
              </table:table-cell>
              <table:table-cell office:value-type="string">
                <text:p>200815</text:p>
              </table:table-cell>
              <table:table-cell office:value-type="string">
                <text:p>200816</text:p>
              </table:table-cell>
              <table:table-cell office:value-type="string">
                <text:p>200817</text:p>
              </table:table-cell>
              <table:table-cell office:value-type="string">
                <text:p>200818</text:p>
              </table:table-cell>
              <table:table-cell office:value-type="string">
                <text:p>20082</text:p>
              </table:table-cell>
              <table:table-cell office:value-type="string">
                <text:p>200822</text:p>
              </table:table-cell>
              <table:table-cell office:value-type="string">
                <text:p>200828</text:p>
              </table:table-cell>
              <table:table-cell office:value-type="string">
                <text:p>200829</text:p>
              </table:table-cell>
              <table:table-cell office:value-type="string">
                <text:p>20083</text:p>
              </table:table-cell>
              <table:table-cell office:value-type="string">
                <text:p>200830</text:p>
              </table:table-cell>
              <table:table-cell office:value-type="string">
                <text:p>200832</text:p>
              </table:table-cell>
              <table:table-cell office:value-type="string">
                <text:p>200833</text:p>
              </table:table-cell>
              <table:table-cell office:value-type="string">
                <text:p>200835</text:p>
              </table:table-cell>
              <table:table-cell office:value-type="string">
                <text:p>200837</text:p>
              </table:table-cell>
              <table:table-cell office:value-type="string">
                <text:p>200838</text:p>
              </table:table-cell>
              <table:table-cell office:value-type="string">
                <text:p>200839</text:p>
              </table:table-cell>
              <table:table-cell office:value-type="string">
                <text:p>20084</text:p>
              </table:table-cell>
              <table:table-cell office:value-type="string">
                <text:p>200840</text:p>
              </table:table-cell>
              <table:table-cell office:value-type="string">
                <text:p>200842</text:p>
              </table:table-cell>
              <table:table-cell office:value-type="string">
                <text:p>200843</text:p>
              </table:table-cell>
              <table:table-cell office:value-type="string">
                <text:p>200844</text:p>
              </table:table-cell>
              <table:table-cell office:value-type="string">
                <text:p>200845</text:p>
              </table:table-cell>
              <table:table-cell office:value-type="string">
                <text:p>200846</text:p>
              </table:table-cell>
              <table:table-cell office:value-type="string">
                <text:p>200847</text:p>
              </table:table-cell>
              <table:table-cell office:value-type="string">
                <text:p>200848</text:p>
              </table:table-cell>
              <table:table-cell office:value-type="string">
                <text:p>200849</text:p>
              </table:table-cell>
              <table:table-cell office:value-type="string">
                <text:p>20085</text:p>
              </table:table-cell>
              <table:table-cell office:value-type="string">
                <text:p>200850</text:p>
              </table:table-cell>
              <table:table-cell office:value-type="string">
                <text:p>200851</text:p>
              </table:table-cell>
              <table:table-cell office:value-type="string">
                <text:p>200852</text:p>
              </table:table-cell>
              <table:table-cell office:value-type="string">
                <text:p>20088</text:p>
              </table:table-cell>
              <table:table-cell office:value-type="string">
                <text:p>20089</text:p>
              </table:table-cell>
              <table:table-cell office:value-type="string">
                <text:p>20091</text:p>
              </table:table-cell>
              <table:table-cell office:value-type="string">
                <text:p>200910</text:p>
              </table:table-cell>
              <table:table-cell office:value-type="string">
                <text:p>200911</text:p>
              </table:table-cell>
              <table:table-cell office:value-type="string">
                <text:p>200912</text:p>
              </table:table-cell>
              <table:table-cell office:value-type="string">
                <text:p>200913</text:p>
              </table:table-cell>
              <table:table-cell office:value-type="string">
                <text:p>200914</text:p>
              </table:table-cell>
              <table:table-cell office:value-type="string">
                <text:p>200915</text:p>
              </table:table-cell>
              <table:table-cell office:value-type="string">
                <text:p>200916</text:p>
              </table:table-cell>
              <table:table-cell office:value-type="string">
                <text:p>200917</text:p>
              </table:table-cell>
              <table:table-cell office:value-type="string">
                <text:p>200918</text:p>
              </table:table-cell>
              <table:table-cell office:value-type="string">
                <text:p>200919</text:p>
              </table:table-cell>
              <table:table-cell office:value-type="string">
                <text:p>20092</text:p>
              </table:table-cell>
              <table:table-cell office:value-type="string">
                <text:p>200920</text:p>
              </table:table-cell>
              <table:table-cell office:value-type="string">
                <text:p>200922</text:p>
              </table:table-cell>
              <table:table-cell office:value-type="string">
                <text:p>200924</text:p>
              </table:table-cell>
              <table:table-cell office:value-type="string">
                <text:p>200925</text:p>
              </table:table-cell>
              <table:table-cell office:value-type="string">
                <text:p>200926</text:p>
              </table:table-cell>
              <table:table-cell office:value-type="string">
                <text:p>200927</text:p>
              </table:table-cell>
              <table:table-cell office:value-type="string">
                <text:p>200928</text:p>
              </table:table-cell>
              <table:table-cell office:value-type="string">
                <text:p>200929</text:p>
              </table:table-cell>
              <table:table-cell office:value-type="string">
                <text:p>20093</text:p>
              </table:table-cell>
              <table:table-cell office:value-type="string">
                <text:p>200930</text:p>
              </table:table-cell>
              <table:table-cell office:value-type="string">
                <text:p>200931</text:p>
              </table:table-cell>
              <table:table-cell office:value-type="string">
                <text:p>200932</text:p>
              </table:table-cell>
              <table:table-cell office:value-type="string">
                <text:p>200933</text:p>
              </table:table-cell>
              <table:table-cell office:value-type="string">
                <text:p>200934</text:p>
              </table:table-cell>
              <table:table-cell office:value-type="string">
                <text:p>200935</text:p>
              </table:table-cell>
              <table:table-cell office:value-type="string">
                <text:p>200936</text:p>
              </table:table-cell>
              <table:table-cell office:value-type="string">
                <text:p>200937</text:p>
              </table:table-cell>
              <table:table-cell office:value-type="string">
                <text:p>200938</text:p>
              </table:table-cell>
              <table:table-cell office:value-type="string">
                <text:p>200939</text:p>
              </table:table-cell>
              <table:table-cell office:value-type="string">
                <text:p>20094</text:p>
              </table:table-cell>
              <table:table-cell office:value-type="string">
                <text:p>200940</text:p>
              </table:table-cell>
              <table:table-cell office:value-type="string">
                <text:p>200941</text:p>
              </table:table-cell>
              <table:table-cell office:value-type="string">
                <text:p>200942</text:p>
              </table:table-cell>
              <table:table-cell office:value-type="string">
                <text:p>200943</text:p>
              </table:table-cell>
              <table:table-cell office:value-type="string">
                <text:p>200944</text:p>
              </table:table-cell>
              <table:table-cell office:value-type="string">
                <text:p>200945</text:p>
              </table:table-cell>
              <table:table-cell office:value-type="string">
                <text:p>200946</text:p>
              </table:table-cell>
              <table:table-cell office:value-type="string">
                <text:p>200947</text:p>
              </table:table-cell>
              <table:table-cell office:value-type="string">
                <text:p>200948</text:p>
              </table:table-cell>
              <table:table-cell office:value-type="string">
                <text:p>200949</text:p>
              </table:table-cell>
              <table:table-cell office:value-type="string">
                <text:p>20095</text:p>
              </table:table-cell>
              <table:table-cell office:value-type="string">
                <text:p>200950</text:p>
              </table:table-cell>
              <table:table-cell office:value-type="string">
                <text:p>20096</text:p>
              </table:table-cell>
              <table:table-cell office:value-type="string">
                <text:p>20097</text:p>
              </table:table-cell>
              <table:table-cell office:value-type="string">
                <text:p>20098</text:p>
              </table:table-cell>
              <table:table-cell office:value-type="string">
                <text:p>20099</text:p>
              </table:table-cell>
              <table:table-cell office:value-type="string">
                <text:p>20101</text:p>
              </table:table-cell>
              <table:table-cell office:value-type="string">
                <text:p>201010</text:p>
              </table:table-cell>
              <table:table-cell office:value-type="string">
                <text:p>201012</text:p>
              </table:table-cell>
              <table:table-cell office:value-type="string">
                <text:p>201013</text:p>
              </table:table-cell>
              <table:table-cell office:value-type="string">
                <text:p>201015</text:p>
              </table:table-cell>
              <table:table-cell office:value-type="string">
                <text:p>201017</text:p>
              </table:table-cell>
              <table:table-cell office:value-type="string">
                <text:p>20102</text:p>
              </table:table-cell>
              <table:table-cell office:value-type="string">
                <text:p>201021</text:p>
              </table:table-cell>
              <table:table-cell office:value-type="string">
                <text:p>201023</text:p>
              </table:table-cell>
              <table:table-cell office:value-type="string">
                <text:p>201025</text:p>
              </table:table-cell>
              <table:table-cell office:value-type="string">
                <text:p>201026</text:p>
              </table:table-cell>
              <table:table-cell office:value-type="string">
                <text:p>201027</text:p>
              </table:table-cell>
              <table:table-cell office:value-type="string">
                <text:p>201028</text:p>
              </table:table-cell>
              <table:table-cell office:value-type="string">
                <text:p>201029</text:p>
              </table:table-cell>
              <table:table-cell office:value-type="string">
                <text:p>20103</text:p>
              </table:table-cell>
              <table:table-cell office:value-type="string">
                <text:p>201030</text:p>
              </table:table-cell>
              <table:table-cell office:value-type="string">
                <text:p>201031</text:p>
              </table:table-cell>
              <table:table-cell office:value-type="string">
                <text:p>201032</text:p>
              </table:table-cell>
              <table:table-cell office:value-type="string">
                <text:p>201033</text:p>
              </table:table-cell>
              <table:table-cell office:value-type="string">
                <text:p>201034</text:p>
              </table:table-cell>
              <table:table-cell office:value-type="string">
                <text:p>201035</text:p>
              </table:table-cell>
              <table:table-cell office:value-type="string">
                <text:p>201036</text:p>
              </table:table-cell>
              <table:table-cell office:value-type="string">
                <text:p>201037</text:p>
              </table:table-cell>
              <table:table-cell office:value-type="string">
                <text:p>201038</text:p>
              </table:table-cell>
              <table:table-cell office:value-type="string">
                <text:p>201039</text:p>
              </table:table-cell>
              <table:table-cell office:value-type="string">
                <text:p>20104</text:p>
              </table:table-cell>
              <table:table-cell office:value-type="string">
                <text:p>201040</text:p>
              </table:table-cell>
              <table:table-cell office:value-type="string">
                <text:p>201041</text:p>
              </table:table-cell>
              <table:table-cell office:value-type="string">
                <text:p>201042</text:p>
              </table:table-cell>
              <table:table-cell office:value-type="string">
                <text:p>201043</text:p>
              </table:table-cell>
              <table:table-cell office:value-type="string">
                <text:p>201044</text:p>
              </table:table-cell>
              <table:table-cell office:value-type="string">
                <text:p>201045</text:p>
              </table:table-cell>
              <table:table-cell office:value-type="string">
                <text:p>201046</text:p>
              </table:table-cell>
              <table:table-cell office:value-type="string">
                <text:p>201048</text:p>
              </table:table-cell>
              <table:table-cell office:value-type="string">
                <text:p>201049</text:p>
              </table:table-cell>
              <table:table-cell office:value-type="string">
                <text:p>20105</text:p>
              </table:table-cell>
              <table:table-cell office:value-type="string">
                <text:p>201050</text:p>
              </table:table-cell>
              <table:table-cell office:value-type="string">
                <text:p>201051</text:p>
              </table:table-cell>
              <table:table-cell office:value-type="string">
                <text:p>20106</text:p>
              </table:table-cell>
              <table:table-cell office:value-type="string">
                <text:p>20107</text:p>
              </table:table-cell>
              <table:table-cell office:value-type="string">
                <text:p>20108</text:p>
              </table:table-cell>
              <table:table-cell office:value-type="string">
                <text:p>20109</text:p>
              </table:table-cell>
              <table:table-cell office:value-type="string">
                <text:p>20111</text:p>
              </table:table-cell>
              <table:table-cell office:value-type="string">
                <text:p>201110</text:p>
              </table:table-cell>
              <table:table-cell office:value-type="string">
                <text:p>201111</text:p>
              </table:table-cell>
              <table:table-cell office:value-type="string">
                <text:p>201112</text:p>
              </table:table-cell>
              <table:table-cell office:value-type="string">
                <text:p>20113</text:p>
              </table:table-cell>
              <table:table-cell office:value-type="string">
                <text:p>20114</text:p>
              </table:table-cell>
              <table:table-cell office:value-type="string">
                <text:p>20115</text:p>
              </table:table-cell>
              <table:table-cell office:value-type="string">
                <text:p>201152</text:p>
              </table:table-cell>
              <table:table-cell office:value-type="string">
                <text:p>20116</text:p>
              </table:table-cell>
              <table:table-cell office:value-type="string">
                <text:p>20117</text:p>
              </table:table-cell>
              <table:table-cell office:value-type="string">
                <text:p>20118</text:p>
              </table:table-cell>
              <table:table-cell office:value-type="string">
                <text:p>201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DataPilot_Sheet1_1.A7:DataPilot_Sheet1_1.A7">Bugs resolved
per week</text:p>
              </table:table-cell>
              <table:table-cell office:value-type="float" office:value="1">
                <text:p text:id="DataPilot_Sheet1_1.A5:DataPilot_Sheet1_1.HE5">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